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5mm"/>
    </style:style>
    <style:style style:name="co3" style:family="table-column">
      <style:table-column-properties fo:break-before="auto" style:column-width="28.59mm"/>
    </style:style>
    <style:style style:name="co4" style:family="table-column">
      <style:table-column-properties fo:break-before="auto" style:column-width="30.22mm"/>
    </style:style>
    <style:style style:name="co5" style:family="table-column">
      <style:table-column-properties fo:break-before="auto" style:column-width="32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ffffff"/>
    </style:style>
    <style:style style:name="ce6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" style:family="table-cell" style:parent-style-name="Default" style:data-style-name="N1">
      <style:table-cell-properties fo:background-color="#ffffff"/>
    </style:style>
    <style:style style:name="ce5" style:family="table-cell" style:parent-style-name="Default" style:data-style-name="N2">
      <style:table-cell-properties fo:background-color="#ffffff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40.27mm" svg:height="153.88mm" svg:x="146.96mm" svg:y="19.39mm">
            <draw:object draw:notify-on-update-of-ranges="Sheet1.B8:Sheet1.B8 Sheet1.B9:Sheet1.B14 Sheet1.C8:Sheet1.C8 Sheet1.C9:Sheet1.C14 Sheet1.D8:Sheet1.D8 Sheet1.D9:Sheet1.D14 Sheet1.E8:Sheet1.E8 Sheet1.E9:Sheet1.E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3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9" table:default-cell-style-name="ce1"/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/>
          <table:table-cell table:style-name="ce6" office:value-type="string" calcext:value-type="string" table:number-columns-spanned="4" table:number-rows-spanned="1">
            <text:p>Evolución de la Deuda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" office:value-type="string" calcext:value-type="string">
            <text:p>Capital Deuda</text:p>
          </table:table-cell>
          <table:table-cell table:style-name="ce3" office:value-type="float" office:value="50000" calcext:value-type="float">
            <text:p>5000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" office:value-type="string" calcext:value-type="string">
            <text:p>Interés Mensual</text:p>
          </table:table-cell>
          <table:table-cell table:style-name="ce5" office:value-type="float" office:value="4.5" calcext:value-type="float">
            <text:p>4,50</text:p>
          </table:table-cell>
          <table:table-cell table:number-columns-repeated="1020"/>
        </table:table-row>
        <table:table-row table:style-name="ro1">
          <table:table-cell table:number-columns-repeated="12"/>
          <table:table-cell table:formula="of:=+4.5*12" office:value-type="float" office:value="54" calcext:value-type="float">
            <text:p>54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4" table:formula="of:=+[.C14]-[.C9]" office:value-type="float" office:value="-3442.8987203125" calcext:value-type="float">
            <text:p>-3443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6" office:value-type="string" calcext:value-type="string">
            <text:p>Capital</text:p>
          </table:table-cell>
          <table:table-cell table:style-name="ce6" office:value-type="string" calcext:value-type="string">
            <text:p>Interés</text:p>
          </table:table-cell>
          <table:table-cell table:style-name="ce6" office:value-type="string" calcext:value-type="string">
            <text:p>Pago Mínimo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</text:p>
          </table:table-cell>
          <table:table-cell table:style-name="ce4" table:formula="of:=+[.D4]" office:value-type="float" office:value="50000" calcext:value-type="float">
            <text:p>50000</text:p>
          </table:table-cell>
          <table:table-cell/>
          <table:table-cell office:value-type="float" office:value="2500" calcext:value-type="float">
            <text:p>25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2</text:p>
          </table:table-cell>
          <table:table-cell table:style-name="ce4" table:formula="of:=+[.C9]-[.E9]+[.D9]" office:value-type="float" office:value="47500" calcext:value-type="float">
            <text:p>47500</text:p>
          </table:table-cell>
          <table:table-cell table:style-name="ce4" table:formula="of:=+[.C10]*([.$D$5]/100)" office:value-type="float" office:value="2137.5" calcext:value-type="float">
            <text:p>2138</text:p>
          </table:table-cell>
          <table:table-cell table:style-name="ce4" table:formula="of:=+[.C10]*[.E9]/[.C9]" office:value-type="float" office:value="2375" calcext:value-type="float">
            <text:p>2375</text:p>
          </table:table-cell>
          <table:table-cell/>
          <table:table-cell table:style-name="ce4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es 3</text:p>
          </table:table-cell>
          <table:table-cell table:style-name="ce4" table:formula="of:=+[.C10]-[.E10]+[.D10]" office:value-type="float" office:value="47262.5" calcext:value-type="float">
            <text:p>47263</text:p>
          </table:table-cell>
          <table:table-cell table:style-name="ce4" table:formula="of:=+[.C11]*([.$D$5]/100)" office:value-type="float" office:value="2126.8125" calcext:value-type="float">
            <text:p>2127</text:p>
          </table:table-cell>
          <table:table-cell table:style-name="ce4" table:formula="of:=+[.C11]*[.E10]/[.C10]" office:value-type="float" office:value="2363.125" calcext:value-type="float">
            <text:p>2363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4</text:p>
          </table:table-cell>
          <table:table-cell table:style-name="ce4" table:formula="of:=+[.C11]-[.E11]+[.D11]" office:value-type="float" office:value="47026.1875" calcext:value-type="float">
            <text:p>47026</text:p>
          </table:table-cell>
          <table:table-cell table:style-name="ce4" table:formula="of:=+[.C12]*([.$D$5]/100)" office:value-type="float" office:value="2116.1784375" calcext:value-type="float">
            <text:p>2116</text:p>
          </table:table-cell>
          <table:table-cell table:style-name="ce4" table:formula="of:=+[.C12]*[.E11]/[.C11]" office:value-type="float" office:value="2351.309375" calcext:value-type="float">
            <text:p>2351</text:p>
          </table:table-cell>
          <table:table-cell/>
          <table:table-cell table:style-name="ce4"/>
          <table:table-cell table:style-name="ce4" table:formula="of:=+SUM([.E9:.E248])" office:value-type="float" office:value="334145.969532203" calcext:value-type="float">
            <text:p>334146</text:p>
          </table:table-cell>
          <table:table-cell table:style-name="ce4" table:formula="of:=+[.C9]-[.C248]" office:value-type="float" office:value="35592.5597519802" calcext:value-type="float">
            <text:p>3559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es 5</text:p>
          </table:table-cell>
          <table:table-cell table:style-name="ce4" table:formula="of:=+[.C12]-[.E12]+[.D12]" office:value-type="float" office:value="46791.0565625" calcext:value-type="float">
            <text:p>46791</text:p>
          </table:table-cell>
          <table:table-cell table:style-name="ce4" table:formula="of:=+[.C13]*([.$D$5]/100)" office:value-type="float" office:value="2105.5975453125" calcext:value-type="float">
            <text:p>2106</text:p>
          </table:table-cell>
          <table:table-cell table:style-name="ce4" table:formula="of:=+[.C13]*[.E12]/[.C12]" office:value-type="float" office:value="2339.552828125" calcext:value-type="float">
            <text:p>2340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6</text:p>
          </table:table-cell>
          <table:table-cell table:style-name="ce4" table:formula="of:=+[.C13]-[.E13]+[.D13]" office:value-type="float" office:value="46557.1012796875" calcext:value-type="float">
            <text:p>46557</text:p>
          </table:table-cell>
          <table:table-cell table:style-name="ce4" table:formula="of:=+[.C14]*([.$D$5]/100)" office:value-type="float" office:value="2095.06955758594" calcext:value-type="float">
            <text:p>2095</text:p>
          </table:table-cell>
          <table:table-cell table:style-name="ce4" table:formula="of:=+[.C14]*[.E13]/[.C13]" office:value-type="float" office:value="2327.85506398437" calcext:value-type="float">
            <text:p>2328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7</text:p>
          </table:table-cell>
          <table:table-cell table:style-name="ce4" table:formula="of:=+[.C14]-[.E14]+[.D14]" office:value-type="float" office:value="46324.3157732891" calcext:value-type="float">
            <text:p>46324</text:p>
          </table:table-cell>
          <table:table-cell table:style-name="ce4" table:formula="of:=+[.C15]*([.$D$5]/100)" office:value-type="float" office:value="2084.59420979801" calcext:value-type="float">
            <text:p>2085</text:p>
          </table:table-cell>
          <table:table-cell table:style-name="ce4" table:formula="of:=+[.C15]*[.E14]/[.C14]" office:value-type="float" office:value="2316.21578866445" calcext:value-type="float">
            <text:p>2316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8</text:p>
          </table:table-cell>
          <table:table-cell table:style-name="ce4" table:formula="of:=+[.C15]-[.E15]+[.D15]" office:value-type="float" office:value="46092.6941944226" calcext:value-type="float">
            <text:p>46093</text:p>
          </table:table-cell>
          <table:table-cell table:style-name="ce4" table:formula="of:=+[.C16]*([.$D$5]/100)" office:value-type="float" office:value="2074.17123874902" calcext:value-type="float">
            <text:p>2074</text:p>
          </table:table-cell>
          <table:table-cell table:style-name="ce4" table:formula="of:=+[.C16]*[.E15]/[.C15]" office:value-type="float" office:value="2304.63470972113" calcext:value-type="float">
            <text:p>2305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9</text:p>
          </table:table-cell>
          <table:table-cell table:style-name="ce4" table:formula="of:=+[.C16]-[.E16]+[.D16]" office:value-type="float" office:value="45862.2307234505" calcext:value-type="float">
            <text:p>45862</text:p>
          </table:table-cell>
          <table:table-cell table:style-name="ce4" table:formula="of:=+[.C17]*([.$D$5]/100)" office:value-type="float" office:value="2063.80038255527" calcext:value-type="float">
            <text:p>2064</text:p>
          </table:table-cell>
          <table:table-cell table:style-name="ce4" table:formula="of:=+[.C17]*[.E16]/[.C16]" office:value-type="float" office:value="2293.11153617253" calcext:value-type="float">
            <text:p>2293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10</text:p>
          </table:table-cell>
          <table:table-cell table:style-name="ce4" table:formula="of:=+[.C17]-[.E17]+[.D17]" office:value-type="float" office:value="45632.9195698333" calcext:value-type="float">
            <text:p>45633</text:p>
          </table:table-cell>
          <table:table-cell table:style-name="ce4" table:formula="of:=+[.C18]*([.$D$5]/100)" office:value-type="float" office:value="2053.4813806425" calcext:value-type="float">
            <text:p>2053</text:p>
          </table:table-cell>
          <table:table-cell table:style-name="ce4" table:formula="of:=+[.C18]*[.E17]/[.C17]" office:value-type="float" office:value="2281.64597849166" calcext:value-type="float">
            <text:p>2282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11</text:p>
          </table:table-cell>
          <table:table-cell table:style-name="ce4" table:formula="of:=+[.C18]-[.E18]+[.D18]" office:value-type="float" office:value="45404.7549719841" calcext:value-type="float">
            <text:p>45405</text:p>
          </table:table-cell>
          <table:table-cell table:style-name="ce4" table:formula="of:=+[.C19]*([.$D$5]/100)" office:value-type="float" office:value="2043.21397373928" calcext:value-type="float">
            <text:p>2043</text:p>
          </table:table-cell>
          <table:table-cell table:style-name="ce4" table:formula="of:=+[.C19]*[.E18]/[.C18]" office:value-type="float" office:value="2270.2377485992" calcext:value-type="float">
            <text:p>2270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12</text:p>
          </table:table-cell>
          <table:table-cell table:style-name="ce4" table:formula="of:=+[.C19]-[.E19]+[.D19]" office:value-type="float" office:value="45177.7311971242" calcext:value-type="float">
            <text:p>45178</text:p>
          </table:table-cell>
          <table:table-cell table:style-name="ce4" table:formula="of:=+[.C20]*([.$D$5]/100)" office:value-type="float" office:value="2032.99790387059" calcext:value-type="float">
            <text:p>2033</text:p>
          </table:table-cell>
          <table:table-cell table:style-name="ce4" table:formula="of:=+[.C20]*[.E19]/[.C19]" office:value-type="float" office:value="2258.88655985621" calcext:value-type="float">
            <text:p>2259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13</text:p>
          </table:table-cell>
          <table:table-cell table:style-name="ce4" table:formula="of:=+[.C20]-[.E20]+[.D20]" office:value-type="float" office:value="44951.8425411385" calcext:value-type="float">
            <text:p>44952</text:p>
          </table:table-cell>
          <table:table-cell table:style-name="ce4" table:formula="of:=+[.C21]*([.$D$5]/100)" office:value-type="float" office:value="2022.83291435123" calcext:value-type="float">
            <text:p>2023</text:p>
          </table:table-cell>
          <table:table-cell table:style-name="ce4" table:formula="of:=+[.C21]*[.E20]/[.C20]" office:value-type="float" office:value="2247.59212705693" calcext:value-type="float">
            <text:p>2248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14</text:p>
          </table:table-cell>
          <table:table-cell table:style-name="ce4" table:formula="of:=+[.C21]-[.E21]+[.D21]" office:value-type="float" office:value="44727.0833284328" calcext:value-type="float">
            <text:p>44727</text:p>
          </table:table-cell>
          <table:table-cell table:style-name="ce4" table:formula="of:=+[.C22]*([.$D$5]/100)" office:value-type="float" office:value="2012.71874977948" calcext:value-type="float">
            <text:p>2013</text:p>
          </table:table-cell>
          <table:table-cell table:style-name="ce4" table:formula="of:=+[.C22]*[.E21]/[.C21]" office:value-type="float" office:value="2236.35416642164" calcext:value-type="float">
            <text:p>2236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15</text:p>
          </table:table-cell>
          <table:table-cell table:style-name="ce4" table:formula="of:=+[.C22]-[.E22]+[.D22]" office:value-type="float" office:value="44503.4479117907" calcext:value-type="float">
            <text:p>44503</text:p>
          </table:table-cell>
          <table:table-cell table:style-name="ce4" table:formula="of:=+[.C23]*([.$D$5]/100)" office:value-type="float" office:value="2002.65515603058" calcext:value-type="float">
            <text:p>2003</text:p>
          </table:table-cell>
          <table:table-cell table:style-name="ce4" table:formula="of:=+[.C23]*[.E22]/[.C22]" office:value-type="float" office:value="2225.17239558953" calcext:value-type="float">
            <text:p>2225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16</text:p>
          </table:table-cell>
          <table:table-cell table:style-name="ce4" table:formula="of:=+[.C23]-[.E23]+[.D23]" office:value-type="float" office:value="44280.9306722317" calcext:value-type="float">
            <text:p>44281</text:p>
          </table:table-cell>
          <table:table-cell table:style-name="ce4" table:formula="of:=+[.C24]*([.$D$5]/100)" office:value-type="float" office:value="1992.64188025043" calcext:value-type="float">
            <text:p>1993</text:p>
          </table:table-cell>
          <table:table-cell table:style-name="ce4" table:formula="of:=+[.C24]*[.E23]/[.C23]" office:value-type="float" office:value="2214.04653361159" calcext:value-type="float">
            <text:p>2214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17</text:p>
          </table:table-cell>
          <table:table-cell table:style-name="ce4" table:formula="of:=+[.C24]-[.E24]+[.D24]" office:value-type="float" office:value="44059.5260188706" calcext:value-type="float">
            <text:p>44060</text:p>
          </table:table-cell>
          <table:table-cell table:style-name="ce4" table:formula="of:=+[.C25]*([.$D$5]/100)" office:value-type="float" office:value="1982.67867084918" calcext:value-type="float">
            <text:p>1983</text:p>
          </table:table-cell>
          <table:table-cell table:style-name="ce4" table:formula="of:=+[.C25]*[.E24]/[.C24]" office:value-type="float" office:value="2202.97630094353" calcext:value-type="float">
            <text:p>2203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18</text:p>
          </table:table-cell>
          <table:table-cell table:style-name="ce4" table:formula="of:=+[.C25]-[.E25]+[.D25]" office:value-type="float" office:value="43839.2283887762" calcext:value-type="float">
            <text:p>43839</text:p>
          </table:table-cell>
          <table:table-cell table:style-name="ce4" table:formula="of:=+[.C26]*([.$D$5]/100)" office:value-type="float" office:value="1972.76527749493" calcext:value-type="float">
            <text:p>1973</text:p>
          </table:table-cell>
          <table:table-cell table:style-name="ce4" table:formula="of:=+[.C26]*[.E25]/[.C25]" office:value-type="float" office:value="2191.96141943881" calcext:value-type="float">
            <text:p>2192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19</text:p>
          </table:table-cell>
          <table:table-cell table:style-name="ce4" table:formula="of:=+[.C26]-[.E26]+[.D26]" office:value-type="float" office:value="43620.0322468323" calcext:value-type="float">
            <text:p>43620</text:p>
          </table:table-cell>
          <table:table-cell table:style-name="ce4" table:formula="of:=+[.C27]*([.$D$5]/100)" office:value-type="float" office:value="1962.90145110746" calcext:value-type="float">
            <text:p>1963</text:p>
          </table:table-cell>
          <table:table-cell table:style-name="ce4" table:formula="of:=+[.C27]*[.E26]/[.C26]" office:value-type="float" office:value="2181.00161234162" calcext:value-type="float">
            <text:p>2181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20</text:p>
          </table:table-cell>
          <table:table-cell table:style-name="ce4" table:formula="of:=+[.C27]-[.E27]+[.D27]" office:value-type="float" office:value="43401.9320855982" calcext:value-type="float">
            <text:p>43402</text:p>
          </table:table-cell>
          <table:table-cell table:style-name="ce4" table:formula="of:=+[.C28]*([.$D$5]/100)" office:value-type="float" office:value="1953.08694385192" calcext:value-type="float">
            <text:p>1953</text:p>
          </table:table-cell>
          <table:table-cell table:style-name="ce4" table:formula="of:=+[.C28]*[.E27]/[.C27]" office:value-type="float" office:value="2170.09660427991" calcext:value-type="float">
            <text:p>2170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21</text:p>
          </table:table-cell>
          <table:table-cell table:style-name="ce4" table:formula="of:=+[.C28]-[.E28]+[.D28]" office:value-type="float" office:value="43184.9224251702" calcext:value-type="float">
            <text:p>43185</text:p>
          </table:table-cell>
          <table:table-cell table:style-name="ce4" table:formula="of:=+[.C29]*([.$D$5]/100)" office:value-type="float" office:value="1943.32150913266" calcext:value-type="float">
            <text:p>1943</text:p>
          </table:table-cell>
          <table:table-cell table:style-name="ce4" table:formula="of:=+[.C29]*[.E28]/[.C28]" office:value-type="float" office:value="2159.24612125851" calcext:value-type="float">
            <text:p>2159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22</text:p>
          </table:table-cell>
          <table:table-cell table:style-name="ce4" table:formula="of:=+[.C29]-[.E29]+[.D29]" office:value-type="float" office:value="42968.9978130443" calcext:value-type="float">
            <text:p>42969</text:p>
          </table:table-cell>
          <table:table-cell table:style-name="ce4" table:formula="of:=+[.C30]*([.$D$5]/100)" office:value-type="float" office:value="1933.60490158699" calcext:value-type="float">
            <text:p>1934</text:p>
          </table:table-cell>
          <table:table-cell table:style-name="ce4" table:formula="of:=+[.C30]*[.E29]/[.C29]" office:value-type="float" office:value="2148.44989065222" calcext:value-type="float">
            <text:p>2148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23</text:p>
          </table:table-cell>
          <table:table-cell table:style-name="ce4" table:formula="of:=+[.C30]-[.E30]+[.D30]" office:value-type="float" office:value="42754.1528239791" calcext:value-type="float">
            <text:p>42754</text:p>
          </table:table-cell>
          <table:table-cell table:style-name="ce4" table:formula="of:=+[.C31]*([.$D$5]/100)" office:value-type="float" office:value="1923.93687707906" calcext:value-type="float">
            <text:p>1924</text:p>
          </table:table-cell>
          <table:table-cell table:style-name="ce4" table:formula="of:=+[.C31]*[.E30]/[.C30]" office:value-type="float" office:value="2137.70764119896" calcext:value-type="float">
            <text:p>2138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24</text:p>
          </table:table-cell>
          <table:table-cell table:style-name="ce4" table:formula="of:=+[.C31]-[.E31]+[.D31]" office:value-type="float" office:value="42540.3820598592" calcext:value-type="float">
            <text:p>42540</text:p>
          </table:table-cell>
          <table:table-cell table:style-name="ce4" table:formula="of:=+[.C32]*([.$D$5]/100)" office:value-type="float" office:value="1914.31719269366" calcext:value-type="float">
            <text:p>1914</text:p>
          </table:table-cell>
          <table:table-cell table:style-name="ce4" table:formula="of:=+[.C32]*[.E31]/[.C31]" office:value-type="float" office:value="2127.01910299296" calcext:value-type="float">
            <text:p>2127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25</text:p>
          </table:table-cell>
          <table:table-cell table:style-name="ce4" table:formula="of:=+[.C32]-[.E32]+[.D32]" office:value-type="float" office:value="42327.6801495599" calcext:value-type="float">
            <text:p>42328</text:p>
          </table:table-cell>
          <table:table-cell table:style-name="ce4" table:formula="of:=+[.C33]*([.$D$5]/100)" office:value-type="float" office:value="1904.7456067302" calcext:value-type="float">
            <text:p>1905</text:p>
          </table:table-cell>
          <table:table-cell table:style-name="ce4" table:formula="of:=+[.C33]*[.E32]/[.C32]" office:value-type="float" office:value="2116.384007478" calcext:value-type="float">
            <text:p>2116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26</text:p>
          </table:table-cell>
          <table:table-cell table:style-name="ce4" table:formula="of:=+[.C33]-[.E33]+[.D33]" office:value-type="float" office:value="42116.0417488121" calcext:value-type="float">
            <text:p>42116</text:p>
          </table:table-cell>
          <table:table-cell table:style-name="ce4" table:formula="of:=+[.C34]*([.$D$5]/100)" office:value-type="float" office:value="1895.22187869655" calcext:value-type="float">
            <text:p>1895</text:p>
          </table:table-cell>
          <table:table-cell table:style-name="ce4" table:formula="of:=+[.C34]*[.E33]/[.C33]" office:value-type="float" office:value="2105.80208744061" calcext:value-type="float">
            <text:p>2106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27</text:p>
          </table:table-cell>
          <table:table-cell table:style-name="ce4" table:formula="of:=+[.C34]-[.E34]+[.D34]" office:value-type="float" office:value="41905.4615400681" calcext:value-type="float">
            <text:p>41905</text:p>
          </table:table-cell>
          <table:table-cell table:style-name="ce4" table:formula="of:=+[.C35]*([.$D$5]/100)" office:value-type="float" office:value="1885.74576930306" calcext:value-type="float">
            <text:p>1886</text:p>
          </table:table-cell>
          <table:table-cell table:style-name="ce4" table:formula="of:=+[.C35]*[.E34]/[.C34]" office:value-type="float" office:value="2095.2730770034" calcext:value-type="float">
            <text:p>2095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28</text:p>
          </table:table-cell>
          <table:table-cell table:style-name="ce4" table:formula="of:=+[.C35]-[.E35]+[.D35]" office:value-type="float" office:value="41695.9342323677" calcext:value-type="float">
            <text:p>41696</text:p>
          </table:table-cell>
          <table:table-cell table:style-name="ce4" table:formula="of:=+[.C36]*([.$D$5]/100)" office:value-type="float" office:value="1876.31704045655" calcext:value-type="float">
            <text:p>1876</text:p>
          </table:table-cell>
          <table:table-cell table:style-name="ce4" table:formula="of:=+[.C36]*[.E35]/[.C35]" office:value-type="float" office:value="2084.79671161839" calcext:value-type="float">
            <text:p>2085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29</text:p>
          </table:table-cell>
          <table:table-cell table:style-name="ce4" table:formula="of:=+[.C36]-[.E36]+[.D36]" office:value-type="float" office:value="41487.4545612059" calcext:value-type="float">
            <text:p>41487</text:p>
          </table:table-cell>
          <table:table-cell table:style-name="ce4" table:formula="of:=+[.C37]*([.$D$5]/100)" office:value-type="float" office:value="1866.93545525426" calcext:value-type="float">
            <text:p>1867</text:p>
          </table:table-cell>
          <table:table-cell table:style-name="ce4" table:formula="of:=+[.C37]*[.E36]/[.C36]" office:value-type="float" office:value="2074.37272806029" calcext:value-type="float">
            <text:p>2074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30</text:p>
          </table:table-cell>
          <table:table-cell table:style-name="ce4" table:formula="of:=+[.C37]-[.E37]+[.D37]" office:value-type="float" office:value="41280.0172883998" calcext:value-type="float">
            <text:p>41280</text:p>
          </table:table-cell>
          <table:table-cell table:style-name="ce4" table:formula="of:=+[.C38]*([.$D$5]/100)" office:value-type="float" office:value="1857.60077797799" calcext:value-type="float">
            <text:p>1858</text:p>
          </table:table-cell>
          <table:table-cell table:style-name="ce4" table:formula="of:=+[.C38]*[.E37]/[.C37]" office:value-type="float" office:value="2064.00086441999" calcext:value-type="float">
            <text:p>2064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31</text:p>
          </table:table-cell>
          <table:table-cell table:style-name="ce4" table:formula="of:=+[.C38]-[.E38]+[.D38]" office:value-type="float" office:value="41073.6172019579" calcext:value-type="float">
            <text:p>41074</text:p>
          </table:table-cell>
          <table:table-cell table:style-name="ce4" table:formula="of:=+[.C39]*([.$D$5]/100)" office:value-type="float" office:value="1848.3127740881" calcext:value-type="float">
            <text:p>1848</text:p>
          </table:table-cell>
          <table:table-cell table:style-name="ce4" table:formula="of:=+[.C39]*[.E38]/[.C38]" office:value-type="float" office:value="2053.68086009789" calcext:value-type="float">
            <text:p>2054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32</text:p>
          </table:table-cell>
          <table:table-cell table:style-name="ce4" table:formula="of:=+[.C39]-[.E39]+[.D39]" office:value-type="float" office:value="40868.2491159481" calcext:value-type="float">
            <text:p>40868</text:p>
          </table:table-cell>
          <table:table-cell table:style-name="ce4" table:formula="of:=+[.C40]*([.$D$5]/100)" office:value-type="float" office:value="1839.07121021766" calcext:value-type="float">
            <text:p>1839</text:p>
          </table:table-cell>
          <table:table-cell table:style-name="ce4" table:formula="of:=+[.C40]*[.E39]/[.C39]" office:value-type="float" office:value="2043.4124557974" calcext:value-type="float">
            <text:p>2043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33</text:p>
          </table:table-cell>
          <table:table-cell table:style-name="ce4" table:formula="of:=+[.C40]-[.E40]+[.D40]" office:value-type="float" office:value="40663.9078703683" calcext:value-type="float">
            <text:p>40664</text:p>
          </table:table-cell>
          <table:table-cell table:style-name="ce4" table:formula="of:=+[.C41]*([.$D$5]/100)" office:value-type="float" office:value="1829.87585416657" calcext:value-type="float">
            <text:p>1830</text:p>
          </table:table-cell>
          <table:table-cell table:style-name="ce4" table:formula="of:=+[.C41]*[.E40]/[.C40]" office:value-type="float" office:value="2033.19539351842" calcext:value-type="float">
            <text:p>2033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34</text:p>
          </table:table-cell>
          <table:table-cell table:style-name="ce4" table:formula="of:=+[.C41]-[.E41]+[.D41]" office:value-type="float" office:value="40460.5883310165" calcext:value-type="float">
            <text:p>40461</text:p>
          </table:table-cell>
          <table:table-cell table:style-name="ce4" table:formula="of:=+[.C42]*([.$D$5]/100)" office:value-type="float" office:value="1820.72647489574" calcext:value-type="float">
            <text:p>1821</text:p>
          </table:table-cell>
          <table:table-cell table:style-name="ce4" table:formula="of:=+[.C42]*[.E41]/[.C41]" office:value-type="float" office:value="2023.02941655082" calcext:value-type="float">
            <text:p>2023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35</text:p>
          </table:table-cell>
          <table:table-cell table:style-name="ce4" table:formula="of:=+[.C42]-[.E42]+[.D42]" office:value-type="float" office:value="40258.2853893614" calcext:value-type="float">
            <text:p>40258</text:p>
          </table:table-cell>
          <table:table-cell table:style-name="ce4" table:formula="of:=+[.C43]*([.$D$5]/100)" office:value-type="float" office:value="1811.62284252126" calcext:value-type="float">
            <text:p>1812</text:p>
          </table:table-cell>
          <table:table-cell table:style-name="ce4" table:formula="of:=+[.C43]*[.E42]/[.C42]" office:value-type="float" office:value="2012.91426946807" calcext:value-type="float">
            <text:p>2013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36</text:p>
          </table:table-cell>
          <table:table-cell table:style-name="ce4" table:formula="of:=+[.C43]-[.E43]+[.D43]" office:value-type="float" office:value="40056.9939624146" calcext:value-type="float">
            <text:p>40057</text:p>
          </table:table-cell>
          <table:table-cell table:style-name="ce4" table:formula="of:=+[.C44]*([.$D$5]/100)" office:value-type="float" office:value="1802.56472830866" calcext:value-type="float">
            <text:p>1803</text:p>
          </table:table-cell>
          <table:table-cell table:style-name="ce4" table:formula="of:=+[.C44]*[.E43]/[.C43]" office:value-type="float" office:value="2002.84969812073" calcext:value-type="float">
            <text:p>2003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37</text:p>
          </table:table-cell>
          <table:table-cell table:style-name="ce4" table:formula="of:=+[.C44]-[.E44]+[.D44]" office:value-type="float" office:value="39856.7089926025" calcext:value-type="float">
            <text:p>39857</text:p>
          </table:table-cell>
          <table:table-cell table:style-name="ce4" table:formula="of:=+[.C45]*([.$D$5]/100)" office:value-type="float" office:value="1793.55190466711" calcext:value-type="float">
            <text:p>1794</text:p>
          </table:table-cell>
          <table:table-cell table:style-name="ce4" table:formula="of:=+[.C45]*[.E44]/[.C44]" office:value-type="float" office:value="1992.83544963013" calcext:value-type="float">
            <text:p>1993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38</text:p>
          </table:table-cell>
          <table:table-cell table:style-name="ce4" table:formula="of:=+[.C45]-[.E45]+[.D45]" office:value-type="float" office:value="39657.4254476395" calcext:value-type="float">
            <text:p>39657</text:p>
          </table:table-cell>
          <table:table-cell table:style-name="ce4" table:formula="of:=+[.C46]*([.$D$5]/100)" office:value-type="float" office:value="1784.58414514378" calcext:value-type="float">
            <text:p>1785</text:p>
          </table:table-cell>
          <table:table-cell table:style-name="ce4" table:formula="of:=+[.C46]*[.E45]/[.C45]" office:value-type="float" office:value="1982.87127238197" calcext:value-type="float">
            <text:p>1983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39</text:p>
          </table:table-cell>
          <table:table-cell table:style-name="ce4" table:formula="of:=+[.C46]-[.E46]+[.D46]" office:value-type="float" office:value="39459.1383204013" calcext:value-type="float">
            <text:p>39459</text:p>
          </table:table-cell>
          <table:table-cell table:style-name="ce4" table:formula="of:=+[.C47]*([.$D$5]/100)" office:value-type="float" office:value="1775.66122441806" calcext:value-type="float">
            <text:p>1776</text:p>
          </table:table-cell>
          <table:table-cell table:style-name="ce4" table:formula="of:=+[.C47]*[.E46]/[.C46]" office:value-type="float" office:value="1972.95691602006" calcext:value-type="float">
            <text:p>1973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40</text:p>
          </table:table-cell>
          <table:table-cell table:style-name="ce4" table:formula="of:=+[.C47]-[.E47]+[.D47]" office:value-type="float" office:value="39261.8426287993" calcext:value-type="float">
            <text:p>39262</text:p>
          </table:table-cell>
          <table:table-cell table:style-name="ce4" table:formula="of:=+[.C48]*([.$D$5]/100)" office:value-type="float" office:value="1766.78291829597" calcext:value-type="float">
            <text:p>1767</text:p>
          </table:table-cell>
          <table:table-cell table:style-name="ce4" table:formula="of:=+[.C48]*[.E47]/[.C47]" office:value-type="float" office:value="1963.09213143996" calcext:value-type="float">
            <text:p>1963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41</text:p>
          </table:table-cell>
          <table:table-cell table:style-name="ce4" table:formula="of:=+[.C48]-[.E48]+[.D48]" office:value-type="float" office:value="39065.5334156553" calcext:value-type="float">
            <text:p>39066</text:p>
          </table:table-cell>
          <table:table-cell table:style-name="ce4" table:formula="of:=+[.C49]*([.$D$5]/100)" office:value-type="float" office:value="1757.94900370449" calcext:value-type="float">
            <text:p>1758</text:p>
          </table:table-cell>
          <table:table-cell table:style-name="ce4" table:formula="of:=+[.C49]*[.E48]/[.C48]" office:value-type="float" office:value="1953.27667078276" calcext:value-type="float">
            <text:p>1953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42</text:p>
          </table:table-cell>
          <table:table-cell table:style-name="ce4" table:formula="of:=+[.C49]-[.E49]+[.D49]" office:value-type="float" office:value="38870.205748577" calcext:value-type="float">
            <text:p>38870</text:p>
          </table:table-cell>
          <table:table-cell table:style-name="ce4" table:formula="of:=+[.C50]*([.$D$5]/100)" office:value-type="float" office:value="1749.15925868597" calcext:value-type="float">
            <text:p>1749</text:p>
          </table:table-cell>
          <table:table-cell table:style-name="ce4" table:formula="of:=+[.C50]*[.E49]/[.C49]" office:value-type="float" office:value="1943.51028742885" calcext:value-type="float">
            <text:p>1944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43</text:p>
          </table:table-cell>
          <table:table-cell table:style-name="ce4" table:formula="of:=+[.C50]-[.E50]+[.D50]" office:value-type="float" office:value="38675.8547198341" calcext:value-type="float">
            <text:p>38676</text:p>
          </table:table-cell>
          <table:table-cell table:style-name="ce4" table:formula="of:=+[.C51]*([.$D$5]/100)" office:value-type="float" office:value="1740.41346239254" calcext:value-type="float">
            <text:p>1740</text:p>
          </table:table-cell>
          <table:table-cell table:style-name="ce4" table:formula="of:=+[.C51]*[.E50]/[.C50]" office:value-type="float" office:value="1933.79273599171" calcext:value-type="float">
            <text:p>1934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44</text:p>
          </table:table-cell>
          <table:table-cell table:style-name="ce4" table:formula="of:=+[.C51]-[.E51]+[.D51]" office:value-type="float" office:value="38482.475446235" calcext:value-type="float">
            <text:p>38482</text:p>
          </table:table-cell>
          <table:table-cell table:style-name="ce4" table:formula="of:=+[.C52]*([.$D$5]/100)" office:value-type="float" office:value="1731.71139508057" calcext:value-type="float">
            <text:p>1732</text:p>
          </table:table-cell>
          <table:table-cell table:style-name="ce4" table:formula="of:=+[.C52]*[.E51]/[.C51]" office:value-type="float" office:value="1924.12377231175" calcext:value-type="float">
            <text:p>1924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45</text:p>
          </table:table-cell>
          <table:table-cell table:style-name="ce4" table:formula="of:=+[.C52]-[.E52]+[.D52]" office:value-type="float" office:value="38290.0630690038" calcext:value-type="float">
            <text:p>38290</text:p>
          </table:table-cell>
          <table:table-cell table:style-name="ce4" table:formula="of:=+[.C53]*([.$D$5]/100)" office:value-type="float" office:value="1723.05283810517" calcext:value-type="float">
            <text:p>1723</text:p>
          </table:table-cell>
          <table:table-cell table:style-name="ce4" table:formula="of:=+[.C53]*[.E52]/[.C52]" office:value-type="float" office:value="1914.50315345019" calcext:value-type="float">
            <text:p>1915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46</text:p>
          </table:table-cell>
          <table:table-cell table:style-name="ce4" table:formula="of:=+[.C53]-[.E53]+[.D53]" office:value-type="float" office:value="38098.6127536588" calcext:value-type="float">
            <text:p>38099</text:p>
          </table:table-cell>
          <table:table-cell table:style-name="ce4" table:formula="of:=+[.C54]*([.$D$5]/100)" office:value-type="float" office:value="1714.43757391464" calcext:value-type="float">
            <text:p>1714</text:p>
          </table:table-cell>
          <table:table-cell table:style-name="ce4" table:formula="of:=+[.C54]*[.E53]/[.C53]" office:value-type="float" office:value="1904.93063768294" calcext:value-type="float">
            <text:p>1905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47</text:p>
          </table:table-cell>
          <table:table-cell table:style-name="ce4" table:formula="of:=+[.C54]-[.E54]+[.D54]" office:value-type="float" office:value="37908.1196898905" calcext:value-type="float">
            <text:p>37908</text:p>
          </table:table-cell>
          <table:table-cell table:style-name="ce4" table:formula="of:=+[.C55]*([.$D$5]/100)" office:value-type="float" office:value="1705.86538604507" calcext:value-type="float">
            <text:p>1706</text:p>
          </table:table-cell>
          <table:table-cell table:style-name="ce4" table:formula="of:=+[.C55]*[.E54]/[.C54]" office:value-type="float" office:value="1895.40598449452" calcext:value-type="float">
            <text:p>1895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48</text:p>
          </table:table-cell>
          <table:table-cell table:style-name="ce4" table:formula="of:=+[.C55]-[.E55]+[.D55]" office:value-type="float" office:value="37718.579091441" calcext:value-type="float">
            <text:p>37719</text:p>
          </table:table-cell>
          <table:table-cell table:style-name="ce4" table:formula="of:=+[.C56]*([.$D$5]/100)" office:value-type="float" office:value="1697.33605911485" calcext:value-type="float">
            <text:p>1697</text:p>
          </table:table-cell>
          <table:table-cell table:style-name="ce4" table:formula="of:=+[.C56]*[.E55]/[.C55]" office:value-type="float" office:value="1885.92895457205" calcext:value-type="float">
            <text:p>1886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49</text:p>
          </table:table-cell>
          <table:table-cell table:style-name="ce4" table:formula="of:=+[.C56]-[.E56]+[.D56]" office:value-type="float" office:value="37529.9861959838" calcext:value-type="float">
            <text:p>37530</text:p>
          </table:table-cell>
          <table:table-cell table:style-name="ce4" table:formula="of:=+[.C57]*([.$D$5]/100)" office:value-type="float" office:value="1688.84937881927" calcext:value-type="float">
            <text:p>1689</text:p>
          </table:table-cell>
          <table:table-cell table:style-name="ce4" table:formula="of:=+[.C57]*[.E56]/[.C56]" office:value-type="float" office:value="1876.49930979919" calcext:value-type="float">
            <text:p>1876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50</text:p>
          </table:table-cell>
          <table:table-cell table:style-name="ce4" table:formula="of:=+[.C57]-[.E57]+[.D57]" office:value-type="float" office:value="37342.3362650039" calcext:value-type="float">
            <text:p>37342</text:p>
          </table:table-cell>
          <table:table-cell table:style-name="ce4" table:formula="of:=+[.C58]*([.$D$5]/100)" office:value-type="float" office:value="1680.40513192517" calcext:value-type="float">
            <text:p>1680</text:p>
          </table:table-cell>
          <table:table-cell table:style-name="ce4" table:formula="of:=+[.C58]*[.E57]/[.C57]" office:value-type="float" office:value="1867.11681325019" calcext:value-type="float">
            <text:p>1867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51</text:p>
          </table:table-cell>
          <table:table-cell table:style-name="ce4" table:formula="of:=+[.C58]-[.E58]+[.D58]" office:value-type="float" office:value="37155.6245836789" calcext:value-type="float">
            <text:p>37156</text:p>
          </table:table-cell>
          <table:table-cell table:style-name="ce4" table:formula="of:=+[.C59]*([.$D$5]/100)" office:value-type="float" office:value="1672.00310626555" calcext:value-type="float">
            <text:p>1672</text:p>
          </table:table-cell>
          <table:table-cell table:style-name="ce4" table:formula="of:=+[.C59]*[.E58]/[.C58]" office:value-type="float" office:value="1857.78122918394" calcext:value-type="float">
            <text:p>1858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52</text:p>
          </table:table-cell>
          <table:table-cell table:style-name="ce4" table:formula="of:=+[.C59]-[.E59]+[.D59]" office:value-type="float" office:value="36969.8464607605" calcext:value-type="float">
            <text:p>36970</text:p>
          </table:table-cell>
          <table:table-cell table:style-name="ce4" table:formula="of:=+[.C60]*([.$D$5]/100)" office:value-type="float" office:value="1663.64309073422" calcext:value-type="float">
            <text:p>1664</text:p>
          </table:table-cell>
          <table:table-cell table:style-name="ce4" table:formula="of:=+[.C60]*[.E59]/[.C59]" office:value-type="float" office:value="1848.49232303802" calcext:value-type="float">
            <text:p>1848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53</text:p>
          </table:table-cell>
          <table:table-cell table:style-name="ce4" table:formula="of:=+[.C60]-[.E60]+[.D60]" office:value-type="float" office:value="36784.9972284567" calcext:value-type="float">
            <text:p>36785</text:p>
          </table:table-cell>
          <table:table-cell table:style-name="ce4" table:formula="of:=+[.C61]*([.$D$5]/100)" office:value-type="float" office:value="1655.32487528055" calcext:value-type="float">
            <text:p>1655</text:p>
          </table:table-cell>
          <table:table-cell table:style-name="ce4" table:formula="of:=+[.C61]*[.E60]/[.C60]" office:value-type="float" office:value="1839.24986142283" calcext:value-type="float">
            <text:p>1839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54</text:p>
          </table:table-cell>
          <table:table-cell table:style-name="ce4" table:formula="of:=+[.C61]-[.E61]+[.D61]" office:value-type="float" office:value="36601.0722423144" calcext:value-type="float">
            <text:p>36601</text:p>
          </table:table-cell>
          <table:table-cell table:style-name="ce4" table:formula="of:=+[.C62]*([.$D$5]/100)" office:value-type="float" office:value="1647.04825090415" calcext:value-type="float">
            <text:p>1647</text:p>
          </table:table-cell>
          <table:table-cell table:style-name="ce4" table:formula="of:=+[.C62]*[.E61]/[.C61]" office:value-type="float" office:value="1830.05361211572" calcext:value-type="float">
            <text:p>1830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55</text:p>
          </table:table-cell>
          <table:table-cell table:style-name="ce4" table:formula="of:=+[.C62]-[.E62]+[.D62]" office:value-type="float" office:value="36418.0668811028" calcext:value-type="float">
            <text:p>36418</text:p>
          </table:table-cell>
          <table:table-cell table:style-name="ce4" table:formula="of:=+[.C63]*([.$D$5]/100)" office:value-type="float" office:value="1638.81300964963" calcext:value-type="float">
            <text:p>1639</text:p>
          </table:table-cell>
          <table:table-cell table:style-name="ce4" table:formula="of:=+[.C63]*[.E62]/[.C62]" office:value-type="float" office:value="1820.90334405514" calcext:value-type="float">
            <text:p>1821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56</text:p>
          </table:table-cell>
          <table:table-cell table:style-name="ce4" table:formula="of:=+[.C63]-[.E63]+[.D63]" office:value-type="float" office:value="36235.9765466973" calcext:value-type="float">
            <text:p>36236</text:p>
          </table:table-cell>
          <table:table-cell table:style-name="ce4" table:formula="of:=+[.C64]*([.$D$5]/100)" office:value-type="float" office:value="1630.61894460138" calcext:value-type="float">
            <text:p>1631</text:p>
          </table:table-cell>
          <table:table-cell table:style-name="ce4" table:formula="of:=+[.C64]*[.E63]/[.C63]" office:value-type="float" office:value="1811.79882733486" calcext:value-type="float">
            <text:p>1812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57</text:p>
          </table:table-cell>
          <table:table-cell table:style-name="ce4" table:formula="of:=+[.C64]-[.E64]+[.D64]" office:value-type="float" office:value="36054.7966639638" calcext:value-type="float">
            <text:p>36055</text:p>
          </table:table-cell>
          <table:table-cell table:style-name="ce4" table:formula="of:=+[.C65]*([.$D$5]/100)" office:value-type="float" office:value="1622.46584987837" calcext:value-type="float">
            <text:p>1622</text:p>
          </table:table-cell>
          <table:table-cell table:style-name="ce4" table:formula="of:=+[.C65]*[.E64]/[.C64]" office:value-type="float" office:value="1802.73983319819" calcext:value-type="float">
            <text:p>1803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58</text:p>
          </table:table-cell>
          <table:table-cell table:style-name="ce4" table:formula="of:=+[.C65]-[.E65]+[.D65]" office:value-type="float" office:value="35874.522680644" calcext:value-type="float">
            <text:p>35875</text:p>
          </table:table-cell>
          <table:table-cell table:style-name="ce4" table:formula="of:=+[.C66]*([.$D$5]/100)" office:value-type="float" office:value="1614.35352062898" calcext:value-type="float">
            <text:p>1614</text:p>
          </table:table-cell>
          <table:table-cell table:style-name="ce4" table:formula="of:=+[.C66]*[.E65]/[.C65]" office:value-type="float" office:value="1793.7261340322" calcext:value-type="float">
            <text:p>1794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59</text:p>
          </table:table-cell>
          <table:table-cell table:style-name="ce4" table:formula="of:=+[.C66]-[.E66]+[.D66]" office:value-type="float" office:value="35695.1500672408" calcext:value-type="float">
            <text:p>35695</text:p>
          </table:table-cell>
          <table:table-cell table:style-name="ce4" table:formula="of:=+[.C67]*([.$D$5]/100)" office:value-type="float" office:value="1606.28175302583" calcext:value-type="float">
            <text:p>1606</text:p>
          </table:table-cell>
          <table:table-cell table:style-name="ce4" table:formula="of:=+[.C67]*[.E66]/[.C66]" office:value-type="float" office:value="1784.75750336204" calcext:value-type="float">
            <text:p>1785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60</text:p>
          </table:table-cell>
          <table:table-cell table:style-name="ce4" table:formula="of:=+[.C67]-[.E67]+[.D67]" office:value-type="float" office:value="35516.6743169046" calcext:value-type="float">
            <text:p>35517</text:p>
          </table:table-cell>
          <table:table-cell table:style-name="ce4" table:formula="of:=+[.C68]*([.$D$5]/100)" office:value-type="float" office:value="1598.25034426071" calcext:value-type="float">
            <text:p>1598</text:p>
          </table:table-cell>
          <table:table-cell table:style-name="ce4" table:formula="of:=+[.C68]*[.E67]/[.C67]" office:value-type="float" office:value="1775.83371584523" calcext:value-type="float">
            <text:p>1776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61</text:p>
          </table:table-cell>
          <table:table-cell table:style-name="ce4" table:formula="of:=+[.C68]-[.E68]+[.D68]" office:value-type="float" office:value="35339.09094532" calcext:value-type="float">
            <text:p>35339</text:p>
          </table:table-cell>
          <table:table-cell table:style-name="ce4" table:formula="of:=+[.C69]*([.$D$5]/100)" office:value-type="float" office:value="1590.2590925394" calcext:value-type="float">
            <text:p>1590</text:p>
          </table:table-cell>
          <table:table-cell table:style-name="ce4" table:formula="of:=+[.C69]*[.E68]/[.C68]" office:value-type="float" office:value="1766.954547266" calcext:value-type="float">
            <text:p>1767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62</text:p>
          </table:table-cell>
          <table:table-cell table:style-name="ce4" table:formula="of:=+[.C69]-[.E69]+[.D69]" office:value-type="float" office:value="35162.3954905934" calcext:value-type="float">
            <text:p>35162</text:p>
          </table:table-cell>
          <table:table-cell table:style-name="ce4" table:formula="of:=+[.C70]*([.$D$5]/100)" office:value-type="float" office:value="1582.30779707671" calcext:value-type="float">
            <text:p>1582</text:p>
          </table:table-cell>
          <table:table-cell table:style-name="ce4" table:formula="of:=+[.C70]*[.E69]/[.C69]" office:value-type="float" office:value="1758.11977452967" calcext:value-type="float">
            <text:p>1758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63</text:p>
          </table:table-cell>
          <table:table-cell table:style-name="ce4" table:formula="of:=+[.C70]-[.E70]+[.D70]" office:value-type="float" office:value="34986.5835131405" calcext:value-type="float">
            <text:p>34987</text:p>
          </table:table-cell>
          <table:table-cell table:style-name="ce4" table:formula="of:=+[.C71]*([.$D$5]/100)" office:value-type="float" office:value="1574.39625809132" calcext:value-type="float">
            <text:p>1574</text:p>
          </table:table-cell>
          <table:table-cell table:style-name="ce4" table:formula="of:=+[.C71]*[.E70]/[.C70]" office:value-type="float" office:value="1749.32917565702" calcext:value-type="float">
            <text:p>1749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64</text:p>
          </table:table-cell>
          <table:table-cell table:style-name="ce4" table:formula="of:=+[.C71]-[.E71]+[.D71]" office:value-type="float" office:value="34811.6505955748" calcext:value-type="float">
            <text:p>34812</text:p>
          </table:table-cell>
          <table:table-cell table:style-name="ce4" table:formula="of:=+[.C72]*([.$D$5]/100)" office:value-type="float" office:value="1566.52427680086" calcext:value-type="float">
            <text:p>1567</text:p>
          </table:table-cell>
          <table:table-cell table:style-name="ce4" table:formula="of:=+[.C72]*[.E71]/[.C71]" office:value-type="float" office:value="1740.58252977874" calcext:value-type="float">
            <text:p>1741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65</text:p>
          </table:table-cell>
          <table:table-cell table:style-name="ce4" table:formula="of:=+[.C72]-[.E72]+[.D72]" office:value-type="float" office:value="34637.5923425969" calcext:value-type="float">
            <text:p>34638</text:p>
          </table:table-cell>
          <table:table-cell table:style-name="ce4" table:formula="of:=+[.C73]*([.$D$5]/100)" office:value-type="float" office:value="1558.69165541686" calcext:value-type="float">
            <text:p>1559</text:p>
          </table:table-cell>
          <table:table-cell table:style-name="ce4" table:formula="of:=+[.C73]*[.E72]/[.C72]" office:value-type="float" office:value="1731.87961712984" calcext:value-type="float">
            <text:p>1732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66</text:p>
          </table:table-cell>
          <table:table-cell table:style-name="ce4" table:formula="of:=+[.C73]-[.E73]+[.D73]" office:value-type="float" office:value="34464.4043808839" calcext:value-type="float">
            <text:p>34464</text:p>
          </table:table-cell>
          <table:table-cell table:style-name="ce4" table:formula="of:=+[.C74]*([.$D$5]/100)" office:value-type="float" office:value="1550.89819713978" calcext:value-type="float">
            <text:p>1551</text:p>
          </table:table-cell>
          <table:table-cell table:style-name="ce4" table:formula="of:=+[.C74]*[.E73]/[.C73]" office:value-type="float" office:value="1723.22021904419" calcext:value-type="float">
            <text:p>1723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67</text:p>
          </table:table-cell>
          <table:table-cell table:style-name="ce4" table:formula="of:=+[.C74]-[.E74]+[.D74]" office:value-type="float" office:value="34292.0823589795" calcext:value-type="float">
            <text:p>34292</text:p>
          </table:table-cell>
          <table:table-cell table:style-name="ce4" table:formula="of:=+[.C75]*([.$D$5]/100)" office:value-type="float" office:value="1543.14370615408" calcext:value-type="float">
            <text:p>1543</text:p>
          </table:table-cell>
          <table:table-cell table:style-name="ce4" table:formula="of:=+[.C75]*[.E74]/[.C74]" office:value-type="float" office:value="1714.60411794897" calcext:value-type="float">
            <text:p>1715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68</text:p>
          </table:table-cell>
          <table:table-cell table:style-name="ce4" table:formula="of:=+[.C75]-[.E75]+[.D75]" office:value-type="float" office:value="34120.6219471846" calcext:value-type="float">
            <text:p>34121</text:p>
          </table:table-cell>
          <table:table-cell table:style-name="ce4" table:formula="of:=+[.C76]*([.$D$5]/100)" office:value-type="float" office:value="1535.42798762331" calcext:value-type="float">
            <text:p>1535</text:p>
          </table:table-cell>
          <table:table-cell table:style-name="ce4" table:formula="of:=+[.C76]*[.E75]/[.C75]" office:value-type="float" office:value="1706.03109735923" calcext:value-type="float">
            <text:p>1706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69</text:p>
          </table:table-cell>
          <table:table-cell table:style-name="ce4" table:formula="of:=+[.C76]-[.E76]+[.D76]" office:value-type="float" office:value="33950.0188374487" calcext:value-type="float">
            <text:p>33950</text:p>
          </table:table-cell>
          <table:table-cell table:style-name="ce4" table:formula="of:=+[.C77]*([.$D$5]/100)" office:value-type="float" office:value="1527.75084768519" calcext:value-type="float">
            <text:p>1528</text:p>
          </table:table-cell>
          <table:table-cell table:style-name="ce4" table:formula="of:=+[.C77]*[.E76]/[.C76]" office:value-type="float" office:value="1697.50094187243" calcext:value-type="float">
            <text:p>1698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70</text:p>
          </table:table-cell>
          <table:table-cell table:style-name="ce4" table:formula="of:=+[.C77]-[.E77]+[.D77]" office:value-type="float" office:value="33780.2687432614" calcext:value-type="float">
            <text:p>33780</text:p>
          </table:table-cell>
          <table:table-cell table:style-name="ce4" table:formula="of:=+[.C78]*([.$D$5]/100)" office:value-type="float" office:value="1520.11209344676" calcext:value-type="float">
            <text:p>1520</text:p>
          </table:table-cell>
          <table:table-cell table:style-name="ce4" table:formula="of:=+[.C78]*[.E77]/[.C77]" office:value-type="float" office:value="1689.01343716307" calcext:value-type="float">
            <text:p>1689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71</text:p>
          </table:table-cell>
          <table:table-cell table:style-name="ce4" table:formula="of:=+[.C78]-[.E78]+[.D78]" office:value-type="float" office:value="33611.3673995451" calcext:value-type="float">
            <text:p>33611</text:p>
          </table:table-cell>
          <table:table-cell table:style-name="ce4" table:formula="of:=+[.C79]*([.$D$5]/100)" office:value-type="float" office:value="1512.51153297953" calcext:value-type="float">
            <text:p>1513</text:p>
          </table:table-cell>
          <table:table-cell table:style-name="ce4" table:formula="of:=+[.C79]*[.E78]/[.C78]" office:value-type="float" office:value="1680.56836997726" calcext:value-type="float">
            <text:p>1681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72</text:p>
          </table:table-cell>
          <table:table-cell table:style-name="ce4" table:formula="of:=+[.C79]-[.E79]+[.D79]" office:value-type="float" office:value="33443.3105625474" calcext:value-type="float">
            <text:p>33443</text:p>
          </table:table-cell>
          <table:table-cell table:style-name="ce4" table:formula="of:=+[.C80]*([.$D$5]/100)" office:value-type="float" office:value="1504.94897531463" calcext:value-type="float">
            <text:p>1505</text:p>
          </table:table-cell>
          <table:table-cell table:style-name="ce4" table:formula="of:=+[.C80]*[.E79]/[.C79]" office:value-type="float" office:value="1672.16552812737" calcext:value-type="float">
            <text:p>1672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73</text:p>
          </table:table-cell>
          <table:table-cell table:style-name="ce4" table:formula="of:=+[.C80]-[.E80]+[.D80]" office:value-type="float" office:value="33276.0940097347" calcext:value-type="float">
            <text:p>33276</text:p>
          </table:table-cell>
          <table:table-cell table:style-name="ce4" table:formula="of:=+[.C81]*([.$D$5]/100)" office:value-type="float" office:value="1497.42423043806" calcext:value-type="float">
            <text:p>1497</text:p>
          </table:table-cell>
          <table:table-cell table:style-name="ce4" table:formula="of:=+[.C81]*[.E80]/[.C80]" office:value-type="float" office:value="1663.80470048673" calcext:value-type="float">
            <text:p>1664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74</text:p>
          </table:table-cell>
          <table:table-cell table:style-name="ce4" table:formula="of:=+[.C81]-[.E81]+[.D81]" office:value-type="float" office:value="33109.713539686" calcext:value-type="float">
            <text:p>33110</text:p>
          </table:table-cell>
          <table:table-cell table:style-name="ce4" table:formula="of:=+[.C82]*([.$D$5]/100)" office:value-type="float" office:value="1489.93710928587" calcext:value-type="float">
            <text:p>1490</text:p>
          </table:table-cell>
          <table:table-cell table:style-name="ce4" table:formula="of:=+[.C82]*[.E81]/[.C81]" office:value-type="float" office:value="1655.4856769843" calcext:value-type="float">
            <text:p>1655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75</text:p>
          </table:table-cell>
          <table:table-cell table:style-name="ce4" table:formula="of:=+[.C82]-[.E82]+[.D82]" office:value-type="float" office:value="32944.1649719875" calcext:value-type="float">
            <text:p>32944</text:p>
          </table:table-cell>
          <table:table-cell table:style-name="ce4" table:formula="of:=+[.C83]*([.$D$5]/100)" office:value-type="float" office:value="1482.48742373944" calcext:value-type="float">
            <text:p>1482</text:p>
          </table:table-cell>
          <table:table-cell table:style-name="ce4" table:formula="of:=+[.C83]*[.E82]/[.C82]" office:value-type="float" office:value="1647.20824859938" calcext:value-type="float">
            <text:p>1647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76</text:p>
          </table:table-cell>
          <table:table-cell table:style-name="ce4" table:formula="of:=+[.C83]-[.E83]+[.D83]" office:value-type="float" office:value="32779.4441471276" calcext:value-type="float">
            <text:p>32779</text:p>
          </table:table-cell>
          <table:table-cell table:style-name="ce4" table:formula="of:=+[.C84]*([.$D$5]/100)" office:value-type="float" office:value="1475.07498662074" calcext:value-type="float">
            <text:p>1475</text:p>
          </table:table-cell>
          <table:table-cell table:style-name="ce4" table:formula="of:=+[.C84]*[.E83]/[.C83]" office:value-type="float" office:value="1638.97220735638" calcext:value-type="float">
            <text:p>1639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77</text:p>
          </table:table-cell>
          <table:table-cell table:style-name="ce4" table:formula="of:=+[.C84]-[.E84]+[.D84]" office:value-type="float" office:value="32615.546926392" calcext:value-type="float">
            <text:p>32616</text:p>
          </table:table-cell>
          <table:table-cell table:style-name="ce4" table:formula="of:=+[.C85]*([.$D$5]/100)" office:value-type="float" office:value="1467.69961168764" calcext:value-type="float">
            <text:p>1468</text:p>
          </table:table-cell>
          <table:table-cell table:style-name="ce4" table:formula="of:=+[.C85]*[.E84]/[.C84]" office:value-type="float" office:value="1630.7773463196" calcext:value-type="float">
            <text:p>1631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78</text:p>
          </table:table-cell>
          <table:table-cell table:style-name="ce4" table:formula="of:=+[.C85]-[.E85]+[.D85]" office:value-type="float" office:value="32452.46919176" calcext:value-type="float">
            <text:p>32452</text:p>
          </table:table-cell>
          <table:table-cell table:style-name="ce4" table:formula="of:=+[.C86]*([.$D$5]/100)" office:value-type="float" office:value="1460.3611136292" calcext:value-type="float">
            <text:p>1460</text:p>
          </table:table-cell>
          <table:table-cell table:style-name="ce4" table:formula="of:=+[.C86]*[.E85]/[.C85]" office:value-type="float" office:value="1622.623459588" calcext:value-type="float">
            <text:p>1623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79</text:p>
          </table:table-cell>
          <table:table-cell table:style-name="ce4" table:formula="of:=+[.C86]-[.E86]+[.D86]" office:value-type="float" office:value="32290.2068458012" calcext:value-type="float">
            <text:p>32290</text:p>
          </table:table-cell>
          <table:table-cell table:style-name="ce4" table:formula="of:=+[.C87]*([.$D$5]/100)" office:value-type="float" office:value="1453.05930806105" calcext:value-type="float">
            <text:p>1453</text:p>
          </table:table-cell>
          <table:table-cell table:style-name="ce4" table:formula="of:=+[.C87]*[.E86]/[.C86]" office:value-type="float" office:value="1614.51034229006" calcext:value-type="float">
            <text:p>1615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80</text:p>
          </table:table-cell>
          <table:table-cell table:style-name="ce4" table:formula="of:=+[.C87]-[.E87]+[.D87]" office:value-type="float" office:value="32128.7558115722" calcext:value-type="float">
            <text:p>32129</text:p>
          </table:table-cell>
          <table:table-cell table:style-name="ce4" table:formula="of:=+[.C88]*([.$D$5]/100)" office:value-type="float" office:value="1445.79401152075" calcext:value-type="float">
            <text:p>1446</text:p>
          </table:table-cell>
          <table:table-cell table:style-name="ce4" table:formula="of:=+[.C88]*[.E87]/[.C87]" office:value-type="float" office:value="1606.43779057861" calcext:value-type="float">
            <text:p>1606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81</text:p>
          </table:table-cell>
          <table:table-cell table:style-name="ce4" table:formula="of:=+[.C88]-[.E88]+[.D88]" office:value-type="float" office:value="31968.1120325143" calcext:value-type="float">
            <text:p>31968</text:p>
          </table:table-cell>
          <table:table-cell table:style-name="ce4" table:formula="of:=+[.C89]*([.$D$5]/100)" office:value-type="float" office:value="1438.56504146315" calcext:value-type="float">
            <text:p>1439</text:p>
          </table:table-cell>
          <table:table-cell table:style-name="ce4" table:formula="of:=+[.C89]*[.E88]/[.C88]" office:value-type="float" office:value="1598.40560162572" calcext:value-type="float">
            <text:p>1598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82</text:p>
          </table:table-cell>
          <table:table-cell table:style-name="ce4" table:formula="of:=+[.C89]-[.E89]+[.D89]" office:value-type="float" office:value="31808.2714723518" calcext:value-type="float">
            <text:p>31808</text:p>
          </table:table-cell>
          <table:table-cell table:style-name="ce4" table:formula="of:=+[.C90]*([.$D$5]/100)" office:value-type="float" office:value="1431.37221625583" calcext:value-type="float">
            <text:p>1431</text:p>
          </table:table-cell>
          <table:table-cell table:style-name="ce4" table:formula="of:=+[.C90]*[.E89]/[.C89]" office:value-type="float" office:value="1590.41357361759" calcext:value-type="float">
            <text:p>1590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83</text:p>
          </table:table-cell>
          <table:table-cell table:style-name="ce4" table:formula="of:=+[.C90]-[.E90]+[.D90]" office:value-type="float" office:value="31649.23011499" calcext:value-type="float">
            <text:p>31649</text:p>
          </table:table-cell>
          <table:table-cell table:style-name="ce4" table:formula="of:=+[.C91]*([.$D$5]/100)" office:value-type="float" office:value="1424.21535517455" calcext:value-type="float">
            <text:p>1424</text:p>
          </table:table-cell>
          <table:table-cell table:style-name="ce4" table:formula="of:=+[.C91]*[.E90]/[.C90]" office:value-type="float" office:value="1582.4615057495" calcext:value-type="float">
            <text:p>1582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84</text:p>
          </table:table-cell>
          <table:table-cell table:style-name="ce4" table:formula="of:=+[.C91]-[.E91]+[.D91]" office:value-type="float" office:value="31490.9839644151" calcext:value-type="float">
            <text:p>31491</text:p>
          </table:table-cell>
          <table:table-cell table:style-name="ce4" table:formula="of:=+[.C92]*([.$D$5]/100)" office:value-type="float" office:value="1417.09427839868" calcext:value-type="float">
            <text:p>1417</text:p>
          </table:table-cell>
          <table:table-cell table:style-name="ce4" table:formula="of:=+[.C92]*[.E91]/[.C91]" office:value-type="float" office:value="1574.54919822075" calcext:value-type="float">
            <text:p>1575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85</text:p>
          </table:table-cell>
          <table:table-cell table:style-name="ce4" table:formula="of:=+[.C92]-[.E92]+[.D92]" office:value-type="float" office:value="31333.529044593" calcext:value-type="float">
            <text:p>31334</text:p>
          </table:table-cell>
          <table:table-cell table:style-name="ce4" table:formula="of:=+[.C93]*([.$D$5]/100)" office:value-type="float" office:value="1410.00880700668" calcext:value-type="float">
            <text:p>1410</text:p>
          </table:table-cell>
          <table:table-cell table:style-name="ce4" table:formula="of:=+[.C93]*[.E92]/[.C92]" office:value-type="float" office:value="1566.67645222965" calcext:value-type="float">
            <text:p>1567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86</text:p>
          </table:table-cell>
          <table:table-cell table:style-name="ce4" table:formula="of:=+[.C93]-[.E93]+[.D93]" office:value-type="float" office:value="31176.86139937" calcext:value-type="float">
            <text:p>31177</text:p>
          </table:table-cell>
          <table:table-cell table:style-name="ce4" table:formula="of:=+[.C94]*([.$D$5]/100)" office:value-type="float" office:value="1402.95876297165" calcext:value-type="float">
            <text:p>1403</text:p>
          </table:table-cell>
          <table:table-cell table:style-name="ce4" table:formula="of:=+[.C94]*[.E93]/[.C93]" office:value-type="float" office:value="1558.8430699685" calcext:value-type="float">
            <text:p>1559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87</text:p>
          </table:table-cell>
          <table:table-cell table:style-name="ce4" table:formula="of:=+[.C94]-[.E94]+[.D94]" office:value-type="float" office:value="31020.9770923732" calcext:value-type="float">
            <text:p>31021</text:p>
          </table:table-cell>
          <table:table-cell table:style-name="ce4" table:formula="of:=+[.C95]*([.$D$5]/100)" office:value-type="float" office:value="1395.94396915679" calcext:value-type="float">
            <text:p>1396</text:p>
          </table:table-cell>
          <table:table-cell table:style-name="ce4" table:formula="of:=+[.C95]*[.E94]/[.C94]" office:value-type="float" office:value="1551.04885461866" calcext:value-type="float">
            <text:p>1551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88</text:p>
          </table:table-cell>
          <table:table-cell table:style-name="ce4" table:formula="of:=+[.C95]-[.E95]+[.D95]" office:value-type="float" office:value="30865.8722069113" calcext:value-type="float">
            <text:p>30866</text:p>
          </table:table-cell>
          <table:table-cell table:style-name="ce4" table:formula="of:=+[.C96]*([.$D$5]/100)" office:value-type="float" office:value="1388.96424931101" calcext:value-type="float">
            <text:p>1389</text:p>
          </table:table-cell>
          <table:table-cell table:style-name="ce4" table:formula="of:=+[.C96]*[.E95]/[.C95]" office:value-type="float" office:value="1543.29361034557" calcext:value-type="float">
            <text:p>1543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89</text:p>
          </table:table-cell>
          <table:table-cell table:style-name="ce4" table:formula="of:=+[.C96]-[.E96]+[.D96]" office:value-type="float" office:value="30711.5428458768" calcext:value-type="float">
            <text:p>30712</text:p>
          </table:table-cell>
          <table:table-cell table:style-name="ce4" table:formula="of:=+[.C97]*([.$D$5]/100)" office:value-type="float" office:value="1382.01942806445" calcext:value-type="float">
            <text:p>1382</text:p>
          </table:table-cell>
          <table:table-cell table:style-name="ce4" table:formula="of:=+[.C97]*[.E96]/[.C96]" office:value-type="float" office:value="1535.57714229384" calcext:value-type="float">
            <text:p>1536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90</text:p>
          </table:table-cell>
          <table:table-cell table:style-name="ce4" table:formula="of:=+[.C97]-[.E97]+[.D97]" office:value-type="float" office:value="30557.9851316474" calcext:value-type="float">
            <text:p>30558</text:p>
          </table:table-cell>
          <table:table-cell table:style-name="ce4" table:formula="of:=+[.C98]*([.$D$5]/100)" office:value-type="float" office:value="1375.10933092413" calcext:value-type="float">
            <text:p>1375</text:p>
          </table:table-cell>
          <table:table-cell table:style-name="ce4" table:formula="of:=+[.C98]*[.E97]/[.C97]" office:value-type="float" office:value="1527.89925658237" calcext:value-type="float">
            <text:p>1528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91</text:p>
          </table:table-cell>
          <table:table-cell table:style-name="ce4" table:formula="of:=+[.C98]-[.E98]+[.D98]" office:value-type="float" office:value="30405.1952059891" calcext:value-type="float">
            <text:p>30405</text:p>
          </table:table-cell>
          <table:table-cell table:style-name="ce4" table:formula="of:=+[.C99]*([.$D$5]/100)" office:value-type="float" office:value="1368.23378426951" calcext:value-type="float">
            <text:p>1368</text:p>
          </table:table-cell>
          <table:table-cell table:style-name="ce4" table:formula="of:=+[.C99]*[.E98]/[.C98]" office:value-type="float" office:value="1520.25976029946" calcext:value-type="float">
            <text:p>1520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92</text:p>
          </table:table-cell>
          <table:table-cell table:style-name="ce4" table:formula="of:=+[.C99]-[.E99]+[.D99]" office:value-type="float" office:value="30253.1692299592" calcext:value-type="float">
            <text:p>30253</text:p>
          </table:table-cell>
          <table:table-cell table:style-name="ce4" table:formula="of:=+[.C100]*([.$D$5]/100)" office:value-type="float" office:value="1361.39261534816" calcext:value-type="float">
            <text:p>1361</text:p>
          </table:table-cell>
          <table:table-cell table:style-name="ce4" table:formula="of:=+[.C100]*[.E99]/[.C99]" office:value-type="float" office:value="1512.65846149796" calcext:value-type="float">
            <text:p>1513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93</text:p>
          </table:table-cell>
          <table:table-cell table:style-name="ce4" table:formula="of:=+[.C100]-[.E100]+[.D100]" office:value-type="float" office:value="30101.9033838094" calcext:value-type="float">
            <text:p>30102</text:p>
          </table:table-cell>
          <table:table-cell table:style-name="ce4" table:formula="of:=+[.C101]*([.$D$5]/100)" office:value-type="float" office:value="1354.58565227142" calcext:value-type="float">
            <text:p>1355</text:p>
          </table:table-cell>
          <table:table-cell table:style-name="ce4" table:formula="of:=+[.C101]*[.E100]/[.C100]" office:value-type="float" office:value="1505.09516919047" calcext:value-type="float">
            <text:p>1505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94</text:p>
          </table:table-cell>
          <table:table-cell table:style-name="ce4" table:formula="of:=+[.C101]-[.E101]+[.D101]" office:value-type="float" office:value="29951.3938668903" calcext:value-type="float">
            <text:p>29951</text:p>
          </table:table-cell>
          <table:table-cell table:style-name="ce4" table:formula="of:=+[.C102]*([.$D$5]/100)" office:value-type="float" office:value="1347.81272401007" calcext:value-type="float">
            <text:p>1348</text:p>
          </table:table-cell>
          <table:table-cell table:style-name="ce4" table:formula="of:=+[.C102]*[.E101]/[.C101]" office:value-type="float" office:value="1497.56969334452" calcext:value-type="float">
            <text:p>1498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95</text:p>
          </table:table-cell>
          <table:table-cell table:style-name="ce4" table:formula="of:=+[.C102]-[.E102]+[.D102]" office:value-type="float" office:value="29801.6368975559" calcext:value-type="float">
            <text:p>29802</text:p>
          </table:table-cell>
          <table:table-cell table:style-name="ce4" table:formula="of:=+[.C103]*([.$D$5]/100)" office:value-type="float" office:value="1341.07366039002" calcext:value-type="float">
            <text:p>1341</text:p>
          </table:table-cell>
          <table:table-cell table:style-name="ce4" table:formula="of:=+[.C103]*[.E102]/[.C102]" office:value-type="float" office:value="1490.08184487779" calcext:value-type="float">
            <text:p>1490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96</text:p>
          </table:table-cell>
          <table:table-cell table:style-name="ce4" table:formula="of:=+[.C103]-[.E103]+[.D103]" office:value-type="float" office:value="29652.6287130681" calcext:value-type="float">
            <text:p>29653</text:p>
          </table:table-cell>
          <table:table-cell table:style-name="ce4" table:formula="of:=+[.C104]*([.$D$5]/100)" office:value-type="float" office:value="1334.36829208807" calcext:value-type="float">
            <text:p>1334</text:p>
          </table:table-cell>
          <table:table-cell table:style-name="ce4" table:formula="of:=+[.C104]*[.E103]/[.C103]" office:value-type="float" office:value="1482.63143565341" calcext:value-type="float">
            <text:p>1483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97</text:p>
          </table:table-cell>
          <table:table-cell table:style-name="ce4" table:formula="of:=+[.C104]-[.E104]+[.D104]" office:value-type="float" office:value="29504.3655695028" calcext:value-type="float">
            <text:p>29504</text:p>
          </table:table-cell>
          <table:table-cell table:style-name="ce4" table:formula="of:=+[.C105]*([.$D$5]/100)" office:value-type="float" office:value="1327.69645062763" calcext:value-type="float">
            <text:p>1328</text:p>
          </table:table-cell>
          <table:table-cell table:style-name="ce4" table:formula="of:=+[.C105]*[.E104]/[.C104]" office:value-type="float" office:value="1475.21827847514" calcext:value-type="float">
            <text:p>1475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98</text:p>
          </table:table-cell>
          <table:table-cell table:style-name="ce4" table:formula="of:=+[.C105]-[.E105]+[.D105]" office:value-type="float" office:value="29356.8437416553" calcext:value-type="float">
            <text:p>29357</text:p>
          </table:table-cell>
          <table:table-cell table:style-name="ce4" table:formula="of:=+[.C106]*([.$D$5]/100)" office:value-type="float" office:value="1321.05796837449" calcext:value-type="float">
            <text:p>1321</text:p>
          </table:table-cell>
          <table:table-cell table:style-name="ce4" table:formula="of:=+[.C106]*[.E105]/[.C105]" office:value-type="float" office:value="1467.84218708276" calcext:value-type="float">
            <text:p>1468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99</text:p>
          </table:table-cell>
          <table:table-cell table:style-name="ce4" table:formula="of:=+[.C106]-[.E106]+[.D106]" office:value-type="float" office:value="29210.059522947" calcext:value-type="float">
            <text:p>29210</text:p>
          </table:table-cell>
          <table:table-cell table:style-name="ce4" table:formula="of:=+[.C107]*([.$D$5]/100)" office:value-type="float" office:value="1314.45267853261" calcext:value-type="float">
            <text:p>1314</text:p>
          </table:table-cell>
          <table:table-cell table:style-name="ce4" table:formula="of:=+[.C107]*[.E106]/[.C106]" office:value-type="float" office:value="1460.50297614735" calcext:value-type="float">
            <text:p>1461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100</text:p>
          </table:table-cell>
          <table:table-cell table:style-name="ce4" table:formula="of:=+[.C107]-[.E107]+[.D107]" office:value-type="float" office:value="29064.0092253322" calcext:value-type="float">
            <text:p>29064</text:p>
          </table:table-cell>
          <table:table-cell table:style-name="ce4" table:formula="of:=+[.C108]*([.$D$5]/100)" office:value-type="float" office:value="1307.88041513995" calcext:value-type="float">
            <text:p>1308</text:p>
          </table:table-cell>
          <table:table-cell table:style-name="ce4" table:formula="of:=+[.C108]*[.E107]/[.C107]" office:value-type="float" office:value="1453.20046126661" calcext:value-type="float">
            <text:p>1453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101</text:p>
          </table:table-cell>
          <table:table-cell table:style-name="ce4" table:formula="of:=+[.C108]-[.E108]+[.D108]" office:value-type="float" office:value="28918.6891792056" calcext:value-type="float">
            <text:p>28919</text:p>
          </table:table-cell>
          <table:table-cell table:style-name="ce4" table:formula="of:=+[.C109]*([.$D$5]/100)" office:value-type="float" office:value="1301.34101306425" calcext:value-type="float">
            <text:p>1301</text:p>
          </table:table-cell>
          <table:table-cell table:style-name="ce4" table:formula="of:=+[.C109]*[.E108]/[.C108]" office:value-type="float" office:value="1445.93445896028" calcext:value-type="float">
            <text:p>1446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102</text:p>
          </table:table-cell>
          <table:table-cell table:style-name="ce4" table:formula="of:=+[.C109]-[.E109]+[.D109]" office:value-type="float" office:value="28774.0957333096" calcext:value-type="float">
            <text:p>28774</text:p>
          </table:table-cell>
          <table:table-cell table:style-name="ce4" table:formula="of:=+[.C110]*([.$D$5]/100)" office:value-type="float" office:value="1294.83430799893" calcext:value-type="float">
            <text:p>1295</text:p>
          </table:table-cell>
          <table:table-cell table:style-name="ce4" table:formula="of:=+[.C110]*[.E109]/[.C109]" office:value-type="float" office:value="1438.70478666548" calcext:value-type="float">
            <text:p>1439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103</text:p>
          </table:table-cell>
          <table:table-cell table:style-name="ce4" table:formula="of:=+[.C110]-[.E110]+[.D110]" office:value-type="float" office:value="28630.225254643" calcext:value-type="float">
            <text:p>28630</text:p>
          </table:table-cell>
          <table:table-cell table:style-name="ce4" table:formula="of:=+[.C111]*([.$D$5]/100)" office:value-type="float" office:value="1288.36013645894" calcext:value-type="float">
            <text:p>1288</text:p>
          </table:table-cell>
          <table:table-cell table:style-name="ce4" table:formula="of:=+[.C111]*[.E110]/[.C110]" office:value-type="float" office:value="1431.51126273215" calcext:value-type="float">
            <text:p>1432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104</text:p>
          </table:table-cell>
          <table:table-cell table:style-name="ce4" table:formula="of:=+[.C111]-[.E111]+[.D111]" office:value-type="float" office:value="28487.0741283698" calcext:value-type="float">
            <text:p>28487</text:p>
          </table:table-cell>
          <table:table-cell table:style-name="ce4" table:formula="of:=+[.C112]*([.$D$5]/100)" office:value-type="float" office:value="1281.91833577664" calcext:value-type="float">
            <text:p>1282</text:p>
          </table:table-cell>
          <table:table-cell table:style-name="ce4" table:formula="of:=+[.C112]*[.E111]/[.C111]" office:value-type="float" office:value="1424.35370641849" calcext:value-type="float">
            <text:p>1424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105</text:p>
          </table:table-cell>
          <table:table-cell table:style-name="ce4" table:formula="of:=+[.C112]-[.E112]+[.D112]" office:value-type="float" office:value="28344.6387577279" calcext:value-type="float">
            <text:p>28345</text:p>
          </table:table-cell>
          <table:table-cell table:style-name="ce4" table:formula="of:=+[.C113]*([.$D$5]/100)" office:value-type="float" office:value="1275.50874409776" calcext:value-type="float">
            <text:p>1276</text:p>
          </table:table-cell>
          <table:table-cell table:style-name="ce4" table:formula="of:=+[.C113]*[.E112]/[.C112]" office:value-type="float" office:value="1417.2319378864" calcext:value-type="float">
            <text:p>1417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106</text:p>
          </table:table-cell>
          <table:table-cell table:style-name="ce4" table:formula="of:=+[.C113]-[.E113]+[.D113]" office:value-type="float" office:value="28202.9155639393" calcext:value-type="float">
            <text:p>28203</text:p>
          </table:table-cell>
          <table:table-cell table:style-name="ce4" table:formula="of:=+[.C114]*([.$D$5]/100)" office:value-type="float" office:value="1269.13120037727" calcext:value-type="float">
            <text:p>1269</text:p>
          </table:table-cell>
          <table:table-cell table:style-name="ce4" table:formula="of:=+[.C114]*[.E113]/[.C113]" office:value-type="float" office:value="1410.14577819697" calcext:value-type="float">
            <text:p>1410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107</text:p>
          </table:table-cell>
          <table:table-cell table:style-name="ce4" table:formula="of:=+[.C114]-[.E114]+[.D114]" office:value-type="float" office:value="28061.9009861196" calcext:value-type="float">
            <text:p>28062</text:p>
          </table:table-cell>
          <table:table-cell table:style-name="ce4" table:formula="of:=+[.C115]*([.$D$5]/100)" office:value-type="float" office:value="1262.78554437538" calcext:value-type="float">
            <text:p>1263</text:p>
          </table:table-cell>
          <table:table-cell table:style-name="ce4" table:formula="of:=+[.C115]*[.E114]/[.C114]" office:value-type="float" office:value="1403.09504930598" calcext:value-type="float">
            <text:p>1403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108</text:p>
          </table:table-cell>
          <table:table-cell table:style-name="ce4" table:formula="of:=+[.C115]-[.E115]+[.D115]" office:value-type="float" office:value="27921.591481189" calcext:value-type="float">
            <text:p>27922</text:p>
          </table:table-cell>
          <table:table-cell table:style-name="ce4" table:formula="of:=+[.C116]*([.$D$5]/100)" office:value-type="float" office:value="1256.47161665351" calcext:value-type="float">
            <text:p>1256</text:p>
          </table:table-cell>
          <table:table-cell table:style-name="ce4" table:formula="of:=+[.C116]*[.E115]/[.C115]" office:value-type="float" office:value="1396.07957405945" calcext:value-type="float">
            <text:p>1396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109</text:p>
          </table:table-cell>
          <table:table-cell table:style-name="ce4" table:formula="of:=+[.C116]-[.E116]+[.D116]" office:value-type="float" office:value="27781.9835237831" calcext:value-type="float">
            <text:p>27782</text:p>
          </table:table-cell>
          <table:table-cell table:style-name="ce4" table:formula="of:=+[.C117]*([.$D$5]/100)" office:value-type="float" office:value="1250.18925857024" calcext:value-type="float">
            <text:p>1250</text:p>
          </table:table-cell>
          <table:table-cell table:style-name="ce4" table:formula="of:=+[.C117]*[.E116]/[.C116]" office:value-type="float" office:value="1389.09917618915" calcext:value-type="float">
            <text:p>1389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110</text:p>
          </table:table-cell>
          <table:table-cell table:style-name="ce4" table:formula="of:=+[.C117]-[.E117]+[.D117]" office:value-type="float" office:value="27643.0736061642" calcext:value-type="float">
            <text:p>27643</text:p>
          </table:table-cell>
          <table:table-cell table:style-name="ce4" table:formula="of:=+[.C118]*([.$D$5]/100)" office:value-type="float" office:value="1243.93831227739" calcext:value-type="float">
            <text:p>1244</text:p>
          </table:table-cell>
          <table:table-cell table:style-name="ce4" table:formula="of:=+[.C118]*[.E117]/[.C117]" office:value-type="float" office:value="1382.15368030821" calcext:value-type="float">
            <text:p>1382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111</text:p>
          </table:table-cell>
          <table:table-cell table:style-name="ce4" table:formula="of:=+[.C118]-[.E118]+[.D118]" office:value-type="float" office:value="27504.8582381333" calcext:value-type="float">
            <text:p>27505</text:p>
          </table:table-cell>
          <table:table-cell table:style-name="ce4" table:formula="of:=+[.C119]*([.$D$5]/100)" office:value-type="float" office:value="1237.718620716" calcext:value-type="float">
            <text:p>1238</text:p>
          </table:table-cell>
          <table:table-cell table:style-name="ce4" table:formula="of:=+[.C119]*[.E118]/[.C118]" office:value-type="float" office:value="1375.24291190667" calcext:value-type="float">
            <text:p>1375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112</text:p>
          </table:table-cell>
          <table:table-cell table:style-name="ce4" table:formula="of:=+[.C119]-[.E119]+[.D119]" office:value-type="float" office:value="27367.3339469427" calcext:value-type="float">
            <text:p>27367</text:p>
          </table:table-cell>
          <table:table-cell table:style-name="ce4" table:formula="of:=+[.C120]*([.$D$5]/100)" office:value-type="float" office:value="1231.53002761242" calcext:value-type="float">
            <text:p>1232</text:p>
          </table:table-cell>
          <table:table-cell table:style-name="ce4" table:formula="of:=+[.C120]*[.E119]/[.C119]" office:value-type="float" office:value="1368.36669734713" calcext:value-type="float">
            <text:p>1368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113</text:p>
          </table:table-cell>
          <table:table-cell table:style-name="ce4" table:formula="of:=+[.C120]-[.E120]+[.D120]" office:value-type="float" office:value="27230.497277208" calcext:value-type="float">
            <text:p>27230</text:p>
          </table:table-cell>
          <table:table-cell table:style-name="ce4" table:formula="of:=+[.C121]*([.$D$5]/100)" office:value-type="float" office:value="1225.37237747436" calcext:value-type="float">
            <text:p>1225</text:p>
          </table:table-cell>
          <table:table-cell table:style-name="ce4" table:formula="of:=+[.C121]*[.E120]/[.C120]" office:value-type="float" office:value="1361.5248638604" calcext:value-type="float">
            <text:p>1362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114</text:p>
          </table:table-cell>
          <table:table-cell table:style-name="ce4" table:formula="of:=+[.C121]-[.E121]+[.D121]" office:value-type="float" office:value="27094.3447908219" calcext:value-type="float">
            <text:p>27094</text:p>
          </table:table-cell>
          <table:table-cell table:style-name="ce4" table:formula="of:=+[.C122]*([.$D$5]/100)" office:value-type="float" office:value="1219.24551558699" calcext:value-type="float">
            <text:p>1219</text:p>
          </table:table-cell>
          <table:table-cell table:style-name="ce4" table:formula="of:=+[.C122]*[.E121]/[.C121]" office:value-type="float" office:value="1354.7172395411" calcext:value-type="float">
            <text:p>1355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115</text:p>
          </table:table-cell>
          <table:table-cell table:style-name="ce4" table:formula="of:=+[.C122]-[.E122]+[.D122]" office:value-type="float" office:value="26958.8730668678" calcext:value-type="float">
            <text:p>26959</text:p>
          </table:table-cell>
          <table:table-cell table:style-name="ce4" table:formula="of:=+[.C123]*([.$D$5]/100)" office:value-type="float" office:value="1213.14928800905" calcext:value-type="float">
            <text:p>1213</text:p>
          </table:table-cell>
          <table:table-cell table:style-name="ce4" table:formula="of:=+[.C123]*[.E122]/[.C122]" office:value-type="float" office:value="1347.94365334339" calcext:value-type="float">
            <text:p>1348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116</text:p>
          </table:table-cell>
          <table:table-cell table:style-name="ce4" table:formula="of:=+[.C123]-[.E123]+[.D123]" office:value-type="float" office:value="26824.0787015335" calcext:value-type="float">
            <text:p>26824</text:p>
          </table:table-cell>
          <table:table-cell table:style-name="ce4" table:formula="of:=+[.C124]*([.$D$5]/100)" office:value-type="float" office:value="1207.08354156901" calcext:value-type="float">
            <text:p>1207</text:p>
          </table:table-cell>
          <table:table-cell table:style-name="ce4" table:formula="of:=+[.C124]*[.E123]/[.C123]" office:value-type="float" office:value="1341.20393507667" calcext:value-type="float">
            <text:p>1341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117</text:p>
          </table:table-cell>
          <table:table-cell table:style-name="ce4" table:formula="of:=+[.C124]-[.E124]+[.D124]" office:value-type="float" office:value="26689.9583080258" calcext:value-type="float">
            <text:p>26690</text:p>
          </table:table-cell>
          <table:table-cell table:style-name="ce4" table:formula="of:=+[.C125]*([.$D$5]/100)" office:value-type="float" office:value="1201.04812386116" calcext:value-type="float">
            <text:p>1201</text:p>
          </table:table-cell>
          <table:table-cell table:style-name="ce4" table:formula="of:=+[.C125]*[.E124]/[.C124]" office:value-type="float" office:value="1334.49791540129" calcext:value-type="float">
            <text:p>1334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118</text:p>
          </table:table-cell>
          <table:table-cell table:style-name="ce4" table:formula="of:=+[.C125]-[.E125]+[.D125]" office:value-type="float" office:value="26556.5085164857" calcext:value-type="float">
            <text:p>26557</text:p>
          </table:table-cell>
          <table:table-cell table:style-name="ce4" table:formula="of:=+[.C126]*([.$D$5]/100)" office:value-type="float" office:value="1195.04288324186" calcext:value-type="float">
            <text:p>1195</text:p>
          </table:table-cell>
          <table:table-cell table:style-name="ce4" table:formula="of:=+[.C126]*[.E125]/[.C125]" office:value-type="float" office:value="1327.82542582428" calcext:value-type="float">
            <text:p>1328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119</text:p>
          </table:table-cell>
          <table:table-cell table:style-name="ce4" table:formula="of:=+[.C126]-[.E126]+[.D126]" office:value-type="float" office:value="26423.7259739032" calcext:value-type="float">
            <text:p>26424</text:p>
          </table:table-cell>
          <table:table-cell table:style-name="ce4" table:formula="of:=+[.C127]*([.$D$5]/100)" office:value-type="float" office:value="1189.06766882565" calcext:value-type="float">
            <text:p>1189</text:p>
          </table:table-cell>
          <table:table-cell table:style-name="ce4" table:formula="of:=+[.C127]*[.E126]/[.C126]" office:value-type="float" office:value="1321.18629869516" calcext:value-type="float">
            <text:p>1321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120</text:p>
          </table:table-cell>
          <table:table-cell table:style-name="ce4" table:formula="of:=+[.C127]-[.E127]+[.D127]" office:value-type="float" office:value="26291.6073440337" calcext:value-type="float">
            <text:p>26292</text:p>
          </table:table-cell>
          <table:table-cell table:style-name="ce4" table:formula="of:=+[.C128]*([.$D$5]/100)" office:value-type="float" office:value="1183.12233048152" calcext:value-type="float">
            <text:p>1183</text:p>
          </table:table-cell>
          <table:table-cell table:style-name="ce4" table:formula="of:=+[.C128]*[.E127]/[.C127]" office:value-type="float" office:value="1314.58036720169" calcext:value-type="float">
            <text:p>1315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121</text:p>
          </table:table-cell>
          <table:table-cell table:style-name="ce4" table:formula="of:=+[.C128]-[.E128]+[.D128]" office:value-type="float" office:value="26160.1493073136" calcext:value-type="float">
            <text:p>26160</text:p>
          </table:table-cell>
          <table:table-cell table:style-name="ce4" table:formula="of:=+[.C129]*([.$D$5]/100)" office:value-type="float" office:value="1177.20671882911" calcext:value-type="float">
            <text:p>1177</text:p>
          </table:table-cell>
          <table:table-cell table:style-name="ce4" table:formula="of:=+[.C129]*[.E128]/[.C128]" office:value-type="float" office:value="1308.00746536568" calcext:value-type="float">
            <text:p>1308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122</text:p>
          </table:table-cell>
          <table:table-cell table:style-name="ce4" table:formula="of:=+[.C129]-[.E129]+[.D129]" office:value-type="float" office:value="26029.348560777" calcext:value-type="float">
            <text:p>26029</text:p>
          </table:table-cell>
          <table:table-cell table:style-name="ce4" table:formula="of:=+[.C130]*([.$D$5]/100)" office:value-type="float" office:value="1171.32068523496" calcext:value-type="float">
            <text:p>1171</text:p>
          </table:table-cell>
          <table:table-cell table:style-name="ce4" table:formula="of:=+[.C130]*[.E129]/[.C129]" office:value-type="float" office:value="1301.46742803885" calcext:value-type="float">
            <text:p>1301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123</text:p>
          </table:table-cell>
          <table:table-cell table:style-name="ce4" table:formula="of:=+[.C130]-[.E130]+[.D130]" office:value-type="float" office:value="25899.2018179731" calcext:value-type="float">
            <text:p>25899</text:p>
          </table:table-cell>
          <table:table-cell table:style-name="ce4" table:formula="of:=+[.C131]*([.$D$5]/100)" office:value-type="float" office:value="1165.46408180879" calcext:value-type="float">
            <text:p>1165</text:p>
          </table:table-cell>
          <table:table-cell table:style-name="ce4" table:formula="of:=+[.C131]*[.E130]/[.C130]" office:value-type="float" office:value="1294.96009089866" calcext:value-type="float">
            <text:p>1295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124</text:p>
          </table:table-cell>
          <table:table-cell table:style-name="ce4" table:formula="of:=+[.C131]-[.E131]+[.D131]" office:value-type="float" office:value="25769.7058088832" calcext:value-type="float">
            <text:p>25770</text:p>
          </table:table-cell>
          <table:table-cell table:style-name="ce4" table:formula="of:=+[.C132]*([.$D$5]/100)" office:value-type="float" office:value="1159.63676139975" calcext:value-type="float">
            <text:p>1160</text:p>
          </table:table-cell>
          <table:table-cell table:style-name="ce4" table:formula="of:=+[.C132]*[.E131]/[.C131]" office:value-type="float" office:value="1288.48529044416" calcext:value-type="float">
            <text:p>1288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125</text:p>
          </table:table-cell>
          <table:table-cell table:style-name="ce4" table:formula="of:=+[.C132]-[.E132]+[.D132]" office:value-type="float" office:value="25640.8572798388" calcext:value-type="float">
            <text:p>25641</text:p>
          </table:table-cell>
          <table:table-cell table:style-name="ce4" table:formula="of:=+[.C133]*([.$D$5]/100)" office:value-type="float" office:value="1153.83857759275" calcext:value-type="float">
            <text:p>1154</text:p>
          </table:table-cell>
          <table:table-cell table:style-name="ce4" table:formula="of:=+[.C133]*[.E132]/[.C132]" office:value-type="float" office:value="1282.04286399194" calcext:value-type="float">
            <text:p>1282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126</text:p>
          </table:table-cell>
          <table:table-cell table:style-name="ce4" table:formula="of:=+[.C133]-[.E133]+[.D133]" office:value-type="float" office:value="25512.6529934396" calcext:value-type="float">
            <text:p>25513</text:p>
          </table:table-cell>
          <table:table-cell table:style-name="ce4" table:formula="of:=+[.C134]*([.$D$5]/100)" office:value-type="float" office:value="1148.06938470478" calcext:value-type="float">
            <text:p>1148</text:p>
          </table:table-cell>
          <table:table-cell table:style-name="ce4" table:formula="of:=+[.C134]*[.E133]/[.C133]" office:value-type="float" office:value="1275.63264967198" calcext:value-type="float">
            <text:p>1276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127</text:p>
          </table:table-cell>
          <table:table-cell table:style-name="ce4" table:formula="of:=+[.C134]-[.E134]+[.D134]" office:value-type="float" office:value="25385.0897284724" calcext:value-type="float">
            <text:p>25385</text:p>
          </table:table-cell>
          <table:table-cell table:style-name="ce4" table:formula="of:=+[.C135]*([.$D$5]/100)" office:value-type="float" office:value="1142.32903778126" calcext:value-type="float">
            <text:p>1142</text:p>
          </table:table-cell>
          <table:table-cell table:style-name="ce4" table:formula="of:=+[.C135]*[.E134]/[.C134]" office:value-type="float" office:value="1269.25448642362" calcext:value-type="float">
            <text:p>1269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128</text:p>
          </table:table-cell>
          <table:table-cell table:style-name="ce4" table:formula="of:=+[.C135]-[.E135]+[.D135]" office:value-type="float" office:value="25258.1642798301" calcext:value-type="float">
            <text:p>25258</text:p>
          </table:table-cell>
          <table:table-cell table:style-name="ce4" table:formula="of:=+[.C136]*([.$D$5]/100)" office:value-type="float" office:value="1136.61739259235" calcext:value-type="float">
            <text:p>1137</text:p>
          </table:table-cell>
          <table:table-cell table:style-name="ce4" table:formula="of:=+[.C136]*[.E135]/[.C135]" office:value-type="float" office:value="1262.9082139915" calcext:value-type="float">
            <text:p>1263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129</text:p>
          </table:table-cell>
          <table:table-cell table:style-name="ce4" table:formula="of:=+[.C136]-[.E136]+[.D136]" office:value-type="float" office:value="25131.8734584309" calcext:value-type="float">
            <text:p>25132</text:p>
          </table:table-cell>
          <table:table-cell table:style-name="ce4" table:formula="of:=+[.C137]*([.$D$5]/100)" office:value-type="float" office:value="1130.93430562939" calcext:value-type="float">
            <text:p>1131</text:p>
          </table:table-cell>
          <table:table-cell table:style-name="ce4" table:formula="of:=+[.C137]*[.E136]/[.C136]" office:value-type="float" office:value="1256.59367292155" calcext:value-type="float">
            <text:p>1257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130</text:p>
          </table:table-cell>
          <table:table-cell table:style-name="ce4" table:formula="of:=+[.C137]-[.E137]+[.D137]" office:value-type="float" office:value="25006.2140911388" calcext:value-type="float">
            <text:p>25006</text:p>
          </table:table-cell>
          <table:table-cell table:style-name="ce4" table:formula="of:=+[.C138]*([.$D$5]/100)" office:value-type="float" office:value="1125.27963410124" calcext:value-type="float">
            <text:p>1125</text:p>
          </table:table-cell>
          <table:table-cell table:style-name="ce4" table:formula="of:=+[.C138]*[.E137]/[.C137]" office:value-type="float" office:value="1250.31070455694" calcext:value-type="float">
            <text:p>1250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131</text:p>
          </table:table-cell>
          <table:table-cell table:style-name="ce4" table:formula="of:=+[.C138]-[.E138]+[.D138]" office:value-type="float" office:value="24881.1830206831" calcext:value-type="float">
            <text:p>24881</text:p>
          </table:table-cell>
          <table:table-cell table:style-name="ce4" table:formula="of:=+[.C139]*([.$D$5]/100)" office:value-type="float" office:value="1119.65323593074" calcext:value-type="float">
            <text:p>1120</text:p>
          </table:table-cell>
          <table:table-cell table:style-name="ce4" table:formula="of:=+[.C139]*[.E138]/[.C138]" office:value-type="float" office:value="1244.05915103415" calcext:value-type="float">
            <text:p>1244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132</text:p>
          </table:table-cell>
          <table:table-cell table:style-name="ce4" table:formula="of:=+[.C139]-[.E139]+[.D139]" office:value-type="float" office:value="24756.7771055796" calcext:value-type="float">
            <text:p>24757</text:p>
          </table:table-cell>
          <table:table-cell table:style-name="ce4" table:formula="of:=+[.C140]*([.$D$5]/100)" office:value-type="float" office:value="1114.05496975108" calcext:value-type="float">
            <text:p>1114</text:p>
          </table:table-cell>
          <table:table-cell table:style-name="ce4" table:formula="of:=+[.C140]*[.E139]/[.C139]" office:value-type="float" office:value="1237.83885527898" calcext:value-type="float">
            <text:p>1238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133</text:p>
          </table:table-cell>
          <table:table-cell table:style-name="ce4" table:formula="of:=+[.C140]-[.E140]+[.D140]" office:value-type="float" office:value="24632.9932200517" calcext:value-type="float">
            <text:p>24633</text:p>
          </table:table-cell>
          <table:table-cell table:style-name="ce4" table:formula="of:=+[.C141]*([.$D$5]/100)" office:value-type="float" office:value="1108.48469490233" calcext:value-type="float">
            <text:p>1108</text:p>
          </table:table-cell>
          <table:table-cell table:style-name="ce4" table:formula="of:=+[.C141]*[.E140]/[.C140]" office:value-type="float" office:value="1231.64966100259" calcext:value-type="float">
            <text:p>1232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134</text:p>
          </table:table-cell>
          <table:table-cell table:style-name="ce4" table:formula="of:=+[.C141]-[.E141]+[.D141]" office:value-type="float" office:value="24509.8282539515" calcext:value-type="float">
            <text:p>24510</text:p>
          </table:table-cell>
          <table:table-cell table:style-name="ce4" table:formula="of:=+[.C142]*([.$D$5]/100)" office:value-type="float" office:value="1102.94227142782" calcext:value-type="float">
            <text:p>1103</text:p>
          </table:table-cell>
          <table:table-cell table:style-name="ce4" table:formula="of:=+[.C142]*[.E141]/[.C141]" office:value-type="float" office:value="1225.49141269758" calcext:value-type="float">
            <text:p>1225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135</text:p>
          </table:table-cell>
          <table:table-cell table:style-name="ce4" table:formula="of:=+[.C142]-[.E142]+[.D142]" office:value-type="float" office:value="24387.2791126817" calcext:value-type="float">
            <text:p>24387</text:p>
          </table:table-cell>
          <table:table-cell table:style-name="ce4" table:formula="of:=+[.C143]*([.$D$5]/100)" office:value-type="float" office:value="1097.42756007068" calcext:value-type="float">
            <text:p>1097</text:p>
          </table:table-cell>
          <table:table-cell table:style-name="ce4" table:formula="of:=+[.C143]*[.E142]/[.C142]" office:value-type="float" office:value="1219.36395563409" calcext:value-type="float">
            <text:p>1219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136</text:p>
          </table:table-cell>
          <table:table-cell table:style-name="ce4" table:formula="of:=+[.C143]-[.E143]+[.D143]" office:value-type="float" office:value="24265.3427171183" calcext:value-type="float">
            <text:p>24265</text:p>
          </table:table-cell>
          <table:table-cell table:style-name="ce4" table:formula="of:=+[.C144]*([.$D$5]/100)" office:value-type="float" office:value="1091.94042227032" calcext:value-type="float">
            <text:p>1092</text:p>
          </table:table-cell>
          <table:table-cell table:style-name="ce4" table:formula="of:=+[.C144]*[.E143]/[.C143]" office:value-type="float" office:value="1213.26713585592" calcext:value-type="float">
            <text:p>1213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137</text:p>
          </table:table-cell>
          <table:table-cell table:style-name="ce4" table:formula="of:=+[.C144]-[.E144]+[.D144]" office:value-type="float" office:value="24144.0160035327" calcext:value-type="float">
            <text:p>24144</text:p>
          </table:table-cell>
          <table:table-cell table:style-name="ce4" table:formula="of:=+[.C145]*([.$D$5]/100)" office:value-type="float" office:value="1086.48072015897" calcext:value-type="float">
            <text:p>1086</text:p>
          </table:table-cell>
          <table:table-cell table:style-name="ce4" table:formula="of:=+[.C145]*[.E144]/[.C144]" office:value-type="float" office:value="1207.20080017664" calcext:value-type="float">
            <text:p>1207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138</text:p>
          </table:table-cell>
          <table:table-cell table:style-name="ce4" table:formula="of:=+[.C145]-[.E145]+[.D145]" office:value-type="float" office:value="24023.2959235151" calcext:value-type="float">
            <text:p>24023</text:p>
          </table:table-cell>
          <table:table-cell table:style-name="ce4" table:formula="of:=+[.C146]*([.$D$5]/100)" office:value-type="float" office:value="1081.04831655818" calcext:value-type="float">
            <text:p>1081</text:p>
          </table:table-cell>
          <table:table-cell table:style-name="ce4" table:formula="of:=+[.C146]*[.E145]/[.C145]" office:value-type="float" office:value="1201.16479617575" calcext:value-type="float">
            <text:p>1201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139</text:p>
          </table:table-cell>
          <table:table-cell table:style-name="ce4" table:formula="of:=+[.C146]-[.E146]+[.D146]" office:value-type="float" office:value="23903.1794438975" calcext:value-type="float">
            <text:p>23903</text:p>
          </table:table-cell>
          <table:table-cell table:style-name="ce4" table:formula="of:=+[.C147]*([.$D$5]/100)" office:value-type="float" office:value="1075.64307497539" calcext:value-type="float">
            <text:p>1076</text:p>
          </table:table-cell>
          <table:table-cell table:style-name="ce4" table:formula="of:=+[.C147]*[.E146]/[.C146]" office:value-type="float" office:value="1195.15897219487" calcext:value-type="float">
            <text:p>1195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140</text:p>
          </table:table-cell>
          <table:table-cell table:style-name="ce4" table:formula="of:=+[.C147]-[.E147]+[.D147]" office:value-type="float" office:value="23783.663546678" calcext:value-type="float">
            <text:p>23784</text:p>
          </table:table-cell>
          <table:table-cell table:style-name="ce4" table:formula="of:=+[.C148]*([.$D$5]/100)" office:value-type="float" office:value="1070.26485960051" calcext:value-type="float">
            <text:p>1070</text:p>
          </table:table-cell>
          <table:table-cell table:style-name="ce4" table:formula="of:=+[.C148]*[.E147]/[.C147]" office:value-type="float" office:value="1189.1831773339" calcext:value-type="float">
            <text:p>1189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141</text:p>
          </table:table-cell>
          <table:table-cell table:style-name="ce4" table:formula="of:=+[.C148]-[.E148]+[.D148]" office:value-type="float" office:value="23664.7452289446" calcext:value-type="float">
            <text:p>23665</text:p>
          </table:table-cell>
          <table:table-cell table:style-name="ce4" table:formula="of:=+[.C149]*([.$D$5]/100)" office:value-type="float" office:value="1064.91353530251" calcext:value-type="float">
            <text:p>1065</text:p>
          </table:table-cell>
          <table:table-cell table:style-name="ce4" table:formula="of:=+[.C149]*[.E148]/[.C148]" office:value-type="float" office:value="1183.23726144723" calcext:value-type="float">
            <text:p>1183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142</text:p>
          </table:table-cell>
          <table:table-cell table:style-name="ce4" table:formula="of:=+[.C149]-[.E149]+[.D149]" office:value-type="float" office:value="23546.4215027999" calcext:value-type="float">
            <text:p>23546</text:p>
          </table:table-cell>
          <table:table-cell table:style-name="ce4" table:formula="of:=+[.C150]*([.$D$5]/100)" office:value-type="float" office:value="1059.58896762599" calcext:value-type="float">
            <text:p>1060</text:p>
          </table:table-cell>
          <table:table-cell table:style-name="ce4" table:formula="of:=+[.C150]*[.E149]/[.C149]" office:value-type="float" office:value="1177.32107513999" calcext:value-type="float">
            <text:p>1177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143</text:p>
          </table:table-cell>
          <table:table-cell table:style-name="ce4" table:formula="of:=+[.C150]-[.E150]+[.D150]" office:value-type="float" office:value="23428.6893952859" calcext:value-type="float">
            <text:p>23429</text:p>
          </table:table-cell>
          <table:table-cell table:style-name="ce4" table:formula="of:=+[.C151]*([.$D$5]/100)" office:value-type="float" office:value="1054.29102278786" calcext:value-type="float">
            <text:p>1054</text:p>
          </table:table-cell>
          <table:table-cell table:style-name="ce4" table:formula="of:=+[.C151]*[.E150]/[.C150]" office:value-type="float" office:value="1171.43446976429" calcext:value-type="float">
            <text:p>1171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144</text:p>
          </table:table-cell>
          <table:table-cell table:style-name="ce4" table:formula="of:=+[.C151]-[.E151]+[.D151]" office:value-type="float" office:value="23311.5459483094" calcext:value-type="float">
            <text:p>23312</text:p>
          </table:table-cell>
          <table:table-cell table:style-name="ce4" table:formula="of:=+[.C152]*([.$D$5]/100)" office:value-type="float" office:value="1049.01956767393" calcext:value-type="float">
            <text:p>1049</text:p>
          </table:table-cell>
          <table:table-cell table:style-name="ce4" table:formula="of:=+[.C152]*[.E151]/[.C151]" office:value-type="float" office:value="1165.57729741547" calcext:value-type="float">
            <text:p>1166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145</text:p>
          </table:table-cell>
          <table:table-cell table:style-name="ce4" table:formula="of:=+[.C152]-[.E152]+[.D152]" office:value-type="float" office:value="23194.9882185679" calcext:value-type="float">
            <text:p>23195</text:p>
          </table:table-cell>
          <table:table-cell table:style-name="ce4" table:formula="of:=+[.C153]*([.$D$5]/100)" office:value-type="float" office:value="1043.77446983556" calcext:value-type="float">
            <text:p>1044</text:p>
          </table:table-cell>
          <table:table-cell table:style-name="ce4" table:formula="of:=+[.C153]*[.E152]/[.C152]" office:value-type="float" office:value="1159.7494109284" calcext:value-type="float">
            <text:p>1160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146</text:p>
          </table:table-cell>
          <table:table-cell table:style-name="ce4" table:formula="of:=+[.C153]-[.E153]+[.D153]" office:value-type="float" office:value="23079.0132774751" calcext:value-type="float">
            <text:p>23079</text:p>
          </table:table-cell>
          <table:table-cell table:style-name="ce4" table:formula="of:=+[.C154]*([.$D$5]/100)" office:value-type="float" office:value="1038.55559748638" calcext:value-type="float">
            <text:p>1039</text:p>
          </table:table-cell>
          <table:table-cell table:style-name="ce4" table:formula="of:=+[.C154]*[.E153]/[.C153]" office:value-type="float" office:value="1153.95066387375" calcext:value-type="float">
            <text:p>1154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147</text:p>
          </table:table-cell>
          <table:table-cell table:style-name="ce4" table:formula="of:=+[.C154]-[.E154]+[.D154]" office:value-type="float" office:value="22963.6182110877" calcext:value-type="float">
            <text:p>22964</text:p>
          </table:table-cell>
          <table:table-cell table:style-name="ce4" table:formula="of:=+[.C155]*([.$D$5]/100)" office:value-type="float" office:value="1033.36281949895" calcext:value-type="float">
            <text:p>1033</text:p>
          </table:table-cell>
          <table:table-cell table:style-name="ce4" table:formula="of:=+[.C155]*[.E154]/[.C154]" office:value-type="float" office:value="1148.18091055438" calcext:value-type="float">
            <text:p>1148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148</text:p>
          </table:table-cell>
          <table:table-cell table:style-name="ce4" table:formula="of:=+[.C155]-[.E155]+[.D155]" office:value-type="float" office:value="22848.8001200323" calcext:value-type="float">
            <text:p>22849</text:p>
          </table:table-cell>
          <table:table-cell table:style-name="ce4" table:formula="of:=+[.C156]*([.$D$5]/100)" office:value-type="float" office:value="1028.19600540145" calcext:value-type="float">
            <text:p>1028</text:p>
          </table:table-cell>
          <table:table-cell table:style-name="ce4" table:formula="of:=+[.C156]*[.E155]/[.C155]" office:value-type="float" office:value="1142.44000600161" calcext:value-type="float">
            <text:p>1142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149</text:p>
          </table:table-cell>
          <table:table-cell table:style-name="ce4" table:formula="of:=+[.C156]-[.E156]+[.D156]" office:value-type="float" office:value="22734.5561194321" calcext:value-type="float">
            <text:p>22735</text:p>
          </table:table-cell>
          <table:table-cell table:style-name="ce4" table:formula="of:=+[.C157]*([.$D$5]/100)" office:value-type="float" office:value="1023.05502537444" calcext:value-type="float">
            <text:p>1023</text:p>
          </table:table-cell>
          <table:table-cell table:style-name="ce4" table:formula="of:=+[.C157]*[.E156]/[.C156]" office:value-type="float" office:value="1136.72780597161" calcext:value-type="float">
            <text:p>1137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150</text:p>
          </table:table-cell>
          <table:table-cell table:style-name="ce4" table:formula="of:=+[.C157]-[.E157]+[.D157]" office:value-type="float" office:value="22620.8833388349" calcext:value-type="float">
            <text:p>22621</text:p>
          </table:table-cell>
          <table:table-cell table:style-name="ce4" table:formula="of:=+[.C158]*([.$D$5]/100)" office:value-type="float" office:value="1017.93975024757" calcext:value-type="float">
            <text:p>1018</text:p>
          </table:table-cell>
          <table:table-cell table:style-name="ce4" table:formula="of:=+[.C158]*[.E157]/[.C157]" office:value-type="float" office:value="1131.04416694175" calcext:value-type="float">
            <text:p>1131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151</text:p>
          </table:table-cell>
          <table:table-cell table:style-name="ce4" table:formula="of:=+[.C158]-[.E158]+[.D158]" office:value-type="float" office:value="22507.7789221408" calcext:value-type="float">
            <text:p>22508</text:p>
          </table:table-cell>
          <table:table-cell table:style-name="ce4" table:formula="of:=+[.C159]*([.$D$5]/100)" office:value-type="float" office:value="1012.85005149633" calcext:value-type="float">
            <text:p>1013</text:p>
          </table:table-cell>
          <table:table-cell table:style-name="ce4" table:formula="of:=+[.C159]*[.E158]/[.C158]" office:value-type="float" office:value="1125.38894610704" calcext:value-type="float">
            <text:p>1125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152</text:p>
          </table:table-cell>
          <table:table-cell table:style-name="ce4" table:formula="of:=+[.C159]-[.E159]+[.D159]" office:value-type="float" office:value="22395.2400275301" calcext:value-type="float">
            <text:p>22395</text:p>
          </table:table-cell>
          <table:table-cell table:style-name="ce4" table:formula="of:=+[.C160]*([.$D$5]/100)" office:value-type="float" office:value="1007.78580123885" calcext:value-type="float">
            <text:p>1008</text:p>
          </table:table-cell>
          <table:table-cell table:style-name="ce4" table:formula="of:=+[.C160]*[.E159]/[.C159]" office:value-type="float" office:value="1119.7620013765" calcext:value-type="float">
            <text:p>1120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153</text:p>
          </table:table-cell>
          <table:table-cell table:style-name="ce4" table:formula="of:=+[.C160]-[.E160]+[.D160]" office:value-type="float" office:value="22283.2638273924" calcext:value-type="float">
            <text:p>22283</text:p>
          </table:table-cell>
          <table:table-cell table:style-name="ce4" table:formula="of:=+[.C161]*([.$D$5]/100)" office:value-type="float" office:value="1002.74687223266" calcext:value-type="float">
            <text:p>1003</text:p>
          </table:table-cell>
          <table:table-cell table:style-name="ce4" table:formula="of:=+[.C161]*[.E160]/[.C160]" office:value-type="float" office:value="1114.16319136962" calcext:value-type="float">
            <text:p>1114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154</text:p>
          </table:table-cell>
          <table:table-cell table:style-name="ce4" table:formula="of:=+[.C161]-[.E161]+[.D161]" office:value-type="float" office:value="22171.8475082554" calcext:value-type="float">
            <text:p>22172</text:p>
          </table:table-cell>
          <table:table-cell table:style-name="ce4" table:formula="of:=+[.C162]*([.$D$5]/100)" office:value-type="float" office:value="997.733137871495" calcext:value-type="float">
            <text:p>998</text:p>
          </table:table-cell>
          <table:table-cell table:style-name="ce4" table:formula="of:=+[.C162]*[.E161]/[.C161]" office:value-type="float" office:value="1108.59237541277" calcext:value-type="float">
            <text:p>1109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155</text:p>
          </table:table-cell>
          <table:table-cell table:style-name="ce4" table:formula="of:=+[.C162]-[.E162]+[.D162]" office:value-type="float" office:value="22060.9882707142" calcext:value-type="float">
            <text:p>22061</text:p>
          </table:table-cell>
          <table:table-cell table:style-name="ce4" table:formula="of:=+[.C163]*([.$D$5]/100)" office:value-type="float" office:value="992.744472182137" calcext:value-type="float">
            <text:p>993</text:p>
          </table:table-cell>
          <table:table-cell table:style-name="ce4" table:formula="of:=+[.C163]*[.E162]/[.C162]" office:value-type="float" office:value="1103.04941353571" calcext:value-type="float">
            <text:p>1103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156</text:p>
          </table:table-cell>
          <table:table-cell table:style-name="ce4" table:formula="of:=+[.C163]-[.E163]+[.D163]" office:value-type="float" office:value="21950.6833293606" calcext:value-type="float">
            <text:p>21951</text:p>
          </table:table-cell>
          <table:table-cell table:style-name="ce4" table:formula="of:=+[.C164]*([.$D$5]/100)" office:value-type="float" office:value="987.780749821227" calcext:value-type="float">
            <text:p>988</text:p>
          </table:table-cell>
          <table:table-cell table:style-name="ce4" table:formula="of:=+[.C164]*[.E163]/[.C163]" office:value-type="float" office:value="1097.53416646803" calcext:value-type="float">
            <text:p>1098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157</text:p>
          </table:table-cell>
          <table:table-cell table:style-name="ce4" table:formula="of:=+[.C164]-[.E164]+[.D164]" office:value-type="float" office:value="21840.9299127138" calcext:value-type="float">
            <text:p>21841</text:p>
          </table:table-cell>
          <table:table-cell table:style-name="ce4" table:formula="of:=+[.C165]*([.$D$5]/100)" office:value-type="float" office:value="982.841846072121" calcext:value-type="float">
            <text:p>983</text:p>
          </table:table-cell>
          <table:table-cell table:style-name="ce4" table:formula="of:=+[.C165]*[.E164]/[.C164]" office:value-type="float" office:value="1092.04649563569" calcext:value-type="float">
            <text:p>1092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158</text:p>
          </table:table-cell>
          <table:table-cell table:style-name="ce4" table:formula="of:=+[.C165]-[.E165]+[.D165]" office:value-type="float" office:value="21731.7252631502" calcext:value-type="float">
            <text:p>21732</text:p>
          </table:table-cell>
          <table:table-cell table:style-name="ce4" table:formula="of:=+[.C166]*([.$D$5]/100)" office:value-type="float" office:value="977.92763684176" calcext:value-type="float">
            <text:p>978</text:p>
          </table:table-cell>
          <table:table-cell table:style-name="ce4" table:formula="of:=+[.C166]*[.E165]/[.C165]" office:value-type="float" office:value="1086.58626315751" calcext:value-type="float">
            <text:p>1087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159</text:p>
          </table:table-cell>
          <table:table-cell table:style-name="ce4" table:formula="of:=+[.C166]-[.E166]+[.D166]" office:value-type="float" office:value="21623.0666368345" calcext:value-type="float">
            <text:p>21623</text:p>
          </table:table-cell>
          <table:table-cell table:style-name="ce4" table:formula="of:=+[.C167]*([.$D$5]/100)" office:value-type="float" office:value="973.037998657551" calcext:value-type="float">
            <text:p>973</text:p>
          </table:table-cell>
          <table:table-cell table:style-name="ce4" table:formula="of:=+[.C167]*[.E166]/[.C166]" office:value-type="float" office:value="1081.15333184172" calcext:value-type="float">
            <text:p>1081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160</text:p>
          </table:table-cell>
          <table:table-cell table:style-name="ce4" table:formula="of:=+[.C167]-[.E167]+[.D167]" office:value-type="float" office:value="21514.9513036503" calcext:value-type="float">
            <text:p>21515</text:p>
          </table:table-cell>
          <table:table-cell table:style-name="ce4" table:formula="of:=+[.C168]*([.$D$5]/100)" office:value-type="float" office:value="968.172808664263" calcext:value-type="float">
            <text:p>968</text:p>
          </table:table-cell>
          <table:table-cell table:style-name="ce4" table:formula="of:=+[.C168]*[.E167]/[.C167]" office:value-type="float" office:value="1075.74756518252" calcext:value-type="float">
            <text:p>1076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161</text:p>
          </table:table-cell>
          <table:table-cell table:style-name="ce4" table:formula="of:=+[.C168]-[.E168]+[.D168]" office:value-type="float" office:value="21407.376547132" calcext:value-type="float">
            <text:p>21407</text:p>
          </table:table-cell>
          <table:table-cell table:style-name="ce4" table:formula="of:=+[.C169]*([.$D$5]/100)" office:value-type="float" office:value="963.331944620942" calcext:value-type="float">
            <text:p>963</text:p>
          </table:table-cell>
          <table:table-cell table:style-name="ce4" table:formula="of:=+[.C169]*[.E168]/[.C168]" office:value-type="float" office:value="1070.3688273566" calcext:value-type="float">
            <text:p>1070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162</text:p>
          </table:table-cell>
          <table:table-cell table:style-name="ce4" table:formula="of:=+[.C169]-[.E169]+[.D169]" office:value-type="float" office:value="21300.3396643964" calcext:value-type="float">
            <text:p>21300</text:p>
          </table:table-cell>
          <table:table-cell table:style-name="ce4" table:formula="of:=+[.C170]*([.$D$5]/100)" office:value-type="float" office:value="958.515284897837" calcext:value-type="float">
            <text:p>959</text:p>
          </table:table-cell>
          <table:table-cell table:style-name="ce4" table:formula="of:=+[.C170]*[.E169]/[.C169]" office:value-type="float" office:value="1065.01698321982" calcext:value-type="float">
            <text:p>1065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163</text:p>
          </table:table-cell>
          <table:table-cell table:style-name="ce4" table:formula="of:=+[.C170]-[.E170]+[.D170]" office:value-type="float" office:value="21193.8379660744" calcext:value-type="float">
            <text:p>21194</text:p>
          </table:table-cell>
          <table:table-cell table:style-name="ce4" table:formula="of:=+[.C171]*([.$D$5]/100)" office:value-type="float" office:value="953.722708473348" calcext:value-type="float">
            <text:p>954</text:p>
          </table:table-cell>
          <table:table-cell table:style-name="ce4" table:formula="of:=+[.C171]*[.E170]/[.C170]" office:value-type="float" office:value="1059.69189830372" calcext:value-type="float">
            <text:p>1060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164</text:p>
          </table:table-cell>
          <table:table-cell table:style-name="ce4" table:formula="of:=+[.C171]-[.E171]+[.D171]" office:value-type="float" office:value="21087.868776244" calcext:value-type="float">
            <text:p>21088</text:p>
          </table:table-cell>
          <table:table-cell table:style-name="ce4" table:formula="of:=+[.C172]*([.$D$5]/100)" office:value-type="float" office:value="948.954094930982" calcext:value-type="float">
            <text:p>949</text:p>
          </table:table-cell>
          <table:table-cell table:style-name="ce4" table:formula="of:=+[.C172]*[.E171]/[.C171]" office:value-type="float" office:value="1054.3934388122" calcext:value-type="float">
            <text:p>1054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165</text:p>
          </table:table-cell>
          <table:table-cell table:style-name="ce4" table:formula="of:=+[.C172]-[.E172]+[.D172]" office:value-type="float" office:value="20982.4294323628" calcext:value-type="float">
            <text:p>20982</text:p>
          </table:table-cell>
          <table:table-cell table:style-name="ce4" table:formula="of:=+[.C173]*([.$D$5]/100)" office:value-type="float" office:value="944.209324456327" calcext:value-type="float">
            <text:p>944</text:p>
          </table:table-cell>
          <table:table-cell table:style-name="ce4" table:formula="of:=+[.C173]*[.E172]/[.C172]" office:value-type="float" office:value="1049.12147161814" calcext:value-type="float">
            <text:p>1049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166</text:p>
          </table:table-cell>
          <table:table-cell table:style-name="ce4" table:formula="of:=+[.C173]-[.E173]+[.D173]" office:value-type="float" office:value="20877.517285201" calcext:value-type="float">
            <text:p>20878</text:p>
          </table:table-cell>
          <table:table-cell table:style-name="ce4" table:formula="of:=+[.C174]*([.$D$5]/100)" office:value-type="float" office:value="939.488277834045" calcext:value-type="float">
            <text:p>939</text:p>
          </table:table-cell>
          <table:table-cell table:style-name="ce4" table:formula="of:=+[.C174]*[.E173]/[.C173]" office:value-type="float" office:value="1043.87586426005" calcext:value-type="float">
            <text:p>1044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167</text:p>
          </table:table-cell>
          <table:table-cell table:style-name="ce4" table:formula="of:=+[.C174]-[.E174]+[.D174]" office:value-type="float" office:value="20773.129698775" calcext:value-type="float">
            <text:p>20773</text:p>
          </table:table-cell>
          <table:table-cell table:style-name="ce4" table:formula="of:=+[.C175]*([.$D$5]/100)" office:value-type="float" office:value="934.790836444875" calcext:value-type="float">
            <text:p>935</text:p>
          </table:table-cell>
          <table:table-cell table:style-name="ce4" table:formula="of:=+[.C175]*[.E174]/[.C174]" office:value-type="float" office:value="1038.65648493875" calcext:value-type="float">
            <text:p>1039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168</text:p>
          </table:table-cell>
          <table:table-cell table:style-name="ce4" table:formula="of:=+[.C175]-[.E175]+[.D175]" office:value-type="float" office:value="20669.2640502811" calcext:value-type="float">
            <text:p>20669</text:p>
          </table:table-cell>
          <table:table-cell table:style-name="ce4" table:formula="of:=+[.C176]*([.$D$5]/100)" office:value-type="float" office:value="930.11688226265" calcext:value-type="float">
            <text:p>930</text:p>
          </table:table-cell>
          <table:table-cell table:style-name="ce4" table:formula="of:=+[.C176]*[.E175]/[.C175]" office:value-type="float" office:value="1033.46320251406" calcext:value-type="float">
            <text:p>1033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169</text:p>
          </table:table-cell>
          <table:table-cell table:style-name="ce4" table:formula="of:=+[.C176]-[.E176]+[.D176]" office:value-type="float" office:value="20565.9177300297" calcext:value-type="float">
            <text:p>20566</text:p>
          </table:table-cell>
          <table:table-cell table:style-name="ce4" table:formula="of:=+[.C177]*([.$D$5]/100)" office:value-type="float" office:value="925.466297851337" calcext:value-type="float">
            <text:p>925</text:p>
          </table:table-cell>
          <table:table-cell table:style-name="ce4" table:formula="of:=+[.C177]*[.E176]/[.C176]" office:value-type="float" office:value="1028.29588650149" calcext:value-type="float">
            <text:p>1028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170</text:p>
          </table:table-cell>
          <table:table-cell table:style-name="ce4" table:formula="of:=+[.C177]-[.E177]+[.D177]" office:value-type="float" office:value="20463.0881413796" calcext:value-type="float">
            <text:p>20463</text:p>
          </table:table-cell>
          <table:table-cell table:style-name="ce4" table:formula="of:=+[.C178]*([.$D$5]/100)" office:value-type="float" office:value="920.83896636208" calcext:value-type="float">
            <text:p>921</text:p>
          </table:table-cell>
          <table:table-cell table:style-name="ce4" table:formula="of:=+[.C178]*[.E177]/[.C177]" office:value-type="float" office:value="1023.15440706898" calcext:value-type="float">
            <text:p>1023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171</text:p>
          </table:table-cell>
          <table:table-cell table:style-name="ce4" table:formula="of:=+[.C178]-[.E178]+[.D178]" office:value-type="float" office:value="20360.7727006727" calcext:value-type="float">
            <text:p>20361</text:p>
          </table:table-cell>
          <table:table-cell table:style-name="ce4" table:formula="of:=+[.C179]*([.$D$5]/100)" office:value-type="float" office:value="916.23477153027" calcext:value-type="float">
            <text:p>916</text:p>
          </table:table-cell>
          <table:table-cell table:style-name="ce4" table:formula="of:=+[.C179]*[.E178]/[.C178]" office:value-type="float" office:value="1018.03863503363" calcext:value-type="float">
            <text:p>1018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172</text:p>
          </table:table-cell>
          <table:table-cell table:style-name="ce4" table:formula="of:=+[.C179]-[.E179]+[.D179]" office:value-type="float" office:value="20258.9688371693" calcext:value-type="float">
            <text:p>20259</text:p>
          </table:table-cell>
          <table:table-cell table:style-name="ce4" table:formula="of:=+[.C180]*([.$D$5]/100)" office:value-type="float" office:value="911.653597672618" calcext:value-type="float">
            <text:p>912</text:p>
          </table:table-cell>
          <table:table-cell table:style-name="ce4" table:formula="of:=+[.C180]*[.E179]/[.C179]" office:value-type="float" office:value="1012.94844185846" calcext:value-type="float">
            <text:p>1013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173</text:p>
          </table:table-cell>
          <table:table-cell table:style-name="ce4" table:formula="of:=+[.C180]-[.E180]+[.D180]" office:value-type="float" office:value="20157.6739929834" calcext:value-type="float">
            <text:p>20158</text:p>
          </table:table-cell>
          <table:table-cell table:style-name="ce4" table:formula="of:=+[.C181]*([.$D$5]/100)" office:value-type="float" office:value="907.095329684255" calcext:value-type="float">
            <text:p>907</text:p>
          </table:table-cell>
          <table:table-cell table:style-name="ce4" table:formula="of:=+[.C181]*[.E180]/[.C180]" office:value-type="float" office:value="1007.88369964917" calcext:value-type="float">
            <text:p>1008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174</text:p>
          </table:table-cell>
          <table:table-cell table:style-name="ce4" table:formula="of:=+[.C181]-[.E181]+[.D181]" office:value-type="float" office:value="20056.8856230185" calcext:value-type="float">
            <text:p>20057</text:p>
          </table:table-cell>
          <table:table-cell table:style-name="ce4" table:formula="of:=+[.C182]*([.$D$5]/100)" office:value-type="float" office:value="902.559853035834" calcext:value-type="float">
            <text:p>903</text:p>
          </table:table-cell>
          <table:table-cell table:style-name="ce4" table:formula="of:=+[.C182]*[.E181]/[.C181]" office:value-type="float" office:value="1002.84428115093" calcext:value-type="float">
            <text:p>1003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175</text:p>
          </table:table-cell>
          <table:table-cell table:style-name="ce4" table:formula="of:=+[.C182]-[.E182]+[.D182]" office:value-type="float" office:value="19956.6011949034" calcext:value-type="float">
            <text:p>19957</text:p>
          </table:table-cell>
          <table:table-cell table:style-name="ce4" table:formula="of:=+[.C183]*([.$D$5]/100)" office:value-type="float" office:value="898.047053770655" calcext:value-type="float">
            <text:p>898</text:p>
          </table:table-cell>
          <table:table-cell table:style-name="ce4" table:formula="of:=+[.C183]*[.E182]/[.C182]" office:value-type="float" office:value="997.830059745172" calcext:value-type="float">
            <text:p>998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176</text:p>
          </table:table-cell>
          <table:table-cell table:style-name="ce4" table:formula="of:=+[.C183]-[.E183]+[.D183]" office:value-type="float" office:value="19856.8181889289" calcext:value-type="float">
            <text:p>19857</text:p>
          </table:table-cell>
          <table:table-cell table:style-name="ce4" table:formula="of:=+[.C184]*([.$D$5]/100)" office:value-type="float" office:value="893.556818501802" calcext:value-type="float">
            <text:p>894</text:p>
          </table:table-cell>
          <table:table-cell table:style-name="ce4" table:formula="of:=+[.C184]*[.E183]/[.C183]" office:value-type="float" office:value="992.840909446446" calcext:value-type="float">
            <text:p>993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177</text:p>
          </table:table-cell>
          <table:table-cell table:style-name="ce4" table:formula="of:=+[.C184]-[.E184]+[.D184]" office:value-type="float" office:value="19757.5340979843" calcext:value-type="float">
            <text:p>19758</text:p>
          </table:table-cell>
          <table:table-cell table:style-name="ce4" table:formula="of:=+[.C185]*([.$D$5]/100)" office:value-type="float" office:value="889.089034409293" calcext:value-type="float">
            <text:p>889</text:p>
          </table:table-cell>
          <table:table-cell table:style-name="ce4" table:formula="of:=+[.C185]*[.E184]/[.C184]" office:value-type="float" office:value="987.876704899214" calcext:value-type="float">
            <text:p>988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178</text:p>
          </table:table-cell>
          <table:table-cell table:style-name="ce4" table:formula="of:=+[.C185]-[.E185]+[.D185]" office:value-type="float" office:value="19658.7464274944" calcext:value-type="float">
            <text:p>19659</text:p>
          </table:table-cell>
          <table:table-cell table:style-name="ce4" table:formula="of:=+[.C186]*([.$D$5]/100)" office:value-type="float" office:value="884.643589237246" calcext:value-type="float">
            <text:p>885</text:p>
          </table:table-cell>
          <table:table-cell table:style-name="ce4" table:formula="of:=+[.C186]*[.E185]/[.C185]" office:value-type="float" office:value="982.937321374718" calcext:value-type="float">
            <text:p>983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179</text:p>
          </table:table-cell>
          <table:table-cell table:style-name="ce4" table:formula="of:=+[.C186]-[.E186]+[.D186]" office:value-type="float" office:value="19560.4526953569" calcext:value-type="float">
            <text:p>19560</text:p>
          </table:table-cell>
          <table:table-cell table:style-name="ce4" table:formula="of:=+[.C187]*([.$D$5]/100)" office:value-type="float" office:value="880.22037129106" calcext:value-type="float">
            <text:p>880</text:p>
          </table:table-cell>
          <table:table-cell table:style-name="ce4" table:formula="of:=+[.C187]*[.E186]/[.C186]" office:value-type="float" office:value="978.022634767844" calcext:value-type="float">
            <text:p>978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180</text:p>
          </table:table-cell>
          <table:table-cell table:style-name="ce4" table:formula="of:=+[.C187]-[.E187]+[.D187]" office:value-type="float" office:value="19462.6504318801" calcext:value-type="float">
            <text:p>19463</text:p>
          </table:table-cell>
          <table:table-cell table:style-name="ce4" table:formula="of:=+[.C188]*([.$D$5]/100)" office:value-type="float" office:value="875.819269434605" calcext:value-type="float">
            <text:p>876</text:p>
          </table:table-cell>
          <table:table-cell table:style-name="ce4" table:formula="of:=+[.C188]*[.E187]/[.C187]" office:value-type="float" office:value="973.132521594005" calcext:value-type="float">
            <text:p>973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181</text:p>
          </table:table-cell>
          <table:table-cell table:style-name="ce4" table:formula="of:=+[.C188]-[.E188]+[.D188]" office:value-type="float" office:value="19365.3371797207" calcext:value-type="float">
            <text:p>19365</text:p>
          </table:table-cell>
          <table:table-cell table:style-name="ce4" table:formula="of:=+[.C189]*([.$D$5]/100)" office:value-type="float" office:value="871.440173087432" calcext:value-type="float">
            <text:p>871</text:p>
          </table:table-cell>
          <table:table-cell table:style-name="ce4" table:formula="of:=+[.C189]*[.E188]/[.C188]" office:value-type="float" office:value="968.266858986035" calcext:value-type="float">
            <text:p>968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182</text:p>
          </table:table-cell>
          <table:table-cell table:style-name="ce4" table:formula="of:=+[.C189]-[.E189]+[.D189]" office:value-type="float" office:value="19268.5104938221" calcext:value-type="float">
            <text:p>19269</text:p>
          </table:table-cell>
          <table:table-cell table:style-name="ce4" table:formula="of:=+[.C190]*([.$D$5]/100)" office:value-type="float" office:value="867.082972221994" calcext:value-type="float">
            <text:p>867</text:p>
          </table:table-cell>
          <table:table-cell table:style-name="ce4" table:formula="of:=+[.C190]*[.E189]/[.C189]" office:value-type="float" office:value="963.425524691105" calcext:value-type="float">
            <text:p>963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183</text:p>
          </table:table-cell>
          <table:table-cell table:style-name="ce4" table:formula="of:=+[.C190]-[.E190]+[.D190]" office:value-type="float" office:value="19172.167941353" calcext:value-type="float">
            <text:p>19172</text:p>
          </table:table-cell>
          <table:table-cell table:style-name="ce4" table:formula="of:=+[.C191]*([.$D$5]/100)" office:value-type="float" office:value="862.747557360884" calcext:value-type="float">
            <text:p>863</text:p>
          </table:table-cell>
          <table:table-cell table:style-name="ce4" table:formula="of:=+[.C191]*[.E190]/[.C190]" office:value-type="float" office:value="958.608397067649" calcext:value-type="float">
            <text:p>959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184</text:p>
          </table:table-cell>
          <table:table-cell table:style-name="ce4" table:formula="of:=+[.C191]-[.E191]+[.D191]" office:value-type="float" office:value="19076.3071016462" calcext:value-type="float">
            <text:p>19076</text:p>
          </table:table-cell>
          <table:table-cell table:style-name="ce4" table:formula="of:=+[.C192]*([.$D$5]/100)" office:value-type="float" office:value="858.43381957408" calcext:value-type="float">
            <text:p>858</text:p>
          </table:table-cell>
          <table:table-cell table:style-name="ce4" table:formula="of:=+[.C192]*[.E191]/[.C191]" office:value-type="float" office:value="953.815355082311" calcext:value-type="float">
            <text:p>954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185</text:p>
          </table:table-cell>
          <table:table-cell table:style-name="ce4" table:formula="of:=+[.C192]-[.E192]+[.D192]" office:value-type="float" office:value="18980.925566138" calcext:value-type="float">
            <text:p>18981</text:p>
          </table:table-cell>
          <table:table-cell table:style-name="ce4" table:formula="of:=+[.C193]*([.$D$5]/100)" office:value-type="float" office:value="854.141650476209" calcext:value-type="float">
            <text:p>854</text:p>
          </table:table-cell>
          <table:table-cell table:style-name="ce4" table:formula="of:=+[.C193]*[.E192]/[.C192]" office:value-type="float" office:value="949.046278306899" calcext:value-type="float">
            <text:p>949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186</text:p>
          </table:table-cell>
          <table:table-cell table:style-name="ce4" table:formula="of:=+[.C193]-[.E193]+[.D193]" office:value-type="float" office:value="18886.0209383073" calcext:value-type="float">
            <text:p>18886</text:p>
          </table:table-cell>
          <table:table-cell table:style-name="ce4" table:formula="of:=+[.C194]*([.$D$5]/100)" office:value-type="float" office:value="849.870942223828" calcext:value-type="float">
            <text:p>850</text:p>
          </table:table-cell>
          <table:table-cell table:style-name="ce4" table:formula="of:=+[.C194]*[.E193]/[.C193]" office:value-type="float" office:value="944.301046915365" calcext:value-type="float">
            <text:p>944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187</text:p>
          </table:table-cell>
          <table:table-cell table:style-name="ce4" table:formula="of:=+[.C194]-[.E194]+[.D194]" office:value-type="float" office:value="18791.5908336158" calcext:value-type="float">
            <text:p>18792</text:p>
          </table:table-cell>
          <table:table-cell table:style-name="ce4" table:formula="of:=+[.C195]*([.$D$5]/100)" office:value-type="float" office:value="845.621587512709" calcext:value-type="float">
            <text:p>846</text:p>
          </table:table-cell>
          <table:table-cell table:style-name="ce4" table:formula="of:=+[.C195]*[.E194]/[.C194]" office:value-type="float" office:value="939.579541680788" calcext:value-type="float">
            <text:p>940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188</text:p>
          </table:table-cell>
          <table:table-cell table:style-name="ce4" table:formula="of:=+[.C195]-[.E195]+[.D195]" office:value-type="float" office:value="18697.6328794477" calcext:value-type="float">
            <text:p>18698</text:p>
          </table:table-cell>
          <table:table-cell table:style-name="ce4" table:formula="of:=+[.C196]*([.$D$5]/100)" office:value-type="float" office:value="841.393479575146" calcext:value-type="float">
            <text:p>841</text:p>
          </table:table-cell>
          <table:table-cell table:style-name="ce4" table:formula="of:=+[.C196]*[.E195]/[.C195]" office:value-type="float" office:value="934.881643972384" calcext:value-type="float">
            <text:p>935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189</text:p>
          </table:table-cell>
          <table:table-cell table:style-name="ce4" table:formula="of:=+[.C196]-[.E196]+[.D196]" office:value-type="float" office:value="18604.1447150504" calcext:value-type="float">
            <text:p>18604</text:p>
          </table:table-cell>
          <table:table-cell table:style-name="ce4" table:formula="of:=+[.C197]*([.$D$5]/100)" office:value-type="float" office:value="837.18651217727" calcext:value-type="float">
            <text:p>837</text:p>
          </table:table-cell>
          <table:table-cell table:style-name="ce4" table:formula="of:=+[.C197]*[.E196]/[.C196]" office:value-type="float" office:value="930.207235752522" calcext:value-type="float">
            <text:p>930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190</text:p>
          </table:table-cell>
          <table:table-cell table:style-name="ce4" table:formula="of:=+[.C197]-[.E197]+[.D197]" office:value-type="float" office:value="18511.1239914752" calcext:value-type="float">
            <text:p>18511</text:p>
          </table:table-cell>
          <table:table-cell table:style-name="ce4" table:formula="of:=+[.C198]*([.$D$5]/100)" office:value-type="float" office:value="833.000579616384" calcext:value-type="float">
            <text:p>833</text:p>
          </table:table-cell>
          <table:table-cell table:style-name="ce4" table:formula="of:=+[.C198]*[.E197]/[.C197]" office:value-type="float" office:value="925.55619957376" calcext:value-type="float">
            <text:p>926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191</text:p>
          </table:table-cell>
          <table:table-cell table:style-name="ce4" table:formula="of:=+[.C198]-[.E198]+[.D198]" office:value-type="float" office:value="18418.5683715178" calcext:value-type="float">
            <text:p>18419</text:p>
          </table:table-cell>
          <table:table-cell table:style-name="ce4" table:formula="of:=+[.C199]*([.$D$5]/100)" office:value-type="float" office:value="828.835576718302" calcext:value-type="float">
            <text:p>829</text:p>
          </table:table-cell>
          <table:table-cell table:style-name="ce4" table:formula="of:=+[.C199]*[.E198]/[.C198]" office:value-type="float" office:value="920.928418575891" calcext:value-type="float">
            <text:p>921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192</text:p>
          </table:table-cell>
          <table:table-cell table:style-name="ce4" table:formula="of:=+[.C199]-[.E199]+[.D199]" office:value-type="float" office:value="18326.4755296602" calcext:value-type="float">
            <text:p>18326</text:p>
          </table:table-cell>
          <table:table-cell table:style-name="ce4" table:formula="of:=+[.C200]*([.$D$5]/100)" office:value-type="float" office:value="824.69139883471" calcext:value-type="float">
            <text:p>825</text:p>
          </table:table-cell>
          <table:table-cell table:style-name="ce4" table:formula="of:=+[.C200]*[.E199]/[.C199]" office:value-type="float" office:value="916.323776483011" calcext:value-type="float">
            <text:p>916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193</text:p>
          </table:table-cell>
          <table:table-cell table:style-name="ce4" table:formula="of:=+[.C200]-[.E200]+[.D200]" office:value-type="float" office:value="18234.8431520119" calcext:value-type="float">
            <text:p>18235</text:p>
          </table:table-cell>
          <table:table-cell table:style-name="ce4" table:formula="of:=+[.C201]*([.$D$5]/100)" office:value-type="float" office:value="820.567941840537" calcext:value-type="float">
            <text:p>821</text:p>
          </table:table-cell>
          <table:table-cell table:style-name="ce4" table:formula="of:=+[.C201]*[.E200]/[.C200]" office:value-type="float" office:value="911.742157600596" calcext:value-type="float">
            <text:p>912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194</text:p>
          </table:table-cell>
          <table:table-cell table:style-name="ce4" table:formula="of:=+[.C201]-[.E201]+[.D201]" office:value-type="float" office:value="18143.6689362519" calcext:value-type="float">
            <text:p>18144</text:p>
          </table:table-cell>
          <table:table-cell table:style-name="ce4" table:formula="of:=+[.C202]*([.$D$5]/100)" office:value-type="float" office:value="816.465102131334" calcext:value-type="float">
            <text:p>816</text:p>
          </table:table-cell>
          <table:table-cell table:style-name="ce4" table:formula="of:=+[.C202]*[.E201]/[.C201]" office:value-type="float" office:value="907.183446812593" calcext:value-type="float">
            <text:p>907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195</text:p>
          </table:table-cell>
          <table:table-cell table:style-name="ce4" table:formula="of:=+[.C202]-[.E202]+[.D202]" office:value-type="float" office:value="18052.9505915706" calcext:value-type="float">
            <text:p>18053</text:p>
          </table:table-cell>
          <table:table-cell table:style-name="ce4" table:formula="of:=+[.C203]*([.$D$5]/100)" office:value-type="float" office:value="812.382776620678" calcext:value-type="float">
            <text:p>812</text:p>
          </table:table-cell>
          <table:table-cell table:style-name="ce4" table:formula="of:=+[.C203]*[.E202]/[.C202]" office:value-type="float" office:value="902.64752957853" calcext:value-type="float">
            <text:p>903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196</text:p>
          </table:table-cell>
          <table:table-cell table:style-name="ce4" table:formula="of:=+[.C203]-[.E203]+[.D203]" office:value-type="float" office:value="17962.6858386128" calcext:value-type="float">
            <text:p>17963</text:p>
          </table:table-cell>
          <table:table-cell table:style-name="ce4" table:formula="of:=+[.C204]*([.$D$5]/100)" office:value-type="float" office:value="808.320862737574" calcext:value-type="float">
            <text:p>808</text:p>
          </table:table-cell>
          <table:table-cell table:style-name="ce4" table:formula="of:=+[.C204]*[.E203]/[.C203]" office:value-type="float" office:value="898.134291930638" calcext:value-type="float">
            <text:p>898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197</text:p>
          </table:table-cell>
          <table:table-cell table:style-name="ce4" table:formula="of:=+[.C204]-[.E204]+[.D204]" office:value-type="float" office:value="17872.8724094197" calcext:value-type="float">
            <text:p>17873</text:p>
          </table:table-cell>
          <table:table-cell table:style-name="ce4" table:formula="of:=+[.C205]*([.$D$5]/100)" office:value-type="float" office:value="804.279258423886" calcext:value-type="float">
            <text:p>804</text:p>
          </table:table-cell>
          <table:table-cell table:style-name="ce4" table:formula="of:=+[.C205]*[.E204]/[.C204]" office:value-type="float" office:value="893.643620470985" calcext:value-type="float">
            <text:p>894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198</text:p>
          </table:table-cell>
          <table:table-cell table:style-name="ce4" table:formula="of:=+[.C205]-[.E205]+[.D205]" office:value-type="float" office:value="17783.5080473726" calcext:value-type="float">
            <text:p>17784</text:p>
          </table:table-cell>
          <table:table-cell table:style-name="ce4" table:formula="of:=+[.C206]*([.$D$5]/100)" office:value-type="float" office:value="800.257862131767" calcext:value-type="float">
            <text:p>800</text:p>
          </table:table-cell>
          <table:table-cell table:style-name="ce4" table:formula="of:=+[.C206]*[.E205]/[.C205]" office:value-type="float" office:value="889.17540236863" calcext:value-type="float">
            <text:p>889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199</text:p>
          </table:table-cell>
          <table:table-cell table:style-name="ce4" table:formula="of:=+[.C206]-[.E206]+[.D206]" office:value-type="float" office:value="17694.5905071357" calcext:value-type="float">
            <text:p>17695</text:p>
          </table:table-cell>
          <table:table-cell table:style-name="ce4" table:formula="of:=+[.C207]*([.$D$5]/100)" office:value-type="float" office:value="796.256572821108" calcext:value-type="float">
            <text:p>796</text:p>
          </table:table-cell>
          <table:table-cell table:style-name="ce4" table:formula="of:=+[.C207]*[.E206]/[.C206]" office:value-type="float" office:value="884.729525356786" calcext:value-type="float">
            <text:p>885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200</text:p>
          </table:table-cell>
          <table:table-cell table:style-name="ce4" table:formula="of:=+[.C207]-[.E207]+[.D207]" office:value-type="float" office:value="17606.1175546001" calcext:value-type="float">
            <text:p>17606</text:p>
          </table:table-cell>
          <table:table-cell table:style-name="ce4" table:formula="of:=+[.C208]*([.$D$5]/100)" office:value-type="float" office:value="792.275289957002" calcext:value-type="float">
            <text:p>792</text:p>
          </table:table-cell>
          <table:table-cell table:style-name="ce4" table:formula="of:=+[.C208]*[.E207]/[.C207]" office:value-type="float" office:value="880.305877730002" calcext:value-type="float">
            <text:p>880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201</text:p>
          </table:table-cell>
          <table:table-cell table:style-name="ce4" table:formula="of:=+[.C208]-[.E208]+[.D208]" office:value-type="float" office:value="17518.0869668271" calcext:value-type="float">
            <text:p>17518</text:p>
          </table:table-cell>
          <table:table-cell table:style-name="ce4" table:formula="of:=+[.C209]*([.$D$5]/100)" office:value-type="float" office:value="788.313913507217" calcext:value-type="float">
            <text:p>788</text:p>
          </table:table-cell>
          <table:table-cell table:style-name="ce4" table:formula="of:=+[.C209]*[.E208]/[.C208]" office:value-type="float" office:value="875.904348341352" calcext:value-type="float">
            <text:p>876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202</text:p>
          </table:table-cell>
          <table:table-cell table:style-name="ce4" table:formula="of:=+[.C209]-[.E209]+[.D209]" office:value-type="float" office:value="17430.4965319929" calcext:value-type="float">
            <text:p>17430</text:p>
          </table:table-cell>
          <table:table-cell table:style-name="ce4" table:formula="of:=+[.C210]*([.$D$5]/100)" office:value-type="float" office:value="784.372343939681" calcext:value-type="float">
            <text:p>784</text:p>
          </table:table-cell>
          <table:table-cell table:style-name="ce4" table:formula="of:=+[.C210]*[.E209]/[.C209]" office:value-type="float" office:value="871.524826599646" calcext:value-type="float">
            <text:p>872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203</text:p>
          </table:table-cell>
          <table:table-cell table:style-name="ce4" table:formula="of:=+[.C210]-[.E210]+[.D210]" office:value-type="float" office:value="17343.344049333" calcext:value-type="float">
            <text:p>17343</text:p>
          </table:table-cell>
          <table:table-cell table:style-name="ce4" table:formula="of:=+[.C211]*([.$D$5]/100)" office:value-type="float" office:value="780.450482219983" calcext:value-type="float">
            <text:p>780</text:p>
          </table:table-cell>
          <table:table-cell table:style-name="ce4" table:formula="of:=+[.C211]*[.E210]/[.C210]" office:value-type="float" office:value="867.167202466647" calcext:value-type="float">
            <text:p>867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204</text:p>
          </table:table-cell>
          <table:table-cell table:style-name="ce4" table:formula="of:=+[.C211]-[.E211]+[.D211]" office:value-type="float" office:value="17256.6273290863" calcext:value-type="float">
            <text:p>17257</text:p>
          </table:table-cell>
          <table:table-cell table:style-name="ce4" table:formula="of:=+[.C212]*([.$D$5]/100)" office:value-type="float" office:value="776.548229808883" calcext:value-type="float">
            <text:p>777</text:p>
          </table:table-cell>
          <table:table-cell table:style-name="ce4" table:formula="of:=+[.C212]*[.E211]/[.C211]" office:value-type="float" office:value="862.831366454314" calcext:value-type="float">
            <text:p>863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205</text:p>
          </table:table-cell>
          <table:table-cell table:style-name="ce4" table:formula="of:=+[.C212]-[.E212]+[.D212]" office:value-type="float" office:value="17170.3441924409" calcext:value-type="float">
            <text:p>17170</text:p>
          </table:table-cell>
          <table:table-cell table:style-name="ce4" table:formula="of:=+[.C213]*([.$D$5]/100)" office:value-type="float" office:value="772.665488659839" calcext:value-type="float">
            <text:p>773</text:p>
          </table:table-cell>
          <table:table-cell table:style-name="ce4" table:formula="of:=+[.C213]*[.E212]/[.C212]" office:value-type="float" office:value="858.517209622043" calcext:value-type="float">
            <text:p>859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206</text:p>
          </table:table-cell>
          <table:table-cell table:style-name="ce4" table:formula="of:=+[.C213]-[.E213]+[.D213]" office:value-type="float" office:value="17084.4924714787" calcext:value-type="float">
            <text:p>17084</text:p>
          </table:table-cell>
          <table:table-cell table:style-name="ce4" table:formula="of:=+[.C214]*([.$D$5]/100)" office:value-type="float" office:value="768.802161216539" calcext:value-type="float">
            <text:p>769</text:p>
          </table:table-cell>
          <table:table-cell table:style-name="ce4" table:formula="of:=+[.C214]*[.E213]/[.C213]" office:value-type="float" office:value="854.224623573933" calcext:value-type="float">
            <text:p>854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207</text:p>
          </table:table-cell>
          <table:table-cell table:style-name="ce4" table:formula="of:=+[.C214]-[.E214]+[.D214]" office:value-type="float" office:value="16999.0700091213" calcext:value-type="float">
            <text:p>16999</text:p>
          </table:table-cell>
          <table:table-cell table:style-name="ce4" table:formula="of:=+[.C215]*([.$D$5]/100)" office:value-type="float" office:value="764.958150410457" calcext:value-type="float">
            <text:p>765</text:p>
          </table:table-cell>
          <table:table-cell table:style-name="ce4" table:formula="of:=+[.C215]*[.E214]/[.C214]" office:value-type="float" office:value="849.953500456063" calcext:value-type="float">
            <text:p>850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208</text:p>
          </table:table-cell>
          <table:table-cell table:style-name="ce4" table:formula="of:=+[.C215]-[.E215]+[.D215]" office:value-type="float" office:value="16914.0746590757" calcext:value-type="float">
            <text:p>16914</text:p>
          </table:table-cell>
          <table:table-cell table:style-name="ce4" table:formula="of:=+[.C216]*([.$D$5]/100)" office:value-type="float" office:value="761.133359658404" calcext:value-type="float">
            <text:p>761</text:p>
          </table:table-cell>
          <table:table-cell table:style-name="ce4" table:formula="of:=+[.C216]*[.E215]/[.C215]" office:value-type="float" office:value="845.703732953782" calcext:value-type="float">
            <text:p>846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209</text:p>
          </table:table-cell>
          <table:table-cell table:style-name="ce4" table:formula="of:=+[.C216]-[.E216]+[.D216]" office:value-type="float" office:value="16829.5042857803" calcext:value-type="float">
            <text:p>16830</text:p>
          </table:table-cell>
          <table:table-cell table:style-name="ce4" table:formula="of:=+[.C217]*([.$D$5]/100)" office:value-type="float" office:value="757.327692860112" calcext:value-type="float">
            <text:p>757</text:p>
          </table:table-cell>
          <table:table-cell table:style-name="ce4" table:formula="of:=+[.C217]*[.E216]/[.C216]" office:value-type="float" office:value="841.475214289014" calcext:value-type="float">
            <text:p>841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210</text:p>
          </table:table-cell>
          <table:table-cell table:style-name="ce4" table:formula="of:=+[.C217]-[.E217]+[.D217]" office:value-type="float" office:value="16745.3567643514" calcext:value-type="float">
            <text:p>16745</text:p>
          </table:table-cell>
          <table:table-cell table:style-name="ce4" table:formula="of:=+[.C218]*([.$D$5]/100)" office:value-type="float" office:value="753.541054395812" calcext:value-type="float">
            <text:p>754</text:p>
          </table:table-cell>
          <table:table-cell table:style-name="ce4" table:formula="of:=+[.C218]*[.E217]/[.C217]" office:value-type="float" office:value="837.267838217568" calcext:value-type="float">
            <text:p>837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211</text:p>
          </table:table-cell>
          <table:table-cell table:style-name="ce4" table:formula="of:=+[.C218]-[.E218]+[.D218]" office:value-type="float" office:value="16661.6299805296" calcext:value-type="float">
            <text:p>16662</text:p>
          </table:table-cell>
          <table:table-cell table:style-name="ce4" table:formula="of:=+[.C219]*([.$D$5]/100)" office:value-type="float" office:value="749.773349123833" calcext:value-type="float">
            <text:p>750</text:p>
          </table:table-cell>
          <table:table-cell table:style-name="ce4" table:formula="of:=+[.C219]*[.E218]/[.C218]" office:value-type="float" office:value="833.081499026481" calcext:value-type="float">
            <text:p>833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212</text:p>
          </table:table-cell>
          <table:table-cell table:style-name="ce4" table:formula="of:=+[.C219]-[.E219]+[.D219]" office:value-type="float" office:value="16578.321830627" calcext:value-type="float">
            <text:p>16578</text:p>
          </table:table-cell>
          <table:table-cell table:style-name="ce4" table:formula="of:=+[.C220]*([.$D$5]/100)" office:value-type="float" office:value="746.024482378214" calcext:value-type="float">
            <text:p>746</text:p>
          </table:table-cell>
          <table:table-cell table:style-name="ce4" table:formula="of:=+[.C220]*[.E219]/[.C219]" office:value-type="float" office:value="828.916091531348" calcext:value-type="float">
            <text:p>829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213</text:p>
          </table:table-cell>
          <table:table-cell table:style-name="ce4" table:formula="of:=+[.C220]-[.E220]+[.D220]" office:value-type="float" office:value="16495.4302214738" calcext:value-type="float">
            <text:p>16495</text:p>
          </table:table-cell>
          <table:table-cell table:style-name="ce4" table:formula="of:=+[.C221]*([.$D$5]/100)" office:value-type="float" office:value="742.294359966323" calcext:value-type="float">
            <text:p>742</text:p>
          </table:table-cell>
          <table:table-cell table:style-name="ce4" table:formula="of:=+[.C221]*[.E220]/[.C220]" office:value-type="float" office:value="824.771511073691" calcext:value-type="float">
            <text:p>825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214</text:p>
          </table:table-cell>
          <table:table-cell table:style-name="ce4" table:formula="of:=+[.C221]-[.E221]+[.D221]" office:value-type="float" office:value="16412.9530703665" calcext:value-type="float">
            <text:p>16413</text:p>
          </table:table-cell>
          <table:table-cell table:style-name="ce4" table:formula="of:=+[.C222]*([.$D$5]/100)" office:value-type="float" office:value="738.582888166491" calcext:value-type="float">
            <text:p>739</text:p>
          </table:table-cell>
          <table:table-cell table:style-name="ce4" table:formula="of:=+[.C222]*[.E221]/[.C221]" office:value-type="float" office:value="820.647653518323" calcext:value-type="float">
            <text:p>821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215</text:p>
          </table:table-cell>
          <table:table-cell table:style-name="ce4" table:formula="of:=+[.C222]-[.E222]+[.D222]" office:value-type="float" office:value="16330.8883050146" calcext:value-type="float">
            <text:p>16331</text:p>
          </table:table-cell>
          <table:table-cell table:style-name="ce4" table:formula="of:=+[.C223]*([.$D$5]/100)" office:value-type="float" office:value="734.889973725659" calcext:value-type="float">
            <text:p>735</text:p>
          </table:table-cell>
          <table:table-cell table:style-name="ce4" table:formula="of:=+[.C223]*[.E222]/[.C222]" office:value-type="float" office:value="816.544415250731" calcext:value-type="float">
            <text:p>817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216</text:p>
          </table:table-cell>
          <table:table-cell table:style-name="ce4" table:formula="of:=+[.C223]-[.E223]+[.D223]" office:value-type="float" office:value="16249.2338634896" calcext:value-type="float">
            <text:p>16249</text:p>
          </table:table-cell>
          <table:table-cell table:style-name="ce4" table:formula="of:=+[.C224]*([.$D$5]/100)" office:value-type="float" office:value="731.21552385703" calcext:value-type="float">
            <text:p>731</text:p>
          </table:table-cell>
          <table:table-cell table:style-name="ce4" table:formula="of:=+[.C224]*[.E223]/[.C223]" office:value-type="float" office:value="812.461693174478" calcext:value-type="float">
            <text:p>812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217</text:p>
          </table:table-cell>
          <table:table-cell table:style-name="ce4" table:formula="of:=+[.C224]-[.E224]+[.D224]" office:value-type="float" office:value="16167.9876941721" calcext:value-type="float">
            <text:p>16168</text:p>
          </table:table-cell>
          <table:table-cell table:style-name="ce4" table:formula="of:=+[.C225]*([.$D$5]/100)" office:value-type="float" office:value="727.559446237745" calcext:value-type="float">
            <text:p>728</text:p>
          </table:table-cell>
          <table:table-cell table:style-name="ce4" table:formula="of:=+[.C225]*[.E224]/[.C224]" office:value-type="float" office:value="808.399384708605" calcext:value-type="float">
            <text:p>808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218</text:p>
          </table:table-cell>
          <table:table-cell table:style-name="ce4" table:formula="of:=+[.C225]-[.E225]+[.D225]" office:value-type="float" office:value="16087.1477557013" calcext:value-type="float">
            <text:p>16087</text:p>
          </table:table-cell>
          <table:table-cell table:style-name="ce4" table:formula="of:=+[.C226]*([.$D$5]/100)" office:value-type="float" office:value="723.921649006556" calcext:value-type="float">
            <text:p>724</text:p>
          </table:table-cell>
          <table:table-cell table:style-name="ce4" table:formula="of:=+[.C226]*[.E225]/[.C225]" office:value-type="float" office:value="804.357387785062" calcext:value-type="float">
            <text:p>804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219</text:p>
          </table:table-cell>
          <table:table-cell table:style-name="ce4" table:formula="of:=+[.C226]-[.E226]+[.D226]" office:value-type="float" office:value="16006.7120169227" calcext:value-type="float">
            <text:p>16007</text:p>
          </table:table-cell>
          <table:table-cell table:style-name="ce4" table:formula="of:=+[.C227]*([.$D$5]/100)" office:value-type="float" office:value="720.302040761523" calcext:value-type="float">
            <text:p>720</text:p>
          </table:table-cell>
          <table:table-cell table:style-name="ce4" table:formula="of:=+[.C227]*[.E226]/[.C226]" office:value-type="float" office:value="800.335600846137" calcext:value-type="float">
            <text:p>800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220</text:p>
          </table:table-cell>
          <table:table-cell table:style-name="ce4" table:formula="of:=+[.C227]-[.E227]+[.D227]" office:value-type="float" office:value="15926.6784568381" calcext:value-type="float">
            <text:p>15927</text:p>
          </table:table-cell>
          <table:table-cell table:style-name="ce4" table:formula="of:=+[.C228]*([.$D$5]/100)" office:value-type="float" office:value="716.700530557716" calcext:value-type="float">
            <text:p>717</text:p>
          </table:table-cell>
          <table:table-cell table:style-name="ce4" table:formula="of:=+[.C228]*[.E227]/[.C227]" office:value-type="float" office:value="796.333922841906" calcext:value-type="float">
            <text:p>796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221</text:p>
          </table:table-cell>
          <table:table-cell table:style-name="ce4" table:formula="of:=+[.C228]-[.E228]+[.D228]" office:value-type="float" office:value="15847.0450645539" calcext:value-type="float">
            <text:p>15847</text:p>
          </table:table-cell>
          <table:table-cell table:style-name="ce4" table:formula="of:=+[.C229]*([.$D$5]/100)" office:value-type="float" office:value="713.117027904927" calcext:value-type="float">
            <text:p>713</text:p>
          </table:table-cell>
          <table:table-cell table:style-name="ce4" table:formula="of:=+[.C229]*[.E228]/[.C228]" office:value-type="float" office:value="792.352253227697" calcext:value-type="float">
            <text:p>792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222</text:p>
          </table:table-cell>
          <table:table-cell table:style-name="ce4" table:formula="of:=+[.C229]-[.E229]+[.D229]" office:value-type="float" office:value="15767.8098392312" calcext:value-type="float">
            <text:p>15768</text:p>
          </table:table-cell>
          <table:table-cell table:style-name="ce4" table:formula="of:=+[.C230]*([.$D$5]/100)" office:value-type="float" office:value="709.551442765403" calcext:value-type="float">
            <text:p>710</text:p>
          </table:table-cell>
          <table:table-cell table:style-name="ce4" table:formula="of:=+[.C230]*[.E229]/[.C229]" office:value-type="float" office:value="788.390491961558" calcext:value-type="float">
            <text:p>788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223</text:p>
          </table:table-cell>
          <table:table-cell table:style-name="ce4" table:formula="of:=+[.C230]-[.E230]+[.D230]" office:value-type="float" office:value="15688.970790035" calcext:value-type="float">
            <text:p>15689</text:p>
          </table:table-cell>
          <table:table-cell table:style-name="ce4" table:formula="of:=+[.C231]*([.$D$5]/100)" office:value-type="float" office:value="706.003685551576" calcext:value-type="float">
            <text:p>706</text:p>
          </table:table-cell>
          <table:table-cell table:style-name="ce4" table:formula="of:=+[.C231]*[.E230]/[.C230]" office:value-type="float" office:value="784.448539501751" calcext:value-type="float">
            <text:p>784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224</text:p>
          </table:table-cell>
          <table:table-cell table:style-name="ce4" table:formula="of:=+[.C231]-[.E231]+[.D231]" office:value-type="float" office:value="15610.5259360848" calcext:value-type="float">
            <text:p>15611</text:p>
          </table:table-cell>
          <table:table-cell table:style-name="ce4" table:formula="of:=+[.C232]*([.$D$5]/100)" office:value-type="float" office:value="702.473667123818" calcext:value-type="float">
            <text:p>702</text:p>
          </table:table-cell>
          <table:table-cell table:style-name="ce4" table:formula="of:=+[.C232]*[.E231]/[.C231]" office:value-type="float" office:value="780.526296804242" calcext:value-type="float">
            <text:p>781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225</text:p>
          </table:table-cell>
          <table:table-cell table:style-name="ce4" table:formula="of:=+[.C232]-[.E232]+[.D232]" office:value-type="float" office:value="15532.4733064044" calcext:value-type="float">
            <text:p>15532</text:p>
          </table:table-cell>
          <table:table-cell table:style-name="ce4" table:formula="of:=+[.C233]*([.$D$5]/100)" office:value-type="float" office:value="698.961298788199" calcext:value-type="float">
            <text:p>699</text:p>
          </table:table-cell>
          <table:table-cell table:style-name="ce4" table:formula="of:=+[.C233]*[.E232]/[.C232]" office:value-type="float" office:value="776.623665320221" calcext:value-type="float">
            <text:p>777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226</text:p>
          </table:table-cell>
          <table:table-cell table:style-name="ce4" table:formula="of:=+[.C233]-[.E233]+[.D233]" office:value-type="float" office:value="15454.8109398724" calcext:value-type="float">
            <text:p>15455</text:p>
          </table:table-cell>
          <table:table-cell table:style-name="ce4" table:formula="of:=+[.C234]*([.$D$5]/100)" office:value-type="float" office:value="695.466492294258" calcext:value-type="float">
            <text:p>695</text:p>
          </table:table-cell>
          <table:table-cell table:style-name="ce4" table:formula="of:=+[.C234]*[.E233]/[.C233]" office:value-type="float" office:value="772.74054699362" calcext:value-type="float">
            <text:p>773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227</text:p>
          </table:table-cell>
          <table:table-cell table:style-name="ce4" table:formula="of:=+[.C234]-[.E234]+[.D234]" office:value-type="float" office:value="15377.536885173" calcext:value-type="float">
            <text:p>15378</text:p>
          </table:table-cell>
          <table:table-cell table:style-name="ce4" table:formula="of:=+[.C235]*([.$D$5]/100)" office:value-type="float" office:value="691.989159832787" calcext:value-type="float">
            <text:p>692</text:p>
          </table:table-cell>
          <table:table-cell table:style-name="ce4" table:formula="of:=+[.C235]*[.E234]/[.C234]" office:value-type="float" office:value="768.876844258652" calcext:value-type="float">
            <text:p>769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228</text:p>
          </table:table-cell>
          <table:table-cell table:style-name="ce4" table:formula="of:=+[.C235]-[.E235]+[.D235]" office:value-type="float" office:value="15300.6492007472" calcext:value-type="float">
            <text:p>15301</text:p>
          </table:table-cell>
          <table:table-cell table:style-name="ce4" table:formula="of:=+[.C236]*([.$D$5]/100)" office:value-type="float" office:value="688.529214033623" calcext:value-type="float">
            <text:p>689</text:p>
          </table:table-cell>
          <table:table-cell table:style-name="ce4" table:formula="of:=+[.C236]*[.E235]/[.C235]" office:value-type="float" office:value="765.032460037358" calcext:value-type="float">
            <text:p>765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229</text:p>
          </table:table-cell>
          <table:table-cell table:style-name="ce4" table:formula="of:=+[.C236]-[.E236]+[.D236]" office:value-type="float" office:value="15224.1459547434" calcext:value-type="float">
            <text:p>15224</text:p>
          </table:table-cell>
          <table:table-cell table:style-name="ce4" table:formula="of:=+[.C237]*([.$D$5]/100)" office:value-type="float" office:value="685.086567963455" calcext:value-type="float">
            <text:p>685</text:p>
          </table:table-cell>
          <table:table-cell table:style-name="ce4" table:formula="of:=+[.C237]*[.E236]/[.C236]" office:value-type="float" office:value="761.207297737172" calcext:value-type="float">
            <text:p>761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230</text:p>
          </table:table-cell>
          <table:table-cell table:style-name="ce4" table:formula="of:=+[.C237]-[.E237]+[.D237]" office:value-type="float" office:value="15148.0252249697" calcext:value-type="float">
            <text:p>15148</text:p>
          </table:table-cell>
          <table:table-cell table:style-name="ce4" table:formula="of:=+[.C238]*([.$D$5]/100)" office:value-type="float" office:value="681.661135123637" calcext:value-type="float">
            <text:p>682</text:p>
          </table:table-cell>
          <table:table-cell table:style-name="ce4" table:formula="of:=+[.C238]*[.E237]/[.C237]" office:value-type="float" office:value="757.401261248486" calcext:value-type="float">
            <text:p>757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231</text:p>
          </table:table-cell>
          <table:table-cell table:style-name="ce4" table:formula="of:=+[.C238]-[.E238]+[.D238]" office:value-type="float" office:value="15072.2850988449" calcext:value-type="float">
            <text:p>15072</text:p>
          </table:table-cell>
          <table:table-cell table:style-name="ce4" table:formula="of:=+[.C239]*([.$D$5]/100)" office:value-type="float" office:value="678.252829448019" calcext:value-type="float">
            <text:p>678</text:p>
          </table:table-cell>
          <table:table-cell table:style-name="ce4" table:formula="of:=+[.C239]*[.E238]/[.C238]" office:value-type="float" office:value="753.614254942243" calcext:value-type="float">
            <text:p>754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232</text:p>
          </table:table-cell>
          <table:table-cell table:style-name="ce4" table:formula="of:=+[.C239]-[.E239]+[.D239]" office:value-type="float" office:value="14996.9236733506" calcext:value-type="float">
            <text:p>14997</text:p>
          </table:table-cell>
          <table:table-cell table:style-name="ce4" table:formula="of:=+[.C240]*([.$D$5]/100)" office:value-type="float" office:value="674.861565300779" calcext:value-type="float">
            <text:p>675</text:p>
          </table:table-cell>
          <table:table-cell table:style-name="ce4" table:formula="of:=+[.C240]*[.E239]/[.C239]" office:value-type="float" office:value="749.846183667532" calcext:value-type="float">
            <text:p>750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233</text:p>
          </table:table-cell>
          <table:table-cell table:style-name="ce4" table:formula="of:=+[.C240]-[.E240]+[.D240]" office:value-type="float" office:value="14921.9390549839" calcext:value-type="float">
            <text:p>14922</text:p>
          </table:table-cell>
          <table:table-cell table:style-name="ce4" table:formula="of:=+[.C241]*([.$D$5]/100)" office:value-type="float" office:value="671.487257474275" calcext:value-type="float">
            <text:p>671</text:p>
          </table:table-cell>
          <table:table-cell table:style-name="ce4" table:formula="of:=+[.C241]*[.E240]/[.C240]" office:value-type="float" office:value="746.096952749194" calcext:value-type="float">
            <text:p>746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234</text:p>
          </table:table-cell>
          <table:table-cell table:style-name="ce4" table:formula="of:=+[.C241]-[.E241]+[.D241]" office:value-type="float" office:value="14847.329359709" calcext:value-type="float">
            <text:p>14847</text:p>
          </table:table-cell>
          <table:table-cell table:style-name="ce4" table:formula="of:=+[.C242]*([.$D$5]/100)" office:value-type="float" office:value="668.129821186904" calcext:value-type="float">
            <text:p>668</text:p>
          </table:table-cell>
          <table:table-cell table:style-name="ce4" table:formula="of:=+[.C242]*[.E241]/[.C241]" office:value-type="float" office:value="742.366467985448" calcext:value-type="float">
            <text:p>742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235</text:p>
          </table:table-cell>
          <table:table-cell table:style-name="ce4" table:formula="of:=+[.C242]-[.E242]+[.D242]" office:value-type="float" office:value="14773.0927129104" calcext:value-type="float">
            <text:p>14773</text:p>
          </table:table-cell>
          <table:table-cell table:style-name="ce4" table:formula="of:=+[.C243]*([.$D$5]/100)" office:value-type="float" office:value="664.789172080969" calcext:value-type="float">
            <text:p>665</text:p>
          </table:table-cell>
          <table:table-cell table:style-name="ce4" table:formula="of:=+[.C243]*[.E242]/[.C242]" office:value-type="float" office:value="738.654635645521" calcext:value-type="float">
            <text:p>739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236</text:p>
          </table:table-cell>
          <table:table-cell table:style-name="ce4" table:formula="of:=+[.C243]-[.E243]+[.D243]" office:value-type="float" office:value="14699.2272493459" calcext:value-type="float">
            <text:p>14699</text:p>
          </table:table-cell>
          <table:table-cell table:style-name="ce4" table:formula="of:=+[.C244]*([.$D$5]/100)" office:value-type="float" office:value="661.465226220564" calcext:value-type="float">
            <text:p>661</text:p>
          </table:table-cell>
          <table:table-cell table:style-name="ce4" table:formula="of:=+[.C244]*[.E243]/[.C243]" office:value-type="float" office:value="734.961362467294" calcext:value-type="float">
            <text:p>735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237</text:p>
          </table:table-cell>
          <table:table-cell table:style-name="ce4" table:formula="of:=+[.C244]-[.E244]+[.D244]" office:value-type="float" office:value="14625.7311130991" calcext:value-type="float">
            <text:p>14626</text:p>
          </table:table-cell>
          <table:table-cell table:style-name="ce4" table:formula="of:=+[.C245]*([.$D$5]/100)" office:value-type="float" office:value="658.157900089462" calcext:value-type="float">
            <text:p>658</text:p>
          </table:table-cell>
          <table:table-cell table:style-name="ce4" table:formula="of:=+[.C245]*[.E244]/[.C244]" office:value-type="float" office:value="731.286555654957" calcext:value-type="float">
            <text:p>731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238</text:p>
          </table:table-cell>
          <table:table-cell table:style-name="ce4" table:formula="of:=+[.C245]-[.E245]+[.D245]" office:value-type="float" office:value="14552.6024575337" calcext:value-type="float">
            <text:p>14553</text:p>
          </table:table-cell>
          <table:table-cell table:style-name="ce4" table:formula="of:=+[.C246]*([.$D$5]/100)" office:value-type="float" office:value="654.867110589014" calcext:value-type="float">
            <text:p>655</text:p>
          </table:table-cell>
          <table:table-cell table:style-name="ce4" table:formula="of:=+[.C246]*[.E245]/[.C245]" office:value-type="float" office:value="727.630122876682" calcext:value-type="float">
            <text:p>728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239</text:p>
          </table:table-cell>
          <table:table-cell table:style-name="ce4" table:formula="of:=+[.C246]-[.E246]+[.D246]" office:value-type="float" office:value="14479.839445246" calcext:value-type="float">
            <text:p>14480</text:p>
          </table:table-cell>
          <table:table-cell table:style-name="ce4" table:formula="of:=+[.C247]*([.$D$5]/100)" office:value-type="float" office:value="651.592775036069" calcext:value-type="float">
            <text:p>652</text:p>
          </table:table-cell>
          <table:table-cell table:style-name="ce4" table:formula="of:=+[.C247]*[.E246]/[.C246]" office:value-type="float" office:value="723.991972262299" calcext:value-type="float">
            <text:p>724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240</text:p>
          </table:table-cell>
          <table:table-cell table:style-name="ce4" table:formula="of:=+[.C247]-[.E247]+[.D247]" office:value-type="float" office:value="14407.4402480198" calcext:value-type="float">
            <text:p>14407</text:p>
          </table:table-cell>
          <table:table-cell table:style-name="ce4" table:formula="of:=+[.C248]*([.$D$5]/100)" office:value-type="float" office:value="648.334811160889" calcext:value-type="float">
            <text:p>648</text:p>
          </table:table-cell>
          <table:table-cell table:style-name="ce4" table:formula="of:=+[.C248]*[.E247]/[.C247]" office:value-type="float" office:value="720.372012400987" calcext:value-type="float">
            <text:p>720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241</text:p>
          </table:table-cell>
          <table:table-cell table:style-name="ce4" table:formula="of:=+[.C248]-[.E248]+[.D248]" office:value-type="float" office:value="14335.4030467797" calcext:value-type="float">
            <text:p>14335</text:p>
          </table:table-cell>
          <table:table-cell table:style-name="ce4" table:formula="of:=+[.C249]*([.$D$5]/100)" office:value-type="float" office:value="645.093137105085" calcext:value-type="float">
            <text:p>645</text:p>
          </table:table-cell>
          <table:table-cell table:style-name="ce4" table:formula="of:=+[.C249]*[.E248]/[.C248]" office:value-type="float" office:value="716.770152338983" calcext:value-type="float">
            <text:p>717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242</text:p>
          </table:table-cell>
          <table:table-cell table:style-name="ce4" table:formula="of:=+[.C249]-[.E249]+[.D249]" office:value-type="float" office:value="14263.7260315458" calcext:value-type="float">
            <text:p>14264</text:p>
          </table:table-cell>
          <table:table-cell table:style-name="ce4" table:formula="of:=+[.C250]*([.$D$5]/100)" office:value-type="float" office:value="641.867671419559" calcext:value-type="float">
            <text:p>642</text:p>
          </table:table-cell>
          <table:table-cell table:style-name="ce4" table:formula="of:=+[.C250]*[.E249]/[.C249]" office:value-type="float" office:value="713.186301577288" calcext:value-type="float">
            <text:p>713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243</text:p>
          </table:table-cell>
          <table:table-cell table:style-name="ce4" table:formula="of:=+[.C250]-[.E250]+[.D250]" office:value-type="float" office:value="14192.407401388" calcext:value-type="float">
            <text:p>14192</text:p>
          </table:table-cell>
          <table:table-cell table:style-name="ce4" table:formula="of:=+[.C251]*([.$D$5]/100)" office:value-type="float" office:value="638.658333062461" calcext:value-type="float">
            <text:p>639</text:p>
          </table:table-cell>
          <table:table-cell table:style-name="ce4" table:formula="of:=+[.C251]*[.E250]/[.C250]" office:value-type="float" office:value="709.620370069401" calcext:value-type="float">
            <text:p>710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244</text:p>
          </table:table-cell>
          <table:table-cell table:style-name="ce4" table:formula="of:=+[.C251]-[.E251]+[.D251]" office:value-type="float" office:value="14121.4453643811" calcext:value-type="float">
            <text:p>14121</text:p>
          </table:table-cell>
          <table:table-cell table:style-name="ce4" table:formula="of:=+[.C252]*([.$D$5]/100)" office:value-type="float" office:value="635.465041397149" calcext:value-type="float">
            <text:p>635</text:p>
          </table:table-cell>
          <table:table-cell table:style-name="ce4" table:formula="of:=+[.C252]*[.E251]/[.C251]" office:value-type="float" office:value="706.072268219054" calcext:value-type="float">
            <text:p>706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245</text:p>
          </table:table-cell>
          <table:table-cell table:style-name="ce4" table:formula="of:=+[.C252]-[.E252]+[.D252]" office:value-type="float" office:value="14050.8381375592" calcext:value-type="float">
            <text:p>14051</text:p>
          </table:table-cell>
          <table:table-cell table:style-name="ce4" table:formula="of:=+[.C253]*([.$D$5]/100)" office:value-type="float" office:value="632.287716190163" calcext:value-type="float">
            <text:p>632</text:p>
          </table:table-cell>
          <table:table-cell table:style-name="ce4" table:formula="of:=+[.C253]*[.E252]/[.C252]" office:value-type="float" office:value="702.541906877959" calcext:value-type="float">
            <text:p>703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246</text:p>
          </table:table-cell>
          <table:table-cell table:style-name="ce4" table:formula="of:=+[.C253]-[.E253]+[.D253]" office:value-type="float" office:value="13980.5839468714" calcext:value-type="float">
            <text:p>13981</text:p>
          </table:table-cell>
          <table:table-cell table:style-name="ce4" table:formula="of:=+[.C254]*([.$D$5]/100)" office:value-type="float" office:value="629.126277609212" calcext:value-type="float">
            <text:p>629</text:p>
          </table:table-cell>
          <table:table-cell table:style-name="ce4" table:formula="of:=+[.C254]*[.E253]/[.C253]" office:value-type="float" office:value="699.029197343569" calcext:value-type="float">
            <text:p>699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247</text:p>
          </table:table-cell>
          <table:table-cell table:style-name="ce4" table:formula="of:=+[.C254]-[.E254]+[.D254]" office:value-type="float" office:value="13910.681027137" calcext:value-type="float">
            <text:p>13911</text:p>
          </table:table-cell>
          <table:table-cell table:style-name="ce4" table:formula="of:=+[.C255]*([.$D$5]/100)" office:value-type="float" office:value="625.980646221167" calcext:value-type="float">
            <text:p>626</text:p>
          </table:table-cell>
          <table:table-cell table:style-name="ce4" table:formula="of:=+[.C255]*[.E254]/[.C254]" office:value-type="float" office:value="695.534051356851" calcext:value-type="float">
            <text:p>696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248</text:p>
          </table:table-cell>
          <table:table-cell table:style-name="ce4" table:formula="of:=+[.C255]-[.E255]+[.D255]" office:value-type="float" office:value="13841.1276220013" calcext:value-type="float">
            <text:p>13841</text:p>
          </table:table-cell>
          <table:table-cell table:style-name="ce4" table:formula="of:=+[.C256]*([.$D$5]/100)" office:value-type="float" office:value="622.850742990061" calcext:value-type="float">
            <text:p>623</text:p>
          </table:table-cell>
          <table:table-cell table:style-name="ce4" table:formula="of:=+[.C256]*[.E255]/[.C255]" office:value-type="float" office:value="692.056381100067" calcext:value-type="float">
            <text:p>692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249</text:p>
          </table:table-cell>
          <table:table-cell table:style-name="ce4" table:formula="of:=+[.C256]-[.E256]+[.D256]" office:value-type="float" office:value="13771.9219838913" calcext:value-type="float">
            <text:p>13772</text:p>
          </table:table-cell>
          <table:table-cell table:style-name="ce4" table:formula="of:=+[.C257]*([.$D$5]/100)" office:value-type="float" office:value="619.73648927511" calcext:value-type="float">
            <text:p>620</text:p>
          </table:table-cell>
          <table:table-cell table:style-name="ce4" table:formula="of:=+[.C257]*[.E256]/[.C256]" office:value-type="float" office:value="688.596099194567" calcext:value-type="float">
            <text:p>689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250</text:p>
          </table:table-cell>
          <table:table-cell table:style-name="ce4" table:formula="of:=+[.C257]-[.E257]+[.D257]" office:value-type="float" office:value="13703.0623739719" calcext:value-type="float">
            <text:p>13703</text:p>
          </table:table-cell>
          <table:table-cell table:style-name="ce4" table:formula="of:=+[.C258]*([.$D$5]/100)" office:value-type="float" office:value="616.637806828735" calcext:value-type="float">
            <text:p>617</text:p>
          </table:table-cell>
          <table:table-cell table:style-name="ce4" table:formula="of:=+[.C258]*[.E257]/[.C257]" office:value-type="float" office:value="685.153118698594" calcext:value-type="float">
            <text:p>685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251</text:p>
          </table:table-cell>
          <table:table-cell table:style-name="ce4" table:formula="of:=+[.C258]-[.E258]+[.D258]" office:value-type="float" office:value="13634.547062102" calcext:value-type="float">
            <text:p>13635</text:p>
          </table:table-cell>
          <table:table-cell table:style-name="ce4" table:formula="of:=+[.C259]*([.$D$5]/100)" office:value-type="float" office:value="613.554617794591" calcext:value-type="float">
            <text:p>614</text:p>
          </table:table-cell>
          <table:table-cell table:style-name="ce4" table:formula="of:=+[.C259]*[.E258]/[.C258]" office:value-type="float" office:value="681.727353105101" calcext:value-type="float">
            <text:p>682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252</text:p>
          </table:table-cell>
          <table:table-cell table:style-name="ce4" table:formula="of:=+[.C259]-[.E259]+[.D259]" office:value-type="float" office:value="13566.3743267915" calcext:value-type="float">
            <text:p>13566</text:p>
          </table:table-cell>
          <table:table-cell table:style-name="ce4" table:formula="of:=+[.C260]*([.$D$5]/100)" office:value-type="float" office:value="610.486844705618" calcext:value-type="float">
            <text:p>610</text:p>
          </table:table-cell>
          <table:table-cell table:style-name="ce4" table:formula="of:=+[.C260]*[.E259]/[.C259]" office:value-type="float" office:value="678.318716339576" calcext:value-type="float">
            <text:p>678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253</text:p>
          </table:table-cell>
          <table:table-cell table:style-name="ce4" table:formula="of:=+[.C260]-[.E260]+[.D260]" office:value-type="float" office:value="13498.5424551576" calcext:value-type="float">
            <text:p>13499</text:p>
          </table:table-cell>
          <table:table-cell table:style-name="ce4" table:formula="of:=+[.C261]*([.$D$5]/100)" office:value-type="float" office:value="607.43441048209" calcext:value-type="float">
            <text:p>607</text:p>
          </table:table-cell>
          <table:table-cell table:style-name="ce4" table:formula="of:=+[.C261]*[.E260]/[.C260]" office:value-type="float" office:value="674.927122757878" calcext:value-type="float">
            <text:p>675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254</text:p>
          </table:table-cell>
          <table:table-cell table:style-name="ce4" table:formula="of:=+[.C261]-[.E261]+[.D261]" office:value-type="float" office:value="13431.0497428818" calcext:value-type="float">
            <text:p>13431</text:p>
          </table:table-cell>
          <table:table-cell table:style-name="ce4" table:formula="of:=+[.C262]*([.$D$5]/100)" office:value-type="float" office:value="604.39723842968" calcext:value-type="float">
            <text:p>604</text:p>
          </table:table-cell>
          <table:table-cell table:style-name="ce4" table:formula="of:=+[.C262]*[.E261]/[.C261]" office:value-type="float" office:value="671.552487144088" calcext:value-type="float">
            <text:p>672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255</text:p>
          </table:table-cell>
          <table:table-cell table:style-name="ce4" table:formula="of:=+[.C262]-[.E262]+[.D262]" office:value-type="float" office:value="13363.8944941674" calcext:value-type="float">
            <text:p>13364</text:p>
          </table:table-cell>
          <table:table-cell table:style-name="ce4" table:formula="of:=+[.C263]*([.$D$5]/100)" office:value-type="float" office:value="601.375252237531" calcext:value-type="float">
            <text:p>601</text:p>
          </table:table-cell>
          <table:table-cell table:style-name="ce4" table:formula="of:=+[.C263]*[.E262]/[.C262]" office:value-type="float" office:value="668.194724708368" calcext:value-type="float">
            <text:p>668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256</text:p>
          </table:table-cell>
          <table:table-cell table:style-name="ce4" table:formula="of:=+[.C263]-[.E263]+[.D263]" office:value-type="float" office:value="13297.0750216965" calcext:value-type="float">
            <text:p>13297</text:p>
          </table:table-cell>
          <table:table-cell table:style-name="ce4" table:formula="of:=+[.C264]*([.$D$5]/100)" office:value-type="float" office:value="598.368375976343" calcext:value-type="float">
            <text:p>598</text:p>
          </table:table-cell>
          <table:table-cell table:style-name="ce4" table:formula="of:=+[.C264]*[.E263]/[.C263]" office:value-type="float" office:value="664.853751084826" calcext:value-type="float">
            <text:p>665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257</text:p>
          </table:table-cell>
          <table:table-cell table:style-name="ce4" table:formula="of:=+[.C264]-[.E264]+[.D264]" office:value-type="float" office:value="13230.589646588" calcext:value-type="float">
            <text:p>13231</text:p>
          </table:table-cell>
          <table:table-cell table:style-name="ce4" table:formula="of:=+[.C265]*([.$D$5]/100)" office:value-type="float" office:value="595.376534096462" calcext:value-type="float">
            <text:p>595</text:p>
          </table:table-cell>
          <table:table-cell table:style-name="ce4" table:formula="of:=+[.C265]*[.E264]/[.C264]" office:value-type="float" office:value="661.529482329402" calcext:value-type="float">
            <text:p>662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258</text:p>
          </table:table-cell>
          <table:table-cell table:style-name="ce4" table:formula="of:=+[.C265]-[.E265]+[.D265]" office:value-type="float" office:value="13164.4366983551" calcext:value-type="float">
            <text:p>13164</text:p>
          </table:table-cell>
          <table:table-cell table:style-name="ce4" table:formula="of:=+[.C266]*([.$D$5]/100)" office:value-type="float" office:value="592.399651425979" calcext:value-type="float">
            <text:p>592</text:p>
          </table:table-cell>
          <table:table-cell table:style-name="ce4" table:formula="of:=+[.C266]*[.E265]/[.C265]" office:value-type="float" office:value="658.221834917755" calcext:value-type="float">
            <text:p>658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259</text:p>
          </table:table-cell>
          <table:table-cell table:style-name="ce4" table:formula="of:=+[.C266]-[.E266]+[.D266]" office:value-type="float" office:value="13098.6145148633" calcext:value-type="float">
            <text:p>13099</text:p>
          </table:table-cell>
          <table:table-cell table:style-name="ce4" table:formula="of:=+[.C267]*([.$D$5]/100)" office:value-type="float" office:value="589.43765316885" calcext:value-type="float">
            <text:p>589</text:p>
          </table:table-cell>
          <table:table-cell table:style-name="ce4" table:formula="of:=+[.C267]*[.E266]/[.C266]" office:value-type="float" office:value="654.930725743166" calcext:value-type="float">
            <text:p>655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260</text:p>
          </table:table-cell>
          <table:table-cell table:style-name="ce4" table:formula="of:=+[.C267]-[.E267]+[.D267]" office:value-type="float" office:value="13033.121442289" calcext:value-type="float">
            <text:p>13033</text:p>
          </table:table-cell>
          <table:table-cell table:style-name="ce4" table:formula="of:=+[.C268]*([.$D$5]/100)" office:value-type="float" office:value="586.490464903005" calcext:value-type="float">
            <text:p>586</text:p>
          </table:table-cell>
          <table:table-cell table:style-name="ce4" table:formula="of:=+[.C268]*[.E267]/[.C267]" office:value-type="float" office:value="651.65607211445" calcext:value-type="float">
            <text:p>652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261</text:p>
          </table:table-cell>
          <table:table-cell table:style-name="ce4" table:formula="of:=+[.C268]-[.E268]+[.D268]" office:value-type="float" office:value="12967.9558350776" calcext:value-type="float">
            <text:p>12968</text:p>
          </table:table-cell>
          <table:table-cell table:style-name="ce4" table:formula="of:=+[.C269]*([.$D$5]/100)" office:value-type="float" office:value="583.55801257849" calcext:value-type="float">
            <text:p>584</text:p>
          </table:table-cell>
          <table:table-cell table:style-name="ce4" table:formula="of:=+[.C269]*[.E268]/[.C268]" office:value-type="float" office:value="648.397791753878" calcext:value-type="float">
            <text:p>648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262</text:p>
          </table:table-cell>
          <table:table-cell table:style-name="ce4" table:formula="of:=+[.C269]-[.E269]+[.D269]" office:value-type="float" office:value="12903.1160559022" calcext:value-type="float">
            <text:p>12903</text:p>
          </table:table-cell>
          <table:table-cell table:style-name="ce4" table:formula="of:=+[.C270]*([.$D$5]/100)" office:value-type="float" office:value="580.640222515598" calcext:value-type="float">
            <text:p>581</text:p>
          </table:table-cell>
          <table:table-cell table:style-name="ce4" table:formula="of:=+[.C270]*[.E269]/[.C269]" office:value-type="float" office:value="645.155802795109" calcext:value-type="float">
            <text:p>645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263</text:p>
          </table:table-cell>
          <table:table-cell table:style-name="ce4" table:formula="of:=+[.C270]-[.E270]+[.D270]" office:value-type="float" office:value="12838.6004756227" calcext:value-type="float">
            <text:p>12839</text:p>
          </table:table-cell>
          <table:table-cell table:style-name="ce4" table:formula="of:=+[.C271]*([.$D$5]/100)" office:value-type="float" office:value="577.73702140302" calcext:value-type="float">
            <text:p>578</text:p>
          </table:table-cell>
          <table:table-cell table:style-name="ce4" table:formula="of:=+[.C271]*[.E270]/[.C270]" office:value-type="float" office:value="641.930023781133" calcext:value-type="float">
            <text:p>642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264</text:p>
          </table:table-cell>
          <table:table-cell table:style-name="ce4" table:formula="of:=+[.C271]-[.E271]+[.D271]" office:value-type="float" office:value="12774.4074732446" calcext:value-type="float">
            <text:p>12774</text:p>
          </table:table-cell>
          <table:table-cell table:style-name="ce4" table:formula="of:=+[.C272]*([.$D$5]/100)" office:value-type="float" office:value="574.848336296005" calcext:value-type="float">
            <text:p>575</text:p>
          </table:table-cell>
          <table:table-cell table:style-name="ce4" table:formula="of:=+[.C272]*[.E271]/[.C271]" office:value-type="float" office:value="638.720373662227" calcext:value-type="float">
            <text:p>639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265</text:p>
          </table:table-cell>
          <table:table-cell table:style-name="ce4" table:formula="of:=+[.C272]-[.E272]+[.D272]" office:value-type="float" office:value="12710.5354358783" calcext:value-type="float">
            <text:p>12711</text:p>
          </table:table-cell>
          <table:table-cell table:style-name="ce4" table:formula="of:=+[.C273]*([.$D$5]/100)" office:value-type="float" office:value="571.974094614525" calcext:value-type="float">
            <text:p>572</text:p>
          </table:table-cell>
          <table:table-cell table:style-name="ce4" table:formula="of:=+[.C273]*[.E272]/[.C272]" office:value-type="float" office:value="635.526771793916" calcext:value-type="float">
            <text:p>636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266</text:p>
          </table:table-cell>
          <table:table-cell table:style-name="ce4" table:formula="of:=+[.C273]-[.E273]+[.D273]" office:value-type="float" office:value="12646.9827586989" calcext:value-type="float">
            <text:p>12647</text:p>
          </table:table-cell>
          <table:table-cell table:style-name="ce4" table:formula="of:=+[.C274]*([.$D$5]/100)" office:value-type="float" office:value="569.114224141452" calcext:value-type="float">
            <text:p>569</text:p>
          </table:table-cell>
          <table:table-cell table:style-name="ce4" table:formula="of:=+[.C274]*[.E273]/[.C273]" office:value-type="float" office:value="632.349137934947" calcext:value-type="float">
            <text:p>632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267</text:p>
          </table:table-cell>
          <table:table-cell table:style-name="ce4" table:formula="of:=+[.C274]-[.E274]+[.D274]" office:value-type="float" office:value="12583.7478449054" calcext:value-type="float">
            <text:p>12584</text:p>
          </table:table-cell>
          <table:table-cell table:style-name="ce4" table:formula="of:=+[.C275]*([.$D$5]/100)" office:value-type="float" office:value="566.268653020745" calcext:value-type="float">
            <text:p>566</text:p>
          </table:table-cell>
          <table:table-cell table:style-name="ce4" table:formula="of:=+[.C275]*[.E274]/[.C274]" office:value-type="float" office:value="629.187392245272" calcext:value-type="float">
            <text:p>629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268</text:p>
          </table:table-cell>
          <table:table-cell table:style-name="ce4" table:formula="of:=+[.C275]-[.E275]+[.D275]" office:value-type="float" office:value="12520.8291056809" calcext:value-type="float">
            <text:p>12521</text:p>
          </table:table-cell>
          <table:table-cell table:style-name="ce4" table:formula="of:=+[.C276]*([.$D$5]/100)" office:value-type="float" office:value="563.437309755641" calcext:value-type="float">
            <text:p>563</text:p>
          </table:table-cell>
          <table:table-cell table:style-name="ce4" table:formula="of:=+[.C276]*[.E275]/[.C275]" office:value-type="float" office:value="626.041455284046" calcext:value-type="float">
            <text:p>626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269</text:p>
          </table:table-cell>
          <table:table-cell table:style-name="ce4" table:formula="of:=+[.C276]-[.E276]+[.D276]" office:value-type="float" office:value="12458.2249601525" calcext:value-type="float">
            <text:p>12458</text:p>
          </table:table-cell>
          <table:table-cell table:style-name="ce4" table:formula="of:=+[.C277]*([.$D$5]/100)" office:value-type="float" office:value="560.620123206863" calcext:value-type="float">
            <text:p>561</text:p>
          </table:table-cell>
          <table:table-cell table:style-name="ce4" table:formula="of:=+[.C277]*[.E276]/[.C276]" office:value-type="float" office:value="622.911248007625" calcext:value-type="float">
            <text:p>623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270</text:p>
          </table:table-cell>
          <table:table-cell table:style-name="ce4" table:formula="of:=+[.C277]-[.E277]+[.D277]" office:value-type="float" office:value="12395.9338353518" calcext:value-type="float">
            <text:p>12396</text:p>
          </table:table-cell>
          <table:table-cell table:style-name="ce4" table:formula="of:=+[.C278]*([.$D$5]/100)" office:value-type="float" office:value="557.817022590829" calcext:value-type="float">
            <text:p>558</text:p>
          </table:table-cell>
          <table:table-cell table:style-name="ce4" table:formula="of:=+[.C278]*[.E277]/[.C277]" office:value-type="float" office:value="619.796691767587" calcext:value-type="float">
            <text:p>620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271</text:p>
          </table:table-cell>
          <table:table-cell table:style-name="ce4" table:formula="of:=+[.C278]-[.E278]+[.D278]" office:value-type="float" office:value="12333.954166175" calcext:value-type="float">
            <text:p>12334</text:p>
          </table:table-cell>
          <table:table-cell table:style-name="ce4" table:formula="of:=+[.C279]*([.$D$5]/100)" office:value-type="float" office:value="555.027937477875" calcext:value-type="float">
            <text:p>555</text:p>
          </table:table-cell>
          <table:table-cell table:style-name="ce4" table:formula="of:=+[.C279]*[.E278]/[.C278]" office:value-type="float" office:value="616.697708308749" calcext:value-type="float">
            <text:p>617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272</text:p>
          </table:table-cell>
          <table:table-cell table:style-name="ce4" table:formula="of:=+[.C279]-[.E279]+[.D279]" office:value-type="float" office:value="12272.2843953441" calcext:value-type="float">
            <text:p>12272</text:p>
          </table:table-cell>
          <table:table-cell table:style-name="ce4" table:formula="of:=+[.C280]*([.$D$5]/100)" office:value-type="float" office:value="552.252797790485" calcext:value-type="float">
            <text:p>552</text:p>
          </table:table-cell>
          <table:table-cell table:style-name="ce4" table:formula="of:=+[.C280]*[.E279]/[.C279]" office:value-type="float" office:value="613.614219767206" calcext:value-type="float">
            <text:p>614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273</text:p>
          </table:table-cell>
          <table:table-cell table:style-name="ce4" table:formula="of:=+[.C280]-[.E280]+[.D280]" office:value-type="float" office:value="12210.9229733674" calcext:value-type="float">
            <text:p>12211</text:p>
          </table:table-cell>
          <table:table-cell table:style-name="ce4" table:formula="of:=+[.C281]*([.$D$5]/100)" office:value-type="float" office:value="549.491533801533" calcext:value-type="float">
            <text:p>549</text:p>
          </table:table-cell>
          <table:table-cell table:style-name="ce4" table:formula="of:=+[.C281]*[.E280]/[.C280]" office:value-type="float" office:value="610.54614866837" calcext:value-type="float">
            <text:p>611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274</text:p>
          </table:table-cell>
          <table:table-cell table:style-name="ce4" table:formula="of:=+[.C281]-[.E281]+[.D281]" office:value-type="float" office:value="12149.8683585006" calcext:value-type="float">
            <text:p>12150</text:p>
          </table:table-cell>
          <table:table-cell table:style-name="ce4" table:formula="of:=+[.C282]*([.$D$5]/100)" office:value-type="float" office:value="546.744076132525" calcext:value-type="float">
            <text:p>547</text:p>
          </table:table-cell>
          <table:table-cell table:style-name="ce4" table:formula="of:=+[.C282]*[.E281]/[.C281]" office:value-type="float" office:value="607.493417925028" calcext:value-type="float">
            <text:p>607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275</text:p>
          </table:table-cell>
          <table:table-cell table:style-name="ce4" table:formula="of:=+[.C282]-[.E282]+[.D282]" office:value-type="float" office:value="12089.1190167081" calcext:value-type="float">
            <text:p>12089</text:p>
          </table:table-cell>
          <table:table-cell table:style-name="ce4" table:formula="of:=+[.C283]*([.$D$5]/100)" office:value-type="float" office:value="544.010355751863" calcext:value-type="float">
            <text:p>544</text:p>
          </table:table-cell>
          <table:table-cell table:style-name="ce4" table:formula="of:=+[.C283]*[.E282]/[.C282]" office:value-type="float" office:value="604.455950835403" calcext:value-type="float">
            <text:p>604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276</text:p>
          </table:table-cell>
          <table:table-cell table:style-name="ce4" table:formula="of:=+[.C283]-[.E283]+[.D283]" office:value-type="float" office:value="12028.6734216245" calcext:value-type="float">
            <text:p>12029</text:p>
          </table:table-cell>
          <table:table-cell table:style-name="ce4" table:formula="of:=+[.C284]*([.$D$5]/100)" office:value-type="float" office:value="541.290303973103" calcext:value-type="float">
            <text:p>541</text:p>
          </table:table-cell>
          <table:table-cell table:style-name="ce4" table:formula="of:=+[.C284]*[.E283]/[.C283]" office:value-type="float" office:value="601.433671081226" calcext:value-type="float">
            <text:p>601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277</text:p>
          </table:table-cell>
          <table:table-cell table:style-name="ce4" table:formula="of:=+[.C284]-[.E284]+[.D284]" office:value-type="float" office:value="11968.5300545164" calcext:value-type="float">
            <text:p>11969</text:p>
          </table:table-cell>
          <table:table-cell table:style-name="ce4" table:formula="of:=+[.C285]*([.$D$5]/100)" office:value-type="float" office:value="538.583852453238" calcext:value-type="float">
            <text:p>539</text:p>
          </table:table-cell>
          <table:table-cell table:style-name="ce4" table:formula="of:=+[.C285]*[.E284]/[.C284]" office:value-type="float" office:value="598.426502725819" calcext:value-type="float">
            <text:p>598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278</text:p>
          </table:table-cell>
          <table:table-cell table:style-name="ce4" table:formula="of:=+[.C285]-[.E285]+[.D285]" office:value-type="float" office:value="11908.6874042438" calcext:value-type="float">
            <text:p>11909</text:p>
          </table:table-cell>
          <table:table-cell table:style-name="ce4" table:formula="of:=+[.C286]*([.$D$5]/100)" office:value-type="float" office:value="535.890933190972" calcext:value-type="float">
            <text:p>536</text:p>
          </table:table-cell>
          <table:table-cell table:style-name="ce4" table:formula="of:=+[.C286]*[.E285]/[.C285]" office:value-type="float" office:value="595.43437021219" calcext:value-type="float">
            <text:p>595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279</text:p>
          </table:table-cell>
          <table:table-cell table:style-name="ce4" table:formula="of:=+[.C286]-[.E286]+[.D286]" office:value-type="float" office:value="11849.1439672226" calcext:value-type="float">
            <text:p>11849</text:p>
          </table:table-cell>
          <table:table-cell table:style-name="ce4" table:formula="of:=+[.C287]*([.$D$5]/100)" office:value-type="float" office:value="533.211478525017" calcext:value-type="float">
            <text:p>533</text:p>
          </table:table-cell>
          <table:table-cell table:style-name="ce4" table:formula="of:=+[.C287]*[.E286]/[.C286]" office:value-type="float" office:value="592.457198361129" calcext:value-type="float">
            <text:p>592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280</text:p>
          </table:table-cell>
          <table:table-cell table:style-name="ce4" table:formula="of:=+[.C287]-[.E287]+[.D287]" office:value-type="float" office:value="11789.8982473865" calcext:value-type="float">
            <text:p>11790</text:p>
          </table:table-cell>
          <table:table-cell table:style-name="ce4" table:formula="of:=+[.C288]*([.$D$5]/100)" office:value-type="float" office:value="530.545421132392" calcext:value-type="float">
            <text:p>531</text:p>
          </table:table-cell>
          <table:table-cell table:style-name="ce4" table:formula="of:=+[.C288]*[.E287]/[.C287]" office:value-type="float" office:value="589.494912369324" calcext:value-type="float">
            <text:p>589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281</text:p>
          </table:table-cell>
          <table:table-cell table:style-name="ce4" table:formula="of:=+[.C288]-[.E288]+[.D288]" office:value-type="float" office:value="11730.9487561495" calcext:value-type="float">
            <text:p>11731</text:p>
          </table:table-cell>
          <table:table-cell table:style-name="ce4" table:formula="of:=+[.C289]*([.$D$5]/100)" office:value-type="float" office:value="527.89269402673" calcext:value-type="float">
            <text:p>528</text:p>
          </table:table-cell>
          <table:table-cell table:style-name="ce4" table:formula="of:=+[.C289]*[.E288]/[.C288]" office:value-type="float" office:value="586.547437807477" calcext:value-type="float">
            <text:p>587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282</text:p>
          </table:table-cell>
          <table:table-cell table:style-name="ce4" table:formula="of:=+[.C289]-[.E289]+[.D289]" office:value-type="float" office:value="11672.2940123688" calcext:value-type="float">
            <text:p>11672</text:p>
          </table:table-cell>
          <table:table-cell table:style-name="ce4" table:formula="of:=+[.C290]*([.$D$5]/100)" office:value-type="float" office:value="525.253230556596" calcext:value-type="float">
            <text:p>525</text:p>
          </table:table-cell>
          <table:table-cell table:style-name="ce4" table:formula="of:=+[.C290]*[.E289]/[.C289]" office:value-type="float" office:value="583.61470061844" calcext:value-type="float">
            <text:p>584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283</text:p>
          </table:table-cell>
          <table:table-cell table:style-name="ce4" table:formula="of:=+[.C290]-[.E290]+[.D290]" office:value-type="float" office:value="11613.932542307" calcext:value-type="float">
            <text:p>11614</text:p>
          </table:table-cell>
          <table:table-cell table:style-name="ce4" table:formula="of:=+[.C291]*([.$D$5]/100)" office:value-type="float" office:value="522.626964403813" calcext:value-type="float">
            <text:p>523</text:p>
          </table:table-cell>
          <table:table-cell table:style-name="ce4" table:formula="of:=+[.C291]*[.E290]/[.C290]" office:value-type="float" office:value="580.696627115348" calcext:value-type="float">
            <text:p>581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284</text:p>
          </table:table-cell>
          <table:table-cell table:style-name="ce4" table:formula="of:=+[.C291]-[.E291]+[.D291]" office:value-type="float" office:value="11555.8628795954" calcext:value-type="float">
            <text:p>11556</text:p>
          </table:table-cell>
          <table:table-cell table:style-name="ce4" table:formula="of:=+[.C292]*([.$D$5]/100)" office:value-type="float" office:value="520.013829581794" calcext:value-type="float">
            <text:p>520</text:p>
          </table:table-cell>
          <table:table-cell table:style-name="ce4" table:formula="of:=+[.C292]*[.E291]/[.C291]" office:value-type="float" office:value="577.793143979771" calcext:value-type="float">
            <text:p>578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285</text:p>
          </table:table-cell>
          <table:table-cell table:style-name="ce4" table:formula="of:=+[.C292]-[.E292]+[.D292]" office:value-type="float" office:value="11498.0835651974" calcext:value-type="float">
            <text:p>11498</text:p>
          </table:table-cell>
          <table:table-cell table:style-name="ce4" table:formula="of:=+[.C293]*([.$D$5]/100)" office:value-type="float" office:value="517.413760433885" calcext:value-type="float">
            <text:p>517</text:p>
          </table:table-cell>
          <table:table-cell table:style-name="ce4" table:formula="of:=+[.C293]*[.E292]/[.C292]" office:value-type="float" office:value="574.904178259872" calcext:value-type="float">
            <text:p>575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286</text:p>
          </table:table-cell>
          <table:table-cell table:style-name="ce4" table:formula="of:=+[.C293]-[.E293]+[.D293]" office:value-type="float" office:value="11440.5931473715" calcext:value-type="float">
            <text:p>11441</text:p>
          </table:table-cell>
          <table:table-cell table:style-name="ce4" table:formula="of:=+[.C294]*([.$D$5]/100)" office:value-type="float" office:value="514.826691631716" calcext:value-type="float">
            <text:p>515</text:p>
          </table:table-cell>
          <table:table-cell table:style-name="ce4" table:formula="of:=+[.C294]*[.E293]/[.C293]" office:value-type="float" office:value="572.029657368573" calcext:value-type="float">
            <text:p>572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287</text:p>
          </table:table-cell>
          <table:table-cell table:style-name="ce4" table:formula="of:=+[.C294]-[.E294]+[.D294]" office:value-type="float" office:value="11383.3901816346" calcext:value-type="float">
            <text:p>11383</text:p>
          </table:table-cell>
          <table:table-cell table:style-name="ce4" table:formula="of:=+[.C295]*([.$D$5]/100)" office:value-type="float" office:value="512.252558173557" calcext:value-type="float">
            <text:p>512</text:p>
          </table:table-cell>
          <table:table-cell table:style-name="ce4" table:formula="of:=+[.C295]*[.E294]/[.C294]" office:value-type="float" office:value="569.16950908173" calcext:value-type="float">
            <text:p>569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288</text:p>
          </table:table-cell>
          <table:table-cell table:style-name="ce4" table:formula="of:=+[.C295]-[.E295]+[.D295]" office:value-type="float" office:value="11326.4732307264" calcext:value-type="float">
            <text:p>11326</text:p>
          </table:table-cell>
          <table:table-cell table:style-name="ce4" table:formula="of:=+[.C296]*([.$D$5]/100)" office:value-type="float" office:value="509.691295382689" calcext:value-type="float">
            <text:p>510</text:p>
          </table:table-cell>
          <table:table-cell table:style-name="ce4" table:formula="of:=+[.C296]*[.E295]/[.C295]" office:value-type="float" office:value="566.323661536321" calcext:value-type="float">
            <text:p>566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289</text:p>
          </table:table-cell>
          <table:table-cell table:style-name="ce4" table:formula="of:=+[.C296]-[.E296]+[.D296]" office:value-type="float" office:value="11269.8408645728" calcext:value-type="float">
            <text:p>11270</text:p>
          </table:table-cell>
          <table:table-cell table:style-name="ce4" table:formula="of:=+[.C297]*([.$D$5]/100)" office:value-type="float" office:value="507.142838905776" calcext:value-type="float">
            <text:p>507</text:p>
          </table:table-cell>
          <table:table-cell table:style-name="ce4" table:formula="of:=+[.C297]*[.E296]/[.C296]" office:value-type="float" office:value="563.49204322864" calcext:value-type="float">
            <text:p>563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290</text:p>
          </table:table-cell>
          <table:table-cell table:style-name="ce4" table:formula="of:=+[.C297]-[.E297]+[.D297]" office:value-type="float" office:value="11213.4916602499" calcext:value-type="float">
            <text:p>11213</text:p>
          </table:table-cell>
          <table:table-cell table:style-name="ce4" table:formula="of:=+[.C298]*([.$D$5]/100)" office:value-type="float" office:value="504.607124711247" calcext:value-type="float">
            <text:p>505</text:p>
          </table:table-cell>
          <table:table-cell table:style-name="ce4" table:formula="of:=+[.C298]*[.E297]/[.C297]" office:value-type="float" office:value="560.674583012496" calcext:value-type="float">
            <text:p>561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291</text:p>
          </table:table-cell>
          <table:table-cell table:style-name="ce4" table:formula="of:=+[.C298]-[.E298]+[.D298]" office:value-type="float" office:value="11157.4242019487" calcext:value-type="float">
            <text:p>11157</text:p>
          </table:table-cell>
          <table:table-cell table:style-name="ce4" table:formula="of:=+[.C299]*([.$D$5]/100)" office:value-type="float" office:value="502.084089087691" calcext:value-type="float">
            <text:p>502</text:p>
          </table:table-cell>
          <table:table-cell table:style-name="ce4" table:formula="of:=+[.C299]*[.E298]/[.C298]" office:value-type="float" office:value="557.871210097434" calcext:value-type="float">
            <text:p>558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292</text:p>
          </table:table-cell>
          <table:table-cell table:style-name="ce4" table:formula="of:=+[.C299]-[.E299]+[.D299]" office:value-type="float" office:value="11101.6370809389" calcext:value-type="float">
            <text:p>11102</text:p>
          </table:table-cell>
          <table:table-cell table:style-name="ce4" table:formula="of:=+[.C300]*([.$D$5]/100)" office:value-type="float" office:value="499.573668642252" calcext:value-type="float">
            <text:p>500</text:p>
          </table:table-cell>
          <table:table-cell table:style-name="ce4" table:formula="of:=+[.C300]*[.E299]/[.C299]" office:value-type="float" office:value="555.081854046947" calcext:value-type="float">
            <text:p>555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293</text:p>
          </table:table-cell>
          <table:table-cell table:style-name="ce4" table:formula="of:=+[.C300]-[.E300]+[.D300]" office:value-type="float" office:value="11046.1288955342" calcext:value-type="float">
            <text:p>11046</text:p>
          </table:table-cell>
          <table:table-cell table:style-name="ce4" table:formula="of:=+[.C301]*([.$D$5]/100)" office:value-type="float" office:value="497.075800299041" calcext:value-type="float">
            <text:p>497</text:p>
          </table:table-cell>
          <table:table-cell table:style-name="ce4" table:formula="of:=+[.C301]*[.E300]/[.C300]" office:value-type="float" office:value="552.306444776712" calcext:value-type="float">
            <text:p>552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294</text:p>
          </table:table-cell>
          <table:table-cell table:style-name="ce4" table:formula="of:=+[.C301]-[.E301]+[.D301]" office:value-type="float" office:value="10990.8982510566" calcext:value-type="float">
            <text:p>10991</text:p>
          </table:table-cell>
          <table:table-cell table:style-name="ce4" table:formula="of:=+[.C302]*([.$D$5]/100)" office:value-type="float" office:value="494.590421297546" calcext:value-type="float">
            <text:p>495</text:p>
          </table:table-cell>
          <table:table-cell table:style-name="ce4" table:formula="of:=+[.C302]*[.E301]/[.C301]" office:value-type="float" office:value="549.544912552828" calcext:value-type="float">
            <text:p>550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295</text:p>
          </table:table-cell>
          <table:table-cell table:style-name="ce4" table:formula="of:=+[.C302]-[.E302]+[.D302]" office:value-type="float" office:value="10935.9437598013" calcext:value-type="float">
            <text:p>10936</text:p>
          </table:table-cell>
          <table:table-cell table:style-name="ce4" table:formula="of:=+[.C303]*([.$D$5]/100)" office:value-type="float" office:value="492.117469191058" calcext:value-type="float">
            <text:p>492</text:p>
          </table:table-cell>
          <table:table-cell table:style-name="ce4" table:formula="of:=+[.C303]*[.E302]/[.C302]" office:value-type="float" office:value="546.797187990064" calcext:value-type="float">
            <text:p>547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296</text:p>
          </table:table-cell>
          <table:table-cell table:style-name="ce4" table:formula="of:=+[.C303]-[.E303]+[.D303]" office:value-type="float" office:value="10881.2640410023" calcext:value-type="float">
            <text:p>10881</text:p>
          </table:table-cell>
          <table:table-cell table:style-name="ce4" table:formula="of:=+[.C304]*([.$D$5]/100)" office:value-type="float" office:value="489.656881845103" calcext:value-type="float">
            <text:p>490</text:p>
          </table:table-cell>
          <table:table-cell table:style-name="ce4" table:formula="of:=+[.C304]*[.E303]/[.C303]" office:value-type="float" office:value="544.063202050114" calcext:value-type="float">
            <text:p>544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297</text:p>
          </table:table-cell>
          <table:table-cell table:style-name="ce4" table:formula="of:=+[.C304]-[.E304]+[.D304]" office:value-type="float" office:value="10826.8577207973" calcext:value-type="float">
            <text:p>10827</text:p>
          </table:table-cell>
          <table:table-cell table:style-name="ce4" table:formula="of:=+[.C305]*([.$D$5]/100)" office:value-type="float" office:value="487.208597435877" calcext:value-type="float">
            <text:p>487</text:p>
          </table:table-cell>
          <table:table-cell table:style-name="ce4" table:formula="of:=+[.C305]*[.E304]/[.C304]" office:value-type="float" office:value="541.342886039863" calcext:value-type="float">
            <text:p>541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298</text:p>
          </table:table-cell>
          <table:table-cell table:style-name="ce4" table:formula="of:=+[.C305]-[.E305]+[.D305]" office:value-type="float" office:value="10772.7234321933" calcext:value-type="float">
            <text:p>10773</text:p>
          </table:table-cell>
          <table:table-cell table:style-name="ce4" table:formula="of:=+[.C306]*([.$D$5]/100)" office:value-type="float" office:value="484.772554448698" calcext:value-type="float">
            <text:p>485</text:p>
          </table:table-cell>
          <table:table-cell table:style-name="ce4" table:formula="of:=+[.C306]*[.E305]/[.C305]" office:value-type="float" office:value="538.636171609664" calcext:value-type="float">
            <text:p>539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299</text:p>
          </table:table-cell>
          <table:table-cell table:style-name="ce4" table:formula="of:=+[.C306]-[.E306]+[.D306]" office:value-type="float" office:value="10718.8598150323" calcext:value-type="float">
            <text:p>10719</text:p>
          </table:table-cell>
          <table:table-cell table:style-name="ce4" table:formula="of:=+[.C307]*([.$D$5]/100)" office:value-type="float" office:value="482.348691676455" calcext:value-type="float">
            <text:p>482</text:p>
          </table:table-cell>
          <table:table-cell table:style-name="ce4" table:formula="of:=+[.C307]*[.E306]/[.C306]" office:value-type="float" office:value="535.942990751616" calcext:value-type="float">
            <text:p>536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300</text:p>
          </table:table-cell>
          <table:table-cell table:style-name="ce4" table:formula="of:=+[.C307]-[.E307]+[.D307]" office:value-type="float" office:value="10665.2655159572" calcext:value-type="float">
            <text:p>10665</text:p>
          </table:table-cell>
          <table:table-cell table:style-name="ce4" table:formula="of:=+[.C308]*([.$D$5]/100)" office:value-type="float" office:value="479.936948218072" calcext:value-type="float">
            <text:p>480</text:p>
          </table:table-cell>
          <table:table-cell table:style-name="ce4" table:formula="of:=+[.C308]*[.E307]/[.C307]" office:value-type="float" office:value="533.263275797858" calcext:value-type="float">
            <text:p>533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301</text:p>
          </table:table-cell>
          <table:table-cell table:style-name="ce4" table:formula="of:=+[.C308]-[.E308]+[.D308]" office:value-type="float" office:value="10611.9391883774" calcext:value-type="float">
            <text:p>10612</text:p>
          </table:table-cell>
          <table:table-cell table:style-name="ce4" table:formula="of:=+[.C309]*([.$D$5]/100)" office:value-type="float" office:value="477.537263476982" calcext:value-type="float">
            <text:p>478</text:p>
          </table:table-cell>
          <table:table-cell table:style-name="ce4" table:formula="of:=+[.C309]*[.E308]/[.C308]" office:value-type="float" office:value="530.596959418868" calcext:value-type="float">
            <text:p>531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302</text:p>
          </table:table-cell>
          <table:table-cell table:style-name="ce4" table:formula="of:=+[.C309]-[.E309]+[.D309]" office:value-type="float" office:value="10558.8794924355" calcext:value-type="float">
            <text:p>10559</text:p>
          </table:table-cell>
          <table:table-cell table:style-name="ce4" table:formula="of:=+[.C310]*([.$D$5]/100)" office:value-type="float" office:value="475.149577159597" calcext:value-type="float">
            <text:p>475</text:p>
          </table:table-cell>
          <table:table-cell table:style-name="ce4" table:formula="of:=+[.C310]*[.E309]/[.C309]" office:value-type="float" office:value="527.943974621774" calcext:value-type="float">
            <text:p>528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303</text:p>
          </table:table-cell>
          <table:table-cell table:style-name="ce4" table:formula="of:=+[.C310]-[.E310]+[.D310]" office:value-type="float" office:value="10506.0850949733" calcext:value-type="float">
            <text:p>10506</text:p>
          </table:table-cell>
          <table:table-cell table:style-name="ce4" table:formula="of:=+[.C311]*([.$D$5]/100)" office:value-type="float" office:value="472.773829273799" calcext:value-type="float">
            <text:p>473</text:p>
          </table:table-cell>
          <table:table-cell table:style-name="ce4" table:formula="of:=+[.C311]*[.E310]/[.C310]" office:value-type="float" office:value="525.304254748665" calcext:value-type="float">
            <text:p>525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304</text:p>
          </table:table-cell>
          <table:table-cell table:style-name="ce4" table:formula="of:=+[.C311]-[.E311]+[.D311]" office:value-type="float" office:value="10453.5546694984" calcext:value-type="float">
            <text:p>10454</text:p>
          </table:table-cell>
          <table:table-cell table:style-name="ce4" table:formula="of:=+[.C312]*([.$D$5]/100)" office:value-type="float" office:value="470.40996012743" calcext:value-type="float">
            <text:p>470</text:p>
          </table:table-cell>
          <table:table-cell table:style-name="ce4" table:formula="of:=+[.C312]*[.E311]/[.C311]" office:value-type="float" office:value="522.677733474922" calcext:value-type="float">
            <text:p>523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305</text:p>
          </table:table-cell>
          <table:table-cell table:style-name="ce4" table:formula="of:=+[.C312]-[.E312]+[.D312]" office:value-type="float" office:value="10401.286896151" calcext:value-type="float">
            <text:p>10401</text:p>
          </table:table-cell>
          <table:table-cell table:style-name="ce4" table:formula="of:=+[.C313]*([.$D$5]/100)" office:value-type="float" office:value="468.057910326793" calcext:value-type="float">
            <text:p>468</text:p>
          </table:table-cell>
          <table:table-cell table:style-name="ce4" table:formula="of:=+[.C313]*[.E312]/[.C312]" office:value-type="float" office:value="520.064344807547" calcext:value-type="float">
            <text:p>520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306</text:p>
          </table:table-cell>
          <table:table-cell table:style-name="ce4" table:formula="of:=+[.C313]-[.E313]+[.D313]" office:value-type="float" office:value="10349.2804616702" calcext:value-type="float">
            <text:p>10349</text:p>
          </table:table-cell>
          <table:table-cell table:style-name="ce4" table:formula="of:=+[.C314]*([.$D$5]/100)" office:value-type="float" office:value="465.717620775159" calcext:value-type="float">
            <text:p>466</text:p>
          </table:table-cell>
          <table:table-cell table:style-name="ce4" table:formula="of:=+[.C314]*[.E313]/[.C313]" office:value-type="float" office:value="517.46402308351" calcext:value-type="float">
            <text:p>517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307</text:p>
          </table:table-cell>
          <table:table-cell table:style-name="ce4" table:formula="of:=+[.C314]-[.E314]+[.D314]" office:value-type="float" office:value="10297.5340593619" calcext:value-type="float">
            <text:p>10298</text:p>
          </table:table-cell>
          <table:table-cell table:style-name="ce4" table:formula="of:=+[.C315]*([.$D$5]/100)" office:value-type="float" office:value="463.389032671283" calcext:value-type="float">
            <text:p>463</text:p>
          </table:table-cell>
          <table:table-cell table:style-name="ce4" table:formula="of:=+[.C315]*[.E314]/[.C314]" office:value-type="float" office:value="514.876702968092" calcext:value-type="float">
            <text:p>515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308</text:p>
          </table:table-cell>
          <table:table-cell table:style-name="ce4" table:formula="of:=+[.C315]-[.E315]+[.D315]" office:value-type="float" office:value="10246.046389065" calcext:value-type="float">
            <text:p>10246</text:p>
          </table:table-cell>
          <table:table-cell table:style-name="ce4" table:formula="of:=+[.C316]*([.$D$5]/100)" office:value-type="float" office:value="461.072087507927" calcext:value-type="float">
            <text:p>461</text:p>
          </table:table-cell>
          <table:table-cell table:style-name="ce4" table:formula="of:=+[.C316]*[.E315]/[.C315]" office:value-type="float" office:value="512.302319453252" calcext:value-type="float">
            <text:p>512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309</text:p>
          </table:table-cell>
          <table:table-cell table:style-name="ce4" table:formula="of:=+[.C316]-[.E316]+[.D316]" office:value-type="float" office:value="10194.8161571197" calcext:value-type="float">
            <text:p>10195</text:p>
          </table:table-cell>
          <table:table-cell table:style-name="ce4" table:formula="of:=+[.C317]*([.$D$5]/100)" office:value-type="float" office:value="458.766727070387" calcext:value-type="float">
            <text:p>459</text:p>
          </table:table-cell>
          <table:table-cell table:style-name="ce4" table:formula="of:=+[.C317]*[.E316]/[.C316]" office:value-type="float" office:value="509.740807855985" calcext:value-type="float">
            <text:p>510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310</text:p>
          </table:table-cell>
          <table:table-cell table:style-name="ce4" table:formula="of:=+[.C317]-[.E317]+[.D317]" office:value-type="float" office:value="10143.8420763341" calcext:value-type="float">
            <text:p>10144</text:p>
          </table:table-cell>
          <table:table-cell table:style-name="ce4" table:formula="of:=+[.C318]*([.$D$5]/100)" office:value-type="float" office:value="456.472893435035" calcext:value-type="float">
            <text:p>456</text:p>
          </table:table-cell>
          <table:table-cell table:style-name="ce4" table:formula="of:=+[.C318]*[.E317]/[.C317]" office:value-type="float" office:value="507.192103816705" calcext:value-type="float">
            <text:p>507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311</text:p>
          </table:table-cell>
          <table:table-cell table:style-name="ce4" table:formula="of:=+[.C318]-[.E318]+[.D318]" office:value-type="float" office:value="10093.1228659524" calcext:value-type="float">
            <text:p>10093</text:p>
          </table:table-cell>
          <table:table-cell table:style-name="ce4" table:formula="of:=+[.C319]*([.$D$5]/100)" office:value-type="float" office:value="454.19052896786" calcext:value-type="float">
            <text:p>454</text:p>
          </table:table-cell>
          <table:table-cell table:style-name="ce4" table:formula="of:=+[.C319]*[.E318]/[.C318]" office:value-type="float" office:value="504.656143297622" calcext:value-type="float">
            <text:p>505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312</text:p>
          </table:table-cell>
          <table:table-cell table:style-name="ce4" table:formula="of:=+[.C319]-[.E319]+[.D319]" office:value-type="float" office:value="10042.6572516227" calcext:value-type="float">
            <text:p>10043</text:p>
          </table:table-cell>
          <table:table-cell table:style-name="ce4" table:formula="of:=+[.C320]*([.$D$5]/100)" office:value-type="float" office:value="451.919576323021" calcext:value-type="float">
            <text:p>452</text:p>
          </table:table-cell>
          <table:table-cell table:style-name="ce4" table:formula="of:=+[.C320]*[.E319]/[.C319]" office:value-type="float" office:value="502.132862581134" calcext:value-type="float">
            <text:p>502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313</text:p>
          </table:table-cell>
          <table:table-cell table:style-name="ce4" table:formula="of:=+[.C320]-[.E320]+[.D320]" office:value-type="float" office:value="9992.44396536457" calcext:value-type="float">
            <text:p>9992</text:p>
          </table:table-cell>
          <table:table-cell table:style-name="ce4" table:formula="of:=+[.C321]*([.$D$5]/100)" office:value-type="float" office:value="449.659978441406" calcext:value-type="float">
            <text:p>450</text:p>
          </table:table-cell>
          <table:table-cell table:style-name="ce4" table:formula="of:=+[.C321]*[.E320]/[.C320]" office:value-type="float" office:value="499.622198268228" calcext:value-type="float">
            <text:p>500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314</text:p>
          </table:table-cell>
          <table:table-cell table:style-name="ce4" table:formula="of:=+[.C321]-[.E321]+[.D321]" office:value-type="float" office:value="9942.48174553775" calcext:value-type="float">
            <text:p>9942</text:p>
          </table:table-cell>
          <table:table-cell table:style-name="ce4" table:formula="of:=+[.C322]*([.$D$5]/100)" office:value-type="float" office:value="447.411678549199" calcext:value-type="float">
            <text:p>447</text:p>
          </table:table-cell>
          <table:table-cell table:style-name="ce4" table:formula="of:=+[.C322]*[.E321]/[.C321]" office:value-type="float" office:value="497.124087276887" calcext:value-type="float">
            <text:p>497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315</text:p>
          </table:table-cell>
          <table:table-cell table:style-name="ce4" table:formula="of:=+[.C322]-[.E322]+[.D322]" office:value-type="float" office:value="9892.76933681006" calcext:value-type="float">
            <text:p>9893</text:p>
          </table:table-cell>
          <table:table-cell table:style-name="ce4" table:formula="of:=+[.C323]*([.$D$5]/100)" office:value-type="float" office:value="445.174620156453" calcext:value-type="float">
            <text:p>445</text:p>
          </table:table-cell>
          <table:table-cell table:style-name="ce4" table:formula="of:=+[.C323]*[.E322]/[.C322]" office:value-type="float" office:value="494.638466840503" calcext:value-type="float">
            <text:p>495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316</text:p>
          </table:table-cell>
          <table:table-cell table:style-name="ce4" table:formula="of:=+[.C323]-[.E323]+[.D323]" office:value-type="float" office:value="9843.30549012601" calcext:value-type="float">
            <text:p>9843</text:p>
          </table:table-cell>
          <table:table-cell table:style-name="ce4" table:formula="of:=+[.C324]*([.$D$5]/100)" office:value-type="float" office:value="442.94874705567" calcext:value-type="float">
            <text:p>443</text:p>
          </table:table-cell>
          <table:table-cell table:style-name="ce4" table:formula="of:=+[.C324]*[.E323]/[.C323]" office:value-type="float" office:value="492.1652745063" calcext:value-type="float">
            <text:p>492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317</text:p>
          </table:table-cell>
          <table:table-cell table:style-name="ce4" table:formula="of:=+[.C324]-[.E324]+[.D324]" office:value-type="float" office:value="9794.08896267538" calcext:value-type="float">
            <text:p>9794</text:p>
          </table:table-cell>
          <table:table-cell table:style-name="ce4" table:formula="of:=+[.C325]*([.$D$5]/100)" office:value-type="float" office:value="440.734003320392" calcext:value-type="float">
            <text:p>441</text:p>
          </table:table-cell>
          <table:table-cell table:style-name="ce4" table:formula="of:=+[.C325]*[.E324]/[.C324]" office:value-type="float" office:value="489.704448133769" calcext:value-type="float">
            <text:p>490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318</text:p>
          </table:table-cell>
          <table:table-cell table:style-name="ce4" table:formula="of:=+[.C325]-[.E325]+[.D325]" office:value-type="float" office:value="9745.11851786201" calcext:value-type="float">
            <text:p>9745</text:p>
          </table:table-cell>
          <table:table-cell table:style-name="ce4" table:formula="of:=+[.C326]*([.$D$5]/100)" office:value-type="float" office:value="438.53033330379" calcext:value-type="float">
            <text:p>439</text:p>
          </table:table-cell>
          <table:table-cell table:style-name="ce4" table:formula="of:=+[.C326]*[.E325]/[.C325]" office:value-type="float" office:value="487.2559258931" calcext:value-type="float">
            <text:p>487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319</text:p>
          </table:table-cell>
          <table:table-cell table:style-name="ce4" table:formula="of:=+[.C326]-[.E326]+[.D326]" office:value-type="float" office:value="9696.3929252727" calcext:value-type="float">
            <text:p>9696</text:p>
          </table:table-cell>
          <table:table-cell table:style-name="ce4" table:formula="of:=+[.C327]*([.$D$5]/100)" office:value-type="float" office:value="436.337681637271" calcext:value-type="float">
            <text:p>436</text:p>
          </table:table-cell>
          <table:table-cell table:style-name="ce4" table:formula="of:=+[.C327]*[.E326]/[.C326]" office:value-type="float" office:value="484.819646263635" calcext:value-type="float">
            <text:p>485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320</text:p>
          </table:table-cell>
          <table:table-cell table:style-name="ce4" table:formula="of:=+[.C327]-[.E327]+[.D327]" office:value-type="float" office:value="9647.91096064633" calcext:value-type="float">
            <text:p>9648</text:p>
          </table:table-cell>
          <table:table-cell table:style-name="ce4" table:formula="of:=+[.C328]*([.$D$5]/100)" office:value-type="float" office:value="434.155993229085" calcext:value-type="float">
            <text:p>434</text:p>
          </table:table-cell>
          <table:table-cell table:style-name="ce4" table:formula="of:=+[.C328]*[.E327]/[.C327]" office:value-type="float" office:value="482.395548032316" calcext:value-type="float">
            <text:p>482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321</text:p>
          </table:table-cell>
          <table:table-cell table:style-name="ce4" table:formula="of:=+[.C328]-[.E328]+[.D328]" office:value-type="float" office:value="9599.6714058431" calcext:value-type="float">
            <text:p>9600</text:p>
          </table:table-cell>
          <table:table-cell table:style-name="ce4" table:formula="of:=+[.C329]*([.$D$5]/100)" office:value-type="float" office:value="431.98521326294" calcext:value-type="float">
            <text:p>432</text:p>
          </table:table-cell>
          <table:table-cell table:style-name="ce4" table:formula="of:=+[.C329]*[.E328]/[.C328]" office:value-type="float" office:value="479.983570292155" calcext:value-type="float">
            <text:p>480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322</text:p>
          </table:table-cell>
          <table:table-cell table:style-name="ce4" table:formula="of:=+[.C329]-[.E329]+[.D329]" office:value-type="float" office:value="9551.67304881389" calcext:value-type="float">
            <text:p>9552</text:p>
          </table:table-cell>
          <table:table-cell table:style-name="ce4" table:formula="of:=+[.C330]*([.$D$5]/100)" office:value-type="float" office:value="429.825287196625" calcext:value-type="float">
            <text:p>430</text:p>
          </table:table-cell>
          <table:table-cell table:style-name="ce4" table:formula="of:=+[.C330]*[.E329]/[.C329]" office:value-type="float" office:value="477.583652440694" calcext:value-type="float">
            <text:p>478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323</text:p>
          </table:table-cell>
          <table:table-cell table:style-name="ce4" table:formula="of:=+[.C330]-[.E330]+[.D330]" office:value-type="float" office:value="9503.91468356982" calcext:value-type="float">
            <text:p>9504</text:p>
          </table:table-cell>
          <table:table-cell table:style-name="ce4" table:formula="of:=+[.C331]*([.$D$5]/100)" office:value-type="float" office:value="427.676160760642" calcext:value-type="float">
            <text:p>428</text:p>
          </table:table-cell>
          <table:table-cell table:style-name="ce4" table:formula="of:=+[.C331]*[.E330]/[.C330]" office:value-type="float" office:value="475.195734178491" calcext:value-type="float">
            <text:p>475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324</text:p>
          </table:table-cell>
          <table:table-cell table:style-name="ce4" table:formula="of:=+[.C331]-[.E331]+[.D331]" office:value-type="float" office:value="9456.39511015197" calcext:value-type="float">
            <text:p>9456</text:p>
          </table:table-cell>
          <table:table-cell table:style-name="ce4" table:formula="of:=+[.C332]*([.$D$5]/100)" office:value-type="float" office:value="425.537779956839" calcext:value-type="float">
            <text:p>426</text:p>
          </table:table-cell>
          <table:table-cell table:style-name="ce4" table:formula="of:=+[.C332]*[.E331]/[.C331]" office:value-type="float" office:value="472.819755507598" calcext:value-type="float">
            <text:p>473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325</text:p>
          </table:table-cell>
          <table:table-cell table:style-name="ce4" table:formula="of:=+[.C332]-[.E332]+[.D332]" office:value-type="float" office:value="9409.11313460121" calcext:value-type="float">
            <text:p>9409</text:p>
          </table:table-cell>
          <table:table-cell table:style-name="ce4" table:formula="of:=+[.C333]*([.$D$5]/100)" office:value-type="float" office:value="423.410091057054" calcext:value-type="float">
            <text:p>423</text:p>
          </table:table-cell>
          <table:table-cell table:style-name="ce4" table:formula="of:=+[.C333]*[.E332]/[.C332]" office:value-type="float" office:value="470.45565673006" calcext:value-type="float">
            <text:p>470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326</text:p>
          </table:table-cell>
          <table:table-cell table:style-name="ce4" table:formula="of:=+[.C333]-[.E333]+[.D333]" office:value-type="float" office:value="9362.0675689282" calcext:value-type="float">
            <text:p>9362</text:p>
          </table:table-cell>
          <table:table-cell table:style-name="ce4" table:formula="of:=+[.C334]*([.$D$5]/100)" office:value-type="float" office:value="421.293040601769" calcext:value-type="float">
            <text:p>421</text:p>
          </table:table-cell>
          <table:table-cell table:style-name="ce4" table:formula="of:=+[.C334]*[.E333]/[.C333]" office:value-type="float" office:value="468.10337844641" calcext:value-type="float">
            <text:p>468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327</text:p>
          </table:table-cell>
          <table:table-cell table:style-name="ce4" table:formula="of:=+[.C334]-[.E334]+[.D334]" office:value-type="float" office:value="9315.25723108356" calcext:value-type="float">
            <text:p>9315</text:p>
          </table:table-cell>
          <table:table-cell table:style-name="ce4" table:formula="of:=+[.C335]*([.$D$5]/100)" office:value-type="float" office:value="419.18657539876" calcext:value-type="float">
            <text:p>419</text:p>
          </table:table-cell>
          <table:table-cell table:style-name="ce4" table:formula="of:=+[.C335]*[.E334]/[.C334]" office:value-type="float" office:value="465.762861554178" calcext:value-type="float">
            <text:p>466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328</text:p>
          </table:table-cell>
          <table:table-cell table:style-name="ce4" table:formula="of:=+[.C335]-[.E335]+[.D335]" office:value-type="float" office:value="9268.68094492814" calcext:value-type="float">
            <text:p>9269</text:p>
          </table:table-cell>
          <table:table-cell table:style-name="ce4" table:formula="of:=+[.C336]*([.$D$5]/100)" office:value-type="float" office:value="417.090642521766" calcext:value-type="float">
            <text:p>417</text:p>
          </table:table-cell>
          <table:table-cell table:style-name="ce4" table:formula="of:=+[.C336]*[.E335]/[.C335]" office:value-type="float" office:value="463.434047246407" calcext:value-type="float">
            <text:p>463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329</text:p>
          </table:table-cell>
          <table:table-cell table:style-name="ce4" table:formula="of:=+[.C336]-[.E336]+[.D336]" office:value-type="float" office:value="9222.3375402035" calcext:value-type="float">
            <text:p>9222</text:p>
          </table:table-cell>
          <table:table-cell table:style-name="ce4" table:formula="of:=+[.C337]*([.$D$5]/100)" office:value-type="float" office:value="415.005189309158" calcext:value-type="float">
            <text:p>415</text:p>
          </table:table-cell>
          <table:table-cell table:style-name="ce4" table:formula="of:=+[.C337]*[.E336]/[.C336]" office:value-type="float" office:value="461.116877010175" calcext:value-type="float">
            <text:p>461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330</text:p>
          </table:table-cell>
          <table:table-cell table:style-name="ce4" table:formula="of:=+[.C337]-[.E337]+[.D337]" office:value-type="float" office:value="9176.22585250249" calcext:value-type="float">
            <text:p>9176</text:p>
          </table:table-cell>
          <table:table-cell table:style-name="ce4" table:formula="of:=+[.C338]*([.$D$5]/100)" office:value-type="float" office:value="412.930163362612" calcext:value-type="float">
            <text:p>413</text:p>
          </table:table-cell>
          <table:table-cell table:style-name="ce4" table:formula="of:=+[.C338]*[.E337]/[.C337]" office:value-type="float" office:value="458.811292625124" calcext:value-type="float">
            <text:p>459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331</text:p>
          </table:table-cell>
          <table:table-cell table:style-name="ce4" table:formula="of:=+[.C338]-[.E338]+[.D338]" office:value-type="float" office:value="9130.34472323997" calcext:value-type="float">
            <text:p>9130</text:p>
          </table:table-cell>
          <table:table-cell table:style-name="ce4" table:formula="of:=+[.C339]*([.$D$5]/100)" office:value-type="float" office:value="410.865512545799" calcext:value-type="float">
            <text:p>411</text:p>
          </table:table-cell>
          <table:table-cell table:style-name="ce4" table:formula="of:=+[.C339]*[.E338]/[.C338]" office:value-type="float" office:value="456.517236161998" calcext:value-type="float">
            <text:p>457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332</text:p>
          </table:table-cell>
          <table:table-cell table:style-name="ce4" table:formula="of:=+[.C339]-[.E339]+[.D339]" office:value-type="float" office:value="9084.69299962377" calcext:value-type="float">
            <text:p>9085</text:p>
          </table:table-cell>
          <table:table-cell table:style-name="ce4" table:formula="of:=+[.C340]*([.$D$5]/100)" office:value-type="float" office:value="408.81118498307" calcext:value-type="float">
            <text:p>409</text:p>
          </table:table-cell>
          <table:table-cell table:style-name="ce4" table:formula="of:=+[.C340]*[.E339]/[.C339]" office:value-type="float" office:value="454.234649981188" calcext:value-type="float">
            <text:p>454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333</text:p>
          </table:table-cell>
          <table:table-cell table:style-name="ce4" table:formula="of:=+[.C340]-[.E340]+[.D340]" office:value-type="float" office:value="9039.26953462566" calcext:value-type="float">
            <text:p>9039</text:p>
          </table:table-cell>
          <table:table-cell table:style-name="ce4" table:formula="of:=+[.C341]*([.$D$5]/100)" office:value-type="float" office:value="406.767129058154" calcext:value-type="float">
            <text:p>407</text:p>
          </table:table-cell>
          <table:table-cell table:style-name="ce4" table:formula="of:=+[.C341]*[.E340]/[.C340]" office:value-type="float" office:value="451.963476731283" calcext:value-type="float">
            <text:p>452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334</text:p>
          </table:table-cell>
          <table:table-cell table:style-name="ce4" table:formula="of:=+[.C341]-[.E341]+[.D341]" office:value-type="float" office:value="8994.07318695253" calcext:value-type="float">
            <text:p>8994</text:p>
          </table:table-cell>
          <table:table-cell table:style-name="ce4" table:formula="of:=+[.C342]*([.$D$5]/100)" office:value-type="float" office:value="404.733293412864" calcext:value-type="float">
            <text:p>405</text:p>
          </table:table-cell>
          <table:table-cell table:style-name="ce4" table:formula="of:=+[.C342]*[.E341]/[.C341]" office:value-type="float" office:value="449.703659347626" calcext:value-type="float">
            <text:p>450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335</text:p>
          </table:table-cell>
          <table:table-cell table:style-name="ce4" table:formula="of:=+[.C342]-[.E342]+[.D342]" office:value-type="float" office:value="8949.10282101777" calcext:value-type="float">
            <text:p>8949</text:p>
          </table:table-cell>
          <table:table-cell table:style-name="ce4" table:formula="of:=+[.C343]*([.$D$5]/100)" office:value-type="float" office:value="402.7096269458" calcext:value-type="float">
            <text:p>403</text:p>
          </table:table-cell>
          <table:table-cell table:style-name="ce4" table:formula="of:=+[.C343]*[.E342]/[.C342]" office:value-type="float" office:value="447.455141050888" calcext:value-type="float">
            <text:p>447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336</text:p>
          </table:table-cell>
          <table:table-cell table:style-name="ce4" table:formula="of:=+[.C343]-[.E343]+[.D343]" office:value-type="float" office:value="8904.35730691268" calcext:value-type="float">
            <text:p>8904</text:p>
          </table:table-cell>
          <table:table-cell table:style-name="ce4" table:formula="of:=+[.C344]*([.$D$5]/100)" office:value-type="float" office:value="400.696078811071" calcext:value-type="float">
            <text:p>401</text:p>
          </table:table-cell>
          <table:table-cell table:style-name="ce4" table:formula="of:=+[.C344]*[.E343]/[.C343]" office:value-type="float" office:value="445.217865345634" calcext:value-type="float">
            <text:p>445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337</text:p>
          </table:table-cell>
          <table:table-cell table:style-name="ce4" table:formula="of:=+[.C344]-[.E344]+[.D344]" office:value-type="float" office:value="8859.83552037811" calcext:value-type="float">
            <text:p>8860</text:p>
          </table:table-cell>
          <table:table-cell table:style-name="ce4" table:formula="of:=+[.C345]*([.$D$5]/100)" office:value-type="float" office:value="398.692598417015" calcext:value-type="float">
            <text:p>399</text:p>
          </table:table-cell>
          <table:table-cell table:style-name="ce4" table:formula="of:=+[.C345]*[.E344]/[.C344]" office:value-type="float" office:value="442.991776018905" calcext:value-type="float">
            <text:p>443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338</text:p>
          </table:table-cell>
          <table:table-cell table:style-name="ce4" table:formula="of:=+[.C345]-[.E345]+[.D345]" office:value-type="float" office:value="8815.53634277622" calcext:value-type="float">
            <text:p>8816</text:p>
          </table:table-cell>
          <table:table-cell table:style-name="ce4" table:formula="of:=+[.C346]*([.$D$5]/100)" office:value-type="float" office:value="396.69913542493" calcext:value-type="float">
            <text:p>397</text:p>
          </table:table-cell>
          <table:table-cell table:style-name="ce4" table:formula="of:=+[.C346]*[.E345]/[.C345]" office:value-type="float" office:value="440.776817138811" calcext:value-type="float">
            <text:p>441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339</text:p>
          </table:table-cell>
          <table:table-cell table:style-name="ce4" table:formula="of:=+[.C346]-[.E346]+[.D346]" office:value-type="float" office:value="8771.45866106234" calcext:value-type="float">
            <text:p>8771</text:p>
          </table:table-cell>
          <table:table-cell table:style-name="ce4" table:formula="of:=+[.C347]*([.$D$5]/100)" office:value-type="float" office:value="394.715639747805" calcext:value-type="float">
            <text:p>395</text:p>
          </table:table-cell>
          <table:table-cell table:style-name="ce4" table:formula="of:=+[.C347]*[.E346]/[.C346]" office:value-type="float" office:value="438.572933053117" calcext:value-type="float">
            <text:p>439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340</text:p>
          </table:table-cell>
          <table:table-cell table:style-name="ce4" table:formula="of:=+[.C347]-[.E347]+[.D347]" office:value-type="float" office:value="8727.60136775703" calcext:value-type="float">
            <text:p>8728</text:p>
          </table:table-cell>
          <table:table-cell table:style-name="ce4" table:formula="of:=+[.C348]*([.$D$5]/100)" office:value-type="float" office:value="392.742061549066" calcext:value-type="float">
            <text:p>393</text:p>
          </table:table-cell>
          <table:table-cell table:style-name="ce4" table:formula="of:=+[.C348]*[.E347]/[.C347]" office:value-type="float" office:value="436.380068387851" calcext:value-type="float">
            <text:p>436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341</text:p>
          </table:table-cell>
          <table:table-cell table:style-name="ce4" table:formula="of:=+[.C348]-[.E348]+[.D348]" office:value-type="float" office:value="8683.96336091825" calcext:value-type="float">
            <text:p>8684</text:p>
          </table:table-cell>
          <table:table-cell table:style-name="ce4" table:formula="of:=+[.C349]*([.$D$5]/100)" office:value-type="float" office:value="390.778351241321" calcext:value-type="float">
            <text:p>391</text:p>
          </table:table-cell>
          <table:table-cell table:style-name="ce4" table:formula="of:=+[.C349]*[.E348]/[.C348]" office:value-type="float" office:value="434.198168045912" calcext:value-type="float">
            <text:p>434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342</text:p>
          </table:table-cell>
          <table:table-cell table:style-name="ce4" table:formula="of:=+[.C349]-[.E349]+[.D349]" office:value-type="float" office:value="8640.54354411365" calcext:value-type="float">
            <text:p>8641</text:p>
          </table:table-cell>
          <table:table-cell table:style-name="ce4" table:formula="of:=+[.C350]*([.$D$5]/100)" office:value-type="float" office:value="388.824459485114" calcext:value-type="float">
            <text:p>389</text:p>
          </table:table-cell>
          <table:table-cell table:style-name="ce4" table:formula="of:=+[.C350]*[.E349]/[.C349]" office:value-type="float" office:value="432.027177205682" calcext:value-type="float">
            <text:p>432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343</text:p>
          </table:table-cell>
          <table:table-cell table:style-name="ce4" table:formula="of:=+[.C350]-[.E350]+[.D350]" office:value-type="float" office:value="8597.34082639309" calcext:value-type="float">
            <text:p>8597</text:p>
          </table:table-cell>
          <table:table-cell table:style-name="ce4" table:formula="of:=+[.C351]*([.$D$5]/100)" office:value-type="float" office:value="386.880337187689" calcext:value-type="float">
            <text:p>387</text:p>
          </table:table-cell>
          <table:table-cell table:style-name="ce4" table:formula="of:=+[.C351]*[.E350]/[.C350]" office:value-type="float" office:value="429.867041319654" calcext:value-type="float">
            <text:p>430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344</text:p>
          </table:table-cell>
          <table:table-cell table:style-name="ce4" table:formula="of:=+[.C351]-[.E351]+[.D351]" office:value-type="float" office:value="8554.35412226112" calcext:value-type="float">
            <text:p>8554</text:p>
          </table:table-cell>
          <table:table-cell table:style-name="ce4" table:formula="of:=+[.C352]*([.$D$5]/100)" office:value-type="float" office:value="384.94593550175" calcext:value-type="float">
            <text:p>385</text:p>
          </table:table-cell>
          <table:table-cell table:style-name="ce4" table:formula="of:=+[.C352]*[.E351]/[.C351]" office:value-type="float" office:value="427.717706113056" calcext:value-type="float">
            <text:p>428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345</text:p>
          </table:table-cell>
          <table:table-cell table:style-name="ce4" table:formula="of:=+[.C352]-[.E352]+[.D352]" office:value-type="float" office:value="8511.58235164982" calcext:value-type="float">
            <text:p>8512</text:p>
          </table:table-cell>
          <table:table-cell table:style-name="ce4" table:formula="of:=+[.C353]*([.$D$5]/100)" office:value-type="float" office:value="383.021205824242" calcext:value-type="float">
            <text:p>383</text:p>
          </table:table-cell>
          <table:table-cell table:style-name="ce4" table:formula="of:=+[.C353]*[.E352]/[.C352]" office:value-type="float" office:value="425.579117582491" calcext:value-type="float">
            <text:p>426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346</text:p>
          </table:table-cell>
          <table:table-cell table:style-name="ce4" table:formula="of:=+[.C353]-[.E353]+[.D353]" office:value-type="float" office:value="8469.02443989157" calcext:value-type="float">
            <text:p>8469</text:p>
          </table:table-cell>
          <table:table-cell table:style-name="ce4" table:formula="of:=+[.C354]*([.$D$5]/100)" office:value-type="float" office:value="381.106099795121" calcext:value-type="float">
            <text:p>381</text:p>
          </table:table-cell>
          <table:table-cell table:style-name="ce4" table:formula="of:=+[.C354]*[.E353]/[.C353]" office:value-type="float" office:value="423.451221994578" calcext:value-type="float">
            <text:p>423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347</text:p>
          </table:table-cell>
          <table:table-cell table:style-name="ce4" table:formula="of:=+[.C354]-[.E354]+[.D354]" office:value-type="float" office:value="8426.67931769211" calcext:value-type="float">
            <text:p>8427</text:p>
          </table:table-cell>
          <table:table-cell table:style-name="ce4" table:formula="of:=+[.C355]*([.$D$5]/100)" office:value-type="float" office:value="379.200569296145" calcext:value-type="float">
            <text:p>379</text:p>
          </table:table-cell>
          <table:table-cell table:style-name="ce4" table:formula="of:=+[.C355]*[.E354]/[.C354]" office:value-type="float" office:value="421.333965884605" calcext:value-type="float">
            <text:p>421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348</text:p>
          </table:table-cell>
          <table:table-cell table:style-name="ce4" table:formula="of:=+[.C355]-[.E355]+[.D355]" office:value-type="float" office:value="8384.54592110365" calcext:value-type="float">
            <text:p>8385</text:p>
          </table:table-cell>
          <table:table-cell table:style-name="ce4" table:formula="of:=+[.C356]*([.$D$5]/100)" office:value-type="float" office:value="377.304566449664" calcext:value-type="float">
            <text:p>377</text:p>
          </table:table-cell>
          <table:table-cell table:style-name="ce4" table:formula="of:=+[.C356]*[.E355]/[.C355]" office:value-type="float" office:value="419.227296055182" calcext:value-type="float">
            <text:p>419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349</text:p>
          </table:table-cell>
          <table:table-cell table:style-name="ce4" table:formula="of:=+[.C356]-[.E356]+[.D356]" office:value-type="float" office:value="8342.62319149813" calcext:value-type="float">
            <text:p>8343</text:p>
          </table:table-cell>
          <table:table-cell table:style-name="ce4" table:formula="of:=+[.C357]*([.$D$5]/100)" office:value-type="float" office:value="375.418043617416" calcext:value-type="float">
            <text:p>375</text:p>
          </table:table-cell>
          <table:table-cell table:style-name="ce4" table:formula="of:=+[.C357]*[.E356]/[.C356]" office:value-type="float" office:value="417.131159574906" calcext:value-type="float">
            <text:p>417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350</text:p>
          </table:table-cell>
          <table:table-cell table:style-name="ce4" table:formula="of:=+[.C357]-[.E357]+[.D357]" office:value-type="float" office:value="8300.91007554064" calcext:value-type="float">
            <text:p>8301</text:p>
          </table:table-cell>
          <table:table-cell table:style-name="ce4" table:formula="of:=+[.C358]*([.$D$5]/100)" office:value-type="float" office:value="373.540953399329" calcext:value-type="float">
            <text:p>374</text:p>
          </table:table-cell>
          <table:table-cell table:style-name="ce4" table:formula="of:=+[.C358]*[.E357]/[.C357]" office:value-type="float" office:value="415.045503777032" calcext:value-type="float">
            <text:p>415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351</text:p>
          </table:table-cell>
          <table:table-cell table:style-name="ce4" table:formula="of:=+[.C358]-[.E358]+[.D358]" office:value-type="float" office:value="8259.40552516294" calcext:value-type="float">
            <text:p>8259</text:p>
          </table:table-cell>
          <table:table-cell table:style-name="ce4" table:formula="of:=+[.C359]*([.$D$5]/100)" office:value-type="float" office:value="371.673248632332" calcext:value-type="float">
            <text:p>372</text:p>
          </table:table-cell>
          <table:table-cell table:style-name="ce4" table:formula="of:=+[.C359]*[.E358]/[.C358]" office:value-type="float" office:value="412.970276258147" calcext:value-type="float">
            <text:p>413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352</text:p>
          </table:table-cell>
          <table:table-cell table:style-name="ce4" table:formula="of:=+[.C359]-[.E359]+[.D359]" office:value-type="float" office:value="8218.10849753712" calcext:value-type="float">
            <text:p>8218</text:p>
          </table:table-cell>
          <table:table-cell table:style-name="ce4" table:formula="of:=+[.C360]*([.$D$5]/100)" office:value-type="float" office:value="369.81488238917" calcext:value-type="float">
            <text:p>370</text:p>
          </table:table-cell>
          <table:table-cell table:style-name="ce4" table:formula="of:=+[.C360]*[.E359]/[.C359]" office:value-type="float" office:value="410.905424876856" calcext:value-type="float">
            <text:p>411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353</text:p>
          </table:table-cell>
          <table:table-cell table:style-name="ce4" table:formula="of:=+[.C360]-[.E360]+[.D360]" office:value-type="float" office:value="8177.01795504944" calcext:value-type="float">
            <text:p>8177</text:p>
          </table:table-cell>
          <table:table-cell table:style-name="ce4" table:formula="of:=+[.C361]*([.$D$5]/100)" office:value-type="float" office:value="367.965807977225" calcext:value-type="float">
            <text:p>368</text:p>
          </table:table-cell>
          <table:table-cell table:style-name="ce4" table:formula="of:=+[.C361]*[.E360]/[.C360]" office:value-type="float" office:value="408.850897752471" calcext:value-type="float">
            <text:p>409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354</text:p>
          </table:table-cell>
          <table:table-cell table:style-name="ce4" table:formula="of:=+[.C361]-[.E361]+[.D361]" office:value-type="float" office:value="8136.13286527419" calcext:value-type="float">
            <text:p>8136</text:p>
          </table:table-cell>
          <table:table-cell table:style-name="ce4" table:formula="of:=+[.C362]*([.$D$5]/100)" office:value-type="float" office:value="366.125978937338" calcext:value-type="float">
            <text:p>366</text:p>
          </table:table-cell>
          <table:table-cell table:style-name="ce4" table:formula="of:=+[.C362]*[.E361]/[.C361]" office:value-type="float" office:value="406.806643263709" calcext:value-type="float">
            <text:p>407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355</text:p>
          </table:table-cell>
          <table:table-cell table:style-name="ce4" table:formula="of:=+[.C362]-[.E362]+[.D362]" office:value-type="float" office:value="8095.45220094782" calcext:value-type="float">
            <text:p>8095</text:p>
          </table:table-cell>
          <table:table-cell table:style-name="ce4" table:formula="of:=+[.C363]*([.$D$5]/100)" office:value-type="float" office:value="364.295349042652" calcext:value-type="float">
            <text:p>364</text:p>
          </table:table-cell>
          <table:table-cell table:style-name="ce4" table:formula="of:=+[.C363]*[.E362]/[.C362]" office:value-type="float" office:value="404.772610047391" calcext:value-type="float">
            <text:p>405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356</text:p>
          </table:table-cell>
          <table:table-cell table:style-name="ce4" table:formula="of:=+[.C363]-[.E363]+[.D363]" office:value-type="float" office:value="8054.97493994308" calcext:value-type="float">
            <text:p>8055</text:p>
          </table:table-cell>
          <table:table-cell table:style-name="ce4" table:formula="of:=+[.C364]*([.$D$5]/100)" office:value-type="float" office:value="362.473872297439" calcext:value-type="float">
            <text:p>362</text:p>
          </table:table-cell>
          <table:table-cell table:style-name="ce4" table:formula="of:=+[.C364]*[.E363]/[.C363]" office:value-type="float" office:value="402.748746997154" calcext:value-type="float">
            <text:p>403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357</text:p>
          </table:table-cell>
          <table:table-cell table:style-name="ce4" table:formula="of:=+[.C364]-[.E364]+[.D364]" office:value-type="float" office:value="8014.70006524336" calcext:value-type="float">
            <text:p>8015</text:p>
          </table:table-cell>
          <table:table-cell table:style-name="ce4" table:formula="of:=+[.C365]*([.$D$5]/100)" office:value-type="float" office:value="360.661502935951" calcext:value-type="float">
            <text:p>361</text:p>
          </table:table-cell>
          <table:table-cell table:style-name="ce4" table:formula="of:=+[.C365]*[.E364]/[.C364]" office:value-type="float" office:value="400.735003262168" calcext:value-type="float">
            <text:p>401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358</text:p>
          </table:table-cell>
          <table:table-cell table:style-name="ce4" table:formula="of:=+[.C365]-[.E365]+[.D365]" office:value-type="float" office:value="7974.62656491715" calcext:value-type="float">
            <text:p>7975</text:p>
          </table:table-cell>
          <table:table-cell table:style-name="ce4" table:formula="of:=+[.C366]*([.$D$5]/100)" office:value-type="float" office:value="358.858195421272" calcext:value-type="float">
            <text:p>359</text:p>
          </table:table-cell>
          <table:table-cell table:style-name="ce4" table:formula="of:=+[.C366]*[.E365]/[.C365]" office:value-type="float" office:value="398.731328245857" calcext:value-type="float">
            <text:p>399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359</text:p>
          </table:table-cell>
          <table:table-cell table:style-name="ce4" table:formula="of:=+[.C366]-[.E366]+[.D366]" office:value-type="float" office:value="7934.75343209256" calcext:value-type="float">
            <text:p>7935</text:p>
          </table:table-cell>
          <table:table-cell table:style-name="ce4" table:formula="of:=+[.C367]*([.$D$5]/100)" office:value-type="float" office:value="357.063904444165" calcext:value-type="float">
            <text:p>357</text:p>
          </table:table-cell>
          <table:table-cell table:style-name="ce4" table:formula="of:=+[.C367]*[.E366]/[.C366]" office:value-type="float" office:value="396.737671604628" calcext:value-type="float">
            <text:p>397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360</text:p>
          </table:table-cell>
          <table:table-cell table:style-name="ce4" table:formula="of:=+[.C367]-[.E367]+[.D367]" office:value-type="float" office:value="7895.0796649321" calcext:value-type="float">
            <text:p>7895</text:p>
          </table:table-cell>
          <table:table-cell table:style-name="ce4" table:formula="of:=+[.C368]*([.$D$5]/100)" office:value-type="float" office:value="355.278584921944" calcext:value-type="float">
            <text:p>355</text:p>
          </table:table-cell>
          <table:table-cell table:style-name="ce4" table:formula="of:=+[.C368]*[.E367]/[.C367]" office:value-type="float" office:value="394.753983246605" calcext:value-type="float">
            <text:p>395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361</text:p>
          </table:table-cell>
          <table:table-cell table:style-name="ce4" table:formula="of:=+[.C368]-[.E368]+[.D368]" office:value-type="float" office:value="7855.60426660744" calcext:value-type="float">
            <text:p>7856</text:p>
          </table:table-cell>
          <table:table-cell table:style-name="ce4" table:formula="of:=+[.C369]*([.$D$5]/100)" office:value-type="float" office:value="353.502191997335" calcext:value-type="float">
            <text:p>354</text:p>
          </table:table-cell>
          <table:table-cell table:style-name="ce4" table:formula="of:=+[.C369]*[.E368]/[.C368]" office:value-type="float" office:value="392.780213330372" calcext:value-type="float">
            <text:p>393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362</text:p>
          </table:table-cell>
          <table:table-cell table:style-name="ce4" table:formula="of:=+[.C369]-[.E369]+[.D369]" office:value-type="float" office:value="7816.3262452744" calcext:value-type="float">
            <text:p>7816</text:p>
          </table:table-cell>
          <table:table-cell table:style-name="ce4" table:formula="of:=+[.C370]*([.$D$5]/100)" office:value-type="float" office:value="351.734681037348" calcext:value-type="float">
            <text:p>352</text:p>
          </table:table-cell>
          <table:table-cell table:style-name="ce4" table:formula="of:=+[.C370]*[.E369]/[.C369]" office:value-type="float" office:value="390.81631226372" calcext:value-type="float">
            <text:p>391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363</text:p>
          </table:table-cell>
          <table:table-cell table:style-name="ce4" table:formula="of:=+[.C370]-[.E370]+[.D370]" office:value-type="float" office:value="7777.24461404803" calcext:value-type="float">
            <text:p>7777</text:p>
          </table:table-cell>
          <table:table-cell table:style-name="ce4" table:formula="of:=+[.C371]*([.$D$5]/100)" office:value-type="float" office:value="349.976007632161" calcext:value-type="float">
            <text:p>350</text:p>
          </table:table-cell>
          <table:table-cell table:style-name="ce4" table:formula="of:=+[.C371]*[.E370]/[.C370]" office:value-type="float" office:value="388.862230702401" calcext:value-type="float">
            <text:p>389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364</text:p>
          </table:table-cell>
          <table:table-cell table:style-name="ce4" table:formula="of:=+[.C371]-[.E371]+[.D371]" office:value-type="float" office:value="7738.35839097779" calcext:value-type="float">
            <text:p>7738</text:p>
          </table:table-cell>
          <table:table-cell table:style-name="ce4" table:formula="of:=+[.C372]*([.$D$5]/100)" office:value-type="float" office:value="348.226127594001" calcext:value-type="float">
            <text:p>348</text:p>
          </table:table-cell>
          <table:table-cell table:style-name="ce4" table:formula="of:=+[.C372]*[.E371]/[.C371]" office:value-type="float" office:value="386.917919548889" calcext:value-type="float">
            <text:p>387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365</text:p>
          </table:table-cell>
          <table:table-cell table:style-name="ce4" table:formula="of:=+[.C372]-[.E372]+[.D372]" office:value-type="float" office:value="7699.6665990229" calcext:value-type="float">
            <text:p>7700</text:p>
          </table:table-cell>
          <table:table-cell table:style-name="ce4" table:formula="of:=+[.C373]*([.$D$5]/100)" office:value-type="float" office:value="346.484996956031" calcext:value-type="float">
            <text:p>346</text:p>
          </table:table-cell>
          <table:table-cell table:style-name="ce4" table:formula="of:=+[.C373]*[.E372]/[.C372]" office:value-type="float" office:value="384.983329951145" calcext:value-type="float">
            <text:p>385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366</text:p>
          </table:table-cell>
          <table:table-cell table:style-name="ce4" table:formula="of:=+[.C373]-[.E373]+[.D373]" office:value-type="float" office:value="7661.16826602779" calcext:value-type="float">
            <text:p>7661</text:p>
          </table:table-cell>
          <table:table-cell table:style-name="ce4" table:formula="of:=+[.C374]*([.$D$5]/100)" office:value-type="float" office:value="344.75257197125" calcext:value-type="float">
            <text:p>345</text:p>
          </table:table-cell>
          <table:table-cell table:style-name="ce4" table:formula="of:=+[.C374]*[.E373]/[.C373]" office:value-type="float" office:value="383.058413301389" calcext:value-type="float">
            <text:p>383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367</text:p>
          </table:table-cell>
          <table:table-cell table:style-name="ce4" table:formula="of:=+[.C374]-[.E374]+[.D374]" office:value-type="float" office:value="7622.86242469765" calcext:value-type="float">
            <text:p>7623</text:p>
          </table:table-cell>
          <table:table-cell table:style-name="ce4" table:formula="of:=+[.C375]*([.$D$5]/100)" office:value-type="float" office:value="343.028809111394" calcext:value-type="float">
            <text:p>343</text:p>
          </table:table-cell>
          <table:table-cell table:style-name="ce4" table:formula="of:=+[.C375]*[.E374]/[.C374]" office:value-type="float" office:value="381.143121234882" calcext:value-type="float">
            <text:p>381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368</text:p>
          </table:table-cell>
          <table:table-cell table:style-name="ce4" table:formula="of:=+[.C375]-[.E375]+[.D375]" office:value-type="float" office:value="7584.74811257416" calcext:value-type="float">
            <text:p>7585</text:p>
          </table:table-cell>
          <table:table-cell table:style-name="ce4" table:formula="of:=+[.C376]*([.$D$5]/100)" office:value-type="float" office:value="341.313665065837" calcext:value-type="float">
            <text:p>341</text:p>
          </table:table-cell>
          <table:table-cell table:style-name="ce4" table:formula="of:=+[.C376]*[.E375]/[.C375]" office:value-type="float" office:value="379.237405628708" calcext:value-type="float">
            <text:p>379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369</text:p>
          </table:table-cell>
          <table:table-cell table:style-name="ce4" table:formula="of:=+[.C376]-[.E376]+[.D376]" office:value-type="float" office:value="7546.82437201129" calcext:value-type="float">
            <text:p>7547</text:p>
          </table:table-cell>
          <table:table-cell table:style-name="ce4" table:formula="of:=+[.C377]*([.$D$5]/100)" office:value-type="float" office:value="339.607096740508" calcext:value-type="float">
            <text:p>340</text:p>
          </table:table-cell>
          <table:table-cell table:style-name="ce4" table:formula="of:=+[.C377]*[.E376]/[.C376]" office:value-type="float" office:value="377.341218600564" calcext:value-type="float">
            <text:p>377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370</text:p>
          </table:table-cell>
          <table:table-cell table:style-name="ce4" table:formula="of:=+[.C377]-[.E377]+[.D377]" office:value-type="float" office:value="7509.09025015123" calcext:value-type="float">
            <text:p>7509</text:p>
          </table:table-cell>
          <table:table-cell table:style-name="ce4" table:formula="of:=+[.C378]*([.$D$5]/100)" office:value-type="float" office:value="337.909061256805" calcext:value-type="float">
            <text:p>338</text:p>
          </table:table-cell>
          <table:table-cell table:style-name="ce4" table:formula="of:=+[.C378]*[.E377]/[.C377]" office:value-type="float" office:value="375.454512507561" calcext:value-type="float">
            <text:p>375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371</text:p>
          </table:table-cell>
          <table:table-cell table:style-name="ce4" table:formula="of:=+[.C378]-[.E378]+[.D378]" office:value-type="float" office:value="7471.54479890048" calcext:value-type="float">
            <text:p>7472</text:p>
          </table:table-cell>
          <table:table-cell table:style-name="ce4" table:formula="of:=+[.C379]*([.$D$5]/100)" office:value-type="float" office:value="336.219515950521" calcext:value-type="float">
            <text:p>336</text:p>
          </table:table-cell>
          <table:table-cell table:style-name="ce4" table:formula="of:=+[.C379]*[.E378]/[.C378]" office:value-type="float" office:value="373.577239945024" calcext:value-type="float">
            <text:p>374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372</text:p>
          </table:table-cell>
          <table:table-cell table:style-name="ce4" table:formula="of:=+[.C379]-[.E379]+[.D379]" office:value-type="float" office:value="7434.18707490598" calcext:value-type="float">
            <text:p>7434</text:p>
          </table:table-cell>
          <table:table-cell table:style-name="ce4" table:formula="of:=+[.C380]*([.$D$5]/100)" office:value-type="float" office:value="334.538418370769" calcext:value-type="float">
            <text:p>335</text:p>
          </table:table-cell>
          <table:table-cell table:style-name="ce4" table:formula="of:=+[.C380]*[.E379]/[.C379]" office:value-type="float" office:value="371.709353745299" calcext:value-type="float">
            <text:p>372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373</text:p>
          </table:table-cell>
          <table:table-cell table:style-name="ce4" table:formula="of:=+[.C380]-[.E380]+[.D380]" office:value-type="float" office:value="7397.01613953145" calcext:value-type="float">
            <text:p>7397</text:p>
          </table:table-cell>
          <table:table-cell table:style-name="ce4" table:formula="of:=+[.C381]*([.$D$5]/100)" office:value-type="float" office:value="332.865726278915" calcext:value-type="float">
            <text:p>333</text:p>
          </table:table-cell>
          <table:table-cell table:style-name="ce4" table:formula="of:=+[.C381]*[.E380]/[.C380]" office:value-type="float" office:value="369.850806976572" calcext:value-type="float">
            <text:p>370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374</text:p>
          </table:table-cell>
          <table:table-cell table:style-name="ce4" table:formula="of:=+[.C381]-[.E381]+[.D381]" office:value-type="float" office:value="7360.03105883379" calcext:value-type="float">
            <text:p>7360</text:p>
          </table:table-cell>
          <table:table-cell table:style-name="ce4" table:formula="of:=+[.C382]*([.$D$5]/100)" office:value-type="float" office:value="331.201397647521" calcext:value-type="float">
            <text:p>331</text:p>
          </table:table-cell>
          <table:table-cell table:style-name="ce4" table:formula="of:=+[.C382]*[.E381]/[.C381]" office:value-type="float" office:value="368.001552941689" calcext:value-type="float">
            <text:p>368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375</text:p>
          </table:table-cell>
          <table:table-cell table:style-name="ce4" table:formula="of:=+[.C382]-[.E382]+[.D382]" office:value-type="float" office:value="7323.23090353962" calcext:value-type="float">
            <text:p>7323</text:p>
          </table:table-cell>
          <table:table-cell table:style-name="ce4" table:formula="of:=+[.C383]*([.$D$5]/100)" office:value-type="float" office:value="329.545390659283" calcext:value-type="float">
            <text:p>330</text:p>
          </table:table-cell>
          <table:table-cell table:style-name="ce4" table:formula="of:=+[.C383]*[.E382]/[.C382]" office:value-type="float" office:value="366.161545176981" calcext:value-type="float">
            <text:p>366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376</text:p>
          </table:table-cell>
          <table:table-cell table:style-name="ce4" table:formula="of:=+[.C383]-[.E383]+[.D383]" office:value-type="float" office:value="7286.61474902192" calcext:value-type="float">
            <text:p>7287</text:p>
          </table:table-cell>
          <table:table-cell table:style-name="ce4" table:formula="of:=+[.C384]*([.$D$5]/100)" office:value-type="float" office:value="327.897663705987" calcext:value-type="float">
            <text:p>328</text:p>
          </table:table-cell>
          <table:table-cell table:style-name="ce4" table:formula="of:=+[.C384]*[.E383]/[.C383]" office:value-type="float" office:value="364.330737451096" calcext:value-type="float">
            <text:p>364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377</text:p>
          </table:table-cell>
          <table:table-cell table:style-name="ce4" table:formula="of:=+[.C384]-[.E384]+[.D384]" office:value-type="float" office:value="7250.18167527681" calcext:value-type="float">
            <text:p>7250</text:p>
          </table:table-cell>
          <table:table-cell table:style-name="ce4" table:formula="of:=+[.C385]*([.$D$5]/100)" office:value-type="float" office:value="326.258175387457" calcext:value-type="float">
            <text:p>326</text:p>
          </table:table-cell>
          <table:table-cell table:style-name="ce4" table:formula="of:=+[.C385]*[.E384]/[.C384]" office:value-type="float" office:value="362.50908376384" calcext:value-type="float">
            <text:p>363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378</text:p>
          </table:table-cell>
          <table:table-cell table:style-name="ce4" table:formula="of:=+[.C385]-[.E385]+[.D385]" office:value-type="float" office:value="7213.93076690043" calcext:value-type="float">
            <text:p>7214</text:p>
          </table:table-cell>
          <table:table-cell table:style-name="ce4" table:formula="of:=+[.C386]*([.$D$5]/100)" office:value-type="float" office:value="324.626884510519" calcext:value-type="float">
            <text:p>325</text:p>
          </table:table-cell>
          <table:table-cell table:style-name="ce4" table:formula="of:=+[.C386]*[.E385]/[.C385]" office:value-type="float" office:value="360.696538345021" calcext:value-type="float">
            <text:p>361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379</text:p>
          </table:table-cell>
          <table:table-cell table:style-name="ce4" table:formula="of:=+[.C386]-[.E386]+[.D386]" office:value-type="float" office:value="7177.86111306593" calcext:value-type="float">
            <text:p>7178</text:p>
          </table:table-cell>
          <table:table-cell table:style-name="ce4" table:formula="of:=+[.C387]*([.$D$5]/100)" office:value-type="float" office:value="323.003750087967" calcext:value-type="float">
            <text:p>323</text:p>
          </table:table-cell>
          <table:table-cell table:style-name="ce4" table:formula="of:=+[.C387]*[.E386]/[.C386]" office:value-type="float" office:value="358.893055653296" calcext:value-type="float">
            <text:p>359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380</text:p>
          </table:table-cell>
          <table:table-cell table:style-name="ce4" table:formula="of:=+[.C387]-[.E387]+[.D387]" office:value-type="float" office:value="7141.9718075006" calcext:value-type="float">
            <text:p>7142</text:p>
          </table:table-cell>
          <table:table-cell table:style-name="ce4" table:formula="of:=+[.C388]*([.$D$5]/100)" office:value-type="float" office:value="321.388731337527" calcext:value-type="float">
            <text:p>321</text:p>
          </table:table-cell>
          <table:table-cell table:style-name="ce4" table:formula="of:=+[.C388]*[.E387]/[.C387]" office:value-type="float" office:value="357.09859037503" calcext:value-type="float">
            <text:p>357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381</text:p>
          </table:table-cell>
          <table:table-cell table:style-name="ce4" table:formula="of:=+[.C388]-[.E388]+[.D388]" office:value-type="float" office:value="7106.2619484631" calcext:value-type="float">
            <text:p>7106</text:p>
          </table:table-cell>
          <table:table-cell table:style-name="ce4" table:formula="of:=+[.C389]*([.$D$5]/100)" office:value-type="float" office:value="319.781787680839" calcext:value-type="float">
            <text:p>320</text:p>
          </table:table-cell>
          <table:table-cell table:style-name="ce4" table:formula="of:=+[.C389]*[.E388]/[.C388]" office:value-type="float" office:value="355.313097423155" calcext:value-type="float">
            <text:p>355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382</text:p>
          </table:table-cell>
          <table:table-cell table:style-name="ce4" table:formula="of:=+[.C389]-[.E389]+[.D389]" office:value-type="float" office:value="7070.73063872078" calcext:value-type="float">
            <text:p>7071</text:p>
          </table:table-cell>
          <table:table-cell table:style-name="ce4" table:formula="of:=+[.C390]*([.$D$5]/100)" office:value-type="float" office:value="318.182878742435" calcext:value-type="float">
            <text:p>318</text:p>
          </table:table-cell>
          <table:table-cell table:style-name="ce4" table:formula="of:=+[.C390]*[.E389]/[.C389]" office:value-type="float" office:value="353.536531936039" calcext:value-type="float">
            <text:p>354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383</text:p>
          </table:table-cell>
          <table:table-cell table:style-name="ce4" table:formula="of:=+[.C390]-[.E390]+[.D390]" office:value-type="float" office:value="7035.37698552718" calcext:value-type="float">
            <text:p>7035</text:p>
          </table:table-cell>
          <table:table-cell table:style-name="ce4" table:formula="of:=+[.C391]*([.$D$5]/100)" office:value-type="float" office:value="316.591964348723" calcext:value-type="float">
            <text:p>317</text:p>
          </table:table-cell>
          <table:table-cell table:style-name="ce4" table:formula="of:=+[.C391]*[.E390]/[.C390]" office:value-type="float" office:value="351.768849276359" calcext:value-type="float">
            <text:p>352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384</text:p>
          </table:table-cell>
          <table:table-cell table:style-name="ce4" table:formula="of:=+[.C391]-[.E391]+[.D391]" office:value-type="float" office:value="7000.20010059954" calcext:value-type="float">
            <text:p>7000</text:p>
          </table:table-cell>
          <table:table-cell table:style-name="ce4" table:formula="of:=+[.C392]*([.$D$5]/100)" office:value-type="float" office:value="315.009004526979" calcext:value-type="float">
            <text:p>315</text:p>
          </table:table-cell>
          <table:table-cell table:style-name="ce4" table:formula="of:=+[.C392]*[.E391]/[.C391]" office:value-type="float" office:value="350.010005029977" calcext:value-type="float">
            <text:p>350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385</text:p>
          </table:table-cell>
          <table:table-cell table:style-name="ce4" table:formula="of:=+[.C392]-[.E392]+[.D392]" office:value-type="float" office:value="6965.19910009654" calcext:value-type="float">
            <text:p>6965</text:p>
          </table:table-cell>
          <table:table-cell table:style-name="ce4" table:formula="of:=+[.C393]*([.$D$5]/100)" office:value-type="float" office:value="313.433959504344" calcext:value-type="float">
            <text:p>313</text:p>
          </table:table-cell>
          <table:table-cell table:style-name="ce4" table:formula="of:=+[.C393]*[.E392]/[.C392]" office:value-type="float" office:value="348.259955004827" calcext:value-type="float">
            <text:p>348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386</text:p>
          </table:table-cell>
          <table:table-cell table:style-name="ce4" table:formula="of:=+[.C393]-[.E393]+[.D393]" office:value-type="float" office:value="6930.37310459606" calcext:value-type="float">
            <text:p>6930</text:p>
          </table:table-cell>
          <table:table-cell table:style-name="ce4" table:formula="of:=+[.C394]*([.$D$5]/100)" office:value-type="float" office:value="311.866789706823" calcext:value-type="float">
            <text:p>312</text:p>
          </table:table-cell>
          <table:table-cell table:style-name="ce4" table:formula="of:=+[.C394]*[.E393]/[.C393]" office:value-type="float" office:value="346.518655229803" calcext:value-type="float">
            <text:p>347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387</text:p>
          </table:table-cell>
          <table:table-cell table:style-name="ce4" table:formula="of:=+[.C394]-[.E394]+[.D394]" office:value-type="float" office:value="6895.72123907308" calcext:value-type="float">
            <text:p>6896</text:p>
          </table:table-cell>
          <table:table-cell table:style-name="ce4" table:formula="of:=+[.C395]*([.$D$5]/100)" office:value-type="float" office:value="310.307455758289" calcext:value-type="float">
            <text:p>310</text:p>
          </table:table-cell>
          <table:table-cell table:style-name="ce4" table:formula="of:=+[.C395]*[.E394]/[.C394]" office:value-type="float" office:value="344.786061953654" calcext:value-type="float">
            <text:p>345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388</text:p>
          </table:table-cell>
          <table:table-cell table:style-name="ce4" table:formula="of:=+[.C395]-[.E395]+[.D395]" office:value-type="float" office:value="6861.24263287772" calcext:value-type="float">
            <text:p>6861</text:p>
          </table:table-cell>
          <table:table-cell table:style-name="ce4" table:formula="of:=+[.C396]*([.$D$5]/100)" office:value-type="float" office:value="308.755918479497" calcext:value-type="float">
            <text:p>309</text:p>
          </table:table-cell>
          <table:table-cell table:style-name="ce4" table:formula="of:=+[.C396]*[.E395]/[.C395]" office:value-type="float" office:value="343.062131643885" calcext:value-type="float">
            <text:p>343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389</text:p>
          </table:table-cell>
          <table:table-cell table:style-name="ce4" table:formula="of:=+[.C396]-[.E396]+[.D396]" office:value-type="float" office:value="6826.93641971333" calcext:value-type="float">
            <text:p>6827</text:p>
          </table:table-cell>
          <table:table-cell table:style-name="ce4" table:formula="of:=+[.C397]*([.$D$5]/100)" office:value-type="float" office:value="307.2121388871" calcext:value-type="float">
            <text:p>307</text:p>
          </table:table-cell>
          <table:table-cell table:style-name="ce4" table:formula="of:=+[.C397]*[.E396]/[.C396]" office:value-type="float" office:value="341.346820985666" calcext:value-type="float">
            <text:p>341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390</text:p>
          </table:table-cell>
          <table:table-cell table:style-name="ce4" table:formula="of:=+[.C397]-[.E397]+[.D397]" office:value-type="float" office:value="6792.80173761476" calcext:value-type="float">
            <text:p>6793</text:p>
          </table:table-cell>
          <table:table-cell table:style-name="ce4" table:formula="of:=+[.C398]*([.$D$5]/100)" office:value-type="float" office:value="305.676078192664" calcext:value-type="float">
            <text:p>306</text:p>
          </table:table-cell>
          <table:table-cell table:style-name="ce4" table:formula="of:=+[.C398]*[.E397]/[.C397]" office:value-type="float" office:value="339.640086880738" calcext:value-type="float">
            <text:p>340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391</text:p>
          </table:table-cell>
          <table:table-cell table:style-name="ce4" table:formula="of:=+[.C398]-[.E398]+[.D398]" office:value-type="float" office:value="6758.83772892669" calcext:value-type="float">
            <text:p>6759</text:p>
          </table:table-cell>
          <table:table-cell table:style-name="ce4" table:formula="of:=+[.C399]*([.$D$5]/100)" office:value-type="float" office:value="304.147697801701" calcext:value-type="float">
            <text:p>304</text:p>
          </table:table-cell>
          <table:table-cell table:style-name="ce4" table:formula="of:=+[.C399]*[.E398]/[.C398]" office:value-type="float" office:value="337.941886446334" calcext:value-type="float">
            <text:p>338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392</text:p>
          </table:table-cell>
          <table:table-cell table:style-name="ce4" table:formula="of:=+[.C399]-[.E399]+[.D399]" office:value-type="float" office:value="6725.04354028205" calcext:value-type="float">
            <text:p>6725</text:p>
          </table:table-cell>
          <table:table-cell table:style-name="ce4" table:formula="of:=+[.C400]*([.$D$5]/100)" office:value-type="float" office:value="302.626959312692" calcext:value-type="float">
            <text:p>303</text:p>
          </table:table-cell>
          <table:table-cell table:style-name="ce4" table:formula="of:=+[.C400]*[.E399]/[.C399]" office:value-type="float" office:value="336.252177014102" calcext:value-type="float">
            <text:p>336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393</text:p>
          </table:table-cell>
          <table:table-cell table:style-name="ce4" table:formula="of:=+[.C400]-[.E400]+[.D400]" office:value-type="float" office:value="6691.41832258064" calcext:value-type="float">
            <text:p>6691</text:p>
          </table:table-cell>
          <table:table-cell table:style-name="ce4" table:formula="of:=+[.C401]*([.$D$5]/100)" office:value-type="float" office:value="301.113824516129" calcext:value-type="float">
            <text:p>301</text:p>
          </table:table-cell>
          <table:table-cell table:style-name="ce4" table:formula="of:=+[.C401]*[.E400]/[.C400]" office:value-type="float" office:value="334.570916129032" calcext:value-type="float">
            <text:p>335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394</text:p>
          </table:table-cell>
          <table:table-cell table:style-name="ce4" table:formula="of:=+[.C401]-[.E401]+[.D401]" office:value-type="float" office:value="6657.96123096774" calcext:value-type="float">
            <text:p>6658</text:p>
          </table:table-cell>
          <table:table-cell table:style-name="ce4" table:formula="of:=+[.C402]*([.$D$5]/100)" office:value-type="float" office:value="299.608255393548" calcext:value-type="float">
            <text:p>300</text:p>
          </table:table-cell>
          <table:table-cell table:style-name="ce4" table:formula="of:=+[.C402]*[.E401]/[.C401]" office:value-type="float" office:value="332.898061548387" calcext:value-type="float">
            <text:p>333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395</text:p>
          </table:table-cell>
          <table:table-cell table:style-name="ce4" table:formula="of:=+[.C402]-[.E402]+[.D402]" office:value-type="float" office:value="6624.6714248129" calcext:value-type="float">
            <text:p>6625</text:p>
          </table:table-cell>
          <table:table-cell table:style-name="ce4" table:formula="of:=+[.C403]*([.$D$5]/100)" office:value-type="float" office:value="298.110214116581" calcext:value-type="float">
            <text:p>298</text:p>
          </table:table-cell>
          <table:table-cell table:style-name="ce4" table:formula="of:=+[.C403]*[.E402]/[.C402]" office:value-type="float" office:value="331.233571240645" calcext:value-type="float">
            <text:p>331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396</text:p>
          </table:table-cell>
          <table:table-cell table:style-name="ce4" table:formula="of:=+[.C403]-[.E403]+[.D403]" office:value-type="float" office:value="6591.54806768884" calcext:value-type="float">
            <text:p>6592</text:p>
          </table:table-cell>
          <table:table-cell table:style-name="ce4" table:formula="of:=+[.C404]*([.$D$5]/100)" office:value-type="float" office:value="296.619663045998" calcext:value-type="float">
            <text:p>297</text:p>
          </table:table-cell>
          <table:table-cell table:style-name="ce4" table:formula="of:=+[.C404]*[.E403]/[.C403]" office:value-type="float" office:value="329.577403384442" calcext:value-type="float">
            <text:p>330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397</text:p>
          </table:table-cell>
          <table:table-cell table:style-name="ce4" table:formula="of:=+[.C404]-[.E404]+[.D404]" office:value-type="float" office:value="6558.59032735039" calcext:value-type="float">
            <text:p>6559</text:p>
          </table:table-cell>
          <table:table-cell table:style-name="ce4" table:formula="of:=+[.C405]*([.$D$5]/100)" office:value-type="float" office:value="295.136564730768" calcext:value-type="float">
            <text:p>295</text:p>
          </table:table-cell>
          <table:table-cell table:style-name="ce4" table:formula="of:=+[.C405]*[.E404]/[.C404]" office:value-type="float" office:value="327.92951636752" calcext:value-type="float">
            <text:p>328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398</text:p>
          </table:table-cell>
          <table:table-cell table:style-name="ce4" table:formula="of:=+[.C405]-[.E405]+[.D405]" office:value-type="float" office:value="6525.79737571364" calcext:value-type="float">
            <text:p>6526</text:p>
          </table:table-cell>
          <table:table-cell table:style-name="ce4" table:formula="of:=+[.C406]*([.$D$5]/100)" office:value-type="float" office:value="293.660881907114" calcext:value-type="float">
            <text:p>294</text:p>
          </table:table-cell>
          <table:table-cell table:style-name="ce4" table:formula="of:=+[.C406]*[.E405]/[.C405]" office:value-type="float" office:value="326.289868785682" calcext:value-type="float">
            <text:p>326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399</text:p>
          </table:table-cell>
          <table:table-cell table:style-name="ce4" table:formula="of:=+[.C406]-[.E406]+[.D406]" office:value-type="float" office:value="6493.16838883507" calcext:value-type="float">
            <text:p>6493</text:p>
          </table:table-cell>
          <table:table-cell table:style-name="ce4" table:formula="of:=+[.C407]*([.$D$5]/100)" office:value-type="float" office:value="292.192577497578" calcext:value-type="float">
            <text:p>292</text:p>
          </table:table-cell>
          <table:table-cell table:style-name="ce4" table:formula="of:=+[.C407]*[.E406]/[.C406]" office:value-type="float" office:value="324.658419441754" calcext:value-type="float">
            <text:p>325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400</text:p>
          </table:table-cell>
          <table:table-cell table:style-name="ce4" table:formula="of:=+[.C407]-[.E407]+[.D407]" office:value-type="float" office:value="6460.7025468909" calcext:value-type="float">
            <text:p>6461</text:p>
          </table:table-cell>
          <table:table-cell table:style-name="ce4" table:formula="of:=+[.C408]*([.$D$5]/100)" office:value-type="float" office:value="290.73161461009" calcext:value-type="float">
            <text:p>291</text:p>
          </table:table-cell>
          <table:table-cell table:style-name="ce4" table:formula="of:=+[.C408]*[.E407]/[.C407]" office:value-type="float" office:value="323.035127344545" calcext:value-type="float">
            <text:p>323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401</text:p>
          </table:table-cell>
          <table:table-cell table:style-name="ce4" table:formula="of:=+[.C408]-[.E408]+[.D408]" office:value-type="float" office:value="6428.39903415644" calcext:value-type="float">
            <text:p>6428</text:p>
          </table:table-cell>
          <table:table-cell table:style-name="ce4" table:formula="of:=+[.C409]*([.$D$5]/100)" office:value-type="float" office:value="289.27795653704" calcext:value-type="float">
            <text:p>289</text:p>
          </table:table-cell>
          <table:table-cell table:style-name="ce4" table:formula="of:=+[.C409]*[.E408]/[.C408]" office:value-type="float" office:value="321.419951707822" calcext:value-type="float">
            <text:p>321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402</text:p>
          </table:table-cell>
          <table:table-cell table:style-name="ce4" table:formula="of:=+[.C409]-[.E409]+[.D409]" office:value-type="float" office:value="6396.25703898566" calcext:value-type="float">
            <text:p>6396</text:p>
          </table:table-cell>
          <table:table-cell table:style-name="ce4" table:formula="of:=+[.C410]*([.$D$5]/100)" office:value-type="float" office:value="287.831566754355" calcext:value-type="float">
            <text:p>288</text:p>
          </table:table-cell>
          <table:table-cell table:style-name="ce4" table:formula="of:=+[.C410]*[.E409]/[.C409]" office:value-type="float" office:value="319.812851949283" calcext:value-type="float">
            <text:p>320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403</text:p>
          </table:table-cell>
          <table:table-cell table:style-name="ce4" table:formula="of:=+[.C410]-[.E410]+[.D410]" office:value-type="float" office:value="6364.27575379073" calcext:value-type="float">
            <text:p>6364</text:p>
          </table:table-cell>
          <table:table-cell table:style-name="ce4" table:formula="of:=+[.C411]*([.$D$5]/100)" office:value-type="float" office:value="286.392408920583" calcext:value-type="float">
            <text:p>286</text:p>
          </table:table-cell>
          <table:table-cell table:style-name="ce4" table:formula="of:=+[.C411]*[.E410]/[.C410]" office:value-type="float" office:value="318.213787689537" calcext:value-type="float">
            <text:p>318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404</text:p>
          </table:table-cell>
          <table:table-cell table:style-name="ce4" table:formula="of:=+[.C411]-[.E411]+[.D411]" office:value-type="float" office:value="6332.45437502178" calcext:value-type="float">
            <text:p>6332</text:p>
          </table:table-cell>
          <table:table-cell table:style-name="ce4" table:formula="of:=+[.C412]*([.$D$5]/100)" office:value-type="float" office:value="284.96044687598" calcext:value-type="float">
            <text:p>285</text:p>
          </table:table-cell>
          <table:table-cell table:style-name="ce4" table:formula="of:=+[.C412]*[.E411]/[.C411]" office:value-type="float" office:value="316.622718751089" calcext:value-type="float">
            <text:p>317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405</text:p>
          </table:table-cell>
          <table:table-cell table:style-name="ce4" table:formula="of:=+[.C412]-[.E412]+[.D412]" office:value-type="float" office:value="6300.79210314667" calcext:value-type="float">
            <text:p>6301</text:p>
          </table:table-cell>
          <table:table-cell table:style-name="ce4" table:formula="of:=+[.C413]*([.$D$5]/100)" office:value-type="float" office:value="283.5356446416" calcext:value-type="float">
            <text:p>284</text:p>
          </table:table-cell>
          <table:table-cell table:style-name="ce4" table:formula="of:=+[.C413]*[.E412]/[.C412]" office:value-type="float" office:value="315.039605157333" calcext:value-type="float">
            <text:p>315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406</text:p>
          </table:table-cell>
          <table:table-cell table:style-name="ce4" table:formula="of:=+[.C413]-[.E413]+[.D413]" office:value-type="float" office:value="6269.28814263094" calcext:value-type="float">
            <text:p>6269</text:p>
          </table:table-cell>
          <table:table-cell table:style-name="ce4" table:formula="of:=+[.C414]*([.$D$5]/100)" office:value-type="float" office:value="282.117966418392" calcext:value-type="float">
            <text:p>282</text:p>
          </table:table-cell>
          <table:table-cell table:style-name="ce4" table:formula="of:=+[.C414]*[.E413]/[.C413]" office:value-type="float" office:value="313.464407131547" calcext:value-type="float">
            <text:p>313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407</text:p>
          </table:table-cell>
          <table:table-cell table:style-name="ce4" table:formula="of:=+[.C414]-[.E414]+[.D414]" office:value-type="float" office:value="6237.94170191778" calcext:value-type="float">
            <text:p>6238</text:p>
          </table:table-cell>
          <table:table-cell table:style-name="ce4" table:formula="of:=+[.C415]*([.$D$5]/100)" office:value-type="float" office:value="280.7073765863" calcext:value-type="float">
            <text:p>281</text:p>
          </table:table-cell>
          <table:table-cell table:style-name="ce4" table:formula="of:=+[.C415]*[.E414]/[.C414]" office:value-type="float" office:value="311.897085095889" calcext:value-type="float">
            <text:p>312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408</text:p>
          </table:table-cell>
          <table:table-cell table:style-name="ce4" table:formula="of:=+[.C415]-[.E415]+[.D415]" office:value-type="float" office:value="6206.75199340819" calcext:value-type="float">
            <text:p>6207</text:p>
          </table:table-cell>
          <table:table-cell table:style-name="ce4" table:formula="of:=+[.C416]*([.$D$5]/100)" office:value-type="float" office:value="279.303839703369" calcext:value-type="float">
            <text:p>279</text:p>
          </table:table-cell>
          <table:table-cell table:style-name="ce4" table:formula="of:=+[.C416]*[.E415]/[.C415]" office:value-type="float" office:value="310.33759967041" calcext:value-type="float">
            <text:p>310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409</text:p>
          </table:table-cell>
          <table:table-cell table:style-name="ce4" table:formula="of:=+[.C416]-[.E416]+[.D416]" office:value-type="float" office:value="6175.71823344115" calcext:value-type="float">
            <text:p>6176</text:p>
          </table:table-cell>
          <table:table-cell table:style-name="ce4" table:formula="of:=+[.C417]*([.$D$5]/100)" office:value-type="float" office:value="277.907320504852" calcext:value-type="float">
            <text:p>278</text:p>
          </table:table-cell>
          <table:table-cell table:style-name="ce4" table:formula="of:=+[.C417]*[.E416]/[.C416]" office:value-type="float" office:value="308.785911672058" calcext:value-type="float">
            <text:p>309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410</text:p>
          </table:table-cell>
          <table:table-cell table:style-name="ce4" table:formula="of:=+[.C417]-[.E417]+[.D417]" office:value-type="float" office:value="6144.83964227395" calcext:value-type="float">
            <text:p>6145</text:p>
          </table:table-cell>
          <table:table-cell table:style-name="ce4" table:formula="of:=+[.C418]*([.$D$5]/100)" office:value-type="float" office:value="276.517783902328" calcext:value-type="float">
            <text:p>277</text:p>
          </table:table-cell>
          <table:table-cell table:style-name="ce4" table:formula="of:=+[.C418]*[.E417]/[.C417]" office:value-type="float" office:value="307.241982113697" calcext:value-type="float">
            <text:p>307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411</text:p>
          </table:table-cell>
          <table:table-cell table:style-name="ce4" table:formula="of:=+[.C418]-[.E418]+[.D418]" office:value-type="float" office:value="6114.11544406258" calcext:value-type="float">
            <text:p>6114</text:p>
          </table:table-cell>
          <table:table-cell table:style-name="ce4" table:formula="of:=+[.C419]*([.$D$5]/100)" office:value-type="float" office:value="275.135194982816" calcext:value-type="float">
            <text:p>275</text:p>
          </table:table-cell>
          <table:table-cell table:style-name="ce4" table:formula="of:=+[.C419]*[.E418]/[.C418]" office:value-type="float" office:value="305.705772203129" calcext:value-type="float">
            <text:p>306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412</text:p>
          </table:table-cell>
          <table:table-cell table:style-name="ce4" table:formula="of:=+[.C419]-[.E419]+[.D419]" office:value-type="float" office:value="6083.54486684226" calcext:value-type="float">
            <text:p>6084</text:p>
          </table:table-cell>
          <table:table-cell table:style-name="ce4" table:formula="of:=+[.C420]*([.$D$5]/100)" office:value-type="float" office:value="273.759519007902" calcext:value-type="float">
            <text:p>274</text:p>
          </table:table-cell>
          <table:table-cell table:style-name="ce4" table:formula="of:=+[.C420]*[.E419]/[.C419]" office:value-type="float" office:value="304.177243342113" calcext:value-type="float">
            <text:p>304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413</text:p>
          </table:table-cell>
          <table:table-cell table:style-name="ce4" table:formula="of:=+[.C420]-[.E420]+[.D420]" office:value-type="float" office:value="6053.12714250805" calcext:value-type="float">
            <text:p>6053</text:p>
          </table:table-cell>
          <table:table-cell table:style-name="ce4" table:formula="of:=+[.C421]*([.$D$5]/100)" office:value-type="float" office:value="272.390721412862" calcext:value-type="float">
            <text:p>272</text:p>
          </table:table-cell>
          <table:table-cell table:style-name="ce4" table:formula="of:=+[.C421]*[.E420]/[.C420]" office:value-type="float" office:value="302.656357125403" calcext:value-type="float">
            <text:p>303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414</text:p>
          </table:table-cell>
          <table:table-cell table:style-name="ce4" table:formula="of:=+[.C421]-[.E421]+[.D421]" office:value-type="float" office:value="6022.86150679551" calcext:value-type="float">
            <text:p>6023</text:p>
          </table:table-cell>
          <table:table-cell table:style-name="ce4" table:formula="of:=+[.C422]*([.$D$5]/100)" office:value-type="float" office:value="271.028767805798" calcext:value-type="float">
            <text:p>271</text:p>
          </table:table-cell>
          <table:table-cell table:style-name="ce4" table:formula="of:=+[.C422]*[.E421]/[.C421]" office:value-type="float" office:value="301.143075339776" calcext:value-type="float">
            <text:p>301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415</text:p>
          </table:table-cell>
          <table:table-cell table:style-name="ce4" table:formula="of:=+[.C422]-[.E422]+[.D422]" office:value-type="float" office:value="5992.74719926154" calcext:value-type="float">
            <text:p>5993</text:p>
          </table:table-cell>
          <table:table-cell table:style-name="ce4" table:formula="of:=+[.C423]*([.$D$5]/100)" office:value-type="float" office:value="269.673623966769" calcext:value-type="float">
            <text:p>270</text:p>
          </table:table-cell>
          <table:table-cell table:style-name="ce4" table:formula="of:=+[.C423]*[.E422]/[.C422]" office:value-type="float" office:value="299.637359963077" calcext:value-type="float">
            <text:p>300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416</text:p>
          </table:table-cell>
          <table:table-cell table:style-name="ce4" table:formula="of:=+[.C423]-[.E423]+[.D423]" office:value-type="float" office:value="5962.78346326523" calcext:value-type="float">
            <text:p>5963</text:p>
          </table:table-cell>
          <table:table-cell table:style-name="ce4" table:formula="of:=+[.C424]*([.$D$5]/100)" office:value-type="float" office:value="268.325255846935" calcext:value-type="float">
            <text:p>268</text:p>
          </table:table-cell>
          <table:table-cell table:style-name="ce4" table:formula="of:=+[.C424]*[.E423]/[.C423]" office:value-type="float" office:value="298.139173163261" calcext:value-type="float">
            <text:p>298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417</text:p>
          </table:table-cell>
          <table:table-cell table:style-name="ce4" table:formula="of:=+[.C424]-[.E424]+[.D424]" office:value-type="float" office:value="5932.9695459489" calcext:value-type="float">
            <text:p>5933</text:p>
          </table:table-cell>
          <table:table-cell table:style-name="ce4" table:formula="of:=+[.C425]*([.$D$5]/100)" office:value-type="float" office:value="266.983629567701" calcext:value-type="float">
            <text:p>267</text:p>
          </table:table-cell>
          <table:table-cell table:style-name="ce4" table:formula="of:=+[.C425]*[.E424]/[.C424]" office:value-type="float" office:value="296.648477297445" calcext:value-type="float">
            <text:p>297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418</text:p>
          </table:table-cell>
          <table:table-cell table:style-name="ce4" table:formula="of:=+[.C425]-[.E425]+[.D425]" office:value-type="float" office:value="5903.30469821916" calcext:value-type="float">
            <text:p>5903</text:p>
          </table:table-cell>
          <table:table-cell table:style-name="ce4" table:formula="of:=+[.C426]*([.$D$5]/100)" office:value-type="float" office:value="265.648711419862" calcext:value-type="float">
            <text:p>266</text:p>
          </table:table-cell>
          <table:table-cell table:style-name="ce4" table:formula="of:=+[.C426]*[.E425]/[.C425]" office:value-type="float" office:value="295.165234910958" calcext:value-type="float">
            <text:p>295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419</text:p>
          </table:table-cell>
          <table:table-cell table:style-name="ce4" table:formula="of:=+[.C426]-[.E426]+[.D426]" office:value-type="float" office:value="5873.78817472806" calcext:value-type="float">
            <text:p>5874</text:p>
          </table:table-cell>
          <table:table-cell table:style-name="ce4" table:formula="of:=+[.C427]*([.$D$5]/100)" office:value-type="float" office:value="264.320467862763" calcext:value-type="float">
            <text:p>264</text:p>
          </table:table-cell>
          <table:table-cell table:style-name="ce4" table:formula="of:=+[.C427]*[.E426]/[.C426]" office:value-type="float" office:value="293.689408736403" calcext:value-type="float">
            <text:p>294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420</text:p>
          </table:table-cell>
          <table:table-cell table:style-name="ce4" table:formula="of:=+[.C427]-[.E427]+[.D427]" office:value-type="float" office:value="5844.41923385442" calcext:value-type="float">
            <text:p>5844</text:p>
          </table:table-cell>
          <table:table-cell table:style-name="ce4" table:formula="of:=+[.C428]*([.$D$5]/100)" office:value-type="float" office:value="262.998865523449" calcext:value-type="float">
            <text:p>263</text:p>
          </table:table-cell>
          <table:table-cell table:style-name="ce4" table:formula="of:=+[.C428]*[.E427]/[.C427]" office:value-type="float" office:value="292.220961692721" calcext:value-type="float">
            <text:p>292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421</text:p>
          </table:table-cell>
          <table:table-cell table:style-name="ce4" table:formula="of:=+[.C428]-[.E428]+[.D428]" office:value-type="float" office:value="5815.19713768515" calcext:value-type="float">
            <text:p>5815</text:p>
          </table:table-cell>
          <table:table-cell table:style-name="ce4" table:formula="of:=+[.C429]*([.$D$5]/100)" office:value-type="float" office:value="261.683871195832" calcext:value-type="float">
            <text:p>262</text:p>
          </table:table-cell>
          <table:table-cell table:style-name="ce4" table:formula="of:=+[.C429]*[.E428]/[.C428]" office:value-type="float" office:value="290.759856884257" calcext:value-type="float">
            <text:p>291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422</text:p>
          </table:table-cell>
          <table:table-cell table:style-name="ce4" table:formula="of:=+[.C429]-[.E429]+[.D429]" office:value-type="float" office:value="5786.12115199672" calcext:value-type="float">
            <text:p>5786</text:p>
          </table:table-cell>
          <table:table-cell table:style-name="ce4" table:formula="of:=+[.C430]*([.$D$5]/100)" office:value-type="float" office:value="260.375451839852" calcext:value-type="float">
            <text:p>260</text:p>
          </table:table-cell>
          <table:table-cell table:style-name="ce4" table:formula="of:=+[.C430]*[.E429]/[.C429]" office:value-type="float" office:value="289.306057599836" calcext:value-type="float">
            <text:p>289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423</text:p>
          </table:table-cell>
          <table:table-cell table:style-name="ce4" table:formula="of:=+[.C430]-[.E430]+[.D430]" office:value-type="float" office:value="5757.19054623674" calcext:value-type="float">
            <text:p>5757</text:p>
          </table:table-cell>
          <table:table-cell table:style-name="ce4" table:formula="of:=+[.C431]*([.$D$5]/100)" office:value-type="float" office:value="259.073574580653" calcext:value-type="float">
            <text:p>259</text:p>
          </table:table-cell>
          <table:table-cell table:style-name="ce4" table:formula="of:=+[.C431]*[.E430]/[.C430]" office:value-type="float" office:value="287.859527311837" calcext:value-type="float">
            <text:p>288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424</text:p>
          </table:table-cell>
          <table:table-cell table:style-name="ce4" table:formula="of:=+[.C431]-[.E431]+[.D431]" office:value-type="float" office:value="5728.40459350555" calcext:value-type="float">
            <text:p>5728</text:p>
          </table:table-cell>
          <table:table-cell table:style-name="ce4" table:formula="of:=+[.C432]*([.$D$5]/100)" office:value-type="float" office:value="257.77820670775" calcext:value-type="float">
            <text:p>258</text:p>
          </table:table-cell>
          <table:table-cell table:style-name="ce4" table:formula="of:=+[.C432]*[.E431]/[.C431]" office:value-type="float" office:value="286.420229675278" calcext:value-type="float">
            <text:p>286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425</text:p>
          </table:table-cell>
          <table:table-cell table:style-name="ce4" table:formula="of:=+[.C432]-[.E432]+[.D432]" office:value-type="float" office:value="5699.76257053803" calcext:value-type="float">
            <text:p>5700</text:p>
          </table:table-cell>
          <table:table-cell table:style-name="ce4" table:formula="of:=+[.C433]*([.$D$5]/100)" office:value-type="float" office:value="256.489315674211" calcext:value-type="float">
            <text:p>256</text:p>
          </table:table-cell>
          <table:table-cell table:style-name="ce4" table:formula="of:=+[.C433]*[.E432]/[.C432]" office:value-type="float" office:value="284.988128526901" calcext:value-type="float">
            <text:p>285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426</text:p>
          </table:table-cell>
          <table:table-cell table:style-name="ce4" table:formula="of:=+[.C433]-[.E433]+[.D433]" office:value-type="float" office:value="5671.26375768534" calcext:value-type="float">
            <text:p>5671</text:p>
          </table:table-cell>
          <table:table-cell table:style-name="ce4" table:formula="of:=+[.C434]*([.$D$5]/100)" office:value-type="float" office:value="255.20686909584" calcext:value-type="float">
            <text:p>255</text:p>
          </table:table-cell>
          <table:table-cell table:style-name="ce4" table:formula="of:=+[.C434]*[.E433]/[.C433]" office:value-type="float" office:value="283.563187884267" calcext:value-type="float">
            <text:p>284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427</text:p>
          </table:table-cell>
          <table:table-cell table:style-name="ce4" table:formula="of:=+[.C434]-[.E434]+[.D434]" office:value-type="float" office:value="5642.90743889691" calcext:value-type="float">
            <text:p>5643</text:p>
          </table:table-cell>
          <table:table-cell table:style-name="ce4" table:formula="of:=+[.C435]*([.$D$5]/100)" office:value-type="float" office:value="253.930834750361" calcext:value-type="float">
            <text:p>254</text:p>
          </table:table-cell>
          <table:table-cell table:style-name="ce4" table:formula="of:=+[.C435]*[.E434]/[.C434]" office:value-type="float" office:value="282.145371944845" calcext:value-type="float">
            <text:p>282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428</text:p>
          </table:table-cell>
          <table:table-cell table:style-name="ce4" table:formula="of:=+[.C435]-[.E435]+[.D435]" office:value-type="float" office:value="5614.69290170243" calcext:value-type="float">
            <text:p>5615</text:p>
          </table:table-cell>
          <table:table-cell table:style-name="ce4" table:formula="of:=+[.C436]*([.$D$5]/100)" office:value-type="float" office:value="252.661180576609" calcext:value-type="float">
            <text:p>253</text:p>
          </table:table-cell>
          <table:table-cell table:style-name="ce4" table:formula="of:=+[.C436]*[.E435]/[.C435]" office:value-type="float" office:value="280.734645085121" calcext:value-type="float">
            <text:p>281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429</text:p>
          </table:table-cell>
          <table:table-cell table:style-name="ce4" table:formula="of:=+[.C436]-[.E436]+[.D436]" office:value-type="float" office:value="5586.61943719391" calcext:value-type="float">
            <text:p>5587</text:p>
          </table:table-cell>
          <table:table-cell table:style-name="ce4" table:formula="of:=+[.C437]*([.$D$5]/100)" office:value-type="float" office:value="251.397874673726" calcext:value-type="float">
            <text:p>251</text:p>
          </table:table-cell>
          <table:table-cell table:style-name="ce4" table:formula="of:=+[.C437]*[.E436]/[.C436]" office:value-type="float" office:value="279.330971859695" calcext:value-type="float">
            <text:p>279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430</text:p>
          </table:table-cell>
          <table:table-cell table:style-name="ce4" table:formula="of:=+[.C437]-[.E437]+[.D437]" office:value-type="float" office:value="5558.68634000794" calcext:value-type="float">
            <text:p>5559</text:p>
          </table:table-cell>
          <table:table-cell table:style-name="ce4" table:formula="of:=+[.C438]*([.$D$5]/100)" office:value-type="float" office:value="250.140885300357" calcext:value-type="float">
            <text:p>250</text:p>
          </table:table-cell>
          <table:table-cell table:style-name="ce4" table:formula="of:=+[.C438]*[.E437]/[.C437]" office:value-type="float" office:value="277.934317000397" calcext:value-type="float">
            <text:p>278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431</text:p>
          </table:table-cell>
          <table:table-cell table:style-name="ce4" table:formula="of:=+[.C438]-[.E438]+[.D438]" office:value-type="float" office:value="5530.89290830791" calcext:value-type="float">
            <text:p>5531</text:p>
          </table:table-cell>
          <table:table-cell table:style-name="ce4" table:formula="of:=+[.C439]*([.$D$5]/100)" office:value-type="float" office:value="248.890180873856" calcext:value-type="float">
            <text:p>249</text:p>
          </table:table-cell>
          <table:table-cell table:style-name="ce4" table:formula="of:=+[.C439]*[.E438]/[.C438]" office:value-type="float" office:value="276.544645415395" calcext:value-type="float">
            <text:p>277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432</text:p>
          </table:table-cell>
          <table:table-cell table:style-name="ce4" table:formula="of:=+[.C439]-[.E439]+[.D439]" office:value-type="float" office:value="5503.23844376636" calcext:value-type="float">
            <text:p>5503</text:p>
          </table:table-cell>
          <table:table-cell table:style-name="ce4" table:formula="of:=+[.C440]*([.$D$5]/100)" office:value-type="float" office:value="247.645729969486" calcext:value-type="float">
            <text:p>248</text:p>
          </table:table-cell>
          <table:table-cell table:style-name="ce4" table:formula="of:=+[.C440]*[.E439]/[.C439]" office:value-type="float" office:value="275.161922188318" calcext:value-type="float">
            <text:p>275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433</text:p>
          </table:table-cell>
          <table:table-cell table:style-name="ce4" table:formula="of:=+[.C440]-[.E440]+[.D440]" office:value-type="float" office:value="5475.72225154753" calcext:value-type="float">
            <text:p>5476</text:p>
          </table:table-cell>
          <table:table-cell table:style-name="ce4" table:formula="of:=+[.C441]*([.$D$5]/100)" office:value-type="float" office:value="246.407501319639" calcext:value-type="float">
            <text:p>246</text:p>
          </table:table-cell>
          <table:table-cell table:style-name="ce4" table:formula="of:=+[.C441]*[.E440]/[.C440]" office:value-type="float" office:value="273.786112577376" calcext:value-type="float">
            <text:p>274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434</text:p>
          </table:table-cell>
          <table:table-cell table:style-name="ce4" table:formula="of:=+[.C441]-[.E441]+[.D441]" office:value-type="float" office:value="5448.3436402898" calcext:value-type="float">
            <text:p>5448</text:p>
          </table:table-cell>
          <table:table-cell table:style-name="ce4" table:formula="of:=+[.C442]*([.$D$5]/100)" office:value-type="float" office:value="245.175463813041" calcext:value-type="float">
            <text:p>245</text:p>
          </table:table-cell>
          <table:table-cell table:style-name="ce4" table:formula="of:=+[.C442]*[.E441]/[.C441]" office:value-type="float" office:value="272.41718201449" calcext:value-type="float">
            <text:p>272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435</text:p>
          </table:table-cell>
          <table:table-cell table:style-name="ce4" table:formula="of:=+[.C442]-[.E442]+[.D442]" office:value-type="float" office:value="5421.10192208835" calcext:value-type="float">
            <text:p>5421</text:p>
          </table:table-cell>
          <table:table-cell table:style-name="ce4" table:formula="of:=+[.C443]*([.$D$5]/100)" office:value-type="float" office:value="243.949586493976" calcext:value-type="float">
            <text:p>244</text:p>
          </table:table-cell>
          <table:table-cell table:style-name="ce4" table:formula="of:=+[.C443]*[.E442]/[.C442]" office:value-type="float" office:value="271.055096104417" calcext:value-type="float">
            <text:p>271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436</text:p>
          </table:table-cell>
          <table:table-cell table:style-name="ce4" table:formula="of:=+[.C443]-[.E443]+[.D443]" office:value-type="float" office:value="5393.99641247791" calcext:value-type="float">
            <text:p>5394</text:p>
          </table:table-cell>
          <table:table-cell table:style-name="ce4" table:formula="of:=+[.C444]*([.$D$5]/100)" office:value-type="float" office:value="242.729838561506" calcext:value-type="float">
            <text:p>243</text:p>
          </table:table-cell>
          <table:table-cell table:style-name="ce4" table:formula="of:=+[.C444]*[.E443]/[.C443]" office:value-type="float" office:value="269.699820623895" calcext:value-type="float">
            <text:p>270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437</text:p>
          </table:table-cell>
          <table:table-cell table:style-name="ce4" table:formula="of:=+[.C444]-[.E444]+[.D444]" office:value-type="float" office:value="5367.02643041552" calcext:value-type="float">
            <text:p>5367</text:p>
          </table:table-cell>
          <table:table-cell table:style-name="ce4" table:formula="of:=+[.C445]*([.$D$5]/100)" office:value-type="float" office:value="241.516189368698" calcext:value-type="float">
            <text:p>242</text:p>
          </table:table-cell>
          <table:table-cell table:style-name="ce4" table:formula="of:=+[.C445]*[.E444]/[.C444]" office:value-type="float" office:value="268.351321520776" calcext:value-type="float">
            <text:p>268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438</text:p>
          </table:table-cell>
          <table:table-cell table:style-name="ce4" table:formula="of:=+[.C445]-[.E445]+[.D445]" office:value-type="float" office:value="5340.19129826344" calcext:value-type="float">
            <text:p>5340</text:p>
          </table:table-cell>
          <table:table-cell table:style-name="ce4" table:formula="of:=+[.C446]*([.$D$5]/100)" office:value-type="float" office:value="240.308608421855" calcext:value-type="float">
            <text:p>240</text:p>
          </table:table-cell>
          <table:table-cell table:style-name="ce4" table:formula="of:=+[.C446]*[.E445]/[.C445]" office:value-type="float" office:value="267.009564913172" calcext:value-type="float">
            <text:p>267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439</text:p>
          </table:table-cell>
          <table:table-cell table:style-name="ce4" table:formula="of:=+[.C446]-[.E446]+[.D446]" office:value-type="float" office:value="5313.49034177212" calcext:value-type="float">
            <text:p>5313</text:p>
          </table:table-cell>
          <table:table-cell table:style-name="ce4" table:formula="of:=+[.C447]*([.$D$5]/100)" office:value-type="float" office:value="239.107065379745" calcext:value-type="float">
            <text:p>239</text:p>
          </table:table-cell>
          <table:table-cell table:style-name="ce4" table:formula="of:=+[.C447]*[.E446]/[.C446]" office:value-type="float" office:value="265.674517088606" calcext:value-type="float">
            <text:p>266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440</text:p>
          </table:table-cell>
          <table:table-cell table:style-name="ce4" table:formula="of:=+[.C447]-[.E447]+[.D447]" office:value-type="float" office:value="5286.92289006326" calcext:value-type="float">
            <text:p>5287</text:p>
          </table:table-cell>
          <table:table-cell table:style-name="ce4" table:formula="of:=+[.C448]*([.$D$5]/100)" office:value-type="float" office:value="237.911530052847" calcext:value-type="float">
            <text:p>238</text:p>
          </table:table-cell>
          <table:table-cell table:style-name="ce4" table:formula="of:=+[.C448]*[.E447]/[.C447]" office:value-type="float" office:value="264.346144503163" calcext:value-type="float">
            <text:p>264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441</text:p>
          </table:table-cell>
          <table:table-cell table:style-name="ce4" table:formula="of:=+[.C448]-[.E448]+[.D448]" office:value-type="float" office:value="5260.48827561294" calcext:value-type="float">
            <text:p>5260</text:p>
          </table:table-cell>
          <table:table-cell table:style-name="ce4" table:formula="of:=+[.C449]*([.$D$5]/100)" office:value-type="float" office:value="236.721972402582" calcext:value-type="float">
            <text:p>237</text:p>
          </table:table-cell>
          <table:table-cell table:style-name="ce4" table:formula="of:=+[.C449]*[.E448]/[.C448]" office:value-type="float" office:value="263.024413780647" calcext:value-type="float">
            <text:p>263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442</text:p>
          </table:table-cell>
          <table:table-cell table:style-name="ce4" table:formula="of:=+[.C449]-[.E449]+[.D449]" office:value-type="float" office:value="5234.18583423488" calcext:value-type="float">
            <text:p>5234</text:p>
          </table:table-cell>
          <table:table-cell table:style-name="ce4" table:formula="of:=+[.C450]*([.$D$5]/100)" office:value-type="float" office:value="235.53836254057" calcext:value-type="float">
            <text:p>236</text:p>
          </table:table-cell>
          <table:table-cell table:style-name="ce4" table:formula="of:=+[.C450]*[.E449]/[.C449]" office:value-type="float" office:value="261.709291711744" calcext:value-type="float">
            <text:p>262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443</text:p>
          </table:table-cell>
          <table:table-cell table:style-name="ce4" table:formula="of:=+[.C450]-[.E450]+[.D450]" office:value-type="float" office:value="5208.01490506371" calcext:value-type="float">
            <text:p>5208</text:p>
          </table:table-cell>
          <table:table-cell table:style-name="ce4" table:formula="of:=+[.C451]*([.$D$5]/100)" office:value-type="float" office:value="234.360670727867" calcext:value-type="float">
            <text:p>234</text:p>
          </table:table-cell>
          <table:table-cell table:style-name="ce4" table:formula="of:=+[.C451]*[.E450]/[.C450]" office:value-type="float" office:value="260.400745253185" calcext:value-type="float">
            <text:p>260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444</text:p>
          </table:table-cell>
          <table:table-cell table:style-name="ce4" table:formula="of:=+[.C451]-[.E451]+[.D451]" office:value-type="float" office:value="5181.97483053839" calcext:value-type="float">
            <text:p>5182</text:p>
          </table:table-cell>
          <table:table-cell table:style-name="ce4" table:formula="of:=+[.C452]*([.$D$5]/100)" office:value-type="float" office:value="233.188867374227" calcext:value-type="float">
            <text:p>233</text:p>
          </table:table-cell>
          <table:table-cell table:style-name="ce4" table:formula="of:=+[.C452]*[.E451]/[.C451]" office:value-type="float" office:value="259.098741526919" calcext:value-type="float">
            <text:p>259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445</text:p>
          </table:table-cell>
          <table:table-cell table:style-name="ce4" table:formula="of:=+[.C452]-[.E452]+[.D452]" office:value-type="float" office:value="5156.0649563857" calcext:value-type="float">
            <text:p>5156</text:p>
          </table:table-cell>
          <table:table-cell table:style-name="ce4" table:formula="of:=+[.C453]*([.$D$5]/100)" office:value-type="float" office:value="232.022923037356" calcext:value-type="float">
            <text:p>232</text:p>
          </table:table-cell>
          <table:table-cell table:style-name="ce4" table:formula="of:=+[.C453]*[.E452]/[.C452]" office:value-type="float" office:value="257.803247819285" calcext:value-type="float">
            <text:p>258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446</text:p>
          </table:table-cell>
          <table:table-cell table:style-name="ce4" table:formula="of:=+[.C453]-[.E453]+[.D453]" office:value-type="float" office:value="5130.28463160377" calcext:value-type="float">
            <text:p>5130</text:p>
          </table:table-cell>
          <table:table-cell table:style-name="ce4" table:formula="of:=+[.C454]*([.$D$5]/100)" office:value-type="float" office:value="230.86280842217" calcext:value-type="float">
            <text:p>231</text:p>
          </table:table-cell>
          <table:table-cell table:style-name="ce4" table:formula="of:=+[.C454]*[.E453]/[.C453]" office:value-type="float" office:value="256.514231580188" calcext:value-type="float">
            <text:p>257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447</text:p>
          </table:table-cell>
          <table:table-cell table:style-name="ce4" table:formula="of:=+[.C454]-[.E454]+[.D454]" office:value-type="float" office:value="5104.63320844575" calcext:value-type="float">
            <text:p>5105</text:p>
          </table:table-cell>
          <table:table-cell table:style-name="ce4" table:formula="of:=+[.C455]*([.$D$5]/100)" office:value-type="float" office:value="229.708494380059" calcext:value-type="float">
            <text:p>230</text:p>
          </table:table-cell>
          <table:table-cell table:style-name="ce4" table:formula="of:=+[.C455]*[.E454]/[.C454]" office:value-type="float" office:value="255.231660422287" calcext:value-type="float">
            <text:p>255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448</text:p>
          </table:table-cell>
          <table:table-cell table:style-name="ce4" table:formula="of:=+[.C455]-[.E455]+[.D455]" office:value-type="float" office:value="5079.11004240352" calcext:value-type="float">
            <text:p>5079</text:p>
          </table:table-cell>
          <table:table-cell table:style-name="ce4" table:formula="of:=+[.C456]*([.$D$5]/100)" office:value-type="float" office:value="228.559951908158" calcext:value-type="float">
            <text:p>229</text:p>
          </table:table-cell>
          <table:table-cell table:style-name="ce4" table:formula="of:=+[.C456]*[.E455]/[.C455]" office:value-type="float" office:value="253.955502120176" calcext:value-type="float">
            <text:p>254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449</text:p>
          </table:table-cell>
          <table:table-cell table:style-name="ce4" table:formula="of:=+[.C456]-[.E456]+[.D456]" office:value-type="float" office:value="5053.71449219151" calcext:value-type="float">
            <text:p>5054</text:p>
          </table:table-cell>
          <table:table-cell table:style-name="ce4" table:formula="of:=+[.C457]*([.$D$5]/100)" office:value-type="float" office:value="227.417152148618" calcext:value-type="float">
            <text:p>227</text:p>
          </table:table-cell>
          <table:table-cell table:style-name="ce4" table:formula="of:=+[.C457]*[.E456]/[.C456]" office:value-type="float" office:value="252.685724609575" calcext:value-type="float">
            <text:p>253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450</text:p>
          </table:table-cell>
          <table:table-cell table:style-name="ce4" table:formula="of:=+[.C457]-[.E457]+[.D457]" office:value-type="float" office:value="5028.44591973055" calcext:value-type="float">
            <text:p>5028</text:p>
          </table:table-cell>
          <table:table-cell table:style-name="ce4" table:formula="of:=+[.C458]*([.$D$5]/100)" office:value-type="float" office:value="226.280066387875" calcext:value-type="float">
            <text:p>226</text:p>
          </table:table-cell>
          <table:table-cell table:style-name="ce4" table:formula="of:=+[.C458]*[.E457]/[.C457]" office:value-type="float" office:value="251.422295986527" calcext:value-type="float">
            <text:p>251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451</text:p>
          </table:table-cell>
          <table:table-cell table:style-name="ce4" table:formula="of:=+[.C458]-[.E458]+[.D458]" office:value-type="float" office:value="5003.30369013189" calcext:value-type="float">
            <text:p>5003</text:p>
          </table:table-cell>
          <table:table-cell table:style-name="ce4" table:formula="of:=+[.C459]*([.$D$5]/100)" office:value-type="float" office:value="225.148666055935" calcext:value-type="float">
            <text:p>225</text:p>
          </table:table-cell>
          <table:table-cell table:style-name="ce4" table:formula="of:=+[.C459]*[.E458]/[.C458]" office:value-type="float" office:value="250.165184506595" calcext:value-type="float">
            <text:p>250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452</text:p>
          </table:table-cell>
          <table:table-cell table:style-name="ce4" table:formula="of:=+[.C459]-[.E459]+[.D459]" office:value-type="float" office:value="4978.28717168124" calcext:value-type="float">
            <text:p>4978</text:p>
          </table:table-cell>
          <table:table-cell table:style-name="ce4" table:formula="of:=+[.C460]*([.$D$5]/100)" office:value-type="float" office:value="224.022922725656" calcext:value-type="float">
            <text:p>224</text:p>
          </table:table-cell>
          <table:table-cell table:style-name="ce4" table:formula="of:=+[.C460]*[.E459]/[.C459]" office:value-type="float" office:value="248.914358584062" calcext:value-type="float">
            <text:p>249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453</text:p>
          </table:table-cell>
          <table:table-cell table:style-name="ce4" table:formula="of:=+[.C460]-[.E460]+[.D460]" office:value-type="float" office:value="4953.39573582283" calcext:value-type="float">
            <text:p>4953</text:p>
          </table:table-cell>
          <table:table-cell table:style-name="ce4" table:formula="of:=+[.C461]*([.$D$5]/100)" office:value-type="float" office:value="222.902808112027" calcext:value-type="float">
            <text:p>223</text:p>
          </table:table-cell>
          <table:table-cell table:style-name="ce4" table:formula="of:=+[.C461]*[.E460]/[.C460]" office:value-type="float" office:value="247.669786791141" calcext:value-type="float">
            <text:p>248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454</text:p>
          </table:table-cell>
          <table:table-cell table:style-name="ce4" table:formula="of:=+[.C461]-[.E461]+[.D461]" office:value-type="float" office:value="4928.62875714372" calcext:value-type="float">
            <text:p>4929</text:p>
          </table:table-cell>
          <table:table-cell table:style-name="ce4" table:formula="of:=+[.C462]*([.$D$5]/100)" office:value-type="float" office:value="221.788294071467" calcext:value-type="float">
            <text:p>222</text:p>
          </table:table-cell>
          <table:table-cell table:style-name="ce4" table:formula="of:=+[.C462]*[.E461]/[.C461]" office:value-type="float" office:value="246.431437857186" calcext:value-type="float">
            <text:p>246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455</text:p>
          </table:table-cell>
          <table:table-cell table:style-name="ce4" table:formula="of:=+[.C462]-[.E462]+[.D462]" office:value-type="float" office:value="4903.985613358" calcext:value-type="float">
            <text:p>4904</text:p>
          </table:table-cell>
          <table:table-cell table:style-name="ce4" table:formula="of:=+[.C463]*([.$D$5]/100)" office:value-type="float" office:value="220.67935260111" calcext:value-type="float">
            <text:p>221</text:p>
          </table:table-cell>
          <table:table-cell table:style-name="ce4" table:formula="of:=+[.C463]*[.E462]/[.C462]" office:value-type="float" office:value="245.1992806679" calcext:value-type="float">
            <text:p>245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456</text:p>
          </table:table-cell>
          <table:table-cell table:style-name="ce4" table:formula="of:=+[.C463]-[.E463]+[.D463]" office:value-type="float" office:value="4879.46568529121" calcext:value-type="float">
            <text:p>4879</text:p>
          </table:table-cell>
          <table:table-cell table:style-name="ce4" table:formula="of:=+[.C464]*([.$D$5]/100)" office:value-type="float" office:value="219.575955838104" calcext:value-type="float">
            <text:p>220</text:p>
          </table:table-cell>
          <table:table-cell table:style-name="ce4" table:formula="of:=+[.C464]*[.E463]/[.C463]" office:value-type="float" office:value="243.97328426456" calcext:value-type="float">
            <text:p>244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457</text:p>
          </table:table-cell>
          <table:table-cell table:style-name="ce4" table:formula="of:=+[.C464]-[.E464]+[.D464]" office:value-type="float" office:value="4855.06835686475" calcext:value-type="float">
            <text:p>4855</text:p>
          </table:table-cell>
          <table:table-cell table:style-name="ce4" table:formula="of:=+[.C465]*([.$D$5]/100)" office:value-type="float" office:value="218.478076058914" calcext:value-type="float">
            <text:p>218</text:p>
          </table:table-cell>
          <table:table-cell table:style-name="ce4" table:formula="of:=+[.C465]*[.E464]/[.C464]" office:value-type="float" office:value="242.753417843237" calcext:value-type="float">
            <text:p>243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458</text:p>
          </table:table-cell>
          <table:table-cell table:style-name="ce4" table:formula="of:=+[.C465]-[.E465]+[.D465]" office:value-type="float" office:value="4830.79301508043" calcext:value-type="float">
            <text:p>4831</text:p>
          </table:table-cell>
          <table:table-cell table:style-name="ce4" table:formula="of:=+[.C466]*([.$D$5]/100)" office:value-type="float" office:value="217.385685678619" calcext:value-type="float">
            <text:p>217</text:p>
          </table:table-cell>
          <table:table-cell table:style-name="ce4" table:formula="of:=+[.C466]*[.E465]/[.C465]" office:value-type="float" office:value="241.539650754021" calcext:value-type="float">
            <text:p>242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459</text:p>
          </table:table-cell>
          <table:table-cell table:style-name="ce4" table:formula="of:=+[.C466]-[.E466]+[.D466]" office:value-type="float" office:value="4806.63905000503" calcext:value-type="float">
            <text:p>4807</text:p>
          </table:table-cell>
          <table:table-cell table:style-name="ce4" table:formula="of:=+[.C467]*([.$D$5]/100)" office:value-type="float" office:value="216.298757250226" calcext:value-type="float">
            <text:p>216</text:p>
          </table:table-cell>
          <table:table-cell table:style-name="ce4" table:formula="of:=+[.C467]*[.E466]/[.C466]" office:value-type="float" office:value="240.331952500251" calcext:value-type="float">
            <text:p>240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460</text:p>
          </table:table-cell>
          <table:table-cell table:style-name="ce4" table:formula="of:=+[.C467]-[.E467]+[.D467]" office:value-type="float" office:value="4782.605854755" calcext:value-type="float">
            <text:p>4783</text:p>
          </table:table-cell>
          <table:table-cell table:style-name="ce4" table:formula="of:=+[.C468]*([.$D$5]/100)" office:value-type="float" office:value="215.217263463975" calcext:value-type="float">
            <text:p>215</text:p>
          </table:table-cell>
          <table:table-cell table:style-name="ce4" table:formula="of:=+[.C468]*[.E467]/[.C467]" office:value-type="float" office:value="239.13029273775" calcext:value-type="float">
            <text:p>239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461</text:p>
          </table:table-cell>
          <table:table-cell table:style-name="ce4" table:formula="of:=+[.C468]-[.E468]+[.D468]" office:value-type="float" office:value="4758.69282548123" calcext:value-type="float">
            <text:p>4759</text:p>
          </table:table-cell>
          <table:table-cell table:style-name="ce4" table:formula="of:=+[.C469]*([.$D$5]/100)" office:value-type="float" office:value="214.141177146655" calcext:value-type="float">
            <text:p>214</text:p>
          </table:table-cell>
          <table:table-cell table:style-name="ce4" table:formula="of:=+[.C469]*[.E468]/[.C468]" office:value-type="float" office:value="237.934641274061" calcext:value-type="float">
            <text:p>238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462</text:p>
          </table:table-cell>
          <table:table-cell table:style-name="ce4" table:formula="of:=+[.C469]-[.E469]+[.D469]" office:value-type="float" office:value="4734.89936135382" calcext:value-type="float">
            <text:p>4735</text:p>
          </table:table-cell>
          <table:table-cell table:style-name="ce4" table:formula="of:=+[.C470]*([.$D$5]/100)" office:value-type="float" office:value="213.070471260922" calcext:value-type="float">
            <text:p>213</text:p>
          </table:table-cell>
          <table:table-cell table:style-name="ce4" table:formula="of:=+[.C470]*[.E469]/[.C469]" office:value-type="float" office:value="236.744968067691" calcext:value-type="float">
            <text:p>237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463</text:p>
          </table:table-cell>
          <table:table-cell table:style-name="ce4" table:formula="of:=+[.C470]-[.E470]+[.D470]" office:value-type="float" office:value="4711.22486454705" calcext:value-type="float">
            <text:p>4711</text:p>
          </table:table-cell>
          <table:table-cell table:style-name="ce4" table:formula="of:=+[.C471]*([.$D$5]/100)" office:value-type="float" office:value="212.005118904617" calcext:value-type="float">
            <text:p>212</text:p>
          </table:table-cell>
          <table:table-cell table:style-name="ce4" table:formula="of:=+[.C471]*[.E470]/[.C470]" office:value-type="float" office:value="235.561243227352" calcext:value-type="float">
            <text:p>236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464</text:p>
          </table:table-cell>
          <table:table-cell table:style-name="ce4" table:formula="of:=+[.C471]-[.E471]+[.D471]" office:value-type="float" office:value="4687.66874022432" calcext:value-type="float">
            <text:p>4688</text:p>
          </table:table-cell>
          <table:table-cell table:style-name="ce4" table:formula="of:=+[.C472]*([.$D$5]/100)" office:value-type="float" office:value="210.945093310094" calcext:value-type="float">
            <text:p>211</text:p>
          </table:table-cell>
          <table:table-cell table:style-name="ce4" table:formula="of:=+[.C472]*[.E471]/[.C471]" office:value-type="float" office:value="234.383437011216" calcext:value-type="float">
            <text:p>234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465</text:p>
          </table:table-cell>
          <table:table-cell table:style-name="ce4" table:formula="of:=+[.C472]-[.E472]+[.D472]" office:value-type="float" office:value="4664.23039652319" calcext:value-type="float">
            <text:p>4664</text:p>
          </table:table-cell>
          <table:table-cell table:style-name="ce4" table:formula="of:=+[.C473]*([.$D$5]/100)" office:value-type="float" office:value="209.890367843544" calcext:value-type="float">
            <text:p>210</text:p>
          </table:table-cell>
          <table:table-cell table:style-name="ce4" table:formula="of:=+[.C473]*[.E472]/[.C472]" office:value-type="float" office:value="233.21151982616" calcext:value-type="float">
            <text:p>233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466</text:p>
          </table:table-cell>
          <table:table-cell table:style-name="ce4" table:formula="of:=+[.C473]-[.E473]+[.D473]" office:value-type="float" office:value="4640.90924454058" calcext:value-type="float">
            <text:p>4641</text:p>
          </table:table-cell>
          <table:table-cell table:style-name="ce4" table:formula="of:=+[.C474]*([.$D$5]/100)" office:value-type="float" office:value="208.840916004326" calcext:value-type="float">
            <text:p>209</text:p>
          </table:table-cell>
          <table:table-cell table:style-name="ce4" table:formula="of:=+[.C474]*[.E473]/[.C473]" office:value-type="float" office:value="232.045462227029" calcext:value-type="float">
            <text:p>232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467</text:p>
          </table:table-cell>
          <table:table-cell table:style-name="ce4" table:formula="of:=+[.C474]-[.E474]+[.D474]" office:value-type="float" office:value="4617.70469831787" calcext:value-type="float">
            <text:p>4618</text:p>
          </table:table-cell>
          <table:table-cell table:style-name="ce4" table:formula="of:=+[.C475]*([.$D$5]/100)" office:value-type="float" office:value="207.796711424304" calcext:value-type="float">
            <text:p>208</text:p>
          </table:table-cell>
          <table:table-cell table:style-name="ce4" table:formula="of:=+[.C475]*[.E474]/[.C474]" office:value-type="float" office:value="230.885234915894" calcext:value-type="float">
            <text:p>231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468</text:p>
          </table:table-cell>
          <table:table-cell table:style-name="ce4" table:formula="of:=+[.C475]-[.E475]+[.D475]" office:value-type="float" office:value="4594.61617482629" calcext:value-type="float">
            <text:p>4595</text:p>
          </table:table-cell>
          <table:table-cell table:style-name="ce4" table:formula="of:=+[.C476]*([.$D$5]/100)" office:value-type="float" office:value="206.757727867183" calcext:value-type="float">
            <text:p>207</text:p>
          </table:table-cell>
          <table:table-cell table:style-name="ce4" table:formula="of:=+[.C476]*[.E475]/[.C475]" office:value-type="float" office:value="229.730808741314" calcext:value-type="float">
            <text:p>230</text:p>
          </table:table-cell>
          <table:table-cell/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es 469</text:p>
          </table:table-cell>
          <table:table-cell table:style-name="ce4" table:formula="of:=+[.C476]-[.E476]+[.D476]" office:value-type="float" office:value="4571.64309395215" calcext:value-type="float">
            <text:p>4572</text:p>
          </table:table-cell>
          <table:table-cell table:style-name="ce4" table:formula="of:=+[.C477]*([.$D$5]/100)" office:value-type="float" office:value="205.723939227847" calcext:value-type="float">
            <text:p>206</text:p>
          </table:table-cell>
          <table:table-cell table:style-name="ce4" table:formula="of:=+[.C477]*[.E476]/[.C476]" office:value-type="float" office:value="228.582154697608" calcext:value-type="float">
            <text:p>22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470</text:p>
          </table:table-cell>
          <table:table-cell table:style-name="ce4" table:formula="of:=+[.C477]-[.E477]+[.D477]" office:value-type="float" office:value="4548.78487848239" calcext:value-type="float">
            <text:p>4549</text:p>
          </table:table-cell>
          <table:table-cell table:style-name="ce4" table:formula="of:=+[.C478]*([.$D$5]/100)" office:value-type="float" office:value="204.695319531708" calcext:value-type="float">
            <text:p>205</text:p>
          </table:table-cell>
          <table:table-cell table:style-name="ce4" table:formula="of:=+[.C478]*[.E477]/[.C477]" office:value-type="float" office:value="227.43924392412" calcext:value-type="float">
            <text:p>22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471</text:p>
          </table:table-cell>
          <table:table-cell table:style-name="ce4" table:formula="of:=+[.C478]-[.E478]+[.D478]" office:value-type="float" office:value="4526.04095408998" calcext:value-type="float">
            <text:p>4526</text:p>
          </table:table-cell>
          <table:table-cell table:style-name="ce4" table:formula="of:=+[.C479]*([.$D$5]/100)" office:value-type="float" office:value="203.671842934049" calcext:value-type="float">
            <text:p>204</text:p>
          </table:table-cell>
          <table:table-cell table:style-name="ce4" table:formula="of:=+[.C479]*[.E478]/[.C478]" office:value-type="float" office:value="226.302047704499" calcext:value-type="float">
            <text:p>22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472</text:p>
          </table:table-cell>
          <table:table-cell table:style-name="ce4" table:formula="of:=+[.C479]-[.E479]+[.D479]" office:value-type="float" office:value="4503.41074931953" calcext:value-type="float">
            <text:p>4503</text:p>
          </table:table-cell>
          <table:table-cell table:style-name="ce4" table:formula="of:=+[.C480]*([.$D$5]/100)" office:value-type="float" office:value="202.653483719379" calcext:value-type="float">
            <text:p>203</text:p>
          </table:table-cell>
          <table:table-cell table:style-name="ce4" table:formula="of:=+[.C480]*[.E479]/[.C479]" office:value-type="float" office:value="225.170537465976" calcext:value-type="float">
            <text:p>22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473</text:p>
          </table:table-cell>
          <table:table-cell table:style-name="ce4" table:formula="of:=+[.C480]-[.E480]+[.D480]" office:value-type="float" office:value="4480.89369557293" calcext:value-type="float">
            <text:p>4481</text:p>
          </table:table-cell>
          <table:table-cell table:style-name="ce4" table:formula="of:=+[.C481]*([.$D$5]/100)" office:value-type="float" office:value="201.640216300782" calcext:value-type="float">
            <text:p>202</text:p>
          </table:table-cell>
          <table:table-cell table:style-name="ce4" table:formula="of:=+[.C481]*[.E480]/[.C480]" office:value-type="float" office:value="224.044684778647" calcext:value-type="float">
            <text:p>2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474</text:p>
          </table:table-cell>
          <table:table-cell table:style-name="ce4" table:formula="of:=+[.C481]-[.E481]+[.D481]" office:value-type="float" office:value="4458.48922709507" calcext:value-type="float">
            <text:p>4458</text:p>
          </table:table-cell>
          <table:table-cell table:style-name="ce4" table:formula="of:=+[.C482]*([.$D$5]/100)" office:value-type="float" office:value="200.632015219278" calcext:value-type="float">
            <text:p>201</text:p>
          </table:table-cell>
          <table:table-cell table:style-name="ce4" table:formula="of:=+[.C482]*[.E481]/[.C481]" office:value-type="float" office:value="222.924461354753" calcext:value-type="float">
            <text:p>22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475</text:p>
          </table:table-cell>
          <table:table-cell table:style-name="ce4" table:formula="of:=+[.C482]-[.E482]+[.D482]" office:value-type="float" office:value="4436.19678095959" calcext:value-type="float">
            <text:p>4436</text:p>
          </table:table-cell>
          <table:table-cell table:style-name="ce4" table:formula="of:=+[.C483]*([.$D$5]/100)" office:value-type="float" office:value="199.628855143182" calcext:value-type="float">
            <text:p>200</text:p>
          </table:table-cell>
          <table:table-cell table:style-name="ce4" table:formula="of:=+[.C483]*[.E482]/[.C482]" office:value-type="float" office:value="221.80983904798" calcext:value-type="float">
            <text:p>22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476</text:p>
          </table:table-cell>
          <table:table-cell table:style-name="ce4" table:formula="of:=+[.C483]-[.E483]+[.D483]" office:value-type="float" office:value="4414.0157970548" calcext:value-type="float">
            <text:p>4414</text:p>
          </table:table-cell>
          <table:table-cell table:style-name="ce4" table:formula="of:=+[.C484]*([.$D$5]/100)" office:value-type="float" office:value="198.630710867466" calcext:value-type="float">
            <text:p>199</text:p>
          </table:table-cell>
          <table:table-cell table:style-name="ce4" table:formula="of:=+[.C484]*[.E483]/[.C483]" office:value-type="float" office:value="220.70078985274" calcext:value-type="float">
            <text:p>22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477</text:p>
          </table:table-cell>
          <table:table-cell table:style-name="ce4" table:formula="of:=+[.C484]-[.E484]+[.D484]" office:value-type="float" office:value="4391.94571806952" calcext:value-type="float">
            <text:p>4392</text:p>
          </table:table-cell>
          <table:table-cell table:style-name="ce4" table:formula="of:=+[.C485]*([.$D$5]/100)" office:value-type="float" office:value="197.637557313128" calcext:value-type="float">
            <text:p>198</text:p>
          </table:table-cell>
          <table:table-cell table:style-name="ce4" table:formula="of:=+[.C485]*[.E484]/[.C484]" office:value-type="float" office:value="219.597285903476" calcext:value-type="float">
            <text:p>2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478</text:p>
          </table:table-cell>
          <table:table-cell table:style-name="ce4" table:formula="of:=+[.C485]-[.E485]+[.D485]" office:value-type="float" office:value="4369.98598947917" calcext:value-type="float">
            <text:p>4370</text:p>
          </table:table-cell>
          <table:table-cell table:style-name="ce4" table:formula="of:=+[.C486]*([.$D$5]/100)" office:value-type="float" office:value="196.649369526563" calcext:value-type="float">
            <text:p>197</text:p>
          </table:table-cell>
          <table:table-cell table:style-name="ce4" table:formula="of:=+[.C486]*[.E485]/[.C485]" office:value-type="float" office:value="218.499299473959" calcext:value-type="float">
            <text:p>21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479</text:p>
          </table:table-cell>
          <table:table-cell table:style-name="ce4" table:formula="of:=+[.C486]-[.E486]+[.D486]" office:value-type="float" office:value="4348.13605953178" calcext:value-type="float">
            <text:p>4348</text:p>
          </table:table-cell>
          <table:table-cell table:style-name="ce4" table:formula="of:=+[.C487]*([.$D$5]/100)" office:value-type="float" office:value="195.66612267893" calcext:value-type="float">
            <text:p>196</text:p>
          </table:table-cell>
          <table:table-cell table:style-name="ce4" table:formula="of:=+[.C487]*[.E486]/[.C486]" office:value-type="float" office:value="217.406802976589" calcext:value-type="float">
            <text:p>21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480</text:p>
          </table:table-cell>
          <table:table-cell table:style-name="ce4" table:formula="of:=+[.C487]-[.E487]+[.D487]" office:value-type="float" office:value="4326.39537923412" calcext:value-type="float">
            <text:p>4326</text:p>
          </table:table-cell>
          <table:table-cell table:style-name="ce4" table:formula="of:=+[.C488]*([.$D$5]/100)" office:value-type="float" office:value="194.687792065535" calcext:value-type="float">
            <text:p>195</text:p>
          </table:table-cell>
          <table:table-cell table:style-name="ce4" table:formula="of:=+[.C488]*[.E487]/[.C487]" office:value-type="float" office:value="216.319768961706" calcext:value-type="float">
            <text:p>21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481</text:p>
          </table:table-cell>
          <table:table-cell table:style-name="ce4" table:formula="of:=+[.C488]-[.E488]+[.D488]" office:value-type="float" office:value="4304.76340233795" calcext:value-type="float">
            <text:p>4305</text:p>
          </table:table-cell>
          <table:table-cell table:style-name="ce4" table:formula="of:=+[.C489]*([.$D$5]/100)" office:value-type="float" office:value="193.714353105208" calcext:value-type="float">
            <text:p>194</text:p>
          </table:table-cell>
          <table:table-cell table:style-name="ce4" table:formula="of:=+[.C489]*[.E488]/[.C488]" office:value-type="float" office:value="215.238170116897" calcext:value-type="float">
            <text:p>2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482</text:p>
          </table:table-cell>
          <table:table-cell table:style-name="ce4" table:formula="of:=+[.C489]-[.E489]+[.D489]" office:value-type="float" office:value="4283.23958532626" calcext:value-type="float">
            <text:p>4283</text:p>
          </table:table-cell>
          <table:table-cell table:style-name="ce4" table:formula="of:=+[.C490]*([.$D$5]/100)" office:value-type="float" office:value="192.745781339682" calcext:value-type="float">
            <text:p>193</text:p>
          </table:table-cell>
          <table:table-cell table:style-name="ce4" table:formula="of:=+[.C490]*[.E489]/[.C489]" office:value-type="float" office:value="214.161979266313" calcext:value-type="float">
            <text:p>21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483</text:p>
          </table:table-cell>
          <table:table-cell table:style-name="ce4" table:formula="of:=+[.C490]-[.E490]+[.D490]" office:value-type="float" office:value="4261.82338739963" calcext:value-type="float">
            <text:p>4262</text:p>
          </table:table-cell>
          <table:table-cell table:style-name="ce4" table:formula="of:=+[.C491]*([.$D$5]/100)" office:value-type="float" office:value="191.782052432983" calcext:value-type="float">
            <text:p>192</text:p>
          </table:table-cell>
          <table:table-cell table:style-name="ce4" table:formula="of:=+[.C491]*[.E490]/[.C490]" office:value-type="float" office:value="213.091169369981" calcext:value-type="float">
            <text:p>21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484</text:p>
          </table:table-cell>
          <table:table-cell table:style-name="ce4" table:formula="of:=+[.C491]-[.E491]+[.D491]" office:value-type="float" office:value="4240.51427046263" calcext:value-type="float">
            <text:p>4241</text:p>
          </table:table-cell>
          <table:table-cell table:style-name="ce4" table:formula="of:=+[.C492]*([.$D$5]/100)" office:value-type="float" office:value="190.823142170818" calcext:value-type="float">
            <text:p>191</text:p>
          </table:table-cell>
          <table:table-cell table:style-name="ce4" table:formula="of:=+[.C492]*[.E491]/[.C491]" office:value-type="float" office:value="212.025713523131" calcext:value-type="float">
            <text:p>2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485</text:p>
          </table:table-cell>
          <table:table-cell table:style-name="ce4" table:formula="of:=+[.C492]-[.E492]+[.D492]" office:value-type="float" office:value="4219.31169911032" calcext:value-type="float">
            <text:p>4219</text:p>
          </table:table-cell>
          <table:table-cell table:style-name="ce4" table:formula="of:=+[.C493]*([.$D$5]/100)" office:value-type="float" office:value="189.869026459964" calcext:value-type="float">
            <text:p>190</text:p>
          </table:table-cell>
          <table:table-cell table:style-name="ce4" table:formula="of:=+[.C493]*[.E492]/[.C492]" office:value-type="float" office:value="210.965584955516" calcext:value-type="float">
            <text:p>21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486</text:p>
          </table:table-cell>
          <table:table-cell table:style-name="ce4" table:formula="of:=+[.C493]-[.E493]+[.D493]" office:value-type="float" office:value="4198.21514061477" calcext:value-type="float">
            <text:p>4198</text:p>
          </table:table-cell>
          <table:table-cell table:style-name="ce4" table:formula="of:=+[.C494]*([.$D$5]/100)" office:value-type="float" office:value="188.919681327664" calcext:value-type="float">
            <text:p>189</text:p>
          </table:table-cell>
          <table:table-cell table:style-name="ce4" table:formula="of:=+[.C494]*[.E493]/[.C493]" office:value-type="float" office:value="209.910757030738" calcext:value-type="float">
            <text:p>21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487</text:p>
          </table:table-cell>
          <table:table-cell table:style-name="ce4" table:formula="of:=+[.C494]-[.E494]+[.D494]" office:value-type="float" office:value="4177.22406491169" calcext:value-type="float">
            <text:p>4177</text:p>
          </table:table-cell>
          <table:table-cell table:style-name="ce4" table:formula="of:=+[.C495]*([.$D$5]/100)" office:value-type="float" office:value="187.975082921026" calcext:value-type="float">
            <text:p>188</text:p>
          </table:table-cell>
          <table:table-cell table:style-name="ce4" table:formula="of:=+[.C495]*[.E494]/[.C494]" office:value-type="float" office:value="208.861203245584" calcext:value-type="float">
            <text:p>20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488</text:p>
          </table:table-cell>
          <table:table-cell table:style-name="ce4" table:formula="of:=+[.C495]-[.E495]+[.D495]" office:value-type="float" office:value="4156.33794458713" calcext:value-type="float">
            <text:p>4156</text:p>
          </table:table-cell>
          <table:table-cell table:style-name="ce4" table:formula="of:=+[.C496]*([.$D$5]/100)" office:value-type="float" office:value="187.035207506421" calcext:value-type="float">
            <text:p>187</text:p>
          </table:table-cell>
          <table:table-cell table:style-name="ce4" table:formula="of:=+[.C496]*[.E495]/[.C495]" office:value-type="float" office:value="207.816897229357" calcext:value-type="float">
            <text:p>20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489</text:p>
          </table:table-cell>
          <table:table-cell table:style-name="ce4" table:formula="of:=+[.C496]-[.E496]+[.D496]" office:value-type="float" office:value="4135.5562548642" calcext:value-type="float">
            <text:p>4136</text:p>
          </table:table-cell>
          <table:table-cell table:style-name="ce4" table:formula="of:=+[.C497]*([.$D$5]/100)" office:value-type="float" office:value="186.100031468889" calcext:value-type="float">
            <text:p>186</text:p>
          </table:table-cell>
          <table:table-cell table:style-name="ce4" table:formula="of:=+[.C497]*[.E496]/[.C496]" office:value-type="float" office:value="206.77781274321" calcext:value-type="float">
            <text:p>20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490</text:p>
          </table:table-cell>
          <table:table-cell table:style-name="ce4" table:formula="of:=+[.C497]-[.E497]+[.D497]" office:value-type="float" office:value="4114.87847358988" calcext:value-type="float">
            <text:p>4115</text:p>
          </table:table-cell>
          <table:table-cell table:style-name="ce4" table:formula="of:=+[.C498]*([.$D$5]/100)" office:value-type="float" office:value="185.169531311544" calcext:value-type="float">
            <text:p>185</text:p>
          </table:table-cell>
          <table:table-cell table:style-name="ce4" table:formula="of:=+[.C498]*[.E497]/[.C497]" office:value-type="float" office:value="205.743923679494" calcext:value-type="float">
            <text:p>20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491</text:p>
          </table:table-cell>
          <table:table-cell table:style-name="ce4" table:formula="of:=+[.C498]-[.E498]+[.D498]" office:value-type="float" office:value="4094.30408122193" calcext:value-type="float">
            <text:p>4094</text:p>
          </table:table-cell>
          <table:table-cell table:style-name="ce4" table:formula="of:=+[.C499]*([.$D$5]/100)" office:value-type="float" office:value="184.243683654987" calcext:value-type="float">
            <text:p>184</text:p>
          </table:table-cell>
          <table:table-cell table:style-name="ce4" table:formula="of:=+[.C499]*[.E498]/[.C498]" office:value-type="float" office:value="204.715204061096" calcext:value-type="float">
            <text:p>20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492</text:p>
          </table:table-cell>
          <table:table-cell table:style-name="ce4" table:formula="of:=+[.C499]-[.E499]+[.D499]" office:value-type="float" office:value="4073.83256081582" calcext:value-type="float">
            <text:p>4074</text:p>
          </table:table-cell>
          <table:table-cell table:style-name="ce4" table:formula="of:=+[.C500]*([.$D$5]/100)" office:value-type="float" office:value="183.322465236712" calcext:value-type="float">
            <text:p>183</text:p>
          </table:table-cell>
          <table:table-cell table:style-name="ce4" table:formula="of:=+[.C500]*[.E499]/[.C499]" office:value-type="float" office:value="203.691628040791" calcext:value-type="float">
            <text:p>20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493</text:p>
          </table:table-cell>
          <table:table-cell table:style-name="ce4" table:formula="of:=+[.C500]-[.E500]+[.D500]" office:value-type="float" office:value="4053.46339801174" calcext:value-type="float">
            <text:p>4053</text:p>
          </table:table-cell>
          <table:table-cell table:style-name="ce4" table:formula="of:=+[.C501]*([.$D$5]/100)" office:value-type="float" office:value="182.405852910528" calcext:value-type="float">
            <text:p>182</text:p>
          </table:table-cell>
          <table:table-cell table:style-name="ce4" table:formula="of:=+[.C501]*[.E500]/[.C500]" office:value-type="float" office:value="202.673169900587" calcext:value-type="float">
            <text:p>20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494</text:p>
          </table:table-cell>
          <table:table-cell table:style-name="ce4" table:formula="of:=+[.C501]-[.E501]+[.D501]" office:value-type="float" office:value="4033.19608102168" calcext:value-type="float">
            <text:p>4033</text:p>
          </table:table-cell>
          <table:table-cell table:style-name="ce4" table:formula="of:=+[.C502]*([.$D$5]/100)" office:value-type="float" office:value="181.493823645976" calcext:value-type="float">
            <text:p>181</text:p>
          </table:table-cell>
          <table:table-cell table:style-name="ce4" table:formula="of:=+[.C502]*[.E501]/[.C501]" office:value-type="float" office:value="201.659804051084" calcext:value-type="float">
            <text:p>20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495</text:p>
          </table:table-cell>
          <table:table-cell table:style-name="ce4" table:formula="of:=+[.C502]-[.E502]+[.D502]" office:value-type="float" office:value="4013.03010061657" calcext:value-type="float">
            <text:p>4013</text:p>
          </table:table-cell>
          <table:table-cell table:style-name="ce4" table:formula="of:=+[.C503]*([.$D$5]/100)" office:value-type="float" office:value="180.586354527746" calcext:value-type="float">
            <text:p>181</text:p>
          </table:table-cell>
          <table:table-cell table:style-name="ce4" table:formula="of:=+[.C503]*[.E502]/[.C502]" office:value-type="float" office:value="200.651505030829" calcext:value-type="float">
            <text:p>20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496</text:p>
          </table:table-cell>
          <table:table-cell table:style-name="ce4" table:formula="of:=+[.C503]-[.E503]+[.D503]" office:value-type="float" office:value="3992.96495011349" calcext:value-type="float">
            <text:p>3993</text:p>
          </table:table-cell>
          <table:table-cell table:style-name="ce4" table:formula="of:=+[.C504]*([.$D$5]/100)" office:value-type="float" office:value="179.683422755107" calcext:value-type="float">
            <text:p>180</text:p>
          </table:table-cell>
          <table:table-cell table:style-name="ce4" table:formula="of:=+[.C504]*[.E503]/[.C503]" office:value-type="float" office:value="199.648247505674" calcext:value-type="float">
            <text:p>2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497</text:p>
          </table:table-cell>
          <table:table-cell table:style-name="ce4" table:formula="of:=+[.C504]-[.E504]+[.D504]" office:value-type="float" office:value="3973.00012536292" calcext:value-type="float">
            <text:p>3973</text:p>
          </table:table-cell>
          <table:table-cell table:style-name="ce4" table:formula="of:=+[.C505]*([.$D$5]/100)" office:value-type="float" office:value="178.785005641331" calcext:value-type="float">
            <text:p>179</text:p>
          </table:table-cell>
          <table:table-cell table:style-name="ce4" table:formula="of:=+[.C505]*[.E504]/[.C504]" office:value-type="float" office:value="198.650006268146" calcext:value-type="float">
            <text:p>19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498</text:p>
          </table:table-cell>
          <table:table-cell table:style-name="ce4" table:formula="of:=+[.C505]-[.E505]+[.D505]" office:value-type="float" office:value="3953.13512473611" calcext:value-type="float">
            <text:p>3953</text:p>
          </table:table-cell>
          <table:table-cell table:style-name="ce4" table:formula="of:=+[.C506]*([.$D$5]/100)" office:value-type="float" office:value="177.891080613125" calcext:value-type="float">
            <text:p>178</text:p>
          </table:table-cell>
          <table:table-cell table:style-name="ce4" table:formula="of:=+[.C506]*[.E505]/[.C505]" office:value-type="float" office:value="197.656756236805" calcext:value-type="float">
            <text:p>19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499</text:p>
          </table:table-cell>
          <table:table-cell table:style-name="ce4" table:formula="of:=+[.C506]-[.E506]+[.D506]" office:value-type="float" office:value="3933.36944911243" calcext:value-type="float">
            <text:p>3933</text:p>
          </table:table-cell>
          <table:table-cell table:style-name="ce4" table:formula="of:=+[.C507]*([.$D$5]/100)" office:value-type="float" office:value="177.001625210059" calcext:value-type="float">
            <text:p>177</text:p>
          </table:table-cell>
          <table:table-cell table:style-name="ce4" table:formula="of:=+[.C507]*[.E506]/[.C506]" office:value-type="float" office:value="196.668472455621" calcext:value-type="float">
            <text:p>19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500</text:p>
          </table:table-cell>
          <table:table-cell table:style-name="ce4" table:formula="of:=+[.C507]-[.E507]+[.D507]" office:value-type="float" office:value="3913.70260186686" calcext:value-type="float">
            <text:p>3914</text:p>
          </table:table-cell>
          <table:table-cell table:style-name="ce4" table:formula="of:=+[.C508]*([.$D$5]/100)" office:value-type="float" office:value="176.116617084009" calcext:value-type="float">
            <text:p>176</text:p>
          </table:table-cell>
          <table:table-cell table:style-name="ce4" table:formula="of:=+[.C508]*[.E507]/[.C507]" office:value-type="float" office:value="195.685130093343" calcext:value-type="float">
            <text:p>19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501</text:p>
          </table:table-cell>
          <table:table-cell table:style-name="ce4" table:formula="of:=+[.C508]-[.E508]+[.D508]" office:value-type="float" office:value="3894.13408885753" calcext:value-type="float">
            <text:p>3894</text:p>
          </table:table-cell>
          <table:table-cell table:style-name="ce4" table:formula="of:=+[.C509]*([.$D$5]/100)" office:value-type="float" office:value="175.236033998589" calcext:value-type="float">
            <text:p>175</text:p>
          </table:table-cell>
          <table:table-cell table:style-name="ce4" table:formula="of:=+[.C509]*[.E508]/[.C508]" office:value-type="float" office:value="194.706704442876" calcext:value-type="float">
            <text:p>19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502</text:p>
          </table:table-cell>
          <table:table-cell table:style-name="ce4" table:formula="of:=+[.C509]-[.E509]+[.D509]" office:value-type="float" office:value="3874.66341841324" calcext:value-type="float">
            <text:p>3875</text:p>
          </table:table-cell>
          <table:table-cell table:style-name="ce4" table:formula="of:=+[.C510]*([.$D$5]/100)" office:value-type="float" office:value="174.359853828596" calcext:value-type="float">
            <text:p>174</text:p>
          </table:table-cell>
          <table:table-cell table:style-name="ce4" table:formula="of:=+[.C510]*[.E509]/[.C509]" office:value-type="float" office:value="193.733170920662" calcext:value-type="float">
            <text:p>19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503</text:p>
          </table:table-cell>
          <table:table-cell table:style-name="ce4" table:formula="of:=+[.C510]-[.E510]+[.D510]" office:value-type="float" office:value="3855.29010132118" calcext:value-type="float">
            <text:p>3855</text:p>
          </table:table-cell>
          <table:table-cell table:style-name="ce4" table:formula="of:=+[.C511]*([.$D$5]/100)" office:value-type="float" office:value="173.488054559453" calcext:value-type="float">
            <text:p>173</text:p>
          </table:table-cell>
          <table:table-cell table:style-name="ce4" table:formula="of:=+[.C511]*[.E510]/[.C510]" office:value-type="float" office:value="192.764505066059" calcext:value-type="float">
            <text:p>19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504</text:p>
          </table:table-cell>
          <table:table-cell table:style-name="ce4" table:formula="of:=+[.C511]-[.E511]+[.D511]" office:value-type="float" office:value="3836.01365081457" calcext:value-type="float">
            <text:p>3836</text:p>
          </table:table-cell>
          <table:table-cell table:style-name="ce4" table:formula="of:=+[.C512]*([.$D$5]/100)" office:value-type="float" office:value="172.620614286656" calcext:value-type="float">
            <text:p>173</text:p>
          </table:table-cell>
          <table:table-cell table:style-name="ce4" table:formula="of:=+[.C512]*[.E511]/[.C511]" office:value-type="float" office:value="191.800682540728" calcext:value-type="float">
            <text:p>19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505</text:p>
          </table:table-cell>
          <table:table-cell table:style-name="ce4" table:formula="of:=+[.C512]-[.E512]+[.D512]" office:value-type="float" office:value="3816.8335825605" calcext:value-type="float">
            <text:p>3817</text:p>
          </table:table-cell>
          <table:table-cell table:style-name="ce4" table:formula="of:=+[.C513]*([.$D$5]/100)" office:value-type="float" office:value="171.757511215222" calcext:value-type="float">
            <text:p>172</text:p>
          </table:table-cell>
          <table:table-cell table:style-name="ce4" table:formula="of:=+[.C513]*[.E512]/[.C512]" office:value-type="float" office:value="190.841679128025" calcext:value-type="float">
            <text:p>19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506</text:p>
          </table:table-cell>
          <table:table-cell table:style-name="ce4" table:formula="of:=+[.C513]-[.E513]+[.D513]" office:value-type="float" office:value="3797.7494146477" calcext:value-type="float">
            <text:p>3798</text:p>
          </table:table-cell>
          <table:table-cell table:style-name="ce4" table:formula="of:=+[.C514]*([.$D$5]/100)" office:value-type="float" office:value="170.898723659146" calcext:value-type="float">
            <text:p>171</text:p>
          </table:table-cell>
          <table:table-cell table:style-name="ce4" table:formula="of:=+[.C514]*[.E513]/[.C513]" office:value-type="float" office:value="189.887470732385" calcext:value-type="float">
            <text:p>19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507</text:p>
          </table:table-cell>
          <table:table-cell table:style-name="ce4" table:formula="of:=+[.C514]-[.E514]+[.D514]" office:value-type="float" office:value="3778.76066757446" calcext:value-type="float">
            <text:p>3779</text:p>
          </table:table-cell>
          <table:table-cell table:style-name="ce4" table:formula="of:=+[.C515]*([.$D$5]/100)" office:value-type="float" office:value="170.044230040851" calcext:value-type="float">
            <text:p>170</text:p>
          </table:table-cell>
          <table:table-cell table:style-name="ce4" table:formula="of:=+[.C515]*[.E514]/[.C514]" office:value-type="float" office:value="188.938033378723" calcext:value-type="float">
            <text:p>18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508</text:p>
          </table:table-cell>
          <table:table-cell table:style-name="ce4" table:formula="of:=+[.C515]-[.E515]+[.D515]" office:value-type="float" office:value="3759.86686423659" calcext:value-type="float">
            <text:p>3760</text:p>
          </table:table-cell>
          <table:table-cell table:style-name="ce4" table:formula="of:=+[.C516]*([.$D$5]/100)" office:value-type="float" office:value="169.194008890646" calcext:value-type="float">
            <text:p>169</text:p>
          </table:table-cell>
          <table:table-cell table:style-name="ce4" table:formula="of:=+[.C516]*[.E515]/[.C515]" office:value-type="float" office:value="187.993343211829" calcext:value-type="float">
            <text:p>18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509</text:p>
          </table:table-cell>
          <table:table-cell table:style-name="ce4" table:formula="of:=+[.C516]-[.E516]+[.D516]" office:value-type="float" office:value="3741.0675299154" calcext:value-type="float">
            <text:p>3741</text:p>
          </table:table-cell>
          <table:table-cell table:style-name="ce4" table:formula="of:=+[.C517]*([.$D$5]/100)" office:value-type="float" office:value="168.348038846193" calcext:value-type="float">
            <text:p>168</text:p>
          </table:table-cell>
          <table:table-cell table:style-name="ce4" table:formula="of:=+[.C517]*[.E516]/[.C516]" office:value-type="float" office:value="187.05337649577" calcext:value-type="float">
            <text:p>18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510</text:p>
          </table:table-cell>
          <table:table-cell table:style-name="ce4" table:formula="of:=+[.C517]-[.E517]+[.D517]" office:value-type="float" office:value="3722.36219226583" calcext:value-type="float">
            <text:p>3722</text:p>
          </table:table-cell>
          <table:table-cell table:style-name="ce4" table:formula="of:=+[.C518]*([.$D$5]/100)" office:value-type="float" office:value="167.506298651962" calcext:value-type="float">
            <text:p>168</text:p>
          </table:table-cell>
          <table:table-cell table:style-name="ce4" table:formula="of:=+[.C518]*[.E517]/[.C517]" office:value-type="float" office:value="186.118109613291" calcext:value-type="float">
            <text:p>18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511</text:p>
          </table:table-cell>
          <table:table-cell table:style-name="ce4" table:formula="of:=+[.C518]-[.E518]+[.D518]" office:value-type="float" office:value="3703.7503813045" calcext:value-type="float">
            <text:p>3704</text:p>
          </table:table-cell>
          <table:table-cell table:style-name="ce4" table:formula="of:=+[.C519]*([.$D$5]/100)" office:value-type="float" office:value="166.668767158702" calcext:value-type="float">
            <text:p>167</text:p>
          </table:table-cell>
          <table:table-cell table:style-name="ce4" table:formula="of:=+[.C519]*[.E518]/[.C518]" office:value-type="float" office:value="185.187519065225" calcext:value-type="float">
            <text:p>18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512</text:p>
          </table:table-cell>
          <table:table-cell table:style-name="ce4" table:formula="of:=+[.C519]-[.E519]+[.D519]" office:value-type="float" office:value="3685.23162939797" calcext:value-type="float">
            <text:p>3685</text:p>
          </table:table-cell>
          <table:table-cell table:style-name="ce4" table:formula="of:=+[.C520]*([.$D$5]/100)" office:value-type="float" office:value="165.835423322909" calcext:value-type="float">
            <text:p>166</text:p>
          </table:table-cell>
          <table:table-cell table:style-name="ce4" table:formula="of:=+[.C520]*[.E519]/[.C519]" office:value-type="float" office:value="184.261581469899" calcext:value-type="float">
            <text:p>18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513</text:p>
          </table:table-cell>
          <table:table-cell table:style-name="ce4" table:formula="of:=+[.C520]-[.E520]+[.D520]" office:value-type="float" office:value="3666.80547125098" calcext:value-type="float">
            <text:p>3667</text:p>
          </table:table-cell>
          <table:table-cell table:style-name="ce4" table:formula="of:=+[.C521]*([.$D$5]/100)" office:value-type="float" office:value="165.006246206294" calcext:value-type="float">
            <text:p>165</text:p>
          </table:table-cell>
          <table:table-cell table:style-name="ce4" table:formula="of:=+[.C521]*[.E520]/[.C520]" office:value-type="float" office:value="183.340273562549" calcext:value-type="float">
            <text:p>18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514</text:p>
          </table:table-cell>
          <table:table-cell table:style-name="ce4" table:formula="of:=+[.C521]-[.E521]+[.D521]" office:value-type="float" office:value="3648.47144389473" calcext:value-type="float">
            <text:p>3648</text:p>
          </table:table-cell>
          <table:table-cell table:style-name="ce4" table:formula="of:=+[.C522]*([.$D$5]/100)" office:value-type="float" office:value="164.181214975263" calcext:value-type="float">
            <text:p>164</text:p>
          </table:table-cell>
          <table:table-cell table:style-name="ce4" table:formula="of:=+[.C522]*[.E521]/[.C521]" office:value-type="float" office:value="182.423572194736" calcext:value-type="float">
            <text:p>18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515</text:p>
          </table:table-cell>
          <table:table-cell table:style-name="ce4" table:formula="of:=+[.C522]-[.E522]+[.D522]" office:value-type="float" office:value="3630.22908667526" calcext:value-type="float">
            <text:p>3630</text:p>
          </table:table-cell>
          <table:table-cell table:style-name="ce4" table:formula="of:=+[.C523]*([.$D$5]/100)" office:value-type="float" office:value="163.360308900387" calcext:value-type="float">
            <text:p>163</text:p>
          </table:table-cell>
          <table:table-cell table:style-name="ce4" table:formula="of:=+[.C523]*[.E522]/[.C522]" office:value-type="float" office:value="181.511454333763" calcext:value-type="float">
            <text:p>18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516</text:p>
          </table:table-cell>
          <table:table-cell table:style-name="ce4" table:formula="of:=+[.C523]-[.E523]+[.D523]" office:value-type="float" office:value="3612.07794124188" calcext:value-type="float">
            <text:p>3612</text:p>
          </table:table-cell>
          <table:table-cell table:style-name="ce4" table:formula="of:=+[.C524]*([.$D$5]/100)" office:value-type="float" office:value="162.543507355885" calcext:value-type="float">
            <text:p>163</text:p>
          </table:table-cell>
          <table:table-cell table:style-name="ce4" table:formula="of:=+[.C524]*[.E523]/[.C523]" office:value-type="float" office:value="180.603897062094" calcext:value-type="float">
            <text:p>18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517</text:p>
          </table:table-cell>
          <table:table-cell table:style-name="ce4" table:formula="of:=+[.C524]-[.E524]+[.D524]" office:value-type="float" office:value="3594.01755153567" calcext:value-type="float">
            <text:p>3594</text:p>
          </table:table-cell>
          <table:table-cell table:style-name="ce4" table:formula="of:=+[.C525]*([.$D$5]/100)" office:value-type="float" office:value="161.730789819105" calcext:value-type="float">
            <text:p>162</text:p>
          </table:table-cell>
          <table:table-cell table:style-name="ce4" table:formula="of:=+[.C525]*[.E524]/[.C524]" office:value-type="float" office:value="179.700877576783" calcext:value-type="float">
            <text:p>1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518</text:p>
          </table:table-cell>
          <table:table-cell table:style-name="ce4" table:formula="of:=+[.C525]-[.E525]+[.D525]" office:value-type="float" office:value="3576.04746377799" calcext:value-type="float">
            <text:p>3576</text:p>
          </table:table-cell>
          <table:table-cell table:style-name="ce4" table:formula="of:=+[.C526]*([.$D$5]/100)" office:value-type="float" office:value="160.92213587001" calcext:value-type="float">
            <text:p>161</text:p>
          </table:table-cell>
          <table:table-cell table:style-name="ce4" table:formula="of:=+[.C526]*[.E525]/[.C525]" office:value-type="float" office:value="178.8023731889" calcext:value-type="float">
            <text:p>17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519</text:p>
          </table:table-cell>
          <table:table-cell table:style-name="ce4" table:formula="of:=+[.C526]-[.E526]+[.D526]" office:value-type="float" office:value="3558.1672264591" calcext:value-type="float">
            <text:p>3558</text:p>
          </table:table-cell>
          <table:table-cell table:style-name="ce4" table:formula="of:=+[.C527]*([.$D$5]/100)" office:value-type="float" office:value="160.11752519066" calcext:value-type="float">
            <text:p>160</text:p>
          </table:table-cell>
          <table:table-cell table:style-name="ce4" table:formula="of:=+[.C527]*[.E526]/[.C526]" office:value-type="float" office:value="177.908361322955" calcext:value-type="float">
            <text:p>17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520</text:p>
          </table:table-cell>
          <table:table-cell table:style-name="ce4" table:formula="of:=+[.C527]-[.E527]+[.D527]" office:value-type="float" office:value="3540.37639032681" calcext:value-type="float">
            <text:p>3540</text:p>
          </table:table-cell>
          <table:table-cell table:style-name="ce4" table:formula="of:=+[.C528]*([.$D$5]/100)" office:value-type="float" office:value="159.316937564706" calcext:value-type="float">
            <text:p>159</text:p>
          </table:table-cell>
          <table:table-cell table:style-name="ce4" table:formula="of:=+[.C528]*[.E527]/[.C527]" office:value-type="float" office:value="177.01881951634" calcext:value-type="float">
            <text:p>17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521</text:p>
          </table:table-cell>
          <table:table-cell table:style-name="ce4" table:formula="of:=+[.C528]-[.E528]+[.D528]" office:value-type="float" office:value="3522.67450837517" calcext:value-type="float">
            <text:p>3523</text:p>
          </table:table-cell>
          <table:table-cell table:style-name="ce4" table:formula="of:=+[.C529]*([.$D$5]/100)" office:value-type="float" office:value="158.520352876883" calcext:value-type="float">
            <text:p>159</text:p>
          </table:table-cell>
          <table:table-cell table:style-name="ce4" table:formula="of:=+[.C529]*[.E528]/[.C528]" office:value-type="float" office:value="176.133725418759" calcext:value-type="float">
            <text:p>17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522</text:p>
          </table:table-cell>
          <table:table-cell table:style-name="ce4" table:formula="of:=+[.C529]-[.E529]+[.D529]" office:value-type="float" office:value="3505.0611358333" calcext:value-type="float">
            <text:p>3505</text:p>
          </table:table-cell>
          <table:table-cell table:style-name="ce4" table:formula="of:=+[.C530]*([.$D$5]/100)" office:value-type="float" office:value="157.727751112498" calcext:value-type="float">
            <text:p>158</text:p>
          </table:table-cell>
          <table:table-cell table:style-name="ce4" table:formula="of:=+[.C530]*[.E529]/[.C529]" office:value-type="float" office:value="175.253056791665" calcext:value-type="float">
            <text:p>17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523</text:p>
          </table:table-cell>
          <table:table-cell table:style-name="ce4" table:formula="of:=+[.C530]-[.E530]+[.D530]" office:value-type="float" office:value="3487.53583015413" calcext:value-type="float">
            <text:p>3488</text:p>
          </table:table-cell>
          <table:table-cell table:style-name="ce4" table:formula="of:=+[.C531]*([.$D$5]/100)" office:value-type="float" office:value="156.939112356936" calcext:value-type="float">
            <text:p>157</text:p>
          </table:table-cell>
          <table:table-cell table:style-name="ce4" table:formula="of:=+[.C531]*[.E530]/[.C530]" office:value-type="float" office:value="174.376791507706" calcext:value-type="float">
            <text:p>17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524</text:p>
          </table:table-cell>
          <table:table-cell table:style-name="ce4" table:formula="of:=+[.C531]-[.E531]+[.D531]" office:value-type="float" office:value="3470.09815100336" calcext:value-type="float">
            <text:p>3470</text:p>
          </table:table-cell>
          <table:table-cell table:style-name="ce4" table:formula="of:=+[.C532]*([.$D$5]/100)" office:value-type="float" office:value="156.154416795151" calcext:value-type="float">
            <text:p>156</text:p>
          </table:table-cell>
          <table:table-cell table:style-name="ce4" table:formula="of:=+[.C532]*[.E531]/[.C531]" office:value-type="float" office:value="173.504907550168" calcext:value-type="float">
            <text:p>17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525</text:p>
          </table:table-cell>
          <table:table-cell table:style-name="ce4" table:formula="of:=+[.C532]-[.E532]+[.D532]" office:value-type="float" office:value="3452.74766024834" calcext:value-type="float">
            <text:p>3453</text:p>
          </table:table-cell>
          <table:table-cell table:style-name="ce4" table:formula="of:=+[.C533]*([.$D$5]/100)" office:value-type="float" office:value="155.373644711176" calcext:value-type="float">
            <text:p>155</text:p>
          </table:table-cell>
          <table:table-cell table:style-name="ce4" table:formula="of:=+[.C533]*[.E532]/[.C532]" office:value-type="float" office:value="172.637383012417" calcext:value-type="float">
            <text:p>17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526</text:p>
          </table:table-cell>
          <table:table-cell table:style-name="ce4" table:formula="of:=+[.C533]-[.E533]+[.D533]" office:value-type="float" office:value="3435.4839219471" calcext:value-type="float">
            <text:p>3435</text:p>
          </table:table-cell>
          <table:table-cell table:style-name="ce4" table:formula="of:=+[.C534]*([.$D$5]/100)" office:value-type="float" office:value="154.59677648762" calcext:value-type="float">
            <text:p>155</text:p>
          </table:table-cell>
          <table:table-cell table:style-name="ce4" table:formula="of:=+[.C534]*[.E533]/[.C533]" office:value-type="float" office:value="171.774196097355" calcext:value-type="float">
            <text:p>17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527</text:p>
          </table:table-cell>
          <table:table-cell table:style-name="ce4" table:formula="of:=+[.C534]-[.E534]+[.D534]" office:value-type="float" office:value="3418.30650233737" calcext:value-type="float">
            <text:p>3418</text:p>
          </table:table-cell>
          <table:table-cell table:style-name="ce4" table:formula="of:=+[.C535]*([.$D$5]/100)" office:value-type="float" office:value="153.823792605182" calcext:value-type="float">
            <text:p>154</text:p>
          </table:table-cell>
          <table:table-cell table:style-name="ce4" table:formula="of:=+[.C535]*[.E534]/[.C534]" office:value-type="float" office:value="170.915325116868" calcext:value-type="float">
            <text:p>17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528</text:p>
          </table:table-cell>
          <table:table-cell table:style-name="ce4" table:formula="of:=+[.C535]-[.E535]+[.D535]" office:value-type="float" office:value="3401.21496982568" calcext:value-type="float">
            <text:p>3401</text:p>
          </table:table-cell>
          <table:table-cell table:style-name="ce4" table:formula="of:=+[.C536]*([.$D$5]/100)" office:value-type="float" office:value="153.054673642156" calcext:value-type="float">
            <text:p>153</text:p>
          </table:table-cell>
          <table:table-cell table:style-name="ce4" table:formula="of:=+[.C536]*[.E535]/[.C535]" office:value-type="float" office:value="170.060748491284" calcext:value-type="float">
            <text:p>17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529</text:p>
          </table:table-cell>
          <table:table-cell table:style-name="ce4" table:formula="of:=+[.C536]-[.E536]+[.D536]" office:value-type="float" office:value="3384.20889497655" calcext:value-type="float">
            <text:p>3384</text:p>
          </table:table-cell>
          <table:table-cell table:style-name="ce4" table:formula="of:=+[.C537]*([.$D$5]/100)" office:value-type="float" office:value="152.289400273945" calcext:value-type="float">
            <text:p>152</text:p>
          </table:table-cell>
          <table:table-cell table:style-name="ce4" table:formula="of:=+[.C537]*[.E536]/[.C536]" office:value-type="float" office:value="169.210444748828" calcext:value-type="float">
            <text:p>16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530</text:p>
          </table:table-cell>
          <table:table-cell table:style-name="ce4" table:formula="of:=+[.C537]-[.E537]+[.D537]" office:value-type="float" office:value="3367.28785050167" calcext:value-type="float">
            <text:p>3367</text:p>
          </table:table-cell>
          <table:table-cell table:style-name="ce4" table:formula="of:=+[.C538]*([.$D$5]/100)" office:value-type="float" office:value="151.527953272575" calcext:value-type="float">
            <text:p>152</text:p>
          </table:table-cell>
          <table:table-cell table:style-name="ce4" table:formula="of:=+[.C538]*[.E537]/[.C537]" office:value-type="float" office:value="168.364392525083" calcext:value-type="float">
            <text:p>16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531</text:p>
          </table:table-cell>
          <table:table-cell table:style-name="ce4" table:formula="of:=+[.C538]-[.E538]+[.D538]" office:value-type="float" office:value="3350.45141124916" calcext:value-type="float">
            <text:p>3350</text:p>
          </table:table-cell>
          <table:table-cell table:style-name="ce4" table:formula="of:=+[.C539]*([.$D$5]/100)" office:value-type="float" office:value="150.770313506212" calcext:value-type="float">
            <text:p>151</text:p>
          </table:table-cell>
          <table:table-cell table:style-name="ce4" table:formula="of:=+[.C539]*[.E538]/[.C538]" office:value-type="float" office:value="167.522570562458" calcext:value-type="float">
            <text:p>16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532</text:p>
          </table:table-cell>
          <table:table-cell table:style-name="ce4" table:formula="of:=+[.C539]-[.E539]+[.D539]" office:value-type="float" office:value="3333.69915419292" calcext:value-type="float">
            <text:p>3334</text:p>
          </table:table-cell>
          <table:table-cell table:style-name="ce4" table:formula="of:=+[.C540]*([.$D$5]/100)" office:value-type="float" office:value="150.016461938681" calcext:value-type="float">
            <text:p>150</text:p>
          </table:table-cell>
          <table:table-cell table:style-name="ce4" table:formula="of:=+[.C540]*[.E539]/[.C539]" office:value-type="float" office:value="166.684957709646" calcext:value-type="float">
            <text:p>16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533</text:p>
          </table:table-cell>
          <table:table-cell table:style-name="ce4" table:formula="of:=+[.C540]-[.E540]+[.D540]" office:value-type="float" office:value="3317.03065842195" calcext:value-type="float">
            <text:p>3317</text:p>
          </table:table-cell>
          <table:table-cell table:style-name="ce4" table:formula="of:=+[.C541]*([.$D$5]/100)" office:value-type="float" office:value="149.266379628988" calcext:value-type="float">
            <text:p>149</text:p>
          </table:table-cell>
          <table:table-cell table:style-name="ce4" table:formula="of:=+[.C541]*[.E540]/[.C540]" office:value-type="float" office:value="165.851532921097" calcext:value-type="float">
            <text:p>16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534</text:p>
          </table:table-cell>
          <table:table-cell table:style-name="ce4" table:formula="of:=+[.C541]-[.E541]+[.D541]" office:value-type="float" office:value="3300.44550512984" calcext:value-type="float">
            <text:p>3300</text:p>
          </table:table-cell>
          <table:table-cell table:style-name="ce4" table:formula="of:=+[.C542]*([.$D$5]/100)" office:value-type="float" office:value="148.520047730843" calcext:value-type="float">
            <text:p>149</text:p>
          </table:table-cell>
          <table:table-cell table:style-name="ce4" table:formula="of:=+[.C542]*[.E541]/[.C541]" office:value-type="float" office:value="165.022275256492" calcext:value-type="float">
            <text:p>16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535</text:p>
          </table:table-cell>
          <table:table-cell table:style-name="ce4" table:formula="of:=+[.C542]-[.E542]+[.D542]" office:value-type="float" office:value="3283.94327760419" calcext:value-type="float">
            <text:p>3284</text:p>
          </table:table-cell>
          <table:table-cell table:style-name="ce4" table:formula="of:=+[.C543]*([.$D$5]/100)" office:value-type="float" office:value="147.777447492189" calcext:value-type="float">
            <text:p>148</text:p>
          </table:table-cell>
          <table:table-cell table:style-name="ce4" table:formula="of:=+[.C543]*[.E542]/[.C542]" office:value-type="float" office:value="164.19716388021" calcext:value-type="float">
            <text:p>16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536</text:p>
          </table:table-cell>
          <table:table-cell table:style-name="ce4" table:formula="of:=+[.C543]-[.E543]+[.D543]" office:value-type="float" office:value="3267.52356121617" calcext:value-type="float">
            <text:p>3268</text:p>
          </table:table-cell>
          <table:table-cell table:style-name="ce4" table:formula="of:=+[.C544]*([.$D$5]/100)" office:value-type="float" office:value="147.038560254728" calcext:value-type="float">
            <text:p>147</text:p>
          </table:table-cell>
          <table:table-cell table:style-name="ce4" table:formula="of:=+[.C544]*[.E543]/[.C543]" office:value-type="float" office:value="163.376178060809" calcext:value-type="float">
            <text:p>16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537</text:p>
          </table:table-cell>
          <table:table-cell table:style-name="ce4" table:formula="of:=+[.C544]-[.E544]+[.D544]" office:value-type="float" office:value="3251.18594341009" calcext:value-type="float">
            <text:p>3251</text:p>
          </table:table-cell>
          <table:table-cell table:style-name="ce4" table:formula="of:=+[.C545]*([.$D$5]/100)" office:value-type="float" office:value="146.303367453454" calcext:value-type="float">
            <text:p>146</text:p>
          </table:table-cell>
          <table:table-cell table:style-name="ce4" table:formula="of:=+[.C545]*[.E544]/[.C544]" office:value-type="float" office:value="162.559297170505" calcext:value-type="float">
            <text:p>16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538</text:p>
          </table:table-cell>
          <table:table-cell table:style-name="ce4" table:formula="of:=+[.C545]-[.E545]+[.D545]" office:value-type="float" office:value="3234.93001369304" calcext:value-type="float">
            <text:p>3235</text:p>
          </table:table-cell>
          <table:table-cell table:style-name="ce4" table:formula="of:=+[.C546]*([.$D$5]/100)" office:value-type="float" office:value="145.571850616187" calcext:value-type="float">
            <text:p>146</text:p>
          </table:table-cell>
          <table:table-cell table:style-name="ce4" table:formula="of:=+[.C546]*[.E545]/[.C545]" office:value-type="float" office:value="161.746500684652" calcext:value-type="float">
            <text:p>16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539</text:p>
          </table:table-cell>
          <table:table-cell table:style-name="ce4" table:formula="of:=+[.C546]-[.E546]+[.D546]" office:value-type="float" office:value="3218.75536362458" calcext:value-type="float">
            <text:p>3219</text:p>
          </table:table-cell>
          <table:table-cell table:style-name="ce4" table:formula="of:=+[.C547]*([.$D$5]/100)" office:value-type="float" office:value="144.843991363106" calcext:value-type="float">
            <text:p>145</text:p>
          </table:table-cell>
          <table:table-cell table:style-name="ce4" table:formula="of:=+[.C547]*[.E546]/[.C546]" office:value-type="float" office:value="160.937768181229" calcext:value-type="float">
            <text:p>16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540</text:p>
          </table:table-cell>
          <table:table-cell table:style-name="ce4" table:formula="of:=+[.C547]-[.E547]+[.D547]" office:value-type="float" office:value="3202.66158680645" calcext:value-type="float">
            <text:p>3203</text:p>
          </table:table-cell>
          <table:table-cell table:style-name="ce4" table:formula="of:=+[.C548]*([.$D$5]/100)" office:value-type="float" office:value="144.11977140629" calcext:value-type="float">
            <text:p>144</text:p>
          </table:table-cell>
          <table:table-cell table:style-name="ce4" table:formula="of:=+[.C548]*[.E547]/[.C547]" office:value-type="float" office:value="160.133079340323" calcext:value-type="float">
            <text:p>16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541</text:p>
          </table:table-cell>
          <table:table-cell table:style-name="ce4" table:formula="of:=+[.C548]-[.E548]+[.D548]" office:value-type="float" office:value="3186.64827887242" calcext:value-type="float">
            <text:p>3187</text:p>
          </table:table-cell>
          <table:table-cell table:style-name="ce4" table:formula="of:=+[.C549]*([.$D$5]/100)" office:value-type="float" office:value="143.399172549259" calcext:value-type="float">
            <text:p>143</text:p>
          </table:table-cell>
          <table:table-cell table:style-name="ce4" table:formula="of:=+[.C549]*[.E548]/[.C548]" office:value-type="float" office:value="159.332413943621" calcext:value-type="float">
            <text:p>1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542</text:p>
          </table:table-cell>
          <table:table-cell table:style-name="ce4" table:formula="of:=+[.C549]-[.E549]+[.D549]" office:value-type="float" office:value="3170.71503747806" calcext:value-type="float">
            <text:p>3171</text:p>
          </table:table-cell>
          <table:table-cell table:style-name="ce4" table:formula="of:=+[.C550]*([.$D$5]/100)" office:value-type="float" office:value="142.682176686513" calcext:value-type="float">
            <text:p>143</text:p>
          </table:table-cell>
          <table:table-cell table:style-name="ce4" table:formula="of:=+[.C550]*[.E549]/[.C549]" office:value-type="float" office:value="158.535751873903" calcext:value-type="float">
            <text:p>1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543</text:p>
          </table:table-cell>
          <table:table-cell table:style-name="ce4" table:formula="of:=+[.C550]-[.E550]+[.D550]" office:value-type="float" office:value="3154.86146229067" calcext:value-type="float">
            <text:p>3155</text:p>
          </table:table-cell>
          <table:table-cell table:style-name="ce4" table:formula="of:=+[.C551]*([.$D$5]/100)" office:value-type="float" office:value="141.96876580308" calcext:value-type="float">
            <text:p>142</text:p>
          </table:table-cell>
          <table:table-cell table:style-name="ce4" table:formula="of:=+[.C551]*[.E550]/[.C550]" office:value-type="float" office:value="157.743073114533" calcext:value-type="float">
            <text:p>15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544</text:p>
          </table:table-cell>
          <table:table-cell table:style-name="ce4" table:formula="of:=+[.C551]-[.E551]+[.D551]" office:value-type="float" office:value="3139.08715497922" calcext:value-type="float">
            <text:p>3139</text:p>
          </table:table-cell>
          <table:table-cell table:style-name="ce4" table:formula="of:=+[.C552]*([.$D$5]/100)" office:value-type="float" office:value="141.258921974065" calcext:value-type="float">
            <text:p>141</text:p>
          </table:table-cell>
          <table:table-cell table:style-name="ce4" table:formula="of:=+[.C552]*[.E551]/[.C551]" office:value-type="float" office:value="156.954357748961" calcext:value-type="float">
            <text:p>15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545</text:p>
          </table:table-cell>
          <table:table-cell table:style-name="ce4" table:formula="of:=+[.C552]-[.E552]+[.D552]" office:value-type="float" office:value="3123.39171920432" calcext:value-type="float">
            <text:p>3123</text:p>
          </table:table-cell>
          <table:table-cell table:style-name="ce4" table:formula="of:=+[.C553]*([.$D$5]/100)" office:value-type="float" office:value="140.552627364194" calcext:value-type="float">
            <text:p>141</text:p>
          </table:table-cell>
          <table:table-cell table:style-name="ce4" table:formula="of:=+[.C553]*[.E552]/[.C552]" office:value-type="float" office:value="156.169585960216" calcext:value-type="float">
            <text:p>15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546</text:p>
          </table:table-cell>
          <table:table-cell table:style-name="ce4" table:formula="of:=+[.C553]-[.E553]+[.D553]" office:value-type="float" office:value="3107.7747606083" calcext:value-type="float">
            <text:p>3108</text:p>
          </table:table-cell>
          <table:table-cell table:style-name="ce4" table:formula="of:=+[.C554]*([.$D$5]/100)" office:value-type="float" office:value="139.849864227373" calcext:value-type="float">
            <text:p>140</text:p>
          </table:table-cell>
          <table:table-cell table:style-name="ce4" table:formula="of:=+[.C554]*[.E553]/[.C553]" office:value-type="float" office:value="155.388738030415" calcext:value-type="float">
            <text:p>15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547</text:p>
          </table:table-cell>
          <table:table-cell table:style-name="ce4" table:formula="of:=+[.C554]-[.E554]+[.D554]" office:value-type="float" office:value="3092.23588680526" calcext:value-type="float">
            <text:p>3092</text:p>
          </table:table-cell>
          <table:table-cell table:style-name="ce4" table:formula="of:=+[.C555]*([.$D$5]/100)" office:value-type="float" office:value="139.150614906237" calcext:value-type="float">
            <text:p>139</text:p>
          </table:table-cell>
          <table:table-cell table:style-name="ce4" table:formula="of:=+[.C555]*[.E554]/[.C554]" office:value-type="float" office:value="154.611794340263" calcext:value-type="float">
            <text:p>15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548</text:p>
          </table:table-cell>
          <table:table-cell table:style-name="ce4" table:formula="of:=+[.C555]-[.E555]+[.D555]" office:value-type="float" office:value="3076.77470737123" calcext:value-type="float">
            <text:p>3077</text:p>
          </table:table-cell>
          <table:table-cell table:style-name="ce4" table:formula="of:=+[.C556]*([.$D$5]/100)" office:value-type="float" office:value="138.454861831705" calcext:value-type="float">
            <text:p>138</text:p>
          </table:table-cell>
          <table:table-cell table:style-name="ce4" table:formula="of:=+[.C556]*[.E555]/[.C555]" office:value-type="float" office:value="153.838735368562" calcext:value-type="float">
            <text:p>15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549</text:p>
          </table:table-cell>
          <table:table-cell table:style-name="ce4" table:formula="of:=+[.C556]-[.E556]+[.D556]" office:value-type="float" office:value="3061.39083383437" calcext:value-type="float">
            <text:p>3061</text:p>
          </table:table-cell>
          <table:table-cell table:style-name="ce4" table:formula="of:=+[.C557]*([.$D$5]/100)" office:value-type="float" office:value="137.762587522547" calcext:value-type="float">
            <text:p>138</text:p>
          </table:table-cell>
          <table:table-cell table:style-name="ce4" table:formula="of:=+[.C557]*[.E556]/[.C556]" office:value-type="float" office:value="153.069541691719" calcext:value-type="float">
            <text:p>15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550</text:p>
          </table:table-cell>
          <table:table-cell table:style-name="ce4" table:formula="of:=+[.C557]-[.E557]+[.D557]" office:value-type="float" office:value="3046.0838796652" calcext:value-type="float">
            <text:p>3046</text:p>
          </table:table-cell>
          <table:table-cell table:style-name="ce4" table:formula="of:=+[.C558]*([.$D$5]/100)" office:value-type="float" office:value="137.073774584934" calcext:value-type="float">
            <text:p>137</text:p>
          </table:table-cell>
          <table:table-cell table:style-name="ce4" table:formula="of:=+[.C558]*[.E557]/[.C557]" office:value-type="float" office:value="152.30419398326" calcext:value-type="float">
            <text:p>15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551</text:p>
          </table:table-cell>
          <table:table-cell table:style-name="ce4" table:formula="of:=+[.C558]-[.E558]+[.D558]" office:value-type="float" office:value="3030.85346026688" calcext:value-type="float">
            <text:p>3031</text:p>
          </table:table-cell>
          <table:table-cell table:style-name="ce4" table:formula="of:=+[.C559]*([.$D$5]/100)" office:value-type="float" office:value="136.388405712009" calcext:value-type="float">
            <text:p>136</text:p>
          </table:table-cell>
          <table:table-cell table:style-name="ce4" table:formula="of:=+[.C559]*[.E558]/[.C558]" office:value-type="float" office:value="151.542673013344" calcext:value-type="float">
            <text:p>15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552</text:p>
          </table:table-cell>
          <table:table-cell table:style-name="ce4" table:formula="of:=+[.C559]-[.E559]+[.D559]" office:value-type="float" office:value="3015.69919296554" calcext:value-type="float">
            <text:p>3016</text:p>
          </table:table-cell>
          <table:table-cell table:style-name="ce4" table:formula="of:=+[.C560]*([.$D$5]/100)" office:value-type="float" office:value="135.706463683449" calcext:value-type="float">
            <text:p>136</text:p>
          </table:table-cell>
          <table:table-cell table:style-name="ce4" table:formula="of:=+[.C560]*[.E559]/[.C559]" office:value-type="float" office:value="150.784959648277" calcext:value-type="float">
            <text:p>15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553</text:p>
          </table:table-cell>
          <table:table-cell table:style-name="ce4" table:formula="of:=+[.C560]-[.E560]+[.D560]" office:value-type="float" office:value="3000.62069700071" calcext:value-type="float">
            <text:p>3001</text:p>
          </table:table-cell>
          <table:table-cell table:style-name="ce4" table:formula="of:=+[.C561]*([.$D$5]/100)" office:value-type="float" office:value="135.027931365032" calcext:value-type="float">
            <text:p>135</text:p>
          </table:table-cell>
          <table:table-cell table:style-name="ce4" table:formula="of:=+[.C561]*[.E560]/[.C560]" office:value-type="float" office:value="150.031034850036" calcext:value-type="float">
            <text:p>15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554</text:p>
          </table:table-cell>
          <table:table-cell table:style-name="ce4" table:formula="of:=+[.C561]-[.E561]+[.D561]" office:value-type="float" office:value="2985.61759351571" calcext:value-type="float">
            <text:p>2986</text:p>
          </table:table-cell>
          <table:table-cell table:style-name="ce4" table:formula="of:=+[.C562]*([.$D$5]/100)" office:value-type="float" office:value="134.352791708207" calcext:value-type="float">
            <text:p>134</text:p>
          </table:table-cell>
          <table:table-cell table:style-name="ce4" table:formula="of:=+[.C562]*[.E561]/[.C561]" office:value-type="float" office:value="149.280879675786" calcext:value-type="float">
            <text:p>14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555</text:p>
          </table:table-cell>
          <table:table-cell table:style-name="ce4" table:formula="of:=+[.C562]-[.E562]+[.D562]" office:value-type="float" office:value="2970.68950554813" calcext:value-type="float">
            <text:p>2971</text:p>
          </table:table-cell>
          <table:table-cell table:style-name="ce4" table:formula="of:=+[.C563]*([.$D$5]/100)" office:value-type="float" office:value="133.681027749666" calcext:value-type="float">
            <text:p>134</text:p>
          </table:table-cell>
          <table:table-cell table:style-name="ce4" table:formula="of:=+[.C563]*[.E562]/[.C562]" office:value-type="float" office:value="148.534475277407" calcext:value-type="float">
            <text:p>14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556</text:p>
          </table:table-cell>
          <table:table-cell table:style-name="ce4" table:formula="of:=+[.C563]-[.E563]+[.D563]" office:value-type="float" office:value="2955.83605802039" calcext:value-type="float">
            <text:p>2956</text:p>
          </table:table-cell>
          <table:table-cell table:style-name="ce4" table:formula="of:=+[.C564]*([.$D$5]/100)" office:value-type="float" office:value="133.012622610918" calcext:value-type="float">
            <text:p>133</text:p>
          </table:table-cell>
          <table:table-cell table:style-name="ce4" table:formula="of:=+[.C564]*[.E563]/[.C563]" office:value-type="float" office:value="147.79180290102" calcext:value-type="float">
            <text:p>14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557</text:p>
          </table:table-cell>
          <table:table-cell table:style-name="ce4" table:formula="of:=+[.C564]-[.E564]+[.D564]" office:value-type="float" office:value="2941.05687773029" calcext:value-type="float">
            <text:p>2941</text:p>
          </table:table-cell>
          <table:table-cell table:style-name="ce4" table:formula="of:=+[.C565]*([.$D$5]/100)" office:value-type="float" office:value="132.347559497863" calcext:value-type="float">
            <text:p>132</text:p>
          </table:table-cell>
          <table:table-cell table:style-name="ce4" table:formula="of:=+[.C565]*[.E564]/[.C564]" office:value-type="float" office:value="147.052843886514" calcext:value-type="float">
            <text:p>14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558</text:p>
          </table:table-cell>
          <table:table-cell table:style-name="ce4" table:formula="of:=+[.C565]-[.E565]+[.D565]" office:value-type="float" office:value="2926.35159334164" calcext:value-type="float">
            <text:p>2926</text:p>
          </table:table-cell>
          <table:table-cell table:style-name="ce4" table:formula="of:=+[.C566]*([.$D$5]/100)" office:value-type="float" office:value="131.685821700374" calcext:value-type="float">
            <text:p>132</text:p>
          </table:table-cell>
          <table:table-cell table:style-name="ce4" table:formula="of:=+[.C566]*[.E565]/[.C565]" office:value-type="float" office:value="146.317579667082" calcext:value-type="float">
            <text:p>14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559</text:p>
          </table:table-cell>
          <table:table-cell table:style-name="ce4" table:formula="of:=+[.C566]-[.E566]+[.D566]" office:value-type="float" office:value="2911.71983537493" calcext:value-type="float">
            <text:p>2912</text:p>
          </table:table-cell>
          <table:table-cell table:style-name="ce4" table:formula="of:=+[.C567]*([.$D$5]/100)" office:value-type="float" office:value="131.027392591872" calcext:value-type="float">
            <text:p>131</text:p>
          </table:table-cell>
          <table:table-cell table:style-name="ce4" table:formula="of:=+[.C567]*[.E566]/[.C566]" office:value-type="float" office:value="145.585991768747" calcext:value-type="float">
            <text:p>14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560</text:p>
          </table:table-cell>
          <table:table-cell table:style-name="ce4" table:formula="of:=+[.C567]-[.E567]+[.D567]" office:value-type="float" office:value="2897.16123619806" calcext:value-type="float">
            <text:p>2897</text:p>
          </table:table-cell>
          <table:table-cell table:style-name="ce4" table:formula="of:=+[.C568]*([.$D$5]/100)" office:value-type="float" office:value="130.372255628912" calcext:value-type="float">
            <text:p>130</text:p>
          </table:table-cell>
          <table:table-cell table:style-name="ce4" table:formula="of:=+[.C568]*[.E567]/[.C567]" office:value-type="float" office:value="144.858061809903" calcext:value-type="float">
            <text:p>14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561</text:p>
          </table:table-cell>
          <table:table-cell table:style-name="ce4" table:formula="of:=+[.C568]-[.E568]+[.D568]" office:value-type="float" office:value="2882.67543001707" calcext:value-type="float">
            <text:p>2883</text:p>
          </table:table-cell>
          <table:table-cell table:style-name="ce4" table:formula="of:=+[.C569]*([.$D$5]/100)" office:value-type="float" office:value="129.720394350768" calcext:value-type="float">
            <text:p>130</text:p>
          </table:table-cell>
          <table:table-cell table:style-name="ce4" table:formula="of:=+[.C569]*[.E568]/[.C568]" office:value-type="float" office:value="144.133771500853" calcext:value-type="float">
            <text:p>14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562</text:p>
          </table:table-cell>
          <table:table-cell table:style-name="ce4" table:formula="of:=+[.C569]-[.E569]+[.D569]" office:value-type="float" office:value="2868.26205286698" calcext:value-type="float">
            <text:p>2868</text:p>
          </table:table-cell>
          <table:table-cell table:style-name="ce4" table:formula="of:=+[.C570]*([.$D$5]/100)" office:value-type="float" office:value="129.071792379014" calcext:value-type="float">
            <text:p>129</text:p>
          </table:table-cell>
          <table:table-cell table:style-name="ce4" table:formula="of:=+[.C570]*[.E569]/[.C569]" office:value-type="float" office:value="143.413102643349" calcext:value-type="float">
            <text:p>14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563</text:p>
          </table:table-cell>
          <table:table-cell table:style-name="ce4" table:formula="of:=+[.C570]-[.E570]+[.D570]" office:value-type="float" office:value="2853.92074260265" calcext:value-type="float">
            <text:p>2854</text:p>
          </table:table-cell>
          <table:table-cell table:style-name="ce4" table:formula="of:=+[.C571]*([.$D$5]/100)" office:value-type="float" office:value="128.426433417119" calcext:value-type="float">
            <text:p>128</text:p>
          </table:table-cell>
          <table:table-cell table:style-name="ce4" table:formula="of:=+[.C571]*[.E570]/[.C570]" office:value-type="float" office:value="142.696037130132" calcext:value-type="float">
            <text:p>14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564</text:p>
          </table:table-cell>
          <table:table-cell table:style-name="ce4" table:formula="of:=+[.C571]-[.E571]+[.D571]" office:value-type="float" office:value="2839.65113888963" calcext:value-type="float">
            <text:p>2840</text:p>
          </table:table-cell>
          <table:table-cell table:style-name="ce4" table:formula="of:=+[.C572]*([.$D$5]/100)" office:value-type="float" office:value="127.784301250033" calcext:value-type="float">
            <text:p>128</text:p>
          </table:table-cell>
          <table:table-cell table:style-name="ce4" table:formula="of:=+[.C572]*[.E571]/[.C571]" office:value-type="float" office:value="141.982556944482" calcext:value-type="float">
            <text:p>14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565</text:p>
          </table:table-cell>
          <table:table-cell table:style-name="ce4" table:formula="of:=+[.C572]-[.E572]+[.D572]" office:value-type="float" office:value="2825.45288319518" calcext:value-type="float">
            <text:p>2825</text:p>
          </table:table-cell>
          <table:table-cell table:style-name="ce4" table:formula="of:=+[.C573]*([.$D$5]/100)" office:value-type="float" office:value="127.145379743783" calcext:value-type="float">
            <text:p>127</text:p>
          </table:table-cell>
          <table:table-cell table:style-name="ce4" table:formula="of:=+[.C573]*[.E572]/[.C572]" office:value-type="float" office:value="141.272644159759" calcext:value-type="float">
            <text:p>14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566</text:p>
          </table:table-cell>
          <table:table-cell table:style-name="ce4" table:formula="of:=+[.C573]-[.E573]+[.D573]" office:value-type="float" office:value="2811.32561877921" calcext:value-type="float">
            <text:p>2811</text:p>
          </table:table-cell>
          <table:table-cell table:style-name="ce4" table:formula="of:=+[.C574]*([.$D$5]/100)" office:value-type="float" office:value="126.509652845064" calcext:value-type="float">
            <text:p>127</text:p>
          </table:table-cell>
          <table:table-cell table:style-name="ce4" table:formula="of:=+[.C574]*[.E573]/[.C573]" office:value-type="float" office:value="140.56628093896" calcext:value-type="float">
            <text:p>14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567</text:p>
          </table:table-cell>
          <table:table-cell table:style-name="ce4" table:formula="of:=+[.C574]-[.E574]+[.D574]" office:value-type="float" office:value="2797.26899068531" calcext:value-type="float">
            <text:p>2797</text:p>
          </table:table-cell>
          <table:table-cell table:style-name="ce4" table:formula="of:=+[.C575]*([.$D$5]/100)" office:value-type="float" office:value="125.877104580839" calcext:value-type="float">
            <text:p>126</text:p>
          </table:table-cell>
          <table:table-cell table:style-name="ce4" table:formula="of:=+[.C575]*[.E574]/[.C574]" office:value-type="float" office:value="139.863449534266" calcext:value-type="float">
            <text:p>14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568</text:p>
          </table:table-cell>
          <table:table-cell table:style-name="ce4" table:formula="of:=+[.C575]-[.E575]+[.D575]" office:value-type="float" office:value="2783.28264573189" calcext:value-type="float">
            <text:p>2783</text:p>
          </table:table-cell>
          <table:table-cell table:style-name="ce4" table:formula="of:=+[.C576]*([.$D$5]/100)" office:value-type="float" office:value="125.247719057935" calcext:value-type="float">
            <text:p>125</text:p>
          </table:table-cell>
          <table:table-cell table:style-name="ce4" table:formula="of:=+[.C576]*[.E575]/[.C575]" office:value-type="float" office:value="139.164132286594" calcext:value-type="float">
            <text:p>13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569</text:p>
          </table:table-cell>
          <table:table-cell table:style-name="ce4" table:formula="of:=+[.C576]-[.E576]+[.D576]" office:value-type="float" office:value="2769.36623250323" calcext:value-type="float">
            <text:p>2769</text:p>
          </table:table-cell>
          <table:table-cell table:style-name="ce4" table:formula="of:=+[.C577]*([.$D$5]/100)" office:value-type="float" office:value="124.621480462645" calcext:value-type="float">
            <text:p>125</text:p>
          </table:table-cell>
          <table:table-cell table:style-name="ce4" table:formula="of:=+[.C577]*[.E576]/[.C576]" office:value-type="float" office:value="138.468311625161" calcext:value-type="float">
            <text:p>13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570</text:p>
          </table:table-cell>
          <table:table-cell table:style-name="ce4" table:formula="of:=+[.C577]-[.E577]+[.D577]" office:value-type="float" office:value="2755.51940134071" calcext:value-type="float">
            <text:p>2756</text:p>
          </table:table-cell>
          <table:table-cell table:style-name="ce4" table:formula="of:=+[.C578]*([.$D$5]/100)" office:value-type="float" office:value="123.998373060332" calcext:value-type="float">
            <text:p>124</text:p>
          </table:table-cell>
          <table:table-cell table:style-name="ce4" table:formula="of:=+[.C578]*[.E577]/[.C577]" office:value-type="float" office:value="137.775970067035" calcext:value-type="float">
            <text:p>13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571</text:p>
          </table:table-cell>
          <table:table-cell table:style-name="ce4" table:formula="of:=+[.C578]-[.E578]+[.D578]" office:value-type="float" office:value="2741.74180433401" calcext:value-type="float">
            <text:p>2742</text:p>
          </table:table-cell>
          <table:table-cell table:style-name="ce4" table:formula="of:=+[.C579]*([.$D$5]/100)" office:value-type="float" office:value="123.37838119503" calcext:value-type="float">
            <text:p>123</text:p>
          </table:table-cell>
          <table:table-cell table:style-name="ce4" table:formula="of:=+[.C579]*[.E578]/[.C578]" office:value-type="float" office:value="137.0870902167" calcext:value-type="float">
            <text:p>13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572</text:p>
          </table:table-cell>
          <table:table-cell table:style-name="ce4" table:formula="of:=+[.C579]-[.E579]+[.D579]" office:value-type="float" office:value="2728.03309531234" calcext:value-type="float">
            <text:p>2728</text:p>
          </table:table-cell>
          <table:table-cell table:style-name="ce4" table:formula="of:=+[.C580]*([.$D$5]/100)" office:value-type="float" office:value="122.761489289055" calcext:value-type="float">
            <text:p>123</text:p>
          </table:table-cell>
          <table:table-cell table:style-name="ce4" table:formula="of:=+[.C580]*[.E579]/[.C579]" office:value-type="float" office:value="136.401654765617" calcext:value-type="float">
            <text:p>13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573</text:p>
          </table:table-cell>
          <table:table-cell table:style-name="ce4" table:formula="of:=+[.C580]-[.E580]+[.D580]" office:value-type="float" office:value="2714.39292983578" calcext:value-type="float">
            <text:p>2714</text:p>
          </table:table-cell>
          <table:table-cell table:style-name="ce4" table:formula="of:=+[.C581]*([.$D$5]/100)" office:value-type="float" office:value="122.14768184261" calcext:value-type="float">
            <text:p>122</text:p>
          </table:table-cell>
          <table:table-cell table:style-name="ce4" table:formula="of:=+[.C581]*[.E580]/[.C580]" office:value-type="float" office:value="135.719646491789" calcext:value-type="float">
            <text:p>13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574</text:p>
          </table:table-cell>
          <table:table-cell table:style-name="ce4" table:formula="of:=+[.C581]-[.E581]+[.D581]" office:value-type="float" office:value="2700.8209651866" calcext:value-type="float">
            <text:p>2701</text:p>
          </table:table-cell>
          <table:table-cell table:style-name="ce4" table:formula="of:=+[.C582]*([.$D$5]/100)" office:value-type="float" office:value="121.536943433397" calcext:value-type="float">
            <text:p>122</text:p>
          </table:table-cell>
          <table:table-cell table:style-name="ce4" table:formula="of:=+[.C582]*[.E581]/[.C581]" office:value-type="float" office:value="135.04104825933" calcext:value-type="float">
            <text:p>13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575</text:p>
          </table:table-cell>
          <table:table-cell table:style-name="ce4" table:formula="of:=+[.C582]-[.E582]+[.D582]" office:value-type="float" office:value="2687.31686036066" calcext:value-type="float">
            <text:p>2687</text:p>
          </table:table-cell>
          <table:table-cell table:style-name="ce4" table:formula="of:=+[.C583]*([.$D$5]/100)" office:value-type="float" office:value="120.92925871623" calcext:value-type="float">
            <text:p>121</text:p>
          </table:table-cell>
          <table:table-cell table:style-name="ce4" table:formula="of:=+[.C583]*[.E582]/[.C582]" office:value-type="float" office:value="134.365843018033" calcext:value-type="float">
            <text:p>13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576</text:p>
          </table:table-cell>
          <table:table-cell table:style-name="ce4" table:formula="of:=+[.C583]-[.E583]+[.D583]" office:value-type="float" office:value="2673.88027605886" calcext:value-type="float">
            <text:p>2674</text:p>
          </table:table-cell>
          <table:table-cell table:style-name="ce4" table:formula="of:=+[.C584]*([.$D$5]/100)" office:value-type="float" office:value="120.324612422649" calcext:value-type="float">
            <text:p>120</text:p>
          </table:table-cell>
          <table:table-cell table:style-name="ce4" table:formula="of:=+[.C584]*[.E583]/[.C583]" office:value-type="float" office:value="133.694013802943" calcext:value-type="float">
            <text:p>13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577</text:p>
          </table:table-cell>
          <table:table-cell table:style-name="ce4" table:formula="of:=+[.C584]-[.E584]+[.D584]" office:value-type="float" office:value="2660.51087467857" calcext:value-type="float">
            <text:p>2661</text:p>
          </table:table-cell>
          <table:table-cell table:style-name="ce4" table:formula="of:=+[.C585]*([.$D$5]/100)" office:value-type="float" office:value="119.722989360535" calcext:value-type="float">
            <text:p>120</text:p>
          </table:table-cell>
          <table:table-cell table:style-name="ce4" table:formula="of:=+[.C585]*[.E584]/[.C584]" office:value-type="float" office:value="133.025543733928" calcext:value-type="float">
            <text:p>13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578</text:p>
          </table:table-cell>
          <table:table-cell table:style-name="ce4" table:formula="of:=+[.C585]-[.E585]+[.D585]" office:value-type="float" office:value="2647.20832030517" calcext:value-type="float">
            <text:p>2647</text:p>
          </table:table-cell>
          <table:table-cell table:style-name="ce4" table:formula="of:=+[.C586]*([.$D$5]/100)" office:value-type="float" office:value="119.124374413733" calcext:value-type="float">
            <text:p>119</text:p>
          </table:table-cell>
          <table:table-cell table:style-name="ce4" table:formula="of:=+[.C586]*[.E585]/[.C585]" office:value-type="float" office:value="132.360416015259" calcext:value-type="float">
            <text:p>13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579</text:p>
          </table:table-cell>
          <table:table-cell table:style-name="ce4" table:formula="of:=+[.C586]-[.E586]+[.D586]" office:value-type="float" office:value="2633.97227870365" calcext:value-type="float">
            <text:p>2634</text:p>
          </table:table-cell>
          <table:table-cell table:style-name="ce4" table:formula="of:=+[.C587]*([.$D$5]/100)" office:value-type="float" office:value="118.528752541664" calcext:value-type="float">
            <text:p>119</text:p>
          </table:table-cell>
          <table:table-cell table:style-name="ce4" table:formula="of:=+[.C587]*[.E586]/[.C586]" office:value-type="float" office:value="131.698613935182" calcext:value-type="float">
            <text:p>13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580</text:p>
          </table:table-cell>
          <table:table-cell table:style-name="ce4" table:formula="of:=+[.C587]-[.E587]+[.D587]" office:value-type="float" office:value="2620.80241731013" calcext:value-type="float">
            <text:p>2621</text:p>
          </table:table-cell>
          <table:table-cell table:style-name="ce4" table:formula="of:=+[.C588]*([.$D$5]/100)" office:value-type="float" office:value="117.936108778956" calcext:value-type="float">
            <text:p>118</text:p>
          </table:table-cell>
          <table:table-cell table:style-name="ce4" table:formula="of:=+[.C588]*[.E587]/[.C587]" office:value-type="float" office:value="131.040120865506" calcext:value-type="float">
            <text:p>1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581</text:p>
          </table:table-cell>
          <table:table-cell table:style-name="ce4" table:formula="of:=+[.C588]-[.E588]+[.D588]" office:value-type="float" office:value="2607.69840522358" calcext:value-type="float">
            <text:p>2608</text:p>
          </table:table-cell>
          <table:table-cell table:style-name="ce4" table:formula="of:=+[.C589]*([.$D$5]/100)" office:value-type="float" office:value="117.346428235061" calcext:value-type="float">
            <text:p>117</text:p>
          </table:table-cell>
          <table:table-cell table:style-name="ce4" table:formula="of:=+[.C589]*[.E588]/[.C588]" office:value-type="float" office:value="130.384920261179" calcext:value-type="float">
            <text:p>13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582</text:p>
          </table:table-cell>
          <table:table-cell table:style-name="ce4" table:formula="of:=+[.C589]-[.E589]+[.D589]" office:value-type="float" office:value="2594.65991319746" calcext:value-type="float">
            <text:p>2595</text:p>
          </table:table-cell>
          <table:table-cell table:style-name="ce4" table:formula="of:=+[.C590]*([.$D$5]/100)" office:value-type="float" office:value="116.759696093886" calcext:value-type="float">
            <text:p>117</text:p>
          </table:table-cell>
          <table:table-cell table:style-name="ce4" table:formula="of:=+[.C590]*[.E589]/[.C589]" office:value-type="float" office:value="129.732995659873" calcext:value-type="float">
            <text:p>13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583</text:p>
          </table:table-cell>
          <table:table-cell table:style-name="ce4" table:formula="of:=+[.C590]-[.E590]+[.D590]" office:value-type="float" office:value="2581.68661363147" calcext:value-type="float">
            <text:p>2582</text:p>
          </table:table-cell>
          <table:table-cell table:style-name="ce4" table:formula="of:=+[.C591]*([.$D$5]/100)" office:value-type="float" office:value="116.175897613416" calcext:value-type="float">
            <text:p>116</text:p>
          </table:table-cell>
          <table:table-cell table:style-name="ce4" table:formula="of:=+[.C591]*[.E590]/[.C590]" office:value-type="float" office:value="129.084330681574" calcext:value-type="float">
            <text:p>12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584</text:p>
          </table:table-cell>
          <table:table-cell table:style-name="ce4" table:formula="of:=+[.C591]-[.E591]+[.D591]" office:value-type="float" office:value="2568.77818056332" calcext:value-type="float">
            <text:p>2569</text:p>
          </table:table-cell>
          <table:table-cell table:style-name="ce4" table:formula="of:=+[.C592]*([.$D$5]/100)" office:value-type="float" office:value="115.595018125349" calcext:value-type="float">
            <text:p>116</text:p>
          </table:table-cell>
          <table:table-cell table:style-name="ce4" table:formula="of:=+[.C592]*[.E591]/[.C591]" office:value-type="float" office:value="128.438909028166" calcext:value-type="float">
            <text:p>12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585</text:p>
          </table:table-cell>
          <table:table-cell table:style-name="ce4" table:formula="of:=+[.C592]-[.E592]+[.D592]" office:value-type="float" office:value="2555.9342896605" calcext:value-type="float">
            <text:p>2556</text:p>
          </table:table-cell>
          <table:table-cell table:style-name="ce4" table:formula="of:=+[.C593]*([.$D$5]/100)" office:value-type="float" office:value="115.017043034723" calcext:value-type="float">
            <text:p>115</text:p>
          </table:table-cell>
          <table:table-cell table:style-name="ce4" table:formula="of:=+[.C593]*[.E592]/[.C592]" office:value-type="float" office:value="127.796714483025" calcext:value-type="float">
            <text:p>12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586</text:p>
          </table:table-cell>
          <table:table-cell table:style-name="ce4" table:formula="of:=+[.C593]-[.E593]+[.D593]" office:value-type="float" office:value="2543.1546182122" calcext:value-type="float">
            <text:p>2543</text:p>
          </table:table-cell>
          <table:table-cell table:style-name="ce4" table:formula="of:=+[.C594]*([.$D$5]/100)" office:value-type="float" office:value="114.441957819549" calcext:value-type="float">
            <text:p>114</text:p>
          </table:table-cell>
          <table:table-cell table:style-name="ce4" table:formula="of:=+[.C594]*[.E593]/[.C593]" office:value-type="float" office:value="127.15773091061" calcext:value-type="float">
            <text:p>12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587</text:p>
          </table:table-cell>
          <table:table-cell table:style-name="ce4" table:formula="of:=+[.C594]-[.E594]+[.D594]" office:value-type="float" office:value="2530.43884512114" calcext:value-type="float">
            <text:p>2530</text:p>
          </table:table-cell>
          <table:table-cell table:style-name="ce4" table:formula="of:=+[.C595]*([.$D$5]/100)" office:value-type="float" office:value="113.869748030451" calcext:value-type="float">
            <text:p>114</text:p>
          </table:table-cell>
          <table:table-cell table:style-name="ce4" table:formula="of:=+[.C595]*[.E594]/[.C594]" office:value-type="float" office:value="126.521942256057" calcext:value-type="float">
            <text:p>12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588</text:p>
          </table:table-cell>
          <table:table-cell table:style-name="ce4" table:formula="of:=+[.C595]-[.E595]+[.D595]" office:value-type="float" office:value="2517.78665089553" calcext:value-type="float">
            <text:p>2518</text:p>
          </table:table-cell>
          <table:table-cell table:style-name="ce4" table:formula="of:=+[.C596]*([.$D$5]/100)" office:value-type="float" office:value="113.300399290299" calcext:value-type="float">
            <text:p>113</text:p>
          </table:table-cell>
          <table:table-cell table:style-name="ce4" table:formula="of:=+[.C596]*[.E595]/[.C595]" office:value-type="float" office:value="125.889332544777" calcext:value-type="float">
            <text:p>12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589</text:p>
          </table:table-cell>
          <table:table-cell table:style-name="ce4" table:formula="of:=+[.C596]-[.E596]+[.D596]" office:value-type="float" office:value="2505.19771764105" calcext:value-type="float">
            <text:p>2505</text:p>
          </table:table-cell>
          <table:table-cell table:style-name="ce4" table:formula="of:=+[.C597]*([.$D$5]/100)" office:value-type="float" office:value="112.733897293847" calcext:value-type="float">
            <text:p>113</text:p>
          </table:table-cell>
          <table:table-cell table:style-name="ce4" table:formula="of:=+[.C597]*[.E596]/[.C596]" office:value-type="float" office:value="125.259885882053" calcext:value-type="float">
            <text:p>12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590</text:p>
          </table:table-cell>
          <table:table-cell table:style-name="ce4" table:formula="of:=+[.C597]-[.E597]+[.D597]" office:value-type="float" office:value="2492.67172905285" calcext:value-type="float">
            <text:p>2493</text:p>
          </table:table-cell>
          <table:table-cell table:style-name="ce4" table:formula="of:=+[.C598]*([.$D$5]/100)" office:value-type="float" office:value="112.170227807378" calcext:value-type="float">
            <text:p>112</text:p>
          </table:table-cell>
          <table:table-cell table:style-name="ce4" table:formula="of:=+[.C598]*[.E597]/[.C597]" office:value-type="float" office:value="124.633586452642" calcext:value-type="float">
            <text:p>12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591</text:p>
          </table:table-cell>
          <table:table-cell table:style-name="ce4" table:formula="of:=+[.C598]-[.E598]+[.D598]" office:value-type="float" office:value="2480.20837040758" calcext:value-type="float">
            <text:p>2480</text:p>
          </table:table-cell>
          <table:table-cell table:style-name="ce4" table:formula="of:=+[.C599]*([.$D$5]/100)" office:value-type="float" office:value="111.609376668341" calcext:value-type="float">
            <text:p>112</text:p>
          </table:table-cell>
          <table:table-cell table:style-name="ce4" table:formula="of:=+[.C599]*[.E598]/[.C598]" office:value-type="float" office:value="124.010418520379" calcext:value-type="float">
            <text:p>1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592</text:p>
          </table:table-cell>
          <table:table-cell table:style-name="ce4" table:formula="of:=+[.C599]-[.E599]+[.D599]" office:value-type="float" office:value="2467.80732855555" calcext:value-type="float">
            <text:p>2468</text:p>
          </table:table-cell>
          <table:table-cell table:style-name="ce4" table:formula="of:=+[.C600]*([.$D$5]/100)" office:value-type="float" office:value="111.051329785" calcext:value-type="float">
            <text:p>111</text:p>
          </table:table-cell>
          <table:table-cell table:style-name="ce4" table:formula="of:=+[.C600]*[.E599]/[.C599]" office:value-type="float" office:value="123.390366427777" calcext:value-type="float">
            <text:p>12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593</text:p>
          </table:table-cell>
          <table:table-cell table:style-name="ce4" table:formula="of:=+[.C600]-[.E600]+[.D600]" office:value-type="float" office:value="2455.46829191277" calcext:value-type="float">
            <text:p>2455</text:p>
          </table:table-cell>
          <table:table-cell table:style-name="ce4" table:formula="of:=+[.C601]*([.$D$5]/100)" office:value-type="float" office:value="110.496073136075" calcext:value-type="float">
            <text:p>110</text:p>
          </table:table-cell>
          <table:table-cell table:style-name="ce4" table:formula="of:=+[.C601]*[.E600]/[.C600]" office:value-type="float" office:value="122.773414595638" calcext:value-type="float">
            <text:p>12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594</text:p>
          </table:table-cell>
          <table:table-cell table:style-name="ce4" table:formula="of:=+[.C601]-[.E601]+[.D601]" office:value-type="float" office:value="2443.19095045321" calcext:value-type="float">
            <text:p>2443</text:p>
          </table:table-cell>
          <table:table-cell table:style-name="ce4" table:formula="of:=+[.C602]*([.$D$5]/100)" office:value-type="float" office:value="109.943592770394" calcext:value-type="float">
            <text:p>110</text:p>
          </table:table-cell>
          <table:table-cell table:style-name="ce4" table:formula="of:=+[.C602]*[.E601]/[.C601]" office:value-type="float" office:value="122.15954752266" calcext:value-type="float">
            <text:p>12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595</text:p>
          </table:table-cell>
          <table:table-cell table:style-name="ce4" table:formula="of:=+[.C602]-[.E602]+[.D602]" office:value-type="float" office:value="2430.97499570094" calcext:value-type="float">
            <text:p>2431</text:p>
          </table:table-cell>
          <table:table-cell table:style-name="ce4" table:formula="of:=+[.C603]*([.$D$5]/100)" office:value-type="float" office:value="109.393874806542" calcext:value-type="float">
            <text:p>109</text:p>
          </table:table-cell>
          <table:table-cell table:style-name="ce4" table:formula="of:=+[.C603]*[.E602]/[.C602]" office:value-type="float" office:value="121.548749785047" calcext:value-type="float">
            <text:p>12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596</text:p>
          </table:table-cell>
          <table:table-cell table:style-name="ce4" table:formula="of:=+[.C603]-[.E603]+[.D603]" office:value-type="float" office:value="2418.82012072244" calcext:value-type="float">
            <text:p>2419</text:p>
          </table:table-cell>
          <table:table-cell table:style-name="ce4" table:formula="of:=+[.C604]*([.$D$5]/100)" office:value-type="float" office:value="108.84690543251" calcext:value-type="float">
            <text:p>109</text:p>
          </table:table-cell>
          <table:table-cell table:style-name="ce4" table:formula="of:=+[.C604]*[.E603]/[.C603]" office:value-type="float" office:value="120.941006036122" calcext:value-type="float">
            <text:p>12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597</text:p>
          </table:table-cell>
          <table:table-cell table:style-name="ce4" table:formula="of:=+[.C604]-[.E604]+[.D604]" office:value-type="float" office:value="2406.72602011882" calcext:value-type="float">
            <text:p>2407</text:p>
          </table:table-cell>
          <table:table-cell table:style-name="ce4" table:formula="of:=+[.C605]*([.$D$5]/100)" office:value-type="float" office:value="108.302670905347" calcext:value-type="float">
            <text:p>108</text:p>
          </table:table-cell>
          <table:table-cell table:style-name="ce4" table:formula="of:=+[.C605]*[.E604]/[.C604]" office:value-type="float" office:value="120.336301005941" calcext:value-type="float">
            <text:p>1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598</text:p>
          </table:table-cell>
          <table:table-cell table:style-name="ce4" table:formula="of:=+[.C605]-[.E605]+[.D605]" office:value-type="float" office:value="2394.69239001823" calcext:value-type="float">
            <text:p>2395</text:p>
          </table:table-cell>
          <table:table-cell table:style-name="ce4" table:formula="of:=+[.C606]*([.$D$5]/100)" office:value-type="float" office:value="107.76115755082" calcext:value-type="float">
            <text:p>108</text:p>
          </table:table-cell>
          <table:table-cell table:style-name="ce4" table:formula="of:=+[.C606]*[.E605]/[.C605]" office:value-type="float" office:value="119.734619500911" calcext:value-type="float">
            <text:p>1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599</text:p>
          </table:table-cell>
          <table:table-cell table:style-name="ce4" table:formula="of:=+[.C606]-[.E606]+[.D606]" office:value-type="float" office:value="2382.71892806814" calcext:value-type="float">
            <text:p>2383</text:p>
          </table:table-cell>
          <table:table-cell table:style-name="ce4" table:formula="of:=+[.C607]*([.$D$5]/100)" office:value-type="float" office:value="107.222351763066" calcext:value-type="float">
            <text:p>107</text:p>
          </table:table-cell>
          <table:table-cell table:style-name="ce4" table:formula="of:=+[.C607]*[.E606]/[.C606]" office:value-type="float" office:value="119.135946403407" calcext:value-type="float">
            <text:p>11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600</text:p>
          </table:table-cell>
          <table:table-cell table:style-name="ce4" table:formula="of:=+[.C607]-[.E607]+[.D607]" office:value-type="float" office:value="2370.8053334278" calcext:value-type="float">
            <text:p>2371</text:p>
          </table:table-cell>
          <table:table-cell table:style-name="ce4" table:formula="of:=+[.C608]*([.$D$5]/100)" office:value-type="float" office:value="106.686240004251" calcext:value-type="float">
            <text:p>107</text:p>
          </table:table-cell>
          <table:table-cell table:style-name="ce4" table:formula="of:=+[.C608]*[.E607]/[.C607]" office:value-type="float" office:value="118.54026667139" calcext:value-type="float">
            <text:p>11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601</text:p>
          </table:table-cell>
          <table:table-cell table:style-name="ce4" table:formula="of:=+[.C608]-[.E608]+[.D608]" office:value-type="float" office:value="2358.95130676066" calcext:value-type="float">
            <text:p>2359</text:p>
          </table:table-cell>
          <table:table-cell table:style-name="ce4" table:formula="of:=+[.C609]*([.$D$5]/100)" office:value-type="float" office:value="106.15280880423" calcext:value-type="float">
            <text:p>106</text:p>
          </table:table-cell>
          <table:table-cell table:style-name="ce4" table:formula="of:=+[.C609]*[.E608]/[.C608]" office:value-type="float" office:value="117.947565338033" calcext:value-type="float">
            <text:p>11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602</text:p>
          </table:table-cell>
          <table:table-cell table:style-name="ce4" table:formula="of:=+[.C609]-[.E609]+[.D609]" office:value-type="float" office:value="2347.15655022686" calcext:value-type="float">
            <text:p>2347</text:p>
          </table:table-cell>
          <table:table-cell table:style-name="ce4" table:formula="of:=+[.C610]*([.$D$5]/100)" office:value-type="float" office:value="105.622044760209" calcext:value-type="float">
            <text:p>106</text:p>
          </table:table-cell>
          <table:table-cell table:style-name="ce4" table:formula="of:=+[.C610]*[.E609]/[.C609]" office:value-type="float" office:value="117.357827511343" calcext:value-type="float">
            <text:p>11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603</text:p>
          </table:table-cell>
          <table:table-cell table:style-name="ce4" table:formula="of:=+[.C610]-[.E610]+[.D610]" office:value-type="float" office:value="2335.42076747572" calcext:value-type="float">
            <text:p>2335</text:p>
          </table:table-cell>
          <table:table-cell table:style-name="ce4" table:formula="of:=+[.C611]*([.$D$5]/100)" office:value-type="float" office:value="105.093934536407" calcext:value-type="float">
            <text:p>105</text:p>
          </table:table-cell>
          <table:table-cell table:style-name="ce4" table:formula="of:=+[.C611]*[.E610]/[.C610]" office:value-type="float" office:value="116.771038373786" calcext:value-type="float">
            <text:p>11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604</text:p>
          </table:table-cell>
          <table:table-cell table:style-name="ce4" table:formula="of:=+[.C611]-[.E611]+[.D611]" office:value-type="float" office:value="2323.74366363834" calcext:value-type="float">
            <text:p>2324</text:p>
          </table:table-cell>
          <table:table-cell table:style-name="ce4" table:formula="of:=+[.C612]*([.$D$5]/100)" office:value-type="float" office:value="104.568464863725" calcext:value-type="float">
            <text:p>105</text:p>
          </table:table-cell>
          <table:table-cell table:style-name="ce4" table:formula="of:=+[.C612]*[.E611]/[.C611]" office:value-type="float" office:value="116.187183181917" calcext:value-type="float">
            <text:p>11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605</text:p>
          </table:table-cell>
          <table:table-cell table:style-name="ce4" table:formula="of:=+[.C612]-[.E612]+[.D612]" office:value-type="float" office:value="2312.12494532015" calcext:value-type="float">
            <text:p>2312</text:p>
          </table:table-cell>
          <table:table-cell table:style-name="ce4" table:formula="of:=+[.C613]*([.$D$5]/100)" office:value-type="float" office:value="104.045622539407" calcext:value-type="float">
            <text:p>104</text:p>
          </table:table-cell>
          <table:table-cell table:style-name="ce4" table:formula="of:=+[.C613]*[.E612]/[.C612]" office:value-type="float" office:value="115.606247266008" calcext:value-type="float">
            <text:p>11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606</text:p>
          </table:table-cell>
          <table:table-cell table:style-name="ce4" table:formula="of:=+[.C613]-[.E613]+[.D613]" office:value-type="float" office:value="2300.56432059355" calcext:value-type="float">
            <text:p>2301</text:p>
          </table:table-cell>
          <table:table-cell table:style-name="ce4" table:formula="of:=+[.C614]*([.$D$5]/100)" office:value-type="float" office:value="103.52539442671" calcext:value-type="float">
            <text:p>104</text:p>
          </table:table-cell>
          <table:table-cell table:style-name="ce4" table:formula="of:=+[.C614]*[.E613]/[.C613]" office:value-type="float" office:value="115.028216029678" calcext:value-type="float">
            <text:p>1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607</text:p>
          </table:table-cell>
          <table:table-cell table:style-name="ce4" table:formula="of:=+[.C614]-[.E614]+[.D614]" office:value-type="float" office:value="2289.06149899058" calcext:value-type="float">
            <text:p>2289</text:p>
          </table:table-cell>
          <table:table-cell table:style-name="ce4" table:formula="of:=+[.C615]*([.$D$5]/100)" office:value-type="float" office:value="103.007767454576" calcext:value-type="float">
            <text:p>103</text:p>
          </table:table-cell>
          <table:table-cell table:style-name="ce4" table:formula="of:=+[.C615]*[.E614]/[.C614]" office:value-type="float" office:value="114.453074949529" calcext:value-type="float">
            <text:p>11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608</text:p>
          </table:table-cell>
          <table:table-cell table:style-name="ce4" table:formula="of:=+[.C615]-[.E615]+[.D615]" office:value-type="float" office:value="2277.61619149563" calcext:value-type="float">
            <text:p>2278</text:p>
          </table:table-cell>
          <table:table-cell table:style-name="ce4" table:formula="of:=+[.C616]*([.$D$5]/100)" office:value-type="float" office:value="102.492728617303" calcext:value-type="float">
            <text:p>102</text:p>
          </table:table-cell>
          <table:table-cell table:style-name="ce4" table:formula="of:=+[.C616]*[.E615]/[.C615]" office:value-type="float" office:value="113.880809574782" calcext:value-type="float">
            <text:p>11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609</text:p>
          </table:table-cell>
          <table:table-cell table:style-name="ce4" table:formula="of:=+[.C616]-[.E616]+[.D616]" office:value-type="float" office:value="2266.22811053815" calcext:value-type="float">
            <text:p>2266</text:p>
          </table:table-cell>
          <table:table-cell table:style-name="ce4" table:formula="of:=+[.C617]*([.$D$5]/100)" office:value-type="float" office:value="101.980264974217" calcext:value-type="float">
            <text:p>102</text:p>
          </table:table-cell>
          <table:table-cell table:style-name="ce4" table:formula="of:=+[.C617]*[.E616]/[.C616]" office:value-type="float" office:value="113.311405526908" calcext:value-type="float">
            <text:p>11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610</text:p>
          </table:table-cell>
          <table:table-cell table:style-name="ce4" table:formula="of:=+[.C617]-[.E617]+[.D617]" office:value-type="float" office:value="2254.89696998546" calcext:value-type="float">
            <text:p>2255</text:p>
          </table:table-cell>
          <table:table-cell table:style-name="ce4" table:formula="of:=+[.C618]*([.$D$5]/100)" office:value-type="float" office:value="101.470363649346" calcext:value-type="float">
            <text:p>101</text:p>
          </table:table-cell>
          <table:table-cell table:style-name="ce4" table:formula="of:=+[.C618]*[.E617]/[.C617]" office:value-type="float" office:value="112.744848499273" calcext:value-type="float">
            <text:p>11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611</text:p>
          </table:table-cell>
          <table:table-cell table:style-name="ce4" table:formula="of:=+[.C618]-[.E618]+[.D618]" office:value-type="float" office:value="2243.62248513553" calcext:value-type="float">
            <text:p>2244</text:p>
          </table:table-cell>
          <table:table-cell table:style-name="ce4" table:formula="of:=+[.C619]*([.$D$5]/100)" office:value-type="float" office:value="100.963011831099" calcext:value-type="float">
            <text:p>101</text:p>
          </table:table-cell>
          <table:table-cell table:style-name="ce4" table:formula="of:=+[.C619]*[.E618]/[.C618]" office:value-type="float" office:value="112.181124256777" calcext:value-type="float">
            <text:p>1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612</text:p>
          </table:table-cell>
          <table:table-cell table:style-name="ce4" table:formula="of:=+[.C619]-[.E619]+[.D619]" office:value-type="float" office:value="2232.40437270986" calcext:value-type="float">
            <text:p>2232</text:p>
          </table:table-cell>
          <table:table-cell table:style-name="ce4" table:formula="of:=+[.C620]*([.$D$5]/100)" office:value-type="float" office:value="100.458196771944" calcext:value-type="float">
            <text:p>100</text:p>
          </table:table-cell>
          <table:table-cell table:style-name="ce4" table:formula="of:=+[.C620]*[.E619]/[.C619]" office:value-type="float" office:value="111.620218635493" calcext:value-type="float">
            <text:p>1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613</text:p>
          </table:table-cell>
          <table:table-cell table:style-name="ce4" table:formula="of:=+[.C620]-[.E620]+[.D620]" office:value-type="float" office:value="2221.24235084631" calcext:value-type="float">
            <text:p>2221</text:p>
          </table:table-cell>
          <table:table-cell table:style-name="ce4" table:formula="of:=+[.C621]*([.$D$5]/100)" office:value-type="float" office:value="99.9559057880839" calcext:value-type="float">
            <text:p>100</text:p>
          </table:table-cell>
          <table:table-cell table:style-name="ce4" table:formula="of:=+[.C621]*[.E620]/[.C620]" office:value-type="float" office:value="111.062117542315" calcext:value-type="float">
            <text:p>11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614</text:p>
          </table:table-cell>
          <table:table-cell table:style-name="ce4" table:formula="of:=+[.C621]-[.E621]+[.D621]" office:value-type="float" office:value="2210.13613909208" calcext:value-type="float">
            <text:p>2210</text:p>
          </table:table-cell>
          <table:table-cell table:style-name="ce4" table:formula="of:=+[.C622]*([.$D$5]/100)" office:value-type="float" office:value="99.4561262591435" calcext:value-type="float">
            <text:p>99</text:p>
          </table:table-cell>
          <table:table-cell table:style-name="ce4" table:formula="of:=+[.C622]*[.E621]/[.C621]" office:value-type="float" office:value="110.506806954604" calcext:value-type="float">
            <text:p>11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615</text:p>
          </table:table-cell>
          <table:table-cell table:style-name="ce4" table:formula="of:=+[.C622]-[.E622]+[.D622]" office:value-type="float" office:value="2199.08545839662" calcext:value-type="float">
            <text:p>2199</text:p>
          </table:table-cell>
          <table:table-cell table:style-name="ce4" table:formula="of:=+[.C623]*([.$D$5]/100)" office:value-type="float" office:value="98.9588456278477" calcext:value-type="float">
            <text:p>99</text:p>
          </table:table-cell>
          <table:table-cell table:style-name="ce4" table:formula="of:=+[.C623]*[.E622]/[.C622]" office:value-type="float" office:value="109.954272919831" calcext:value-type="float">
            <text:p>11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616</text:p>
          </table:table-cell>
          <table:table-cell table:style-name="ce4" table:formula="of:=+[.C623]-[.E623]+[.D623]" office:value-type="float" office:value="2188.09003110463" calcext:value-type="float">
            <text:p>2188</text:p>
          </table:table-cell>
          <table:table-cell table:style-name="ce4" table:formula="of:=+[.C624]*([.$D$5]/100)" office:value-type="float" office:value="98.4640513997085" calcext:value-type="float">
            <text:p>98</text:p>
          </table:table-cell>
          <table:table-cell table:style-name="ce4" table:formula="of:=+[.C624]*[.E623]/[.C623]" office:value-type="float" office:value="109.404501555232" calcext:value-type="float">
            <text:p>10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617</text:p>
          </table:table-cell>
          <table:table-cell table:style-name="ce4" table:formula="of:=+[.C624]-[.E624]+[.D624]" office:value-type="float" office:value="2177.14958094911" calcext:value-type="float">
            <text:p>2177</text:p>
          </table:table-cell>
          <table:table-cell table:style-name="ce4" table:formula="of:=+[.C625]*([.$D$5]/100)" office:value-type="float" office:value="97.97173114271" calcext:value-type="float">
            <text:p>98</text:p>
          </table:table-cell>
          <table:table-cell table:style-name="ce4" table:formula="of:=+[.C625]*[.E624]/[.C624]" office:value-type="float" office:value="108.857479047455" calcext:value-type="float">
            <text:p>10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618</text:p>
          </table:table-cell>
          <table:table-cell table:style-name="ce4" table:formula="of:=+[.C625]-[.E625]+[.D625]" office:value-type="float" office:value="2166.26383304436" calcext:value-type="float">
            <text:p>2166</text:p>
          </table:table-cell>
          <table:table-cell table:style-name="ce4" table:formula="of:=+[.C626]*([.$D$5]/100)" office:value-type="float" office:value="97.4818724869964" calcext:value-type="float">
            <text:p>97</text:p>
          </table:table-cell>
          <table:table-cell table:style-name="ce4" table:formula="of:=+[.C626]*[.E625]/[.C625]" office:value-type="float" office:value="108.313191652218" calcext:value-type="float">
            <text:p>10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619</text:p>
          </table:table-cell>
          <table:table-cell table:style-name="ce4" table:formula="of:=+[.C626]-[.E626]+[.D626]" office:value-type="float" office:value="2155.43251387914" calcext:value-type="float">
            <text:p>2155</text:p>
          </table:table-cell>
          <table:table-cell table:style-name="ce4" table:formula="of:=+[.C627]*([.$D$5]/100)" office:value-type="float" office:value="96.9944631245614" calcext:value-type="float">
            <text:p>97</text:p>
          </table:table-cell>
          <table:table-cell table:style-name="ce4" table:formula="of:=+[.C627]*[.E626]/[.C626]" office:value-type="float" office:value="107.771625693957" calcext:value-type="float">
            <text:p>10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620</text:p>
          </table:table-cell>
          <table:table-cell table:style-name="ce4" table:formula="of:=+[.C627]-[.E627]+[.D627]" office:value-type="float" office:value="2144.65535130975" calcext:value-type="float">
            <text:p>2145</text:p>
          </table:table-cell>
          <table:table-cell table:style-name="ce4" table:formula="of:=+[.C628]*([.$D$5]/100)" office:value-type="float" office:value="96.5094908089386" calcext:value-type="float">
            <text:p>97</text:p>
          </table:table-cell>
          <table:table-cell table:style-name="ce4" table:formula="of:=+[.C628]*[.E627]/[.C627]" office:value-type="float" office:value="107.232767565487" calcext:value-type="float">
            <text:p>10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621</text:p>
          </table:table-cell>
          <table:table-cell table:style-name="ce4" table:formula="of:=+[.C628]-[.E628]+[.D628]" office:value-type="float" office:value="2133.9320745532" calcext:value-type="float">
            <text:p>2134</text:p>
          </table:table-cell>
          <table:table-cell table:style-name="ce4" table:formula="of:=+[.C629]*([.$D$5]/100)" office:value-type="float" office:value="96.0269433548939" calcext:value-type="float">
            <text:p>96</text:p>
          </table:table-cell>
          <table:table-cell table:style-name="ce4" table:formula="of:=+[.C629]*[.E628]/[.C628]" office:value-type="float" office:value="106.69660372766" calcext:value-type="float">
            <text:p>10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622</text:p>
          </table:table-cell>
          <table:table-cell table:style-name="ce4" table:formula="of:=+[.C629]-[.E629]+[.D629]" office:value-type="float" office:value="2123.26241418043" calcext:value-type="float">
            <text:p>2123</text:p>
          </table:table-cell>
          <table:table-cell table:style-name="ce4" table:formula="of:=+[.C630]*([.$D$5]/100)" office:value-type="float" office:value="95.5468086381194" calcext:value-type="float">
            <text:p>96</text:p>
          </table:table-cell>
          <table:table-cell table:style-name="ce4" table:formula="of:=+[.C630]*[.E629]/[.C629]" office:value-type="float" office:value="106.163120709022" calcext:value-type="float">
            <text:p>10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623</text:p>
          </table:table-cell>
          <table:table-cell table:style-name="ce4" table:formula="of:=+[.C630]-[.E630]+[.D630]" office:value-type="float" office:value="2112.64610210953" calcext:value-type="float">
            <text:p>2113</text:p>
          </table:table-cell>
          <table:table-cell table:style-name="ce4" table:formula="of:=+[.C631]*([.$D$5]/100)" office:value-type="float" office:value="95.0690745949288" calcext:value-type="float">
            <text:p>95</text:p>
          </table:table-cell>
          <table:table-cell table:style-name="ce4" table:formula="of:=+[.C631]*[.E630]/[.C630]" office:value-type="float" office:value="105.632305105477" calcext:value-type="float">
            <text:p>10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624</text:p>
          </table:table-cell>
          <table:table-cell table:style-name="ce4" table:formula="of:=+[.C631]-[.E631]+[.D631]" office:value-type="float" office:value="2102.08287159898" calcext:value-type="float">
            <text:p>2102</text:p>
          </table:table-cell>
          <table:table-cell table:style-name="ce4" table:formula="of:=+[.C632]*([.$D$5]/100)" office:value-type="float" office:value="94.5937292219542" calcext:value-type="float">
            <text:p>95</text:p>
          </table:table-cell>
          <table:table-cell table:style-name="ce4" table:formula="of:=+[.C632]*[.E631]/[.C631]" office:value-type="float" office:value="105.104143579949" calcext:value-type="float">
            <text:p>10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625</text:p>
          </table:table-cell>
          <table:table-cell table:style-name="ce4" table:formula="of:=+[.C632]-[.E632]+[.D632]" office:value-type="float" office:value="2091.57245724099" calcext:value-type="float">
            <text:p>2092</text:p>
          </table:table-cell>
          <table:table-cell table:style-name="ce4" table:formula="of:=+[.C633]*([.$D$5]/100)" office:value-type="float" office:value="94.1207605758444" calcext:value-type="float">
            <text:p>94</text:p>
          </table:table-cell>
          <table:table-cell table:style-name="ce4" table:formula="of:=+[.C633]*[.E632]/[.C632]" office:value-type="float" office:value="104.578622862049" calcext:value-type="float">
            <text:p>10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626</text:p>
          </table:table-cell>
          <table:table-cell table:style-name="ce4" table:formula="of:=+[.C633]-[.E633]+[.D633]" office:value-type="float" office:value="2081.11459495478" calcext:value-type="float">
            <text:p>2081</text:p>
          </table:table-cell>
          <table:table-cell table:style-name="ce4" table:formula="of:=+[.C634]*([.$D$5]/100)" office:value-type="float" office:value="93.6501567729652" calcext:value-type="float">
            <text:p>94</text:p>
          </table:table-cell>
          <table:table-cell table:style-name="ce4" table:formula="of:=+[.C634]*[.E633]/[.C633]" office:value-type="float" office:value="104.055729747739" calcext:value-type="float">
            <text:p>10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627</text:p>
          </table:table-cell>
          <table:table-cell table:style-name="ce4" table:formula="of:=+[.C634]-[.E634]+[.D634]" office:value-type="float" office:value="2070.70902198001" calcext:value-type="float">
            <text:p>2071</text:p>
          </table:table-cell>
          <table:table-cell table:style-name="ce4" table:formula="of:=+[.C635]*([.$D$5]/100)" office:value-type="float" office:value="93.1819059891004" calcext:value-type="float">
            <text:p>93</text:p>
          </table:table-cell>
          <table:table-cell table:style-name="ce4" table:formula="of:=+[.C635]*[.E634]/[.C634]" office:value-type="float" office:value="103.535451099" calcext:value-type="float">
            <text:p>10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628</text:p>
          </table:table-cell>
          <table:table-cell table:style-name="ce4" table:formula="of:=+[.C635]-[.E635]+[.D635]" office:value-type="float" office:value="2060.35547687011" calcext:value-type="float">
            <text:p>2060</text:p>
          </table:table-cell>
          <table:table-cell table:style-name="ce4" table:formula="of:=+[.C636]*([.$D$5]/100)" office:value-type="float" office:value="92.7159964591549" calcext:value-type="float">
            <text:p>93</text:p>
          </table:table-cell>
          <table:table-cell table:style-name="ce4" table:formula="of:=+[.C636]*[.E635]/[.C635]" office:value-type="float" office:value="103.017773843505" calcext:value-type="float">
            <text:p>10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629</text:p>
          </table:table-cell>
          <table:table-cell table:style-name="ce4" table:formula="of:=+[.C636]-[.E636]+[.D636]" office:value-type="float" office:value="2050.05369948576" calcext:value-type="float">
            <text:p>2050</text:p>
          </table:table-cell>
          <table:table-cell table:style-name="ce4" table:formula="of:=+[.C637]*([.$D$5]/100)" office:value-type="float" office:value="92.2524164768591" calcext:value-type="float">
            <text:p>92</text:p>
          </table:table-cell>
          <table:table-cell table:style-name="ce4" table:formula="of:=+[.C637]*[.E636]/[.C636]" office:value-type="float" office:value="102.502684974288" calcext:value-type="float">
            <text:p>10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630</text:p>
          </table:table-cell>
          <table:table-cell table:style-name="ce4" table:formula="of:=+[.C637]-[.E637]+[.D637]" office:value-type="float" office:value="2039.80343098833" calcext:value-type="float">
            <text:p>2040</text:p>
          </table:table-cell>
          <table:table-cell table:style-name="ce4" table:formula="of:=+[.C638]*([.$D$5]/100)" office:value-type="float" office:value="91.7911543944748" calcext:value-type="float">
            <text:p>92</text:p>
          </table:table-cell>
          <table:table-cell table:style-name="ce4" table:formula="of:=+[.C638]*[.E637]/[.C637]" office:value-type="float" office:value="101.990171549416" calcext:value-type="float">
            <text:p>10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631</text:p>
          </table:table-cell>
          <table:table-cell table:style-name="ce4" table:formula="of:=+[.C638]-[.E638]+[.D638]" office:value-type="float" office:value="2029.60441383339" calcext:value-type="float">
            <text:p>2030</text:p>
          </table:table-cell>
          <table:table-cell table:style-name="ce4" table:formula="of:=+[.C639]*([.$D$5]/100)" office:value-type="float" office:value="91.3321986225025" calcext:value-type="float">
            <text:p>91</text:p>
          </table:table-cell>
          <table:table-cell table:style-name="ce4" table:formula="of:=+[.C639]*[.E638]/[.C638]" office:value-type="float" office:value="101.480220691669" calcext:value-type="float">
            <text:p>10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632</text:p>
          </table:table-cell>
          <table:table-cell table:style-name="ce4" table:formula="of:=+[.C639]-[.E639]+[.D639]" office:value-type="float" office:value="2019.45639176422" calcext:value-type="float">
            <text:p>2019</text:p>
          </table:table-cell>
          <table:table-cell table:style-name="ce4" table:formula="of:=+[.C640]*([.$D$5]/100)" office:value-type="float" office:value="90.8755376293899" calcext:value-type="float">
            <text:p>91</text:p>
          </table:table-cell>
          <table:table-cell table:style-name="ce4" table:formula="of:=+[.C640]*[.E639]/[.C639]" office:value-type="float" office:value="100.972819588211" calcext:value-type="float">
            <text:p>10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633</text:p>
          </table:table-cell>
          <table:table-cell table:style-name="ce4" table:formula="of:=+[.C640]-[.E640]+[.D640]" office:value-type="float" office:value="2009.3591098054" calcext:value-type="float">
            <text:p>2009</text:p>
          </table:table-cell>
          <table:table-cell table:style-name="ce4" table:formula="of:=+[.C641]*([.$D$5]/100)" office:value-type="float" office:value="90.421159941243" calcext:value-type="float">
            <text:p>90</text:p>
          </table:table-cell>
          <table:table-cell table:style-name="ce4" table:formula="of:=+[.C641]*[.E640]/[.C640]" office:value-type="float" office:value="100.46795549027" calcext:value-type="float">
            <text:p>1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634</text:p>
          </table:table-cell>
          <table:table-cell table:style-name="ce4" table:formula="of:=+[.C641]-[.E641]+[.D641]" office:value-type="float" office:value="1999.31231425637" calcext:value-type="float">
            <text:p>1999</text:p>
          </table:table-cell>
          <table:table-cell table:style-name="ce4" table:formula="of:=+[.C642]*([.$D$5]/100)" office:value-type="float" office:value="89.9690541415368" calcext:value-type="float">
            <text:p>90</text:p>
          </table:table-cell>
          <table:table-cell table:style-name="ce4" table:formula="of:=+[.C642]*[.E641]/[.C641]" office:value-type="float" office:value="99.9656157128186" calcext:value-type="float">
            <text:p>1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635</text:p>
          </table:table-cell>
          <table:table-cell table:style-name="ce4" table:formula="of:=+[.C642]-[.E642]+[.D642]" office:value-type="float" office:value="1989.31575268509" calcext:value-type="float">
            <text:p>1989</text:p>
          </table:table-cell>
          <table:table-cell table:style-name="ce4" table:formula="of:=+[.C643]*([.$D$5]/100)" office:value-type="float" office:value="89.5192088708291" calcext:value-type="float">
            <text:p>90</text:p>
          </table:table-cell>
          <table:table-cell table:style-name="ce4" table:formula="of:=+[.C643]*[.E642]/[.C642]" office:value-type="float" office:value="99.4657876342545" calcext:value-type="float">
            <text:p>9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636</text:p>
          </table:table-cell>
          <table:table-cell table:style-name="ce4" table:formula="of:=+[.C643]-[.E643]+[.D643]" office:value-type="float" office:value="1979.36917392167" calcext:value-type="float">
            <text:p>1979</text:p>
          </table:table-cell>
          <table:table-cell table:style-name="ce4" table:formula="of:=+[.C644]*([.$D$5]/100)" office:value-type="float" office:value="89.071612826475" calcext:value-type="float">
            <text:p>89</text:p>
          </table:table-cell>
          <table:table-cell table:style-name="ce4" table:formula="of:=+[.C644]*[.E643]/[.C643]" office:value-type="float" office:value="98.9684586960832" calcext:value-type="float">
            <text:p>9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637</text:p>
          </table:table-cell>
          <table:table-cell table:style-name="ce4" table:formula="of:=+[.C644]-[.E644]+[.D644]" office:value-type="float" office:value="1969.47232805206" calcext:value-type="float">
            <text:p>1969</text:p>
          </table:table-cell>
          <table:table-cell table:style-name="ce4" table:formula="of:=+[.C645]*([.$D$5]/100)" office:value-type="float" office:value="88.6262547623426" calcext:value-type="float">
            <text:p>89</text:p>
          </table:table-cell>
          <table:table-cell table:style-name="ce4" table:formula="of:=+[.C645]*[.E644]/[.C644]" office:value-type="float" office:value="98.4736164026028" calcext:value-type="float">
            <text:p>9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638</text:p>
          </table:table-cell>
          <table:table-cell table:style-name="ce4" table:formula="of:=+[.C645]-[.E645]+[.D645]" office:value-type="float" office:value="1959.6249664118" calcext:value-type="float">
            <text:p>1960</text:p>
          </table:table-cell>
          <table:table-cell table:style-name="ce4" table:formula="of:=+[.C646]*([.$D$5]/100)" office:value-type="float" office:value="88.1831234885309" calcext:value-type="float">
            <text:p>88</text:p>
          </table:table-cell>
          <table:table-cell table:style-name="ce4" table:formula="of:=+[.C646]*[.E645]/[.C645]" office:value-type="float" office:value="97.9812483205898" calcext:value-type="float">
            <text:p>9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639</text:p>
          </table:table-cell>
          <table:table-cell table:style-name="ce4" table:formula="of:=+[.C646]-[.E646]+[.D646]" office:value-type="float" office:value="1949.82684157974" calcext:value-type="float">
            <text:p>1950</text:p>
          </table:table-cell>
          <table:table-cell table:style-name="ce4" table:formula="of:=+[.C647]*([.$D$5]/100)" office:value-type="float" office:value="87.7422078710882" calcext:value-type="float">
            <text:p>88</text:p>
          </table:table-cell>
          <table:table-cell table:style-name="ce4" table:formula="of:=+[.C647]*[.E646]/[.C646]" office:value-type="float" office:value="97.4913420789869" calcext:value-type="float">
            <text:p>9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640</text:p>
          </table:table-cell>
          <table:table-cell table:style-name="ce4" table:formula="of:=+[.C647]-[.E647]+[.D647]" office:value-type="float" office:value="1940.07770737184" calcext:value-type="float">
            <text:p>1940</text:p>
          </table:table-cell>
          <table:table-cell table:style-name="ce4" table:formula="of:=+[.C648]*([.$D$5]/100)" office:value-type="float" office:value="87.3034968317328" calcext:value-type="float">
            <text:p>87</text:p>
          </table:table-cell>
          <table:table-cell table:style-name="ce4" table:formula="of:=+[.C648]*[.E647]/[.C647]" office:value-type="float" office:value="97.0038853685919" calcext:value-type="float">
            <text:p>9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641</text:p>
          </table:table-cell>
          <table:table-cell table:style-name="ce4" table:formula="of:=+[.C648]-[.E648]+[.D648]" office:value-type="float" office:value="1930.37731883498" calcext:value-type="float">
            <text:p>1930</text:p>
          </table:table-cell>
          <table:table-cell table:style-name="ce4" table:formula="of:=+[.C649]*([.$D$5]/100)" office:value-type="float" office:value="86.8669793475741" calcext:value-type="float">
            <text:p>87</text:p>
          </table:table-cell>
          <table:table-cell table:style-name="ce4" table:formula="of:=+[.C649]*[.E648]/[.C648]" office:value-type="float" office:value="96.518865941749" calcext:value-type="float">
            <text:p>9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642</text:p>
          </table:table-cell>
          <table:table-cell table:style-name="ce4" table:formula="of:=+[.C649]-[.E649]+[.D649]" office:value-type="float" office:value="1920.7254322408" calcext:value-type="float">
            <text:p>1921</text:p>
          </table:table-cell>
          <table:table-cell table:style-name="ce4" table:formula="of:=+[.C650]*([.$D$5]/100)" office:value-type="float" office:value="86.4326444508362" calcext:value-type="float">
            <text:p>86</text:p>
          </table:table-cell>
          <table:table-cell table:style-name="ce4" table:formula="of:=+[.C650]*[.E649]/[.C649]" office:value-type="float" office:value="96.0362716120402" calcext:value-type="float">
            <text:p>9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643</text:p>
          </table:table-cell>
          <table:table-cell table:style-name="ce4" table:formula="of:=+[.C650]-[.E650]+[.D650]" office:value-type="float" office:value="1911.1218050796" calcext:value-type="float">
            <text:p>1911</text:p>
          </table:table-cell>
          <table:table-cell table:style-name="ce4" table:formula="of:=+[.C651]*([.$D$5]/100)" office:value-type="float" office:value="86.000481228582" calcext:value-type="float">
            <text:p>86</text:p>
          </table:table-cell>
          <table:table-cell table:style-name="ce4" table:formula="of:=+[.C651]*[.E650]/[.C650]" office:value-type="float" office:value="95.55609025398" calcext:value-type="float">
            <text:p>9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644</text:p>
          </table:table-cell>
          <table:table-cell table:style-name="ce4" table:formula="of:=+[.C651]-[.E651]+[.D651]" office:value-type="float" office:value="1901.5661960542" calcext:value-type="float">
            <text:p>1902</text:p>
          </table:table-cell>
          <table:table-cell table:style-name="ce4" table:formula="of:=+[.C652]*([.$D$5]/100)" office:value-type="float" office:value="85.5704788224391" calcext:value-type="float">
            <text:p>86</text:p>
          </table:table-cell>
          <table:table-cell table:style-name="ce4" table:formula="of:=+[.C652]*[.E651]/[.C651]" office:value-type="float" office:value="95.0783098027101" calcext:value-type="float">
            <text:p>9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645</text:p>
          </table:table-cell>
          <table:table-cell table:style-name="ce4" table:formula="of:=+[.C652]-[.E652]+[.D652]" office:value-type="float" office:value="1892.05836507393" calcext:value-type="float">
            <text:p>1892</text:p>
          </table:table-cell>
          <table:table-cell table:style-name="ce4" table:formula="of:=+[.C653]*([.$D$5]/100)" office:value-type="float" office:value="85.1426264283269" calcext:value-type="float">
            <text:p>85</text:p>
          </table:table-cell>
          <table:table-cell table:style-name="ce4" table:formula="of:=+[.C653]*[.E652]/[.C652]" office:value-type="float" office:value="94.6029182536966" calcext:value-type="float">
            <text:p>9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646</text:p>
          </table:table-cell>
          <table:table-cell table:style-name="ce4" table:formula="of:=+[.C653]-[.E653]+[.D653]" office:value-type="float" office:value="1882.59807324856" calcext:value-type="float">
            <text:p>1883</text:p>
          </table:table-cell>
          <table:table-cell table:style-name="ce4" table:formula="of:=+[.C654]*([.$D$5]/100)" office:value-type="float" office:value="84.7169132961853" calcext:value-type="float">
            <text:p>85</text:p>
          </table:table-cell>
          <table:table-cell table:style-name="ce4" table:formula="of:=+[.C654]*[.E653]/[.C653]" office:value-type="float" office:value="94.1299036624281" calcext:value-type="float">
            <text:p>9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647</text:p>
          </table:table-cell>
          <table:table-cell table:style-name="ce4" table:formula="of:=+[.C654]-[.E654]+[.D654]" office:value-type="float" office:value="1873.18508288232" calcext:value-type="float">
            <text:p>1873</text:p>
          </table:table-cell>
          <table:table-cell table:style-name="ce4" table:formula="of:=+[.C655]*([.$D$5]/100)" office:value-type="float" office:value="84.2933287297044" calcext:value-type="float">
            <text:p>84</text:p>
          </table:table-cell>
          <table:table-cell table:style-name="ce4" table:formula="of:=+[.C655]*[.E654]/[.C654]" office:value-type="float" office:value="93.6592541441159" calcext:value-type="float">
            <text:p>9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648</text:p>
          </table:table-cell>
          <table:table-cell table:style-name="ce4" table:formula="of:=+[.C655]-[.E655]+[.D655]" office:value-type="float" office:value="1863.81915746791" calcext:value-type="float">
            <text:p>1864</text:p>
          </table:table-cell>
          <table:table-cell table:style-name="ce4" table:formula="of:=+[.C656]*([.$D$5]/100)" office:value-type="float" office:value="83.8718620860559" calcext:value-type="float">
            <text:p>84</text:p>
          </table:table-cell>
          <table:table-cell table:style-name="ce4" table:formula="of:=+[.C656]*[.E655]/[.C655]" office:value-type="float" office:value="93.1909578733954" calcext:value-type="float">
            <text:p>9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649</text:p>
          </table:table-cell>
          <table:table-cell table:style-name="ce4" table:formula="of:=+[.C656]-[.E656]+[.D656]" office:value-type="float" office:value="1854.50006168057" calcext:value-type="float">
            <text:p>1855</text:p>
          </table:table-cell>
          <table:table-cell table:style-name="ce4" table:formula="of:=+[.C657]*([.$D$5]/100)" office:value-type="float" office:value="83.4525027756256" calcext:value-type="float">
            <text:p>83</text:p>
          </table:table-cell>
          <table:table-cell table:style-name="ce4" table:formula="of:=+[.C657]*[.E656]/[.C656]" office:value-type="float" office:value="92.7250030840284" calcext:value-type="float">
            <text:p>9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650</text:p>
          </table:table-cell>
          <table:table-cell table:style-name="ce4" table:formula="of:=+[.C657]-[.E657]+[.D657]" office:value-type="float" office:value="1845.22756137217" calcext:value-type="float">
            <text:p>1845</text:p>
          </table:table-cell>
          <table:table-cell table:style-name="ce4" table:formula="of:=+[.C658]*([.$D$5]/100)" office:value-type="float" office:value="83.0352402617475" calcext:value-type="float">
            <text:p>83</text:p>
          </table:table-cell>
          <table:table-cell table:style-name="ce4" table:formula="of:=+[.C658]*[.E657]/[.C657]" office:value-type="float" office:value="92.2613780686082" calcext:value-type="float">
            <text:p>9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651</text:p>
          </table:table-cell>
          <table:table-cell table:style-name="ce4" table:formula="of:=+[.C658]-[.E658]+[.D658]" office:value-type="float" office:value="1836.00142356531" calcext:value-type="float">
            <text:p>1836</text:p>
          </table:table-cell>
          <table:table-cell table:style-name="ce4" table:formula="of:=+[.C659]*([.$D$5]/100)" office:value-type="float" office:value="82.6200640604387" calcext:value-type="float">
            <text:p>83</text:p>
          </table:table-cell>
          <table:table-cell table:style-name="ce4" table:formula="of:=+[.C659]*[.E658]/[.C658]" office:value-type="float" office:value="91.8000711782652" calcext:value-type="float">
            <text:p>9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652</text:p>
          </table:table-cell>
          <table:table-cell table:style-name="ce4" table:formula="of:=+[.C659]-[.E659]+[.D659]" office:value-type="float" office:value="1826.82141644748" calcext:value-type="float">
            <text:p>1827</text:p>
          </table:table-cell>
          <table:table-cell table:style-name="ce4" table:formula="of:=+[.C660]*([.$D$5]/100)" office:value-type="float" office:value="82.2069637401365" calcext:value-type="float">
            <text:p>82</text:p>
          </table:table-cell>
          <table:table-cell table:style-name="ce4" table:formula="of:=+[.C660]*[.E659]/[.C659]" office:value-type="float" office:value="91.3410708223739" calcext:value-type="float">
            <text:p>9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653</text:p>
          </table:table-cell>
          <table:table-cell table:style-name="ce4" table:formula="of:=+[.C660]-[.E660]+[.D660]" office:value-type="float" office:value="1817.68730936524" calcext:value-type="float">
            <text:p>1818</text:p>
          </table:table-cell>
          <table:table-cell table:style-name="ce4" table:formula="of:=+[.C661]*([.$D$5]/100)" office:value-type="float" office:value="81.7959289214358" calcext:value-type="float">
            <text:p>82</text:p>
          </table:table-cell>
          <table:table-cell table:style-name="ce4" table:formula="of:=+[.C661]*[.E660]/[.C660]" office:value-type="float" office:value="90.884365468262" calcext:value-type="float">
            <text:p>9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654</text:p>
          </table:table-cell>
          <table:table-cell table:style-name="ce4" table:formula="of:=+[.C661]-[.E661]+[.D661]" office:value-type="float" office:value="1808.59887281841" calcext:value-type="float">
            <text:p>1809</text:p>
          </table:table-cell>
          <table:table-cell table:style-name="ce4" table:formula="of:=+[.C662]*([.$D$5]/100)" office:value-type="float" office:value="81.3869492768287" calcext:value-type="float">
            <text:p>81</text:p>
          </table:table-cell>
          <table:table-cell table:style-name="ce4" table:formula="of:=+[.C662]*[.E661]/[.C661]" office:value-type="float" office:value="90.4299436409207" calcext:value-type="float">
            <text:p>9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655</text:p>
          </table:table-cell>
          <table:table-cell table:style-name="ce4" table:formula="of:=+[.C662]-[.E662]+[.D662]" office:value-type="float" office:value="1799.55587845432" calcext:value-type="float">
            <text:p>1800</text:p>
          </table:table-cell>
          <table:table-cell table:style-name="ce4" table:formula="of:=+[.C663]*([.$D$5]/100)" office:value-type="float" office:value="80.9800145304445" calcext:value-type="float">
            <text:p>81</text:p>
          </table:table-cell>
          <table:table-cell table:style-name="ce4" table:formula="of:=+[.C663]*[.E662]/[.C662]" office:value-type="float" office:value="89.9777939227161" calcext:value-type="float">
            <text:p>9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656</text:p>
          </table:table-cell>
          <table:table-cell table:style-name="ce4" table:formula="of:=+[.C663]-[.E663]+[.D663]" office:value-type="float" office:value="1790.55809906205" calcext:value-type="float">
            <text:p>1791</text:p>
          </table:table-cell>
          <table:table-cell table:style-name="ce4" table:formula="of:=+[.C664]*([.$D$5]/100)" office:value-type="float" office:value="80.5751144577923" calcext:value-type="float">
            <text:p>81</text:p>
          </table:table-cell>
          <table:table-cell table:style-name="ce4" table:formula="of:=+[.C664]*[.E663]/[.C663]" office:value-type="float" office:value="89.5279049531025" calcext:value-type="float">
            <text:p>9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657</text:p>
          </table:table-cell>
          <table:table-cell table:style-name="ce4" table:formula="of:=+[.C664]-[.E664]+[.D664]" office:value-type="float" office:value="1781.60530856674" calcext:value-type="float">
            <text:p>1782</text:p>
          </table:table-cell>
          <table:table-cell table:style-name="ce4" table:formula="of:=+[.C665]*([.$D$5]/100)" office:value-type="float" office:value="80.1722388855034" calcext:value-type="float">
            <text:p>80</text:p>
          </table:table-cell>
          <table:table-cell table:style-name="ce4" table:formula="of:=+[.C665]*[.E664]/[.C664]" office:value-type="float" office:value="89.080265428337" calcext:value-type="float">
            <text:p>8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658</text:p>
          </table:table-cell>
          <table:table-cell table:style-name="ce4" table:formula="of:=+[.C665]-[.E665]+[.D665]" office:value-type="float" office:value="1772.69728202391" calcext:value-type="float">
            <text:p>1773</text:p>
          </table:table-cell>
          <table:table-cell table:style-name="ce4" table:formula="of:=+[.C666]*([.$D$5]/100)" office:value-type="float" office:value="79.7713776910758" calcext:value-type="float">
            <text:p>80</text:p>
          </table:table-cell>
          <table:table-cell table:style-name="ce4" table:formula="of:=+[.C666]*[.E665]/[.C665]" office:value-type="float" office:value="88.6348641011953" calcext:value-type="float">
            <text:p>8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659</text:p>
          </table:table-cell>
          <table:table-cell table:style-name="ce4" table:formula="of:=+[.C666]-[.E666]+[.D666]" office:value-type="float" office:value="1763.83379561379" calcext:value-type="float">
            <text:p>1764</text:p>
          </table:table-cell>
          <table:table-cell table:style-name="ce4" table:formula="of:=+[.C667]*([.$D$5]/100)" office:value-type="float" office:value="79.3725208026205" calcext:value-type="float">
            <text:p>79</text:p>
          </table:table-cell>
          <table:table-cell table:style-name="ce4" table:formula="of:=+[.C667]*[.E666]/[.C666]" office:value-type="float" office:value="88.1916897806893" calcext:value-type="float">
            <text:p>8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660</text:p>
          </table:table-cell>
          <table:table-cell table:style-name="ce4" table:formula="of:=+[.C667]-[.E667]+[.D667]" office:value-type="float" office:value="1755.01462663572" calcext:value-type="float">
            <text:p>1755</text:p>
          </table:table-cell>
          <table:table-cell table:style-name="ce4" table:formula="of:=+[.C668]*([.$D$5]/100)" office:value-type="float" office:value="78.9756581986074" calcext:value-type="float">
            <text:p>79</text:p>
          </table:table-cell>
          <table:table-cell table:style-name="ce4" table:formula="of:=+[.C668]*[.E667]/[.C667]" office:value-type="float" office:value="87.7507313317859" calcext:value-type="float">
            <text:p>8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661</text:p>
          </table:table-cell>
          <table:table-cell table:style-name="ce4" table:formula="of:=+[.C668]-[.E668]+[.D668]" office:value-type="float" office:value="1746.23955350254" calcext:value-type="float">
            <text:p>1746</text:p>
          </table:table-cell>
          <table:table-cell table:style-name="ce4" table:formula="of:=+[.C669]*([.$D$5]/100)" office:value-type="float" office:value="78.5807799076143" calcext:value-type="float">
            <text:p>79</text:p>
          </table:table-cell>
          <table:table-cell table:style-name="ce4" table:formula="of:=+[.C669]*[.E668]/[.C668]" office:value-type="float" office:value="87.311977675127" calcext:value-type="float">
            <text:p>8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662</text:p>
          </table:table-cell>
          <table:table-cell table:style-name="ce4" table:formula="of:=+[.C669]-[.E669]+[.D669]" office:value-type="float" office:value="1737.50835573503" calcext:value-type="float">
            <text:p>1738</text:p>
          </table:table-cell>
          <table:table-cell table:style-name="ce4" table:formula="of:=+[.C670]*([.$D$5]/100)" office:value-type="float" office:value="78.1878760080763" calcext:value-type="float">
            <text:p>78</text:p>
          </table:table-cell>
          <table:table-cell table:style-name="ce4" table:formula="of:=+[.C670]*[.E669]/[.C669]" office:value-type="float" office:value="86.8754177867513" calcext:value-type="float">
            <text:p>8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663</text:p>
          </table:table-cell>
          <table:table-cell table:style-name="ce4" table:formula="of:=+[.C670]-[.E670]+[.D670]" office:value-type="float" office:value="1728.82081395635" calcext:value-type="float">
            <text:p>1729</text:p>
          </table:table-cell>
          <table:table-cell table:style-name="ce4" table:formula="of:=+[.C671]*([.$D$5]/100)" office:value-type="float" office:value="77.7969366280359" calcext:value-type="float">
            <text:p>78</text:p>
          </table:table-cell>
          <table:table-cell table:style-name="ce4" table:formula="of:=+[.C671]*[.E670]/[.C670]" office:value-type="float" office:value="86.4410406978176" calcext:value-type="float">
            <text:p>8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664</text:p>
          </table:table-cell>
          <table:table-cell table:style-name="ce4" table:formula="of:=+[.C671]-[.E671]+[.D671]" office:value-type="float" office:value="1720.17670988657" calcext:value-type="float">
            <text:p>1720</text:p>
          </table:table-cell>
          <table:table-cell table:style-name="ce4" table:formula="of:=+[.C672]*([.$D$5]/100)" office:value-type="float" office:value="77.4079519448957" calcext:value-type="float">
            <text:p>77</text:p>
          </table:table-cell>
          <table:table-cell table:style-name="ce4" table:formula="of:=+[.C672]*[.E671]/[.C671]" office:value-type="float" office:value="86.0088354943285" calcext:value-type="float">
            <text:p>8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665</text:p>
          </table:table-cell>
          <table:table-cell table:style-name="ce4" table:formula="of:=+[.C672]-[.E672]+[.D672]" office:value-type="float" office:value="1711.57582633714" calcext:value-type="float">
            <text:p>1712</text:p>
          </table:table-cell>
          <table:table-cell table:style-name="ce4" table:formula="of:=+[.C673]*([.$D$5]/100)" office:value-type="float" office:value="77.0209121851712" calcext:value-type="float">
            <text:p>77</text:p>
          </table:table-cell>
          <table:table-cell table:style-name="ce4" table:formula="of:=+[.C673]*[.E672]/[.C672]" office:value-type="float" office:value="85.5787913168569" calcext:value-type="float">
            <text:p>8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666</text:p>
          </table:table-cell>
          <table:table-cell table:style-name="ce4" table:formula="of:=+[.C673]-[.E673]+[.D673]" office:value-type="float" office:value="1703.01794720545" calcext:value-type="float">
            <text:p>1703</text:p>
          </table:table-cell>
          <table:table-cell table:style-name="ce4" table:formula="of:=+[.C674]*([.$D$5]/100)" office:value-type="float" office:value="76.6358076242454" calcext:value-type="float">
            <text:p>77</text:p>
          </table:table-cell>
          <table:table-cell table:style-name="ce4" table:formula="of:=+[.C674]*[.E673]/[.C673]" office:value-type="float" office:value="85.1508973602726" calcext:value-type="float">
            <text:p>8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667</text:p>
          </table:table-cell>
          <table:table-cell table:style-name="ce4" table:formula="of:=+[.C674]-[.E674]+[.D674]" office:value-type="float" office:value="1694.50285746943" calcext:value-type="float">
            <text:p>1695</text:p>
          </table:table-cell>
          <table:table-cell table:style-name="ce4" table:formula="of:=+[.C675]*([.$D$5]/100)" office:value-type="float" office:value="76.2526285861241" calcext:value-type="float">
            <text:p>76</text:p>
          </table:table-cell>
          <table:table-cell table:style-name="ce4" table:formula="of:=+[.C675]*[.E674]/[.C674]" office:value-type="float" office:value="84.7251428734712" calcext:value-type="float">
            <text:p>8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668</text:p>
          </table:table-cell>
          <table:table-cell table:style-name="ce4" table:formula="of:=+[.C675]-[.E675]+[.D675]" office:value-type="float" office:value="1686.03034318208" calcext:value-type="float">
            <text:p>1686</text:p>
          </table:table-cell>
          <table:table-cell table:style-name="ce4" table:formula="of:=+[.C676]*([.$D$5]/100)" office:value-type="float" office:value="75.8713654431935" calcext:value-type="float">
            <text:p>76</text:p>
          </table:table-cell>
          <table:table-cell table:style-name="ce4" table:formula="of:=+[.C676]*[.E675]/[.C675]" office:value-type="float" office:value="84.3015171591039" calcext:value-type="float">
            <text:p>8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669</text:p>
          </table:table-cell>
          <table:table-cell table:style-name="ce4" table:formula="of:=+[.C676]-[.E676]+[.D676]" office:value-type="float" office:value="1677.60019146617" calcext:value-type="float">
            <text:p>1678</text:p>
          </table:table-cell>
          <table:table-cell table:style-name="ce4" table:formula="of:=+[.C677]*([.$D$5]/100)" office:value-type="float" office:value="75.4920086159776" calcext:value-type="float">
            <text:p>75</text:p>
          </table:table-cell>
          <table:table-cell table:style-name="ce4" table:formula="of:=+[.C677]*[.E676]/[.C676]" office:value-type="float" office:value="83.8800095733084" calcext:value-type="float">
            <text:p>8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670</text:p>
          </table:table-cell>
          <table:table-cell table:style-name="ce4" table:formula="of:=+[.C677]-[.E677]+[.D677]" office:value-type="float" office:value="1669.21219050884" calcext:value-type="float">
            <text:p>1669</text:p>
          </table:table-cell>
          <table:table-cell table:style-name="ce4" table:formula="of:=+[.C678]*([.$D$5]/100)" office:value-type="float" office:value="75.1145485728977" calcext:value-type="float">
            <text:p>75</text:p>
          </table:table-cell>
          <table:table-cell table:style-name="ce4" table:formula="of:=+[.C678]*[.E677]/[.C677]" office:value-type="float" office:value="83.4606095254418" calcext:value-type="float">
            <text:p>8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671</text:p>
          </table:table-cell>
          <table:table-cell table:style-name="ce4" table:formula="of:=+[.C678]-[.E678]+[.D678]" office:value-type="float" office:value="1660.86612955629" calcext:value-type="float">
            <text:p>1661</text:p>
          </table:table-cell>
          <table:table-cell table:style-name="ce4" table:formula="of:=+[.C679]*([.$D$5]/100)" office:value-type="float" office:value="74.7389758300332" calcext:value-type="float">
            <text:p>75</text:p>
          </table:table-cell>
          <table:table-cell table:style-name="ce4" table:formula="of:=+[.C679]*[.E678]/[.C678]" office:value-type="float" office:value="83.0433064778146" calcext:value-type="float">
            <text:p>8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672</text:p>
          </table:table-cell>
          <table:table-cell table:style-name="ce4" table:formula="of:=+[.C679]-[.E679]+[.D679]" office:value-type="float" office:value="1652.56179890851" calcext:value-type="float">
            <text:p>1653</text:p>
          </table:table-cell>
          <table:table-cell table:style-name="ce4" table:formula="of:=+[.C680]*([.$D$5]/100)" office:value-type="float" office:value="74.365280950883" calcext:value-type="float">
            <text:p>74</text:p>
          </table:table-cell>
          <table:table-cell table:style-name="ce4" table:formula="of:=+[.C680]*[.E679]/[.C679]" office:value-type="float" office:value="82.6280899454255" calcext:value-type="float">
            <text:p>8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673</text:p>
          </table:table-cell>
          <table:table-cell table:style-name="ce4" table:formula="of:=+[.C680]-[.E680]+[.D680]" office:value-type="float" office:value="1644.29898991397" calcext:value-type="float">
            <text:p>1644</text:p>
          </table:table-cell>
          <table:table-cell table:style-name="ce4" table:formula="of:=+[.C681]*([.$D$5]/100)" office:value-type="float" office:value="73.9934545461286" calcext:value-type="float">
            <text:p>74</text:p>
          </table:table-cell>
          <table:table-cell table:style-name="ce4" table:formula="of:=+[.C681]*[.E680]/[.C680]" office:value-type="float" office:value="82.2149494956984" calcext:value-type="float">
            <text:p>8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674</text:p>
          </table:table-cell>
          <table:table-cell table:style-name="ce4" table:formula="of:=+[.C681]-[.E681]+[.D681]" office:value-type="float" office:value="1636.0774949644" calcext:value-type="float">
            <text:p>1636</text:p>
          </table:table-cell>
          <table:table-cell table:style-name="ce4" table:formula="of:=+[.C682]*([.$D$5]/100)" office:value-type="float" office:value="73.623487273398" calcext:value-type="float">
            <text:p>74</text:p>
          </table:table-cell>
          <table:table-cell table:style-name="ce4" table:formula="of:=+[.C682]*[.E681]/[.C681]" office:value-type="float" office:value="81.8038747482199" calcext:value-type="float">
            <text:p>8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675</text:p>
          </table:table-cell>
          <table:table-cell table:style-name="ce4" table:formula="of:=+[.C682]-[.E682]+[.D682]" office:value-type="float" office:value="1627.89710748958" calcext:value-type="float">
            <text:p>1628</text:p>
          </table:table-cell>
          <table:table-cell table:style-name="ce4" table:formula="of:=+[.C683]*([.$D$5]/100)" office:value-type="float" office:value="73.255369837031" calcext:value-type="float">
            <text:p>73</text:p>
          </table:table-cell>
          <table:table-cell table:style-name="ce4" table:formula="of:=+[.C683]*[.E682]/[.C682]" office:value-type="float" office:value="81.3948553744788" calcext:value-type="float">
            <text:p>8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676</text:p>
          </table:table-cell>
          <table:table-cell table:style-name="ce4" table:formula="of:=+[.C683]-[.E683]+[.D683]" office:value-type="float" office:value="1619.75762195213" calcext:value-type="float">
            <text:p>1620</text:p>
          </table:table-cell>
          <table:table-cell table:style-name="ce4" table:formula="of:=+[.C684]*([.$D$5]/100)" office:value-type="float" office:value="72.8890929878458" calcext:value-type="float">
            <text:p>73</text:p>
          </table:table-cell>
          <table:table-cell table:style-name="ce4" table:formula="of:=+[.C684]*[.E683]/[.C683]" office:value-type="float" office:value="80.9878810976064" calcext:value-type="float">
            <text:p>8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677</text:p>
          </table:table-cell>
          <table:table-cell table:style-name="ce4" table:formula="of:=+[.C684]-[.E684]+[.D684]" office:value-type="float" office:value="1611.65883384237" calcext:value-type="float">
            <text:p>1612</text:p>
          </table:table-cell>
          <table:table-cell table:style-name="ce4" table:formula="of:=+[.C685]*([.$D$5]/100)" office:value-type="float" office:value="72.5246475229066" calcext:value-type="float">
            <text:p>73</text:p>
          </table:table-cell>
          <table:table-cell table:style-name="ce4" table:formula="of:=+[.C685]*[.E684]/[.C684]" office:value-type="float" office:value="80.5829416921184" calcext:value-type="float">
            <text:p>8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678</text:p>
          </table:table-cell>
          <table:table-cell table:style-name="ce4" table:formula="of:=+[.C685]-[.E685]+[.D685]" office:value-type="float" office:value="1603.60053967316" calcext:value-type="float">
            <text:p>1604</text:p>
          </table:table-cell>
          <table:table-cell table:style-name="ce4" table:formula="of:=+[.C686]*([.$D$5]/100)" office:value-type="float" office:value="72.1620242852921" calcext:value-type="float">
            <text:p>72</text:p>
          </table:table-cell>
          <table:table-cell table:style-name="ce4" table:formula="of:=+[.C686]*[.E685]/[.C685]" office:value-type="float" office:value="80.1800269836578" calcext:value-type="float">
            <text:p>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679</text:p>
          </table:table-cell>
          <table:table-cell table:style-name="ce4" table:formula="of:=+[.C686]-[.E686]+[.D686]" office:value-type="float" office:value="1595.58253697479" calcext:value-type="float">
            <text:p>1596</text:p>
          </table:table-cell>
          <table:table-cell table:style-name="ce4" table:formula="of:=+[.C687]*([.$D$5]/100)" office:value-type="float" office:value="71.8012141638656" calcext:value-type="float">
            <text:p>72</text:p>
          </table:table-cell>
          <table:table-cell table:style-name="ce4" table:formula="of:=+[.C687]*[.E686]/[.C686]" office:value-type="float" office:value="79.7791268487395" calcext:value-type="float">
            <text:p>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680</text:p>
          </table:table-cell>
          <table:table-cell table:style-name="ce4" table:formula="of:=+[.C687]-[.E687]+[.D687]" office:value-type="float" office:value="1587.60462428992" calcext:value-type="float">
            <text:p>1588</text:p>
          </table:table-cell>
          <table:table-cell table:style-name="ce4" table:formula="of:=+[.C688]*([.$D$5]/100)" office:value-type="float" office:value="71.4422080930463" calcext:value-type="float">
            <text:p>71</text:p>
          </table:table-cell>
          <table:table-cell table:style-name="ce4" table:formula="of:=+[.C688]*[.E687]/[.C687]" office:value-type="float" office:value="79.3802312144958" calcext:value-type="float">
            <text:p>7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681</text:p>
          </table:table-cell>
          <table:table-cell table:style-name="ce4" table:formula="of:=+[.C688]-[.E688]+[.D688]" office:value-type="float" office:value="1579.66660116847" calcext:value-type="float">
            <text:p>1580</text:p>
          </table:table-cell>
          <table:table-cell table:style-name="ce4" table:formula="of:=+[.C689]*([.$D$5]/100)" office:value-type="float" office:value="71.0849970525811" calcext:value-type="float">
            <text:p>71</text:p>
          </table:table-cell>
          <table:table-cell table:style-name="ce4" table:formula="of:=+[.C689]*[.E688]/[.C688]" office:value-type="float" office:value="78.9833300584233" calcext:value-type="float">
            <text:p>7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682</text:p>
          </table:table-cell>
          <table:table-cell table:style-name="ce4" table:formula="of:=+[.C689]-[.E689]+[.D689]" office:value-type="float" office:value="1571.76826816263" calcext:value-type="float">
            <text:p>1572</text:p>
          </table:table-cell>
          <table:table-cell table:style-name="ce4" table:formula="of:=+[.C690]*([.$D$5]/100)" office:value-type="float" office:value="70.7295720673182" calcext:value-type="float">
            <text:p>71</text:p>
          </table:table-cell>
          <table:table-cell table:style-name="ce4" table:formula="of:=+[.C690]*[.E689]/[.C689]" office:value-type="float" office:value="78.5884134081312" calcext:value-type="float">
            <text:p>7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683</text:p>
          </table:table-cell>
          <table:table-cell table:style-name="ce4" table:formula="of:=+[.C690]-[.E690]+[.D690]" office:value-type="float" office:value="1563.90942682181" calcext:value-type="float">
            <text:p>1564</text:p>
          </table:table-cell>
          <table:table-cell table:style-name="ce4" table:formula="of:=+[.C691]*([.$D$5]/100)" office:value-type="float" office:value="70.3759242069816" calcext:value-type="float">
            <text:p>70</text:p>
          </table:table-cell>
          <table:table-cell table:style-name="ce4" table:formula="of:=+[.C691]*[.E690]/[.C690]" office:value-type="float" office:value="78.1954713410906" calcext:value-type="float">
            <text:p>7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684</text:p>
          </table:table-cell>
          <table:table-cell table:style-name="ce4" table:formula="of:=+[.C691]-[.E691]+[.D691]" office:value-type="float" office:value="1556.0898796877" calcext:value-type="float">
            <text:p>1556</text:p>
          </table:table-cell>
          <table:table-cell table:style-name="ce4" table:formula="of:=+[.C692]*([.$D$5]/100)" office:value-type="float" office:value="70.0240445859467" calcext:value-type="float">
            <text:p>70</text:p>
          </table:table-cell>
          <table:table-cell table:style-name="ce4" table:formula="of:=+[.C692]*[.E691]/[.C691]" office:value-type="float" office:value="77.8044939843851" calcext:value-type="float">
            <text:p>7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685</text:p>
          </table:table-cell>
          <table:table-cell table:style-name="ce4" table:formula="of:=+[.C692]-[.E692]+[.D692]" office:value-type="float" office:value="1548.30943028927" calcext:value-type="float">
            <text:p>1548</text:p>
          </table:table-cell>
          <table:table-cell table:style-name="ce4" table:formula="of:=+[.C693]*([.$D$5]/100)" office:value-type="float" office:value="69.673924363017" calcext:value-type="float">
            <text:p>70</text:p>
          </table:table-cell>
          <table:table-cell table:style-name="ce4" table:formula="of:=+[.C693]*[.E692]/[.C692]" office:value-type="float" office:value="77.4154715144632" calcext:value-type="float">
            <text:p>7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686</text:p>
          </table:table-cell>
          <table:table-cell table:style-name="ce4" table:formula="of:=+[.C693]-[.E693]+[.D693]" office:value-type="float" office:value="1540.56788313782" calcext:value-type="float">
            <text:p>1541</text:p>
          </table:table-cell>
          <table:table-cell table:style-name="ce4" table:formula="of:=+[.C694]*([.$D$5]/100)" office:value-type="float" office:value="69.3255547412019" calcext:value-type="float">
            <text:p>69</text:p>
          </table:table-cell>
          <table:table-cell table:style-name="ce4" table:formula="of:=+[.C694]*[.E693]/[.C693]" office:value-type="float" office:value="77.0283941568909" calcext:value-type="float">
            <text:p>7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687</text:p>
          </table:table-cell>
          <table:table-cell table:style-name="ce4" table:formula="of:=+[.C694]-[.E694]+[.D694]" office:value-type="float" office:value="1532.86504372213" calcext:value-type="float">
            <text:p>1533</text:p>
          </table:table-cell>
          <table:table-cell table:style-name="ce4" table:formula="of:=+[.C695]*([.$D$5]/100)" office:value-type="float" office:value="68.9789269674959" calcext:value-type="float">
            <text:p>69</text:p>
          </table:table-cell>
          <table:table-cell table:style-name="ce4" table:formula="of:=+[.C695]*[.E694]/[.C694]" office:value-type="float" office:value="76.6432521861064" calcext:value-type="float">
            <text:p>7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688</text:p>
          </table:table-cell>
          <table:table-cell table:style-name="ce4" table:formula="of:=+[.C695]-[.E695]+[.D695]" office:value-type="float" office:value="1525.20071850352" calcext:value-type="float">
            <text:p>1525</text:p>
          </table:table-cell>
          <table:table-cell table:style-name="ce4" table:formula="of:=+[.C696]*([.$D$5]/100)" office:value-type="float" office:value="68.6340323326584" calcext:value-type="float">
            <text:p>69</text:p>
          </table:table-cell>
          <table:table-cell table:style-name="ce4" table:formula="of:=+[.C696]*[.E695]/[.C695]" office:value-type="float" office:value="76.2600359251759" calcext:value-type="float">
            <text:p>7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689</text:p>
          </table:table-cell>
          <table:table-cell table:style-name="ce4" table:formula="of:=+[.C696]-[.E696]+[.D696]" office:value-type="float" office:value="1517.574714911" calcext:value-type="float">
            <text:p>1518</text:p>
          </table:table-cell>
          <table:table-cell table:style-name="ce4" table:formula="of:=+[.C697]*([.$D$5]/100)" office:value-type="float" office:value="68.2908621709951" calcext:value-type="float">
            <text:p>68</text:p>
          </table:table-cell>
          <table:table-cell table:style-name="ce4" table:formula="of:=+[.C697]*[.E696]/[.C696]" office:value-type="float" office:value="75.87873574555" calcext:value-type="float">
            <text:p>7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690</text:p>
          </table:table-cell>
          <table:table-cell table:style-name="ce4" table:formula="of:=+[.C697]-[.E697]+[.D697]" office:value-type="float" office:value="1509.98684133645" calcext:value-type="float">
            <text:p>1510</text:p>
          </table:table-cell>
          <table:table-cell table:style-name="ce4" table:formula="of:=+[.C698]*([.$D$5]/100)" office:value-type="float" office:value="67.9494078601401" calcext:value-type="float">
            <text:p>68</text:p>
          </table:table-cell>
          <table:table-cell table:style-name="ce4" table:formula="of:=+[.C698]*[.E697]/[.C697]" office:value-type="float" office:value="75.4993420668223" calcext:value-type="float">
            <text:p>7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691</text:p>
          </table:table-cell>
          <table:table-cell table:style-name="ce4" table:formula="of:=+[.C698]-[.E698]+[.D698]" office:value-type="float" office:value="1502.43690712977" calcext:value-type="float">
            <text:p>1502</text:p>
          </table:table-cell>
          <table:table-cell table:style-name="ce4" table:formula="of:=+[.C699]*([.$D$5]/100)" office:value-type="float" office:value="67.6096608208394" calcext:value-type="float">
            <text:p>68</text:p>
          </table:table-cell>
          <table:table-cell table:style-name="ce4" table:formula="of:=+[.C699]*[.E698]/[.C698]" office:value-type="float" office:value="75.1218453564882" calcext:value-type="float">
            <text:p>7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692</text:p>
          </table:table-cell>
          <table:table-cell table:style-name="ce4" table:formula="of:=+[.C699]-[.E699]+[.D699]" office:value-type="float" office:value="1494.92472259412" calcext:value-type="float">
            <text:p>1495</text:p>
          </table:table-cell>
          <table:table-cell table:style-name="ce4" table:formula="of:=+[.C700]*([.$D$5]/100)" office:value-type="float" office:value="67.2716125167352" calcext:value-type="float">
            <text:p>67</text:p>
          </table:table-cell>
          <table:table-cell table:style-name="ce4" table:formula="of:=+[.C700]*[.E699]/[.C699]" office:value-type="float" office:value="74.7462361297058" calcext:value-type="float">
            <text:p>7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693</text:p>
          </table:table-cell>
          <table:table-cell table:style-name="ce4" table:formula="of:=+[.C700]-[.E700]+[.D700]" office:value-type="float" office:value="1487.45009898115" calcext:value-type="float">
            <text:p>1487</text:p>
          </table:table-cell>
          <table:table-cell table:style-name="ce4" table:formula="of:=+[.C701]*([.$D$5]/100)" office:value-type="float" office:value="66.9352544541516" calcext:value-type="float">
            <text:p>67</text:p>
          </table:table-cell>
          <table:table-cell table:style-name="ce4" table:formula="of:=+[.C701]*[.E700]/[.C700]" office:value-type="float" office:value="74.3725049490572" calcext:value-type="float">
            <text:p>7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694</text:p>
          </table:table-cell>
          <table:table-cell table:style-name="ce4" table:formula="of:=+[.C701]-[.E701]+[.D701]" office:value-type="float" office:value="1480.01284848624" calcext:value-type="float">
            <text:p>1480</text:p>
          </table:table-cell>
          <table:table-cell table:style-name="ce4" table:formula="of:=+[.C702]*([.$D$5]/100)" office:value-type="float" office:value="66.6005781818808" calcext:value-type="float">
            <text:p>67</text:p>
          </table:table-cell>
          <table:table-cell table:style-name="ce4" table:formula="of:=+[.C702]*[.E701]/[.C701]" office:value-type="float" office:value="74.0006424243119" calcext:value-type="float">
            <text:p>7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695</text:p>
          </table:table-cell>
          <table:table-cell table:style-name="ce4" table:formula="of:=+[.C702]-[.E702]+[.D702]" office:value-type="float" office:value="1472.61278424381" calcext:value-type="float">
            <text:p>1473</text:p>
          </table:table-cell>
          <table:table-cell table:style-name="ce4" table:formula="of:=+[.C703]*([.$D$5]/100)" office:value-type="float" office:value="66.2675752909714" calcext:value-type="float">
            <text:p>66</text:p>
          </table:table-cell>
          <table:table-cell table:style-name="ce4" table:formula="of:=+[.C703]*[.E702]/[.C702]" office:value-type="float" office:value="73.6306392121904" calcext:value-type="float">
            <text:p>7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696</text:p>
          </table:table-cell>
          <table:table-cell table:style-name="ce4" table:formula="of:=+[.C703]-[.E703]+[.D703]" office:value-type="float" office:value="1465.24972032259" calcext:value-type="float">
            <text:p>1465</text:p>
          </table:table-cell>
          <table:table-cell table:style-name="ce4" table:formula="of:=+[.C704]*([.$D$5]/100)" office:value-type="float" office:value="65.9362374145166" calcext:value-type="float">
            <text:p>66</text:p>
          </table:table-cell>
          <table:table-cell table:style-name="ce4" table:formula="of:=+[.C704]*[.E703]/[.C703]" office:value-type="float" office:value="73.2624860161295" calcext:value-type="float">
            <text:p>7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697</text:p>
          </table:table-cell>
          <table:table-cell table:style-name="ce4" table:formula="of:=+[.C704]-[.E704]+[.D704]" office:value-type="float" office:value="1457.92347172098" calcext:value-type="float">
            <text:p>1458</text:p>
          </table:table-cell>
          <table:table-cell table:style-name="ce4" table:formula="of:=+[.C705]*([.$D$5]/100)" office:value-type="float" office:value="65.606556227444" calcext:value-type="float">
            <text:p>66</text:p>
          </table:table-cell>
          <table:table-cell table:style-name="ce4" table:formula="of:=+[.C705]*[.E704]/[.C704]" office:value-type="float" office:value="72.8961735860488" calcext:value-type="float">
            <text:p>7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698</text:p>
          </table:table-cell>
          <table:table-cell table:style-name="ce4" table:formula="of:=+[.C705]-[.E705]+[.D705]" office:value-type="float" office:value="1450.63385436237" calcext:value-type="float">
            <text:p>1451</text:p>
          </table:table-cell>
          <table:table-cell table:style-name="ce4" table:formula="of:=+[.C706]*([.$D$5]/100)" office:value-type="float" office:value="65.2785234463068" calcext:value-type="float">
            <text:p>65</text:p>
          </table:table-cell>
          <table:table-cell table:style-name="ce4" table:formula="of:=+[.C706]*[.E705]/[.C705]" office:value-type="float" office:value="72.5316927181186" calcext:value-type="float">
            <text:p>7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699</text:p>
          </table:table-cell>
          <table:table-cell table:style-name="ce4" table:formula="of:=+[.C706]-[.E706]+[.D706]" office:value-type="float" office:value="1443.38068509056" calcext:value-type="float">
            <text:p>1443</text:p>
          </table:table-cell>
          <table:table-cell table:style-name="ce4" table:formula="of:=+[.C707]*([.$D$5]/100)" office:value-type="float" office:value="64.9521308290752" calcext:value-type="float">
            <text:p>65</text:p>
          </table:table-cell>
          <table:table-cell table:style-name="ce4" table:formula="of:=+[.C707]*[.E706]/[.C706]" office:value-type="float" office:value="72.169034254528" calcext:value-type="float">
            <text:p>7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700</text:p>
          </table:table-cell>
          <table:table-cell table:style-name="ce4" table:formula="of:=+[.C707]-[.E707]+[.D707]" office:value-type="float" office:value="1436.16378166511" calcext:value-type="float">
            <text:p>1436</text:p>
          </table:table-cell>
          <table:table-cell table:style-name="ce4" table:formula="of:=+[.C708]*([.$D$5]/100)" office:value-type="float" office:value="64.6273701749299" calcext:value-type="float">
            <text:p>65</text:p>
          </table:table-cell>
          <table:table-cell table:style-name="ce4" table:formula="of:=+[.C708]*[.E707]/[.C707]" office:value-type="float" office:value="71.8081890832553" calcext:value-type="float">
            <text:p>7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701</text:p>
          </table:table-cell>
          <table:table-cell table:style-name="ce4" table:formula="of:=+[.C708]-[.E708]+[.D708]" office:value-type="float" office:value="1428.98296275678" calcext:value-type="float">
            <text:p>1429</text:p>
          </table:table-cell>
          <table:table-cell table:style-name="ce4" table:formula="of:=+[.C709]*([.$D$5]/100)" office:value-type="float" office:value="64.3042333240552" calcext:value-type="float">
            <text:p>64</text:p>
          </table:table-cell>
          <table:table-cell table:style-name="ce4" table:formula="of:=+[.C709]*[.E708]/[.C708]" office:value-type="float" office:value="71.4491481378391" calcext:value-type="float">
            <text:p>7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702</text:p>
          </table:table-cell>
          <table:table-cell table:style-name="ce4" table:formula="of:=+[.C709]-[.E709]+[.D709]" office:value-type="float" office:value="1421.838047943" calcext:value-type="float">
            <text:p>1422</text:p>
          </table:table-cell>
          <table:table-cell table:style-name="ce4" table:formula="of:=+[.C710]*([.$D$5]/100)" office:value-type="float" office:value="63.982712157435" calcext:value-type="float">
            <text:p>64</text:p>
          </table:table-cell>
          <table:table-cell table:style-name="ce4" table:formula="of:=+[.C710]*[.E709]/[.C709]" office:value-type="float" office:value="71.0919023971499" calcext:value-type="float">
            <text:p>7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703</text:p>
          </table:table-cell>
          <table:table-cell table:style-name="ce4" table:formula="of:=+[.C710]-[.E710]+[.D710]" office:value-type="float" office:value="1414.72885770328" calcext:value-type="float">
            <text:p>1415</text:p>
          </table:table-cell>
          <table:table-cell table:style-name="ce4" table:formula="of:=+[.C711]*([.$D$5]/100)" office:value-type="float" office:value="63.6627985966478" calcext:value-type="float">
            <text:p>64</text:p>
          </table:table-cell>
          <table:table-cell table:style-name="ce4" table:formula="of:=+[.C711]*[.E710]/[.C710]" office:value-type="float" office:value="70.7364428851641" calcext:value-type="float">
            <text:p>7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704</text:p>
          </table:table-cell>
          <table:table-cell table:style-name="ce4" table:formula="of:=+[.C711]-[.E711]+[.D711]" office:value-type="float" office:value="1407.65521341477" calcext:value-type="float">
            <text:p>1408</text:p>
          </table:table-cell>
          <table:table-cell table:style-name="ce4" table:formula="of:=+[.C712]*([.$D$5]/100)" office:value-type="float" office:value="63.3444846036645" calcext:value-type="float">
            <text:p>63</text:p>
          </table:table-cell>
          <table:table-cell table:style-name="ce4" table:formula="of:=+[.C712]*[.E711]/[.C711]" office:value-type="float" office:value="70.3827606707383" calcext:value-type="float">
            <text:p>7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705</text:p>
          </table:table-cell>
          <table:table-cell table:style-name="ce4" table:formula="of:=+[.C712]-[.E712]+[.D712]" office:value-type="float" office:value="1400.61693734769" calcext:value-type="float">
            <text:p>1401</text:p>
          </table:table-cell>
          <table:table-cell table:style-name="ce4" table:formula="of:=+[.C713]*([.$D$5]/100)" office:value-type="float" office:value="63.0277621806462" calcext:value-type="float">
            <text:p>63</text:p>
          </table:table-cell>
          <table:table-cell table:style-name="ce4" table:formula="of:=+[.C713]*[.E712]/[.C712]" office:value-type="float" office:value="70.0308468673846" calcext:value-type="float">
            <text:p>7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706</text:p>
          </table:table-cell>
          <table:table-cell table:style-name="ce4" table:formula="of:=+[.C713]-[.E713]+[.D713]" office:value-type="float" office:value="1393.61385266096" calcext:value-type="float">
            <text:p>1394</text:p>
          </table:table-cell>
          <table:table-cell table:style-name="ce4" table:formula="of:=+[.C714]*([.$D$5]/100)" office:value-type="float" office:value="62.712623369743" calcext:value-type="float">
            <text:p>63</text:p>
          </table:table-cell>
          <table:table-cell table:style-name="ce4" table:formula="of:=+[.C714]*[.E713]/[.C713]" office:value-type="float" office:value="69.6806926330477" calcext:value-type="float">
            <text:p>7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707</text:p>
          </table:table-cell>
          <table:table-cell table:style-name="ce4" table:formula="of:=+[.C714]-[.E714]+[.D714]" office:value-type="float" office:value="1386.64578339765" calcext:value-type="float">
            <text:p>1387</text:p>
          </table:table-cell>
          <table:table-cell table:style-name="ce4" table:formula="of:=+[.C715]*([.$D$5]/100)" office:value-type="float" office:value="62.3990602528943" calcext:value-type="float">
            <text:p>62</text:p>
          </table:table-cell>
          <table:table-cell table:style-name="ce4" table:formula="of:=+[.C715]*[.E714]/[.C714]" office:value-type="float" office:value="69.3322891698825" calcext:value-type="float">
            <text:p>6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708</text:p>
          </table:table-cell>
          <table:table-cell table:style-name="ce4" table:formula="of:=+[.C715]-[.E715]+[.D715]" office:value-type="float" office:value="1379.71255448066" calcext:value-type="float">
            <text:p>1380</text:p>
          </table:table-cell>
          <table:table-cell table:style-name="ce4" table:formula="of:=+[.C716]*([.$D$5]/100)" office:value-type="float" office:value="62.0870649516298" calcext:value-type="float">
            <text:p>62</text:p>
          </table:table-cell>
          <table:table-cell table:style-name="ce4" table:formula="of:=+[.C716]*[.E715]/[.C715]" office:value-type="float" office:value="68.9856277240331" calcext:value-type="float">
            <text:p>6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709</text:p>
          </table:table-cell>
          <table:table-cell table:style-name="ce4" table:formula="of:=+[.C716]-[.E716]+[.D716]" office:value-type="float" office:value="1372.81399170826" calcext:value-type="float">
            <text:p>1373</text:p>
          </table:table-cell>
          <table:table-cell table:style-name="ce4" table:formula="of:=+[.C717]*([.$D$5]/100)" office:value-type="float" office:value="61.7766296268717" calcext:value-type="float">
            <text:p>62</text:p>
          </table:table-cell>
          <table:table-cell table:style-name="ce4" table:formula="of:=+[.C717]*[.E716]/[.C716]" office:value-type="float" office:value="68.6406995854129" calcext:value-type="float">
            <text:p>6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710</text:p>
          </table:table-cell>
          <table:table-cell table:style-name="ce4" table:formula="of:=+[.C717]-[.E717]+[.D717]" office:value-type="float" office:value="1365.94992174972" calcext:value-type="float">
            <text:p>1366</text:p>
          </table:table-cell>
          <table:table-cell table:style-name="ce4" table:formula="of:=+[.C718]*([.$D$5]/100)" office:value-type="float" office:value="61.4677464787373" calcext:value-type="float">
            <text:p>61</text:p>
          </table:table-cell>
          <table:table-cell table:style-name="ce4" table:formula="of:=+[.C718]*[.E717]/[.C717]" office:value-type="float" office:value="68.2974960874858" calcext:value-type="float">
            <text:p>6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711</text:p>
          </table:table-cell>
          <table:table-cell table:style-name="ce4" table:formula="of:=+[.C718]-[.E718]+[.D718]" office:value-type="float" office:value="1359.12017214097" calcext:value-type="float">
            <text:p>1359</text:p>
          </table:table-cell>
          <table:table-cell table:style-name="ce4" table:formula="of:=+[.C719]*([.$D$5]/100)" office:value-type="float" office:value="61.1604077463437" calcext:value-type="float">
            <text:p>61</text:p>
          </table:table-cell>
          <table:table-cell table:style-name="ce4" table:formula="of:=+[.C719]*[.E718]/[.C718]" office:value-type="float" office:value="67.9560086070484" calcext:value-type="float">
            <text:p>6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712</text:p>
          </table:table-cell>
          <table:table-cell table:style-name="ce4" table:formula="of:=+[.C719]-[.E719]+[.D719]" office:value-type="float" office:value="1352.32457128027" calcext:value-type="float">
            <text:p>1352</text:p>
          </table:table-cell>
          <table:table-cell table:style-name="ce4" table:formula="of:=+[.C720]*([.$D$5]/100)" office:value-type="float" office:value="60.8546057076119" calcext:value-type="float">
            <text:p>61</text:p>
          </table:table-cell>
          <table:table-cell table:style-name="ce4" table:formula="of:=+[.C720]*[.E719]/[.C719]" office:value-type="float" office:value="67.6162285640132" calcext:value-type="float">
            <text:p>6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713</text:p>
          </table:table-cell>
          <table:table-cell table:style-name="ce4" table:formula="of:=+[.C720]-[.E720]+[.D720]" office:value-type="float" office:value="1345.56294842386" calcext:value-type="float">
            <text:p>1346</text:p>
          </table:table-cell>
          <table:table-cell table:style-name="ce4" table:formula="of:=+[.C721]*([.$D$5]/100)" office:value-type="float" office:value="60.5503326790739" calcext:value-type="float">
            <text:p>61</text:p>
          </table:table-cell>
          <table:table-cell table:style-name="ce4" table:formula="of:=+[.C721]*[.E720]/[.C720]" office:value-type="float" office:value="67.2781474211931" calcext:value-type="float">
            <text:p>6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714</text:p>
          </table:table-cell>
          <table:table-cell table:style-name="ce4" table:formula="of:=+[.C721]-[.E721]+[.D721]" office:value-type="float" office:value="1338.83513368174" calcext:value-type="float">
            <text:p>1339</text:p>
          </table:table-cell>
          <table:table-cell table:style-name="ce4" table:formula="of:=+[.C722]*([.$D$5]/100)" office:value-type="float" office:value="60.2475810156785" calcext:value-type="float">
            <text:p>60</text:p>
          </table:table-cell>
          <table:table-cell table:style-name="ce4" table:formula="of:=+[.C722]*[.E721]/[.C721]" office:value-type="float" office:value="66.9417566840872" calcext:value-type="float">
            <text:p>6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715</text:p>
          </table:table-cell>
          <table:table-cell table:style-name="ce4" table:formula="of:=+[.C722]-[.E722]+[.D722]" office:value-type="float" office:value="1332.14095801334" calcext:value-type="float">
            <text:p>1332</text:p>
          </table:table-cell>
          <table:table-cell table:style-name="ce4" table:formula="of:=+[.C723]*([.$D$5]/100)" office:value-type="float" office:value="59.9463431106001" calcext:value-type="float">
            <text:p>60</text:p>
          </table:table-cell>
          <table:table-cell table:style-name="ce4" table:formula="of:=+[.C723]*[.E722]/[.C722]" office:value-type="float" office:value="66.6070479006667" calcext:value-type="float">
            <text:p>6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716</text:p>
          </table:table-cell>
          <table:table-cell table:style-name="ce4" table:formula="of:=+[.C723]-[.E723]+[.D723]" office:value-type="float" office:value="1325.48025322327" calcext:value-type="float">
            <text:p>1325</text:p>
          </table:table-cell>
          <table:table-cell table:style-name="ce4" table:formula="of:=+[.C724]*([.$D$5]/100)" office:value-type="float" office:value="59.6466113950471" calcext:value-type="float">
            <text:p>60</text:p>
          </table:table-cell>
          <table:table-cell table:style-name="ce4" table:formula="of:=+[.C724]*[.E723]/[.C723]" office:value-type="float" office:value="66.2740126611634" calcext:value-type="float">
            <text:p>6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717</text:p>
          </table:table-cell>
          <table:table-cell table:style-name="ce4" table:formula="of:=+[.C724]-[.E724]+[.D724]" office:value-type="float" office:value="1318.85285195715" calcext:value-type="float">
            <text:p>1319</text:p>
          </table:table-cell>
          <table:table-cell table:style-name="ce4" table:formula="of:=+[.C725]*([.$D$5]/100)" office:value-type="float" office:value="59.3483783380719" calcext:value-type="float">
            <text:p>59</text:p>
          </table:table-cell>
          <table:table-cell table:style-name="ce4" table:formula="of:=+[.C725]*[.E724]/[.C724]" office:value-type="float" office:value="65.9426425978576" calcext:value-type="float">
            <text:p>6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718</text:p>
          </table:table-cell>
          <table:table-cell table:style-name="ce4" table:formula="of:=+[.C725]-[.E725]+[.D725]" office:value-type="float" office:value="1312.25858769737" calcext:value-type="float">
            <text:p>1312</text:p>
          </table:table-cell>
          <table:table-cell table:style-name="ce4" table:formula="of:=+[.C726]*([.$D$5]/100)" office:value-type="float" office:value="59.0516364463815" calcext:value-type="float">
            <text:p>59</text:p>
          </table:table-cell>
          <table:table-cell table:style-name="ce4" table:formula="of:=+[.C726]*[.E725]/[.C725]" office:value-type="float" office:value="65.6129293848683" calcext:value-type="float">
            <text:p>6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719</text:p>
          </table:table-cell>
          <table:table-cell table:style-name="ce4" table:formula="of:=+[.C726]-[.E726]+[.D726]" office:value-type="float" office:value="1305.69729475888" calcext:value-type="float">
            <text:p>1306</text:p>
          </table:table-cell>
          <table:table-cell table:style-name="ce4" table:formula="of:=+[.C727]*([.$D$5]/100)" office:value-type="float" office:value="58.7563782641496" calcext:value-type="float">
            <text:p>59</text:p>
          </table:table-cell>
          <table:table-cell table:style-name="ce4" table:formula="of:=+[.C727]*[.E726]/[.C726]" office:value-type="float" office:value="65.284864737944" calcext:value-type="float">
            <text:p>6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720</text:p>
          </table:table-cell>
          <table:table-cell table:style-name="ce4" table:formula="of:=+[.C727]-[.E727]+[.D727]" office:value-type="float" office:value="1299.16880828509" calcext:value-type="float">
            <text:p>1299</text:p>
          </table:table-cell>
          <table:table-cell table:style-name="ce4" table:formula="of:=+[.C728]*([.$D$5]/100)" office:value-type="float" office:value="58.4625963728289" calcext:value-type="float">
            <text:p>58</text:p>
          </table:table-cell>
          <table:table-cell table:style-name="ce4" table:formula="of:=+[.C728]*[.E727]/[.C727]" office:value-type="float" office:value="64.9584404142543" calcext:value-type="float">
            <text:p>6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721</text:p>
          </table:table-cell>
          <table:table-cell table:style-name="ce4" table:formula="of:=+[.C728]-[.E728]+[.D728]" office:value-type="float" office:value="1292.67296424366" calcext:value-type="float">
            <text:p>1293</text:p>
          </table:table-cell>
          <table:table-cell table:style-name="ce4" table:formula="of:=+[.C729]*([.$D$5]/100)" office:value-type="float" office:value="58.1702833909647" calcext:value-type="float">
            <text:p>58</text:p>
          </table:table-cell>
          <table:table-cell table:style-name="ce4" table:formula="of:=+[.C729]*[.E728]/[.C728]" office:value-type="float" office:value="64.633648212183" calcext:value-type="float">
            <text:p>6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722</text:p>
          </table:table-cell>
          <table:table-cell table:style-name="ce4" table:formula="of:=+[.C729]-[.E729]+[.D729]" office:value-type="float" office:value="1286.20959942244" calcext:value-type="float">
            <text:p>1286</text:p>
          </table:table-cell>
          <table:table-cell table:style-name="ce4" table:formula="of:=+[.C730]*([.$D$5]/100)" office:value-type="float" office:value="57.8794319740099" calcext:value-type="float">
            <text:p>58</text:p>
          </table:table-cell>
          <table:table-cell table:style-name="ce4" table:formula="of:=+[.C730]*[.E729]/[.C729]" office:value-type="float" office:value="64.3104799711221" calcext:value-type="float">
            <text:p>6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723</text:p>
          </table:table-cell>
          <table:table-cell table:style-name="ce4" table:formula="of:=+[.C730]-[.E730]+[.D730]" office:value-type="float" office:value="1279.77855142533" calcext:value-type="float">
            <text:p>1280</text:p>
          </table:table-cell>
          <table:table-cell table:style-name="ce4" table:formula="of:=+[.C731]*([.$D$5]/100)" office:value-type="float" office:value="57.5900348141399" calcext:value-type="float">
            <text:p>58</text:p>
          </table:table-cell>
          <table:table-cell table:style-name="ce4" table:formula="of:=+[.C731]*[.E730]/[.C730]" office:value-type="float" office:value="63.9889275712665" calcext:value-type="float">
            <text:p>6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724</text:p>
          </table:table-cell>
          <table:table-cell table:style-name="ce4" table:formula="of:=+[.C731]-[.E731]+[.D731]" office:value-type="float" office:value="1273.3796586682" calcext:value-type="float">
            <text:p>1273</text:p>
          </table:table-cell>
          <table:table-cell table:style-name="ce4" table:formula="of:=+[.C732]*([.$D$5]/100)" office:value-type="float" office:value="57.3020846400692" calcext:value-type="float">
            <text:p>57</text:p>
          </table:table-cell>
          <table:table-cell table:style-name="ce4" table:formula="of:=+[.C732]*[.E731]/[.C731]" office:value-type="float" office:value="63.6689829334101" calcext:value-type="float">
            <text:p>6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725</text:p>
          </table:table-cell>
          <table:table-cell table:style-name="ce4" table:formula="of:=+[.C732]-[.E732]+[.D732]" office:value-type="float" office:value="1267.01276037486" calcext:value-type="float">
            <text:p>1267</text:p>
          </table:table-cell>
          <table:table-cell table:style-name="ce4" table:formula="of:=+[.C733]*([.$D$5]/100)" office:value-type="float" office:value="57.0155742168688" calcext:value-type="float">
            <text:p>57</text:p>
          </table:table-cell>
          <table:table-cell table:style-name="ce4" table:formula="of:=+[.C733]*[.E732]/[.C732]" office:value-type="float" office:value="63.3506380187431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726</text:p>
          </table:table-cell>
          <table:table-cell table:style-name="ce4" table:formula="of:=+[.C733]-[.E733]+[.D733]" office:value-type="float" office:value="1260.67769657299" calcext:value-type="float">
            <text:p>1261</text:p>
          </table:table-cell>
          <table:table-cell table:style-name="ce4" table:formula="of:=+[.C734]*([.$D$5]/100)" office:value-type="float" office:value="56.7304963457845" calcext:value-type="float">
            <text:p>57</text:p>
          </table:table-cell>
          <table:table-cell table:style-name="ce4" table:formula="of:=+[.C734]*[.E733]/[.C733]" office:value-type="float" office:value="63.0338848286494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727</text:p>
          </table:table-cell>
          <table:table-cell table:style-name="ce4" table:formula="of:=+[.C734]-[.E734]+[.D734]" office:value-type="float" office:value="1254.37430809012" calcext:value-type="float">
            <text:p>1254</text:p>
          </table:table-cell>
          <table:table-cell table:style-name="ce4" table:formula="of:=+[.C735]*([.$D$5]/100)" office:value-type="float" office:value="56.4468438640556" calcext:value-type="float">
            <text:p>56</text:p>
          </table:table-cell>
          <table:table-cell table:style-name="ce4" table:formula="of:=+[.C735]*[.E734]/[.C734]" office:value-type="float" office:value="62.7187154045061" calcext:value-type="float">
            <text:p>6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728</text:p>
          </table:table-cell>
          <table:table-cell table:style-name="ce4" table:formula="of:=+[.C735]-[.E735]+[.D735]" office:value-type="float" office:value="1248.10243654967" calcext:value-type="float">
            <text:p>1248</text:p>
          </table:table-cell>
          <table:table-cell table:style-name="ce4" table:formula="of:=+[.C736]*([.$D$5]/100)" office:value-type="float" office:value="56.1646096447353" calcext:value-type="float">
            <text:p>56</text:p>
          </table:table-cell>
          <table:table-cell table:style-name="ce4" table:formula="of:=+[.C736]*[.E735]/[.C735]" office:value-type="float" office:value="62.4051218274836" calcext:value-type="float">
            <text:p>6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729</text:p>
          </table:table-cell>
          <table:table-cell table:style-name="ce4" table:formula="of:=+[.C736]-[.E736]+[.D736]" office:value-type="float" office:value="1241.86192436692" calcext:value-type="float">
            <text:p>1242</text:p>
          </table:table-cell>
          <table:table-cell table:style-name="ce4" table:formula="of:=+[.C737]*([.$D$5]/100)" office:value-type="float" office:value="55.8837865965116" calcext:value-type="float">
            <text:p>56</text:p>
          </table:table-cell>
          <table:table-cell table:style-name="ce4" table:formula="of:=+[.C737]*[.E736]/[.C736]" office:value-type="float" office:value="62.0930962183462" calcext:value-type="float">
            <text:p>6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730</text:p>
          </table:table-cell>
          <table:table-cell table:style-name="ce4" table:formula="of:=+[.C737]-[.E737]+[.D737]" office:value-type="float" office:value="1235.65261474509" calcext:value-type="float">
            <text:p>1236</text:p>
          </table:table-cell>
          <table:table-cell table:style-name="ce4" table:formula="of:=+[.C738]*([.$D$5]/100)" office:value-type="float" office:value="55.6043676635291" calcext:value-type="float">
            <text:p>56</text:p>
          </table:table-cell>
          <table:table-cell table:style-name="ce4" table:formula="of:=+[.C738]*[.E737]/[.C737]" office:value-type="float" office:value="61.7826307372545" calcext:value-type="float">
            <text:p>6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731</text:p>
          </table:table-cell>
          <table:table-cell table:style-name="ce4" table:formula="of:=+[.C738]-[.E738]+[.D738]" office:value-type="float" office:value="1229.47435167136" calcext:value-type="float">
            <text:p>1229</text:p>
          </table:table-cell>
          <table:table-cell table:style-name="ce4" table:formula="of:=+[.C739]*([.$D$5]/100)" office:value-type="float" office:value="55.3263458252114" calcext:value-type="float">
            <text:p>55</text:p>
          </table:table-cell>
          <table:table-cell table:style-name="ce4" table:formula="of:=+[.C739]*[.E738]/[.C738]" office:value-type="float" office:value="61.4737175835682" calcext:value-type="float">
            <text:p>6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732</text:p>
          </table:table-cell>
          <table:table-cell table:style-name="ce4" table:formula="of:=+[.C739]-[.E739]+[.D739]" office:value-type="float" office:value="1223.32697991301" calcext:value-type="float">
            <text:p>1223</text:p>
          </table:table-cell>
          <table:table-cell table:style-name="ce4" table:formula="of:=+[.C740]*([.$D$5]/100)" office:value-type="float" office:value="55.0497140960853" calcext:value-type="float">
            <text:p>55</text:p>
          </table:table-cell>
          <table:table-cell table:style-name="ce4" table:formula="of:=+[.C740]*[.E739]/[.C739]" office:value-type="float" office:value="61.1663489956503" calcext:value-type="float">
            <text:p>6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733</text:p>
          </table:table-cell>
          <table:table-cell table:style-name="ce4" table:formula="of:=+[.C740]-[.E740]+[.D740]" office:value-type="float" office:value="1217.21034501344" calcext:value-type="float">
            <text:p>1217</text:p>
          </table:table-cell>
          <table:table-cell table:style-name="ce4" table:formula="of:=+[.C741]*([.$D$5]/100)" office:value-type="float" office:value="54.7744655256049" calcext:value-type="float">
            <text:p>55</text:p>
          </table:table-cell>
          <table:table-cell table:style-name="ce4" table:formula="of:=+[.C741]*[.E740]/[.C740]" office:value-type="float" office:value="60.8605172506721" calcext:value-type="float">
            <text:p>6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734</text:p>
          </table:table-cell>
          <table:table-cell table:style-name="ce4" table:formula="of:=+[.C741]-[.E741]+[.D741]" office:value-type="float" office:value="1211.12429328838" calcext:value-type="float">
            <text:p>1211</text:p>
          </table:table-cell>
          <table:table-cell table:style-name="ce4" table:formula="of:=+[.C742]*([.$D$5]/100)" office:value-type="float" office:value="54.5005931979769" calcext:value-type="float">
            <text:p>55</text:p>
          </table:table-cell>
          <table:table-cell table:style-name="ce4" table:formula="of:=+[.C742]*[.E741]/[.C741]" office:value-type="float" office:value="60.5562146644187" calcext:value-type="float">
            <text:p>6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735</text:p>
          </table:table-cell>
          <table:table-cell table:style-name="ce4" table:formula="of:=+[.C742]-[.E742]+[.D742]" office:value-type="float" office:value="1205.06867182193" calcext:value-type="float">
            <text:p>1205</text:p>
          </table:table-cell>
          <table:table-cell table:style-name="ce4" table:formula="of:=+[.C743]*([.$D$5]/100)" office:value-type="float" office:value="54.228090231987" calcext:value-type="float">
            <text:p>54</text:p>
          </table:table-cell>
          <table:table-cell table:style-name="ce4" table:formula="of:=+[.C743]*[.E742]/[.C742]" office:value-type="float" office:value="60.2534335910966" calcext:value-type="float">
            <text:p>6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736</text:p>
          </table:table-cell>
          <table:table-cell table:style-name="ce4" table:formula="of:=+[.C743]-[.E743]+[.D743]" office:value-type="float" office:value="1199.04332846282" calcext:value-type="float">
            <text:p>1199</text:p>
          </table:table-cell>
          <table:table-cell table:style-name="ce4" table:formula="of:=+[.C744]*([.$D$5]/100)" office:value-type="float" office:value="53.9569497808271" calcext:value-type="float">
            <text:p>54</text:p>
          </table:table-cell>
          <table:table-cell table:style-name="ce4" table:formula="of:=+[.C744]*[.E743]/[.C743]" office:value-type="float" office:value="59.9521664231412" calcext:value-type="float">
            <text:p>6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737</text:p>
          </table:table-cell>
          <table:table-cell table:style-name="ce4" table:formula="of:=+[.C744]-[.E744]+[.D744]" office:value-type="float" office:value="1193.04811182051" calcext:value-type="float">
            <text:p>1193</text:p>
          </table:table-cell>
          <table:table-cell table:style-name="ce4" table:formula="of:=+[.C745]*([.$D$5]/100)" office:value-type="float" office:value="53.6871650319229" calcext:value-type="float">
            <text:p>54</text:p>
          </table:table-cell>
          <table:table-cell table:style-name="ce4" table:formula="of:=+[.C745]*[.E744]/[.C744]" office:value-type="float" office:value="59.6524055910255" calcext:value-type="float">
            <text:p>6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738</text:p>
          </table:table-cell>
          <table:table-cell table:style-name="ce4" table:formula="of:=+[.C745]-[.E745]+[.D745]" office:value-type="float" office:value="1187.08287126141" calcext:value-type="float">
            <text:p>1187</text:p>
          </table:table-cell>
          <table:table-cell table:style-name="ce4" table:formula="of:=+[.C746]*([.$D$5]/100)" office:value-type="float" office:value="53.4187292067633" calcext:value-type="float">
            <text:p>53</text:p>
          </table:table-cell>
          <table:table-cell table:style-name="ce4" table:formula="of:=+[.C746]*[.E745]/[.C745]" office:value-type="float" office:value="59.3541435630703" calcext:value-type="float">
            <text:p>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739</text:p>
          </table:table-cell>
          <table:table-cell table:style-name="ce4" table:formula="of:=+[.C746]-[.E746]+[.D746]" office:value-type="float" office:value="1181.1474569051" calcext:value-type="float">
            <text:p>1181</text:p>
          </table:table-cell>
          <table:table-cell table:style-name="ce4" table:formula="of:=+[.C747]*([.$D$5]/100)" office:value-type="float" office:value="53.1516355607295" calcext:value-type="float">
            <text:p>53</text:p>
          </table:table-cell>
          <table:table-cell table:style-name="ce4" table:formula="of:=+[.C747]*[.E746]/[.C746]" office:value-type="float" office:value="59.057372845255" calcext:value-type="float">
            <text:p>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740</text:p>
          </table:table-cell>
          <table:table-cell table:style-name="ce4" table:formula="of:=+[.C747]-[.E747]+[.D747]" office:value-type="float" office:value="1175.24171962057" calcext:value-type="float">
            <text:p>1175</text:p>
          </table:table-cell>
          <table:table-cell table:style-name="ce4" table:formula="of:=+[.C748]*([.$D$5]/100)" office:value-type="float" office:value="52.8858773829259" calcext:value-type="float">
            <text:p>53</text:p>
          </table:table-cell>
          <table:table-cell table:style-name="ce4" table:formula="of:=+[.C748]*[.E747]/[.C747]" office:value-type="float" office:value="58.7620859810287" calcext:value-type="float">
            <text:p>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741</text:p>
          </table:table-cell>
          <table:table-cell table:style-name="ce4" table:formula="of:=+[.C748]-[.E748]+[.D748]" office:value-type="float" office:value="1169.36551102247" calcext:value-type="float">
            <text:p>1169</text:p>
          </table:table-cell>
          <table:table-cell table:style-name="ce4" table:formula="of:=+[.C749]*([.$D$5]/100)" office:value-type="float" office:value="52.6214479960112" calcext:value-type="float">
            <text:p>53</text:p>
          </table:table-cell>
          <table:table-cell table:style-name="ce4" table:formula="of:=+[.C749]*[.E748]/[.C748]" office:value-type="float" office:value="58.4682755511236" calcext:value-type="float">
            <text:p>5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742</text:p>
          </table:table-cell>
          <table:table-cell table:style-name="ce4" table:formula="of:=+[.C749]-[.E749]+[.D749]" office:value-type="float" office:value="1163.51868346736" calcext:value-type="float">
            <text:p>1164</text:p>
          </table:table-cell>
          <table:table-cell table:style-name="ce4" table:formula="of:=+[.C750]*([.$D$5]/100)" office:value-type="float" office:value="52.3583407560312" calcext:value-type="float">
            <text:p>52</text:p>
          </table:table-cell>
          <table:table-cell table:style-name="ce4" table:formula="of:=+[.C750]*[.E749]/[.C749]" office:value-type="float" office:value="58.175934173368" calcext:value-type="float">
            <text:p>5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743</text:p>
          </table:table-cell>
          <table:table-cell table:style-name="ce4" table:formula="of:=+[.C750]-[.E750]+[.D750]" office:value-type="float" office:value="1157.70109005002" calcext:value-type="float">
            <text:p>1158</text:p>
          </table:table-cell>
          <table:table-cell table:style-name="ce4" table:formula="of:=+[.C751]*([.$D$5]/100)" office:value-type="float" office:value="52.096549052251" calcext:value-type="float">
            <text:p>52</text:p>
          </table:table-cell>
          <table:table-cell table:style-name="ce4" table:formula="of:=+[.C751]*[.E750]/[.C750]" office:value-type="float" office:value="57.8850545025011" calcext:value-type="float">
            <text:p>5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744</text:p>
          </table:table-cell>
          <table:table-cell table:style-name="ce4" table:formula="of:=+[.C751]-[.E751]+[.D751]" office:value-type="float" office:value="1151.91258459977" calcext:value-type="float">
            <text:p>1152</text:p>
          </table:table-cell>
          <table:table-cell table:style-name="ce4" table:formula="of:=+[.C752]*([.$D$5]/100)" office:value-type="float" office:value="51.8360663069898" calcext:value-type="float">
            <text:p>52</text:p>
          </table:table-cell>
          <table:table-cell table:style-name="ce4" table:formula="of:=+[.C752]*[.E751]/[.C751]" office:value-type="float" office:value="57.5956292299886" calcext:value-type="float">
            <text:p>5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745</text:p>
          </table:table-cell>
          <table:table-cell table:style-name="ce4" table:formula="of:=+[.C752]-[.E752]+[.D752]" office:value-type="float" office:value="1146.15302167677" calcext:value-type="float">
            <text:p>1146</text:p>
          </table:table-cell>
          <table:table-cell table:style-name="ce4" table:formula="of:=+[.C753]*([.$D$5]/100)" office:value-type="float" office:value="51.5768859754548" calcext:value-type="float">
            <text:p>52</text:p>
          </table:table-cell>
          <table:table-cell table:style-name="ce4" table:formula="of:=+[.C753]*[.E752]/[.C752]" office:value-type="float" office:value="57.3076510838387" calcext:value-type="float">
            <text:p>5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746</text:p>
          </table:table-cell>
          <table:table-cell table:style-name="ce4" table:formula="of:=+[.C753]-[.E753]+[.D753]" office:value-type="float" office:value="1140.42225656839" calcext:value-type="float">
            <text:p>1140</text:p>
          </table:table-cell>
          <table:table-cell table:style-name="ce4" table:formula="of:=+[.C754]*([.$D$5]/100)" office:value-type="float" office:value="51.3190015455776" calcext:value-type="float">
            <text:p>51</text:p>
          </table:table-cell>
          <table:table-cell table:style-name="ce4" table:formula="of:=+[.C754]*[.E753]/[.C753]" office:value-type="float" office:value="57.0211128284195" calcext:value-type="float">
            <text:p>5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747</text:p>
          </table:table-cell>
          <table:table-cell table:style-name="ce4" table:formula="of:=+[.C754]-[.E754]+[.D754]" office:value-type="float" office:value="1134.72014528555" calcext:value-type="float">
            <text:p>1135</text:p>
          </table:table-cell>
          <table:table-cell table:style-name="ce4" table:formula="of:=+[.C755]*([.$D$5]/100)" office:value-type="float" office:value="51.0624065378497" calcext:value-type="float">
            <text:p>51</text:p>
          </table:table-cell>
          <table:table-cell table:style-name="ce4" table:formula="of:=+[.C755]*[.E754]/[.C754]" office:value-type="float" office:value="56.7360072642774" calcext:value-type="float">
            <text:p>5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748</text:p>
          </table:table-cell>
          <table:table-cell table:style-name="ce4" table:formula="of:=+[.C755]-[.E755]+[.D755]" office:value-type="float" office:value="1129.04654455912" calcext:value-type="float">
            <text:p>1129</text:p>
          </table:table-cell>
          <table:table-cell table:style-name="ce4" table:formula="of:=+[.C756]*([.$D$5]/100)" office:value-type="float" office:value="50.8070945051604" calcext:value-type="float">
            <text:p>51</text:p>
          </table:table-cell>
          <table:table-cell table:style-name="ce4" table:formula="of:=+[.C756]*[.E755]/[.C755]" office:value-type="float" office:value="56.452327227956" calcext:value-type="float">
            <text:p>5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749</text:p>
          </table:table-cell>
          <table:table-cell table:style-name="ce4" table:formula="of:=+[.C756]-[.E756]+[.D756]" office:value-type="float" office:value="1123.40131183633" calcext:value-type="float">
            <text:p>1123</text:p>
          </table:table-cell>
          <table:table-cell table:style-name="ce4" table:formula="of:=+[.C757]*([.$D$5]/100)" office:value-type="float" office:value="50.5530590326346" calcext:value-type="float">
            <text:p>51</text:p>
          </table:table-cell>
          <table:table-cell table:style-name="ce4" table:formula="of:=+[.C757]*[.E756]/[.C756]" office:value-type="float" office:value="56.1700655918162" calcext:value-type="float">
            <text:p>5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750</text:p>
          </table:table-cell>
          <table:table-cell table:style-name="ce4" table:formula="of:=+[.C757]-[.E757]+[.D757]" office:value-type="float" office:value="1117.78430527714" calcext:value-type="float">
            <text:p>1118</text:p>
          </table:table-cell>
          <table:table-cell table:style-name="ce4" table:formula="of:=+[.C758]*([.$D$5]/100)" office:value-type="float" office:value="50.3002937374715" calcext:value-type="float">
            <text:p>50</text:p>
          </table:table-cell>
          <table:table-cell table:style-name="ce4" table:formula="of:=+[.C758]*[.E757]/[.C757]" office:value-type="float" office:value="55.8892152638571" calcext:value-type="float">
            <text:p>5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751</text:p>
          </table:table-cell>
          <table:table-cell table:style-name="ce4" table:formula="of:=+[.C758]-[.E758]+[.D758]" office:value-type="float" office:value="1112.19538375076" calcext:value-type="float">
            <text:p>1112</text:p>
          </table:table-cell>
          <table:table-cell table:style-name="ce4" table:formula="of:=+[.C759]*([.$D$5]/100)" office:value-type="float" office:value="50.0487922687841" calcext:value-type="float">
            <text:p>50</text:p>
          </table:table-cell>
          <table:table-cell table:style-name="ce4" table:formula="of:=+[.C759]*[.E758]/[.C758]" office:value-type="float" office:value="55.6097691875379" calcext:value-type="float">
            <text:p>5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752</text:p>
          </table:table-cell>
          <table:table-cell table:style-name="ce4" table:formula="of:=+[.C759]-[.E759]+[.D759]" office:value-type="float" office:value="1106.634406832" calcext:value-type="float">
            <text:p>1107</text:p>
          </table:table-cell>
          <table:table-cell table:style-name="ce4" table:formula="of:=+[.C760]*([.$D$5]/100)" office:value-type="float" office:value="49.7985483074402" calcext:value-type="float">
            <text:p>50</text:p>
          </table:table-cell>
          <table:table-cell table:style-name="ce4" table:formula="of:=+[.C760]*[.E759]/[.C759]" office:value-type="float" office:value="55.3317203416002" calcext:value-type="float">
            <text:p>5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753</text:p>
          </table:table-cell>
          <table:table-cell table:style-name="ce4" table:formula="of:=+[.C760]-[.E760]+[.D760]" office:value-type="float" office:value="1101.10123479784" calcext:value-type="float">
            <text:p>1101</text:p>
          </table:table-cell>
          <table:table-cell table:style-name="ce4" table:formula="of:=+[.C761]*([.$D$5]/100)" office:value-type="float" office:value="49.549555565903" calcext:value-type="float">
            <text:p>50</text:p>
          </table:table-cell>
          <table:table-cell table:style-name="ce4" table:formula="of:=+[.C761]*[.E760]/[.C760]" office:value-type="float" office:value="55.0550617398922" calcext:value-type="float">
            <text:p>5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754</text:p>
          </table:table-cell>
          <table:table-cell table:style-name="ce4" table:formula="of:=+[.C761]-[.E761]+[.D761]" office:value-type="float" office:value="1095.59572862385" calcext:value-type="float">
            <text:p>1096</text:p>
          </table:table-cell>
          <table:table-cell table:style-name="ce4" table:formula="of:=+[.C762]*([.$D$5]/100)" office:value-type="float" office:value="49.3018077880735" calcext:value-type="float">
            <text:p>49</text:p>
          </table:table-cell>
          <table:table-cell table:style-name="ce4" table:formula="of:=+[.C762]*[.E761]/[.C761]" office:value-type="float" office:value="54.7797864311927" calcext:value-type="float">
            <text:p>5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755</text:p>
          </table:table-cell>
          <table:table-cell table:style-name="ce4" table:formula="of:=+[.C762]-[.E762]+[.D762]" office:value-type="float" office:value="1090.11774998074" calcext:value-type="float">
            <text:p>1090</text:p>
          </table:table-cell>
          <table:table-cell table:style-name="ce4" table:formula="of:=+[.C763]*([.$D$5]/100)" office:value-type="float" office:value="49.0552987491331" calcext:value-type="float">
            <text:p>49</text:p>
          </table:table-cell>
          <table:table-cell table:style-name="ce4" table:formula="of:=+[.C763]*[.E762]/[.C762]" office:value-type="float" office:value="54.5058874990368" calcext:value-type="float">
            <text:p>5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756</text:p>
          </table:table-cell>
          <table:table-cell table:style-name="ce4" table:formula="of:=+[.C763]-[.E763]+[.D763]" office:value-type="float" office:value="1084.66716123083" calcext:value-type="float">
            <text:p>1085</text:p>
          </table:table-cell>
          <table:table-cell table:style-name="ce4" table:formula="of:=+[.C764]*([.$D$5]/100)" office:value-type="float" office:value="48.8100222553874" calcext:value-type="float">
            <text:p>49</text:p>
          </table:table-cell>
          <table:table-cell table:style-name="ce4" table:formula="of:=+[.C764]*[.E763]/[.C763]" office:value-type="float" office:value="54.2333580615416" calcext:value-type="float">
            <text:p>5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757</text:p>
          </table:table-cell>
          <table:table-cell table:style-name="ce4" table:formula="of:=+[.C764]-[.E764]+[.D764]" office:value-type="float" office:value="1079.24382542468" calcext:value-type="float">
            <text:p>1079</text:p>
          </table:table-cell>
          <table:table-cell table:style-name="ce4" table:formula="of:=+[.C765]*([.$D$5]/100)" office:value-type="float" office:value="48.5659721441105" calcext:value-type="float">
            <text:p>49</text:p>
          </table:table-cell>
          <table:table-cell table:style-name="ce4" table:formula="of:=+[.C765]*[.E764]/[.C764]" office:value-type="float" office:value="53.9621912712338" calcext:value-type="float">
            <text:p>5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758</text:p>
          </table:table-cell>
          <table:table-cell table:style-name="ce4" table:formula="of:=+[.C765]-[.E765]+[.D765]" office:value-type="float" office:value="1073.84760629755" calcext:value-type="float">
            <text:p>1074</text:p>
          </table:table-cell>
          <table:table-cell table:style-name="ce4" table:formula="of:=+[.C766]*([.$D$5]/100)" office:value-type="float" office:value="48.3231422833899" calcext:value-type="float">
            <text:p>48</text:p>
          </table:table-cell>
          <table:table-cell table:style-name="ce4" table:formula="of:=+[.C766]*[.E765]/[.C765]" office:value-type="float" office:value="53.6923803148777" calcext:value-type="float">
            <text:p>5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759</text:p>
          </table:table-cell>
          <table:table-cell table:style-name="ce4" table:formula="of:=+[.C766]-[.E766]+[.D766]" office:value-type="float" office:value="1068.47836826607" calcext:value-type="float">
            <text:p>1068</text:p>
          </table:table-cell>
          <table:table-cell table:style-name="ce4" table:formula="of:=+[.C767]*([.$D$5]/100)" office:value-type="float" office:value="48.081526571973" calcext:value-type="float">
            <text:p>48</text:p>
          </table:table-cell>
          <table:table-cell table:style-name="ce4" table:formula="of:=+[.C767]*[.E766]/[.C766]" office:value-type="float" office:value="53.4239184133033" calcext:value-type="float">
            <text:p>5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760</text:p>
          </table:table-cell>
          <table:table-cell table:style-name="ce4" table:formula="of:=+[.C767]-[.E767]+[.D767]" office:value-type="float" office:value="1063.13597642474" calcext:value-type="float">
            <text:p>1063</text:p>
          </table:table-cell>
          <table:table-cell table:style-name="ce4" table:formula="of:=+[.C768]*([.$D$5]/100)" office:value-type="float" office:value="47.8411189391131" calcext:value-type="float">
            <text:p>48</text:p>
          </table:table-cell>
          <table:table-cell table:style-name="ce4" table:formula="of:=+[.C768]*[.E767]/[.C767]" office:value-type="float" office:value="53.1567988212368" calcext:value-type="float">
            <text:p>5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761</text:p>
          </table:table-cell>
          <table:table-cell table:style-name="ce4" table:formula="of:=+[.C768]-[.E768]+[.D768]" office:value-type="float" office:value="1057.82029654261" calcext:value-type="float">
            <text:p>1058</text:p>
          </table:table-cell>
          <table:table-cell table:style-name="ce4" table:formula="of:=+[.C769]*([.$D$5]/100)" office:value-type="float" office:value="47.6019133444176" calcext:value-type="float">
            <text:p>48</text:p>
          </table:table-cell>
          <table:table-cell table:style-name="ce4" table:formula="of:=+[.C769]*[.E768]/[.C768]" office:value-type="float" office:value="52.8910148271306" calcext:value-type="float">
            <text:p>5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762</text:p>
          </table:table-cell>
          <table:table-cell table:style-name="ce4" table:formula="of:=+[.C769]-[.E769]+[.D769]" office:value-type="float" office:value="1052.5311950599" calcext:value-type="float">
            <text:p>1053</text:p>
          </table:table-cell>
          <table:table-cell table:style-name="ce4" table:formula="of:=+[.C770]*([.$D$5]/100)" office:value-type="float" office:value="47.3639037776955" calcext:value-type="float">
            <text:p>47</text:p>
          </table:table-cell>
          <table:table-cell table:style-name="ce4" table:formula="of:=+[.C770]*[.E769]/[.C769]" office:value-type="float" office:value="52.6265597529949" calcext:value-type="float">
            <text:p>5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763</text:p>
          </table:table-cell>
          <table:table-cell table:style-name="ce4" table:formula="of:=+[.C770]-[.E770]+[.D770]" office:value-type="float" office:value="1047.2685390846" calcext:value-type="float">
            <text:p>1047</text:p>
          </table:table-cell>
          <table:table-cell table:style-name="ce4" table:formula="of:=+[.C771]*([.$D$5]/100)" office:value-type="float" office:value="47.127084258807" calcext:value-type="float">
            <text:p>47</text:p>
          </table:table-cell>
          <table:table-cell table:style-name="ce4" table:formula="of:=+[.C771]*[.E770]/[.C770]" office:value-type="float" office:value="52.36342695423" calcext:value-type="float">
            <text:p>5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764</text:p>
          </table:table-cell>
          <table:table-cell table:style-name="ce4" table:formula="of:=+[.C771]-[.E771]+[.D771]" office:value-type="float" office:value="1042.03219638918" calcext:value-type="float">
            <text:p>1042</text:p>
          </table:table-cell>
          <table:table-cell table:style-name="ce4" table:formula="of:=+[.C772]*([.$D$5]/100)" office:value-type="float" office:value="46.891448837513" calcext:value-type="float">
            <text:p>47</text:p>
          </table:table-cell>
          <table:table-cell table:style-name="ce4" table:formula="of:=+[.C772]*[.E771]/[.C771]" office:value-type="float" office:value="52.1016098194588" calcext:value-type="float">
            <text:p>5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765</text:p>
          </table:table-cell>
          <table:table-cell table:style-name="ce4" table:formula="of:=+[.C772]-[.E772]+[.D772]" office:value-type="float" office:value="1036.82203540723" calcext:value-type="float">
            <text:p>1037</text:p>
          </table:table-cell>
          <table:table-cell table:style-name="ce4" table:formula="of:=+[.C773]*([.$D$5]/100)" office:value-type="float" office:value="46.6569915933254" calcext:value-type="float">
            <text:p>47</text:p>
          </table:table-cell>
          <table:table-cell table:style-name="ce4" table:formula="of:=+[.C773]*[.E772]/[.C772]" office:value-type="float" office:value="51.8411017703615" calcext:value-type="float">
            <text:p>5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766</text:p>
          </table:table-cell>
          <table:table-cell table:style-name="ce4" table:formula="of:=+[.C773]-[.E773]+[.D773]" office:value-type="float" office:value="1031.63792523019" calcext:value-type="float">
            <text:p>1032</text:p>
          </table:table-cell>
          <table:table-cell table:style-name="ce4" table:formula="of:=+[.C774]*([.$D$5]/100)" office:value-type="float" office:value="46.4237066353588" calcext:value-type="float">
            <text:p>46</text:p>
          </table:table-cell>
          <table:table-cell table:style-name="ce4" table:formula="of:=+[.C774]*[.E773]/[.C773]" office:value-type="float" office:value="51.5818962615097" calcext:value-type="float">
            <text:p>5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767</text:p>
          </table:table-cell>
          <table:table-cell table:style-name="ce4" table:formula="of:=+[.C774]-[.E774]+[.D774]" office:value-type="float" office:value="1026.47973560404" calcext:value-type="float">
            <text:p>1026</text:p>
          </table:table-cell>
          <table:table-cell table:style-name="ce4" table:formula="of:=+[.C775]*([.$D$5]/100)" office:value-type="float" office:value="46.191588102182" calcext:value-type="float">
            <text:p>46</text:p>
          </table:table-cell>
          <table:table-cell table:style-name="ce4" table:formula="of:=+[.C775]*[.E774]/[.C774]" office:value-type="float" office:value="51.3239867802022" calcext:value-type="float">
            <text:p>5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768</text:p>
          </table:table-cell>
          <table:table-cell table:style-name="ce4" table:formula="of:=+[.C775]-[.E775]+[.D775]" office:value-type="float" office:value="1021.34733692602" calcext:value-type="float">
            <text:p>1021</text:p>
          </table:table-cell>
          <table:table-cell table:style-name="ce4" table:formula="of:=+[.C776]*([.$D$5]/100)" office:value-type="float" office:value="45.9606301616711" calcext:value-type="float">
            <text:p>46</text:p>
          </table:table-cell>
          <table:table-cell table:style-name="ce4" table:formula="of:=+[.C776]*[.E775]/[.C775]" office:value-type="float" office:value="51.0673668463012" calcext:value-type="float">
            <text:p>5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769</text:p>
          </table:table-cell>
          <table:table-cell table:style-name="ce4" table:formula="of:=+[.C776]-[.E776]+[.D776]" office:value-type="float" office:value="1016.24060024139" calcext:value-type="float">
            <text:p>1016</text:p>
          </table:table-cell>
          <table:table-cell table:style-name="ce4" table:formula="of:=+[.C777]*([.$D$5]/100)" office:value-type="float" office:value="45.7308270108627" calcext:value-type="float">
            <text:p>46</text:p>
          </table:table-cell>
          <table:table-cell table:style-name="ce4" table:formula="of:=+[.C777]*[.E776]/[.C776]" office:value-type="float" office:value="50.8120300120696" calcext:value-type="float">
            <text:p>5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770</text:p>
          </table:table-cell>
          <table:table-cell table:style-name="ce4" table:formula="of:=+[.C777]-[.E777]+[.D777]" office:value-type="float" office:value="1011.15939724019" calcext:value-type="float">
            <text:p>1011</text:p>
          </table:table-cell>
          <table:table-cell table:style-name="ce4" table:formula="of:=+[.C778]*([.$D$5]/100)" office:value-type="float" office:value="45.5021728758084" calcext:value-type="float">
            <text:p>46</text:p>
          </table:table-cell>
          <table:table-cell table:style-name="ce4" table:formula="of:=+[.C778]*[.E777]/[.C777]" office:value-type="float" office:value="50.5579698620093" calcext:value-type="float">
            <text:p>5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771</text:p>
          </table:table-cell>
          <table:table-cell table:style-name="ce4" table:formula="of:=+[.C778]-[.E778]+[.D778]" office:value-type="float" office:value="1006.10360025399" calcext:value-type="float">
            <text:p>1006</text:p>
          </table:table-cell>
          <table:table-cell table:style-name="ce4" table:formula="of:=+[.C779]*([.$D$5]/100)" office:value-type="float" office:value="45.2746620114294" calcext:value-type="float">
            <text:p>45</text:p>
          </table:table-cell>
          <table:table-cell table:style-name="ce4" table:formula="of:=+[.C779]*[.E778]/[.C778]" office:value-type="float" office:value="50.3051800126993" calcext:value-type="float">
            <text:p>5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772</text:p>
          </table:table-cell>
          <table:table-cell table:style-name="ce4" table:formula="of:=+[.C779]-[.E779]+[.D779]" office:value-type="float" office:value="1001.07308225272" calcext:value-type="float">
            <text:p>1001</text:p>
          </table:table-cell>
          <table:table-cell table:style-name="ce4" table:formula="of:=+[.C780]*([.$D$5]/100)" office:value-type="float" office:value="45.0482887013722" calcext:value-type="float">
            <text:p>45</text:p>
          </table:table-cell>
          <table:table-cell table:style-name="ce4" table:formula="of:=+[.C780]*[.E779]/[.C779]" office:value-type="float" office:value="50.0536541126358" calcext:value-type="float">
            <text:p>5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773</text:p>
          </table:table-cell>
          <table:table-cell table:style-name="ce4" table:formula="of:=+[.C780]-[.E780]+[.D780]" office:value-type="float" office:value="996.067716841452" calcext:value-type="float">
            <text:p>996</text:p>
          </table:table-cell>
          <table:table-cell table:style-name="ce4" table:formula="of:=+[.C781]*([.$D$5]/100)" office:value-type="float" office:value="44.8230472578654" calcext:value-type="float">
            <text:p>45</text:p>
          </table:table-cell>
          <table:table-cell table:style-name="ce4" table:formula="of:=+[.C781]*[.E780]/[.C780]" office:value-type="float" office:value="49.8033858420726" calcext:value-type="float">
            <text:p>5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774</text:p>
          </table:table-cell>
          <table:table-cell table:style-name="ce4" table:formula="of:=+[.C781]-[.E781]+[.D781]" office:value-type="float" office:value="991.087378257245" calcext:value-type="float">
            <text:p>991</text:p>
          </table:table-cell>
          <table:table-cell table:style-name="ce4" table:formula="of:=+[.C782]*([.$D$5]/100)" office:value-type="float" office:value="44.598932021576" calcext:value-type="float">
            <text:p>45</text:p>
          </table:table-cell>
          <table:table-cell table:style-name="ce4" table:formula="of:=+[.C782]*[.E781]/[.C781]" office:value-type="float" office:value="49.5543689128622" calcext:value-type="float">
            <text:p>5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775</text:p>
          </table:table-cell>
          <table:table-cell table:style-name="ce4" table:formula="of:=+[.C782]-[.E782]+[.D782]" office:value-type="float" office:value="986.131941365959" calcext:value-type="float">
            <text:p>986</text:p>
          </table:table-cell>
          <table:table-cell table:style-name="ce4" table:formula="of:=+[.C783]*([.$D$5]/100)" office:value-type="float" office:value="44.3759373614682" calcext:value-type="float">
            <text:p>44</text:p>
          </table:table-cell>
          <table:table-cell table:style-name="ce4" table:formula="of:=+[.C783]*[.E782]/[.C782]" office:value-type="float" office:value="49.3065970682979" calcext:value-type="float">
            <text:p>4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776</text:p>
          </table:table-cell>
          <table:table-cell table:style-name="ce4" table:formula="of:=+[.C783]-[.E783]+[.D783]" office:value-type="float" office:value="981.201281659129" calcext:value-type="float">
            <text:p>981</text:p>
          </table:table-cell>
          <table:table-cell table:style-name="ce4" table:formula="of:=+[.C784]*([.$D$5]/100)" office:value-type="float" office:value="44.1540576746608" calcext:value-type="float">
            <text:p>44</text:p>
          </table:table-cell>
          <table:table-cell table:style-name="ce4" table:formula="of:=+[.C784]*[.E783]/[.C783]" office:value-type="float" office:value="49.0600640829564" calcext:value-type="float">
            <text:p>4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777</text:p>
          </table:table-cell>
          <table:table-cell table:style-name="ce4" table:formula="of:=+[.C784]-[.E784]+[.D784]" office:value-type="float" office:value="976.295275250834" calcext:value-type="float">
            <text:p>976</text:p>
          </table:table-cell>
          <table:table-cell table:style-name="ce4" table:formula="of:=+[.C785]*([.$D$5]/100)" office:value-type="float" office:value="43.9332873862875" calcext:value-type="float">
            <text:p>44</text:p>
          </table:table-cell>
          <table:table-cell table:style-name="ce4" table:formula="of:=+[.C785]*[.E784]/[.C784]" office:value-type="float" office:value="48.8147637625417" calcext:value-type="float">
            <text:p>4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778</text:p>
          </table:table-cell>
          <table:table-cell table:style-name="ce4" table:formula="of:=+[.C785]-[.E785]+[.D785]" office:value-type="float" office:value="971.413798874579" calcext:value-type="float">
            <text:p>971</text:p>
          </table:table-cell>
          <table:table-cell table:style-name="ce4" table:formula="of:=+[.C786]*([.$D$5]/100)" office:value-type="float" office:value="43.7136209493561" calcext:value-type="float">
            <text:p>44</text:p>
          </table:table-cell>
          <table:table-cell table:style-name="ce4" table:formula="of:=+[.C786]*[.E785]/[.C785]" office:value-type="float" office:value="48.5706899437289" calcext:value-type="float">
            <text:p>4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779</text:p>
          </table:table-cell>
          <table:table-cell table:style-name="ce4" table:formula="of:=+[.C786]-[.E786]+[.D786]" office:value-type="float" office:value="966.556729880207" calcext:value-type="float">
            <text:p>967</text:p>
          </table:table-cell>
          <table:table-cell table:style-name="ce4" table:formula="of:=+[.C787]*([.$D$5]/100)" office:value-type="float" office:value="43.4950528446093" calcext:value-type="float">
            <text:p>43</text:p>
          </table:table-cell>
          <table:table-cell table:style-name="ce4" table:formula="of:=+[.C787]*[.E786]/[.C786]" office:value-type="float" office:value="48.3278364940103" calcext:value-type="float">
            <text:p>4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780</text:p>
          </table:table-cell>
          <table:table-cell table:style-name="ce4" table:formula="of:=+[.C787]-[.E787]+[.D787]" office:value-type="float" office:value="961.723946230805" calcext:value-type="float">
            <text:p>962</text:p>
          </table:table-cell>
          <table:table-cell table:style-name="ce4" table:formula="of:=+[.C788]*([.$D$5]/100)" office:value-type="float" office:value="43.2775775803862" calcext:value-type="float">
            <text:p>43</text:p>
          </table:table-cell>
          <table:table-cell table:style-name="ce4" table:formula="of:=+[.C788]*[.E787]/[.C787]" office:value-type="float" office:value="48.0861973115403" calcext:value-type="float">
            <text:p>4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781</text:p>
          </table:table-cell>
          <table:table-cell table:style-name="ce4" table:formula="of:=+[.C788]-[.E788]+[.D788]" office:value-type="float" office:value="956.915326499652" calcext:value-type="float">
            <text:p>957</text:p>
          </table:table-cell>
          <table:table-cell table:style-name="ce4" table:formula="of:=+[.C789]*([.$D$5]/100)" office:value-type="float" office:value="43.0611896924843" calcext:value-type="float">
            <text:p>43</text:p>
          </table:table-cell>
          <table:table-cell table:style-name="ce4" table:formula="of:=+[.C789]*[.E788]/[.C788]" office:value-type="float" office:value="47.8457663249826" calcext:value-type="float">
            <text:p>4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782</text:p>
          </table:table-cell>
          <table:table-cell table:style-name="ce4" table:formula="of:=+[.C789]-[.E789]+[.D789]" office:value-type="float" office:value="952.130749867153" calcext:value-type="float">
            <text:p>952</text:p>
          </table:table-cell>
          <table:table-cell table:style-name="ce4" table:formula="of:=+[.C790]*([.$D$5]/100)" office:value-type="float" office:value="42.8458837440219" calcext:value-type="float">
            <text:p>43</text:p>
          </table:table-cell>
          <table:table-cell table:style-name="ce4" table:formula="of:=+[.C790]*[.E789]/[.C789]" office:value-type="float" office:value="47.6065374933576" calcext:value-type="float">
            <text:p>4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783</text:p>
          </table:table-cell>
          <table:table-cell table:style-name="ce4" table:formula="of:=+[.C790]-[.E790]+[.D790]" office:value-type="float" office:value="947.370096117817" calcext:value-type="float">
            <text:p>947</text:p>
          </table:table-cell>
          <table:table-cell table:style-name="ce4" table:formula="of:=+[.C791]*([.$D$5]/100)" office:value-type="float" office:value="42.6316543253018" calcext:value-type="float">
            <text:p>43</text:p>
          </table:table-cell>
          <table:table-cell table:style-name="ce4" table:formula="of:=+[.C791]*[.E790]/[.C790]" office:value-type="float" office:value="47.3685048058908" calcext:value-type="float">
            <text:p>4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784</text:p>
          </table:table-cell>
          <table:table-cell table:style-name="ce4" table:formula="of:=+[.C791]-[.E791]+[.D791]" office:value-type="float" office:value="942.633245637228" calcext:value-type="float">
            <text:p>943</text:p>
          </table:table-cell>
          <table:table-cell table:style-name="ce4" table:formula="of:=+[.C792]*([.$D$5]/100)" office:value-type="float" office:value="42.4184960536753" calcext:value-type="float">
            <text:p>42</text:p>
          </table:table-cell>
          <table:table-cell table:style-name="ce4" table:formula="of:=+[.C792]*[.E791]/[.C791]" office:value-type="float" office:value="47.1316622818614" calcext:value-type="float">
            <text:p>4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785</text:p>
          </table:table-cell>
          <table:table-cell table:style-name="ce4" table:formula="of:=+[.C792]-[.E792]+[.D792]" office:value-type="float" office:value="937.920079409042" calcext:value-type="float">
            <text:p>938</text:p>
          </table:table-cell>
          <table:table-cell table:style-name="ce4" table:formula="of:=+[.C793]*([.$D$5]/100)" office:value-type="float" office:value="42.2064035734069" calcext:value-type="float">
            <text:p>42</text:p>
          </table:table-cell>
          <table:table-cell table:style-name="ce4" table:formula="of:=+[.C793]*[.E792]/[.C792]" office:value-type="float" office:value="46.8960039704521" calcext:value-type="float">
            <text:p>4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786</text:p>
          </table:table-cell>
          <table:table-cell table:style-name="ce4" table:formula="of:=+[.C793]-[.E793]+[.D793]" office:value-type="float" office:value="933.230479011997" calcext:value-type="float">
            <text:p>933</text:p>
          </table:table-cell>
          <table:table-cell table:style-name="ce4" table:formula="of:=+[.C794]*([.$D$5]/100)" office:value-type="float" office:value="41.9953715555399" calcext:value-type="float">
            <text:p>42</text:p>
          </table:table-cell>
          <table:table-cell table:style-name="ce4" table:formula="of:=+[.C794]*[.E793]/[.C793]" office:value-type="float" office:value="46.6615239505998" calcext:value-type="float">
            <text:p>4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787</text:p>
          </table:table-cell>
          <table:table-cell table:style-name="ce4" table:formula="of:=+[.C794]-[.E794]+[.D794]" office:value-type="float" office:value="928.564326616937" calcext:value-type="float">
            <text:p>929</text:p>
          </table:table-cell>
          <table:table-cell table:style-name="ce4" table:formula="of:=+[.C795]*([.$D$5]/100)" office:value-type="float" office:value="41.7853946977622" calcext:value-type="float">
            <text:p>42</text:p>
          </table:table-cell>
          <table:table-cell table:style-name="ce4" table:formula="of:=+[.C795]*[.E794]/[.C794]" office:value-type="float" office:value="46.4282163308468" calcext:value-type="float">
            <text:p>4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788</text:p>
          </table:table-cell>
          <table:table-cell table:style-name="ce4" table:formula="of:=+[.C795]-[.E795]+[.D795]" office:value-type="float" office:value="923.921504983853" calcext:value-type="float">
            <text:p>924</text:p>
          </table:table-cell>
          <table:table-cell table:style-name="ce4" table:formula="of:=+[.C796]*([.$D$5]/100)" office:value-type="float" office:value="41.5764677242734" calcext:value-type="float">
            <text:p>42</text:p>
          </table:table-cell>
          <table:table-cell table:style-name="ce4" table:formula="of:=+[.C796]*[.E795]/[.C795]" office:value-type="float" office:value="46.1960752491926" calcext:value-type="float">
            <text:p>4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789</text:p>
          </table:table-cell>
          <table:table-cell table:style-name="ce4" table:formula="of:=+[.C796]-[.E796]+[.D796]" office:value-type="float" office:value="919.301897458933" calcext:value-type="float">
            <text:p>919</text:p>
          </table:table-cell>
          <table:table-cell table:style-name="ce4" table:formula="of:=+[.C797]*([.$D$5]/100)" office:value-type="float" office:value="41.368585385652" calcext:value-type="float">
            <text:p>41</text:p>
          </table:table-cell>
          <table:table-cell table:style-name="ce4" table:formula="of:=+[.C797]*[.E796]/[.C796]" office:value-type="float" office:value="45.9650948729466" calcext:value-type="float">
            <text:p>4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790</text:p>
          </table:table-cell>
          <table:table-cell table:style-name="ce4" table:formula="of:=+[.C797]-[.E797]+[.D797]" office:value-type="float" office:value="914.705387971639" calcext:value-type="float">
            <text:p>915</text:p>
          </table:table-cell>
          <table:table-cell table:style-name="ce4" table:formula="of:=+[.C798]*([.$D$5]/100)" office:value-type="float" office:value="41.1617424587237" calcext:value-type="float">
            <text:p>41</text:p>
          </table:table-cell>
          <table:table-cell table:style-name="ce4" table:formula="of:=+[.C798]*[.E797]/[.C797]" office:value-type="float" office:value="45.7352693985819" calcext:value-type="float">
            <text:p>4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791</text:p>
          </table:table-cell>
          <table:table-cell table:style-name="ce4" table:formula="of:=+[.C798]-[.E798]+[.D798]" office:value-type="float" office:value="910.13186103178" calcext:value-type="float">
            <text:p>910</text:p>
          </table:table-cell>
          <table:table-cell table:style-name="ce4" table:formula="of:=+[.C799]*([.$D$5]/100)" office:value-type="float" office:value="40.9559337464301" calcext:value-type="float">
            <text:p>41</text:p>
          </table:table-cell>
          <table:table-cell table:style-name="ce4" table:formula="of:=+[.C799]*[.E798]/[.C798]" office:value-type="float" office:value="45.506593051589" calcext:value-type="float">
            <text:p>4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792</text:p>
          </table:table-cell>
          <table:table-cell table:style-name="ce4" table:formula="of:=+[.C799]-[.E799]+[.D799]" office:value-type="float" office:value="905.581201726621" calcext:value-type="float">
            <text:p>906</text:p>
          </table:table-cell>
          <table:table-cell table:style-name="ce4" table:formula="of:=+[.C800]*([.$D$5]/100)" office:value-type="float" office:value="40.751154077698" calcext:value-type="float">
            <text:p>41</text:p>
          </table:table-cell>
          <table:table-cell table:style-name="ce4" table:formula="of:=+[.C800]*[.E799]/[.C799]" office:value-type="float" office:value="45.2790600863311" calcext:value-type="float">
            <text:p>4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793</text:p>
          </table:table-cell>
          <table:table-cell table:style-name="ce4" table:formula="of:=+[.C800]-[.E800]+[.D800]" office:value-type="float" office:value="901.053295717989" calcext:value-type="float">
            <text:p>901</text:p>
          </table:table-cell>
          <table:table-cell table:style-name="ce4" table:formula="of:=+[.C801]*([.$D$5]/100)" office:value-type="float" office:value="40.5473983073095" calcext:value-type="float">
            <text:p>41</text:p>
          </table:table-cell>
          <table:table-cell table:style-name="ce4" table:formula="of:=+[.C801]*[.E800]/[.C800]" office:value-type="float" office:value="45.0526647858994" calcext:value-type="float">
            <text:p>4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794</text:p>
          </table:table-cell>
          <table:table-cell table:style-name="ce4" table:formula="of:=+[.C801]-[.E801]+[.D801]" office:value-type="float" office:value="896.548029239398" calcext:value-type="float">
            <text:p>897</text:p>
          </table:table-cell>
          <table:table-cell table:style-name="ce4" table:formula="of:=+[.C802]*([.$D$5]/100)" office:value-type="float" office:value="40.3446613157729" calcext:value-type="float">
            <text:p>40</text:p>
          </table:table-cell>
          <table:table-cell table:style-name="ce4" table:formula="of:=+[.C802]*[.E801]/[.C801]" office:value-type="float" office:value="44.8274014619699" calcext:value-type="float">
            <text:p>4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795</text:p>
          </table:table-cell>
          <table:table-cell table:style-name="ce4" table:formula="of:=+[.C802]-[.E802]+[.D802]" office:value-type="float" office:value="892.065289093202" calcext:value-type="float">
            <text:p>892</text:p>
          </table:table-cell>
          <table:table-cell table:style-name="ce4" table:formula="of:=+[.C803]*([.$D$5]/100)" office:value-type="float" office:value="40.1429380091941" calcext:value-type="float">
            <text:p>40</text:p>
          </table:table-cell>
          <table:table-cell table:style-name="ce4" table:formula="of:=+[.C803]*[.E802]/[.C802]" office:value-type="float" office:value="44.6032644546601" calcext:value-type="float">
            <text:p>4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796</text:p>
          </table:table-cell>
          <table:table-cell table:style-name="ce4" table:formula="of:=+[.C803]-[.E803]+[.D803]" office:value-type="float" office:value="887.604962647736" calcext:value-type="float">
            <text:p>888</text:p>
          </table:table-cell>
          <table:table-cell table:style-name="ce4" table:formula="of:=+[.C804]*([.$D$5]/100)" office:value-type="float" office:value="39.9422233191481" calcext:value-type="float">
            <text:p>40</text:p>
          </table:table-cell>
          <table:table-cell table:style-name="ce4" table:formula="of:=+[.C804]*[.E803]/[.C803]" office:value-type="float" office:value="44.3802481323868" calcext:value-type="float">
            <text:p>4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797</text:p>
          </table:table-cell>
          <table:table-cell table:style-name="ce4" table:formula="of:=+[.C804]-[.E804]+[.D804]" office:value-type="float" office:value="883.166937834497" calcext:value-type="float">
            <text:p>883</text:p>
          </table:table-cell>
          <table:table-cell table:style-name="ce4" table:formula="of:=+[.C805]*([.$D$5]/100)" office:value-type="float" office:value="39.7425122025524" calcext:value-type="float">
            <text:p>40</text:p>
          </table:table-cell>
          <table:table-cell table:style-name="ce4" table:formula="of:=+[.C805]*[.E804]/[.C804]" office:value-type="float" office:value="44.1583468917248" calcext:value-type="float">
            <text:p>4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798</text:p>
          </table:table-cell>
          <table:table-cell table:style-name="ce4" table:formula="of:=+[.C805]-[.E805]+[.D805]" office:value-type="float" office:value="878.751103145324" calcext:value-type="float">
            <text:p>879</text:p>
          </table:table-cell>
          <table:table-cell table:style-name="ce4" table:formula="of:=+[.C806]*([.$D$5]/100)" office:value-type="float" office:value="39.5437996415396" calcext:value-type="float">
            <text:p>40</text:p>
          </table:table-cell>
          <table:table-cell table:style-name="ce4" table:formula="of:=+[.C806]*[.E805]/[.C805]" office:value-type="float" office:value="43.9375551572662" calcext:value-type="float">
            <text:p>4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799</text:p>
          </table:table-cell>
          <table:table-cell table:style-name="ce4" table:formula="of:=+[.C806]-[.E806]+[.D806]" office:value-type="float" office:value="874.357347629598" calcext:value-type="float">
            <text:p>874</text:p>
          </table:table-cell>
          <table:table-cell table:style-name="ce4" table:formula="of:=+[.C807]*([.$D$5]/100)" office:value-type="float" office:value="39.3460806433319" calcext:value-type="float">
            <text:p>39</text:p>
          </table:table-cell>
          <table:table-cell table:style-name="ce4" table:formula="of:=+[.C807]*[.E806]/[.C806]" office:value-type="float" office:value="43.7178673814799" calcext:value-type="float">
            <text:p>4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800</text:p>
          </table:table-cell>
          <table:table-cell table:style-name="ce4" table:formula="of:=+[.C807]-[.E807]+[.D807]" office:value-type="float" office:value="869.98556089145" calcext:value-type="float">
            <text:p>870</text:p>
          </table:table-cell>
          <table:table-cell table:style-name="ce4" table:formula="of:=+[.C808]*([.$D$5]/100)" office:value-type="float" office:value="39.1493502401152" calcext:value-type="float">
            <text:p>39</text:p>
          </table:table-cell>
          <table:table-cell table:style-name="ce4" table:formula="of:=+[.C808]*[.E807]/[.C807]" office:value-type="float" office:value="43.4992780445725" calcext:value-type="float">
            <text:p>4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801</text:p>
          </table:table-cell>
          <table:table-cell table:style-name="ce4" table:formula="of:=+[.C808]-[.E808]+[.D808]" office:value-type="float" office:value="865.635633086993" calcext:value-type="float">
            <text:p>866</text:p>
          </table:table-cell>
          <table:table-cell table:style-name="ce4" table:formula="of:=+[.C809]*([.$D$5]/100)" office:value-type="float" office:value="38.9536034889147" calcext:value-type="float">
            <text:p>39</text:p>
          </table:table-cell>
          <table:table-cell table:style-name="ce4" table:formula="of:=+[.C809]*[.E808]/[.C808]" office:value-type="float" office:value="43.2817816543496" calcext:value-type="float">
            <text:p>4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802</text:p>
          </table:table-cell>
          <table:table-cell table:style-name="ce4" table:formula="of:=+[.C809]-[.E809]+[.D809]" office:value-type="float" office:value="861.307454921558" calcext:value-type="float">
            <text:p>861</text:p>
          </table:table-cell>
          <table:table-cell table:style-name="ce4" table:formula="of:=+[.C810]*([.$D$5]/100)" office:value-type="float" office:value="38.7588354714701" calcext:value-type="float">
            <text:p>39</text:p>
          </table:table-cell>
          <table:table-cell table:style-name="ce4" table:formula="of:=+[.C810]*[.E809]/[.C809]" office:value-type="float" office:value="43.0653727460779" calcext:value-type="float">
            <text:p>4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803</text:p>
          </table:table-cell>
          <table:table-cell table:style-name="ce4" table:formula="of:=+[.C810]-[.E810]+[.D810]" office:value-type="float" office:value="857.00091764695" calcext:value-type="float">
            <text:p>857</text:p>
          </table:table-cell>
          <table:table-cell table:style-name="ce4" table:formula="of:=+[.C811]*([.$D$5]/100)" office:value-type="float" office:value="38.5650412941128" calcext:value-type="float">
            <text:p>39</text:p>
          </table:table-cell>
          <table:table-cell table:style-name="ce4" table:formula="of:=+[.C811]*[.E810]/[.C810]" office:value-type="float" office:value="42.8500458823475" calcext:value-type="float">
            <text:p>4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804</text:p>
          </table:table-cell>
          <table:table-cell table:style-name="ce4" table:formula="of:=+[.C811]-[.E811]+[.D811]" office:value-type="float" office:value="852.715913058715" calcext:value-type="float">
            <text:p>853</text:p>
          </table:table-cell>
          <table:table-cell table:style-name="ce4" table:formula="of:=+[.C812]*([.$D$5]/100)" office:value-type="float" office:value="38.3722160876422" calcext:value-type="float">
            <text:p>38</text:p>
          </table:table-cell>
          <table:table-cell table:style-name="ce4" table:formula="of:=+[.C812]*[.E811]/[.C811]" office:value-type="float" office:value="42.6357956529357" calcext:value-type="float">
            <text:p>4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805</text:p>
          </table:table-cell>
          <table:table-cell table:style-name="ce4" table:formula="of:=+[.C812]-[.E812]+[.D812]" office:value-type="float" office:value="848.452333493422" calcext:value-type="float">
            <text:p>848</text:p>
          </table:table-cell>
          <table:table-cell table:style-name="ce4" table:formula="of:=+[.C813]*([.$D$5]/100)" office:value-type="float" office:value="38.180355007204" calcext:value-type="float">
            <text:p>38</text:p>
          </table:table-cell>
          <table:table-cell table:style-name="ce4" table:formula="of:=+[.C813]*[.E812]/[.C812]" office:value-type="float" office:value="42.4226166746711" calcext:value-type="float">
            <text:p>4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806</text:p>
          </table:table-cell>
          <table:table-cell table:style-name="ce4" table:formula="of:=+[.C813]-[.E813]+[.D813]" office:value-type="float" office:value="844.210071825955" calcext:value-type="float">
            <text:p>844</text:p>
          </table:table-cell>
          <table:table-cell table:style-name="ce4" table:formula="of:=+[.C814]*([.$D$5]/100)" office:value-type="float" office:value="37.989453232168" calcext:value-type="float">
            <text:p>38</text:p>
          </table:table-cell>
          <table:table-cell table:style-name="ce4" table:formula="of:=+[.C814]*[.E813]/[.C813]" office:value-type="float" office:value="42.2105035912977" calcext:value-type="float">
            <text:p>4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807</text:p>
          </table:table-cell>
          <table:table-cell table:style-name="ce4" table:formula="of:=+[.C814]-[.E814]+[.D814]" office:value-type="float" office:value="839.989021466825" calcext:value-type="float">
            <text:p>840</text:p>
          </table:table-cell>
          <table:table-cell table:style-name="ce4" table:formula="of:=+[.C815]*([.$D$5]/100)" office:value-type="float" office:value="37.7995059660071" calcext:value-type="float">
            <text:p>38</text:p>
          </table:table-cell>
          <table:table-cell table:style-name="ce4" table:formula="of:=+[.C815]*[.E814]/[.C814]" office:value-type="float" office:value="41.9994510733412" calcext:value-type="float">
            <text:p>4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808</text:p>
          </table:table-cell>
          <table:table-cell table:style-name="ce4" table:formula="of:=+[.C815]-[.E815]+[.D815]" office:value-type="float" office:value="835.789076359491" calcext:value-type="float">
            <text:p>836</text:p>
          </table:table-cell>
          <table:table-cell table:style-name="ce4" table:formula="of:=+[.C816]*([.$D$5]/100)" office:value-type="float" office:value="37.6105084361771" calcext:value-type="float">
            <text:p>38</text:p>
          </table:table-cell>
          <table:table-cell table:style-name="ce4" table:formula="of:=+[.C816]*[.E815]/[.C815]" office:value-type="float" office:value="41.7894538179745" calcext:value-type="float">
            <text:p>4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809</text:p>
          </table:table-cell>
          <table:table-cell table:style-name="ce4" table:formula="of:=+[.C816]-[.E816]+[.D816]" office:value-type="float" office:value="831.610130977693" calcext:value-type="float">
            <text:p>832</text:p>
          </table:table-cell>
          <table:table-cell table:style-name="ce4" table:formula="of:=+[.C817]*([.$D$5]/100)" office:value-type="float" office:value="37.4224558939962" calcext:value-type="float">
            <text:p>37</text:p>
          </table:table-cell>
          <table:table-cell table:style-name="ce4" table:formula="of:=+[.C817]*[.E816]/[.C816]" office:value-type="float" office:value="41.5805065488846" calcext:value-type="float">
            <text:p>4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810</text:p>
          </table:table-cell>
          <table:table-cell table:style-name="ce4" table:formula="of:=+[.C817]-[.E817]+[.D817]" office:value-type="float" office:value="827.452080322805" calcext:value-type="float">
            <text:p>827</text:p>
          </table:table-cell>
          <table:table-cell table:style-name="ce4" table:formula="of:=+[.C818]*([.$D$5]/100)" office:value-type="float" office:value="37.2353436145262" calcext:value-type="float">
            <text:p>37</text:p>
          </table:table-cell>
          <table:table-cell table:style-name="ce4" table:formula="of:=+[.C818]*[.E817]/[.C817]" office:value-type="float" office:value="41.3726040161402" calcext:value-type="float">
            <text:p>4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811</text:p>
          </table:table-cell>
          <table:table-cell table:style-name="ce4" table:formula="of:=+[.C818]-[.E818]+[.D818]" office:value-type="float" office:value="823.314819921191" calcext:value-type="float">
            <text:p>823</text:p>
          </table:table-cell>
          <table:table-cell table:style-name="ce4" table:formula="of:=+[.C819]*([.$D$5]/100)" office:value-type="float" office:value="37.0491668964536" calcext:value-type="float">
            <text:p>37</text:p>
          </table:table-cell>
          <table:table-cell table:style-name="ce4" table:formula="of:=+[.C819]*[.E818]/[.C818]" office:value-type="float" office:value="41.1657409960595" calcext:value-type="float">
            <text:p>4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812</text:p>
          </table:table-cell>
          <table:table-cell table:style-name="ce4" table:formula="of:=+[.C819]-[.E819]+[.D819]" office:value-type="float" office:value="819.198245821585" calcext:value-type="float">
            <text:p>819</text:p>
          </table:table-cell>
          <table:table-cell table:style-name="ce4" table:formula="of:=+[.C820]*([.$D$5]/100)" office:value-type="float" office:value="36.8639210619713" calcext:value-type="float">
            <text:p>37</text:p>
          </table:table-cell>
          <table:table-cell table:style-name="ce4" table:formula="of:=+[.C820]*[.E819]/[.C819]" office:value-type="float" office:value="40.9599122910792" calcext:value-type="float">
            <text:p>4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813</text:p>
          </table:table-cell>
          <table:table-cell table:style-name="ce4" table:formula="of:=+[.C820]-[.E820]+[.D820]" office:value-type="float" office:value="815.102254592477" calcext:value-type="float">
            <text:p>815</text:p>
          </table:table-cell>
          <table:table-cell table:style-name="ce4" table:formula="of:=+[.C821]*([.$D$5]/100)" office:value-type="float" office:value="36.6796014566615" calcext:value-type="float">
            <text:p>37</text:p>
          </table:table-cell>
          <table:table-cell table:style-name="ce4" table:formula="of:=+[.C821]*[.E820]/[.C820]" office:value-type="float" office:value="40.7551127296238" calcext:value-type="float">
            <text:p>4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814</text:p>
          </table:table-cell>
          <table:table-cell table:style-name="ce4" table:formula="of:=+[.C821]-[.E821]+[.D821]" office:value-type="float" office:value="811.026743319515" calcext:value-type="float">
            <text:p>811</text:p>
          </table:table-cell>
          <table:table-cell table:style-name="ce4" table:formula="of:=+[.C822]*([.$D$5]/100)" office:value-type="float" office:value="36.4962034493782" calcext:value-type="float">
            <text:p>36</text:p>
          </table:table-cell>
          <table:table-cell table:style-name="ce4" table:formula="of:=+[.C822]*[.E821]/[.C821]" office:value-type="float" office:value="40.5513371659757" calcext:value-type="float">
            <text:p>4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815</text:p>
          </table:table-cell>
          <table:table-cell table:style-name="ce4" table:formula="of:=+[.C822]-[.E822]+[.D822]" office:value-type="float" office:value="806.971609602917" calcext:value-type="float">
            <text:p>807</text:p>
          </table:table-cell>
          <table:table-cell table:style-name="ce4" table:formula="of:=+[.C823]*([.$D$5]/100)" office:value-type="float" office:value="36.3137224321313" calcext:value-type="float">
            <text:p>36</text:p>
          </table:table-cell>
          <table:table-cell table:style-name="ce4" table:formula="of:=+[.C823]*[.E822]/[.C822]" office:value-type="float" office:value="40.3485804801458" calcext:value-type="float">
            <text:p>4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816</text:p>
          </table:table-cell>
          <table:table-cell table:style-name="ce4" table:formula="of:=+[.C823]-[.E823]+[.D823]" office:value-type="float" office:value="802.936751554903" calcext:value-type="float">
            <text:p>803</text:p>
          </table:table-cell>
          <table:table-cell table:style-name="ce4" table:formula="of:=+[.C824]*([.$D$5]/100)" office:value-type="float" office:value="36.1321538199706" calcext:value-type="float">
            <text:p>36</text:p>
          </table:table-cell>
          <table:table-cell table:style-name="ce4" table:formula="of:=+[.C824]*[.E823]/[.C823]" office:value-type="float" office:value="40.1468375777451" calcext:value-type="float">
            <text:p>4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817</text:p>
          </table:table-cell>
          <table:table-cell table:style-name="ce4" table:formula="of:=+[.C824]-[.E824]+[.D824]" office:value-type="float" office:value="798.922067797128" calcext:value-type="float">
            <text:p>799</text:p>
          </table:table-cell>
          <table:table-cell table:style-name="ce4" table:formula="of:=+[.C825]*([.$D$5]/100)" office:value-type="float" office:value="35.9514930508708" calcext:value-type="float">
            <text:p>36</text:p>
          </table:table-cell>
          <table:table-cell table:style-name="ce4" table:formula="of:=+[.C825]*[.E824]/[.C824]" office:value-type="float" office:value="39.9461033898564" calcext:value-type="float">
            <text:p>4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818</text:p>
          </table:table-cell>
          <table:table-cell table:style-name="ce4" table:formula="of:=+[.C825]-[.E825]+[.D825]" office:value-type="float" office:value="794.927457458143" calcext:value-type="float">
            <text:p>795</text:p>
          </table:table-cell>
          <table:table-cell table:style-name="ce4" table:formula="of:=+[.C826]*([.$D$5]/100)" office:value-type="float" office:value="35.7717355856164" calcext:value-type="float">
            <text:p>36</text:p>
          </table:table-cell>
          <table:table-cell table:style-name="ce4" table:formula="of:=+[.C826]*[.E825]/[.C825]" office:value-type="float" office:value="39.7463728729071" calcext:value-type="float">
            <text:p>4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819</text:p>
          </table:table-cell>
          <table:table-cell table:style-name="ce4" table:formula="of:=+[.C826]-[.E826]+[.D826]" office:value-type="float" office:value="790.952820170852" calcext:value-type="float">
            <text:p>791</text:p>
          </table:table-cell>
          <table:table-cell table:style-name="ce4" table:formula="of:=+[.C827]*([.$D$5]/100)" office:value-type="float" office:value="35.5928769076883" calcext:value-type="float">
            <text:p>36</text:p>
          </table:table-cell>
          <table:table-cell table:style-name="ce4" table:formula="of:=+[.C827]*[.E826]/[.C826]" office:value-type="float" office:value="39.5476410085426" calcext:value-type="float">
            <text:p>4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820</text:p>
          </table:table-cell>
          <table:table-cell table:style-name="ce4" table:formula="of:=+[.C827]-[.E827]+[.D827]" office:value-type="float" office:value="786.998056069998" calcext:value-type="float">
            <text:p>787</text:p>
          </table:table-cell>
          <table:table-cell table:style-name="ce4" table:formula="of:=+[.C828]*([.$D$5]/100)" office:value-type="float" office:value="35.4149125231499" calcext:value-type="float">
            <text:p>35</text:p>
          </table:table-cell>
          <table:table-cell table:style-name="ce4" table:formula="of:=+[.C828]*[.E827]/[.C827]" office:value-type="float" office:value="39.3499028034999" calcext:value-type="float">
            <text:p>3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821</text:p>
          </table:table-cell>
          <table:table-cell table:style-name="ce4" table:formula="of:=+[.C828]-[.E828]+[.D828]" office:value-type="float" office:value="783.063065789648" calcext:value-type="float">
            <text:p>783</text:p>
          </table:table-cell>
          <table:table-cell table:style-name="ce4" table:formula="of:=+[.C829]*([.$D$5]/100)" office:value-type="float" office:value="35.2378379605342" calcext:value-type="float">
            <text:p>35</text:p>
          </table:table-cell>
          <table:table-cell table:style-name="ce4" table:formula="of:=+[.C829]*[.E828]/[.C828]" office:value-type="float" office:value="39.1531532894824" calcext:value-type="float">
            <text:p>3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822</text:p>
          </table:table-cell>
          <table:table-cell table:style-name="ce4" table:formula="of:=+[.C829]-[.E829]+[.D829]" office:value-type="float" office:value="779.1477504607" calcext:value-type="float">
            <text:p>779</text:p>
          </table:table-cell>
          <table:table-cell table:style-name="ce4" table:formula="of:=+[.C830]*([.$D$5]/100)" office:value-type="float" office:value="35.0616487707315" calcext:value-type="float">
            <text:p>35</text:p>
          </table:table-cell>
          <table:table-cell table:style-name="ce4" table:formula="of:=+[.C830]*[.E829]/[.C829]" office:value-type="float" office:value="38.957387523035" calcext:value-type="float">
            <text:p>3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823</text:p>
          </table:table-cell>
          <table:table-cell table:style-name="ce4" table:formula="of:=+[.C830]-[.E830]+[.D830]" office:value-type="float" office:value="775.252011708396" calcext:value-type="float">
            <text:p>775</text:p>
          </table:table-cell>
          <table:table-cell table:style-name="ce4" table:formula="of:=+[.C831]*([.$D$5]/100)" office:value-type="float" office:value="34.8863405268778" calcext:value-type="float">
            <text:p>35</text:p>
          </table:table-cell>
          <table:table-cell table:style-name="ce4" table:formula="of:=+[.C831]*[.E830]/[.C830]" office:value-type="float" office:value="38.7626005854198" calcext:value-type="float">
            <text:p>3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824</text:p>
          </table:table-cell>
          <table:table-cell table:style-name="ce4" table:formula="of:=+[.C831]-[.E831]+[.D831]" office:value-type="float" office:value="771.375751649854" calcext:value-type="float">
            <text:p>771</text:p>
          </table:table-cell>
          <table:table-cell table:style-name="ce4" table:formula="of:=+[.C832]*([.$D$5]/100)" office:value-type="float" office:value="34.7119088242434" calcext:value-type="float">
            <text:p>35</text:p>
          </table:table-cell>
          <table:table-cell table:style-name="ce4" table:formula="of:=+[.C832]*[.E831]/[.C831]" office:value-type="float" office:value="38.5687875824927" calcext:value-type="float">
            <text:p>3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825</text:p>
          </table:table-cell>
          <table:table-cell table:style-name="ce4" table:formula="of:=+[.C832]-[.E832]+[.D832]" office:value-type="float" office:value="767.518872891605" calcext:value-type="float">
            <text:p>768</text:p>
          </table:table-cell>
          <table:table-cell table:style-name="ce4" table:formula="of:=+[.C833]*([.$D$5]/100)" office:value-type="float" office:value="34.5383492801222" calcext:value-type="float">
            <text:p>35</text:p>
          </table:table-cell>
          <table:table-cell table:style-name="ce4" table:formula="of:=+[.C833]*[.E832]/[.C832]" office:value-type="float" office:value="38.3759436445802" calcext:value-type="float">
            <text:p>3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826</text:p>
          </table:table-cell>
          <table:table-cell table:style-name="ce4" table:formula="of:=+[.C833]-[.E833]+[.D833]" office:value-type="float" office:value="763.681278527147" calcext:value-type="float">
            <text:p>764</text:p>
          </table:table-cell>
          <table:table-cell table:style-name="ce4" table:formula="of:=+[.C834]*([.$D$5]/100)" office:value-type="float" office:value="34.3656575337216" calcext:value-type="float">
            <text:p>34</text:p>
          </table:table-cell>
          <table:table-cell table:style-name="ce4" table:formula="of:=+[.C834]*[.E833]/[.C833]" office:value-type="float" office:value="38.1840639263573" calcext:value-type="float">
            <text:p>3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827</text:p>
          </table:table-cell>
          <table:table-cell table:style-name="ce4" table:formula="of:=+[.C834]-[.E834]+[.D834]" office:value-type="float" office:value="759.862872134511" calcext:value-type="float">
            <text:p>760</text:p>
          </table:table-cell>
          <table:table-cell table:style-name="ce4" table:formula="of:=+[.C835]*([.$D$5]/100)" office:value-type="float" office:value="34.193829246053" calcext:value-type="float">
            <text:p>34</text:p>
          </table:table-cell>
          <table:table-cell table:style-name="ce4" table:formula="of:=+[.C835]*[.E834]/[.C834]" office:value-type="float" office:value="37.9931436067255" calcext:value-type="float">
            <text:p>3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828</text:p>
          </table:table-cell>
          <table:table-cell table:style-name="ce4" table:formula="of:=+[.C835]-[.E835]+[.D835]" office:value-type="float" office:value="756.063557773839" calcext:value-type="float">
            <text:p>756</text:p>
          </table:table-cell>
          <table:table-cell table:style-name="ce4" table:formula="of:=+[.C836]*([.$D$5]/100)" office:value-type="float" office:value="34.0228600998227" calcext:value-type="float">
            <text:p>34</text:p>
          </table:table-cell>
          <table:table-cell table:style-name="ce4" table:formula="of:=+[.C836]*[.E835]/[.C835]" office:value-type="float" office:value="37.8031778886919" calcext:value-type="float">
            <text:p>3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829</text:p>
          </table:table-cell>
          <table:table-cell table:style-name="ce4" table:formula="of:=+[.C836]-[.E836]+[.D836]" office:value-type="float" office:value="752.28323998497" calcext:value-type="float">
            <text:p>752</text:p>
          </table:table-cell>
          <table:table-cell table:style-name="ce4" table:formula="of:=+[.C837]*([.$D$5]/100)" office:value-type="float" office:value="33.8527457993236" calcext:value-type="float">
            <text:p>34</text:p>
          </table:table-cell>
          <table:table-cell table:style-name="ce4" table:formula="of:=+[.C837]*[.E836]/[.C836]" office:value-type="float" office:value="37.6141619992484" calcext:value-type="float">
            <text:p>3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830</text:p>
          </table:table-cell>
          <table:table-cell table:style-name="ce4" table:formula="of:=+[.C837]-[.E837]+[.D837]" office:value-type="float" office:value="748.521823785045" calcext:value-type="float">
            <text:p>749</text:p>
          </table:table-cell>
          <table:table-cell table:style-name="ce4" table:formula="of:=+[.C838]*([.$D$5]/100)" office:value-type="float" office:value="33.683482070327" calcext:value-type="float">
            <text:p>34</text:p>
          </table:table-cell>
          <table:table-cell table:style-name="ce4" table:formula="of:=+[.C838]*[.E837]/[.C837]" office:value-type="float" office:value="37.4260911892522" calcext:value-type="float">
            <text:p>3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831</text:p>
          </table:table-cell>
          <table:table-cell table:style-name="ce4" table:formula="of:=+[.C838]-[.E838]+[.D838]" office:value-type="float" office:value="744.77921466612" calcext:value-type="float">
            <text:p>745</text:p>
          </table:table-cell>
          <table:table-cell table:style-name="ce4" table:formula="of:=+[.C839]*([.$D$5]/100)" office:value-type="float" office:value="33.5150646599754" calcext:value-type="float">
            <text:p>34</text:p>
          </table:table-cell>
          <table:table-cell table:style-name="ce4" table:formula="of:=+[.C839]*[.E838]/[.C838]" office:value-type="float" office:value="37.2389607333059" calcext:value-type="float">
            <text:p>3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832</text:p>
          </table:table-cell>
          <table:table-cell table:style-name="ce4" table:formula="of:=+[.C839]-[.E839]+[.D839]" office:value-type="float" office:value="741.055318592789" calcext:value-type="float">
            <text:p>741</text:p>
          </table:table-cell>
          <table:table-cell table:style-name="ce4" table:formula="of:=+[.C840]*([.$D$5]/100)" office:value-type="float" office:value="33.3474893366755" calcext:value-type="float">
            <text:p>33</text:p>
          </table:table-cell>
          <table:table-cell table:style-name="ce4" table:formula="of:=+[.C840]*[.E839]/[.C839]" office:value-type="float" office:value="37.0527659296394" calcext:value-type="float">
            <text:p>3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833</text:p>
          </table:table-cell>
          <table:table-cell table:style-name="ce4" table:formula="of:=+[.C840]-[.E840]+[.D840]" office:value-type="float" office:value="737.350041999825" calcext:value-type="float">
            <text:p>737</text:p>
          </table:table-cell>
          <table:table-cell table:style-name="ce4" table:formula="of:=+[.C841]*([.$D$5]/100)" office:value-type="float" office:value="33.1807518899921" calcext:value-type="float">
            <text:p>33</text:p>
          </table:table-cell>
          <table:table-cell table:style-name="ce4" table:formula="of:=+[.C841]*[.E840]/[.C840]" office:value-type="float" office:value="36.8675020999912" calcext:value-type="float">
            <text:p>3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834</text:p>
          </table:table-cell>
          <table:table-cell table:style-name="ce4" table:formula="of:=+[.C841]-[.E841]+[.D841]" office:value-type="float" office:value="733.663291789826" calcext:value-type="float">
            <text:p>734</text:p>
          </table:table-cell>
          <table:table-cell table:style-name="ce4" table:formula="of:=+[.C842]*([.$D$5]/100)" office:value-type="float" office:value="33.0148481305422" calcext:value-type="float">
            <text:p>33</text:p>
          </table:table-cell>
          <table:table-cell table:style-name="ce4" table:formula="of:=+[.C842]*[.E841]/[.C841]" office:value-type="float" office:value="36.6831645894913" calcext:value-type="float">
            <text:p>3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835</text:p>
          </table:table-cell>
          <table:table-cell table:style-name="ce4" table:formula="of:=+[.C842]-[.E842]+[.D842]" office:value-type="float" office:value="729.994975330877" calcext:value-type="float">
            <text:p>730</text:p>
          </table:table-cell>
          <table:table-cell table:style-name="ce4" table:formula="of:=+[.C843]*([.$D$5]/100)" office:value-type="float" office:value="32.8497738898895" calcext:value-type="float">
            <text:p>33</text:p>
          </table:table-cell>
          <table:table-cell table:style-name="ce4" table:formula="of:=+[.C843]*[.E842]/[.C842]" office:value-type="float" office:value="36.4997487665438" calcext:value-type="float">
            <text:p>3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836</text:p>
          </table:table-cell>
          <table:table-cell table:style-name="ce4" table:formula="of:=+[.C843]-[.E843]+[.D843]" office:value-type="float" office:value="726.345000454222" calcext:value-type="float">
            <text:p>726</text:p>
          </table:table-cell>
          <table:table-cell table:style-name="ce4" table:formula="of:=+[.C844]*([.$D$5]/100)" office:value-type="float" office:value="32.68552502044" calcext:value-type="float">
            <text:p>33</text:p>
          </table:table-cell>
          <table:table-cell table:style-name="ce4" table:formula="of:=+[.C844]*[.E843]/[.C843]" office:value-type="float" office:value="36.3172500227111" calcext:value-type="float">
            <text:p>3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837</text:p>
          </table:table-cell>
          <table:table-cell table:style-name="ce4" table:formula="of:=+[.C844]-[.E844]+[.D844]" office:value-type="float" office:value="722.713275451951" calcext:value-type="float">
            <text:p>723</text:p>
          </table:table-cell>
          <table:table-cell table:style-name="ce4" table:formula="of:=+[.C845]*([.$D$5]/100)" office:value-type="float" office:value="32.5220973953378" calcext:value-type="float">
            <text:p>33</text:p>
          </table:table-cell>
          <table:table-cell table:style-name="ce4" table:formula="of:=+[.C845]*[.E844]/[.C844]" office:value-type="float" office:value="36.1356637725975" calcext:value-type="float">
            <text:p>3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838</text:p>
          </table:table-cell>
          <table:table-cell table:style-name="ce4" table:formula="of:=+[.C845]-[.E845]+[.D845]" office:value-type="float" office:value="719.099709074692" calcext:value-type="float">
            <text:p>719</text:p>
          </table:table-cell>
          <table:table-cell table:style-name="ce4" table:formula="of:=+[.C846]*([.$D$5]/100)" office:value-type="float" office:value="32.3594869083611" calcext:value-type="float">
            <text:p>32</text:p>
          </table:table-cell>
          <table:table-cell table:style-name="ce4" table:formula="of:=+[.C846]*[.E845]/[.C845]" office:value-type="float" office:value="35.9549854537345" calcext:value-type="float">
            <text:p>3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839</text:p>
          </table:table-cell>
          <table:table-cell table:style-name="ce4" table:formula="of:=+[.C846]-[.E846]+[.D846]" office:value-type="float" office:value="715.504210529318" calcext:value-type="float">
            <text:p>716</text:p>
          </table:table-cell>
          <table:table-cell table:style-name="ce4" table:formula="of:=+[.C847]*([.$D$5]/100)" office:value-type="float" office:value="32.1976894738193" calcext:value-type="float">
            <text:p>32</text:p>
          </table:table-cell>
          <table:table-cell table:style-name="ce4" table:formula="of:=+[.C847]*[.E846]/[.C846]" office:value-type="float" office:value="35.7752105264659" calcext:value-type="float">
            <text:p>3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840</text:p>
          </table:table-cell>
          <table:table-cell table:style-name="ce4" table:formula="of:=+[.C847]-[.E847]+[.D847]" office:value-type="float" office:value="711.926689476671" calcext:value-type="float">
            <text:p>712</text:p>
          </table:table-cell>
          <table:table-cell table:style-name="ce4" table:formula="of:=+[.C848]*([.$D$5]/100)" office:value-type="float" office:value="32.0367010264502" calcext:value-type="float">
            <text:p>32</text:p>
          </table:table-cell>
          <table:table-cell table:style-name="ce4" table:formula="of:=+[.C848]*[.E847]/[.C847]" office:value-type="float" office:value="35.5963344738335" calcext:value-type="float">
            <text:p>3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841</text:p>
          </table:table-cell>
          <table:table-cell table:style-name="ce4" table:formula="of:=+[.C848]-[.E848]+[.D848]" office:value-type="float" office:value="708.367056029288" calcext:value-type="float">
            <text:p>708</text:p>
          </table:table-cell>
          <table:table-cell table:style-name="ce4" table:formula="of:=+[.C849]*([.$D$5]/100)" office:value-type="float" office:value="31.876517521318" calcext:value-type="float">
            <text:p>32</text:p>
          </table:table-cell>
          <table:table-cell table:style-name="ce4" table:formula="of:=+[.C849]*[.E848]/[.C848]" office:value-type="float" office:value="35.4183528014644" calcext:value-type="float">
            <text:p>3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842</text:p>
          </table:table-cell>
          <table:table-cell table:style-name="ce4" table:formula="of:=+[.C849]-[.E849]+[.D849]" office:value-type="float" office:value="704.825220749142" calcext:value-type="float">
            <text:p>705</text:p>
          </table:table-cell>
          <table:table-cell table:style-name="ce4" table:formula="of:=+[.C850]*([.$D$5]/100)" office:value-type="float" office:value="31.7171349337114" calcext:value-type="float">
            <text:p>32</text:p>
          </table:table-cell>
          <table:table-cell table:style-name="ce4" table:formula="of:=+[.C850]*[.E849]/[.C849]" office:value-type="float" office:value="35.2412610374571" calcext:value-type="float">
            <text:p>3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843</text:p>
          </table:table-cell>
          <table:table-cell table:style-name="ce4" table:formula="of:=+[.C850]-[.E850]+[.D850]" office:value-type="float" office:value="701.301094645396" calcext:value-type="float">
            <text:p>701</text:p>
          </table:table-cell>
          <table:table-cell table:style-name="ce4" table:formula="of:=+[.C851]*([.$D$5]/100)" office:value-type="float" office:value="31.5585492590428" calcext:value-type="float">
            <text:p>32</text:p>
          </table:table-cell>
          <table:table-cell table:style-name="ce4" table:formula="of:=+[.C851]*[.E850]/[.C850]" office:value-type="float" office:value="35.0650547322698" calcext:value-type="float">
            <text:p>3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844</text:p>
          </table:table-cell>
          <table:table-cell table:style-name="ce4" table:formula="of:=+[.C851]-[.E851]+[.D851]" office:value-type="float" office:value="697.794589172169" calcext:value-type="float">
            <text:p>698</text:p>
          </table:table-cell>
          <table:table-cell table:style-name="ce4" table:formula="of:=+[.C852]*([.$D$5]/100)" office:value-type="float" office:value="31.4007565127476" calcext:value-type="float">
            <text:p>31</text:p>
          </table:table-cell>
          <table:table-cell table:style-name="ce4" table:formula="of:=+[.C852]*[.E851]/[.C851]" office:value-type="float" office:value="34.8897294586084" calcext:value-type="float">
            <text:p>3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845</text:p>
          </table:table-cell>
          <table:table-cell table:style-name="ce4" table:formula="of:=+[.C852]-[.E852]+[.D852]" office:value-type="float" office:value="694.305616226308" calcext:value-type="float">
            <text:p>694</text:p>
          </table:table-cell>
          <table:table-cell table:style-name="ce4" table:formula="of:=+[.C853]*([.$D$5]/100)" office:value-type="float" office:value="31.2437527301839" calcext:value-type="float">
            <text:p>31</text:p>
          </table:table-cell>
          <table:table-cell table:style-name="ce4" table:formula="of:=+[.C853]*[.E852]/[.C852]" office:value-type="float" office:value="34.7152808113154" calcext:value-type="float">
            <text:p>3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846</text:p>
          </table:table-cell>
          <table:table-cell table:style-name="ce4" table:formula="of:=+[.C853]-[.E853]+[.D853]" office:value-type="float" office:value="690.834088145177" calcext:value-type="float">
            <text:p>691</text:p>
          </table:table-cell>
          <table:table-cell table:style-name="ce4" table:formula="of:=+[.C854]*([.$D$5]/100)" office:value-type="float" office:value="31.087533966533" calcext:value-type="float">
            <text:p>31</text:p>
          </table:table-cell>
          <table:table-cell table:style-name="ce4" table:formula="of:=+[.C854]*[.E853]/[.C853]" office:value-type="float" office:value="34.5417044072588" calcext:value-type="float">
            <text:p>3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847</text:p>
          </table:table-cell>
          <table:table-cell table:style-name="ce4" table:formula="of:=+[.C854]-[.E854]+[.D854]" office:value-type="float" office:value="687.379917704451" calcext:value-type="float">
            <text:p>687</text:p>
          </table:table-cell>
          <table:table-cell table:style-name="ce4" table:formula="of:=+[.C855]*([.$D$5]/100)" office:value-type="float" office:value="30.9320962967003" calcext:value-type="float">
            <text:p>31</text:p>
          </table:table-cell>
          <table:table-cell table:style-name="ce4" table:formula="of:=+[.C855]*[.E854]/[.C854]" office:value-type="float" office:value="34.3689958852225" calcext:value-type="float">
            <text:p>3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848</text:p>
          </table:table-cell>
          <table:table-cell table:style-name="ce4" table:formula="of:=+[.C855]-[.E855]+[.D855]" office:value-type="float" office:value="683.943018115929" calcext:value-type="float">
            <text:p>684</text:p>
          </table:table-cell>
          <table:table-cell table:style-name="ce4" table:formula="of:=+[.C856]*([.$D$5]/100)" office:value-type="float" office:value="30.7774358152168" calcext:value-type="float">
            <text:p>31</text:p>
          </table:table-cell>
          <table:table-cell table:style-name="ce4" table:formula="of:=+[.C856]*[.E855]/[.C855]" office:value-type="float" office:value="34.1971509057964" calcext:value-type="float">
            <text:p>3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849</text:p>
          </table:table-cell>
          <table:table-cell table:style-name="ce4" table:formula="of:=+[.C856]-[.E856]+[.D856]" office:value-type="float" office:value="680.523303025349" calcext:value-type="float">
            <text:p>681</text:p>
          </table:table-cell>
          <table:table-cell table:style-name="ce4" table:formula="of:=+[.C857]*([.$D$5]/100)" office:value-type="float" office:value="30.6235486361407" calcext:value-type="float">
            <text:p>31</text:p>
          </table:table-cell>
          <table:table-cell table:style-name="ce4" table:formula="of:=+[.C857]*[.E856]/[.C856]" office:value-type="float" office:value="34.0261651512674" calcext:value-type="float">
            <text:p>3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850</text:p>
          </table:table-cell>
          <table:table-cell table:style-name="ce4" table:formula="of:=+[.C857]-[.E857]+[.D857]" office:value-type="float" office:value="677.120686510223" calcext:value-type="float">
            <text:p>677</text:p>
          </table:table-cell>
          <table:table-cell table:style-name="ce4" table:formula="of:=+[.C858]*([.$D$5]/100)" office:value-type="float" office:value="30.47043089296" calcext:value-type="float">
            <text:p>30</text:p>
          </table:table-cell>
          <table:table-cell table:style-name="ce4" table:formula="of:=+[.C858]*[.E857]/[.C857]" office:value-type="float" office:value="33.8560343255111" calcext:value-type="float">
            <text:p>3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851</text:p>
          </table:table-cell>
          <table:table-cell table:style-name="ce4" table:formula="of:=+[.C858]-[.E858]+[.D858]" office:value-type="float" office:value="673.735083077671" calcext:value-type="float">
            <text:p>674</text:p>
          </table:table-cell>
          <table:table-cell table:style-name="ce4" table:formula="of:=+[.C859]*([.$D$5]/100)" office:value-type="float" office:value="30.3180787384952" calcext:value-type="float">
            <text:p>30</text:p>
          </table:table-cell>
          <table:table-cell table:style-name="ce4" table:formula="of:=+[.C859]*[.E858]/[.C858]" office:value-type="float" office:value="33.6867541538835" calcext:value-type="float">
            <text:p>3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852</text:p>
          </table:table-cell>
          <table:table-cell table:style-name="ce4" table:formula="of:=+[.C859]-[.E859]+[.D859]" office:value-type="float" office:value="670.366407662283" calcext:value-type="float">
            <text:p>670</text:p>
          </table:table-cell>
          <table:table-cell table:style-name="ce4" table:formula="of:=+[.C860]*([.$D$5]/100)" office:value-type="float" office:value="30.1664883448027" calcext:value-type="float">
            <text:p>30</text:p>
          </table:table-cell>
          <table:table-cell table:style-name="ce4" table:formula="of:=+[.C860]*[.E859]/[.C859]" office:value-type="float" office:value="33.5183203831141" calcext:value-type="float">
            <text:p>3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853</text:p>
          </table:table-cell>
          <table:table-cell table:style-name="ce4" table:formula="of:=+[.C860]-[.E860]+[.D860]" office:value-type="float" office:value="667.014575623972" calcext:value-type="float">
            <text:p>667</text:p>
          </table:table-cell>
          <table:table-cell table:style-name="ce4" table:formula="of:=+[.C861]*([.$D$5]/100)" office:value-type="float" office:value="30.0156559030787" calcext:value-type="float">
            <text:p>30</text:p>
          </table:table-cell>
          <table:table-cell table:style-name="ce4" table:formula="of:=+[.C861]*[.E860]/[.C860]" office:value-type="float" office:value="33.3507287811985" calcext:value-type="float">
            <text:p>3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854</text:p>
          </table:table-cell>
          <table:table-cell table:style-name="ce4" table:formula="of:=+[.C861]-[.E861]+[.D861]" office:value-type="float" office:value="663.679502745852" calcext:value-type="float">
            <text:p>664</text:p>
          </table:table-cell>
          <table:table-cell table:style-name="ce4" table:formula="of:=+[.C862]*([.$D$5]/100)" office:value-type="float" office:value="29.8655776235633" calcext:value-type="float">
            <text:p>30</text:p>
          </table:table-cell>
          <table:table-cell table:style-name="ce4" table:formula="of:=+[.C862]*[.E861]/[.C861]" office:value-type="float" office:value="33.1839751372926" calcext:value-type="float">
            <text:p>3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855</text:p>
          </table:table-cell>
          <table:table-cell table:style-name="ce4" table:formula="of:=+[.C862]-[.E862]+[.D862]" office:value-type="float" office:value="660.361105232123" calcext:value-type="float">
            <text:p>660</text:p>
          </table:table-cell>
          <table:table-cell table:style-name="ce4" table:formula="of:=+[.C863]*([.$D$5]/100)" office:value-type="float" office:value="29.7162497354455" calcext:value-type="float">
            <text:p>30</text:p>
          </table:table-cell>
          <table:table-cell table:style-name="ce4" table:formula="of:=+[.C863]*[.E862]/[.C862]" office:value-type="float" office:value="33.0180552616061" calcext:value-type="float">
            <text:p>3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856</text:p>
          </table:table-cell>
          <table:table-cell table:style-name="ce4" table:formula="of:=+[.C863]-[.E863]+[.D863]" office:value-type="float" office:value="657.059299705962" calcext:value-type="float">
            <text:p>657</text:p>
          </table:table-cell>
          <table:table-cell table:style-name="ce4" table:formula="of:=+[.C864]*([.$D$5]/100)" office:value-type="float" office:value="29.5676684867683" calcext:value-type="float">
            <text:p>30</text:p>
          </table:table-cell>
          <table:table-cell table:style-name="ce4" table:formula="of:=+[.C864]*[.E863]/[.C863]" office:value-type="float" office:value="32.8529649852981" calcext:value-type="float">
            <text:p>3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857</text:p>
          </table:table-cell>
          <table:table-cell table:style-name="ce4" table:formula="of:=+[.C864]-[.E864]+[.D864]" office:value-type="float" office:value="653.774003207432" calcext:value-type="float">
            <text:p>654</text:p>
          </table:table-cell>
          <table:table-cell table:style-name="ce4" table:formula="of:=+[.C865]*([.$D$5]/100)" office:value-type="float" office:value="29.4198301443345" calcext:value-type="float">
            <text:p>29</text:p>
          </table:table-cell>
          <table:table-cell table:style-name="ce4" table:formula="of:=+[.C865]*[.E864]/[.C864]" office:value-type="float" office:value="32.6887001603716" calcext:value-type="float">
            <text:p>3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858</text:p>
          </table:table-cell>
          <table:table-cell table:style-name="ce4" table:formula="of:=+[.C865]-[.E865]+[.D865]" office:value-type="float" office:value="650.505133191395" calcext:value-type="float">
            <text:p>651</text:p>
          </table:table-cell>
          <table:table-cell table:style-name="ce4" table:formula="of:=+[.C866]*([.$D$5]/100)" office:value-type="float" office:value="29.2727309936128" calcext:value-type="float">
            <text:p>29</text:p>
          </table:table-cell>
          <table:table-cell table:style-name="ce4" table:formula="of:=+[.C866]*[.E865]/[.C865]" office:value-type="float" office:value="32.5252566595697" calcext:value-type="float">
            <text:p>3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859</text:p>
          </table:table-cell>
          <table:table-cell table:style-name="ce4" table:formula="of:=+[.C866]-[.E866]+[.D866]" office:value-type="float" office:value="647.252607525438" calcext:value-type="float">
            <text:p>647</text:p>
          </table:table-cell>
          <table:table-cell table:style-name="ce4" table:formula="of:=+[.C867]*([.$D$5]/100)" office:value-type="float" office:value="29.1263673386447" calcext:value-type="float">
            <text:p>29</text:p>
          </table:table-cell>
          <table:table-cell table:style-name="ce4" table:formula="of:=+[.C867]*[.E866]/[.C866]" office:value-type="float" office:value="32.3626303762719" calcext:value-type="float">
            <text:p>3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860</text:p>
          </table:table-cell>
          <table:table-cell table:style-name="ce4" table:formula="of:=+[.C867]-[.E867]+[.D867]" office:value-type="float" office:value="644.016344487811" calcext:value-type="float">
            <text:p>644</text:p>
          </table:table-cell>
          <table:table-cell table:style-name="ce4" table:formula="of:=+[.C868]*([.$D$5]/100)" office:value-type="float" office:value="28.9807355019515" calcext:value-type="float">
            <text:p>29</text:p>
          </table:table-cell>
          <table:table-cell table:style-name="ce4" table:formula="of:=+[.C868]*[.E867]/[.C867]" office:value-type="float" office:value="32.2008172243905" calcext:value-type="float">
            <text:p>3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861</text:p>
          </table:table-cell>
          <table:table-cell table:style-name="ce4" table:formula="of:=+[.C868]-[.E868]+[.D868]" office:value-type="float" office:value="640.796262765372" calcext:value-type="float">
            <text:p>641</text:p>
          </table:table-cell>
          <table:table-cell table:style-name="ce4" table:formula="of:=+[.C869]*([.$D$5]/100)" office:value-type="float" office:value="28.8358318244417" calcext:value-type="float">
            <text:p>29</text:p>
          </table:table-cell>
          <table:table-cell table:style-name="ce4" table:formula="of:=+[.C869]*[.E868]/[.C868]" office:value-type="float" office:value="32.0398131382686" calcext:value-type="float">
            <text:p>3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862</text:p>
          </table:table-cell>
          <table:table-cell table:style-name="ce4" table:formula="of:=+[.C869]-[.E869]+[.D869]" office:value-type="float" office:value="637.592281451545" calcext:value-type="float">
            <text:p>638</text:p>
          </table:table-cell>
          <table:table-cell table:style-name="ce4" table:formula="of:=+[.C870]*([.$D$5]/100)" office:value-type="float" office:value="28.6916526653195" calcext:value-type="float">
            <text:p>29</text:p>
          </table:table-cell>
          <table:table-cell table:style-name="ce4" table:formula="of:=+[.C870]*[.E869]/[.C869]" office:value-type="float" office:value="31.8796140725772" calcext:value-type="float">
            <text:p>3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863</text:p>
          </table:table-cell>
          <table:table-cell table:style-name="ce4" table:formula="of:=+[.C870]-[.E870]+[.D870]" office:value-type="float" office:value="634.404320044288" calcext:value-type="float">
            <text:p>634</text:p>
          </table:table-cell>
          <table:table-cell table:style-name="ce4" table:formula="of:=+[.C871]*([.$D$5]/100)" office:value-type="float" office:value="28.5481944019929" calcext:value-type="float">
            <text:p>29</text:p>
          </table:table-cell>
          <table:table-cell table:style-name="ce4" table:formula="of:=+[.C871]*[.E870]/[.C870]" office:value-type="float" office:value="31.7202160022143" calcext:value-type="float">
            <text:p>3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864</text:p>
          </table:table-cell>
          <table:table-cell table:style-name="ce4" table:formula="of:=+[.C871]-[.E871]+[.D871]" office:value-type="float" office:value="631.232298444066" calcext:value-type="float">
            <text:p>631</text:p>
          </table:table-cell>
          <table:table-cell table:style-name="ce4" table:formula="of:=+[.C872]*([.$D$5]/100)" office:value-type="float" office:value="28.405453429983" calcext:value-type="float">
            <text:p>28</text:p>
          </table:table-cell>
          <table:table-cell table:style-name="ce4" table:formula="of:=+[.C872]*[.E871]/[.C871]" office:value-type="float" office:value="31.5616149222033" calcext:value-type="float">
            <text:p>3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865</text:p>
          </table:table-cell>
          <table:table-cell table:style-name="ce4" table:formula="of:=+[.C872]-[.E872]+[.D872]" office:value-type="float" office:value="628.076136951846" calcext:value-type="float">
            <text:p>628</text:p>
          </table:table-cell>
          <table:table-cell table:style-name="ce4" table:formula="of:=+[.C873]*([.$D$5]/100)" office:value-type="float" office:value="28.2634261628331" calcext:value-type="float">
            <text:p>28</text:p>
          </table:table-cell>
          <table:table-cell table:style-name="ce4" table:formula="of:=+[.C873]*[.E872]/[.C872]" office:value-type="float" office:value="31.4038068475923" calcext:value-type="float">
            <text:p>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866</text:p>
          </table:table-cell>
          <table:table-cell table:style-name="ce4" table:formula="of:=+[.C873]-[.E873]+[.D873]" office:value-type="float" office:value="624.935756267087" calcext:value-type="float">
            <text:p>625</text:p>
          </table:table-cell>
          <table:table-cell table:style-name="ce4" table:formula="of:=+[.C874]*([.$D$5]/100)" office:value-type="float" office:value="28.1221090320189" calcext:value-type="float">
            <text:p>28</text:p>
          </table:table-cell>
          <table:table-cell table:style-name="ce4" table:formula="of:=+[.C874]*[.E873]/[.C873]" office:value-type="float" office:value="31.2467878133543" calcext:value-type="float">
            <text:p>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867</text:p>
          </table:table-cell>
          <table:table-cell table:style-name="ce4" table:formula="of:=+[.C874]-[.E874]+[.D874]" office:value-type="float" office:value="621.811077485751" calcext:value-type="float">
            <text:p>622</text:p>
          </table:table-cell>
          <table:table-cell table:style-name="ce4" table:formula="of:=+[.C875]*([.$D$5]/100)" office:value-type="float" office:value="27.9814984868588" calcext:value-type="float">
            <text:p>28</text:p>
          </table:table-cell>
          <table:table-cell table:style-name="ce4" table:formula="of:=+[.C875]*[.E874]/[.C874]" office:value-type="float" office:value="31.0905538742875" calcext:value-type="float">
            <text:p>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868</text:p>
          </table:table-cell>
          <table:table-cell table:style-name="ce4" table:formula="of:=+[.C875]-[.E875]+[.D875]" office:value-type="float" office:value="618.702022098323" calcext:value-type="float">
            <text:p>619</text:p>
          </table:table-cell>
          <table:table-cell table:style-name="ce4" table:formula="of:=+[.C876]*([.$D$5]/100)" office:value-type="float" office:value="27.8415909944245" calcext:value-type="float">
            <text:p>28</text:p>
          </table:table-cell>
          <table:table-cell table:style-name="ce4" table:formula="of:=+[.C876]*[.E875]/[.C875]" office:value-type="float" office:value="30.9351011049161" calcext:value-type="float">
            <text:p>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869</text:p>
          </table:table-cell>
          <table:table-cell table:style-name="ce4" table:formula="of:=+[.C876]-[.E876]+[.D876]" office:value-type="float" office:value="615.608511987831" calcext:value-type="float">
            <text:p>616</text:p>
          </table:table-cell>
          <table:table-cell table:style-name="ce4" table:formula="of:=+[.C877]*([.$D$5]/100)" office:value-type="float" office:value="27.7023830394524" calcext:value-type="float">
            <text:p>28</text:p>
          </table:table-cell>
          <table:table-cell table:style-name="ce4" table:formula="of:=+[.C877]*[.E876]/[.C876]" office:value-type="float" office:value="30.7804255993915" calcext:value-type="float">
            <text:p>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870</text:p>
          </table:table-cell>
          <table:table-cell table:style-name="ce4" table:formula="of:=+[.C877]-[.E877]+[.D877]" office:value-type="float" office:value="612.530469427892" calcext:value-type="float">
            <text:p>613</text:p>
          </table:table-cell>
          <table:table-cell table:style-name="ce4" table:formula="of:=+[.C878]*([.$D$5]/100)" office:value-type="float" office:value="27.5638711242551" calcext:value-type="float">
            <text:p>28</text:p>
          </table:table-cell>
          <table:table-cell table:style-name="ce4" table:formula="of:=+[.C878]*[.E877]/[.C877]" office:value-type="float" office:value="30.6265234713946" calcext:value-type="float">
            <text:p>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871</text:p>
          </table:table-cell>
          <table:table-cell table:style-name="ce4" table:formula="of:=+[.C878]-[.E878]+[.D878]" office:value-type="float" office:value="609.467817080753" calcext:value-type="float">
            <text:p>609</text:p>
          </table:table-cell>
          <table:table-cell table:style-name="ce4" table:formula="of:=+[.C879]*([.$D$5]/100)" office:value-type="float" office:value="27.4260517686339" calcext:value-type="float">
            <text:p>27</text:p>
          </table:table-cell>
          <table:table-cell table:style-name="ce4" table:formula="of:=+[.C879]*[.E878]/[.C878]" office:value-type="float" office:value="30.4733908540376" calcext:value-type="float">
            <text:p>3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872</text:p>
          </table:table-cell>
          <table:table-cell table:style-name="ce4" table:formula="of:=+[.C879]-[.E879]+[.D879]" office:value-type="float" office:value="606.420477995349" calcext:value-type="float">
            <text:p>606</text:p>
          </table:table-cell>
          <table:table-cell table:style-name="ce4" table:formula="of:=+[.C880]*([.$D$5]/100)" office:value-type="float" office:value="27.2889215097907" calcext:value-type="float">
            <text:p>27</text:p>
          </table:table-cell>
          <table:table-cell table:style-name="ce4" table:formula="of:=+[.C880]*[.E879]/[.C879]" office:value-type="float" office:value="30.3210238997674" calcext:value-type="float">
            <text:p>3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873</text:p>
          </table:table-cell>
          <table:table-cell table:style-name="ce4" table:formula="of:=+[.C880]-[.E880]+[.D880]" office:value-type="float" office:value="603.388375605372" calcext:value-type="float">
            <text:p>603</text:p>
          </table:table-cell>
          <table:table-cell table:style-name="ce4" table:formula="of:=+[.C881]*([.$D$5]/100)" office:value-type="float" office:value="27.1524769022418" calcext:value-type="float">
            <text:p>27</text:p>
          </table:table-cell>
          <table:table-cell table:style-name="ce4" table:formula="of:=+[.C881]*[.E880]/[.C880]" office:value-type="float" office:value="30.1694187802686" calcext:value-type="float">
            <text:p>3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874</text:p>
          </table:table-cell>
          <table:table-cell table:style-name="ce4" table:formula="of:=+[.C881]-[.E881]+[.D881]" office:value-type="float" office:value="600.371433727346" calcext:value-type="float">
            <text:p>600</text:p>
          </table:table-cell>
          <table:table-cell table:style-name="ce4" table:formula="of:=+[.C882]*([.$D$5]/100)" office:value-type="float" office:value="27.0167145177305" calcext:value-type="float">
            <text:p>27</text:p>
          </table:table-cell>
          <table:table-cell table:style-name="ce4" table:formula="of:=+[.C882]*[.E881]/[.C881]" office:value-type="float" office:value="30.0185716863672" calcext:value-type="float">
            <text:p>3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875</text:p>
          </table:table-cell>
          <table:table-cell table:style-name="ce4" table:formula="of:=+[.C882]-[.E882]+[.D882]" office:value-type="float" office:value="597.369576558709" calcext:value-type="float">
            <text:p>597</text:p>
          </table:table-cell>
          <table:table-cell table:style-name="ce4" table:formula="of:=+[.C883]*([.$D$5]/100)" office:value-type="float" office:value="26.8816309451419" calcext:value-type="float">
            <text:p>27</text:p>
          </table:table-cell>
          <table:table-cell table:style-name="ce4" table:formula="of:=+[.C883]*[.E882]/[.C882]" office:value-type="float" office:value="29.8684788279354" calcext:value-type="float">
            <text:p>3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876</text:p>
          </table:table-cell>
          <table:table-cell table:style-name="ce4" table:formula="of:=+[.C883]-[.E883]+[.D883]" office:value-type="float" office:value="594.382728675915" calcext:value-type="float">
            <text:p>594</text:p>
          </table:table-cell>
          <table:table-cell table:style-name="ce4" table:formula="of:=+[.C884]*([.$D$5]/100)" office:value-type="float" office:value="26.7472227904162" calcext:value-type="float">
            <text:p>27</text:p>
          </table:table-cell>
          <table:table-cell table:style-name="ce4" table:formula="of:=+[.C884]*[.E883]/[.C883]" office:value-type="float" office:value="29.7191364337957" calcext:value-type="float">
            <text:p>3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877</text:p>
          </table:table-cell>
          <table:table-cell table:style-name="ce4" table:formula="of:=+[.C884]-[.E884]+[.D884]" office:value-type="float" office:value="591.410815032536" calcext:value-type="float">
            <text:p>591</text:p>
          </table:table-cell>
          <table:table-cell table:style-name="ce4" table:formula="of:=+[.C885]*([.$D$5]/100)" office:value-type="float" office:value="26.6134866764641" calcext:value-type="float">
            <text:p>27</text:p>
          </table:table-cell>
          <table:table-cell table:style-name="ce4" table:formula="of:=+[.C885]*[.E884]/[.C884]" office:value-type="float" office:value="29.5705407516268" calcext:value-type="float">
            <text:p>3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878</text:p>
          </table:table-cell>
          <table:table-cell table:style-name="ce4" table:formula="of:=+[.C885]-[.E885]+[.D885]" office:value-type="float" office:value="588.453760957373" calcext:value-type="float">
            <text:p>588</text:p>
          </table:table-cell>
          <table:table-cell table:style-name="ce4" table:formula="of:=+[.C886]*([.$D$5]/100)" office:value-type="float" office:value="26.4804192430818" calcext:value-type="float">
            <text:p>26</text:p>
          </table:table-cell>
          <table:table-cell table:style-name="ce4" table:formula="of:=+[.C886]*[.E885]/[.C885]" office:value-type="float" office:value="29.4226880478686" calcext:value-type="float">
            <text:p>2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879</text:p>
          </table:table-cell>
          <table:table-cell table:style-name="ce4" table:formula="of:=+[.C886]-[.E886]+[.D886]" office:value-type="float" office:value="585.511492152586" calcext:value-type="float">
            <text:p>586</text:p>
          </table:table-cell>
          <table:table-cell table:style-name="ce4" table:formula="of:=+[.C887]*([.$D$5]/100)" office:value-type="float" office:value="26.3480171468664" calcext:value-type="float">
            <text:p>26</text:p>
          </table:table-cell>
          <table:table-cell table:style-name="ce4" table:formula="of:=+[.C887]*[.E886]/[.C886]" office:value-type="float" office:value="29.2755746076293" calcext:value-type="float">
            <text:p>2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880</text:p>
          </table:table-cell>
          <table:table-cell table:style-name="ce4" table:formula="of:=+[.C887]-[.E887]+[.D887]" office:value-type="float" office:value="582.583934691823" calcext:value-type="float">
            <text:p>583</text:p>
          </table:table-cell>
          <table:table-cell table:style-name="ce4" table:formula="of:=+[.C888]*([.$D$5]/100)" office:value-type="float" office:value="26.216277061132" calcext:value-type="float">
            <text:p>26</text:p>
          </table:table-cell>
          <table:table-cell table:style-name="ce4" table:formula="of:=+[.C888]*[.E887]/[.C887]" office:value-type="float" office:value="29.1291967345911" calcext:value-type="float">
            <text:p>2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881</text:p>
          </table:table-cell>
          <table:table-cell table:style-name="ce4" table:formula="of:=+[.C888]-[.E888]+[.D888]" office:value-type="float" office:value="579.671015018364" calcext:value-type="float">
            <text:p>580</text:p>
          </table:table-cell>
          <table:table-cell table:style-name="ce4" table:formula="of:=+[.C889]*([.$D$5]/100)" office:value-type="float" office:value="26.0851956758264" calcext:value-type="float">
            <text:p>26</text:p>
          </table:table-cell>
          <table:table-cell table:style-name="ce4" table:formula="of:=+[.C889]*[.E888]/[.C888]" office:value-type="float" office:value="28.9835507509182" calcext:value-type="float">
            <text:p>2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882</text:p>
          </table:table-cell>
          <table:table-cell table:style-name="ce4" table:formula="of:=+[.C889]-[.E889]+[.D889]" office:value-type="float" office:value="576.772659943273" calcext:value-type="float">
            <text:p>577</text:p>
          </table:table-cell>
          <table:table-cell table:style-name="ce4" table:formula="of:=+[.C890]*([.$D$5]/100)" office:value-type="float" office:value="25.9547696974473" calcext:value-type="float">
            <text:p>26</text:p>
          </table:table-cell>
          <table:table-cell table:style-name="ce4" table:formula="of:=+[.C890]*[.E889]/[.C889]" office:value-type="float" office:value="28.8386329971636" calcext:value-type="float">
            <text:p>2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883</text:p>
          </table:table-cell>
          <table:table-cell table:style-name="ce4" table:formula="of:=+[.C890]-[.E890]+[.D890]" office:value-type="float" office:value="573.888796643556" calcext:value-type="float">
            <text:p>574</text:p>
          </table:table-cell>
          <table:table-cell table:style-name="ce4" table:formula="of:=+[.C891]*([.$D$5]/100)" office:value-type="float" office:value="25.82499584896" calcext:value-type="float">
            <text:p>26</text:p>
          </table:table-cell>
          <table:table-cell table:style-name="ce4" table:formula="of:=+[.C891]*[.E890]/[.C890]" office:value-type="float" office:value="28.6944398321778" calcext:value-type="float">
            <text:p>2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884</text:p>
          </table:table-cell>
          <table:table-cell table:style-name="ce4" table:formula="of:=+[.C891]-[.E891]+[.D891]" office:value-type="float" office:value="571.019352660338" calcext:value-type="float">
            <text:p>571</text:p>
          </table:table-cell>
          <table:table-cell table:style-name="ce4" table:formula="of:=+[.C892]*([.$D$5]/100)" office:value-type="float" office:value="25.6958708697152" calcext:value-type="float">
            <text:p>26</text:p>
          </table:table-cell>
          <table:table-cell table:style-name="ce4" table:formula="of:=+[.C892]*[.E891]/[.C891]" office:value-type="float" office:value="28.5509676330169" calcext:value-type="float">
            <text:p>2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885</text:p>
          </table:table-cell>
          <table:table-cell table:style-name="ce4" table:formula="of:=+[.C892]-[.E892]+[.D892]" office:value-type="float" office:value="568.164255897037" calcext:value-type="float">
            <text:p>568</text:p>
          </table:table-cell>
          <table:table-cell table:style-name="ce4" table:formula="of:=+[.C893]*([.$D$5]/100)" office:value-type="float" office:value="25.5673915153667" calcext:value-type="float">
            <text:p>26</text:p>
          </table:table-cell>
          <table:table-cell table:style-name="ce4" table:formula="of:=+[.C893]*[.E892]/[.C892]" office:value-type="float" office:value="28.4082127948518" calcext:value-type="float">
            <text:p>2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886</text:p>
          </table:table-cell>
          <table:table-cell table:style-name="ce4" table:formula="of:=+[.C893]-[.E893]+[.D893]" office:value-type="float" office:value="565.323434617552" calcext:value-type="float">
            <text:p>565</text:p>
          </table:table-cell>
          <table:table-cell table:style-name="ce4" table:formula="of:=+[.C894]*([.$D$5]/100)" office:value-type="float" office:value="25.4395545577898" calcext:value-type="float">
            <text:p>25</text:p>
          </table:table-cell>
          <table:table-cell table:style-name="ce4" table:formula="of:=+[.C894]*[.E893]/[.C893]" office:value-type="float" office:value="28.2661717308775" calcext:value-type="float">
            <text:p>2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887</text:p>
          </table:table-cell>
          <table:table-cell table:style-name="ce4" table:formula="of:=+[.C894]-[.E894]+[.D894]" office:value-type="float" office:value="562.496817444464" calcext:value-type="float">
            <text:p>562</text:p>
          </table:table-cell>
          <table:table-cell table:style-name="ce4" table:formula="of:=+[.C895]*([.$D$5]/100)" office:value-type="float" office:value="25.3123567850009" calcext:value-type="float">
            <text:p>25</text:p>
          </table:table-cell>
          <table:table-cell table:style-name="ce4" table:formula="of:=+[.C895]*[.E894]/[.C894]" office:value-type="float" office:value="28.1248408722232" calcext:value-type="float">
            <text:p>2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888</text:p>
          </table:table-cell>
          <table:table-cell table:style-name="ce4" table:formula="of:=+[.C895]-[.E895]+[.D895]" office:value-type="float" office:value="559.684333357242" calcext:value-type="float">
            <text:p>560</text:p>
          </table:table-cell>
          <table:table-cell table:style-name="ce4" table:formula="of:=+[.C896]*([.$D$5]/100)" office:value-type="float" office:value="25.1857950010759" calcext:value-type="float">
            <text:p>25</text:p>
          </table:table-cell>
          <table:table-cell table:style-name="ce4" table:formula="of:=+[.C896]*[.E895]/[.C895]" office:value-type="float" office:value="27.9842166678621" calcext:value-type="float">
            <text:p>2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889</text:p>
          </table:table-cell>
          <table:table-cell table:style-name="ce4" table:formula="of:=+[.C896]-[.E896]+[.D896]" office:value-type="float" office:value="556.885911690456" calcext:value-type="float">
            <text:p>557</text:p>
          </table:table-cell>
          <table:table-cell table:style-name="ce4" table:formula="of:=+[.C897]*([.$D$5]/100)" office:value-type="float" office:value="25.0598660260705" calcext:value-type="float">
            <text:p>25</text:p>
          </table:table-cell>
          <table:table-cell table:style-name="ce4" table:formula="of:=+[.C897]*[.E896]/[.C896]" office:value-type="float" office:value="27.8442955845227" calcext:value-type="float">
            <text:p>2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890</text:p>
          </table:table-cell>
          <table:table-cell table:style-name="ce4" table:formula="of:=+[.C897]-[.E897]+[.D897]" office:value-type="float" office:value="554.101482132003" calcext:value-type="float">
            <text:p>554</text:p>
          </table:table-cell>
          <table:table-cell table:style-name="ce4" table:formula="of:=+[.C898]*([.$D$5]/100)" office:value-type="float" office:value="24.9345666959401" calcext:value-type="float">
            <text:p>25</text:p>
          </table:table-cell>
          <table:table-cell table:style-name="ce4" table:formula="of:=+[.C898]*[.E897]/[.C897]" office:value-type="float" office:value="27.7050741066001" calcext:value-type="float">
            <text:p>2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891</text:p>
          </table:table-cell>
          <table:table-cell table:style-name="ce4" table:formula="of:=+[.C898]-[.E898]+[.D898]" office:value-type="float" office:value="551.330974721343" calcext:value-type="float">
            <text:p>551</text:p>
          </table:table-cell>
          <table:table-cell table:style-name="ce4" table:formula="of:=+[.C899]*([.$D$5]/100)" office:value-type="float" office:value="24.8098938624604" calcext:value-type="float">
            <text:p>25</text:p>
          </table:table-cell>
          <table:table-cell table:style-name="ce4" table:formula="of:=+[.C899]*[.E898]/[.C898]" office:value-type="float" office:value="27.5665487360671" calcext:value-type="float">
            <text:p>2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892</text:p>
          </table:table-cell>
          <table:table-cell table:style-name="ce4" table:formula="of:=+[.C899]-[.E899]+[.D899]" office:value-type="float" office:value="548.574319847737" calcext:value-type="float">
            <text:p>549</text:p>
          </table:table-cell>
          <table:table-cell table:style-name="ce4" table:formula="of:=+[.C900]*([.$D$5]/100)" office:value-type="float" office:value="24.6858443931481" calcext:value-type="float">
            <text:p>25</text:p>
          </table:table-cell>
          <table:table-cell table:style-name="ce4" table:formula="of:=+[.C900]*[.E899]/[.C899]" office:value-type="float" office:value="27.4287159923868" calcext:value-type="float">
            <text:p>2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893</text:p>
          </table:table-cell>
          <table:table-cell table:style-name="ce4" table:formula="of:=+[.C900]-[.E900]+[.D900]" office:value-type="float" office:value="545.831448248498" calcext:value-type="float">
            <text:p>546</text:p>
          </table:table-cell>
          <table:table-cell table:style-name="ce4" table:formula="of:=+[.C901]*([.$D$5]/100)" office:value-type="float" office:value="24.5624151711824" calcext:value-type="float">
            <text:p>25</text:p>
          </table:table-cell>
          <table:table-cell table:style-name="ce4" table:formula="of:=+[.C901]*[.E900]/[.C900]" office:value-type="float" office:value="27.2915724124249" calcext:value-type="float">
            <text:p>2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894</text:p>
          </table:table-cell>
          <table:table-cell table:style-name="ce4" table:formula="of:=+[.C901]-[.E901]+[.D901]" office:value-type="float" office:value="543.102291007255" calcext:value-type="float">
            <text:p>543</text:p>
          </table:table-cell>
          <table:table-cell table:style-name="ce4" table:formula="of:=+[.C902]*([.$D$5]/100)" office:value-type="float" office:value="24.4396030953265" calcext:value-type="float">
            <text:p>24</text:p>
          </table:table-cell>
          <table:table-cell table:style-name="ce4" table:formula="of:=+[.C902]*[.E901]/[.C901]" office:value-type="float" office:value="27.1551145503627" calcext:value-type="float">
            <text:p>2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895</text:p>
          </table:table-cell>
          <table:table-cell table:style-name="ce4" table:formula="of:=+[.C902]-[.E902]+[.D902]" office:value-type="float" office:value="540.386779552219" calcext:value-type="float">
            <text:p>540</text:p>
          </table:table-cell>
          <table:table-cell table:style-name="ce4" table:formula="of:=+[.C903]*([.$D$5]/100)" office:value-type="float" office:value="24.3174050798499" calcext:value-type="float">
            <text:p>24</text:p>
          </table:table-cell>
          <table:table-cell table:style-name="ce4" table:formula="of:=+[.C903]*[.E902]/[.C902]" office:value-type="float" office:value="27.0193389776109" calcext:value-type="float">
            <text:p>2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896</text:p>
          </table:table-cell>
          <table:table-cell table:style-name="ce4" table:formula="of:=+[.C903]-[.E903]+[.D903]" office:value-type="float" office:value="537.684845654458" calcext:value-type="float">
            <text:p>538</text:p>
          </table:table-cell>
          <table:table-cell table:style-name="ce4" table:formula="of:=+[.C904]*([.$D$5]/100)" office:value-type="float" office:value="24.1958180544506" calcext:value-type="float">
            <text:p>24</text:p>
          </table:table-cell>
          <table:table-cell table:style-name="ce4" table:formula="of:=+[.C904]*[.E903]/[.C903]" office:value-type="float" office:value="26.8842422827229" calcext:value-type="float">
            <text:p>2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897</text:p>
          </table:table-cell>
          <table:table-cell table:style-name="ce4" table:formula="of:=+[.C904]-[.E904]+[.D904]" office:value-type="float" office:value="534.996421426186" calcext:value-type="float">
            <text:p>535</text:p>
          </table:table-cell>
          <table:table-cell table:style-name="ce4" table:formula="of:=+[.C905]*([.$D$5]/100)" office:value-type="float" office:value="24.0748389641784" calcext:value-type="float">
            <text:p>24</text:p>
          </table:table-cell>
          <table:table-cell table:style-name="ce4" table:formula="of:=+[.C905]*[.E904]/[.C904]" office:value-type="float" office:value="26.7498210713093" calcext:value-type="float">
            <text:p>2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898</text:p>
          </table:table-cell>
          <table:table-cell table:style-name="ce4" table:formula="of:=+[.C905]-[.E905]+[.D905]" office:value-type="float" office:value="532.321439319055" calcext:value-type="float">
            <text:p>532</text:p>
          </table:table-cell>
          <table:table-cell table:style-name="ce4" table:formula="of:=+[.C906]*([.$D$5]/100)" office:value-type="float" office:value="23.9544647693575" calcext:value-type="float">
            <text:p>24</text:p>
          </table:table-cell>
          <table:table-cell table:style-name="ce4" table:formula="of:=+[.C906]*[.E905]/[.C905]" office:value-type="float" office:value="26.6160719659527" calcext:value-type="float">
            <text:p>2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899</text:p>
          </table:table-cell>
          <table:table-cell table:style-name="ce4" table:formula="of:=+[.C906]-[.E906]+[.D906]" office:value-type="float" office:value="529.65983212246" calcext:value-type="float">
            <text:p>530</text:p>
          </table:table-cell>
          <table:table-cell table:style-name="ce4" table:formula="of:=+[.C907]*([.$D$5]/100)" office:value-type="float" office:value="23.8346924455107" calcext:value-type="float">
            <text:p>24</text:p>
          </table:table-cell>
          <table:table-cell table:style-name="ce4" table:formula="of:=+[.C907]*[.E906]/[.C906]" office:value-type="float" office:value="26.4829916061229" calcext:value-type="float">
            <text:p>2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900</text:p>
          </table:table-cell>
          <table:table-cell table:style-name="ce4" table:formula="of:=+[.C907]-[.E907]+[.D907]" office:value-type="float" office:value="527.011532961847" calcext:value-type="float">
            <text:p>527</text:p>
          </table:table-cell>
          <table:table-cell table:style-name="ce4" table:formula="of:=+[.C908]*([.$D$5]/100)" office:value-type="float" office:value="23.7155189832831" calcext:value-type="float">
            <text:p>24</text:p>
          </table:table-cell>
          <table:table-cell table:style-name="ce4" table:formula="of:=+[.C908]*[.E907]/[.C907]" office:value-type="float" office:value="26.3505766480923" calcext:value-type="float">
            <text:p>2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901</text:p>
          </table:table-cell>
          <table:table-cell table:style-name="ce4" table:formula="of:=+[.C908]-[.E908]+[.D908]" office:value-type="float" office:value="524.376475297038" calcext:value-type="float">
            <text:p>524</text:p>
          </table:table-cell>
          <table:table-cell table:style-name="ce4" table:formula="of:=+[.C909]*([.$D$5]/100)" office:value-type="float" office:value="23.5969413883667" calcext:value-type="float">
            <text:p>24</text:p>
          </table:table-cell>
          <table:table-cell table:style-name="ce4" table:formula="of:=+[.C909]*[.E908]/[.C908]" office:value-type="float" office:value="26.2188237648519" calcext:value-type="float">
            <text:p>2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902</text:p>
          </table:table-cell>
          <table:table-cell table:style-name="ce4" table:formula="of:=+[.C909]-[.E909]+[.D909]" office:value-type="float" office:value="521.754592920553" calcext:value-type="float">
            <text:p>522</text:p>
          </table:table-cell>
          <table:table-cell table:style-name="ce4" table:formula="of:=+[.C910]*([.$D$5]/100)" office:value-type="float" office:value="23.4789566814249" calcext:value-type="float">
            <text:p>23</text:p>
          </table:table-cell>
          <table:table-cell table:style-name="ce4" table:formula="of:=+[.C910]*[.E909]/[.C909]" office:value-type="float" office:value="26.0877296460276" calcext:value-type="float">
            <text:p>2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903</text:p>
          </table:table-cell>
          <table:table-cell table:style-name="ce4" table:formula="of:=+[.C910]-[.E910]+[.D910]" office:value-type="float" office:value="519.14581995595" calcext:value-type="float">
            <text:p>519</text:p>
          </table:table-cell>
          <table:table-cell table:style-name="ce4" table:formula="of:=+[.C911]*([.$D$5]/100)" office:value-type="float" office:value="23.3615618980178" calcext:value-type="float">
            <text:p>23</text:p>
          </table:table-cell>
          <table:table-cell table:style-name="ce4" table:formula="of:=+[.C911]*[.E910]/[.C910]" office:value-type="float" office:value="25.9572909977975" calcext:value-type="float">
            <text:p>2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904</text:p>
          </table:table-cell>
          <table:table-cell table:style-name="ce4" table:formula="of:=+[.C911]-[.E911]+[.D911]" office:value-type="float" office:value="516.550090856171" calcext:value-type="float">
            <text:p>517</text:p>
          </table:table-cell>
          <table:table-cell table:style-name="ce4" table:formula="of:=+[.C912]*([.$D$5]/100)" office:value-type="float" office:value="23.2447540885277" calcext:value-type="float">
            <text:p>23</text:p>
          </table:table-cell>
          <table:table-cell table:style-name="ce4" table:formula="of:=+[.C912]*[.E911]/[.C911]" office:value-type="float" office:value="25.8275045428085" calcext:value-type="float">
            <text:p>2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905</text:p>
          </table:table-cell>
          <table:table-cell table:style-name="ce4" table:formula="of:=+[.C912]-[.E912]+[.D912]" office:value-type="float" office:value="513.96734040189" calcext:value-type="float">
            <text:p>514</text:p>
          </table:table-cell>
          <table:table-cell table:style-name="ce4" table:formula="of:=+[.C913]*([.$D$5]/100)" office:value-type="float" office:value="23.128530318085" calcext:value-type="float">
            <text:p>23</text:p>
          </table:table-cell>
          <table:table-cell table:style-name="ce4" table:formula="of:=+[.C913]*[.E912]/[.C912]" office:value-type="float" office:value="25.6983670200945" calcext:value-type="float">
            <text:p>2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906</text:p>
          </table:table-cell>
          <table:table-cell table:style-name="ce4" table:formula="of:=+[.C913]-[.E913]+[.D913]" office:value-type="float" office:value="511.39750369988" calcext:value-type="float">
            <text:p>511</text:p>
          </table:table-cell>
          <table:table-cell table:style-name="ce4" table:formula="of:=+[.C914]*([.$D$5]/100)" office:value-type="float" office:value="23.0128876664946" calcext:value-type="float">
            <text:p>23</text:p>
          </table:table-cell>
          <table:table-cell table:style-name="ce4" table:formula="of:=+[.C914]*[.E913]/[.C913]" office:value-type="float" office:value="25.569875184994" calcext:value-type="float">
            <text:p>2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907</text:p>
          </table:table-cell>
          <table:table-cell table:style-name="ce4" table:formula="of:=+[.C914]-[.E914]+[.D914]" office:value-type="float" office:value="508.840516181381" calcext:value-type="float">
            <text:p>509</text:p>
          </table:table-cell>
          <table:table-cell table:style-name="ce4" table:formula="of:=+[.C915]*([.$D$5]/100)" office:value-type="float" office:value="22.8978232281621" calcext:value-type="float">
            <text:p>23</text:p>
          </table:table-cell>
          <table:table-cell table:style-name="ce4" table:formula="of:=+[.C915]*[.E914]/[.C914]" office:value-type="float" office:value="25.442025809069" calcext:value-type="float">
            <text:p>2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908</text:p>
          </table:table-cell>
          <table:table-cell table:style-name="ce4" table:formula="of:=+[.C915]-[.E915]+[.D915]" office:value-type="float" office:value="506.296313600474" calcext:value-type="float">
            <text:p>506</text:p>
          </table:table-cell>
          <table:table-cell table:style-name="ce4" table:formula="of:=+[.C916]*([.$D$5]/100)" office:value-type="float" office:value="22.7833341120213" calcext:value-type="float">
            <text:p>23</text:p>
          </table:table-cell>
          <table:table-cell table:style-name="ce4" table:formula="of:=+[.C916]*[.E915]/[.C915]" office:value-type="float" office:value="25.3148156800237" calcext:value-type="float">
            <text:p>2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909</text:p>
          </table:table-cell>
          <table:table-cell table:style-name="ce4" table:formula="of:=+[.C916]-[.E916]+[.D916]" office:value-type="float" office:value="503.764832032472" calcext:value-type="float">
            <text:p>504</text:p>
          </table:table-cell>
          <table:table-cell table:style-name="ce4" table:formula="of:=+[.C917]*([.$D$5]/100)" office:value-type="float" office:value="22.6694174414612" calcext:value-type="float">
            <text:p>23</text:p>
          </table:table-cell>
          <table:table-cell table:style-name="ce4" table:formula="of:=+[.C917]*[.E916]/[.C916]" office:value-type="float" office:value="25.1882416016236" calcext:value-type="float">
            <text:p>2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910</text:p>
          </table:table-cell>
          <table:table-cell table:style-name="ce4" table:formula="of:=+[.C917]-[.E917]+[.D917]" office:value-type="float" office:value="501.246007872309" calcext:value-type="float">
            <text:p>501</text:p>
          </table:table-cell>
          <table:table-cell table:style-name="ce4" table:formula="of:=+[.C918]*([.$D$5]/100)" office:value-type="float" office:value="22.5560703542539" calcext:value-type="float">
            <text:p>23</text:p>
          </table:table-cell>
          <table:table-cell table:style-name="ce4" table:formula="of:=+[.C918]*[.E917]/[.C917]" office:value-type="float" office:value="25.0623003936154" calcext:value-type="float">
            <text:p>2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911</text:p>
          </table:table-cell>
          <table:table-cell table:style-name="ce4" table:formula="of:=+[.C918]-[.E918]+[.D918]" office:value-type="float" office:value="498.739777832948" calcext:value-type="float">
            <text:p>499</text:p>
          </table:table-cell>
          <table:table-cell table:style-name="ce4" table:formula="of:=+[.C919]*([.$D$5]/100)" office:value-type="float" office:value="22.4432900024827" calcext:value-type="float">
            <text:p>22</text:p>
          </table:table-cell>
          <table:table-cell table:style-name="ce4" table:formula="of:=+[.C919]*[.E918]/[.C918]" office:value-type="float" office:value="24.9369888916474" calcext:value-type="float">
            <text:p>2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912</text:p>
          </table:table-cell>
          <table:table-cell table:style-name="ce4" table:formula="of:=+[.C919]-[.E919]+[.D919]" office:value-type="float" office:value="496.246078943783" calcext:value-type="float">
            <text:p>496</text:p>
          </table:table-cell>
          <table:table-cell table:style-name="ce4" table:formula="of:=+[.C920]*([.$D$5]/100)" office:value-type="float" office:value="22.3310735524702" calcext:value-type="float">
            <text:p>22</text:p>
          </table:table-cell>
          <table:table-cell table:style-name="ce4" table:formula="of:=+[.C920]*[.E919]/[.C919]" office:value-type="float" office:value="24.8123039471891" calcext:value-type="float">
            <text:p>2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913</text:p>
          </table:table-cell>
          <table:table-cell table:style-name="ce4" table:formula="of:=+[.C920]-[.E920]+[.D920]" office:value-type="float" office:value="493.764848549064" calcext:value-type="float">
            <text:p>494</text:p>
          </table:table-cell>
          <table:table-cell table:style-name="ce4" table:formula="of:=+[.C921]*([.$D$5]/100)" office:value-type="float" office:value="22.2194181847079" calcext:value-type="float">
            <text:p>22</text:p>
          </table:table-cell>
          <table:table-cell table:style-name="ce4" table:formula="of:=+[.C921]*[.E920]/[.C920]" office:value-type="float" office:value="24.6882424274532" calcext:value-type="float">
            <text:p>2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914</text:p>
          </table:table-cell>
          <table:table-cell table:style-name="ce4" table:formula="of:=+[.C921]-[.E921]+[.D921]" office:value-type="float" office:value="491.296024306319" calcext:value-type="float">
            <text:p>491</text:p>
          </table:table-cell>
          <table:table-cell table:style-name="ce4" table:formula="of:=+[.C922]*([.$D$5]/100)" office:value-type="float" office:value="22.1083210937844" calcext:value-type="float">
            <text:p>22</text:p>
          </table:table-cell>
          <table:table-cell table:style-name="ce4" table:formula="of:=+[.C922]*[.E921]/[.C921]" office:value-type="float" office:value="24.5648012153159" calcext:value-type="float">
            <text:p>2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915</text:p>
          </table:table-cell>
          <table:table-cell table:style-name="ce4" table:formula="of:=+[.C922]-[.E922]+[.D922]" office:value-type="float" office:value="488.839544184787" calcext:value-type="float">
            <text:p>489</text:p>
          </table:table-cell>
          <table:table-cell table:style-name="ce4" table:formula="of:=+[.C923]*([.$D$5]/100)" office:value-type="float" office:value="21.9977794883154" calcext:value-type="float">
            <text:p>22</text:p>
          </table:table-cell>
          <table:table-cell table:style-name="ce4" table:formula="of:=+[.C923]*[.E922]/[.C922]" office:value-type="float" office:value="24.4419772092393" calcext:value-type="float">
            <text:p>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916</text:p>
          </table:table-cell>
          <table:table-cell table:style-name="ce4" table:formula="of:=+[.C923]-[.E923]+[.D923]" office:value-type="float" office:value="486.395346463864" calcext:value-type="float">
            <text:p>486</text:p>
          </table:table-cell>
          <table:table-cell table:style-name="ce4" table:formula="of:=+[.C924]*([.$D$5]/100)" office:value-type="float" office:value="21.8877905908739" calcext:value-type="float">
            <text:p>22</text:p>
          </table:table-cell>
          <table:table-cell table:style-name="ce4" table:formula="of:=+[.C924]*[.E923]/[.C923]" office:value-type="float" office:value="24.3197673231931" calcext:value-type="float">
            <text:p>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917</text:p>
          </table:table-cell>
          <table:table-cell table:style-name="ce4" table:formula="of:=+[.C924]-[.E924]+[.D924]" office:value-type="float" office:value="483.963369731544" calcext:value-type="float">
            <text:p>484</text:p>
          </table:table-cell>
          <table:table-cell table:style-name="ce4" table:formula="of:=+[.C925]*([.$D$5]/100)" office:value-type="float" office:value="21.7783516379195" calcext:value-type="float">
            <text:p>22</text:p>
          </table:table-cell>
          <table:table-cell table:style-name="ce4" table:formula="of:=+[.C925]*[.E924]/[.C924]" office:value-type="float" office:value="24.1981684865772" calcext:value-type="float">
            <text:p>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918</text:p>
          </table:table-cell>
          <table:table-cell table:style-name="ce4" table:formula="of:=+[.C925]-[.E925]+[.D925]" office:value-type="float" office:value="481.543552882887" calcext:value-type="float">
            <text:p>482</text:p>
          </table:table-cell>
          <table:table-cell table:style-name="ce4" table:formula="of:=+[.C926]*([.$D$5]/100)" office:value-type="float" office:value="21.6694598797299" calcext:value-type="float">
            <text:p>22</text:p>
          </table:table-cell>
          <table:table-cell table:style-name="ce4" table:formula="of:=+[.C926]*[.E925]/[.C925]" office:value-type="float" office:value="24.0771776441443" calcext:value-type="float">
            <text:p>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919</text:p>
          </table:table-cell>
          <table:table-cell table:style-name="ce4" table:formula="of:=+[.C926]-[.E926]+[.D926]" office:value-type="float" office:value="479.135835118472" calcext:value-type="float">
            <text:p>479</text:p>
          </table:table-cell>
          <table:table-cell table:style-name="ce4" table:formula="of:=+[.C927]*([.$D$5]/100)" office:value-type="float" office:value="21.5611125803312" calcext:value-type="float">
            <text:p>22</text:p>
          </table:table-cell>
          <table:table-cell table:style-name="ce4" table:formula="of:=+[.C927]*[.E926]/[.C926]" office:value-type="float" office:value="23.9567917559236" calcext:value-type="float">
            <text:p>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920</text:p>
          </table:table-cell>
          <table:table-cell table:style-name="ce4" table:formula="of:=+[.C927]-[.E927]+[.D927]" office:value-type="float" office:value="476.74015594288" calcext:value-type="float">
            <text:p>477</text:p>
          </table:table-cell>
          <table:table-cell table:style-name="ce4" table:formula="of:=+[.C928]*([.$D$5]/100)" office:value-type="float" office:value="21.4533070174296" calcext:value-type="float">
            <text:p>21</text:p>
          </table:table-cell>
          <table:table-cell table:style-name="ce4" table:formula="of:=+[.C928]*[.E927]/[.C927]" office:value-type="float" office:value="23.837007797144" calcext:value-type="float">
            <text:p>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921</text:p>
          </table:table-cell>
          <table:table-cell table:style-name="ce4" table:formula="of:=+[.C928]-[.E928]+[.D928]" office:value-type="float" office:value="474.356455163166" calcext:value-type="float">
            <text:p>474</text:p>
          </table:table-cell>
          <table:table-cell table:style-name="ce4" table:formula="of:=+[.C929]*([.$D$5]/100)" office:value-type="float" office:value="21.3460404823424" calcext:value-type="float">
            <text:p>21</text:p>
          </table:table-cell>
          <table:table-cell table:style-name="ce4" table:formula="of:=+[.C929]*[.E928]/[.C928]" office:value-type="float" office:value="23.7178227581582" calcext:value-type="float">
            <text:p>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922</text:p>
          </table:table-cell>
          <table:table-cell table:style-name="ce4" table:formula="of:=+[.C929]-[.E929]+[.D929]" office:value-type="float" office:value="471.98467288735" calcext:value-type="float">
            <text:p>472</text:p>
          </table:table-cell>
          <table:table-cell table:style-name="ce4" table:formula="of:=+[.C930]*([.$D$5]/100)" office:value-type="float" office:value="21.2393102799307" calcext:value-type="float">
            <text:p>21</text:p>
          </table:table-cell>
          <table:table-cell table:style-name="ce4" table:formula="of:=+[.C930]*[.E929]/[.C929]" office:value-type="float" office:value="23.5992336443675" calcext:value-type="float">
            <text:p>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923</text:p>
          </table:table-cell>
          <table:table-cell table:style-name="ce4" table:formula="of:=+[.C930]-[.E930]+[.D930]" office:value-type="float" office:value="469.624749522913" calcext:value-type="float">
            <text:p>470</text:p>
          </table:table-cell>
          <table:table-cell table:style-name="ce4" table:formula="of:=+[.C931]*([.$D$5]/100)" office:value-type="float" office:value="21.1331137285311" calcext:value-type="float">
            <text:p>21</text:p>
          </table:table-cell>
          <table:table-cell table:style-name="ce4" table:formula="of:=+[.C931]*[.E930]/[.C930]" office:value-type="float" office:value="23.4812374761456" calcext:value-type="float">
            <text:p>2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924</text:p>
          </table:table-cell>
          <table:table-cell table:style-name="ce4" table:formula="of:=+[.C931]-[.E931]+[.D931]" office:value-type="float" office:value="467.276625775299" calcext:value-type="float">
            <text:p>467</text:p>
          </table:table-cell>
          <table:table-cell table:style-name="ce4" table:formula="of:=+[.C932]*([.$D$5]/100)" office:value-type="float" office:value="21.0274481598884" calcext:value-type="float">
            <text:p>21</text:p>
          </table:table-cell>
          <table:table-cell table:style-name="ce4" table:formula="of:=+[.C932]*[.E931]/[.C931]" office:value-type="float" office:value="23.3638312887649" calcext:value-type="float">
            <text:p>2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925</text:p>
          </table:table-cell>
          <table:table-cell table:style-name="ce4" table:formula="of:=+[.C932]-[.E932]+[.D932]" office:value-type="float" office:value="464.940242646422" calcext:value-type="float">
            <text:p>465</text:p>
          </table:table-cell>
          <table:table-cell table:style-name="ce4" table:formula="of:=+[.C933]*([.$D$5]/100)" office:value-type="float" office:value="20.922310919089" calcext:value-type="float">
            <text:p>21</text:p>
          </table:table-cell>
          <table:table-cell table:style-name="ce4" table:formula="of:=+[.C933]*[.E932]/[.C932]" office:value-type="float" office:value="23.2470121323211" calcext:value-type="float">
            <text:p>2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926</text:p>
          </table:table-cell>
          <table:table-cell table:style-name="ce4" table:formula="of:=+[.C933]-[.E933]+[.D933]" office:value-type="float" office:value="462.61554143319" calcext:value-type="float">
            <text:p>463</text:p>
          </table:table-cell>
          <table:table-cell table:style-name="ce4" table:formula="of:=+[.C934]*([.$D$5]/100)" office:value-type="float" office:value="20.8176993644935" calcext:value-type="float">
            <text:p>21</text:p>
          </table:table-cell>
          <table:table-cell table:style-name="ce4" table:formula="of:=+[.C934]*[.E933]/[.C933]" office:value-type="float" office:value="23.1307770716595" calcext:value-type="float">
            <text:p>2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927</text:p>
          </table:table-cell>
          <table:table-cell table:style-name="ce4" table:formula="of:=+[.C934]-[.E934]+[.D934]" office:value-type="float" office:value="460.302463726024" calcext:value-type="float">
            <text:p>460</text:p>
          </table:table-cell>
          <table:table-cell table:style-name="ce4" table:formula="of:=+[.C935]*([.$D$5]/100)" office:value-type="float" office:value="20.7136108676711" calcext:value-type="float">
            <text:p>21</text:p>
          </table:table-cell>
          <table:table-cell table:style-name="ce4" table:formula="of:=+[.C935]*[.E934]/[.C934]" office:value-type="float" office:value="23.0151231863012" calcext:value-type="float">
            <text:p>2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928</text:p>
          </table:table-cell>
          <table:table-cell table:style-name="ce4" table:formula="of:=+[.C935]-[.E935]+[.D935]" office:value-type="float" office:value="458.000951407394" calcext:value-type="float">
            <text:p>458</text:p>
          </table:table-cell>
          <table:table-cell table:style-name="ce4" table:formula="of:=+[.C936]*([.$D$5]/100)" office:value-type="float" office:value="20.6100428133327" calcext:value-type="float">
            <text:p>21</text:p>
          </table:table-cell>
          <table:table-cell table:style-name="ce4" table:formula="of:=+[.C936]*[.E935]/[.C935]" office:value-type="float" office:value="22.9000475703697" calcext:value-type="float">
            <text:p>2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929</text:p>
          </table:table-cell>
          <table:table-cell table:style-name="ce4" table:formula="of:=+[.C936]-[.E936]+[.D936]" office:value-type="float" office:value="455.710946650357" calcext:value-type="float">
            <text:p>456</text:p>
          </table:table-cell>
          <table:table-cell table:style-name="ce4" table:formula="of:=+[.C937]*([.$D$5]/100)" office:value-type="float" office:value="20.5069925992661" calcext:value-type="float">
            <text:p>21</text:p>
          </table:table-cell>
          <table:table-cell table:style-name="ce4" table:formula="of:=+[.C937]*[.E936]/[.C936]" office:value-type="float" office:value="22.7855473325178" calcext:value-type="float">
            <text:p>2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930</text:p>
          </table:table-cell>
          <table:table-cell table:style-name="ce4" table:formula="of:=+[.C937]-[.E937]+[.D937]" office:value-type="float" office:value="453.432391917105" calcext:value-type="float">
            <text:p>453</text:p>
          </table:table-cell>
          <table:table-cell table:style-name="ce4" table:formula="of:=+[.C938]*([.$D$5]/100)" office:value-type="float" office:value="20.4044576362697" calcext:value-type="float">
            <text:p>20</text:p>
          </table:table-cell>
          <table:table-cell table:style-name="ce4" table:formula="of:=+[.C938]*[.E937]/[.C937]" office:value-type="float" office:value="22.6716195958552" calcext:value-type="float">
            <text:p>2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931</text:p>
          </table:table-cell>
          <table:table-cell table:style-name="ce4" table:formula="of:=+[.C938]-[.E938]+[.D938]" office:value-type="float" office:value="451.16522995752" calcext:value-type="float">
            <text:p>451</text:p>
          </table:table-cell>
          <table:table-cell table:style-name="ce4" table:formula="of:=+[.C939]*([.$D$5]/100)" office:value-type="float" office:value="20.3024353480884" calcext:value-type="float">
            <text:p>20</text:p>
          </table:table-cell>
          <table:table-cell table:style-name="ce4" table:formula="of:=+[.C939]*[.E938]/[.C938]" office:value-type="float" office:value="22.558261497876" calcext:value-type="float">
            <text:p>2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932</text:p>
          </table:table-cell>
          <table:table-cell table:style-name="ce4" table:formula="of:=+[.C939]-[.E939]+[.D939]" office:value-type="float" office:value="448.909403807732" calcext:value-type="float">
            <text:p>449</text:p>
          </table:table-cell>
          <table:table-cell table:style-name="ce4" table:formula="of:=+[.C940]*([.$D$5]/100)" office:value-type="float" office:value="20.2009231713479" calcext:value-type="float">
            <text:p>20</text:p>
          </table:table-cell>
          <table:table-cell table:style-name="ce4" table:formula="of:=+[.C940]*[.E939]/[.C939]" office:value-type="float" office:value="22.4454701903866" calcext:value-type="float">
            <text:p>2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933</text:p>
          </table:table-cell>
          <table:table-cell table:style-name="ce4" table:formula="of:=+[.C940]-[.E940]+[.D940]" office:value-type="float" office:value="446.664856788694" calcext:value-type="float">
            <text:p>447</text:p>
          </table:table-cell>
          <table:table-cell table:style-name="ce4" table:formula="of:=+[.C941]*([.$D$5]/100)" office:value-type="float" office:value="20.0999185554912" calcext:value-type="float">
            <text:p>20</text:p>
          </table:table-cell>
          <table:table-cell table:style-name="ce4" table:formula="of:=+[.C941]*[.E940]/[.C940]" office:value-type="float" office:value="22.3332428394346" calcext:value-type="float">
            <text:p>2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934</text:p>
          </table:table-cell>
          <table:table-cell table:style-name="ce4" table:formula="of:=+[.C941]-[.E941]+[.D941]" office:value-type="float" office:value="444.43153250475" calcext:value-type="float">
            <text:p>444</text:p>
          </table:table-cell>
          <table:table-cell table:style-name="ce4" table:formula="of:=+[.C942]*([.$D$5]/100)" office:value-type="float" office:value="19.9994189627138" calcext:value-type="float">
            <text:p>20</text:p>
          </table:table-cell>
          <table:table-cell table:style-name="ce4" table:formula="of:=+[.C942]*[.E941]/[.C941]" office:value-type="float" office:value="22.2215766252375" calcext:value-type="float">
            <text:p>2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935</text:p>
          </table:table-cell>
          <table:table-cell table:style-name="ce4" table:formula="of:=+[.C942]-[.E942]+[.D942]" office:value-type="float" office:value="442.209374842227" calcext:value-type="float">
            <text:p>442</text:p>
          </table:table-cell>
          <table:table-cell table:style-name="ce4" table:formula="of:=+[.C943]*([.$D$5]/100)" office:value-type="float" office:value="19.8994218679002" calcext:value-type="float">
            <text:p>20</text:p>
          </table:table-cell>
          <table:table-cell table:style-name="ce4" table:formula="of:=+[.C943]*[.E942]/[.C942]" office:value-type="float" office:value="22.1104687421113" calcext:value-type="float">
            <text:p>2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936</text:p>
          </table:table-cell>
          <table:table-cell table:style-name="ce4" table:formula="of:=+[.C943]-[.E943]+[.D943]" office:value-type="float" office:value="439.998327968015" calcext:value-type="float">
            <text:p>440</text:p>
          </table:table-cell>
          <table:table-cell table:style-name="ce4" table:formula="of:=+[.C944]*([.$D$5]/100)" office:value-type="float" office:value="19.7999247585607" calcext:value-type="float">
            <text:p>20</text:p>
          </table:table-cell>
          <table:table-cell table:style-name="ce4" table:formula="of:=+[.C944]*[.E943]/[.C943]" office:value-type="float" office:value="21.9999163984007" calcext:value-type="float">
            <text:p>2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937</text:p>
          </table:table-cell>
          <table:table-cell table:style-name="ce4" table:formula="of:=+[.C944]-[.E944]+[.D944]" office:value-type="float" office:value="437.798336328175" calcext:value-type="float">
            <text:p>438</text:p>
          </table:table-cell>
          <table:table-cell table:style-name="ce4" table:formula="of:=+[.C945]*([.$D$5]/100)" office:value-type="float" office:value="19.7009251347679" calcext:value-type="float">
            <text:p>20</text:p>
          </table:table-cell>
          <table:table-cell table:style-name="ce4" table:formula="of:=+[.C945]*[.E944]/[.C944]" office:value-type="float" office:value="21.8899168164087" calcext:value-type="float">
            <text:p>2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938</text:p>
          </table:table-cell>
          <table:table-cell table:style-name="ce4" table:formula="of:=+[.C945]-[.E945]+[.D945]" office:value-type="float" office:value="435.609344646534" calcext:value-type="float">
            <text:p>436</text:p>
          </table:table-cell>
          <table:table-cell table:style-name="ce4" table:formula="of:=+[.C946]*([.$D$5]/100)" office:value-type="float" office:value="19.6024205090941" calcext:value-type="float">
            <text:p>20</text:p>
          </table:table-cell>
          <table:table-cell table:style-name="ce4" table:formula="of:=+[.C946]*[.E945]/[.C945]" office:value-type="float" office:value="21.7804672323267" calcext:value-type="float">
            <text:p>2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939</text:p>
          </table:table-cell>
          <table:table-cell table:style-name="ce4" table:formula="of:=+[.C946]-[.E946]+[.D946]" office:value-type="float" office:value="433.431297923302" calcext:value-type="float">
            <text:p>433</text:p>
          </table:table-cell>
          <table:table-cell table:style-name="ce4" table:formula="of:=+[.C947]*([.$D$5]/100)" office:value-type="float" office:value="19.5044084065486" calcext:value-type="float">
            <text:p>20</text:p>
          </table:table-cell>
          <table:table-cell table:style-name="ce4" table:formula="of:=+[.C947]*[.E946]/[.C946]" office:value-type="float" office:value="21.6715648961651" calcext:value-type="float">
            <text:p>2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940</text:p>
          </table:table-cell>
          <table:table-cell table:style-name="ce4" table:formula="of:=+[.C947]-[.E947]+[.D947]" office:value-type="float" office:value="431.264141433685" calcext:value-type="float">
            <text:p>431</text:p>
          </table:table-cell>
          <table:table-cell table:style-name="ce4" table:formula="of:=+[.C948]*([.$D$5]/100)" office:value-type="float" office:value="19.4068863645158" calcext:value-type="float">
            <text:p>19</text:p>
          </table:table-cell>
          <table:table-cell table:style-name="ce4" table:formula="of:=+[.C948]*[.E947]/[.C947]" office:value-type="float" office:value="21.5632070716842" calcext:value-type="float">
            <text:p>2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941</text:p>
          </table:table-cell>
          <table:table-cell table:style-name="ce4" table:formula="of:=+[.C948]-[.E948]+[.D948]" office:value-type="float" office:value="429.107820726517" calcext:value-type="float">
            <text:p>429</text:p>
          </table:table-cell>
          <table:table-cell table:style-name="ce4" table:formula="of:=+[.C949]*([.$D$5]/100)" office:value-type="float" office:value="19.3098519326933" calcext:value-type="float">
            <text:p>19</text:p>
          </table:table-cell>
          <table:table-cell table:style-name="ce4" table:formula="of:=+[.C949]*[.E948]/[.C948]" office:value-type="float" office:value="21.4553910363258" calcext:value-type="float">
            <text:p>2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942</text:p>
          </table:table-cell>
          <table:table-cell table:style-name="ce4" table:formula="of:=+[.C949]-[.E949]+[.D949]" office:value-type="float" office:value="426.962281622884" calcext:value-type="float">
            <text:p>427</text:p>
          </table:table-cell>
          <table:table-cell table:style-name="ce4" table:formula="of:=+[.C950]*([.$D$5]/100)" office:value-type="float" office:value="19.2133026730298" calcext:value-type="float">
            <text:p>19</text:p>
          </table:table-cell>
          <table:table-cell table:style-name="ce4" table:formula="of:=+[.C950]*[.E949]/[.C949]" office:value-type="float" office:value="21.3481140811442" calcext:value-type="float">
            <text:p>2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943</text:p>
          </table:table-cell>
          <table:table-cell table:style-name="ce4" table:formula="of:=+[.C950]-[.E950]+[.D950]" office:value-type="float" office:value="424.82747021477" calcext:value-type="float">
            <text:p>425</text:p>
          </table:table-cell>
          <table:table-cell table:style-name="ce4" table:formula="of:=+[.C951]*([.$D$5]/100)" office:value-type="float" office:value="19.1172361596646" calcext:value-type="float">
            <text:p>19</text:p>
          </table:table-cell>
          <table:table-cell table:style-name="ce4" table:formula="of:=+[.C951]*[.E950]/[.C950]" office:value-type="float" office:value="21.2413735107385" calcext:value-type="float">
            <text:p>2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944</text:p>
          </table:table-cell>
          <table:table-cell table:style-name="ce4" table:formula="of:=+[.C951]-[.E951]+[.D951]" office:value-type="float" office:value="422.703332863696" calcext:value-type="float">
            <text:p>423</text:p>
          </table:table-cell>
          <table:table-cell table:style-name="ce4" table:formula="of:=+[.C952]*([.$D$5]/100)" office:value-type="float" office:value="19.0216499788663" calcext:value-type="float">
            <text:p>19</text:p>
          </table:table-cell>
          <table:table-cell table:style-name="ce4" table:formula="of:=+[.C952]*[.E951]/[.C951]" office:value-type="float" office:value="21.1351666431848" calcext:value-type="float">
            <text:p>2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945</text:p>
          </table:table-cell>
          <table:table-cell table:style-name="ce4" table:formula="of:=+[.C952]-[.E952]+[.D952]" office:value-type="float" office:value="420.589816199378" calcext:value-type="float">
            <text:p>421</text:p>
          </table:table-cell>
          <table:table-cell table:style-name="ce4" table:formula="of:=+[.C953]*([.$D$5]/100)" office:value-type="float" office:value="18.926541728972" calcext:value-type="float">
            <text:p>19</text:p>
          </table:table-cell>
          <table:table-cell table:style-name="ce4" table:formula="of:=+[.C953]*[.E952]/[.C952]" office:value-type="float" office:value="21.0294908099688" calcext:value-type="float">
            <text:p>2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946</text:p>
          </table:table-cell>
          <table:table-cell table:style-name="ce4" table:formula="of:=+[.C953]-[.E953]+[.D953]" office:value-type="float" office:value="418.486867118381" calcext:value-type="float">
            <text:p>418</text:p>
          </table:table-cell>
          <table:table-cell table:style-name="ce4" table:formula="of:=+[.C954]*([.$D$5]/100)" office:value-type="float" office:value="18.8319090203271" calcext:value-type="float">
            <text:p>19</text:p>
          </table:table-cell>
          <table:table-cell table:style-name="ce4" table:formula="of:=+[.C954]*[.E953]/[.C953]" office:value-type="float" office:value="20.924343355919" calcext:value-type="float">
            <text:p>2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947</text:p>
          </table:table-cell>
          <table:table-cell table:style-name="ce4" table:formula="of:=+[.C954]-[.E954]+[.D954]" office:value-type="float" office:value="416.394432782789" calcext:value-type="float">
            <text:p>416</text:p>
          </table:table-cell>
          <table:table-cell table:style-name="ce4" table:formula="of:=+[.C955]*([.$D$5]/100)" office:value-type="float" office:value="18.7377494752255" calcext:value-type="float">
            <text:p>19</text:p>
          </table:table-cell>
          <table:table-cell table:style-name="ce4" table:formula="of:=+[.C955]*[.E954]/[.C954]" office:value-type="float" office:value="20.8197216391394" calcext:value-type="float">
            <text:p>2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948</text:p>
          </table:table-cell>
          <table:table-cell table:style-name="ce4" table:formula="of:=+[.C955]-[.E955]+[.D955]" office:value-type="float" office:value="414.312460618875" calcext:value-type="float">
            <text:p>414</text:p>
          </table:table-cell>
          <table:table-cell table:style-name="ce4" table:formula="of:=+[.C956]*([.$D$5]/100)" office:value-type="float" office:value="18.6440607278494" calcext:value-type="float">
            <text:p>19</text:p>
          </table:table-cell>
          <table:table-cell table:style-name="ce4" table:formula="of:=+[.C956]*[.E955]/[.C955]" office:value-type="float" office:value="20.7156230309437" calcext:value-type="float">
            <text:p>2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949</text:p>
          </table:table-cell>
          <table:table-cell table:style-name="ce4" table:formula="of:=+[.C956]-[.E956]+[.D956]" office:value-type="float" office:value="412.240898315781" calcext:value-type="float">
            <text:p>412</text:p>
          </table:table-cell>
          <table:table-cell table:style-name="ce4" table:formula="of:=+[.C957]*([.$D$5]/100)" office:value-type="float" office:value="18.5508404242101" calcext:value-type="float">
            <text:p>19</text:p>
          </table:table-cell>
          <table:table-cell table:style-name="ce4" table:formula="of:=+[.C957]*[.E956]/[.C956]" office:value-type="float" office:value="20.612044915789" calcext:value-type="float">
            <text:p>2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950</text:p>
          </table:table-cell>
          <table:table-cell table:style-name="ce4" table:formula="of:=+[.C957]-[.E957]+[.D957]" office:value-type="float" office:value="410.179693824202" calcext:value-type="float">
            <text:p>410</text:p>
          </table:table-cell>
          <table:table-cell table:style-name="ce4" table:formula="of:=+[.C958]*([.$D$5]/100)" office:value-type="float" office:value="18.4580862220891" calcext:value-type="float">
            <text:p>18</text:p>
          </table:table-cell>
          <table:table-cell table:style-name="ce4" table:formula="of:=+[.C958]*[.E957]/[.C957]" office:value-type="float" office:value="20.5089846912101" calcext:value-type="float">
            <text:p>2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951</text:p>
          </table:table-cell>
          <table:table-cell table:style-name="ce4" table:formula="of:=+[.C958]-[.E958]+[.D958]" office:value-type="float" office:value="408.128795355081" calcext:value-type="float">
            <text:p>408</text:p>
          </table:table-cell>
          <table:table-cell table:style-name="ce4" table:formula="of:=+[.C959]*([.$D$5]/100)" office:value-type="float" office:value="18.3657957909786" calcext:value-type="float">
            <text:p>18</text:p>
          </table:table-cell>
          <table:table-cell table:style-name="ce4" table:formula="of:=+[.C959]*[.E958]/[.C958]" office:value-type="float" office:value="20.406439767754" calcext:value-type="float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952</text:p>
          </table:table-cell>
          <table:table-cell table:style-name="ce4" table:formula="of:=+[.C959]-[.E959]+[.D959]" office:value-type="float" office:value="406.088151378306" calcext:value-type="float">
            <text:p>406</text:p>
          </table:table-cell>
          <table:table-cell table:style-name="ce4" table:formula="of:=+[.C960]*([.$D$5]/100)" office:value-type="float" office:value="18.2739668120237" calcext:value-type="float">
            <text:p>18</text:p>
          </table:table-cell>
          <table:table-cell table:style-name="ce4" table:formula="of:=+[.C960]*[.E959]/[.C959]" office:value-type="float" office:value="20.3044075689152" calcext:value-type="float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953</text:p>
          </table:table-cell>
          <table:table-cell table:style-name="ce4" table:formula="of:=+[.C960]-[.E960]+[.D960]" office:value-type="float" office:value="404.057710621414" calcext:value-type="float">
            <text:p>404</text:p>
          </table:table-cell>
          <table:table-cell table:style-name="ce4" table:formula="of:=+[.C961]*([.$D$5]/100)" office:value-type="float" office:value="18.1825969779636" calcext:value-type="float">
            <text:p>18</text:p>
          </table:table-cell>
          <table:table-cell table:style-name="ce4" table:formula="of:=+[.C961]*[.E960]/[.C960]" office:value-type="float" office:value="20.2028855310707" calcext:value-type="float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954</text:p>
          </table:table-cell>
          <table:table-cell table:style-name="ce4" table:formula="of:=+[.C961]-[.E961]+[.D961]" office:value-type="float" office:value="402.037422068307" calcext:value-type="float">
            <text:p>402</text:p>
          </table:table-cell>
          <table:table-cell table:style-name="ce4" table:formula="of:=+[.C962]*([.$D$5]/100)" office:value-type="float" office:value="18.0916839930738" calcext:value-type="float">
            <text:p>18</text:p>
          </table:table-cell>
          <table:table-cell table:style-name="ce4" table:formula="of:=+[.C962]*[.E961]/[.C961]" office:value-type="float" office:value="20.1018711034153" calcext:value-type="float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955</text:p>
          </table:table-cell>
          <table:table-cell table:style-name="ce4" table:formula="of:=+[.C962]-[.E962]+[.D962]" office:value-type="float" office:value="400.027234957966" calcext:value-type="float">
            <text:p>400</text:p>
          </table:table-cell>
          <table:table-cell table:style-name="ce4" table:formula="of:=+[.C963]*([.$D$5]/100)" office:value-type="float" office:value="18.0012255731084" calcext:value-type="float">
            <text:p>18</text:p>
          </table:table-cell>
          <table:table-cell table:style-name="ce4" table:formula="of:=+[.C963]*[.E962]/[.C962]" office:value-type="float" office:value="20.0013617478982" calcext:value-type="float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956</text:p>
          </table:table-cell>
          <table:table-cell table:style-name="ce4" table:formula="of:=+[.C963]-[.E963]+[.D963]" office:value-type="float" office:value="398.027098783176" calcext:value-type="float">
            <text:p>398</text:p>
          </table:table-cell>
          <table:table-cell table:style-name="ce4" table:formula="of:=+[.C964]*([.$D$5]/100)" office:value-type="float" office:value="17.9112194452429" calcext:value-type="float">
            <text:p>18</text:p>
          </table:table-cell>
          <table:table-cell table:style-name="ce4" table:formula="of:=+[.C964]*[.E963]/[.C963]" office:value-type="float" office:value="19.9013549391588" calcext:value-type="float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957</text:p>
          </table:table-cell>
          <table:table-cell table:style-name="ce4" table:formula="of:=+[.C964]-[.E964]+[.D964]" office:value-type="float" office:value="396.03696328926" calcext:value-type="float">
            <text:p>396</text:p>
          </table:table-cell>
          <table:table-cell table:style-name="ce4" table:formula="of:=+[.C965]*([.$D$5]/100)" office:value-type="float" office:value="17.8216633480167" calcext:value-type="float">
            <text:p>18</text:p>
          </table:table-cell>
          <table:table-cell table:style-name="ce4" table:formula="of:=+[.C965]*[.E964]/[.C964]" office:value-type="float" office:value="19.801848164463" calcext:value-type="float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958</text:p>
          </table:table-cell>
          <table:table-cell table:style-name="ce4" table:formula="of:=+[.C965]-[.E965]+[.D965]" office:value-type="float" office:value="394.056778472814" calcext:value-type="float">
            <text:p>394</text:p>
          </table:table-cell>
          <table:table-cell table:style-name="ce4" table:formula="of:=+[.C966]*([.$D$5]/100)" office:value-type="float" office:value="17.7325550312766" calcext:value-type="float">
            <text:p>18</text:p>
          </table:table-cell>
          <table:table-cell table:style-name="ce4" table:formula="of:=+[.C966]*[.E965]/[.C965]" office:value-type="float" office:value="19.7028389236406" calcext:value-type="float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959</text:p>
          </table:table-cell>
          <table:table-cell table:style-name="ce4" table:formula="of:=+[.C966]-[.E966]+[.D966]" office:value-type="float" office:value="392.08649458045" calcext:value-type="float">
            <text:p>392</text:p>
          </table:table-cell>
          <table:table-cell table:style-name="ce4" table:formula="of:=+[.C967]*([.$D$5]/100)" office:value-type="float" office:value="17.6438922561202" calcext:value-type="float">
            <text:p>18</text:p>
          </table:table-cell>
          <table:table-cell table:style-name="ce4" table:formula="of:=+[.C967]*[.E966]/[.C966]" office:value-type="float" office:value="19.6043247290224" calcext:value-type="float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960</text:p>
          </table:table-cell>
          <table:table-cell table:style-name="ce4" table:formula="of:=+[.C967]-[.E967]+[.D967]" office:value-type="float" office:value="390.126062107547" calcext:value-type="float">
            <text:p>390</text:p>
          </table:table-cell>
          <table:table-cell table:style-name="ce4" table:formula="of:=+[.C968]*([.$D$5]/100)" office:value-type="float" office:value="17.5556727948396" calcext:value-type="float">
            <text:p>18</text:p>
          </table:table-cell>
          <table:table-cell table:style-name="ce4" table:formula="of:=+[.C968]*[.E967]/[.C967]" office:value-type="float" office:value="19.5063031053773" calcext:value-type="float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961</text:p>
          </table:table-cell>
          <table:table-cell table:style-name="ce4" table:formula="of:=+[.C968]-[.E968]+[.D968]" office:value-type="float" office:value="388.17543179701" calcext:value-type="float">
            <text:p>388</text:p>
          </table:table-cell>
          <table:table-cell table:style-name="ce4" table:formula="of:=+[.C969]*([.$D$5]/100)" office:value-type="float" office:value="17.4678944308654" calcext:value-type="float">
            <text:p>17</text:p>
          </table:table-cell>
          <table:table-cell table:style-name="ce4" table:formula="of:=+[.C969]*[.E968]/[.C968]" office:value-type="float" office:value="19.4087715898505" calcext:value-type="float">
            <text:p>1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962</text:p>
          </table:table-cell>
          <table:table-cell table:style-name="ce4" table:formula="of:=+[.C969]-[.E969]+[.D969]" office:value-type="float" office:value="386.234554638025" calcext:value-type="float">
            <text:p>386</text:p>
          </table:table-cell>
          <table:table-cell table:style-name="ce4" table:formula="of:=+[.C970]*([.$D$5]/100)" office:value-type="float" office:value="17.3805549587111" calcext:value-type="float">
            <text:p>17</text:p>
          </table:table-cell>
          <table:table-cell table:style-name="ce4" table:formula="of:=+[.C970]*[.E969]/[.C969]" office:value-type="float" office:value="19.3117277319012" calcext:value-type="float">
            <text:p>1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963</text:p>
          </table:table-cell>
          <table:table-cell table:style-name="ce4" table:formula="of:=+[.C970]-[.E970]+[.D970]" office:value-type="float" office:value="384.303381864834" calcext:value-type="float">
            <text:p>384</text:p>
          </table:table-cell>
          <table:table-cell table:style-name="ce4" table:formula="of:=+[.C971]*([.$D$5]/100)" office:value-type="float" office:value="17.2936521839176" calcext:value-type="float">
            <text:p>17</text:p>
          </table:table-cell>
          <table:table-cell table:style-name="ce4" table:formula="of:=+[.C971]*[.E970]/[.C970]" office:value-type="float" office:value="19.2151690932417" calcext:value-type="float">
            <text:p>1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964</text:p>
          </table:table-cell>
          <table:table-cell table:style-name="ce4" table:formula="of:=+[.C971]-[.E971]+[.D971]" office:value-type="float" office:value="382.38186495551" calcext:value-type="float">
            <text:p>382</text:p>
          </table:table-cell>
          <table:table-cell table:style-name="ce4" table:formula="of:=+[.C972]*([.$D$5]/100)" office:value-type="float" office:value="17.207183922998" calcext:value-type="float">
            <text:p>17</text:p>
          </table:table-cell>
          <table:table-cell table:style-name="ce4" table:formula="of:=+[.C972]*[.E971]/[.C971]" office:value-type="float" office:value="19.1190932477755" calcext:value-type="float">
            <text:p>1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965</text:p>
          </table:table-cell>
          <table:table-cell table:style-name="ce4" table:formula="of:=+[.C972]-[.E972]+[.D972]" office:value-type="float" office:value="380.469955630733" calcext:value-type="float">
            <text:p>380</text:p>
          </table:table-cell>
          <table:table-cell table:style-name="ce4" table:formula="of:=+[.C973]*([.$D$5]/100)" office:value-type="float" office:value="17.121148003383" calcext:value-type="float">
            <text:p>17</text:p>
          </table:table-cell>
          <table:table-cell table:style-name="ce4" table:formula="of:=+[.C973]*[.E972]/[.C972]" office:value-type="float" office:value="19.0234977815366" calcext:value-type="float">
            <text:p>1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966</text:p>
          </table:table-cell>
          <table:table-cell table:style-name="ce4" table:formula="of:=+[.C973]-[.E973]+[.D973]" office:value-type="float" office:value="378.567605852579" calcext:value-type="float">
            <text:p>379</text:p>
          </table:table-cell>
          <table:table-cell table:style-name="ce4" table:formula="of:=+[.C974]*([.$D$5]/100)" office:value-type="float" office:value="17.0355422633661" calcext:value-type="float">
            <text:p>17</text:p>
          </table:table-cell>
          <table:table-cell table:style-name="ce4" table:formula="of:=+[.C974]*[.E973]/[.C973]" office:value-type="float" office:value="18.9283802926289" calcext:value-type="float">
            <text:p>1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967</text:p>
          </table:table-cell>
          <table:table-cell table:style-name="ce4" table:formula="of:=+[.C974]-[.E974]+[.D974]" office:value-type="float" office:value="376.674767823316" calcext:value-type="float">
            <text:p>377</text:p>
          </table:table-cell>
          <table:table-cell table:style-name="ce4" table:formula="of:=+[.C975]*([.$D$5]/100)" office:value-type="float" office:value="16.9503645520492" calcext:value-type="float">
            <text:p>17</text:p>
          </table:table-cell>
          <table:table-cell table:style-name="ce4" table:formula="of:=+[.C975]*[.E974]/[.C974]" office:value-type="float" office:value="18.8337383911658" calcext:value-type="float">
            <text:p>1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968</text:p>
          </table:table-cell>
          <table:table-cell table:style-name="ce4" table:formula="of:=+[.C975]-[.E975]+[.D975]" office:value-type="float" office:value="374.7913939842" calcext:value-type="float">
            <text:p>375</text:p>
          </table:table-cell>
          <table:table-cell table:style-name="ce4" table:formula="of:=+[.C976]*([.$D$5]/100)" office:value-type="float" office:value="16.865612729289" calcext:value-type="float">
            <text:p>17</text:p>
          </table:table-cell>
          <table:table-cell table:style-name="ce4" table:formula="of:=+[.C976]*[.E975]/[.C975]" office:value-type="float" office:value="18.73956969921" calcext:value-type="float">
            <text:p>1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969</text:p>
          </table:table-cell>
          <table:table-cell table:style-name="ce4" table:formula="of:=+[.C976]-[.E976]+[.D976]" office:value-type="float" office:value="372.917437014279" calcext:value-type="float">
            <text:p>373</text:p>
          </table:table-cell>
          <table:table-cell table:style-name="ce4" table:formula="of:=+[.C977]*([.$D$5]/100)" office:value-type="float" office:value="16.7812846656426" calcext:value-type="float">
            <text:p>17</text:p>
          </table:table-cell>
          <table:table-cell table:style-name="ce4" table:formula="of:=+[.C977]*[.E976]/[.C976]" office:value-type="float" office:value="18.6458718507139" calcext:value-type="float">
            <text:p>1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970</text:p>
          </table:table-cell>
          <table:table-cell table:style-name="ce4" table:formula="of:=+[.C977]-[.E977]+[.D977]" office:value-type="float" office:value="371.052849829208" calcext:value-type="float">
            <text:p>371</text:p>
          </table:table-cell>
          <table:table-cell table:style-name="ce4" table:formula="of:=+[.C978]*([.$D$5]/100)" office:value-type="float" office:value="16.6973782423143" calcext:value-type="float">
            <text:p>17</text:p>
          </table:table-cell>
          <table:table-cell table:style-name="ce4" table:formula="of:=+[.C978]*[.E977]/[.C977]" office:value-type="float" office:value="18.5526424914603" calcext:value-type="float">
            <text:p>1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971</text:p>
          </table:table-cell>
          <table:table-cell table:style-name="ce4" table:formula="of:=+[.C978]-[.E978]+[.D978]" office:value-type="float" office:value="369.197585580061" calcext:value-type="float">
            <text:p>369</text:p>
          </table:table-cell>
          <table:table-cell table:style-name="ce4" table:formula="of:=+[.C979]*([.$D$5]/100)" office:value-type="float" office:value="16.6138913511028" calcext:value-type="float">
            <text:p>17</text:p>
          </table:table-cell>
          <table:table-cell table:style-name="ce4" table:formula="of:=+[.C979]*[.E978]/[.C978]" office:value-type="float" office:value="18.459879279003" calcext:value-type="float">
            <text:p>1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972</text:p>
          </table:table-cell>
          <table:table-cell table:style-name="ce4" table:formula="of:=+[.C979]-[.E979]+[.D979]" office:value-type="float" office:value="367.351597652161" calcext:value-type="float">
            <text:p>367</text:p>
          </table:table-cell>
          <table:table-cell table:style-name="ce4" table:formula="of:=+[.C980]*([.$D$5]/100)" office:value-type="float" office:value="16.5308218943473" calcext:value-type="float">
            <text:p>17</text:p>
          </table:table-cell>
          <table:table-cell table:style-name="ce4" table:formula="of:=+[.C980]*[.E979]/[.C979]" office:value-type="float" office:value="18.367579882608" calcext:value-type="float">
            <text:p>1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973</text:p>
          </table:table-cell>
          <table:table-cell table:style-name="ce4" table:formula="of:=+[.C980]-[.E980]+[.D980]" office:value-type="float" office:value="365.5148396639" calcext:value-type="float">
            <text:p>366</text:p>
          </table:table-cell>
          <table:table-cell table:style-name="ce4" table:formula="of:=+[.C981]*([.$D$5]/100)" office:value-type="float" office:value="16.4481677848755" calcext:value-type="float">
            <text:p>16</text:p>
          </table:table-cell>
          <table:table-cell table:style-name="ce4" table:formula="of:=+[.C981]*[.E980]/[.C980]" office:value-type="float" office:value="18.275741983195" calcext:value-type="float">
            <text:p>1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974</text:p>
          </table:table-cell>
          <table:table-cell table:style-name="ce4" table:formula="of:=+[.C981]-[.E981]+[.D981]" office:value-type="float" office:value="363.687265465581" calcext:value-type="float">
            <text:p>364</text:p>
          </table:table-cell>
          <table:table-cell table:style-name="ce4" table:formula="of:=+[.C982]*([.$D$5]/100)" office:value-type="float" office:value="16.3659269459511" calcext:value-type="float">
            <text:p>16</text:p>
          </table:table-cell>
          <table:table-cell table:style-name="ce4" table:formula="of:=+[.C982]*[.E981]/[.C981]" office:value-type="float" office:value="18.184363273279" calcext:value-type="float">
            <text:p>1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975</text:p>
          </table:table-cell>
          <table:table-cell table:style-name="ce4" table:formula="of:=+[.C982]-[.E982]+[.D982]" office:value-type="float" office:value="361.868829138253" calcext:value-type="float">
            <text:p>362</text:p>
          </table:table-cell>
          <table:table-cell table:style-name="ce4" table:formula="of:=+[.C983]*([.$D$5]/100)" office:value-type="float" office:value="16.2840973112214" calcext:value-type="float">
            <text:p>16</text:p>
          </table:table-cell>
          <table:table-cell table:style-name="ce4" table:formula="of:=+[.C983]*[.E982]/[.C982]" office:value-type="float" office:value="18.0934414569126" calcext:value-type="float">
            <text:p>1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976</text:p>
          </table:table-cell>
          <table:table-cell table:style-name="ce4" table:formula="of:=+[.C983]-[.E983]+[.D983]" office:value-type="float" office:value="360.059484992562" calcext:value-type="float">
            <text:p>360</text:p>
          </table:table-cell>
          <table:table-cell table:style-name="ce4" table:formula="of:=+[.C984]*([.$D$5]/100)" office:value-type="float" office:value="16.2026768246653" calcext:value-type="float">
            <text:p>16</text:p>
          </table:table-cell>
          <table:table-cell table:style-name="ce4" table:formula="of:=+[.C984]*[.E983]/[.C983]" office:value-type="float" office:value="18.0029742496281" calcext:value-type="float">
            <text:p>1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977</text:p>
          </table:table-cell>
          <table:table-cell table:style-name="ce4" table:formula="of:=+[.C984]-[.E984]+[.D984]" office:value-type="float" office:value="358.259187567599" calcext:value-type="float">
            <text:p>358</text:p>
          </table:table-cell>
          <table:table-cell table:style-name="ce4" table:formula="of:=+[.C985]*([.$D$5]/100)" office:value-type="float" office:value="16.121663440542" calcext:value-type="float">
            <text:p>16</text:p>
          </table:table-cell>
          <table:table-cell table:style-name="ce4" table:formula="of:=+[.C985]*[.E984]/[.C984]" office:value-type="float" office:value="17.9129593783799" calcext:value-type="float">
            <text:p>1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978</text:p>
          </table:table-cell>
          <table:table-cell table:style-name="ce4" table:formula="of:=+[.C985]-[.E985]+[.D985]" office:value-type="float" office:value="356.467891629761" calcext:value-type="float">
            <text:p>356</text:p>
          </table:table-cell>
          <table:table-cell table:style-name="ce4" table:formula="of:=+[.C986]*([.$D$5]/100)" office:value-type="float" office:value="16.0410551233392" calcext:value-type="float">
            <text:p>16</text:p>
          </table:table-cell>
          <table:table-cell table:style-name="ce4" table:formula="of:=+[.C986]*[.E985]/[.C985]" office:value-type="float" office:value="17.823394581488" calcext:value-type="float">
            <text:p>1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979</text:p>
          </table:table-cell>
          <table:table-cell table:style-name="ce4" table:formula="of:=+[.C986]-[.E986]+[.D986]" office:value-type="float" office:value="354.685552171612" calcext:value-type="float">
            <text:p>355</text:p>
          </table:table-cell>
          <table:table-cell table:style-name="ce4" table:formula="of:=+[.C987]*([.$D$5]/100)" office:value-type="float" office:value="15.9608498477226" calcext:value-type="float">
            <text:p>16</text:p>
          </table:table-cell>
          <table:table-cell table:style-name="ce4" table:formula="of:=+[.C987]*[.E986]/[.C986]" office:value-type="float" office:value="17.7342776085806" calcext:value-type="float">
            <text:p>1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980</text:p>
          </table:table-cell>
          <table:table-cell table:style-name="ce4" table:formula="of:=+[.C987]-[.E987]+[.D987]" office:value-type="float" office:value="352.912124410754" calcext:value-type="float">
            <text:p>353</text:p>
          </table:table-cell>
          <table:table-cell table:style-name="ce4" table:formula="of:=+[.C988]*([.$D$5]/100)" office:value-type="float" office:value="15.8810455984839" calcext:value-type="float">
            <text:p>16</text:p>
          </table:table-cell>
          <table:table-cell table:style-name="ce4" table:formula="of:=+[.C988]*[.E987]/[.C987]" office:value-type="float" office:value="17.6456062205377" calcext:value-type="float">
            <text:p>1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981</text:p>
          </table:table-cell>
          <table:table-cell table:style-name="ce4" table:formula="of:=+[.C988]-[.E988]+[.D988]" office:value-type="float" office:value="351.147563788701" calcext:value-type="float">
            <text:p>351</text:p>
          </table:table-cell>
          <table:table-cell table:style-name="ce4" table:formula="of:=+[.C989]*([.$D$5]/100)" office:value-type="float" office:value="15.8016403704915" calcext:value-type="float">
            <text:p>16</text:p>
          </table:table-cell>
          <table:table-cell table:style-name="ce4" table:formula="of:=+[.C989]*[.E988]/[.C988]" office:value-type="float" office:value="17.557378189435" calcext:value-type="float">
            <text:p>1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982</text:p>
          </table:table-cell>
          <table:table-cell table:style-name="ce4" table:formula="of:=+[.C989]-[.E989]+[.D989]" office:value-type="float" office:value="349.391825969757" calcext:value-type="float">
            <text:p>349</text:p>
          </table:table-cell>
          <table:table-cell table:style-name="ce4" table:formula="of:=+[.C990]*([.$D$5]/100)" office:value-type="float" office:value="15.7226321686391" calcext:value-type="float">
            <text:p>16</text:p>
          </table:table-cell>
          <table:table-cell table:style-name="ce4" table:formula="of:=+[.C990]*[.E989]/[.C989]" office:value-type="float" office:value="17.4695912984878" calcext:value-type="float">
            <text:p>1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983</text:p>
          </table:table-cell>
          <table:table-cell table:style-name="ce4" table:formula="of:=+[.C990]-[.E990]+[.D990]" office:value-type="float" office:value="347.644866839908" calcext:value-type="float">
            <text:p>348</text:p>
          </table:table-cell>
          <table:table-cell table:style-name="ce4" table:formula="of:=+[.C991]*([.$D$5]/100)" office:value-type="float" office:value="15.6440190077959" calcext:value-type="float">
            <text:p>16</text:p>
          </table:table-cell>
          <table:table-cell table:style-name="ce4" table:formula="of:=+[.C991]*[.E990]/[.C990]" office:value-type="float" office:value="17.3822433419954" calcext:value-type="float">
            <text:p>1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984</text:p>
          </table:table-cell>
          <table:table-cell table:style-name="ce4" table:formula="of:=+[.C991]-[.E991]+[.D991]" office:value-type="float" office:value="345.906642505709" calcext:value-type="float">
            <text:p>346</text:p>
          </table:table-cell>
          <table:table-cell table:style-name="ce4" table:formula="of:=+[.C992]*([.$D$5]/100)" office:value-type="float" office:value="15.5657989127569" calcext:value-type="float">
            <text:p>16</text:p>
          </table:table-cell>
          <table:table-cell table:style-name="ce4" table:formula="of:=+[.C992]*[.E991]/[.C991]" office:value-type="float" office:value="17.2953321252854" calcext:value-type="float">
            <text:p>1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985</text:p>
          </table:table-cell>
          <table:table-cell table:style-name="ce4" table:formula="of:=+[.C992]-[.E992]+[.D992]" office:value-type="float" office:value="344.17710929318" calcext:value-type="float">
            <text:p>344</text:p>
          </table:table-cell>
          <table:table-cell table:style-name="ce4" table:formula="of:=+[.C993]*([.$D$5]/100)" office:value-type="float" office:value="15.4879699181931" calcext:value-type="float">
            <text:p>15</text:p>
          </table:table-cell>
          <table:table-cell table:style-name="ce4" table:formula="of:=+[.C993]*[.E992]/[.C992]" office:value-type="float" office:value="17.208855464659" calcext:value-type="float">
            <text:p>1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986</text:p>
          </table:table-cell>
          <table:table-cell table:style-name="ce4" table:formula="of:=+[.C993]-[.E993]+[.D993]" office:value-type="float" office:value="342.456223746714" calcext:value-type="float">
            <text:p>342</text:p>
          </table:table-cell>
          <table:table-cell table:style-name="ce4" table:formula="of:=+[.C994]*([.$D$5]/100)" office:value-type="float" office:value="15.4105300686021" calcext:value-type="float">
            <text:p>15</text:p>
          </table:table-cell>
          <table:table-cell table:style-name="ce4" table:formula="of:=+[.C994]*[.E993]/[.C993]" office:value-type="float" office:value="17.1228111873357" calcext:value-type="float">
            <text:p>1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987</text:p>
          </table:table-cell>
          <table:table-cell table:style-name="ce4" table:formula="of:=+[.C994]-[.E994]+[.D994]" office:value-type="float" office:value="340.743942627981" calcext:value-type="float">
            <text:p>341</text:p>
          </table:table-cell>
          <table:table-cell table:style-name="ce4" table:formula="of:=+[.C995]*([.$D$5]/100)" office:value-type="float" office:value="15.3334774182591" calcext:value-type="float">
            <text:p>15</text:p>
          </table:table-cell>
          <table:table-cell table:style-name="ce4" table:formula="of:=+[.C995]*[.E994]/[.C994]" office:value-type="float" office:value="17.037197131399" calcext:value-type="float">
            <text:p>1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988</text:p>
          </table:table-cell>
          <table:table-cell table:style-name="ce4" table:formula="of:=+[.C995]-[.E995]+[.D995]" office:value-type="float" office:value="339.040222914841" calcext:value-type="float">
            <text:p>339</text:p>
          </table:table-cell>
          <table:table-cell table:style-name="ce4" table:formula="of:=+[.C996]*([.$D$5]/100)" office:value-type="float" office:value="15.2568100311678" calcext:value-type="float">
            <text:p>15</text:p>
          </table:table-cell>
          <table:table-cell table:style-name="ce4" table:formula="of:=+[.C996]*[.E995]/[.C995]" office:value-type="float" office:value="16.952011145742" calcext:value-type="float">
            <text:p>1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989</text:p>
          </table:table-cell>
          <table:table-cell table:style-name="ce4" table:formula="of:=+[.C996]-[.E996]+[.D996]" office:value-type="float" office:value="337.345021800267" calcext:value-type="float">
            <text:p>337</text:p>
          </table:table-cell>
          <table:table-cell table:style-name="ce4" table:formula="of:=+[.C997]*([.$D$5]/100)" office:value-type="float" office:value="15.180525981012" calcext:value-type="float">
            <text:p>15</text:p>
          </table:table-cell>
          <table:table-cell table:style-name="ce4" table:formula="of:=+[.C997]*[.E996]/[.C996]" office:value-type="float" office:value="16.8672510900133" calcext:value-type="float">
            <text:p>1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990</text:p>
          </table:table-cell>
          <table:table-cell table:style-name="ce4" table:formula="of:=+[.C997]-[.E997]+[.D997]" office:value-type="float" office:value="335.658296691265" calcext:value-type="float">
            <text:p>336</text:p>
          </table:table-cell>
          <table:table-cell table:style-name="ce4" table:formula="of:=+[.C998]*([.$D$5]/100)" office:value-type="float" office:value="15.1046233511069" calcext:value-type="float">
            <text:p>15</text:p>
          </table:table-cell>
          <table:table-cell table:style-name="ce4" table:formula="of:=+[.C998]*[.E997]/[.C997]" office:value-type="float" office:value="16.7829148345633" calcext:value-type="float">
            <text:p>1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991</text:p>
          </table:table-cell>
          <table:table-cell table:style-name="ce4" table:formula="of:=+[.C998]-[.E998]+[.D998]" office:value-type="float" office:value="333.980005207809" calcext:value-type="float">
            <text:p>334</text:p>
          </table:table-cell>
          <table:table-cell table:style-name="ce4" table:formula="of:=+[.C999]*([.$D$5]/100)" office:value-type="float" office:value="15.0291002343514" calcext:value-type="float">
            <text:p>15</text:p>
          </table:table-cell>
          <table:table-cell table:style-name="ce4" table:formula="of:=+[.C999]*[.E998]/[.C998]" office:value-type="float" office:value="16.6990002603904" calcext:value-type="float">
            <text:p>1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992</text:p>
          </table:table-cell>
          <table:table-cell table:style-name="ce4" table:formula="of:=+[.C999]-[.E999]+[.D999]" office:value-type="float" office:value="332.31010518177" calcext:value-type="float">
            <text:p>332</text:p>
          </table:table-cell>
          <table:table-cell table:style-name="ce4" table:formula="of:=+[.C1000]*([.$D$5]/100)" office:value-type="float" office:value="14.9539547331797" calcext:value-type="float">
            <text:p>15</text:p>
          </table:table-cell>
          <table:table-cell table:style-name="ce4" table:formula="of:=+[.C1000]*[.E999]/[.C999]" office:value-type="float" office:value="16.6155052590885" calcext:value-type="float">
            <text:p>1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993</text:p>
          </table:table-cell>
          <table:table-cell table:style-name="ce4" table:formula="of:=+[.C1000]-[.E1000]+[.D1000]" office:value-type="float" office:value="330.648554655861" calcext:value-type="float">
            <text:p>331</text:p>
          </table:table-cell>
          <table:table-cell table:style-name="ce4" table:formula="of:=+[.C1001]*([.$D$5]/100)" office:value-type="float" office:value="14.8791849595138" calcext:value-type="float">
            <text:p>15</text:p>
          </table:table-cell>
          <table:table-cell table:style-name="ce4" table:formula="of:=+[.C1001]*[.E1000]/[.C1000]" office:value-type="float" office:value="16.532427732793" calcext:value-type="float">
            <text:p>1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994</text:p>
          </table:table-cell>
          <table:table-cell table:style-name="ce4" table:formula="of:=+[.C1001]-[.E1001]+[.D1001]" office:value-type="float" office:value="328.995311882582" calcext:value-type="float">
            <text:p>329</text:p>
          </table:table-cell>
          <table:table-cell table:style-name="ce4" table:formula="of:=+[.C1002]*([.$D$5]/100)" office:value-type="float" office:value="14.8047890347162" calcext:value-type="float">
            <text:p>15</text:p>
          </table:table-cell>
          <table:table-cell table:style-name="ce4" table:formula="of:=+[.C1002]*[.E1001]/[.C1001]" office:value-type="float" office:value="16.4497655941291" calcext:value-type="float">
            <text:p>1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995</text:p>
          </table:table-cell>
          <table:table-cell table:style-name="ce4" table:formula="of:=+[.C1002]-[.E1002]+[.D1002]" office:value-type="float" office:value="327.350335323169" calcext:value-type="float">
            <text:p>327</text:p>
          </table:table-cell>
          <table:table-cell table:style-name="ce4" table:formula="of:=+[.C1003]*([.$D$5]/100)" office:value-type="float" office:value="14.7307650895426" calcext:value-type="float">
            <text:p>15</text:p>
          </table:table-cell>
          <table:table-cell table:style-name="ce4" table:formula="of:=+[.C1003]*[.E1002]/[.C1002]" office:value-type="float" office:value="16.3675167661584" calcext:value-type="float">
            <text:p>1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996</text:p>
          </table:table-cell>
          <table:table-cell table:style-name="ce4" table:formula="of:=+[.C1003]-[.E1003]+[.D1003]" office:value-type="float" office:value="325.713583646553" calcext:value-type="float">
            <text:p>326</text:p>
          </table:table-cell>
          <table:table-cell table:style-name="ce4" table:formula="of:=+[.C1004]*([.$D$5]/100)" office:value-type="float" office:value="14.6571112640949" calcext:value-type="float">
            <text:p>15</text:p>
          </table:table-cell>
          <table:table-cell table:style-name="ce4" table:formula="of:=+[.C1004]*[.E1003]/[.C1003]" office:value-type="float" office:value="16.2856791823276" calcext:value-type="float">
            <text:p>1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997</text:p>
          </table:table-cell>
          <table:table-cell table:style-name="ce4" table:formula="of:=+[.C1004]-[.E1004]+[.D1004]" office:value-type="float" office:value="324.085015728321" calcext:value-type="float">
            <text:p>324</text:p>
          </table:table-cell>
          <table:table-cell table:style-name="ce4" table:formula="of:=+[.C1005]*([.$D$5]/100)" office:value-type="float" office:value="14.5838257077744" calcext:value-type="float">
            <text:p>15</text:p>
          </table:table-cell>
          <table:table-cell table:style-name="ce4" table:formula="of:=+[.C1005]*[.E1004]/[.C1004]" office:value-type="float" office:value="16.204250786416" calcext:value-type="float">
            <text:p>1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998</text:p>
          </table:table-cell>
          <table:table-cell table:style-name="ce4" table:formula="of:=+[.C1005]-[.E1005]+[.D1005]" office:value-type="float" office:value="322.464590649679" calcext:value-type="float">
            <text:p>322</text:p>
          </table:table-cell>
          <table:table-cell table:style-name="ce4" table:formula="of:=+[.C1006]*([.$D$5]/100)" office:value-type="float" office:value="14.5109065792356" calcext:value-type="float">
            <text:p>15</text:p>
          </table:table-cell>
          <table:table-cell table:style-name="ce4" table:formula="of:=+[.C1006]*[.E1005]/[.C1005]" office:value-type="float" office:value="16.1232295324839" calcext:value-type="float">
            <text:p>1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999</text:p>
          </table:table-cell>
          <table:table-cell table:style-name="ce4" table:formula="of:=+[.C1006]-[.E1006]+[.D1006]" office:value-type="float" office:value="320.852267696431" calcext:value-type="float">
            <text:p>321</text:p>
          </table:table-cell>
          <table:table-cell table:style-name="ce4" table:formula="of:=+[.C1007]*([.$D$5]/100)" office:value-type="float" office:value="14.4383520463394" calcext:value-type="float">
            <text:p>14</text:p>
          </table:table-cell>
          <table:table-cell table:style-name="ce4" table:formula="of:=+[.C1007]*[.E1006]/[.C1006]" office:value-type="float" office:value="16.0426133848215" calcext:value-type="float">
            <text:p>1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000</text:p>
          </table:table-cell>
          <table:table-cell table:style-name="ce4" table:formula="of:=+[.C1007]-[.E1007]+[.D1007]" office:value-type="float" office:value="319.248006357948" calcext:value-type="float">
            <text:p>319</text:p>
          </table:table-cell>
          <table:table-cell table:style-name="ce4" table:formula="of:=+[.C1008]*([.$D$5]/100)" office:value-type="float" office:value="14.3661602861077" calcext:value-type="float">
            <text:p>14</text:p>
          </table:table-cell>
          <table:table-cell table:style-name="ce4" table:formula="of:=+[.C1008]*[.E1007]/[.C1007]" office:value-type="float" office:value="15.9624003178974" calcext:value-type="float">
            <text:p>1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001</text:p>
          </table:table-cell>
          <table:table-cell table:style-name="ce4" table:formula="of:=+[.C1008]-[.E1008]+[.D1008]" office:value-type="float" office:value="317.651766326159" calcext:value-type="float">
            <text:p>318</text:p>
          </table:table-cell>
          <table:table-cell table:style-name="ce4" table:formula="of:=+[.C1009]*([.$D$5]/100)" office:value-type="float" office:value="14.2943294846771" calcext:value-type="float">
            <text:p>14</text:p>
          </table:table-cell>
          <table:table-cell table:style-name="ce4" table:formula="of:=+[.C1009]*[.E1008]/[.C1008]" office:value-type="float" office:value="15.8825883163079" calcext:value-type="float">
            <text:p>1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002</text:p>
          </table:table-cell>
          <table:table-cell table:style-name="ce4" table:formula="of:=+[.C1009]-[.E1009]+[.D1009]" office:value-type="float" office:value="316.063507494528" calcext:value-type="float">
            <text:p>316</text:p>
          </table:table-cell>
          <table:table-cell table:style-name="ce4" table:formula="of:=+[.C1010]*([.$D$5]/100)" office:value-type="float" office:value="14.2228578372538" calcext:value-type="float">
            <text:p>14</text:p>
          </table:table-cell>
          <table:table-cell table:style-name="ce4" table:formula="of:=+[.C1010]*[.E1009]/[.C1009]" office:value-type="float" office:value="15.8031753747264" calcext:value-type="float">
            <text:p>1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003</text:p>
          </table:table-cell>
          <table:table-cell table:style-name="ce4" table:formula="of:=+[.C1010]-[.E1010]+[.D1010]" office:value-type="float" office:value="314.483189957055" calcext:value-type="float">
            <text:p>314</text:p>
          </table:table-cell>
          <table:table-cell table:style-name="ce4" table:formula="of:=+[.C1011]*([.$D$5]/100)" office:value-type="float" office:value="14.1517435480675" calcext:value-type="float">
            <text:p>14</text:p>
          </table:table-cell>
          <table:table-cell table:style-name="ce4" table:formula="of:=+[.C1011]*[.E1010]/[.C1010]" office:value-type="float" office:value="15.7241594978527" calcext:value-type="float">
            <text:p>1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004</text:p>
          </table:table-cell>
          <table:table-cell table:style-name="ce4" table:formula="of:=+[.C1011]-[.E1011]+[.D1011]" office:value-type="float" office:value="312.91077400727" calcext:value-type="float">
            <text:p>313</text:p>
          </table:table-cell>
          <table:table-cell table:style-name="ce4" table:formula="of:=+[.C1012]*([.$D$5]/100)" office:value-type="float" office:value="14.0809848303272" calcext:value-type="float">
            <text:p>14</text:p>
          </table:table-cell>
          <table:table-cell table:style-name="ce4" table:formula="of:=+[.C1012]*[.E1011]/[.C1011]" office:value-type="float" office:value="15.6455387003635" calcext:value-type="float">
            <text:p>1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005</text:p>
          </table:table-cell>
          <table:table-cell table:style-name="ce4" table:formula="of:=+[.C1012]-[.E1012]+[.D1012]" office:value-type="float" office:value="311.346220137234" calcext:value-type="float">
            <text:p>311</text:p>
          </table:table-cell>
          <table:table-cell table:style-name="ce4" table:formula="of:=+[.C1013]*([.$D$5]/100)" office:value-type="float" office:value="14.0105799061755" calcext:value-type="float">
            <text:p>14</text:p>
          </table:table-cell>
          <table:table-cell table:style-name="ce4" table:formula="of:=+[.C1013]*[.E1012]/[.C1012]" office:value-type="float" office:value="15.5673110068617" calcext:value-type="float">
            <text:p>1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006</text:p>
          </table:table-cell>
          <table:table-cell table:style-name="ce4" table:formula="of:=+[.C1013]-[.E1013]+[.D1013]" office:value-type="float" office:value="309.789489036548" calcext:value-type="float">
            <text:p>310</text:p>
          </table:table-cell>
          <table:table-cell table:style-name="ce4" table:formula="of:=+[.C1014]*([.$D$5]/100)" office:value-type="float" office:value="13.9405270066446" calcext:value-type="float">
            <text:p>14</text:p>
          </table:table-cell>
          <table:table-cell table:style-name="ce4" table:formula="of:=+[.C1014]*[.E1013]/[.C1013]" office:value-type="float" office:value="15.4894744518274" calcext:value-type="float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007</text:p>
          </table:table-cell>
          <table:table-cell table:style-name="ce4" table:formula="of:=+[.C1014]-[.E1014]+[.D1014]" office:value-type="float" office:value="308.240541591365" calcext:value-type="float">
            <text:p>308</text:p>
          </table:table-cell>
          <table:table-cell table:style-name="ce4" table:formula="of:=+[.C1015]*([.$D$5]/100)" office:value-type="float" office:value="13.8708243716114" calcext:value-type="float">
            <text:p>14</text:p>
          </table:table-cell>
          <table:table-cell table:style-name="ce4" table:formula="of:=+[.C1015]*[.E1014]/[.C1014]" office:value-type="float" office:value="15.4120270795682" calcext:value-type="float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008</text:p>
          </table:table-cell>
          <table:table-cell table:style-name="ce4" table:formula="of:=+[.C1015]-[.E1015]+[.D1015]" office:value-type="float" office:value="306.699338883408" calcext:value-type="float">
            <text:p>307</text:p>
          </table:table-cell>
          <table:table-cell table:style-name="ce4" table:formula="of:=+[.C1016]*([.$D$5]/100)" office:value-type="float" office:value="13.8014702497534" calcext:value-type="float">
            <text:p>14</text:p>
          </table:table-cell>
          <table:table-cell table:style-name="ce4" table:formula="of:=+[.C1016]*[.E1015]/[.C1015]" office:value-type="float" office:value="15.3349669441704" calcext:value-type="float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009</text:p>
          </table:table-cell>
          <table:table-cell table:style-name="ce4" table:formula="of:=+[.C1016]-[.E1016]+[.D1016]" office:value-type="float" office:value="305.165842188991" calcext:value-type="float">
            <text:p>305</text:p>
          </table:table-cell>
          <table:table-cell table:style-name="ce4" table:formula="of:=+[.C1017]*([.$D$5]/100)" office:value-type="float" office:value="13.7324628985046" calcext:value-type="float">
            <text:p>14</text:p>
          </table:table-cell>
          <table:table-cell table:style-name="ce4" table:formula="of:=+[.C1017]*[.E1016]/[.C1016]" office:value-type="float" office:value="15.2582921094495" calcext:value-type="float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010</text:p>
          </table:table-cell>
          <table:table-cell table:style-name="ce4" table:formula="of:=+[.C1017]-[.E1017]+[.D1017]" office:value-type="float" office:value="303.640012978046" calcext:value-type="float">
            <text:p>304</text:p>
          </table:table-cell>
          <table:table-cell table:style-name="ce4" table:formula="of:=+[.C1018]*([.$D$5]/100)" office:value-type="float" office:value="13.6638005840121" calcext:value-type="float">
            <text:p>14</text:p>
          </table:table-cell>
          <table:table-cell table:style-name="ce4" table:formula="of:=+[.C1018]*[.E1017]/[.C1017]" office:value-type="float" office:value="15.1820006489023" calcext:value-type="float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011</text:p>
          </table:table-cell>
          <table:table-cell table:style-name="ce4" table:formula="of:=+[.C1018]-[.E1018]+[.D1018]" office:value-type="float" office:value="302.121812913156" calcext:value-type="float">
            <text:p>302</text:p>
          </table:table-cell>
          <table:table-cell table:style-name="ce4" table:formula="of:=+[.C1019]*([.$D$5]/100)" office:value-type="float" office:value="13.595481581092" calcext:value-type="float">
            <text:p>14</text:p>
          </table:table-cell>
          <table:table-cell table:style-name="ce4" table:formula="of:=+[.C1019]*[.E1018]/[.C1018]" office:value-type="float" office:value="15.1060906456578" calcext:value-type="float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012</text:p>
          </table:table-cell>
          <table:table-cell table:style-name="ce4" table:formula="of:=+[.C1019]-[.E1019]+[.D1019]" office:value-type="float" office:value="300.61120384859" calcext:value-type="float">
            <text:p>301</text:p>
          </table:table-cell>
          <table:table-cell table:style-name="ce4" table:formula="of:=+[.C1020]*([.$D$5]/100)" office:value-type="float" office:value="13.5275041731866" calcext:value-type="float">
            <text:p>14</text:p>
          </table:table-cell>
          <table:table-cell table:style-name="ce4" table:formula="of:=+[.C1020]*[.E1019]/[.C1019]" office:value-type="float" office:value="15.0305601924295" calcext:value-type="float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013</text:p>
          </table:table-cell>
          <table:table-cell table:style-name="ce4" table:formula="of:=+[.C1020]-[.E1020]+[.D1020]" office:value-type="float" office:value="299.108147829347" calcext:value-type="float">
            <text:p>299</text:p>
          </table:table-cell>
          <table:table-cell table:style-name="ce4" table:formula="of:=+[.C1021]*([.$D$5]/100)" office:value-type="float" office:value="13.4598666523206" calcext:value-type="float">
            <text:p>13</text:p>
          </table:table-cell>
          <table:table-cell table:style-name="ce4" table:formula="of:=+[.C1021]*[.E1020]/[.C1020]" office:value-type="float" office:value="14.9554073914673" calcext:value-type="float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014</text:p>
          </table:table-cell>
          <table:table-cell table:style-name="ce4" table:formula="of:=+[.C1021]-[.E1021]+[.D1021]" office:value-type="float" office:value="297.612607090201" calcext:value-type="float">
            <text:p>298</text:p>
          </table:table-cell>
          <table:table-cell table:style-name="ce4" table:formula="of:=+[.C1022]*([.$D$5]/100)" office:value-type="float" office:value="13.392567319059" calcext:value-type="float">
            <text:p>13</text:p>
          </table:table-cell>
          <table:table-cell table:style-name="ce4" table:formula="of:=+[.C1022]*[.E1021]/[.C1021]" office:value-type="float" office:value="14.88063035451" calcext:value-type="float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015</text:p>
          </table:table-cell>
          <table:table-cell table:style-name="ce4" table:formula="of:=+[.C1022]-[.E1022]+[.D1022]" office:value-type="float" office:value="296.12454405475" calcext:value-type="float">
            <text:p>296</text:p>
          </table:table-cell>
          <table:table-cell table:style-name="ce4" table:formula="of:=+[.C1023]*([.$D$5]/100)" office:value-type="float" office:value="13.3256044824637" calcext:value-type="float">
            <text:p>13</text:p>
          </table:table-cell>
          <table:table-cell table:style-name="ce4" table:formula="of:=+[.C1023]*[.E1022]/[.C1022]" office:value-type="float" office:value="14.8062272027375" calcext:value-type="float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016</text:p>
          </table:table-cell>
          <table:table-cell table:style-name="ce4" table:formula="of:=+[.C1023]-[.E1023]+[.D1023]" office:value-type="float" office:value="294.643921334476" calcext:value-type="float">
            <text:p>295</text:p>
          </table:table-cell>
          <table:table-cell table:style-name="ce4" table:formula="of:=+[.C1024]*([.$D$5]/100)" office:value-type="float" office:value="13.2589764600514" calcext:value-type="float">
            <text:p>13</text:p>
          </table:table-cell>
          <table:table-cell table:style-name="ce4" table:formula="of:=+[.C1024]*[.E1023]/[.C1023]" office:value-type="float" office:value="14.7321960667238" calcext:value-type="float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017</text:p>
          </table:table-cell>
          <table:table-cell table:style-name="ce4" table:formula="of:=+[.C1024]-[.E1024]+[.D1024]" office:value-type="float" office:value="293.170701727804" calcext:value-type="float">
            <text:p>293</text:p>
          </table:table-cell>
          <table:table-cell table:style-name="ce4" table:formula="of:=+[.C1025]*([.$D$5]/100)" office:value-type="float" office:value="13.1926815777512" calcext:value-type="float">
            <text:p>13</text:p>
          </table:table-cell>
          <table:table-cell table:style-name="ce4" table:formula="of:=+[.C1025]*[.E1024]/[.C1024]" office:value-type="float" office:value="14.6585350863902" calcext:value-type="float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018</text:p>
          </table:table-cell>
          <table:table-cell table:style-name="ce4" table:formula="of:=+[.C1025]-[.E1025]+[.D1025]" office:value-type="float" office:value="291.704848219165" calcext:value-type="float">
            <text:p>292</text:p>
          </table:table-cell>
          <table:table-cell table:style-name="ce4" table:formula="of:=+[.C1026]*([.$D$5]/100)" office:value-type="float" office:value="13.1267181698624" calcext:value-type="float">
            <text:p>13</text:p>
          </table:table-cell>
          <table:table-cell table:style-name="ce4" table:formula="of:=+[.C1026]*[.E1025]/[.C1025]" office:value-type="float" office:value="14.5852424109582" calcext:value-type="float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019</text:p>
          </table:table-cell>
          <table:table-cell table:style-name="ce4" table:formula="of:=+[.C1026]-[.E1026]+[.D1026]" office:value-type="float" office:value="290.246323978069" calcext:value-type="float">
            <text:p>290</text:p>
          </table:table-cell>
          <table:table-cell table:style-name="ce4" table:formula="of:=+[.C1027]*([.$D$5]/100)" office:value-type="float" office:value="13.0610845790131" calcext:value-type="float">
            <text:p>13</text:p>
          </table:table-cell>
          <table:table-cell table:style-name="ce4" table:formula="of:=+[.C1027]*[.E1026]/[.C1026]" office:value-type="float" office:value="14.5123161989034" calcext:value-type="float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020</text:p>
          </table:table-cell>
          <table:table-cell table:style-name="ce4" table:formula="of:=+[.C1027]-[.E1027]+[.D1027]" office:value-type="float" office:value="288.795092358178" calcext:value-type="float">
            <text:p>289</text:p>
          </table:table-cell>
          <table:table-cell table:style-name="ce4" table:formula="of:=+[.C1028]*([.$D$5]/100)" office:value-type="float" office:value="12.995779156118" calcext:value-type="float">
            <text:p>13</text:p>
          </table:table-cell>
          <table:table-cell table:style-name="ce4" table:formula="of:=+[.C1028]*[.E1027]/[.C1027]" office:value-type="float" office:value="14.4397546179089" calcext:value-type="float">
            <text:p>1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021</text:p>
          </table:table-cell>
          <table:table-cell table:style-name="ce4" table:formula="of:=+[.C1028]-[.E1028]+[.D1028]" office:value-type="float" office:value="287.351116896388" calcext:value-type="float">
            <text:p>287</text:p>
          </table:table-cell>
          <table:table-cell table:style-name="ce4" table:formula="of:=+[.C1029]*([.$D$5]/100)" office:value-type="float" office:value="12.9308002603374" calcext:value-type="float">
            <text:p>13</text:p>
          </table:table-cell>
          <table:table-cell table:style-name="ce4" table:formula="of:=+[.C1029]*[.E1028]/[.C1028]" office:value-type="float" office:value="14.3675558448194" calcext:value-type="float">
            <text:p>1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022</text:p>
          </table:table-cell>
          <table:table-cell table:style-name="ce4" table:formula="of:=+[.C1029]-[.E1029]+[.D1029]" office:value-type="float" office:value="285.914361311906" calcext:value-type="float">
            <text:p>286</text:p>
          </table:table-cell>
          <table:table-cell table:style-name="ce4" table:formula="of:=+[.C1030]*([.$D$5]/100)" office:value-type="float" office:value="12.8661462590358" calcext:value-type="float">
            <text:p>13</text:p>
          </table:table-cell>
          <table:table-cell table:style-name="ce4" table:formula="of:=+[.C1030]*[.E1029]/[.C1029]" office:value-type="float" office:value="14.2957180655953" calcext:value-type="float">
            <text:p>1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023</text:p>
          </table:table-cell>
          <table:table-cell table:style-name="ce4" table:formula="of:=+[.C1030]-[.E1030]+[.D1030]" office:value-type="float" office:value="284.484789505346" calcext:value-type="float">
            <text:p>284</text:p>
          </table:table-cell>
          <table:table-cell table:style-name="ce4" table:formula="of:=+[.C1031]*([.$D$5]/100)" office:value-type="float" office:value="12.8018155277406" calcext:value-type="float">
            <text:p>13</text:p>
          </table:table-cell>
          <table:table-cell table:style-name="ce4" table:formula="of:=+[.C1031]*[.E1030]/[.C1030]" office:value-type="float" office:value="14.2242394752673" calcext:value-type="float">
            <text:p>1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024</text:p>
          </table:table-cell>
          <table:table-cell table:style-name="ce4" table:formula="of:=+[.C1031]-[.E1031]+[.D1031]" office:value-type="float" office:value="283.062365557819" calcext:value-type="float">
            <text:p>283</text:p>
          </table:table-cell>
          <table:table-cell table:style-name="ce4" table:formula="of:=+[.C1032]*([.$D$5]/100)" office:value-type="float" office:value="12.7378064501019" calcext:value-type="float">
            <text:p>13</text:p>
          </table:table-cell>
          <table:table-cell table:style-name="ce4" table:formula="of:=+[.C1032]*[.E1031]/[.C1031]" office:value-type="float" office:value="14.153118277891" calcext:value-type="float">
            <text:p>1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025</text:p>
          </table:table-cell>
          <table:table-cell table:style-name="ce4" table:formula="of:=+[.C1032]-[.E1032]+[.D1032]" office:value-type="float" office:value="281.64705373003" calcext:value-type="float">
            <text:p>282</text:p>
          </table:table-cell>
          <table:table-cell table:style-name="ce4" table:formula="of:=+[.C1033]*([.$D$5]/100)" office:value-type="float" office:value="12.6741174178514" calcext:value-type="float">
            <text:p>13</text:p>
          </table:table-cell>
          <table:table-cell table:style-name="ce4" table:formula="of:=+[.C1033]*[.E1032]/[.C1032]" office:value-type="float" office:value="14.0823526865015" calcext:value-type="float">
            <text:p>1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026</text:p>
          </table:table-cell>
          <table:table-cell table:style-name="ce4" table:formula="of:=+[.C1033]-[.E1033]+[.D1033]" office:value-type="float" office:value="280.23881846138" calcext:value-type="float">
            <text:p>280</text:p>
          </table:table-cell>
          <table:table-cell table:style-name="ce4" table:formula="of:=+[.C1034]*([.$D$5]/100)" office:value-type="float" office:value="12.6107468307621" calcext:value-type="float">
            <text:p>13</text:p>
          </table:table-cell>
          <table:table-cell table:style-name="ce4" table:formula="of:=+[.C1034]*[.E1033]/[.C1033]" office:value-type="float" office:value="14.011940923069" calcext:value-type="float">
            <text:p>1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027</text:p>
          </table:table-cell>
          <table:table-cell table:style-name="ce4" table:formula="of:=+[.C1034]-[.E1034]+[.D1034]" office:value-type="float" office:value="278.837624369073" calcext:value-type="float">
            <text:p>279</text:p>
          </table:table-cell>
          <table:table-cell table:style-name="ce4" table:formula="of:=+[.C1035]*([.$D$5]/100)" office:value-type="float" office:value="12.5476930966083" calcext:value-type="float">
            <text:p>13</text:p>
          </table:table-cell>
          <table:table-cell table:style-name="ce4" table:formula="of:=+[.C1035]*[.E1034]/[.C1034]" office:value-type="float" office:value="13.9418812184536" calcext:value-type="float">
            <text:p>1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028</text:p>
          </table:table-cell>
          <table:table-cell table:style-name="ce4" table:formula="of:=+[.C1035]-[.E1035]+[.D1035]" office:value-type="float" office:value="277.443436247228" calcext:value-type="float">
            <text:p>277</text:p>
          </table:table-cell>
          <table:table-cell table:style-name="ce4" table:formula="of:=+[.C1036]*([.$D$5]/100)" office:value-type="float" office:value="12.4849546311253" calcext:value-type="float">
            <text:p>12</text:p>
          </table:table-cell>
          <table:table-cell table:style-name="ce4" table:formula="of:=+[.C1036]*[.E1035]/[.C1035]" office:value-type="float" office:value="13.8721718123614" calcext:value-type="float">
            <text:p>1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029</text:p>
          </table:table-cell>
          <table:table-cell table:style-name="ce4" table:formula="of:=+[.C1036]-[.E1036]+[.D1036]" office:value-type="float" office:value="276.056219065992" calcext:value-type="float">
            <text:p>276</text:p>
          </table:table-cell>
          <table:table-cell table:style-name="ce4" table:formula="of:=+[.C1037]*([.$D$5]/100)" office:value-type="float" office:value="12.4225298579696" calcext:value-type="float">
            <text:p>12</text:p>
          </table:table-cell>
          <table:table-cell table:style-name="ce4" table:formula="of:=+[.C1037]*[.E1036]/[.C1036]" office:value-type="float" office:value="13.8028109532996" calcext:value-type="float">
            <text:p>1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030</text:p>
          </table:table-cell>
          <table:table-cell table:style-name="ce4" table:formula="of:=+[.C1037]-[.E1037]+[.D1037]" office:value-type="float" office:value="274.675937970662" calcext:value-type="float">
            <text:p>275</text:p>
          </table:table-cell>
          <table:table-cell table:style-name="ce4" table:formula="of:=+[.C1038]*([.$D$5]/100)" office:value-type="float" office:value="12.3604172086798" calcext:value-type="float">
            <text:p>12</text:p>
          </table:table-cell>
          <table:table-cell table:style-name="ce4" table:formula="of:=+[.C1038]*[.E1037]/[.C1037]" office:value-type="float" office:value="13.7337968985331" calcext:value-type="float">
            <text:p>1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031</text:p>
          </table:table-cell>
          <table:table-cell table:style-name="ce4" table:formula="of:=+[.C1038]-[.E1038]+[.D1038]" office:value-type="float" office:value="273.302558280809" calcext:value-type="float">
            <text:p>273</text:p>
          </table:table-cell>
          <table:table-cell table:style-name="ce4" table:formula="of:=+[.C1039]*([.$D$5]/100)" office:value-type="float" office:value="12.2986151226364" calcext:value-type="float">
            <text:p>12</text:p>
          </table:table-cell>
          <table:table-cell table:style-name="ce4" table:formula="of:=+[.C1039]*[.E1038]/[.C1038]" office:value-type="float" office:value="13.6651279140404" calcext:value-type="float">
            <text:p>1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032</text:p>
          </table:table-cell>
          <table:table-cell table:style-name="ce4" table:formula="of:=+[.C1039]-[.E1039]+[.D1039]" office:value-type="float" office:value="271.936045489405" calcext:value-type="float">
            <text:p>272</text:p>
          </table:table-cell>
          <table:table-cell table:style-name="ce4" table:formula="of:=+[.C1040]*([.$D$5]/100)" office:value-type="float" office:value="12.2371220470232" calcext:value-type="float">
            <text:p>12</text:p>
          </table:table-cell>
          <table:table-cell table:style-name="ce4" table:formula="of:=+[.C1040]*[.E1039]/[.C1039]" office:value-type="float" office:value="13.5968022744702" calcext:value-type="float">
            <text:p>1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033</text:p>
          </table:table-cell>
          <table:table-cell table:style-name="ce4" table:formula="of:=+[.C1040]-[.E1040]+[.D1040]" office:value-type="float" office:value="270.576365261957" calcext:value-type="float">
            <text:p>271</text:p>
          </table:table-cell>
          <table:table-cell table:style-name="ce4" table:formula="of:=+[.C1041]*([.$D$5]/100)" office:value-type="float" office:value="12.1759364367881" calcext:value-type="float">
            <text:p>12</text:p>
          </table:table-cell>
          <table:table-cell table:style-name="ce4" table:formula="of:=+[.C1041]*[.E1040]/[.C1040]" office:value-type="float" office:value="13.5288182630979" calcext:value-type="float">
            <text:p>1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034</text:p>
          </table:table-cell>
          <table:table-cell table:style-name="ce4" table:formula="of:=+[.C1041]-[.E1041]+[.D1041]" office:value-type="float" office:value="269.223483435648" calcext:value-type="float">
            <text:p>269</text:p>
          </table:table-cell>
          <table:table-cell table:style-name="ce4" table:formula="of:=+[.C1042]*([.$D$5]/100)" office:value-type="float" office:value="12.1150567546042" calcext:value-type="float">
            <text:p>12</text:p>
          </table:table-cell>
          <table:table-cell table:style-name="ce4" table:formula="of:=+[.C1042]*[.E1041]/[.C1041]" office:value-type="float" office:value="13.4611741717824" calcext:value-type="float">
            <text:p>1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035</text:p>
          </table:table-cell>
          <table:table-cell table:style-name="ce4" table:formula="of:=+[.C1042]-[.E1042]+[.D1042]" office:value-type="float" office:value="267.87736601847" calcext:value-type="float">
            <text:p>268</text:p>
          </table:table-cell>
          <table:table-cell table:style-name="ce4" table:formula="of:=+[.C1043]*([.$D$5]/100)" office:value-type="float" office:value="12.0544814708311" calcext:value-type="float">
            <text:p>12</text:p>
          </table:table-cell>
          <table:table-cell table:style-name="ce4" table:formula="of:=+[.C1043]*[.E1042]/[.C1042]" office:value-type="float" office:value="13.3938683009235" calcext:value-type="float">
            <text:p>1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036</text:p>
          </table:table-cell>
          <table:table-cell table:style-name="ce4" table:formula="of:=+[.C1043]-[.E1043]+[.D1043]" office:value-type="float" office:value="266.537979188377" calcext:value-type="float">
            <text:p>267</text:p>
          </table:table-cell>
          <table:table-cell table:style-name="ce4" table:formula="of:=+[.C1044]*([.$D$5]/100)" office:value-type="float" office:value="11.994209063477" calcext:value-type="float">
            <text:p>12</text:p>
          </table:table-cell>
          <table:table-cell table:style-name="ce4" table:formula="of:=+[.C1044]*[.E1043]/[.C1043]" office:value-type="float" office:value="13.3268989594188" calcext:value-type="float">
            <text:p>1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037</text:p>
          </table:table-cell>
          <table:table-cell table:style-name="ce4" table:formula="of:=+[.C1044]-[.E1044]+[.D1044]" office:value-type="float" office:value="265.205289292435" calcext:value-type="float">
            <text:p>265</text:p>
          </table:table-cell>
          <table:table-cell table:style-name="ce4" table:formula="of:=+[.C1045]*([.$D$5]/100)" office:value-type="float" office:value="11.9342380181596" calcext:value-type="float">
            <text:p>12</text:p>
          </table:table-cell>
          <table:table-cell table:style-name="ce4" table:formula="of:=+[.C1045]*[.E1044]/[.C1044]" office:value-type="float" office:value="13.2602644646218" calcext:value-type="float">
            <text:p>1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038</text:p>
          </table:table-cell>
          <table:table-cell table:style-name="ce4" table:formula="of:=+[.C1045]-[.E1045]+[.D1045]" office:value-type="float" office:value="263.879262845973" calcext:value-type="float">
            <text:p>264</text:p>
          </table:table-cell>
          <table:table-cell table:style-name="ce4" table:formula="of:=+[.C1046]*([.$D$5]/100)" office:value-type="float" office:value="11.8745668280688" calcext:value-type="float">
            <text:p>12</text:p>
          </table:table-cell>
          <table:table-cell table:style-name="ce4" table:formula="of:=+[.C1046]*[.E1045]/[.C1045]" office:value-type="float" office:value="13.1939631422986" calcext:value-type="float">
            <text:p>1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039</text:p>
          </table:table-cell>
          <table:table-cell table:style-name="ce4" table:formula="of:=+[.C1046]-[.E1046]+[.D1046]" office:value-type="float" office:value="262.559866531743" calcext:value-type="float">
            <text:p>263</text:p>
          </table:table-cell>
          <table:table-cell table:style-name="ce4" table:formula="of:=+[.C1047]*([.$D$5]/100)" office:value-type="float" office:value="11.8151939939285" calcext:value-type="float">
            <text:p>12</text:p>
          </table:table-cell>
          <table:table-cell table:style-name="ce4" table:formula="of:=+[.C1047]*[.E1046]/[.C1046]" office:value-type="float" office:value="13.1279933265872" calcext:value-type="float">
            <text:p>1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040</text:p>
          </table:table-cell>
          <table:table-cell table:style-name="ce4" table:formula="of:=+[.C1047]-[.E1047]+[.D1047]" office:value-type="float" office:value="261.247067199085" calcext:value-type="float">
            <text:p>261</text:p>
          </table:table-cell>
          <table:table-cell table:style-name="ce4" table:formula="of:=+[.C1048]*([.$D$5]/100)" office:value-type="float" office:value="11.7561180239588" calcext:value-type="float">
            <text:p>12</text:p>
          </table:table-cell>
          <table:table-cell table:style-name="ce4" table:formula="of:=+[.C1048]*[.E1047]/[.C1047]" office:value-type="float" office:value="13.0623533599542" calcext:value-type="float">
            <text:p>1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041</text:p>
          </table:table-cell>
          <table:table-cell table:style-name="ce4" table:formula="of:=+[.C1048]-[.E1048]+[.D1048]" office:value-type="float" office:value="259.940831863089" calcext:value-type="float">
            <text:p>260</text:p>
          </table:table-cell>
          <table:table-cell table:style-name="ce4" table:formula="of:=+[.C1049]*([.$D$5]/100)" office:value-type="float" office:value="11.697337433839" calcext:value-type="float">
            <text:p>12</text:p>
          </table:table-cell>
          <table:table-cell table:style-name="ce4" table:formula="of:=+[.C1049]*[.E1048]/[.C1048]" office:value-type="float" office:value="12.9970415931544" calcext:value-type="float">
            <text:p>1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042</text:p>
          </table:table-cell>
          <table:table-cell table:style-name="ce4" table:formula="of:=+[.C1049]-[.E1049]+[.D1049]" office:value-type="float" office:value="258.641127703774" calcext:value-type="float">
            <text:p>259</text:p>
          </table:table-cell>
          <table:table-cell table:style-name="ce4" table:formula="of:=+[.C1050]*([.$D$5]/100)" office:value-type="float" office:value="11.6388507466698" calcext:value-type="float">
            <text:p>12</text:p>
          </table:table-cell>
          <table:table-cell table:style-name="ce4" table:formula="of:=+[.C1050]*[.E1049]/[.C1049]" office:value-type="float" office:value="12.9320563851887" calcext:value-type="float">
            <text:p>1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043</text:p>
          </table:table-cell>
          <table:table-cell table:style-name="ce4" table:formula="of:=+[.C1050]-[.E1050]+[.D1050]" office:value-type="float" office:value="257.347922065255" calcext:value-type="float">
            <text:p>257</text:p>
          </table:table-cell>
          <table:table-cell table:style-name="ce4" table:formula="of:=+[.C1051]*([.$D$5]/100)" office:value-type="float" office:value="11.5806564929365" calcext:value-type="float">
            <text:p>12</text:p>
          </table:table-cell>
          <table:table-cell table:style-name="ce4" table:formula="of:=+[.C1051]*[.E1050]/[.C1050]" office:value-type="float" office:value="12.8673961032627" calcext:value-type="float">
            <text:p>1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044</text:p>
          </table:table-cell>
          <table:table-cell table:style-name="ce4" table:formula="of:=+[.C1051]-[.E1051]+[.D1051]" office:value-type="float" office:value="256.061182454929" calcext:value-type="float">
            <text:p>256</text:p>
          </table:table-cell>
          <table:table-cell table:style-name="ce4" table:formula="of:=+[.C1052]*([.$D$5]/100)" office:value-type="float" office:value="11.5227532104718" calcext:value-type="float">
            <text:p>12</text:p>
          </table:table-cell>
          <table:table-cell table:style-name="ce4" table:formula="of:=+[.C1052]*[.E1051]/[.C1051]" office:value-type="float" office:value="12.8030591227464" calcext:value-type="float">
            <text:p>1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045</text:p>
          </table:table-cell>
          <table:table-cell table:style-name="ce4" table:formula="of:=+[.C1052]-[.E1052]+[.D1052]" office:value-type="float" office:value="254.780876542654" calcext:value-type="float">
            <text:p>255</text:p>
          </table:table-cell>
          <table:table-cell table:style-name="ce4" table:formula="of:=+[.C1053]*([.$D$5]/100)" office:value-type="float" office:value="11.4651394444194" calcext:value-type="float">
            <text:p>11</text:p>
          </table:table-cell>
          <table:table-cell table:style-name="ce4" table:formula="of:=+[.C1053]*[.E1052]/[.C1052]" office:value-type="float" office:value="12.7390438271327" calcext:value-type="float">
            <text:p>1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046</text:p>
          </table:table-cell>
          <table:table-cell table:style-name="ce4" table:formula="of:=+[.C1053]-[.E1053]+[.D1053]" office:value-type="float" office:value="253.506972159941" calcext:value-type="float">
            <text:p>254</text:p>
          </table:table-cell>
          <table:table-cell table:style-name="ce4" table:formula="of:=+[.C1054]*([.$D$5]/100)" office:value-type="float" office:value="11.4078137471973" calcext:value-type="float">
            <text:p>11</text:p>
          </table:table-cell>
          <table:table-cell table:style-name="ce4" table:formula="of:=+[.C1054]*[.E1053]/[.C1053]" office:value-type="float" office:value="12.675348607997" calcext:value-type="float">
            <text:p>1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047</text:p>
          </table:table-cell>
          <table:table-cell table:style-name="ce4" table:formula="of:=+[.C1054]-[.E1054]+[.D1054]" office:value-type="float" office:value="252.239437299141" calcext:value-type="float">
            <text:p>252</text:p>
          </table:table-cell>
          <table:table-cell table:style-name="ce4" table:formula="of:=+[.C1055]*([.$D$5]/100)" office:value-type="float" office:value="11.3507746784614" calcext:value-type="float">
            <text:p>11</text:p>
          </table:table-cell>
          <table:table-cell table:style-name="ce4" table:formula="of:=+[.C1055]*[.E1054]/[.C1054]" office:value-type="float" office:value="12.611971864957" calcext:value-type="float">
            <text:p>1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048</text:p>
          </table:table-cell>
          <table:table-cell table:style-name="ce4" table:formula="of:=+[.C1055]-[.E1055]+[.D1055]" office:value-type="float" office:value="250.978240112646" calcext:value-type="float">
            <text:p>251</text:p>
          </table:table-cell>
          <table:table-cell table:style-name="ce4" table:formula="of:=+[.C1056]*([.$D$5]/100)" office:value-type="float" office:value="11.2940208050691" calcext:value-type="float">
            <text:p>11</text:p>
          </table:table-cell>
          <table:table-cell table:style-name="ce4" table:formula="of:=+[.C1056]*[.E1055]/[.C1055]" office:value-type="float" office:value="12.5489120056323" calcext:value-type="float">
            <text:p>1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049</text:p>
          </table:table-cell>
          <table:table-cell table:style-name="ce4" table:formula="of:=+[.C1056]-[.E1056]+[.D1056]" office:value-type="float" office:value="249.723348912082" calcext:value-type="float">
            <text:p>250</text:p>
          </table:table-cell>
          <table:table-cell table:style-name="ce4" table:formula="of:=+[.C1057]*([.$D$5]/100)" office:value-type="float" office:value="11.2375507010437" calcext:value-type="float">
            <text:p>11</text:p>
          </table:table-cell>
          <table:table-cell table:style-name="ce4" table:formula="of:=+[.C1057]*[.E1056]/[.C1056]" office:value-type="float" office:value="12.4861674456041" calcext:value-type="float">
            <text:p>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050</text:p>
          </table:table-cell>
          <table:table-cell table:style-name="ce4" table:formula="of:=+[.C1057]-[.E1057]+[.D1057]" office:value-type="float" office:value="248.474732167522" calcext:value-type="float">
            <text:p>248</text:p>
          </table:table-cell>
          <table:table-cell table:style-name="ce4" table:formula="of:=+[.C1058]*([.$D$5]/100)" office:value-type="float" office:value="11.1813629475385" calcext:value-type="float">
            <text:p>11</text:p>
          </table:table-cell>
          <table:table-cell table:style-name="ce4" table:formula="of:=+[.C1058]*[.E1057]/[.C1057]" office:value-type="float" office:value="12.4237366083761" calcext:value-type="float">
            <text:p>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051</text:p>
          </table:table-cell>
          <table:table-cell table:style-name="ce4" table:formula="of:=+[.C1058]-[.E1058]+[.D1058]" office:value-type="float" office:value="247.232358506684" calcext:value-type="float">
            <text:p>247</text:p>
          </table:table-cell>
          <table:table-cell table:style-name="ce4" table:formula="of:=+[.C1059]*([.$D$5]/100)" office:value-type="float" office:value="11.1254561328008" calcext:value-type="float">
            <text:p>11</text:p>
          </table:table-cell>
          <table:table-cell table:style-name="ce4" table:formula="of:=+[.C1059]*[.E1058]/[.C1058]" office:value-type="float" office:value="12.3616179253342" calcext:value-type="float">
            <text:p>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052</text:p>
          </table:table-cell>
          <table:table-cell table:style-name="ce4" table:formula="of:=+[.C1059]-[.E1059]+[.D1059]" office:value-type="float" office:value="245.996196714151" calcext:value-type="float">
            <text:p>246</text:p>
          </table:table-cell>
          <table:table-cell table:style-name="ce4" table:formula="of:=+[.C1060]*([.$D$5]/100)" office:value-type="float" office:value="11.0698288521368" calcext:value-type="float">
            <text:p>11</text:p>
          </table:table-cell>
          <table:table-cell table:style-name="ce4" table:formula="of:=+[.C1060]*[.E1059]/[.C1059]" office:value-type="float" office:value="12.2998098357075" calcext:value-type="float">
            <text:p>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053</text:p>
          </table:table-cell>
          <table:table-cell table:style-name="ce4" table:formula="of:=+[.C1060]-[.E1060]+[.D1060]" office:value-type="float" office:value="244.76621573058" calcext:value-type="float">
            <text:p>245</text:p>
          </table:table-cell>
          <table:table-cell table:style-name="ce4" table:formula="of:=+[.C1061]*([.$D$5]/100)" office:value-type="float" office:value="11.0144797078761" calcext:value-type="float">
            <text:p>11</text:p>
          </table:table-cell>
          <table:table-cell table:style-name="ce4" table:formula="of:=+[.C1061]*[.E1060]/[.C1060]" office:value-type="float" office:value="12.238310786529" calcext:value-type="float">
            <text:p>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054</text:p>
          </table:table-cell>
          <table:table-cell table:style-name="ce4" table:formula="of:=+[.C1061]-[.E1061]+[.D1061]" office:value-type="float" office:value="243.542384651927" calcext:value-type="float">
            <text:p>244</text:p>
          </table:table-cell>
          <table:table-cell table:style-name="ce4" table:formula="of:=+[.C1062]*([.$D$5]/100)" office:value-type="float" office:value="10.9594073093367" calcext:value-type="float">
            <text:p>11</text:p>
          </table:table-cell>
          <table:table-cell table:style-name="ce4" table:formula="of:=+[.C1062]*[.E1061]/[.C1061]" office:value-type="float" office:value="12.1771192325964" calcext:value-type="float">
            <text:p>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055</text:p>
          </table:table-cell>
          <table:table-cell table:style-name="ce4" table:formula="of:=+[.C1062]-[.E1062]+[.D1062]" office:value-type="float" office:value="242.324672728668" calcext:value-type="float">
            <text:p>242</text:p>
          </table:table-cell>
          <table:table-cell table:style-name="ce4" table:formula="of:=+[.C1063]*([.$D$5]/100)" office:value-type="float" office:value="10.90461027279" calcext:value-type="float">
            <text:p>11</text:p>
          </table:table-cell>
          <table:table-cell table:style-name="ce4" table:formula="of:=+[.C1063]*[.E1062]/[.C1062]" office:value-type="float" office:value="12.1162336364334" calcext:value-type="float">
            <text:p>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056</text:p>
          </table:table-cell>
          <table:table-cell table:style-name="ce4" table:formula="of:=+[.C1063]-[.E1063]+[.D1063]" office:value-type="float" office:value="241.113049365024" calcext:value-type="float">
            <text:p>241</text:p>
          </table:table-cell>
          <table:table-cell table:style-name="ce4" table:formula="of:=+[.C1064]*([.$D$5]/100)" office:value-type="float" office:value="10.8500872214261" calcext:value-type="float">
            <text:p>11</text:p>
          </table:table-cell>
          <table:table-cell table:style-name="ce4" table:formula="of:=+[.C1064]*[.E1063]/[.C1063]" office:value-type="float" office:value="12.0556524682512" calcext:value-type="float">
            <text:p>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057</text:p>
          </table:table-cell>
          <table:table-cell table:style-name="ce4" table:formula="of:=+[.C1064]-[.E1064]+[.D1064]" office:value-type="float" office:value="239.907484118199" calcext:value-type="float">
            <text:p>240</text:p>
          </table:table-cell>
          <table:table-cell table:style-name="ce4" table:formula="of:=+[.C1065]*([.$D$5]/100)" office:value-type="float" office:value="10.795836785319" calcext:value-type="float">
            <text:p>11</text:p>
          </table:table-cell>
          <table:table-cell table:style-name="ce4" table:formula="of:=+[.C1065]*[.E1064]/[.C1064]" office:value-type="float" office:value="11.9953742059099" calcext:value-type="float">
            <text:p>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058</text:p>
          </table:table-cell>
          <table:table-cell table:style-name="ce4" table:formula="of:=+[.C1065]-[.E1065]+[.D1065]" office:value-type="float" office:value="238.707946697608" calcext:value-type="float">
            <text:p>239</text:p>
          </table:table-cell>
          <table:table-cell table:style-name="ce4" table:formula="of:=+[.C1066]*([.$D$5]/100)" office:value-type="float" office:value="10.7418576013924" calcext:value-type="float">
            <text:p>11</text:p>
          </table:table-cell>
          <table:table-cell table:style-name="ce4" table:formula="of:=+[.C1066]*[.E1065]/[.C1065]" office:value-type="float" office:value="11.9353973348804" calcext:value-type="float">
            <text:p>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059</text:p>
          </table:table-cell>
          <table:table-cell table:style-name="ce4" table:formula="of:=+[.C1066]-[.E1066]+[.D1066]" office:value-type="float" office:value="237.51440696412" calcext:value-type="float">
            <text:p>238</text:p>
          </table:table-cell>
          <table:table-cell table:style-name="ce4" table:formula="of:=+[.C1067]*([.$D$5]/100)" office:value-type="float" office:value="10.6881483133854" calcext:value-type="float">
            <text:p>11</text:p>
          </table:table-cell>
          <table:table-cell table:style-name="ce4" table:formula="of:=+[.C1067]*[.E1066]/[.C1066]" office:value-type="float" office:value="11.875720348206" calcext:value-type="float">
            <text:p>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060</text:p>
          </table:table-cell>
          <table:table-cell table:style-name="ce4" table:formula="of:=+[.C1067]-[.E1067]+[.D1067]" office:value-type="float" office:value="236.3268349293" calcext:value-type="float">
            <text:p>236</text:p>
          </table:table-cell>
          <table:table-cell table:style-name="ce4" table:formula="of:=+[.C1068]*([.$D$5]/100)" office:value-type="float" office:value="10.6347075718185" calcext:value-type="float">
            <text:p>11</text:p>
          </table:table-cell>
          <table:table-cell table:style-name="ce4" table:formula="of:=+[.C1068]*[.E1067]/[.C1067]" office:value-type="float" office:value="11.816341746465" calcext:value-type="float">
            <text:p>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061</text:p>
          </table:table-cell>
          <table:table-cell table:style-name="ce4" table:formula="of:=+[.C1068]-[.E1068]+[.D1068]" office:value-type="float" office:value="235.145200754653" calcext:value-type="float">
            <text:p>235</text:p>
          </table:table-cell>
          <table:table-cell table:style-name="ce4" table:formula="of:=+[.C1069]*([.$D$5]/100)" office:value-type="float" office:value="10.5815340339594" calcext:value-type="float">
            <text:p>11</text:p>
          </table:table-cell>
          <table:table-cell table:style-name="ce4" table:formula="of:=+[.C1069]*[.E1068]/[.C1068]" office:value-type="float" office:value="11.7572600377326" calcext:value-type="float">
            <text:p>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062</text:p>
          </table:table-cell>
          <table:table-cell table:style-name="ce4" table:formula="of:=+[.C1069]-[.E1069]+[.D1069]" office:value-type="float" office:value="233.96947475088" calcext:value-type="float">
            <text:p>234</text:p>
          </table:table-cell>
          <table:table-cell table:style-name="ce4" table:formula="of:=+[.C1070]*([.$D$5]/100)" office:value-type="float" office:value="10.5286263637896" calcext:value-type="float">
            <text:p>11</text:p>
          </table:table-cell>
          <table:table-cell table:style-name="ce4" table:formula="of:=+[.C1070]*[.E1069]/[.C1069]" office:value-type="float" office:value="11.698473737544" calcext:value-type="float">
            <text:p>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063</text:p>
          </table:table-cell>
          <table:table-cell table:style-name="ce4" table:formula="of:=+[.C1070]-[.E1070]+[.D1070]" office:value-type="float" office:value="232.799627377126" calcext:value-type="float">
            <text:p>233</text:p>
          </table:table-cell>
          <table:table-cell table:style-name="ce4" table:formula="of:=+[.C1071]*([.$D$5]/100)" office:value-type="float" office:value="10.4759832319707" calcext:value-type="float">
            <text:p>10</text:p>
          </table:table-cell>
          <table:table-cell table:style-name="ce4" table:formula="of:=+[.C1071]*[.E1070]/[.C1070]" office:value-type="float" office:value="11.6399813688563" calcext:value-type="float">
            <text:p>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064</text:p>
          </table:table-cell>
          <table:table-cell table:style-name="ce4" table:formula="of:=+[.C1071]-[.E1071]+[.D1071]" office:value-type="float" office:value="231.63562924024" calcext:value-type="float">
            <text:p>232</text:p>
          </table:table-cell>
          <table:table-cell table:style-name="ce4" table:formula="of:=+[.C1072]*([.$D$5]/100)" office:value-type="float" office:value="10.4236033158108" calcext:value-type="float">
            <text:p>10</text:p>
          </table:table-cell>
          <table:table-cell table:style-name="ce4" table:formula="of:=+[.C1072]*[.E1071]/[.C1071]" office:value-type="float" office:value="11.581781462012" calcext:value-type="float">
            <text:p>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065</text:p>
          </table:table-cell>
          <table:table-cell table:style-name="ce4" table:formula="of:=+[.C1072]-[.E1072]+[.D1072]" office:value-type="float" office:value="230.477451094039" calcext:value-type="float">
            <text:p>230</text:p>
          </table:table-cell>
          <table:table-cell table:style-name="ce4" table:formula="of:=+[.C1073]*([.$D$5]/100)" office:value-type="float" office:value="10.3714852992317" calcext:value-type="float">
            <text:p>10</text:p>
          </table:table-cell>
          <table:table-cell table:style-name="ce4" table:formula="of:=+[.C1073]*[.E1072]/[.C1072]" office:value-type="float" office:value="11.5238725547019" calcext:value-type="float">
            <text:p>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066</text:p>
          </table:table-cell>
          <table:table-cell table:style-name="ce4" table:formula="of:=+[.C1073]-[.E1073]+[.D1073]" office:value-type="float" office:value="229.325063838569" calcext:value-type="float">
            <text:p>229</text:p>
          </table:table-cell>
          <table:table-cell table:style-name="ce4" table:formula="of:=+[.C1074]*([.$D$5]/100)" office:value-type="float" office:value="10.3196278727356" calcext:value-type="float">
            <text:p>10</text:p>
          </table:table-cell>
          <table:table-cell table:style-name="ce4" table:formula="of:=+[.C1074]*[.E1073]/[.C1073]" office:value-type="float" office:value="11.4662531919284" calcext:value-type="float">
            <text:p>1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067</text:p>
          </table:table-cell>
          <table:table-cell table:style-name="ce4" table:formula="of:=+[.C1074]-[.E1074]+[.D1074]" office:value-type="float" office:value="228.178438519376" calcext:value-type="float">
            <text:p>228</text:p>
          </table:table-cell>
          <table:table-cell table:style-name="ce4" table:formula="of:=+[.C1075]*([.$D$5]/100)" office:value-type="float" office:value="10.2680297333719" calcext:value-type="float">
            <text:p>10</text:p>
          </table:table-cell>
          <table:table-cell table:style-name="ce4" table:formula="of:=+[.C1075]*[.E1074]/[.C1074]" office:value-type="float" office:value="11.4089219259688" calcext:value-type="float">
            <text:p>1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068</text:p>
          </table:table-cell>
          <table:table-cell table:style-name="ce4" table:formula="of:=+[.C1075]-[.E1075]+[.D1075]" office:value-type="float" office:value="227.037546326779" calcext:value-type="float">
            <text:p>227</text:p>
          </table:table-cell>
          <table:table-cell table:style-name="ce4" table:formula="of:=+[.C1076]*([.$D$5]/100)" office:value-type="float" office:value="10.2166895847051" calcext:value-type="float">
            <text:p>10</text:p>
          </table:table-cell>
          <table:table-cell table:style-name="ce4" table:formula="of:=+[.C1076]*[.E1075]/[.C1075]" office:value-type="float" office:value="11.3518773163389" calcext:value-type="float">
            <text:p>1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069</text:p>
          </table:table-cell>
          <table:table-cell table:style-name="ce4" table:formula="of:=+[.C1076]-[.E1076]+[.D1076]" office:value-type="float" office:value="225.902358595145" calcext:value-type="float">
            <text:p>226</text:p>
          </table:table-cell>
          <table:table-cell table:style-name="ce4" table:formula="of:=+[.C1077]*([.$D$5]/100)" office:value-type="float" office:value="10.1656061367815" calcext:value-type="float">
            <text:p>10</text:p>
          </table:table-cell>
          <table:table-cell table:style-name="ce4" table:formula="of:=+[.C1077]*[.E1076]/[.C1076]" office:value-type="float" office:value="11.2951179297572" calcext:value-type="float">
            <text:p>1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070</text:p>
          </table:table-cell>
          <table:table-cell table:style-name="ce4" table:formula="of:=+[.C1077]-[.E1077]+[.D1077]" office:value-type="float" office:value="224.772846802169" calcext:value-type="float">
            <text:p>225</text:p>
          </table:table-cell>
          <table:table-cell table:style-name="ce4" table:formula="of:=+[.C1078]*([.$D$5]/100)" office:value-type="float" office:value="10.1147781060976" calcext:value-type="float">
            <text:p>10</text:p>
          </table:table-cell>
          <table:table-cell table:style-name="ce4" table:formula="of:=+[.C1078]*[.E1077]/[.C1077]" office:value-type="float" office:value="11.2386423401085" calcext:value-type="float">
            <text:p>1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071</text:p>
          </table:table-cell>
          <table:table-cell table:style-name="ce4" table:formula="of:=+[.C1078]-[.E1078]+[.D1078]" office:value-type="float" office:value="223.648982568159" calcext:value-type="float">
            <text:p>224</text:p>
          </table:table-cell>
          <table:table-cell table:style-name="ce4" table:formula="of:=+[.C1079]*([.$D$5]/100)" office:value-type="float" office:value="10.0642042155671" calcext:value-type="float">
            <text:p>10</text:p>
          </table:table-cell>
          <table:table-cell table:style-name="ce4" table:formula="of:=+[.C1079]*[.E1078]/[.C1078]" office:value-type="float" office:value="11.1824491284079" calcext:value-type="float">
            <text:p>1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072</text:p>
          </table:table-cell>
          <table:table-cell table:style-name="ce4" table:formula="of:=+[.C1079]-[.E1079]+[.D1079]" office:value-type="float" office:value="222.530737655318" calcext:value-type="float">
            <text:p>223</text:p>
          </table:table-cell>
          <table:table-cell table:style-name="ce4" table:formula="of:=+[.C1080]*([.$D$5]/100)" office:value-type="float" office:value="10.0138831944893" calcext:value-type="float">
            <text:p>10</text:p>
          </table:table-cell>
          <table:table-cell table:style-name="ce4" table:formula="of:=+[.C1080]*[.E1079]/[.C1079]" office:value-type="float" office:value="11.1265368827659" calcext:value-type="float">
            <text:p>1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073</text:p>
          </table:table-cell>
          <table:table-cell table:style-name="ce4" table:formula="of:=+[.C1080]-[.E1080]+[.D1080]" office:value-type="float" office:value="221.418083967041" calcext:value-type="float">
            <text:p>221</text:p>
          </table:table-cell>
          <table:table-cell table:style-name="ce4" table:formula="of:=+[.C1081]*([.$D$5]/100)" office:value-type="float" office:value="9.96381377851685" calcext:value-type="float">
            <text:p>10</text:p>
          </table:table-cell>
          <table:table-cell table:style-name="ce4" table:formula="of:=+[.C1081]*[.E1080]/[.C1080]" office:value-type="float" office:value="11.070904198352" calcext:value-type="float">
            <text:p>1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074</text:p>
          </table:table-cell>
          <table:table-cell table:style-name="ce4" table:formula="of:=+[.C1081]-[.E1081]+[.D1081]" office:value-type="float" office:value="220.310993547206" calcext:value-type="float">
            <text:p>220</text:p>
          </table:table-cell>
          <table:table-cell table:style-name="ce4" table:formula="of:=+[.C1082]*([.$D$5]/100)" office:value-type="float" office:value="9.91399470962427" calcext:value-type="float">
            <text:p>10</text:p>
          </table:table-cell>
          <table:table-cell table:style-name="ce4" table:formula="of:=+[.C1082]*[.E1081]/[.C1081]" office:value-type="float" office:value="11.0155496773603" calcext:value-type="float">
            <text:p>1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075</text:p>
          </table:table-cell>
          <table:table-cell table:style-name="ce4" table:formula="of:=+[.C1082]-[.E1082]+[.D1082]" office:value-type="float" office:value="219.20943857947" calcext:value-type="float">
            <text:p>219</text:p>
          </table:table-cell>
          <table:table-cell table:style-name="ce4" table:formula="of:=+[.C1083]*([.$D$5]/100)" office:value-type="float" office:value="9.86442473607615" calcext:value-type="float">
            <text:p>10</text:p>
          </table:table-cell>
          <table:table-cell table:style-name="ce4" table:formula="of:=+[.C1083]*[.E1082]/[.C1082]" office:value-type="float" office:value="10.9604719289735" calcext:value-type="float">
            <text:p>1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076</text:p>
          </table:table-cell>
          <table:table-cell table:style-name="ce4" table:formula="of:=+[.C1083]-[.E1083]+[.D1083]" office:value-type="float" office:value="218.113391386573" calcext:value-type="float">
            <text:p>218</text:p>
          </table:table-cell>
          <table:table-cell table:style-name="ce4" table:formula="of:=+[.C1084]*([.$D$5]/100)" office:value-type="float" office:value="9.81510261239577" calcext:value-type="float">
            <text:p>10</text:p>
          </table:table-cell>
          <table:table-cell table:style-name="ce4" table:formula="of:=+[.C1084]*[.E1083]/[.C1083]" office:value-type="float" office:value="10.9056695693286" calcext:value-type="float">
            <text:p>1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077</text:p>
          </table:table-cell>
          <table:table-cell table:style-name="ce4" table:formula="of:=+[.C1084]-[.E1084]+[.D1084]" office:value-type="float" office:value="217.02282442964" calcext:value-type="float">
            <text:p>217</text:p>
          </table:table-cell>
          <table:table-cell table:style-name="ce4" table:formula="of:=+[.C1085]*([.$D$5]/100)" office:value-type="float" office:value="9.76602709933379" calcext:value-type="float">
            <text:p>10</text:p>
          </table:table-cell>
          <table:table-cell table:style-name="ce4" table:formula="of:=+[.C1085]*[.E1084]/[.C1084]" office:value-type="float" office:value="10.851141221482" calcext:value-type="float">
            <text:p>1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078</text:p>
          </table:table-cell>
          <table:table-cell table:style-name="ce4" table:formula="of:=+[.C1085]-[.E1085]+[.D1085]" office:value-type="float" office:value="215.937710307492" calcext:value-type="float">
            <text:p>216</text:p>
          </table:table-cell>
          <table:table-cell table:style-name="ce4" table:formula="of:=+[.C1086]*([.$D$5]/100)" office:value-type="float" office:value="9.71719696383712" calcext:value-type="float">
            <text:p>10</text:p>
          </table:table-cell>
          <table:table-cell table:style-name="ce4" table:formula="of:=+[.C1086]*[.E1085]/[.C1085]" office:value-type="float" office:value="10.7968855153746" calcext:value-type="float">
            <text:p>1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079</text:p>
          </table:table-cell>
          <table:table-cell table:style-name="ce4" table:formula="of:=+[.C1086]-[.E1086]+[.D1086]" office:value-type="float" office:value="214.858021755954" calcext:value-type="float">
            <text:p>215</text:p>
          </table:table-cell>
          <table:table-cell table:style-name="ce4" table:formula="of:=+[.C1087]*([.$D$5]/100)" office:value-type="float" office:value="9.66861097901794" calcext:value-type="float">
            <text:p>10</text:p>
          </table:table-cell>
          <table:table-cell table:style-name="ce4" table:formula="of:=+[.C1087]*[.E1086]/[.C1086]" office:value-type="float" office:value="10.7429010877977" calcext:value-type="float">
            <text:p>1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080</text:p>
          </table:table-cell>
          <table:table-cell table:style-name="ce4" table:formula="of:=+[.C1087]-[.E1087]+[.D1087]" office:value-type="float" office:value="213.783731647174" calcext:value-type="float">
            <text:p>214</text:p>
          </table:table-cell>
          <table:table-cell table:style-name="ce4" table:formula="of:=+[.C1088]*([.$D$5]/100)" office:value-type="float" office:value="9.62026792412285" calcext:value-type="float">
            <text:p>10</text:p>
          </table:table-cell>
          <table:table-cell table:style-name="ce4" table:formula="of:=+[.C1088]*[.E1087]/[.C1087]" office:value-type="float" office:value="10.6891865823587" calcext:value-type="float">
            <text:p>1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081</text:p>
          </table:table-cell>
          <table:table-cell table:style-name="ce4" table:formula="of:=+[.C1088]-[.E1088]+[.D1088]" office:value-type="float" office:value="212.714812988939" calcext:value-type="float">
            <text:p>213</text:p>
          </table:table-cell>
          <table:table-cell table:style-name="ce4" table:formula="of:=+[.C1089]*([.$D$5]/100)" office:value-type="float" office:value="9.57216658450224" calcext:value-type="float">
            <text:p>10</text:p>
          </table:table-cell>
          <table:table-cell table:style-name="ce4" table:formula="of:=+[.C1089]*[.E1088]/[.C1088]" office:value-type="float" office:value="10.6357406494469" calcext:value-type="float">
            <text:p>1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082</text:p>
          </table:table-cell>
          <table:table-cell table:style-name="ce4" table:formula="of:=+[.C1089]-[.E1089]+[.D1089]" office:value-type="float" office:value="211.651238923994" calcext:value-type="float">
            <text:p>212</text:p>
          </table:table-cell>
          <table:table-cell table:style-name="ce4" table:formula="of:=+[.C1090]*([.$D$5]/100)" office:value-type="float" office:value="9.52430575157973" calcext:value-type="float">
            <text:p>10</text:p>
          </table:table-cell>
          <table:table-cell table:style-name="ce4" table:formula="of:=+[.C1090]*[.E1089]/[.C1089]" office:value-type="float" office:value="10.5825619461997" calcext:value-type="float">
            <text:p>1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083</text:p>
          </table:table-cell>
          <table:table-cell table:style-name="ce4" table:formula="of:=+[.C1090]-[.E1090]+[.D1090]" office:value-type="float" office:value="210.592982729374" calcext:value-type="float">
            <text:p>211</text:p>
          </table:table-cell>
          <table:table-cell table:style-name="ce4" table:formula="of:=+[.C1091]*([.$D$5]/100)" office:value-type="float" office:value="9.47668422282183" calcext:value-type="float">
            <text:p>9</text:p>
          </table:table-cell>
          <table:table-cell table:style-name="ce4" table:formula="of:=+[.C1091]*[.E1090]/[.C1090]" office:value-type="float" office:value="10.5296491364687" calcext:value-type="float">
            <text:p>1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084</text:p>
          </table:table-cell>
          <table:table-cell table:style-name="ce4" table:formula="of:=+[.C1091]-[.E1091]+[.D1091]" office:value-type="float" office:value="209.540017815727" calcext:value-type="float">
            <text:p>210</text:p>
          </table:table-cell>
          <table:table-cell table:style-name="ce4" table:formula="of:=+[.C1092]*([.$D$5]/100)" office:value-type="float" office:value="9.42930080170772" calcext:value-type="float">
            <text:p>9</text:p>
          </table:table-cell>
          <table:table-cell table:style-name="ce4" table:formula="of:=+[.C1092]*[.E1091]/[.C1091]" office:value-type="float" office:value="10.4770008907863" calcext:value-type="float">
            <text:p>1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085</text:p>
          </table:table-cell>
          <table:table-cell table:style-name="ce4" table:formula="of:=+[.C1092]-[.E1092]+[.D1092]" office:value-type="float" office:value="208.492317726648" calcext:value-type="float">
            <text:p>208</text:p>
          </table:table-cell>
          <table:table-cell table:style-name="ce4" table:formula="of:=+[.C1093]*([.$D$5]/100)" office:value-type="float" office:value="9.38215429769918" calcext:value-type="float">
            <text:p>9</text:p>
          </table:table-cell>
          <table:table-cell table:style-name="ce4" table:formula="of:=+[.C1093]*[.E1092]/[.C1092]" office:value-type="float" office:value="10.4246158863324" calcext:value-type="float">
            <text:p>1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086</text:p>
          </table:table-cell>
          <table:table-cell table:style-name="ce4" table:formula="of:=+[.C1093]-[.E1093]+[.D1093]" office:value-type="float" office:value="207.449856138015" calcext:value-type="float">
            <text:p>207</text:p>
          </table:table-cell>
          <table:table-cell table:style-name="ce4" table:formula="of:=+[.C1094]*([.$D$5]/100)" office:value-type="float" office:value="9.33524352621069" calcext:value-type="float">
            <text:p>9</text:p>
          </table:table-cell>
          <table:table-cell table:style-name="ce4" table:formula="of:=+[.C1094]*[.E1093]/[.C1093]" office:value-type="float" office:value="10.3724928069008" calcext:value-type="float">
            <text:p>1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087</text:p>
          </table:table-cell>
          <table:table-cell table:style-name="ce4" table:formula="of:=+[.C1094]-[.E1094]+[.D1094]" office:value-type="float" office:value="206.412606857325" calcext:value-type="float">
            <text:p>206</text:p>
          </table:table-cell>
          <table:table-cell table:style-name="ce4" table:formula="of:=+[.C1095]*([.$D$5]/100)" office:value-type="float" office:value="9.28856730857963" calcext:value-type="float">
            <text:p>9</text:p>
          </table:table-cell>
          <table:table-cell table:style-name="ce4" table:formula="of:=+[.C1095]*[.E1094]/[.C1094]" office:value-type="float" office:value="10.3206303428662" calcext:value-type="float">
            <text:p>1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088</text:p>
          </table:table-cell>
          <table:table-cell table:style-name="ce4" table:formula="of:=+[.C1095]-[.E1095]+[.D1095]" office:value-type="float" office:value="205.380543823039" calcext:value-type="float">
            <text:p>205</text:p>
          </table:table-cell>
          <table:table-cell table:style-name="ce4" table:formula="of:=+[.C1096]*([.$D$5]/100)" office:value-type="float" office:value="9.24212447203674" calcext:value-type="float">
            <text:p>9</text:p>
          </table:table-cell>
          <table:table-cell table:style-name="ce4" table:formula="of:=+[.C1096]*[.E1095]/[.C1095]" office:value-type="float" office:value="10.2690271911519" calcext:value-type="float">
            <text:p>1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089</text:p>
          </table:table-cell>
          <table:table-cell table:style-name="ce4" table:formula="of:=+[.C1096]-[.E1096]+[.D1096]" office:value-type="float" office:value="204.353641103923" calcext:value-type="float">
            <text:p>204</text:p>
          </table:table-cell>
          <table:table-cell table:style-name="ce4" table:formula="of:=+[.C1097]*([.$D$5]/100)" office:value-type="float" office:value="9.19591384967655" calcext:value-type="float">
            <text:p>9</text:p>
          </table:table-cell>
          <table:table-cell table:style-name="ce4" table:formula="of:=+[.C1097]*[.E1096]/[.C1096]" office:value-type="float" office:value="10.2176820551962" calcext:value-type="float">
            <text:p>1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090</text:p>
          </table:table-cell>
          <table:table-cell table:style-name="ce4" table:formula="of:=+[.C1097]-[.E1097]+[.D1097]" office:value-type="float" office:value="203.331872898404" calcext:value-type="float">
            <text:p>203</text:p>
          </table:table-cell>
          <table:table-cell table:style-name="ce4" table:formula="of:=+[.C1098]*([.$D$5]/100)" office:value-type="float" office:value="9.14993428042817" calcext:value-type="float">
            <text:p>9</text:p>
          </table:table-cell>
          <table:table-cell table:style-name="ce4" table:formula="of:=+[.C1098]*[.E1097]/[.C1097]" office:value-type="float" office:value="10.1665936449202" calcext:value-type="float">
            <text:p>1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091</text:p>
          </table:table-cell>
          <table:table-cell table:style-name="ce4" table:formula="of:=+[.C1098]-[.E1098]+[.D1098]" office:value-type="float" office:value="202.315213533912" calcext:value-type="float">
            <text:p>202</text:p>
          </table:table-cell>
          <table:table-cell table:style-name="ce4" table:formula="of:=+[.C1099]*([.$D$5]/100)" office:value-type="float" office:value="9.10418460902603" calcext:value-type="float">
            <text:p>9</text:p>
          </table:table-cell>
          <table:table-cell table:style-name="ce4" table:formula="of:=+[.C1099]*[.E1098]/[.C1098]" office:value-type="float" office:value="10.1157606766956" calcext:value-type="float">
            <text:p>1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092</text:p>
          </table:table-cell>
          <table:table-cell table:style-name="ce4" table:formula="of:=+[.C1099]-[.E1099]+[.D1099]" office:value-type="float" office:value="201.303637466242" calcext:value-type="float">
            <text:p>201</text:p>
          </table:table-cell>
          <table:table-cell table:style-name="ce4" table:formula="of:=+[.C1100]*([.$D$5]/100)" office:value-type="float" office:value="9.0586636859809" calcext:value-type="float">
            <text:p>9</text:p>
          </table:table-cell>
          <table:table-cell table:style-name="ce4" table:formula="of:=+[.C1100]*[.E1099]/[.C1099]" office:value-type="float" office:value="10.0651818733121" calcext:value-type="float">
            <text:p>1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093</text:p>
          </table:table-cell>
          <table:table-cell table:style-name="ce4" table:formula="of:=+[.C1100]-[.E1100]+[.D1100]" office:value-type="float" office:value="200.297119278911" calcext:value-type="float">
            <text:p>200</text:p>
          </table:table-cell>
          <table:table-cell table:style-name="ce4" table:formula="of:=+[.C1101]*([.$D$5]/100)" office:value-type="float" office:value="9.013370367551" calcext:value-type="float">
            <text:p>9</text:p>
          </table:table-cell>
          <table:table-cell table:style-name="ce4" table:formula="of:=+[.C1101]*[.E1100]/[.C1100]" office:value-type="float" office:value="10.0148559639455" calcext:value-type="float">
            <text:p>1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094</text:p>
          </table:table-cell>
          <table:table-cell table:style-name="ce4" table:formula="of:=+[.C1101]-[.E1101]+[.D1101]" office:value-type="float" office:value="199.295633682517" calcext:value-type="float">
            <text:p>199</text:p>
          </table:table-cell>
          <table:table-cell table:style-name="ce4" table:formula="of:=+[.C1102]*([.$D$5]/100)" office:value-type="float" office:value="8.96830351571324" calcext:value-type="float">
            <text:p>9</text:p>
          </table:table-cell>
          <table:table-cell table:style-name="ce4" table:formula="of:=+[.C1102]*[.E1101]/[.C1101]" office:value-type="float" office:value="9.96478168412581" calcext:value-type="float">
            <text:p>1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095</text:p>
          </table:table-cell>
          <table:table-cell table:style-name="ce4" table:formula="of:=+[.C1102]-[.E1102]+[.D1102]" office:value-type="float" office:value="198.299155514104" calcext:value-type="float">
            <text:p>198</text:p>
          </table:table-cell>
          <table:table-cell table:style-name="ce4" table:formula="of:=+[.C1103]*([.$D$5]/100)" office:value-type="float" office:value="8.92346199813468" calcext:value-type="float">
            <text:p>9</text:p>
          </table:table-cell>
          <table:table-cell table:style-name="ce4" table:formula="of:=+[.C1103]*[.E1102]/[.C1102]" office:value-type="float" office:value="9.91495777570518" calcext:value-type="float">
            <text:p>1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096</text:p>
          </table:table-cell>
          <table:table-cell table:style-name="ce4" table:formula="of:=+[.C1103]-[.E1103]+[.D1103]" office:value-type="float" office:value="197.307659736533" calcext:value-type="float">
            <text:p>197</text:p>
          </table:table-cell>
          <table:table-cell table:style-name="ce4" table:formula="of:=+[.C1104]*([.$D$5]/100)" office:value-type="float" office:value="8.87884468814401" calcext:value-type="float">
            <text:p>9</text:p>
          </table:table-cell>
          <table:table-cell table:style-name="ce4" table:formula="of:=+[.C1104]*[.E1103]/[.C1103]" office:value-type="float" office:value="9.86538298682666" calcext:value-type="float">
            <text:p>1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097</text:p>
          </table:table-cell>
          <table:table-cell table:style-name="ce4" table:formula="of:=+[.C1104]-[.E1104]+[.D1104]" office:value-type="float" office:value="196.321121437851" calcext:value-type="float">
            <text:p>196</text:p>
          </table:table-cell>
          <table:table-cell table:style-name="ce4" table:formula="of:=+[.C1105]*([.$D$5]/100)" office:value-type="float" office:value="8.83445046470329" calcext:value-type="float">
            <text:p>9</text:p>
          </table:table-cell>
          <table:table-cell table:style-name="ce4" table:formula="of:=+[.C1105]*[.E1104]/[.C1104]" office:value-type="float" office:value="9.81605607189253" calcext:value-type="float">
            <text:p>1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098</text:p>
          </table:table-cell>
          <table:table-cell table:style-name="ce4" table:formula="of:=+[.C1105]-[.E1105]+[.D1105]" office:value-type="float" office:value="195.339515830662" calcext:value-type="float">
            <text:p>195</text:p>
          </table:table-cell>
          <table:table-cell table:style-name="ce4" table:formula="of:=+[.C1106]*([.$D$5]/100)" office:value-type="float" office:value="8.79027821237977" calcext:value-type="float">
            <text:p>9</text:p>
          </table:table-cell>
          <table:table-cell table:style-name="ce4" table:formula="of:=+[.C1106]*[.E1105]/[.C1105]" office:value-type="float" office:value="9.76697579153306" calcext:value-type="float">
            <text:p>1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099</text:p>
          </table:table-cell>
          <table:table-cell table:style-name="ce4" table:formula="of:=+[.C1106]-[.E1106]+[.D1106]" office:value-type="float" office:value="194.362818251508" calcext:value-type="float">
            <text:p>194</text:p>
          </table:table-cell>
          <table:table-cell table:style-name="ce4" table:formula="of:=+[.C1107]*([.$D$5]/100)" office:value-type="float" office:value="8.74632682131787" calcext:value-type="float">
            <text:p>9</text:p>
          </table:table-cell>
          <table:table-cell table:style-name="ce4" table:formula="of:=+[.C1107]*[.E1106]/[.C1106]" office:value-type="float" office:value="9.7181409125754" calcext:value-type="float">
            <text:p>1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100</text:p>
          </table:table-cell>
          <table:table-cell table:style-name="ce4" table:formula="of:=+[.C1107]-[.E1107]+[.D1107]" office:value-type="float" office:value="193.391004160251" calcext:value-type="float">
            <text:p>193</text:p>
          </table:table-cell>
          <table:table-cell table:style-name="ce4" table:formula="of:=+[.C1108]*([.$D$5]/100)" office:value-type="float" office:value="8.70259518721128" calcext:value-type="float">
            <text:p>9</text:p>
          </table:table-cell>
          <table:table-cell table:style-name="ce4" table:formula="of:=+[.C1108]*[.E1107]/[.C1107]" office:value-type="float" office:value="9.66955020801252" calcext:value-type="float">
            <text:p>1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101</text:p>
          </table:table-cell>
          <table:table-cell table:style-name="ce4" table:formula="of:=+[.C1108]-[.E1108]+[.D1108]" office:value-type="float" office:value="192.42404913945" calcext:value-type="float">
            <text:p>192</text:p>
          </table:table-cell>
          <table:table-cell table:style-name="ce4" table:formula="of:=+[.C1109]*([.$D$5]/100)" office:value-type="float" office:value="8.65908221127523" calcext:value-type="float">
            <text:p>9</text:p>
          </table:table-cell>
          <table:table-cell table:style-name="ce4" table:formula="of:=+[.C1109]*[.E1108]/[.C1108]" office:value-type="float" office:value="9.62120245697246" calcext:value-type="float">
            <text:p>1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102</text:p>
          </table:table-cell>
          <table:table-cell table:style-name="ce4" table:formula="of:=+[.C1109]-[.E1109]+[.D1109]" office:value-type="float" office:value="191.461928893752" calcext:value-type="float">
            <text:p>191</text:p>
          </table:table-cell>
          <table:table-cell table:style-name="ce4" table:formula="of:=+[.C1110]*([.$D$5]/100)" office:value-type="float" office:value="8.61578680021885" calcext:value-type="float">
            <text:p>9</text:p>
          </table:table-cell>
          <table:table-cell table:style-name="ce4" table:formula="of:=+[.C1110]*[.E1109]/[.C1109]" office:value-type="float" office:value="9.5730964446876" calcext:value-type="float">
            <text:p>1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103</text:p>
          </table:table-cell>
          <table:table-cell table:style-name="ce4" table:formula="of:=+[.C1110]-[.E1110]+[.D1110]" office:value-type="float" office:value="190.504619249284" calcext:value-type="float">
            <text:p>191</text:p>
          </table:table-cell>
          <table:table-cell table:style-name="ce4" table:formula="of:=+[.C1111]*([.$D$5]/100)" office:value-type="float" office:value="8.57270786621776" calcext:value-type="float">
            <text:p>9</text:p>
          </table:table-cell>
          <table:table-cell table:style-name="ce4" table:formula="of:=+[.C1111]*[.E1110]/[.C1110]" office:value-type="float" office:value="9.52523096246416" calcext:value-type="float">
            <text:p>1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104</text:p>
          </table:table-cell>
          <table:table-cell table:style-name="ce4" table:formula="of:=+[.C1111]-[.E1111]+[.D1111]" office:value-type="float" office:value="189.552096153037" calcext:value-type="float">
            <text:p>190</text:p>
          </table:table-cell>
          <table:table-cell table:style-name="ce4" table:formula="of:=+[.C1112]*([.$D$5]/100)" office:value-type="float" office:value="8.52984432688667" calcext:value-type="float">
            <text:p>9</text:p>
          </table:table-cell>
          <table:table-cell table:style-name="ce4" table:formula="of:=+[.C1112]*[.E1111]/[.C1111]" office:value-type="float" office:value="9.47760480765184" calcext:value-type="float">
            <text:p>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105</text:p>
          </table:table-cell>
          <table:table-cell table:style-name="ce4" table:formula="of:=+[.C1112]-[.E1112]+[.D1112]" office:value-type="float" office:value="188.604335672272" calcext:value-type="float">
            <text:p>189</text:p>
          </table:table-cell>
          <table:table-cell table:style-name="ce4" table:formula="of:=+[.C1113]*([.$D$5]/100)" office:value-type="float" office:value="8.48719510525224" calcext:value-type="float">
            <text:p>8</text:p>
          </table:table-cell>
          <table:table-cell table:style-name="ce4" table:formula="of:=+[.C1113]*[.E1112]/[.C1112]" office:value-type="float" office:value="9.43021678361358" calcext:value-type="float">
            <text:p>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106</text:p>
          </table:table-cell>
          <table:table-cell table:style-name="ce4" table:formula="of:=+[.C1113]-[.E1113]+[.D1113]" office:value-type="float" office:value="187.661313993911" calcext:value-type="float">
            <text:p>188</text:p>
          </table:table-cell>
          <table:table-cell table:style-name="ce4" table:formula="of:=+[.C1114]*([.$D$5]/100)" office:value-type="float" office:value="8.44475912972598" calcext:value-type="float">
            <text:p>8</text:p>
          </table:table-cell>
          <table:table-cell table:style-name="ce4" table:formula="of:=+[.C1114]*[.E1113]/[.C1113]" office:value-type="float" office:value="9.38306569969551" calcext:value-type="float">
            <text:p>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107</text:p>
          </table:table-cell>
          <table:table-cell table:style-name="ce4" table:formula="of:=+[.C1114]-[.E1114]+[.D1114]" office:value-type="float" office:value="186.723007423941" calcext:value-type="float">
            <text:p>187</text:p>
          </table:table-cell>
          <table:table-cell table:style-name="ce4" table:formula="of:=+[.C1115]*([.$D$5]/100)" office:value-type="float" office:value="8.40253533407735" calcext:value-type="float">
            <text:p>8</text:p>
          </table:table-cell>
          <table:table-cell table:style-name="ce4" table:formula="of:=+[.C1115]*[.E1114]/[.C1114]" office:value-type="float" office:value="9.33615037119704" calcext:value-type="float">
            <text:p>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108</text:p>
          </table:table-cell>
          <table:table-cell table:style-name="ce4" table:formula="of:=+[.C1115]-[.E1115]+[.D1115]" office:value-type="float" office:value="185.789392386821" calcext:value-type="float">
            <text:p>186</text:p>
          </table:table-cell>
          <table:table-cell table:style-name="ce4" table:formula="of:=+[.C1116]*([.$D$5]/100)" office:value-type="float" office:value="8.36052265740696" calcext:value-type="float">
            <text:p>8</text:p>
          </table:table-cell>
          <table:table-cell table:style-name="ce4" table:formula="of:=+[.C1116]*[.E1115]/[.C1115]" office:value-type="float" office:value="9.28946961934105" calcext:value-type="float">
            <text:p>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109</text:p>
          </table:table-cell>
          <table:table-cell table:style-name="ce4" table:formula="of:=+[.C1116]-[.E1116]+[.D1116]" office:value-type="float" office:value="184.860445424887" calcext:value-type="float">
            <text:p>185</text:p>
          </table:table-cell>
          <table:table-cell table:style-name="ce4" table:formula="of:=+[.C1117]*([.$D$5]/100)" office:value-type="float" office:value="8.31872004411993" calcext:value-type="float">
            <text:p>8</text:p>
          </table:table-cell>
          <table:table-cell table:style-name="ce4" table:formula="of:=+[.C1117]*[.E1116]/[.C1116]" office:value-type="float" office:value="9.24302227124435" calcext:value-type="float">
            <text:p>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110</text:p>
          </table:table-cell>
          <table:table-cell table:style-name="ce4" table:formula="of:=+[.C1117]-[.E1117]+[.D1117]" office:value-type="float" office:value="183.936143197763" calcext:value-type="float">
            <text:p>184</text:p>
          </table:table-cell>
          <table:table-cell table:style-name="ce4" table:formula="of:=+[.C1118]*([.$D$5]/100)" office:value-type="float" office:value="8.27712644389933" calcext:value-type="float">
            <text:p>8</text:p>
          </table:table-cell>
          <table:table-cell table:style-name="ce4" table:formula="of:=+[.C1118]*[.E1117]/[.C1117]" office:value-type="float" office:value="9.19680715988813" calcext:value-type="float">
            <text:p>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111</text:p>
          </table:table-cell>
          <table:table-cell table:style-name="ce4" table:formula="of:=+[.C1118]-[.E1118]+[.D1118]" office:value-type="float" office:value="183.016462481774" calcext:value-type="float">
            <text:p>183</text:p>
          </table:table-cell>
          <table:table-cell table:style-name="ce4" table:formula="of:=+[.C1119]*([.$D$5]/100)" office:value-type="float" office:value="8.23574081167983" calcext:value-type="float">
            <text:p>8</text:p>
          </table:table-cell>
          <table:table-cell table:style-name="ce4" table:formula="of:=+[.C1119]*[.E1118]/[.C1118]" office:value-type="float" office:value="9.15082312408869" calcext:value-type="float">
            <text:p>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112</text:p>
          </table:table-cell>
          <table:table-cell table:style-name="ce4" table:formula="of:=+[.C1119]-[.E1119]+[.D1119]" office:value-type="float" office:value="182.101380169365" calcext:value-type="float">
            <text:p>182</text:p>
          </table:table-cell>
          <table:table-cell table:style-name="ce4" table:formula="of:=+[.C1120]*([.$D$5]/100)" office:value-type="float" office:value="8.19456210762143" calcext:value-type="float">
            <text:p>8</text:p>
          </table:table-cell>
          <table:table-cell table:style-name="ce4" table:formula="of:=+[.C1120]*[.E1119]/[.C1119]" office:value-type="float" office:value="9.10506900846825" calcext:value-type="float">
            <text:p>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113</text:p>
          </table:table-cell>
          <table:table-cell table:style-name="ce4" table:formula="of:=+[.C1120]-[.E1120]+[.D1120]" office:value-type="float" office:value="181.190873268518" calcext:value-type="float">
            <text:p>181</text:p>
          </table:table-cell>
          <table:table-cell table:style-name="ce4" table:formula="of:=+[.C1121]*([.$D$5]/100)" office:value-type="float" office:value="8.15358929708333" calcext:value-type="float">
            <text:p>8</text:p>
          </table:table-cell>
          <table:table-cell table:style-name="ce4" table:formula="of:=+[.C1121]*[.E1120]/[.C1120]" office:value-type="float" office:value="9.05954366342591" calcext:value-type="float">
            <text:p>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114</text:p>
          </table:table-cell>
          <table:table-cell table:style-name="ce4" table:formula="of:=+[.C1121]-[.E1121]+[.D1121]" office:value-type="float" office:value="180.284918902176" calcext:value-type="float">
            <text:p>180</text:p>
          </table:table-cell>
          <table:table-cell table:style-name="ce4" table:formula="of:=+[.C1122]*([.$D$5]/100)" office:value-type="float" office:value="8.11282135059791" calcext:value-type="float">
            <text:p>8</text:p>
          </table:table-cell>
          <table:table-cell table:style-name="ce4" table:formula="of:=+[.C1122]*[.E1121]/[.C1121]" office:value-type="float" office:value="9.01424594510878" calcext:value-type="float">
            <text:p>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115</text:p>
          </table:table-cell>
          <table:table-cell table:style-name="ce4" table:formula="of:=+[.C1122]-[.E1122]+[.D1122]" office:value-type="float" office:value="179.383494307665" calcext:value-type="float">
            <text:p>179</text:p>
          </table:table-cell>
          <table:table-cell table:style-name="ce4" table:formula="of:=+[.C1123]*([.$D$5]/100)" office:value-type="float" office:value="8.07225724384492" calcext:value-type="float">
            <text:p>8</text:p>
          </table:table-cell>
          <table:table-cell table:style-name="ce4" table:formula="of:=+[.C1123]*[.E1122]/[.C1122]" office:value-type="float" office:value="8.96917471538324" calcext:value-type="float">
            <text:p>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116</text:p>
          </table:table-cell>
          <table:table-cell table:style-name="ce4" table:formula="of:=+[.C1123]-[.E1123]+[.D1123]" office:value-type="float" office:value="178.486576836127" calcext:value-type="float">
            <text:p>178</text:p>
          </table:table-cell>
          <table:table-cell table:style-name="ce4" table:formula="of:=+[.C1124]*([.$D$5]/100)" office:value-type="float" office:value="8.0318959576257" calcext:value-type="float">
            <text:p>8</text:p>
          </table:table-cell>
          <table:table-cell table:style-name="ce4" table:formula="of:=+[.C1124]*[.E1123]/[.C1123]" office:value-type="float" office:value="8.92432884180632" calcext:value-type="float">
            <text:p>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117</text:p>
          </table:table-cell>
          <table:table-cell table:style-name="ce4" table:formula="of:=+[.C1124]-[.E1124]+[.D1124]" office:value-type="float" office:value="177.594143951946" calcext:value-type="float">
            <text:p>178</text:p>
          </table:table-cell>
          <table:table-cell table:style-name="ce4" table:formula="of:=+[.C1125]*([.$D$5]/100)" office:value-type="float" office:value="7.99173647783757" calcext:value-type="float">
            <text:p>8</text:p>
          </table:table-cell>
          <table:table-cell table:style-name="ce4" table:formula="of:=+[.C1125]*[.E1124]/[.C1124]" office:value-type="float" office:value="8.87970719759729" calcext:value-type="float">
            <text:p>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118</text:p>
          </table:table-cell>
          <table:table-cell table:style-name="ce4" table:formula="of:=+[.C1125]-[.E1125]+[.D1125]" office:value-type="float" office:value="176.706173232186" calcext:value-type="float">
            <text:p>177</text:p>
          </table:table-cell>
          <table:table-cell table:style-name="ce4" table:formula="of:=+[.C1126]*([.$D$5]/100)" office:value-type="float" office:value="7.95177779544838" calcext:value-type="float">
            <text:p>8</text:p>
          </table:table-cell>
          <table:table-cell table:style-name="ce4" table:formula="of:=+[.C1126]*[.E1125]/[.C1125]" office:value-type="float" office:value="8.8353086616093" calcext:value-type="float">
            <text:p>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119</text:p>
          </table:table-cell>
          <table:table-cell table:style-name="ce4" table:formula="of:=+[.C1126]-[.E1126]+[.D1126]" office:value-type="float" office:value="175.822642366025" calcext:value-type="float">
            <text:p>176</text:p>
          </table:table-cell>
          <table:table-cell table:style-name="ce4" table:formula="of:=+[.C1127]*([.$D$5]/100)" office:value-type="float" office:value="7.91201890647114" calcext:value-type="float">
            <text:p>8</text:p>
          </table:table-cell>
          <table:table-cell table:style-name="ce4" table:formula="of:=+[.C1127]*[.E1126]/[.C1126]" office:value-type="float" office:value="8.79113211830126" calcext:value-type="float">
            <text:p>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120</text:p>
          </table:table-cell>
          <table:table-cell table:style-name="ce4" table:formula="of:=+[.C1127]-[.E1127]+[.D1127]" office:value-type="float" office:value="174.943529154195" calcext:value-type="float">
            <text:p>175</text:p>
          </table:table-cell>
          <table:table-cell table:style-name="ce4" table:formula="of:=+[.C1128]*([.$D$5]/100)" office:value-type="float" office:value="7.87245881193879" calcext:value-type="float">
            <text:p>8</text:p>
          </table:table-cell>
          <table:table-cell table:style-name="ce4" table:formula="of:=+[.C1128]*[.E1127]/[.C1127]" office:value-type="float" office:value="8.74717645770975" calcext:value-type="float">
            <text:p>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121</text:p>
          </table:table-cell>
          <table:table-cell table:style-name="ce4" table:formula="of:=+[.C1128]-[.E1128]+[.D1128]" office:value-type="float" office:value="174.068811508424" calcext:value-type="float">
            <text:p>174</text:p>
          </table:table-cell>
          <table:table-cell table:style-name="ce4" table:formula="of:=+[.C1129]*([.$D$5]/100)" office:value-type="float" office:value="7.83309651787909" calcext:value-type="float">
            <text:p>8</text:p>
          </table:table-cell>
          <table:table-cell table:style-name="ce4" table:formula="of:=+[.C1129]*[.E1128]/[.C1128]" office:value-type="float" office:value="8.7034405754212" calcext:value-type="float">
            <text:p>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122</text:p>
          </table:table-cell>
          <table:table-cell table:style-name="ce4" table:formula="of:=+[.C1129]-[.E1129]+[.D1129]" office:value-type="float" office:value="173.198467450882" calcext:value-type="float">
            <text:p>173</text:p>
          </table:table-cell>
          <table:table-cell table:style-name="ce4" table:formula="of:=+[.C1130]*([.$D$5]/100)" office:value-type="float" office:value="7.7939310352897" calcext:value-type="float">
            <text:p>8</text:p>
          </table:table-cell>
          <table:table-cell table:style-name="ce4" table:formula="of:=+[.C1130]*[.E1129]/[.C1129]" office:value-type="float" office:value="8.6599233725441" calcext:value-type="float">
            <text:p>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123</text:p>
          </table:table-cell>
          <table:table-cell table:style-name="ce4" table:formula="of:=+[.C1130]-[.E1130]+[.D1130]" office:value-type="float" office:value="172.332475113628" calcext:value-type="float">
            <text:p>172</text:p>
          </table:table-cell>
          <table:table-cell table:style-name="ce4" table:formula="of:=+[.C1131]*([.$D$5]/100)" office:value-type="float" office:value="7.75496138011325" calcext:value-type="float">
            <text:p>8</text:p>
          </table:table-cell>
          <table:table-cell table:style-name="ce4" table:formula="of:=+[.C1131]*[.E1130]/[.C1130]" office:value-type="float" office:value="8.61662375568138" calcext:value-type="float">
            <text:p>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124</text:p>
          </table:table-cell>
          <table:table-cell table:style-name="ce4" table:formula="of:=+[.C1131]-[.E1131]+[.D1131]" office:value-type="float" office:value="171.47081273806" calcext:value-type="float">
            <text:p>171</text:p>
          </table:table-cell>
          <table:table-cell table:style-name="ce4" table:formula="of:=+[.C1132]*([.$D$5]/100)" office:value-type="float" office:value="7.71618657321269" calcext:value-type="float">
            <text:p>8</text:p>
          </table:table-cell>
          <table:table-cell table:style-name="ce4" table:formula="of:=+[.C1132]*[.E1131]/[.C1131]" office:value-type="float" office:value="8.57354063690297" calcext:value-type="float">
            <text:p>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125</text:p>
          </table:table-cell>
          <table:table-cell table:style-name="ce4" table:formula="of:=+[.C1132]-[.E1132]+[.D1132]" office:value-type="float" office:value="170.613458674369" calcext:value-type="float">
            <text:p>171</text:p>
          </table:table-cell>
          <table:table-cell table:style-name="ce4" table:formula="of:=+[.C1133]*([.$D$5]/100)" office:value-type="float" office:value="7.67760564034662" calcext:value-type="float">
            <text:p>8</text:p>
          </table:table-cell>
          <table:table-cell table:style-name="ce4" table:formula="of:=+[.C1133]*[.E1132]/[.C1132]" office:value-type="float" office:value="8.53067293371846" calcext:value-type="float">
            <text:p>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126</text:p>
          </table:table-cell>
          <table:table-cell table:style-name="ce4" table:formula="of:=+[.C1133]-[.E1133]+[.D1133]" office:value-type="float" office:value="169.760391380998" calcext:value-type="float">
            <text:p>170</text:p>
          </table:table-cell>
          <table:table-cell table:style-name="ce4" table:formula="of:=+[.C1134]*([.$D$5]/100)" office:value-type="float" office:value="7.63921761214489" calcext:value-type="float">
            <text:p>8</text:p>
          </table:table-cell>
          <table:table-cell table:style-name="ce4" table:formula="of:=+[.C1134]*[.E1133]/[.C1133]" office:value-type="float" office:value="8.48801956904987" calcext:value-type="float">
            <text:p>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127</text:p>
          </table:table-cell>
          <table:table-cell table:style-name="ce4" table:formula="of:=+[.C1134]-[.E1134]+[.D1134]" office:value-type="float" office:value="168.911589424093" calcext:value-type="float">
            <text:p>169</text:p>
          </table:table-cell>
          <table:table-cell table:style-name="ce4" table:formula="of:=+[.C1135]*([.$D$5]/100)" office:value-type="float" office:value="7.60102152408417" calcext:value-type="float">
            <text:p>8</text:p>
          </table:table-cell>
          <table:table-cell table:style-name="ce4" table:formula="of:=+[.C1135]*[.E1134]/[.C1134]" office:value-type="float" office:value="8.44557947120462" calcext:value-type="float">
            <text:p>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128</text:p>
          </table:table-cell>
          <table:table-cell table:style-name="ce4" table:formula="of:=+[.C1135]-[.E1135]+[.D1135]" office:value-type="float" office:value="168.067031476972" calcext:value-type="float">
            <text:p>168</text:p>
          </table:table-cell>
          <table:table-cell table:style-name="ce4" table:formula="of:=+[.C1136]*([.$D$5]/100)" office:value-type="float" office:value="7.56301641646375" calcext:value-type="float">
            <text:p>8</text:p>
          </table:table-cell>
          <table:table-cell table:style-name="ce4" table:formula="of:=+[.C1136]*[.E1135]/[.C1135]" office:value-type="float" office:value="8.4033515738486" calcext:value-type="float">
            <text:p>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129</text:p>
          </table:table-cell>
          <table:table-cell table:style-name="ce4" table:formula="of:=+[.C1136]-[.E1136]+[.D1136]" office:value-type="float" office:value="167.226696319587" calcext:value-type="float">
            <text:p>167</text:p>
          </table:table-cell>
          <table:table-cell table:style-name="ce4" table:formula="of:=+[.C1137]*([.$D$5]/100)" office:value-type="float" office:value="7.52520133438143" calcext:value-type="float">
            <text:p>8</text:p>
          </table:table-cell>
          <table:table-cell table:style-name="ce4" table:formula="of:=+[.C1137]*[.E1136]/[.C1136]" office:value-type="float" office:value="8.36133481597935" calcext:value-type="float">
            <text:p>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130</text:p>
          </table:table-cell>
          <table:table-cell table:style-name="ce4" table:formula="of:=+[.C1137]-[.E1137]+[.D1137]" office:value-type="float" office:value="166.390562837989" calcext:value-type="float">
            <text:p>166</text:p>
          </table:table-cell>
          <table:table-cell table:style-name="ce4" table:formula="of:=+[.C1138]*([.$D$5]/100)" office:value-type="float" office:value="7.48757532770952" calcext:value-type="float">
            <text:p>7</text:p>
          </table:table-cell>
          <table:table-cell table:style-name="ce4" table:formula="of:=+[.C1138]*[.E1137]/[.C1137]" office:value-type="float" office:value="8.31952814189946" calcext:value-type="float">
            <text:p>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131</text:p>
          </table:table-cell>
          <table:table-cell table:style-name="ce4" table:formula="of:=+[.C1138]-[.E1138]+[.D1138]" office:value-type="float" office:value="165.558610023799" calcext:value-type="float">
            <text:p>166</text:p>
          </table:table-cell>
          <table:table-cell table:style-name="ce4" table:formula="of:=+[.C1139]*([.$D$5]/100)" office:value-type="float" office:value="7.45013745107097" calcext:value-type="float">
            <text:p>7</text:p>
          </table:table-cell>
          <table:table-cell table:style-name="ce4" table:formula="of:=+[.C1139]*[.E1138]/[.C1138]" office:value-type="float" office:value="8.27793050118996" calcext:value-type="float">
            <text:p>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132</text:p>
          </table:table-cell>
          <table:table-cell table:style-name="ce4" table:formula="of:=+[.C1139]-[.E1139]+[.D1139]" office:value-type="float" office:value="164.73081697368" calcext:value-type="float">
            <text:p>165</text:p>
          </table:table-cell>
          <table:table-cell table:style-name="ce4" table:formula="of:=+[.C1140]*([.$D$5]/100)" office:value-type="float" office:value="7.41288676381562" calcext:value-type="float">
            <text:p>7</text:p>
          </table:table-cell>
          <table:table-cell table:style-name="ce4" table:formula="of:=+[.C1140]*[.E1139]/[.C1139]" office:value-type="float" office:value="8.23654084868401" calcext:value-type="float">
            <text:p>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133</text:p>
          </table:table-cell>
          <table:table-cell table:style-name="ce4" table:formula="of:=+[.C1140]-[.E1140]+[.D1140]" office:value-type="float" office:value="163.907162888812" calcext:value-type="float">
            <text:p>164</text:p>
          </table:table-cell>
          <table:table-cell table:style-name="ce4" table:formula="of:=+[.C1141]*([.$D$5]/100)" office:value-type="float" office:value="7.37582232999654" calcext:value-type="float">
            <text:p>7</text:p>
          </table:table-cell>
          <table:table-cell table:style-name="ce4" table:formula="of:=+[.C1141]*[.E1140]/[.C1140]" office:value-type="float" office:value="8.19535814444059" calcext:value-type="float">
            <text:p>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134</text:p>
          </table:table-cell>
          <table:table-cell table:style-name="ce4" table:formula="of:=+[.C1141]-[.E1141]+[.D1141]" office:value-type="float" office:value="163.087627074368" calcext:value-type="float">
            <text:p>163</text:p>
          </table:table-cell>
          <table:table-cell table:style-name="ce4" table:formula="of:=+[.C1142]*([.$D$5]/100)" office:value-type="float" office:value="7.33894321834656" calcext:value-type="float">
            <text:p>7</text:p>
          </table:table-cell>
          <table:table-cell table:style-name="ce4" table:formula="of:=+[.C1142]*[.E1141]/[.C1141]" office:value-type="float" office:value="8.15438135371839" calcext:value-type="float">
            <text:p>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135</text:p>
          </table:table-cell>
          <table:table-cell table:style-name="ce4" table:formula="of:=+[.C1142]-[.E1142]+[.D1142]" office:value-type="float" office:value="162.272188938996" calcext:value-type="float">
            <text:p>162</text:p>
          </table:table-cell>
          <table:table-cell table:style-name="ce4" table:formula="of:=+[.C1143]*([.$D$5]/100)" office:value-type="float" office:value="7.30224850225483" calcext:value-type="float">
            <text:p>7</text:p>
          </table:table-cell>
          <table:table-cell table:style-name="ce4" table:formula="of:=+[.C1143]*[.E1142]/[.C1142]" office:value-type="float" office:value="8.1136094469498" calcext:value-type="float">
            <text:p>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136</text:p>
          </table:table-cell>
          <table:table-cell table:style-name="ce4" table:formula="of:=+[.C1143]-[.E1143]+[.D1143]" office:value-type="float" office:value="161.460827994301" calcext:value-type="float">
            <text:p>161</text:p>
          </table:table-cell>
          <table:table-cell table:style-name="ce4" table:formula="of:=+[.C1144]*([.$D$5]/100)" office:value-type="float" office:value="7.26573725974355" calcext:value-type="float">
            <text:p>7</text:p>
          </table:table-cell>
          <table:table-cell table:style-name="ce4" table:formula="of:=+[.C1144]*[.E1143]/[.C1143]" office:value-type="float" office:value="8.07304139971505" calcext:value-type="float">
            <text:p>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137</text:p>
          </table:table-cell>
          <table:table-cell table:style-name="ce4" table:formula="of:=+[.C1144]-[.E1144]+[.D1144]" office:value-type="float" office:value="160.65352385433" calcext:value-type="float">
            <text:p>161</text:p>
          </table:table-cell>
          <table:table-cell table:style-name="ce4" table:formula="of:=+[.C1145]*([.$D$5]/100)" office:value-type="float" office:value="7.22940857344484" calcext:value-type="float">
            <text:p>7</text:p>
          </table:table-cell>
          <table:table-cell table:style-name="ce4" table:formula="of:=+[.C1145]*[.E1144]/[.C1144]" office:value-type="float" office:value="8.03267619271648" calcext:value-type="float">
            <text:p>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138</text:p>
          </table:table-cell>
          <table:table-cell table:style-name="ce4" table:formula="of:=+[.C1145]-[.E1145]+[.D1145]" office:value-type="float" office:value="159.850256235058" calcext:value-type="float">
            <text:p>160</text:p>
          </table:table-cell>
          <table:table-cell table:style-name="ce4" table:formula="of:=+[.C1146]*([.$D$5]/100)" office:value-type="float" office:value="7.19326153057761" calcext:value-type="float">
            <text:p>7</text:p>
          </table:table-cell>
          <table:table-cell table:style-name="ce4" table:formula="of:=+[.C1146]*[.E1145]/[.C1145]" office:value-type="float" office:value="7.99251281175289" calcext:value-type="float">
            <text:p>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139</text:p>
          </table:table-cell>
          <table:table-cell table:style-name="ce4" table:formula="of:=+[.C1146]-[.E1146]+[.D1146]" office:value-type="float" office:value="159.051004953883" calcext:value-type="float">
            <text:p>159</text:p>
          </table:table-cell>
          <table:table-cell table:style-name="ce4" table:formula="of:=+[.C1147]*([.$D$5]/100)" office:value-type="float" office:value="7.15729522292473" calcext:value-type="float">
            <text:p>7</text:p>
          </table:table-cell>
          <table:table-cell table:style-name="ce4" table:formula="of:=+[.C1147]*[.E1146]/[.C1146]" office:value-type="float" office:value="7.95255024769413" calcext:value-type="float">
            <text:p>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140</text:p>
          </table:table-cell>
          <table:table-cell table:style-name="ce4" table:formula="of:=+[.C1147]-[.E1147]+[.D1147]" office:value-type="float" office:value="158.255749929113" calcext:value-type="float">
            <text:p>158</text:p>
          </table:table-cell>
          <table:table-cell table:style-name="ce4" table:formula="of:=+[.C1148]*([.$D$5]/100)" office:value-type="float" office:value="7.1215087468101" calcext:value-type="float">
            <text:p>7</text:p>
          </table:table-cell>
          <table:table-cell table:style-name="ce4" table:formula="of:=+[.C1148]*[.E1147]/[.C1147]" office:value-type="float" office:value="7.91278749645566" calcext:value-type="float">
            <text:p>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141</text:p>
          </table:table-cell>
          <table:table-cell table:style-name="ce4" table:formula="of:=+[.C1148]-[.E1148]+[.D1148]" office:value-type="float" office:value="157.464471179468" calcext:value-type="float">
            <text:p>157</text:p>
          </table:table-cell>
          <table:table-cell table:style-name="ce4" table:formula="of:=+[.C1149]*([.$D$5]/100)" office:value-type="float" office:value="7.08590120307605" calcext:value-type="float">
            <text:p>7</text:p>
          </table:table-cell>
          <table:table-cell table:style-name="ce4" table:formula="of:=+[.C1149]*[.E1148]/[.C1148]" office:value-type="float" office:value="7.87322355897338" calcext:value-type="float">
            <text:p>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142</text:p>
          </table:table-cell>
          <table:table-cell table:style-name="ce4" table:formula="of:=+[.C1149]-[.E1149]+[.D1149]" office:value-type="float" office:value="156.677148823571" calcext:value-type="float">
            <text:p>157</text:p>
          </table:table-cell>
          <table:table-cell table:style-name="ce4" table:formula="of:=+[.C1150]*([.$D$5]/100)" office:value-type="float" office:value="7.05047169706067" calcext:value-type="float">
            <text:p>7</text:p>
          </table:table-cell>
          <table:table-cell table:style-name="ce4" table:formula="of:=+[.C1150]*[.E1149]/[.C1149]" office:value-type="float" office:value="7.83385744117851" calcext:value-type="float">
            <text:p>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143</text:p>
          </table:table-cell>
          <table:table-cell table:style-name="ce4" table:formula="of:=+[.C1150]-[.E1150]+[.D1150]" office:value-type="float" office:value="155.893763079453" calcext:value-type="float">
            <text:p>156</text:p>
          </table:table-cell>
          <table:table-cell table:style-name="ce4" table:formula="of:=+[.C1151]*([.$D$5]/100)" office:value-type="float" office:value="7.01521933857537" calcext:value-type="float">
            <text:p>7</text:p>
          </table:table-cell>
          <table:table-cell table:style-name="ce4" table:formula="of:=+[.C1151]*[.E1150]/[.C1150]" office:value-type="float" office:value="7.79468815397262" calcext:value-type="float">
            <text:p>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144</text:p>
          </table:table-cell>
          <table:table-cell table:style-name="ce4" table:formula="of:=+[.C1151]-[.E1151]+[.D1151]" office:value-type="float" office:value="155.114294264055" calcext:value-type="float">
            <text:p>155</text:p>
          </table:table-cell>
          <table:table-cell table:style-name="ce4" table:formula="of:=+[.C1152]*([.$D$5]/100)" office:value-type="float" office:value="6.98014324188249" calcext:value-type="float">
            <text:p>7</text:p>
          </table:table-cell>
          <table:table-cell table:style-name="ce4" table:formula="of:=+[.C1152]*[.E1151]/[.C1151]" office:value-type="float" office:value="7.75571471320276" calcext:value-type="float">
            <text:p>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145</text:p>
          </table:table-cell>
          <table:table-cell table:style-name="ce4" table:formula="of:=+[.C1152]-[.E1152]+[.D1152]" office:value-type="float" office:value="154.338722792735" calcext:value-type="float">
            <text:p>154</text:p>
          </table:table-cell>
          <table:table-cell table:style-name="ce4" table:formula="of:=+[.C1153]*([.$D$5]/100)" office:value-type="float" office:value="6.94524252567308" calcext:value-type="float">
            <text:p>7</text:p>
          </table:table-cell>
          <table:table-cell table:style-name="ce4" table:formula="of:=+[.C1153]*[.E1152]/[.C1152]" office:value-type="float" office:value="7.71693613963675" calcext:value-type="float">
            <text:p>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146</text:p>
          </table:table-cell>
          <table:table-cell table:style-name="ce4" table:formula="of:=+[.C1153]-[.E1153]+[.D1153]" office:value-type="float" office:value="153.567029178772" calcext:value-type="float">
            <text:p>154</text:p>
          </table:table-cell>
          <table:table-cell table:style-name="ce4" table:formula="of:=+[.C1154]*([.$D$5]/100)" office:value-type="float" office:value="6.91051631304472" calcext:value-type="float">
            <text:p>7</text:p>
          </table:table-cell>
          <table:table-cell table:style-name="ce4" table:formula="of:=+[.C1154]*[.E1153]/[.C1153]" office:value-type="float" office:value="7.67835145893856" calcext:value-type="float">
            <text:p>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147</text:p>
          </table:table-cell>
          <table:table-cell table:style-name="ce4" table:formula="of:=+[.C1154]-[.E1154]+[.D1154]" office:value-type="float" office:value="152.799194032878" calcext:value-type="float">
            <text:p>153</text:p>
          </table:table-cell>
          <table:table-cell table:style-name="ce4" table:formula="of:=+[.C1155]*([.$D$5]/100)" office:value-type="float" office:value="6.8759637314795" calcext:value-type="float">
            <text:p>7</text:p>
          </table:table-cell>
          <table:table-cell table:style-name="ce4" table:formula="of:=+[.C1155]*[.E1154]/[.C1154]" office:value-type="float" office:value="7.63995970164387" calcext:value-type="float">
            <text:p>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148</text:p>
          </table:table-cell>
          <table:table-cell table:style-name="ce4" table:formula="of:=+[.C1155]-[.E1155]+[.D1155]" office:value-type="float" office:value="152.035198062713" calcext:value-type="float">
            <text:p>152</text:p>
          </table:table-cell>
          <table:table-cell table:style-name="ce4" table:formula="of:=+[.C1156]*([.$D$5]/100)" office:value-type="float" office:value="6.8415839128221" calcext:value-type="float">
            <text:p>7</text:p>
          </table:table-cell>
          <table:table-cell table:style-name="ce4" table:formula="of:=+[.C1156]*[.E1155]/[.C1155]" office:value-type="float" office:value="7.60175990313565" calcext:value-type="float">
            <text:p>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149</text:p>
          </table:table-cell>
          <table:table-cell table:style-name="ce4" table:formula="of:=+[.C1156]-[.E1156]+[.D1156]" office:value-type="float" office:value="151.2750220724" calcext:value-type="float">
            <text:p>151</text:p>
          </table:table-cell>
          <table:table-cell table:style-name="ce4" table:formula="of:=+[.C1157]*([.$D$5]/100)" office:value-type="float" office:value="6.80737599325799" calcext:value-type="float">
            <text:p>7</text:p>
          </table:table-cell>
          <table:table-cell table:style-name="ce4" table:formula="of:=+[.C1157]*[.E1156]/[.C1156]" office:value-type="float" office:value="7.56375110361998" calcext:value-type="float">
            <text:p>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150</text:p>
          </table:table-cell>
          <table:table-cell table:style-name="ce4" table:formula="of:=+[.C1157]-[.E1157]+[.D1157]" office:value-type="float" office:value="150.518646962038" calcext:value-type="float">
            <text:p>151</text:p>
          </table:table-cell>
          <table:table-cell table:style-name="ce4" table:formula="of:=+[.C1158]*([.$D$5]/100)" office:value-type="float" office:value="6.7733391132917" calcext:value-type="float">
            <text:p>7</text:p>
          </table:table-cell>
          <table:table-cell table:style-name="ce4" table:formula="of:=+[.C1158]*[.E1157]/[.C1157]" office:value-type="float" office:value="7.52593234810188" calcext:value-type="float">
            <text:p>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151</text:p>
          </table:table-cell>
          <table:table-cell table:style-name="ce4" table:formula="of:=+[.C1158]-[.E1158]+[.D1158]" office:value-type="float" office:value="149.766053727228" calcext:value-type="float">
            <text:p>150</text:p>
          </table:table-cell>
          <table:table-cell table:style-name="ce4" table:formula="of:=+[.C1159]*([.$D$5]/100)" office:value-type="float" office:value="6.73947241772524" calcext:value-type="float">
            <text:p>7</text:p>
          </table:table-cell>
          <table:table-cell table:style-name="ce4" table:formula="of:=+[.C1159]*[.E1158]/[.C1158]" office:value-type="float" office:value="7.48830268636137" calcext:value-type="float">
            <text:p>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152</text:p>
          </table:table-cell>
          <table:table-cell table:style-name="ce4" table:formula="of:=+[.C1159]-[.E1159]+[.D1159]" office:value-type="float" office:value="149.017223458591" calcext:value-type="float">
            <text:p>149</text:p>
          </table:table-cell>
          <table:table-cell table:style-name="ce4" table:formula="of:=+[.C1160]*([.$D$5]/100)" office:value-type="float" office:value="6.70577505563662" calcext:value-type="float">
            <text:p>7</text:p>
          </table:table-cell>
          <table:table-cell table:style-name="ce4" table:formula="of:=+[.C1160]*[.E1159]/[.C1159]" office:value-type="float" office:value="7.45086117292956" calcext:value-type="float">
            <text:p>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153</text:p>
          </table:table-cell>
          <table:table-cell table:style-name="ce4" table:formula="of:=+[.C1160]-[.E1160]+[.D1160]" office:value-type="float" office:value="148.272137341299" calcext:value-type="float">
            <text:p>148</text:p>
          </table:table-cell>
          <table:table-cell table:style-name="ce4" table:formula="of:=+[.C1161]*([.$D$5]/100)" office:value-type="float" office:value="6.67224618035843" calcext:value-type="float">
            <text:p>7</text:p>
          </table:table-cell>
          <table:table-cell table:style-name="ce4" table:formula="of:=+[.C1161]*[.E1160]/[.C1160]" office:value-type="float" office:value="7.41360686706491" calcext:value-type="float">
            <text:p>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154</text:p>
          </table:table-cell>
          <table:table-cell table:style-name="ce4" table:formula="of:=+[.C1161]-[.E1161]+[.D1161]" office:value-type="float" office:value="147.530776654592" calcext:value-type="float">
            <text:p>148</text:p>
          </table:table-cell>
          <table:table-cell table:style-name="ce4" table:formula="of:=+[.C1162]*([.$D$5]/100)" office:value-type="float" office:value="6.63888494945664" calcext:value-type="float">
            <text:p>7</text:p>
          </table:table-cell>
          <table:table-cell table:style-name="ce4" table:formula="of:=+[.C1162]*[.E1161]/[.C1161]" office:value-type="float" office:value="7.37653883272959" calcext:value-type="float">
            <text:p>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155</text:p>
          </table:table-cell>
          <table:table-cell table:style-name="ce4" table:formula="of:=+[.C1162]-[.E1162]+[.D1162]" office:value-type="float" office:value="146.793122771319" calcext:value-type="float">
            <text:p>147</text:p>
          </table:table-cell>
          <table:table-cell table:style-name="ce4" table:formula="of:=+[.C1163]*([.$D$5]/100)" office:value-type="float" office:value="6.60569052470936" calcext:value-type="float">
            <text:p>7</text:p>
          </table:table-cell>
          <table:table-cell table:style-name="ce4" table:formula="of:=+[.C1163]*[.E1162]/[.C1162]" office:value-type="float" office:value="7.33965613856594" calcext:value-type="float">
            <text:p>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156</text:p>
          </table:table-cell>
          <table:table-cell table:style-name="ce4" table:formula="of:=+[.C1163]-[.E1163]+[.D1163]" office:value-type="float" office:value="146.059157157463" calcext:value-type="float">
            <text:p>146</text:p>
          </table:table-cell>
          <table:table-cell table:style-name="ce4" table:formula="of:=+[.C1164]*([.$D$5]/100)" office:value-type="float" office:value="6.57266207208581" calcext:value-type="float">
            <text:p>7</text:p>
          </table:table-cell>
          <table:table-cell table:style-name="ce4" table:formula="of:=+[.C1164]*[.E1163]/[.C1163]" office:value-type="float" office:value="7.30295785787311" calcext:value-type="float">
            <text:p>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157</text:p>
          </table:table-cell>
          <table:table-cell table:style-name="ce4" table:formula="of:=+[.C1164]-[.E1164]+[.D1164]" office:value-type="float" office:value="145.328861371675" calcext:value-type="float">
            <text:p>145</text:p>
          </table:table-cell>
          <table:table-cell table:style-name="ce4" table:formula="of:=+[.C1165]*([.$D$5]/100)" office:value-type="float" office:value="6.53979876172539" calcext:value-type="float">
            <text:p>7</text:p>
          </table:table-cell>
          <table:table-cell table:style-name="ce4" table:formula="of:=+[.C1165]*[.E1164]/[.C1164]" office:value-type="float" office:value="7.26644306858375" calcext:value-type="float">
            <text:p>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158</text:p>
          </table:table-cell>
          <table:table-cell table:style-name="ce4" table:formula="of:=+[.C1165]-[.E1165]+[.D1165]" office:value-type="float" office:value="144.602217064817" calcext:value-type="float">
            <text:p>145</text:p>
          </table:table-cell>
          <table:table-cell table:style-name="ce4" table:formula="of:=+[.C1166]*([.$D$5]/100)" office:value-type="float" office:value="6.50709976791676" calcext:value-type="float">
            <text:p>7</text:p>
          </table:table-cell>
          <table:table-cell table:style-name="ce4" table:formula="of:=+[.C1166]*[.E1165]/[.C1165]" office:value-type="float" office:value="7.23011085324083" calcext:value-type="float">
            <text:p>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159</text:p>
          </table:table-cell>
          <table:table-cell table:style-name="ce4" table:formula="of:=+[.C1166]-[.E1166]+[.D1166]" office:value-type="float" office:value="143.879205979493" calcext:value-type="float">
            <text:p>144</text:p>
          </table:table-cell>
          <table:table-cell table:style-name="ce4" table:formula="of:=+[.C1167]*([.$D$5]/100)" office:value-type="float" office:value="6.47456426907718" calcext:value-type="float">
            <text:p>6</text:p>
          </table:table-cell>
          <table:table-cell table:style-name="ce4" table:formula="of:=+[.C1167]*[.E1166]/[.C1166]" office:value-type="float" office:value="7.19396029897463" calcext:value-type="float">
            <text:p>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160</text:p>
          </table:table-cell>
          <table:table-cell table:style-name="ce4" table:formula="of:=+[.C1167]-[.E1167]+[.D1167]" office:value-type="float" office:value="143.159809949595" calcext:value-type="float">
            <text:p>143</text:p>
          </table:table-cell>
          <table:table-cell table:style-name="ce4" table:formula="of:=+[.C1168]*([.$D$5]/100)" office:value-type="float" office:value="6.44219144773179" calcext:value-type="float">
            <text:p>6</text:p>
          </table:table-cell>
          <table:table-cell table:style-name="ce4" table:formula="of:=+[.C1168]*[.E1167]/[.C1167]" office:value-type="float" office:value="7.15799049747976" calcext:value-type="float">
            <text:p>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161</text:p>
          </table:table-cell>
          <table:table-cell table:style-name="ce4" table:formula="of:=+[.C1168]-[.E1168]+[.D1168]" office:value-type="float" office:value="142.444010899847" calcext:value-type="float">
            <text:p>142</text:p>
          </table:table-cell>
          <table:table-cell table:style-name="ce4" table:formula="of:=+[.C1169]*([.$D$5]/100)" office:value-type="float" office:value="6.40998049049313" calcext:value-type="float">
            <text:p>6</text:p>
          </table:table-cell>
          <table:table-cell table:style-name="ce4" table:formula="of:=+[.C1169]*[.E1168]/[.C1168]" office:value-type="float" office:value="7.12220054499236" calcext:value-type="float">
            <text:p>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162</text:p>
          </table:table-cell>
          <table:table-cell table:style-name="ce4" table:formula="of:=+[.C1169]-[.E1169]+[.D1169]" office:value-type="float" office:value="141.731790845348" calcext:value-type="float">
            <text:p>142</text:p>
          </table:table-cell>
          <table:table-cell table:style-name="ce4" table:formula="of:=+[.C1170]*([.$D$5]/100)" office:value-type="float" office:value="6.37793058804067" calcext:value-type="float">
            <text:p>6</text:p>
          </table:table-cell>
          <table:table-cell table:style-name="ce4" table:formula="of:=+[.C1170]*[.E1169]/[.C1169]" office:value-type="float" office:value="7.0865895422674" calcext:value-type="float">
            <text:p>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163</text:p>
          </table:table-cell>
          <table:table-cell table:style-name="ce4" table:formula="of:=+[.C1170]-[.E1170]+[.D1170]" office:value-type="float" office:value="141.023131891121" calcext:value-type="float">
            <text:p>141</text:p>
          </table:table-cell>
          <table:table-cell table:style-name="ce4" table:formula="of:=+[.C1171]*([.$D$5]/100)" office:value-type="float" office:value="6.34604093510047" calcext:value-type="float">
            <text:p>6</text:p>
          </table:table-cell>
          <table:table-cell table:style-name="ce4" table:formula="of:=+[.C1171]*[.E1170]/[.C1170]" office:value-type="float" office:value="7.05115659455606" calcext:value-type="float">
            <text:p>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164</text:p>
          </table:table-cell>
          <table:table-cell table:style-name="ce4" table:formula="of:=+[.C1171]-[.E1171]+[.D1171]" office:value-type="float" office:value="140.318016231666" calcext:value-type="float">
            <text:p>140</text:p>
          </table:table-cell>
          <table:table-cell table:style-name="ce4" table:formula="of:=+[.C1172]*([.$D$5]/100)" office:value-type="float" office:value="6.31431073042496" calcext:value-type="float">
            <text:p>6</text:p>
          </table:table-cell>
          <table:table-cell table:style-name="ce4" table:formula="of:=+[.C1172]*[.E1171]/[.C1171]" office:value-type="float" office:value="7.01590081158328" calcext:value-type="float">
            <text:p>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165</text:p>
          </table:table-cell>
          <table:table-cell table:style-name="ce4" table:formula="of:=+[.C1172]-[.E1172]+[.D1172]" office:value-type="float" office:value="139.616426150508" calcext:value-type="float">
            <text:p>140</text:p>
          </table:table-cell>
          <table:table-cell table:style-name="ce4" table:formula="of:=+[.C1173]*([.$D$5]/100)" office:value-type="float" office:value="6.28273917677284" calcext:value-type="float">
            <text:p>6</text:p>
          </table:table-cell>
          <table:table-cell table:style-name="ce4" table:formula="of:=+[.C1173]*[.E1172]/[.C1172]" office:value-type="float" office:value="6.98082130752537" calcext:value-type="float">
            <text:p>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166</text:p>
          </table:table-cell>
          <table:table-cell table:style-name="ce4" table:formula="of:=+[.C1173]-[.E1173]+[.D1173]" office:value-type="float" office:value="138.918344019755" calcext:value-type="float">
            <text:p>139</text:p>
          </table:table-cell>
          <table:table-cell table:style-name="ce4" table:formula="of:=+[.C1174]*([.$D$5]/100)" office:value-type="float" office:value="6.25132548088898" calcext:value-type="float">
            <text:p>6</text:p>
          </table:table-cell>
          <table:table-cell table:style-name="ce4" table:formula="of:=+[.C1174]*[.E1173]/[.C1173]" office:value-type="float" office:value="6.94591720098774" calcext:value-type="float">
            <text:p>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167</text:p>
          </table:table-cell>
          <table:table-cell table:style-name="ce4" table:formula="of:=+[.C1174]-[.E1174]+[.D1174]" office:value-type="float" office:value="138.223752299656" calcext:value-type="float">
            <text:p>138</text:p>
          </table:table-cell>
          <table:table-cell table:style-name="ce4" table:formula="of:=+[.C1175]*([.$D$5]/100)" office:value-type="float" office:value="6.22006885348453" calcext:value-type="float">
            <text:p>6</text:p>
          </table:table-cell>
          <table:table-cell table:style-name="ce4" table:formula="of:=+[.C1175]*[.E1174]/[.C1174]" office:value-type="float" office:value="6.9111876149828" calcext:value-type="float">
            <text:p>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168</text:p>
          </table:table-cell>
          <table:table-cell table:style-name="ce4" table:formula="of:=+[.C1175]-[.E1175]+[.D1175]" office:value-type="float" office:value="137.532633538158" calcext:value-type="float">
            <text:p>138</text:p>
          </table:table-cell>
          <table:table-cell table:style-name="ce4" table:formula="of:=+[.C1176]*([.$D$5]/100)" office:value-type="float" office:value="6.18896850921711" calcext:value-type="float">
            <text:p>6</text:p>
          </table:table-cell>
          <table:table-cell table:style-name="ce4" table:formula="of:=+[.C1176]*[.E1175]/[.C1175]" office:value-type="float" office:value="6.87663167690789" calcext:value-type="float">
            <text:p>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169</text:p>
          </table:table-cell>
          <table:table-cell table:style-name="ce4" table:formula="of:=+[.C1176]-[.E1176]+[.D1176]" office:value-type="float" office:value="136.844970370467" calcext:value-type="float">
            <text:p>137</text:p>
          </table:table-cell>
          <table:table-cell table:style-name="ce4" table:formula="of:=+[.C1177]*([.$D$5]/100)" office:value-type="float" office:value="6.15802366667103" calcext:value-type="float">
            <text:p>6</text:p>
          </table:table-cell>
          <table:table-cell table:style-name="ce4" table:formula="of:=+[.C1177]*[.E1176]/[.C1176]" office:value-type="float" office:value="6.84224851852335" calcext:value-type="float">
            <text:p>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170</text:p>
          </table:table-cell>
          <table:table-cell table:style-name="ce4" table:formula="of:=+[.C1177]-[.E1177]+[.D1177]" office:value-type="float" office:value="136.160745518615" calcext:value-type="float">
            <text:p>136</text:p>
          </table:table-cell>
          <table:table-cell table:style-name="ce4" table:formula="of:=+[.C1178]*([.$D$5]/100)" office:value-type="float" office:value="6.12723354833767" calcext:value-type="float">
            <text:p>6</text:p>
          </table:table-cell>
          <table:table-cell table:style-name="ce4" table:formula="of:=+[.C1178]*[.E1177]/[.C1177]" office:value-type="float" office:value="6.80803727593073" calcext:value-type="float">
            <text:p>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171</text:p>
          </table:table-cell>
          <table:table-cell table:style-name="ce4" table:formula="of:=+[.C1178]-[.E1178]+[.D1178]" office:value-type="float" office:value="135.479941791022" calcext:value-type="float">
            <text:p>135</text:p>
          </table:table-cell>
          <table:table-cell table:style-name="ce4" table:formula="of:=+[.C1179]*([.$D$5]/100)" office:value-type="float" office:value="6.09659738059598" calcext:value-type="float">
            <text:p>6</text:p>
          </table:table-cell>
          <table:table-cell table:style-name="ce4" table:formula="of:=+[.C1179]*[.E1178]/[.C1178]" office:value-type="float" office:value="6.77399708955108" calcext:value-type="float">
            <text:p>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172</text:p>
          </table:table-cell>
          <table:table-cell table:style-name="ce4" table:formula="of:=+[.C1179]-[.E1179]+[.D1179]" office:value-type="float" office:value="134.802542082067" calcext:value-type="float">
            <text:p>135</text:p>
          </table:table-cell>
          <table:table-cell table:style-name="ce4" table:formula="of:=+[.C1180]*([.$D$5]/100)" office:value-type="float" office:value="6.066114393693" calcext:value-type="float">
            <text:p>6</text:p>
          </table:table-cell>
          <table:table-cell table:style-name="ce4" table:formula="of:=+[.C1180]*[.E1179]/[.C1179]" office:value-type="float" office:value="6.74012710410333" calcext:value-type="float">
            <text:p>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173</text:p>
          </table:table-cell>
          <table:table-cell table:style-name="ce4" table:formula="of:=+[.C1180]-[.E1180]+[.D1180]" office:value-type="float" office:value="134.128529371656" calcext:value-type="float">
            <text:p>134</text:p>
          </table:table-cell>
          <table:table-cell table:style-name="ce4" table:formula="of:=+[.C1181]*([.$D$5]/100)" office:value-type="float" office:value="6.03578382172454" calcext:value-type="float">
            <text:p>6</text:p>
          </table:table-cell>
          <table:table-cell table:style-name="ce4" table:formula="of:=+[.C1181]*[.E1180]/[.C1180]" office:value-type="float" office:value="6.70642646858281" calcext:value-type="float">
            <text:p>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174</text:p>
          </table:table-cell>
          <table:table-cell table:style-name="ce4" table:formula="of:=+[.C1181]-[.E1181]+[.D1181]" office:value-type="float" office:value="133.457886724798" calcext:value-type="float">
            <text:p>133</text:p>
          </table:table-cell>
          <table:table-cell table:style-name="ce4" table:formula="of:=+[.C1182]*([.$D$5]/100)" office:value-type="float" office:value="6.00560490261592" calcext:value-type="float">
            <text:p>6</text:p>
          </table:table-cell>
          <table:table-cell table:style-name="ce4" table:formula="of:=+[.C1182]*[.E1181]/[.C1181]" office:value-type="float" office:value="6.6728943362399" calcext:value-type="float">
            <text:p>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175</text:p>
          </table:table-cell>
          <table:table-cell table:style-name="ce4" table:formula="of:=+[.C1182]-[.E1182]+[.D1182]" office:value-type="float" office:value="132.790597291174" calcext:value-type="float">
            <text:p>133</text:p>
          </table:table-cell>
          <table:table-cell table:style-name="ce4" table:formula="of:=+[.C1183]*([.$D$5]/100)" office:value-type="float" office:value="5.97557687810284" calcext:value-type="float">
            <text:p>6</text:p>
          </table:table-cell>
          <table:table-cell table:style-name="ce4" table:formula="of:=+[.C1183]*[.E1182]/[.C1182]" office:value-type="float" office:value="6.6395298645587" calcext:value-type="float">
            <text:p>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176</text:p>
          </table:table-cell>
          <table:table-cell table:style-name="ce4" table:formula="of:=+[.C1183]-[.E1183]+[.D1183]" office:value-type="float" office:value="132.126644304718" calcext:value-type="float">
            <text:p>132</text:p>
          </table:table-cell>
          <table:table-cell table:style-name="ce4" table:formula="of:=+[.C1184]*([.$D$5]/100)" office:value-type="float" office:value="5.94569899371233" calcext:value-type="float">
            <text:p>6</text:p>
          </table:table-cell>
          <table:table-cell table:style-name="ce4" table:formula="of:=+[.C1184]*[.E1183]/[.C1183]" office:value-type="float" office:value="6.60633221523591" calcext:value-type="float">
            <text:p>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177</text:p>
          </table:table-cell>
          <table:table-cell table:style-name="ce4" table:formula="of:=+[.C1184]-[.E1184]+[.D1184]" office:value-type="float" office:value="131.466011083195" calcext:value-type="float">
            <text:p>131</text:p>
          </table:table-cell>
          <table:table-cell table:style-name="ce4" table:formula="of:=+[.C1185]*([.$D$5]/100)" office:value-type="float" office:value="5.91597049874376" calcext:value-type="float">
            <text:p>6</text:p>
          </table:table-cell>
          <table:table-cell table:style-name="ce4" table:formula="of:=+[.C1185]*[.E1184]/[.C1184]" office:value-type="float" office:value="6.57330055415973" calcext:value-type="float">
            <text:p>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178</text:p>
          </table:table-cell>
          <table:table-cell table:style-name="ce4" table:formula="of:=+[.C1185]-[.E1185]+[.D1185]" office:value-type="float" office:value="130.808681027779" calcext:value-type="float">
            <text:p>131</text:p>
          </table:table-cell>
          <table:table-cell table:style-name="ce4" table:formula="of:=+[.C1186]*([.$D$5]/100)" office:value-type="float" office:value="5.88639064625005" calcext:value-type="float">
            <text:p>6</text:p>
          </table:table-cell>
          <table:table-cell table:style-name="ce4" table:formula="of:=+[.C1186]*[.E1185]/[.C1185]" office:value-type="float" office:value="6.54043405138893" calcext:value-type="float">
            <text:p>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179</text:p>
          </table:table-cell>
          <table:table-cell table:style-name="ce4" table:formula="of:=+[.C1186]-[.E1186]+[.D1186]" office:value-type="float" office:value="130.15463762264" calcext:value-type="float">
            <text:p>130</text:p>
          </table:table-cell>
          <table:table-cell table:style-name="ce4" table:formula="of:=+[.C1187]*([.$D$5]/100)" office:value-type="float" office:value="5.8569586930188" calcext:value-type="float">
            <text:p>6</text:p>
          </table:table-cell>
          <table:table-cell table:style-name="ce4" table:formula="of:=+[.C1187]*[.E1186]/[.C1186]" office:value-type="float" office:value="6.50773188113198" calcext:value-type="float">
            <text:p>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180</text:p>
          </table:table-cell>
          <table:table-cell table:style-name="ce4" table:formula="of:=+[.C1187]-[.E1187]+[.D1187]" office:value-type="float" office:value="129.503864434527" calcext:value-type="float">
            <text:p>130</text:p>
          </table:table-cell>
          <table:table-cell table:style-name="ce4" table:formula="of:=+[.C1188]*([.$D$5]/100)" office:value-type="float" office:value="5.8276738995537" calcext:value-type="float">
            <text:p>6</text:p>
          </table:table-cell>
          <table:table-cell table:style-name="ce4" table:formula="of:=+[.C1188]*[.E1187]/[.C1187]" office:value-type="float" office:value="6.47519322172632" calcext:value-type="float">
            <text:p>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181</text:p>
          </table:table-cell>
          <table:table-cell table:style-name="ce4" table:formula="of:=+[.C1188]-[.E1188]+[.D1188]" office:value-type="float" office:value="128.856345112354" calcext:value-type="float">
            <text:p>129</text:p>
          </table:table-cell>
          <table:table-cell table:style-name="ce4" table:formula="of:=+[.C1189]*([.$D$5]/100)" office:value-type="float" office:value="5.79853553005593" calcext:value-type="float">
            <text:p>6</text:p>
          </table:table-cell>
          <table:table-cell table:style-name="ce4" table:formula="of:=+[.C1189]*[.E1188]/[.C1188]" office:value-type="float" office:value="6.44281725561769" calcext:value-type="float">
            <text:p>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182</text:p>
          </table:table-cell>
          <table:table-cell table:style-name="ce4" table:formula="of:=+[.C1189]-[.E1189]+[.D1189]" office:value-type="float" office:value="128.212063386792" calcext:value-type="float">
            <text:p>128</text:p>
          </table:table-cell>
          <table:table-cell table:style-name="ce4" table:formula="of:=+[.C1190]*([.$D$5]/100)" office:value-type="float" office:value="5.76954285240565" calcext:value-type="float">
            <text:p>6</text:p>
          </table:table-cell>
          <table:table-cell table:style-name="ce4" table:formula="of:=+[.C1190]*[.E1189]/[.C1189]" office:value-type="float" office:value="6.4106031693396" calcext:value-type="float">
            <text:p>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183</text:p>
          </table:table-cell>
          <table:table-cell table:style-name="ce4" table:formula="of:=+[.C1190]-[.E1190]+[.D1190]" office:value-type="float" office:value="127.571003069858" calcext:value-type="float">
            <text:p>128</text:p>
          </table:table-cell>
          <table:table-cell table:style-name="ce4" table:formula="of:=+[.C1191]*([.$D$5]/100)" office:value-type="float" office:value="5.74069513814363" calcext:value-type="float">
            <text:p>6</text:p>
          </table:table-cell>
          <table:table-cell table:style-name="ce4" table:formula="of:=+[.C1191]*[.E1190]/[.C1190]" office:value-type="float" office:value="6.37855015349291" calcext:value-type="float">
            <text:p>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184</text:p>
          </table:table-cell>
          <table:table-cell table:style-name="ce4" table:formula="of:=+[.C1191]-[.E1191]+[.D1191]" office:value-type="float" office:value="126.933148054509" calcext:value-type="float">
            <text:p>127</text:p>
          </table:table-cell>
          <table:table-cell table:style-name="ce4" table:formula="of:=+[.C1192]*([.$D$5]/100)" office:value-type="float" office:value="5.71199166245291" calcext:value-type="float">
            <text:p>6</text:p>
          </table:table-cell>
          <table:table-cell table:style-name="ce4" table:formula="of:=+[.C1192]*[.E1191]/[.C1191]" office:value-type="float" office:value="6.34665740272544" calcext:value-type="float">
            <text:p>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185</text:p>
          </table:table-cell>
          <table:table-cell table:style-name="ce4" table:formula="of:=+[.C1192]-[.E1192]+[.D1192]" office:value-type="float" office:value="126.298482314237" calcext:value-type="float">
            <text:p>126</text:p>
          </table:table-cell>
          <table:table-cell table:style-name="ce4" table:formula="of:=+[.C1193]*([.$D$5]/100)" office:value-type="float" office:value="5.68343170414064" calcext:value-type="float">
            <text:p>6</text:p>
          </table:table-cell>
          <table:table-cell table:style-name="ce4" table:formula="of:=+[.C1193]*[.E1192]/[.C1192]" office:value-type="float" office:value="6.31492411571182" calcext:value-type="float">
            <text:p>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186</text:p>
          </table:table-cell>
          <table:table-cell table:style-name="ce4" table:formula="of:=+[.C1193]-[.E1193]+[.D1193]" office:value-type="float" office:value="125.666989902665" calcext:value-type="float">
            <text:p>126</text:p>
          </table:table-cell>
          <table:table-cell table:style-name="ce4" table:formula="of:=+[.C1194]*([.$D$5]/100)" office:value-type="float" office:value="5.65501454561994" calcext:value-type="float">
            <text:p>6</text:p>
          </table:table-cell>
          <table:table-cell table:style-name="ce4" table:formula="of:=+[.C1194]*[.E1193]/[.C1193]" office:value-type="float" office:value="6.28334949513326" calcext:value-type="float">
            <text:p>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187</text:p>
          </table:table-cell>
          <table:table-cell table:style-name="ce4" table:formula="of:=+[.C1194]-[.E1194]+[.D1194]" office:value-type="float" office:value="125.038654953152" calcext:value-type="float">
            <text:p>125</text:p>
          </table:table-cell>
          <table:table-cell table:style-name="ce4" table:formula="of:=+[.C1195]*([.$D$5]/100)" office:value-type="float" office:value="5.62673947289184" calcext:value-type="float">
            <text:p>6</text:p>
          </table:table-cell>
          <table:table-cell table:style-name="ce4" table:formula="of:=+[.C1195]*[.E1194]/[.C1194]" office:value-type="float" office:value="6.25193274765759" calcext:value-type="float">
            <text:p>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188</text:p>
          </table:table-cell>
          <table:table-cell table:style-name="ce4" table:formula="of:=+[.C1195]-[.E1195]+[.D1195]" office:value-type="float" office:value="124.413461678386" calcext:value-type="float">
            <text:p>124</text:p>
          </table:table-cell>
          <table:table-cell table:style-name="ce4" table:formula="of:=+[.C1196]*([.$D$5]/100)" office:value-type="float" office:value="5.59860577552738" calcext:value-type="float">
            <text:p>6</text:p>
          </table:table-cell>
          <table:table-cell table:style-name="ce4" table:formula="of:=+[.C1196]*[.E1195]/[.C1195]" office:value-type="float" office:value="6.2206730839193" calcext:value-type="float">
            <text:p>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189</text:p>
          </table:table-cell>
          <table:table-cell table:style-name="ce4" table:formula="of:=+[.C1196]-[.E1196]+[.D1196]" office:value-type="float" office:value="123.791394369994" calcext:value-type="float">
            <text:p>124</text:p>
          </table:table-cell>
          <table:table-cell table:style-name="ce4" table:formula="of:=+[.C1197]*([.$D$5]/100)" office:value-type="float" office:value="5.57061274664975" calcext:value-type="float">
            <text:p>6</text:p>
          </table:table-cell>
          <table:table-cell table:style-name="ce4" table:formula="of:=+[.C1197]*[.E1196]/[.C1196]" office:value-type="float" office:value="6.18956971849971" calcext:value-type="float">
            <text:p>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190</text:p>
          </table:table-cell>
          <table:table-cell table:style-name="ce4" table:formula="of:=+[.C1197]-[.E1197]+[.D1197]" office:value-type="float" office:value="123.172437398144" calcext:value-type="float">
            <text:p>123</text:p>
          </table:table-cell>
          <table:table-cell table:style-name="ce4" table:formula="of:=+[.C1198]*([.$D$5]/100)" office:value-type="float" office:value="5.5427596829165" calcext:value-type="float">
            <text:p>6</text:p>
          </table:table-cell>
          <table:table-cell table:style-name="ce4" table:formula="of:=+[.C1198]*[.E1197]/[.C1197]" office:value-type="float" office:value="6.15862186990721" calcext:value-type="float">
            <text:p>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191</text:p>
          </table:table-cell>
          <table:table-cell table:style-name="ce4" table:formula="of:=+[.C1198]-[.E1198]+[.D1198]" office:value-type="float" office:value="122.556575211154" calcext:value-type="float">
            <text:p>123</text:p>
          </table:table-cell>
          <table:table-cell table:style-name="ce4" table:formula="of:=+[.C1199]*([.$D$5]/100)" office:value-type="float" office:value="5.51504588450192" calcext:value-type="float">
            <text:p>6</text:p>
          </table:table-cell>
          <table:table-cell table:style-name="ce4" table:formula="of:=+[.C1199]*[.E1198]/[.C1198]" office:value-type="float" office:value="6.12782876055767" calcext:value-type="float">
            <text:p>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192</text:p>
          </table:table-cell>
          <table:table-cell table:style-name="ce4" table:formula="of:=+[.C1199]-[.E1199]+[.D1199]" office:value-type="float" office:value="121.943792335098" calcext:value-type="float">
            <text:p>122</text:p>
          </table:table-cell>
          <table:table-cell table:style-name="ce4" table:formula="of:=+[.C1200]*([.$D$5]/100)" office:value-type="float" office:value="5.48747065507941" calcext:value-type="float">
            <text:p>5</text:p>
          </table:table-cell>
          <table:table-cell table:style-name="ce4" table:formula="of:=+[.C1200]*[.E1199]/[.C1199]" office:value-type="float" office:value="6.09718961675489" calcext:value-type="float">
            <text:p>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193</text:p>
          </table:table-cell>
          <table:table-cell table:style-name="ce4" table:formula="of:=+[.C1200]-[.E1200]+[.D1200]" office:value-type="float" office:value="121.334073373422" calcext:value-type="float">
            <text:p>121</text:p>
          </table:table-cell>
          <table:table-cell table:style-name="ce4" table:formula="of:=+[.C1201]*([.$D$5]/100)" office:value-type="float" office:value="5.46003330180401" calcext:value-type="float">
            <text:p>5</text:p>
          </table:table-cell>
          <table:table-cell table:style-name="ce4" table:formula="of:=+[.C1201]*[.E1200]/[.C1200]" office:value-type="float" office:value="6.06670366867111" calcext:value-type="float">
            <text:p>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194</text:p>
          </table:table-cell>
          <table:table-cell table:style-name="ce4" table:formula="of:=+[.C1201]-[.E1201]+[.D1201]" office:value-type="float" office:value="120.727403006555" calcext:value-type="float">
            <text:p>121</text:p>
          </table:table-cell>
          <table:table-cell table:style-name="ce4" table:formula="of:=+[.C1202]*([.$D$5]/100)" office:value-type="float" office:value="5.43273313529499" calcext:value-type="float">
            <text:p>5</text:p>
          </table:table-cell>
          <table:table-cell table:style-name="ce4" table:formula="of:=+[.C1202]*[.E1201]/[.C1201]" office:value-type="float" office:value="6.03637015032776" calcext:value-type="float">
            <text:p>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195</text:p>
          </table:table-cell>
          <table:table-cell table:style-name="ce4" table:formula="of:=+[.C1202]-[.E1202]+[.D1202]" office:value-type="float" office:value="120.123765991523" calcext:value-type="float">
            <text:p>120</text:p>
          </table:table-cell>
          <table:table-cell table:style-name="ce4" table:formula="of:=+[.C1203]*([.$D$5]/100)" office:value-type="float" office:value="5.40556946961852" calcext:value-type="float">
            <text:p>5</text:p>
          </table:table-cell>
          <table:table-cell table:style-name="ce4" table:formula="of:=+[.C1203]*[.E1202]/[.C1202]" office:value-type="float" office:value="6.00618829957612" calcext:value-type="float">
            <text:p>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196</text:p>
          </table:table-cell>
          <table:table-cell table:style-name="ce4" table:formula="of:=+[.C1203]-[.E1203]+[.D1203]" office:value-type="float" office:value="119.523147161565" calcext:value-type="float">
            <text:p>120</text:p>
          </table:table-cell>
          <table:table-cell table:style-name="ce4" table:formula="of:=+[.C1204]*([.$D$5]/100)" office:value-type="float" office:value="5.37854162227043" calcext:value-type="float">
            <text:p>5</text:p>
          </table:table-cell>
          <table:table-cell table:style-name="ce4" table:formula="of:=+[.C1204]*[.E1203]/[.C1203]" office:value-type="float" office:value="5.97615735807824" calcext:value-type="float">
            <text:p>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197</text:p>
          </table:table-cell>
          <table:table-cell table:style-name="ce4" table:formula="of:=+[.C1204]-[.E1204]+[.D1204]" office:value-type="float" office:value="118.925531425757" calcext:value-type="float">
            <text:p>119</text:p>
          </table:table-cell>
          <table:table-cell table:style-name="ce4" table:formula="of:=+[.C1205]*([.$D$5]/100)" office:value-type="float" office:value="5.35164891415907" calcext:value-type="float">
            <text:p>5</text:p>
          </table:table-cell>
          <table:table-cell table:style-name="ce4" table:formula="of:=+[.C1205]*[.E1204]/[.C1204]" office:value-type="float" office:value="5.94627657128785" calcext:value-type="float">
            <text:p>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198</text:p>
          </table:table-cell>
          <table:table-cell table:style-name="ce4" table:formula="of:=+[.C1205]-[.E1205]+[.D1205]" office:value-type="float" office:value="118.330903768628" calcext:value-type="float">
            <text:p>118</text:p>
          </table:table-cell>
          <table:table-cell table:style-name="ce4" table:formula="of:=+[.C1206]*([.$D$5]/100)" office:value-type="float" office:value="5.32489066958828" calcext:value-type="float">
            <text:p>5</text:p>
          </table:table-cell>
          <table:table-cell table:style-name="ce4" table:formula="of:=+[.C1206]*[.E1205]/[.C1205]" office:value-type="float" office:value="5.91654518843141" calcext:value-type="float">
            <text:p>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199</text:p>
          </table:table-cell>
          <table:table-cell table:style-name="ce4" table:formula="of:=+[.C1206]-[.E1206]+[.D1206]" office:value-type="float" office:value="117.739249249785" calcext:value-type="float">
            <text:p>118</text:p>
          </table:table-cell>
          <table:table-cell table:style-name="ce4" table:formula="of:=+[.C1207]*([.$D$5]/100)" office:value-type="float" office:value="5.29826621624034" calcext:value-type="float">
            <text:p>5</text:p>
          </table:table-cell>
          <table:table-cell table:style-name="ce4" table:formula="of:=+[.C1207]*[.E1206]/[.C1206]" office:value-type="float" office:value="5.88696246248925" calcext:value-type="float">
            <text:p>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200</text:p>
          </table:table-cell>
          <table:table-cell table:style-name="ce4" table:formula="of:=+[.C1207]-[.E1207]+[.D1207]" office:value-type="float" office:value="117.150553003536" calcext:value-type="float">
            <text:p>117</text:p>
          </table:table-cell>
          <table:table-cell table:style-name="ce4" table:formula="of:=+[.C1208]*([.$D$5]/100)" office:value-type="float" office:value="5.27177488515914" calcext:value-type="float">
            <text:p>5</text:p>
          </table:table-cell>
          <table:table-cell table:style-name="ce4" table:formula="of:=+[.C1208]*[.E1207]/[.C1207]" office:value-type="float" office:value="5.85752765017681" calcext:value-type="float">
            <text:p>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201</text:p>
          </table:table-cell>
          <table:table-cell table:style-name="ce4" table:formula="of:=+[.C1208]-[.E1208]+[.D1208]" office:value-type="float" office:value="116.564800238519" calcext:value-type="float">
            <text:p>117</text:p>
          </table:table-cell>
          <table:table-cell table:style-name="ce4" table:formula="of:=+[.C1209]*([.$D$5]/100)" office:value-type="float" office:value="5.24541601073334" calcext:value-type="float">
            <text:p>5</text:p>
          </table:table-cell>
          <table:table-cell table:style-name="ce4" table:formula="of:=+[.C1209]*[.E1208]/[.C1208]" office:value-type="float" office:value="5.82824001192592" calcext:value-type="float">
            <text:p>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202</text:p>
          </table:table-cell>
          <table:table-cell table:style-name="ce4" table:formula="of:=+[.C1209]-[.E1209]+[.D1209]" office:value-type="float" office:value="115.981976237326" calcext:value-type="float">
            <text:p>116</text:p>
          </table:table-cell>
          <table:table-cell table:style-name="ce4" table:formula="of:=+[.C1210]*([.$D$5]/100)" office:value-type="float" office:value="5.21918893067967" calcext:value-type="float">
            <text:p>5</text:p>
          </table:table-cell>
          <table:table-cell table:style-name="ce4" table:formula="of:=+[.C1210]*[.E1209]/[.C1209]" office:value-type="float" office:value="5.79909881186629" calcext:value-type="float">
            <text:p>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203</text:p>
          </table:table-cell>
          <table:table-cell table:style-name="ce4" table:formula="of:=+[.C1210]-[.E1210]+[.D1210]" office:value-type="float" office:value="115.402066356139" calcext:value-type="float">
            <text:p>115</text:p>
          </table:table-cell>
          <table:table-cell table:style-name="ce4" table:formula="of:=+[.C1211]*([.$D$5]/100)" office:value-type="float" office:value="5.19309298602628" calcext:value-type="float">
            <text:p>5</text:p>
          </table:table-cell>
          <table:table-cell table:style-name="ce4" table:formula="of:=+[.C1211]*[.E1210]/[.C1210]" office:value-type="float" office:value="5.77010331780696" calcext:value-type="float">
            <text:p>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204</text:p>
          </table:table-cell>
          <table:table-cell table:style-name="ce4" table:formula="of:=+[.C1211]-[.E1211]+[.D1211]" office:value-type="float" office:value="114.825056024359" calcext:value-type="float">
            <text:p>115</text:p>
          </table:table-cell>
          <table:table-cell table:style-name="ce4" table:formula="of:=+[.C1212]*([.$D$5]/100)" office:value-type="float" office:value="5.16712752109615" calcext:value-type="float">
            <text:p>5</text:p>
          </table:table-cell>
          <table:table-cell table:style-name="ce4" table:formula="of:=+[.C1212]*[.E1211]/[.C1211]" office:value-type="float" office:value="5.74125280121793" calcext:value-type="float">
            <text:p>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205</text:p>
          </table:table-cell>
          <table:table-cell table:style-name="ce4" table:formula="of:=+[.C1212]-[.E1212]+[.D1212]" office:value-type="float" office:value="114.250930744237" calcext:value-type="float">
            <text:p>114</text:p>
          </table:table-cell>
          <table:table-cell table:style-name="ce4" table:formula="of:=+[.C1213]*([.$D$5]/100)" office:value-type="float" office:value="5.14129188349067" calcext:value-type="float">
            <text:p>5</text:p>
          </table:table-cell>
          <table:table-cell table:style-name="ce4" table:formula="of:=+[.C1213]*[.E1212]/[.C1212]" office:value-type="float" office:value="5.71254653721184" calcext:value-type="float">
            <text:p>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206</text:p>
          </table:table-cell>
          <table:table-cell table:style-name="ce4" table:formula="of:=+[.C1213]-[.E1213]+[.D1213]" office:value-type="float" office:value="113.679676090516" calcext:value-type="float">
            <text:p>114</text:p>
          </table:table-cell>
          <table:table-cell table:style-name="ce4" table:formula="of:=+[.C1214]*([.$D$5]/100)" office:value-type="float" office:value="5.11558542407321" calcext:value-type="float">
            <text:p>5</text:p>
          </table:table-cell>
          <table:table-cell table:style-name="ce4" table:formula="of:=+[.C1214]*[.E1213]/[.C1213]" office:value-type="float" office:value="5.68398380452578" calcext:value-type="float">
            <text:p>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207</text:p>
          </table:table-cell>
          <table:table-cell table:style-name="ce4" table:formula="of:=+[.C1214]-[.E1214]+[.D1214]" office:value-type="float" office:value="113.111277710063" calcext:value-type="float">
            <text:p>113</text:p>
          </table:table-cell>
          <table:table-cell table:style-name="ce4" table:formula="of:=+[.C1215]*([.$D$5]/100)" office:value-type="float" office:value="5.09000749695285" calcext:value-type="float">
            <text:p>5</text:p>
          </table:table-cell>
          <table:table-cell table:style-name="ce4" table:formula="of:=+[.C1215]*[.E1214]/[.C1214]" office:value-type="float" office:value="5.65556388550315" calcext:value-type="float">
            <text:p>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208</text:p>
          </table:table-cell>
          <table:table-cell table:style-name="ce4" table:formula="of:=+[.C1215]-[.E1215]+[.D1215]" office:value-type="float" office:value="112.545721321513" calcext:value-type="float">
            <text:p>113</text:p>
          </table:table-cell>
          <table:table-cell table:style-name="ce4" table:formula="of:=+[.C1216]*([.$D$5]/100)" office:value-type="float" office:value="5.06455745946808" calcext:value-type="float">
            <text:p>5</text:p>
          </table:table-cell>
          <table:table-cell table:style-name="ce4" table:formula="of:=+[.C1216]*[.E1215]/[.C1215]" office:value-type="float" office:value="5.62728606607564" calcext:value-type="float">
            <text:p>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209</text:p>
          </table:table-cell>
          <table:table-cell table:style-name="ce4" table:formula="of:=+[.C1216]-[.E1216]+[.D1216]" office:value-type="float" office:value="111.982992714905" calcext:value-type="float">
            <text:p>112</text:p>
          </table:table-cell>
          <table:table-cell table:style-name="ce4" table:formula="of:=+[.C1217]*([.$D$5]/100)" office:value-type="float" office:value="5.03923467217074" calcext:value-type="float">
            <text:p>5</text:p>
          </table:table-cell>
          <table:table-cell table:style-name="ce4" table:formula="of:=+[.C1217]*[.E1216]/[.C1216]" office:value-type="float" office:value="5.59914963574526" calcext:value-type="float">
            <text:p>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210</text:p>
          </table:table-cell>
          <table:table-cell table:style-name="ce4" table:formula="of:=+[.C1217]-[.E1217]+[.D1217]" office:value-type="float" office:value="111.423077751331" calcext:value-type="float">
            <text:p>111</text:p>
          </table:table-cell>
          <table:table-cell table:style-name="ce4" table:formula="of:=+[.C1218]*([.$D$5]/100)" office:value-type="float" office:value="5.01403849880989" calcext:value-type="float">
            <text:p>5</text:p>
          </table:table-cell>
          <table:table-cell table:style-name="ce4" table:formula="of:=+[.C1218]*[.E1217]/[.C1217]" office:value-type="float" office:value="5.57115388756653" calcext:value-type="float">
            <text:p>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211</text:p>
          </table:table-cell>
          <table:table-cell table:style-name="ce4" table:formula="of:=+[.C1218]-[.E1218]+[.D1218]" office:value-type="float" office:value="110.865962362574" calcext:value-type="float">
            <text:p>111</text:p>
          </table:table-cell>
          <table:table-cell table:style-name="ce4" table:formula="of:=+[.C1219]*([.$D$5]/100)" office:value-type="float" office:value="4.98896830631584" calcext:value-type="float">
            <text:p>5</text:p>
          </table:table-cell>
          <table:table-cell table:style-name="ce4" table:formula="of:=+[.C1219]*[.E1218]/[.C1218]" office:value-type="float" office:value="5.5432981181287" calcext:value-type="float">
            <text:p>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212</text:p>
          </table:table-cell>
          <table:table-cell table:style-name="ce4" table:formula="of:=+[.C1219]-[.E1219]+[.D1219]" office:value-type="float" office:value="110.311632550761" calcext:value-type="float">
            <text:p>110</text:p>
          </table:table-cell>
          <table:table-cell table:style-name="ce4" table:formula="of:=+[.C1220]*([.$D$5]/100)" office:value-type="float" office:value="4.96402346478426" calcext:value-type="float">
            <text:p>5</text:p>
          </table:table-cell>
          <table:table-cell table:style-name="ce4" table:formula="of:=+[.C1220]*[.E1219]/[.C1219]" office:value-type="float" office:value="5.51558162753806" calcext:value-type="float">
            <text:p>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213</text:p>
          </table:table-cell>
          <table:table-cell table:style-name="ce4" table:formula="of:=+[.C1220]-[.E1220]+[.D1220]" office:value-type="float" office:value="109.760074388008" calcext:value-type="float">
            <text:p>110</text:p>
          </table:table-cell>
          <table:table-cell table:style-name="ce4" table:formula="of:=+[.C1221]*([.$D$5]/100)" office:value-type="float" office:value="4.93920334746034" calcext:value-type="float">
            <text:p>5</text:p>
          </table:table-cell>
          <table:table-cell table:style-name="ce4" table:formula="of:=+[.C1221]*[.E1220]/[.C1220]" office:value-type="float" office:value="5.48800371940037" calcext:value-type="float">
            <text:p>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214</text:p>
          </table:table-cell>
          <table:table-cell table:style-name="ce4" table:formula="of:=+[.C1221]-[.E1221]+[.D1221]" office:value-type="float" office:value="109.211274016068" calcext:value-type="float">
            <text:p>109</text:p>
          </table:table-cell>
          <table:table-cell table:style-name="ce4" table:formula="of:=+[.C1222]*([.$D$5]/100)" office:value-type="float" office:value="4.91450733072304" calcext:value-type="float">
            <text:p>5</text:p>
          </table:table-cell>
          <table:table-cell table:style-name="ce4" table:formula="of:=+[.C1222]*[.E1221]/[.C1221]" office:value-type="float" office:value="5.46056370080337" calcext:value-type="float">
            <text:p>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215</text:p>
          </table:table-cell>
          <table:table-cell table:style-name="ce4" table:formula="of:=+[.C1222]-[.E1222]+[.D1222]" office:value-type="float" office:value="108.665217645987" calcext:value-type="float">
            <text:p>109</text:p>
          </table:table-cell>
          <table:table-cell table:style-name="ce4" table:formula="of:=+[.C1223]*([.$D$5]/100)" office:value-type="float" office:value="4.88993479406943" calcext:value-type="float">
            <text:p>5</text:p>
          </table:table-cell>
          <table:table-cell table:style-name="ce4" table:formula="of:=+[.C1223]*[.E1222]/[.C1222]" office:value-type="float" office:value="5.43326088229935" calcext:value-type="float">
            <text:p>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216</text:p>
          </table:table-cell>
          <table:table-cell table:style-name="ce4" table:formula="of:=+[.C1223]-[.E1223]+[.D1223]" office:value-type="float" office:value="108.121891557757" calcext:value-type="float">
            <text:p>108</text:p>
          </table:table-cell>
          <table:table-cell table:style-name="ce4" table:formula="of:=+[.C1224]*([.$D$5]/100)" office:value-type="float" office:value="4.86548512009908" calcext:value-type="float">
            <text:p>5</text:p>
          </table:table-cell>
          <table:table-cell table:style-name="ce4" table:formula="of:=+[.C1224]*[.E1223]/[.C1223]" office:value-type="float" office:value="5.40609457788785" calcext:value-type="float">
            <text:p>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217</text:p>
          </table:table-cell>
          <table:table-cell table:style-name="ce4" table:formula="of:=+[.C1224]-[.E1224]+[.D1224]" office:value-type="float" office:value="107.581282099969" calcext:value-type="float">
            <text:p>108</text:p>
          </table:table-cell>
          <table:table-cell table:style-name="ce4" table:formula="of:=+[.C1225]*([.$D$5]/100)" office:value-type="float" office:value="4.84115769449859" calcext:value-type="float">
            <text:p>5</text:p>
          </table:table-cell>
          <table:table-cell table:style-name="ce4" table:formula="of:=+[.C1225]*[.E1224]/[.C1224]" office:value-type="float" office:value="5.37906410499842" calcext:value-type="float">
            <text:p>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218</text:p>
          </table:table-cell>
          <table:table-cell table:style-name="ce4" table:formula="of:=+[.C1225]-[.E1225]+[.D1225]" office:value-type="float" office:value="107.043375689469" calcext:value-type="float">
            <text:p>107</text:p>
          </table:table-cell>
          <table:table-cell table:style-name="ce4" table:formula="of:=+[.C1226]*([.$D$5]/100)" office:value-type="float" office:value="4.81695190602609" calcext:value-type="float">
            <text:p>5</text:p>
          </table:table-cell>
          <table:table-cell table:style-name="ce4" table:formula="of:=+[.C1226]*[.E1225]/[.C1225]" office:value-type="float" office:value="5.35216878447342" calcext:value-type="float">
            <text:p>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219</text:p>
          </table:table-cell>
          <table:table-cell table:style-name="ce4" table:formula="of:=+[.C1226]-[.E1226]+[.D1226]" office:value-type="float" office:value="106.508158811021" calcext:value-type="float">
            <text:p>107</text:p>
          </table:table-cell>
          <table:table-cell table:style-name="ce4" table:formula="of:=+[.C1227]*([.$D$5]/100)" office:value-type="float" office:value="4.79286714649596" calcext:value-type="float">
            <text:p>5</text:p>
          </table:table-cell>
          <table:table-cell table:style-name="ce4" table:formula="of:=+[.C1227]*[.E1226]/[.C1226]" office:value-type="float" office:value="5.32540794055106" calcext:value-type="float">
            <text:p>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220</text:p>
          </table:table-cell>
          <table:table-cell table:style-name="ce4" table:formula="of:=+[.C1227]-[.E1227]+[.D1227]" office:value-type="float" office:value="105.975618016966" calcext:value-type="float">
            <text:p>106</text:p>
          </table:table-cell>
          <table:table-cell table:style-name="ce4" table:formula="of:=+[.C1228]*([.$D$5]/100)" office:value-type="float" office:value="4.76890281076348" calcext:value-type="float">
            <text:p>5</text:p>
          </table:table-cell>
          <table:table-cell table:style-name="ce4" table:formula="of:=+[.C1228]*[.E1227]/[.C1227]" office:value-type="float" office:value="5.2987809008483" calcext:value-type="float">
            <text:p>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221</text:p>
          </table:table-cell>
          <table:table-cell table:style-name="ce4" table:formula="of:=+[.C1228]-[.E1228]+[.D1228]" office:value-type="float" office:value="105.445739926882" calcext:value-type="float">
            <text:p>105</text:p>
          </table:table-cell>
          <table:table-cell table:style-name="ce4" table:formula="of:=+[.C1229]*([.$D$5]/100)" office:value-type="float" office:value="4.74505829670967" calcext:value-type="float">
            <text:p>5</text:p>
          </table:table-cell>
          <table:table-cell table:style-name="ce4" table:formula="of:=+[.C1229]*[.E1228]/[.C1228]" office:value-type="float" office:value="5.27228699634406" calcext:value-type="float">
            <text:p>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222</text:p>
          </table:table-cell>
          <table:table-cell table:style-name="ce4" table:formula="of:=+[.C1229]-[.E1229]+[.D1229]" office:value-type="float" office:value="104.918511227247" calcext:value-type="float">
            <text:p>105</text:p>
          </table:table-cell>
          <table:table-cell table:style-name="ce4" table:formula="of:=+[.C1230]*([.$D$5]/100)" office:value-type="float" office:value="4.72133300522612" calcext:value-type="float">
            <text:p>5</text:p>
          </table:table-cell>
          <table:table-cell table:style-name="ce4" table:formula="of:=+[.C1230]*[.E1229]/[.C1229]" office:value-type="float" office:value="5.24592556136234" calcext:value-type="float">
            <text:p>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223</text:p>
          </table:table-cell>
          <table:table-cell table:style-name="ce4" table:formula="of:=+[.C1230]-[.E1230]+[.D1230]" office:value-type="float" office:value="104.393918671111" calcext:value-type="float">
            <text:p>104</text:p>
          </table:table-cell>
          <table:table-cell table:style-name="ce4" table:formula="of:=+[.C1231]*([.$D$5]/100)" office:value-type="float" office:value="4.69772634019999" calcext:value-type="float">
            <text:p>5</text:p>
          </table:table-cell>
          <table:table-cell table:style-name="ce4" table:formula="of:=+[.C1231]*[.E1230]/[.C1230]" office:value-type="float" office:value="5.21969593355553" calcext:value-type="float">
            <text:p>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224</text:p>
          </table:table-cell>
          <table:table-cell table:style-name="ce4" table:formula="of:=+[.C1231]-[.E1231]+[.D1231]" office:value-type="float" office:value="103.871949077755" calcext:value-type="float">
            <text:p>104</text:p>
          </table:table-cell>
          <table:table-cell table:style-name="ce4" table:formula="of:=+[.C1232]*([.$D$5]/100)" office:value-type="float" office:value="4.67423770849899" calcext:value-type="float">
            <text:p>5</text:p>
          </table:table-cell>
          <table:table-cell table:style-name="ce4" table:formula="of:=+[.C1232]*[.E1231]/[.C1231]" office:value-type="float" office:value="5.19359745388775" calcext:value-type="float">
            <text:p>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225</text:p>
          </table:table-cell>
          <table:table-cell table:style-name="ce4" table:formula="of:=+[.C1232]-[.E1232]+[.D1232]" office:value-type="float" office:value="103.352589332367" calcext:value-type="float">
            <text:p>103</text:p>
          </table:table-cell>
          <table:table-cell table:style-name="ce4" table:formula="of:=+[.C1233]*([.$D$5]/100)" office:value-type="float" office:value="4.6508665199565" calcext:value-type="float">
            <text:p>5</text:p>
          </table:table-cell>
          <table:table-cell table:style-name="ce4" table:formula="of:=+[.C1233]*[.E1232]/[.C1232]" office:value-type="float" office:value="5.16762946661831" calcext:value-type="float">
            <text:p>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226</text:p>
          </table:table-cell>
          <table:table-cell table:style-name="ce4" table:formula="of:=+[.C1233]-[.E1233]+[.D1233]" office:value-type="float" office:value="102.835826385705" calcext:value-type="float">
            <text:p>103</text:p>
          </table:table-cell>
          <table:table-cell table:style-name="ce4" table:formula="of:=+[.C1234]*([.$D$5]/100)" office:value-type="float" office:value="4.62761218735672" calcext:value-type="float">
            <text:p>5</text:p>
          </table:table-cell>
          <table:table-cell table:style-name="ce4" table:formula="of:=+[.C1234]*[.E1233]/[.C1233]" office:value-type="float" office:value="5.14179131928522" calcext:value-type="float">
            <text:p>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227</text:p>
          </table:table-cell>
          <table:table-cell table:style-name="ce4" table:formula="of:=+[.C1234]-[.E1234]+[.D1234]" office:value-type="float" office:value="102.321647253776" calcext:value-type="float">
            <text:p>102</text:p>
          </table:table-cell>
          <table:table-cell table:style-name="ce4" table:formula="of:=+[.C1235]*([.$D$5]/100)" office:value-type="float" office:value="4.60447412641993" calcext:value-type="float">
            <text:p>5</text:p>
          </table:table-cell>
          <table:table-cell table:style-name="ce4" table:formula="of:=+[.C1235]*[.E1234]/[.C1234]" office:value-type="float" office:value="5.1160823626888" calcext:value-type="float">
            <text:p>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228</text:p>
          </table:table-cell>
          <table:table-cell table:style-name="ce4" table:formula="of:=+[.C1235]-[.E1235]+[.D1235]" office:value-type="float" office:value="101.810039017507" calcext:value-type="float">
            <text:p>102</text:p>
          </table:table-cell>
          <table:table-cell table:style-name="ce4" table:formula="of:=+[.C1236]*([.$D$5]/100)" office:value-type="float" office:value="4.58145175578783" calcext:value-type="float">
            <text:p>5</text:p>
          </table:table-cell>
          <table:table-cell table:style-name="ce4" table:formula="of:=+[.C1236]*[.E1235]/[.C1235]" office:value-type="float" office:value="5.09050195087536" calcext:value-type="float">
            <text:p>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229</text:p>
          </table:table-cell>
          <table:table-cell table:style-name="ce4" table:formula="of:=+[.C1236]-[.E1236]+[.D1236]" office:value-type="float" office:value="101.30098882242" calcext:value-type="float">
            <text:p>101</text:p>
          </table:table-cell>
          <table:table-cell table:style-name="ce4" table:formula="of:=+[.C1237]*([.$D$5]/100)" office:value-type="float" office:value="4.5585444970089" calcext:value-type="float">
            <text:p>5</text:p>
          </table:table-cell>
          <table:table-cell table:style-name="ce4" table:formula="of:=+[.C1237]*[.E1236]/[.C1236]" office:value-type="float" office:value="5.06504944112098" calcext:value-type="float">
            <text:p>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230</text:p>
          </table:table-cell>
          <table:table-cell table:style-name="ce4" table:formula="of:=+[.C1237]-[.E1237]+[.D1237]" office:value-type="float" office:value="100.794483878308" calcext:value-type="float">
            <text:p>101</text:p>
          </table:table-cell>
          <table:table-cell table:style-name="ce4" table:formula="of:=+[.C1238]*([.$D$5]/100)" office:value-type="float" office:value="4.53575177452385" calcext:value-type="float">
            <text:p>5</text:p>
          </table:table-cell>
          <table:table-cell table:style-name="ce4" table:formula="of:=+[.C1238]*[.E1237]/[.C1237]" office:value-type="float" office:value="5.03972419391538" calcext:value-type="float">
            <text:p>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231</text:p>
          </table:table-cell>
          <table:table-cell table:style-name="ce4" table:formula="of:=+[.C1238]-[.E1238]+[.D1238]" office:value-type="float" office:value="100.290511458916" calcext:value-type="float">
            <text:p>100</text:p>
          </table:table-cell>
          <table:table-cell table:style-name="ce4" table:formula="of:=+[.C1239]*([.$D$5]/100)" office:value-type="float" office:value="4.51307301565123" calcext:value-type="float">
            <text:p>5</text:p>
          </table:table-cell>
          <table:table-cell table:style-name="ce4" table:formula="of:=+[.C1239]*[.E1238]/[.C1238]" office:value-type="float" office:value="5.0145255729458" calcext:value-type="float">
            <text:p>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232</text:p>
          </table:table-cell>
          <table:table-cell table:style-name="ce4" table:formula="of:=+[.C1239]-[.E1239]+[.D1239]" office:value-type="float" office:value="99.7890589016217" calcext:value-type="float">
            <text:p>100</text:p>
          </table:table-cell>
          <table:table-cell table:style-name="ce4" table:formula="of:=+[.C1240]*([.$D$5]/100)" office:value-type="float" office:value="4.49050765057298" calcext:value-type="float">
            <text:p>4</text:p>
          </table:table-cell>
          <table:table-cell table:style-name="ce4" table:formula="of:=+[.C1240]*[.E1239]/[.C1239]" office:value-type="float" office:value="4.98945294508107" calcext:value-type="float">
            <text:p>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233</text:p>
          </table:table-cell>
          <table:table-cell table:style-name="ce4" table:formula="of:=+[.C1240]-[.E1240]+[.D1240]" office:value-type="float" office:value="99.2901136071137" calcext:value-type="float">
            <text:p>99</text:p>
          </table:table-cell>
          <table:table-cell table:style-name="ce4" table:formula="of:=+[.C1241]*([.$D$5]/100)" office:value-type="float" office:value="4.46805511232011" calcext:value-type="float">
            <text:p>4</text:p>
          </table:table-cell>
          <table:table-cell table:style-name="ce4" table:formula="of:=+[.C1241]*[.E1240]/[.C1240]" office:value-type="float" office:value="4.96450568035567" calcext:value-type="float">
            <text:p>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234</text:p>
          </table:table-cell>
          <table:table-cell table:style-name="ce4" table:formula="of:=+[.C1241]-[.E1241]+[.D1241]" office:value-type="float" office:value="98.7936630390781" calcext:value-type="float">
            <text:p>99</text:p>
          </table:table-cell>
          <table:table-cell table:style-name="ce4" table:formula="of:=+[.C1242]*([.$D$5]/100)" office:value-type="float" office:value="4.44571483675851" calcext:value-type="float">
            <text:p>4</text:p>
          </table:table-cell>
          <table:table-cell table:style-name="ce4" table:formula="of:=+[.C1242]*[.E1241]/[.C1241]" office:value-type="float" office:value="4.93968315195389" calcext:value-type="float">
            <text:p>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235</text:p>
          </table:table-cell>
          <table:table-cell table:style-name="ce4" table:formula="of:=+[.C1242]-[.E1242]+[.D1242]" office:value-type="float" office:value="98.2996947238827" calcext:value-type="float">
            <text:p>98</text:p>
          </table:table-cell>
          <table:table-cell table:style-name="ce4" table:formula="of:=+[.C1243]*([.$D$5]/100)" office:value-type="float" office:value="4.42348626257472" calcext:value-type="float">
            <text:p>4</text:p>
          </table:table-cell>
          <table:table-cell table:style-name="ce4" table:formula="of:=+[.C1243]*[.E1242]/[.C1242]" office:value-type="float" office:value="4.91498473619412" calcext:value-type="float">
            <text:p>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236</text:p>
          </table:table-cell>
          <table:table-cell table:style-name="ce4" table:formula="of:=+[.C1243]-[.E1243]+[.D1243]" office:value-type="float" office:value="97.8081962502633" calcext:value-type="float">
            <text:p>98</text:p>
          </table:table-cell>
          <table:table-cell table:style-name="ce4" table:formula="of:=+[.C1244]*([.$D$5]/100)" office:value-type="float" office:value="4.40136883126185" calcext:value-type="float">
            <text:p>4</text:p>
          </table:table-cell>
          <table:table-cell table:style-name="ce4" table:formula="of:=+[.C1244]*[.E1243]/[.C1243]" office:value-type="float" office:value="4.89040981251315" calcext:value-type="float">
            <text:p>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237</text:p>
          </table:table-cell>
          <table:table-cell table:style-name="ce4" table:formula="of:=+[.C1244]-[.E1244]+[.D1244]" office:value-type="float" office:value="97.319155269012" calcext:value-type="float">
            <text:p>97</text:p>
          </table:table-cell>
          <table:table-cell table:style-name="ce4" table:formula="of:=+[.C1245]*([.$D$5]/100)" office:value-type="float" office:value="4.37936198710554" calcext:value-type="float">
            <text:p>4</text:p>
          </table:table-cell>
          <table:table-cell table:style-name="ce4" table:formula="of:=+[.C1245]*[.E1244]/[.C1244]" office:value-type="float" office:value="4.86595776345059" calcext:value-type="float">
            <text:p>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238</text:p>
          </table:table-cell>
          <table:table-cell table:style-name="ce4" table:formula="of:=+[.C1245]-[.E1245]+[.D1245]" office:value-type="float" office:value="96.832559492667" calcext:value-type="float">
            <text:p>97</text:p>
          </table:table-cell>
          <table:table-cell table:style-name="ce4" table:formula="of:=+[.C1246]*([.$D$5]/100)" office:value-type="float" office:value="4.35746517717001" calcext:value-type="float">
            <text:p>4</text:p>
          </table:table-cell>
          <table:table-cell table:style-name="ce4" table:formula="of:=+[.C1246]*[.E1245]/[.C1245]" office:value-type="float" office:value="4.84162797463333" calcext:value-type="float">
            <text:p>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239</text:p>
          </table:table-cell>
          <table:table-cell table:style-name="ce4" table:formula="of:=+[.C1246]-[.E1246]+[.D1246]" office:value-type="float" office:value="96.3483966952037" calcext:value-type="float">
            <text:p>96</text:p>
          </table:table-cell>
          <table:table-cell table:style-name="ce4" table:formula="of:=+[.C1247]*([.$D$5]/100)" office:value-type="float" office:value="4.33567785128416" calcext:value-type="float">
            <text:p>4</text:p>
          </table:table-cell>
          <table:table-cell table:style-name="ce4" table:formula="of:=+[.C1247]*[.E1246]/[.C1246]" office:value-type="float" office:value="4.81741983476017" calcext:value-type="float">
            <text:p>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240</text:p>
          </table:table-cell>
          <table:table-cell table:style-name="ce4" table:formula="of:=+[.C1247]-[.E1247]+[.D1247]" office:value-type="float" office:value="95.8666547117277" calcext:value-type="float">
            <text:p>96</text:p>
          </table:table-cell>
          <table:table-cell table:style-name="ce4" table:formula="of:=+[.C1248]*([.$D$5]/100)" office:value-type="float" office:value="4.31399946202774" calcext:value-type="float">
            <text:p>4</text:p>
          </table:table-cell>
          <table:table-cell table:style-name="ce4" table:formula="of:=+[.C1248]*[.E1247]/[.C1247]" office:value-type="float" office:value="4.79333273558637" calcext:value-type="float">
            <text:p>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241</text:p>
          </table:table-cell>
          <table:table-cell table:style-name="ce4" table:formula="of:=+[.C1248]-[.E1248]+[.D1248]" office:value-type="float" office:value="95.387321438169" calcext:value-type="float">
            <text:p>95</text:p>
          </table:table-cell>
          <table:table-cell table:style-name="ce4" table:formula="of:=+[.C1249]*([.$D$5]/100)" office:value-type="float" office:value="4.29242946471761" calcext:value-type="float">
            <text:p>4</text:p>
          </table:table-cell>
          <table:table-cell table:style-name="ce4" table:formula="of:=+[.C1249]*[.E1248]/[.C1248]" office:value-type="float" office:value="4.76936607190844" calcext:value-type="float">
            <text:p>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242</text:p>
          </table:table-cell>
          <table:table-cell table:style-name="ce4" table:formula="of:=+[.C1249]-[.E1249]+[.D1249]" office:value-type="float" office:value="94.9103848309782" calcext:value-type="float">
            <text:p>95</text:p>
          </table:table-cell>
          <table:table-cell table:style-name="ce4" table:formula="of:=+[.C1250]*([.$D$5]/100)" office:value-type="float" office:value="4.27096731739402" calcext:value-type="float">
            <text:p>4</text:p>
          </table:table-cell>
          <table:table-cell table:style-name="ce4" table:formula="of:=+[.C1250]*[.E1249]/[.C1249]" office:value-type="float" office:value="4.74551924154889" calcext:value-type="float">
            <text:p>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243</text:p>
          </table:table-cell>
          <table:table-cell table:style-name="ce4" table:formula="of:=+[.C1250]-[.E1250]+[.D1250]" office:value-type="float" office:value="94.4358329068233" calcext:value-type="float">
            <text:p>94</text:p>
          </table:table-cell>
          <table:table-cell table:style-name="ce4" table:formula="of:=+[.C1251]*([.$D$5]/100)" office:value-type="float" office:value="4.24961248080705" calcext:value-type="float">
            <text:p>4</text:p>
          </table:table-cell>
          <table:table-cell table:style-name="ce4" table:formula="of:=+[.C1251]*[.E1250]/[.C1250]" office:value-type="float" office:value="4.72179164534115" calcext:value-type="float">
            <text:p>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244</text:p>
          </table:table-cell>
          <table:table-cell table:style-name="ce4" table:formula="of:=+[.C1251]-[.E1251]+[.D1251]" office:value-type="float" office:value="93.9636537422892" calcext:value-type="float">
            <text:p>94</text:p>
          </table:table-cell>
          <table:table-cell table:style-name="ce4" table:formula="of:=+[.C1252]*([.$D$5]/100)" office:value-type="float" office:value="4.22836441840301" calcext:value-type="float">
            <text:p>4</text:p>
          </table:table-cell>
          <table:table-cell table:style-name="ce4" table:formula="of:=+[.C1252]*[.E1251]/[.C1251]" office:value-type="float" office:value="4.69818268711445" calcext:value-type="float">
            <text:p>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245</text:p>
          </table:table-cell>
          <table:table-cell table:style-name="ce4" table:formula="of:=+[.C1252]-[.E1252]+[.D1252]" office:value-type="float" office:value="93.4938354735778" calcext:value-type="float">
            <text:p>93</text:p>
          </table:table-cell>
          <table:table-cell table:style-name="ce4" table:formula="of:=+[.C1253]*([.$D$5]/100)" office:value-type="float" office:value="4.207222596311" calcext:value-type="float">
            <text:p>4</text:p>
          </table:table-cell>
          <table:table-cell table:style-name="ce4" table:formula="of:=+[.C1253]*[.E1252]/[.C1252]" office:value-type="float" office:value="4.67469177367887" calcext:value-type="float">
            <text:p>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246</text:p>
          </table:table-cell>
          <table:table-cell table:style-name="ce4" table:formula="of:=+[.C1253]-[.E1253]+[.D1253]" office:value-type="float" office:value="93.0263662962099" calcext:value-type="float">
            <text:p>93</text:p>
          </table:table-cell>
          <table:table-cell table:style-name="ce4" table:formula="of:=+[.C1254]*([.$D$5]/100)" office:value-type="float" office:value="4.18618648332945" calcext:value-type="float">
            <text:p>4</text:p>
          </table:table-cell>
          <table:table-cell table:style-name="ce4" table:formula="of:=+[.C1254]*[.E1253]/[.C1253]" office:value-type="float" office:value="4.65131831481048" calcext:value-type="float">
            <text:p>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247</text:p>
          </table:table-cell>
          <table:table-cell table:style-name="ce4" table:formula="of:=+[.C1254]-[.E1254]+[.D1254]" office:value-type="float" office:value="92.5612344647289" calcext:value-type="float">
            <text:p>93</text:p>
          </table:table-cell>
          <table:table-cell table:style-name="ce4" table:formula="of:=+[.C1255]*([.$D$5]/100)" office:value-type="float" office:value="4.1652555509128" calcext:value-type="float">
            <text:p>4</text:p>
          </table:table-cell>
          <table:table-cell table:style-name="ce4" table:formula="of:=+[.C1255]*[.E1254]/[.C1254]" office:value-type="float" office:value="4.62806172323643" calcext:value-type="float">
            <text:p>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248</text:p>
          </table:table-cell>
          <table:table-cell table:style-name="ce4" table:formula="of:=+[.C1255]-[.E1255]+[.D1255]" office:value-type="float" office:value="92.0984282924053" calcext:value-type="float">
            <text:p>92</text:p>
          </table:table-cell>
          <table:table-cell table:style-name="ce4" table:formula="of:=+[.C1256]*([.$D$5]/100)" office:value-type="float" office:value="4.14442927315824" calcext:value-type="float">
            <text:p>4</text:p>
          </table:table-cell>
          <table:table-cell table:style-name="ce4" table:formula="of:=+[.C1256]*[.E1255]/[.C1255]" office:value-type="float" office:value="4.60492141462025" calcext:value-type="float">
            <text:p>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249</text:p>
          </table:table-cell>
          <table:table-cell table:style-name="ce4" table:formula="of:=+[.C1256]-[.E1256]+[.D1256]" office:value-type="float" office:value="91.6379361509432" calcext:value-type="float">
            <text:p>92</text:p>
          </table:table-cell>
          <table:table-cell table:style-name="ce4" table:formula="of:=+[.C1257]*([.$D$5]/100)" office:value-type="float" office:value="4.12370712679245" calcext:value-type="float">
            <text:p>4</text:p>
          </table:table-cell>
          <table:table-cell table:style-name="ce4" table:formula="of:=+[.C1257]*[.E1256]/[.C1256]" office:value-type="float" office:value="4.58189680754715" calcext:value-type="float">
            <text:p>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250</text:p>
          </table:table-cell>
          <table:table-cell table:style-name="ce4" table:formula="of:=+[.C1257]-[.E1257]+[.D1257]" office:value-type="float" office:value="91.1797464701886" calcext:value-type="float">
            <text:p>91</text:p>
          </table:table-cell>
          <table:table-cell table:style-name="ce4" table:formula="of:=+[.C1258]*([.$D$5]/100)" office:value-type="float" office:value="4.10308859115848" calcext:value-type="float">
            <text:p>4</text:p>
          </table:table-cell>
          <table:table-cell table:style-name="ce4" table:formula="of:=+[.C1258]*[.E1257]/[.C1257]" office:value-type="float" office:value="4.55898732350941" calcext:value-type="float">
            <text:p>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251</text:p>
          </table:table-cell>
          <table:table-cell table:style-name="ce4" table:formula="of:=+[.C1258]-[.E1258]+[.D1258]" office:value-type="float" office:value="90.7238477378376" calcext:value-type="float">
            <text:p>91</text:p>
          </table:table-cell>
          <table:table-cell table:style-name="ce4" table:formula="of:=+[.C1259]*([.$D$5]/100)" office:value-type="float" office:value="4.08257314820269" calcext:value-type="float">
            <text:p>4</text:p>
          </table:table-cell>
          <table:table-cell table:style-name="ce4" table:formula="of:=+[.C1259]*[.E1258]/[.C1258]" office:value-type="float" office:value="4.53619238689187" calcext:value-type="float">
            <text:p>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252</text:p>
          </table:table-cell>
          <table:table-cell table:style-name="ce4" table:formula="of:=+[.C1259]-[.E1259]+[.D1259]" office:value-type="float" office:value="90.2702284991485" calcext:value-type="float">
            <text:p>90</text:p>
          </table:table-cell>
          <table:table-cell table:style-name="ce4" table:formula="of:=+[.C1260]*([.$D$5]/100)" office:value-type="float" office:value="4.06216028246168" calcext:value-type="float">
            <text:p>4</text:p>
          </table:table-cell>
          <table:table-cell table:style-name="ce4" table:formula="of:=+[.C1260]*[.E1259]/[.C1259]" office:value-type="float" office:value="4.51351142495741" calcext:value-type="float">
            <text:p>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253</text:p>
          </table:table-cell>
          <table:table-cell table:style-name="ce4" table:formula="of:=+[.C1260]-[.E1260]+[.D1260]" office:value-type="float" office:value="89.8188773566527" calcext:value-type="float">
            <text:p>90</text:p>
          </table:table-cell>
          <table:table-cell table:style-name="ce4" table:formula="of:=+[.C1261]*([.$D$5]/100)" office:value-type="float" office:value="4.04184948104937" calcext:value-type="float">
            <text:p>4</text:p>
          </table:table-cell>
          <table:table-cell table:style-name="ce4" table:formula="of:=+[.C1261]*[.E1260]/[.C1260]" office:value-type="float" office:value="4.49094386783262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254</text:p>
          </table:table-cell>
          <table:table-cell table:style-name="ce4" table:formula="of:=+[.C1261]-[.E1261]+[.D1261]" office:value-type="float" office:value="89.3697829698695" calcext:value-type="float">
            <text:p>89</text:p>
          </table:table-cell>
          <table:table-cell table:style-name="ce4" table:formula="of:=+[.C1262]*([.$D$5]/100)" office:value-type="float" office:value="4.02164023364413" calcext:value-type="float">
            <text:p>4</text:p>
          </table:table-cell>
          <table:table-cell table:style-name="ce4" table:formula="of:=+[.C1262]*[.E1261]/[.C1261]" office:value-type="float" office:value="4.46848914849346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255</text:p>
          </table:table-cell>
          <table:table-cell table:style-name="ce4" table:formula="of:=+[.C1262]-[.E1262]+[.D1262]" office:value-type="float" office:value="88.9229340550201" calcext:value-type="float">
            <text:p>89</text:p>
          </table:table-cell>
          <table:table-cell table:style-name="ce4" table:formula="of:=+[.C1263]*([.$D$5]/100)" office:value-type="float" office:value="4.00153203247591" calcext:value-type="float">
            <text:p>4</text:p>
          </table:table-cell>
          <table:table-cell table:style-name="ce4" table:formula="of:=+[.C1263]*[.E1262]/[.C1262]" office:value-type="float" office:value="4.44614670275099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256</text:p>
          </table:table-cell>
          <table:table-cell table:style-name="ce4" table:formula="of:=+[.C1263]-[.E1263]+[.D1263]" office:value-type="float" office:value="88.478319384745" calcext:value-type="float">
            <text:p>88</text:p>
          </table:table-cell>
          <table:table-cell table:style-name="ce4" table:formula="of:=+[.C1264]*([.$D$5]/100)" office:value-type="float" office:value="3.98152437231353" calcext:value-type="float">
            <text:p>4</text:p>
          </table:table-cell>
          <table:table-cell table:style-name="ce4" table:formula="of:=+[.C1264]*[.E1263]/[.C1263]" office:value-type="float" office:value="4.42391596923724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257</text:p>
          </table:table-cell>
          <table:table-cell table:style-name="ce4" table:formula="of:=+[.C1264]-[.E1264]+[.D1264]" office:value-type="float" office:value="88.0359277878213" calcext:value-type="float">
            <text:p>88</text:p>
          </table:table-cell>
          <table:table-cell table:style-name="ce4" table:formula="of:=+[.C1265]*([.$D$5]/100)" office:value-type="float" office:value="3.96161675045196" calcext:value-type="float">
            <text:p>4</text:p>
          </table:table-cell>
          <table:table-cell table:style-name="ce4" table:formula="of:=+[.C1265]*[.E1264]/[.C1264]" office:value-type="float" office:value="4.40179638939105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258</text:p>
          </table:table-cell>
          <table:table-cell table:style-name="ce4" table:formula="of:=+[.C1265]-[.E1265]+[.D1265]" office:value-type="float" office:value="87.5957481488822" calcext:value-type="float">
            <text:p>88</text:p>
          </table:table-cell>
          <table:table-cell table:style-name="ce4" table:formula="of:=+[.C1266]*([.$D$5]/100)" office:value-type="float" office:value="3.9418086666997" calcext:value-type="float">
            <text:p>4</text:p>
          </table:table-cell>
          <table:table-cell table:style-name="ce4" table:formula="of:=+[.C1266]*[.E1265]/[.C1265]" office:value-type="float" office:value="4.3797874074441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259</text:p>
          </table:table-cell>
          <table:table-cell table:style-name="ce4" table:formula="of:=+[.C1266]-[.E1266]+[.D1266]" office:value-type="float" office:value="87.1577694081378" calcext:value-type="float">
            <text:p>87</text:p>
          </table:table-cell>
          <table:table-cell table:style-name="ce4" table:formula="of:=+[.C1267]*([.$D$5]/100)" office:value-type="float" office:value="3.9220996233662" calcext:value-type="float">
            <text:p>4</text:p>
          </table:table-cell>
          <table:table-cell table:style-name="ce4" table:formula="of:=+[.C1267]*[.E1266]/[.C1266]" office:value-type="float" office:value="4.35788847040688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260</text:p>
          </table:table-cell>
          <table:table-cell table:style-name="ce4" table:formula="of:=+[.C1267]-[.E1267]+[.D1267]" office:value-type="float" office:value="86.7219805610972" calcext:value-type="float">
            <text:p>87</text:p>
          </table:table-cell>
          <table:table-cell table:style-name="ce4" table:formula="of:=+[.C1268]*([.$D$5]/100)" office:value-type="float" office:value="3.90248912524937" calcext:value-type="float">
            <text:p>4</text:p>
          </table:table-cell>
          <table:table-cell table:style-name="ce4" table:formula="of:=+[.C1268]*[.E1267]/[.C1267]" office:value-type="float" office:value="4.33609902805484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261</text:p>
          </table:table-cell>
          <table:table-cell table:style-name="ce4" table:formula="of:=+[.C1268]-[.E1268]+[.D1268]" office:value-type="float" office:value="86.2883706582917" calcext:value-type="float">
            <text:p>86</text:p>
          </table:table-cell>
          <table:table-cell table:style-name="ce4" table:formula="of:=+[.C1269]*([.$D$5]/100)" office:value-type="float" office:value="3.88297667962313" calcext:value-type="float">
            <text:p>4</text:p>
          </table:table-cell>
          <table:table-cell table:style-name="ce4" table:formula="of:=+[.C1269]*[.E1268]/[.C1268]" office:value-type="float" office:value="4.31441853291457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262</text:p>
          </table:table-cell>
          <table:table-cell table:style-name="ce4" table:formula="of:=+[.C1269]-[.E1269]+[.D1269]" office:value-type="float" office:value="85.8569288050002" calcext:value-type="float">
            <text:p>86</text:p>
          </table:table-cell>
          <table:table-cell table:style-name="ce4" table:formula="of:=+[.C1270]*([.$D$5]/100)" office:value-type="float" office:value="3.86356179622501" calcext:value-type="float">
            <text:p>4</text:p>
          </table:table-cell>
          <table:table-cell table:style-name="ce4" table:formula="of:=+[.C1270]*[.E1269]/[.C1269]" office:value-type="float" office:value="4.29284644025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263</text:p>
          </table:table-cell>
          <table:table-cell table:style-name="ce4" table:formula="of:=+[.C1270]-[.E1270]+[.D1270]" office:value-type="float" office:value="85.4276441609752" calcext:value-type="float">
            <text:p>85</text:p>
          </table:table-cell>
          <table:table-cell table:style-name="ce4" table:formula="of:=+[.C1271]*([.$D$5]/100)" office:value-type="float" office:value="3.84424398724389" calcext:value-type="float">
            <text:p>4</text:p>
          </table:table-cell>
          <table:table-cell table:style-name="ce4" table:formula="of:=+[.C1271]*[.E1270]/[.C1270]" office:value-type="float" office:value="4.27138220804875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264</text:p>
          </table:table-cell>
          <table:table-cell table:style-name="ce4" table:formula="of:=+[.C1271]-[.E1271]+[.D1271]" office:value-type="float" office:value="85.0005059401704" calcext:value-type="float">
            <text:p>85</text:p>
          </table:table-cell>
          <table:table-cell table:style-name="ce4" table:formula="of:=+[.C1272]*([.$D$5]/100)" office:value-type="float" office:value="3.82502276730767" calcext:value-type="float">
            <text:p>4</text:p>
          </table:table-cell>
          <table:table-cell table:style-name="ce4" table:formula="of:=+[.C1272]*[.E1271]/[.C1271]" office:value-type="float" office:value="4.25002529700851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265</text:p>
          </table:table-cell>
          <table:table-cell table:style-name="ce4" table:formula="of:=+[.C1272]-[.E1272]+[.D1272]" office:value-type="float" office:value="84.5755034104696" calcext:value-type="float">
            <text:p>85</text:p>
          </table:table-cell>
          <table:table-cell table:style-name="ce4" table:formula="of:=+[.C1273]*([.$D$5]/100)" office:value-type="float" office:value="3.80589765347113" calcext:value-type="float">
            <text:p>4</text:p>
          </table:table-cell>
          <table:table-cell table:style-name="ce4" table:formula="of:=+[.C1273]*[.E1272]/[.C1272]" office:value-type="float" office:value="4.22877517052347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266</text:p>
          </table:table-cell>
          <table:table-cell table:style-name="ce4" table:formula="of:=+[.C1273]-[.E1273]+[.D1273]" office:value-type="float" office:value="84.1526258934172" calcext:value-type="float">
            <text:p>84</text:p>
          </table:table-cell>
          <table:table-cell table:style-name="ce4" table:formula="of:=+[.C1274]*([.$D$5]/100)" office:value-type="float" office:value="3.78686816520377" calcext:value-type="float">
            <text:p>4</text:p>
          </table:table-cell>
          <table:table-cell table:style-name="ce4" table:formula="of:=+[.C1274]*[.E1273]/[.C1273]" office:value-type="float" office:value="4.20763129467085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267</text:p>
          </table:table-cell>
          <table:table-cell table:style-name="ce4" table:formula="of:=+[.C1274]-[.E1274]+[.D1274]" office:value-type="float" office:value="83.7318627639501" calcext:value-type="float">
            <text:p>84</text:p>
          </table:table-cell>
          <table:table-cell table:style-name="ce4" table:formula="of:=+[.C1275]*([.$D$5]/100)" office:value-type="float" office:value="3.76793382437776" calcext:value-type="float">
            <text:p>4</text:p>
          </table:table-cell>
          <table:table-cell table:style-name="ce4" table:formula="of:=+[.C1275]*[.E1274]/[.C1274]" office:value-type="float" office:value="4.18659313819749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268</text:p>
          </table:table-cell>
          <table:table-cell table:style-name="ce4" table:formula="of:=+[.C1275]-[.E1275]+[.D1275]" office:value-type="float" office:value="83.3132034501304" calcext:value-type="float">
            <text:p>83</text:p>
          </table:table-cell>
          <table:table-cell table:style-name="ce4" table:formula="of:=+[.C1276]*([.$D$5]/100)" office:value-type="float" office:value="3.74909415525587" calcext:value-type="float">
            <text:p>4</text:p>
          </table:table-cell>
          <table:table-cell table:style-name="ce4" table:formula="of:=+[.C1276]*[.E1275]/[.C1275]" office:value-type="float" office:value="4.16566017250651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269</text:p>
          </table:table-cell>
          <table:table-cell table:style-name="ce4" table:formula="of:=+[.C1276]-[.E1276]+[.D1276]" office:value-type="float" office:value="82.8966374328798" calcext:value-type="float">
            <text:p>83</text:p>
          </table:table-cell>
          <table:table-cell table:style-name="ce4" table:formula="of:=+[.C1277]*([.$D$5]/100)" office:value-type="float" office:value="3.73034868447959" calcext:value-type="float">
            <text:p>4</text:p>
          </table:table-cell>
          <table:table-cell table:style-name="ce4" table:formula="of:=+[.C1277]*[.E1276]/[.C1276]" office:value-type="float" office:value="4.14483187164398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270</text:p>
          </table:table-cell>
          <table:table-cell table:style-name="ce4" table:formula="of:=+[.C1277]-[.E1277]+[.D1277]" office:value-type="float" office:value="82.4821542457154" calcext:value-type="float">
            <text:p>82</text:p>
          </table:table-cell>
          <table:table-cell table:style-name="ce4" table:formula="of:=+[.C1278]*([.$D$5]/100)" office:value-type="float" office:value="3.71169694105719" calcext:value-type="float">
            <text:p>4</text:p>
          </table:table-cell>
          <table:table-cell table:style-name="ce4" table:formula="of:=+[.C1278]*[.E1277]/[.C1277]" office:value-type="float" office:value="4.12410771228576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271</text:p>
          </table:table-cell>
          <table:table-cell table:style-name="ce4" table:formula="of:=+[.C1278]-[.E1278]+[.D1278]" office:value-type="float" office:value="82.0697434744868" calcext:value-type="float">
            <text:p>82</text:p>
          </table:table-cell>
          <table:table-cell table:style-name="ce4" table:formula="of:=+[.C1279]*([.$D$5]/100)" office:value-type="float" office:value="3.69313845635191" calcext:value-type="float">
            <text:p>4</text:p>
          </table:table-cell>
          <table:table-cell table:style-name="ce4" table:formula="of:=+[.C1279]*[.E1278]/[.C1278]" office:value-type="float" office:value="4.10348717372433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272</text:p>
          </table:table-cell>
          <table:table-cell table:style-name="ce4" table:formula="of:=+[.C1279]-[.E1279]+[.D1279]" office:value-type="float" office:value="81.6593947571144" calcext:value-type="float">
            <text:p>82</text:p>
          </table:table-cell>
          <table:table-cell table:style-name="ce4" table:formula="of:=+[.C1280]*([.$D$5]/100)" office:value-type="float" office:value="3.67467276407015" calcext:value-type="float">
            <text:p>4</text:p>
          </table:table-cell>
          <table:table-cell table:style-name="ce4" table:formula="of:=+[.C1280]*[.E1279]/[.C1279]" office:value-type="float" office:value="4.08296973785571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273</text:p>
          </table:table-cell>
          <table:table-cell table:style-name="ce4" table:formula="of:=+[.C1280]-[.E1280]+[.D1280]" office:value-type="float" office:value="81.2510977833288" calcext:value-type="float">
            <text:p>81</text:p>
          </table:table-cell>
          <table:table-cell table:style-name="ce4" table:formula="of:=+[.C1281]*([.$D$5]/100)" office:value-type="float" office:value="3.6562994002498" calcext:value-type="float">
            <text:p>4</text:p>
          </table:table-cell>
          <table:table-cell table:style-name="ce4" table:formula="of:=+[.C1281]*[.E1280]/[.C1280]" office:value-type="float" office:value="4.06255488916643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274</text:p>
          </table:table-cell>
          <table:table-cell table:style-name="ce4" table:formula="of:=+[.C1281]-[.E1281]+[.D1281]" office:value-type="float" office:value="80.8448422944122" calcext:value-type="float">
            <text:p>81</text:p>
          </table:table-cell>
          <table:table-cell table:style-name="ce4" table:formula="of:=+[.C1282]*([.$D$5]/100)" office:value-type="float" office:value="3.63801790324855" calcext:value-type="float">
            <text:p>4</text:p>
          </table:table-cell>
          <table:table-cell table:style-name="ce4" table:formula="of:=+[.C1282]*[.E1281]/[.C1281]" office:value-type="float" office:value="4.0422421147206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275</text:p>
          </table:table-cell>
          <table:table-cell table:style-name="ce4" table:formula="of:=+[.C1282]-[.E1282]+[.D1282]" office:value-type="float" office:value="80.4406180829402" calcext:value-type="float">
            <text:p>80</text:p>
          </table:table-cell>
          <table:table-cell table:style-name="ce4" table:formula="of:=+[.C1283]*([.$D$5]/100)" office:value-type="float" office:value="3.61982781373231" calcext:value-type="float">
            <text:p>4</text:p>
          </table:table-cell>
          <table:table-cell table:style-name="ce4" table:formula="of:=+[.C1283]*[.E1282]/[.C1282]" office:value-type="float" office:value="4.022030904147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276</text:p>
          </table:table-cell>
          <table:table-cell table:style-name="ce4" table:formula="of:=+[.C1283]-[.E1283]+[.D1283]" office:value-type="float" office:value="80.0384149925255" calcext:value-type="float">
            <text:p>80</text:p>
          </table:table-cell>
          <table:table-cell table:style-name="ce4" table:formula="of:=+[.C1284]*([.$D$5]/100)" office:value-type="float" office:value="3.60172867466365" calcext:value-type="float">
            <text:p>4</text:p>
          </table:table-cell>
          <table:table-cell table:style-name="ce4" table:formula="of:=+[.C1284]*[.E1283]/[.C1283]" office:value-type="float" office:value="4.00192074962626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277</text:p>
          </table:table-cell>
          <table:table-cell table:style-name="ce4" table:formula="of:=+[.C1284]-[.E1284]+[.D1284]" office:value-type="float" office:value="79.6382229175629" calcext:value-type="float">
            <text:p>80</text:p>
          </table:table-cell>
          <table:table-cell table:style-name="ce4" table:formula="of:=+[.C1285]*([.$D$5]/100)" office:value-type="float" office:value="3.58372003129033" calcext:value-type="float">
            <text:p>4</text:p>
          </table:table-cell>
          <table:table-cell table:style-name="ce4" table:formula="of:=+[.C1285]*[.E1284]/[.C1284]" office:value-type="float" office:value="3.98191114587813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278</text:p>
          </table:table-cell>
          <table:table-cell table:style-name="ce4" table:formula="of:=+[.C1285]-[.E1285]+[.D1285]" office:value-type="float" office:value="79.2400318029751" calcext:value-type="float">
            <text:p>79</text:p>
          </table:table-cell>
          <table:table-cell table:style-name="ce4" table:formula="of:=+[.C1286]*([.$D$5]/100)" office:value-type="float" office:value="3.56580143113388" calcext:value-type="float">
            <text:p>4</text:p>
          </table:table-cell>
          <table:table-cell table:style-name="ce4" table:formula="of:=+[.C1286]*[.E1285]/[.C1285]" office:value-type="float" office:value="3.96200159014874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279</text:p>
          </table:table-cell>
          <table:table-cell table:style-name="ce4" table:formula="of:=+[.C1286]-[.E1286]+[.D1286]" office:value-type="float" office:value="78.8438316439602" calcext:value-type="float">
            <text:p>79</text:p>
          </table:table-cell>
          <table:table-cell table:style-name="ce4" table:formula="of:=+[.C1287]*([.$D$5]/100)" office:value-type="float" office:value="3.54797242397821" calcext:value-type="float">
            <text:p>4</text:p>
          </table:table-cell>
          <table:table-cell table:style-name="ce4" table:formula="of:=+[.C1287]*[.E1286]/[.C1286]" office:value-type="float" office:value="3.942191582198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280</text:p>
          </table:table-cell>
          <table:table-cell table:style-name="ce4" table:formula="of:=+[.C1287]-[.E1287]+[.D1287]" office:value-type="float" office:value="78.4496124857404" calcext:value-type="float">
            <text:p>78</text:p>
          </table:table-cell>
          <table:table-cell table:style-name="ce4" table:formula="of:=+[.C1288]*([.$D$5]/100)" office:value-type="float" office:value="3.53023256185832" calcext:value-type="float">
            <text:p>4</text:p>
          </table:table-cell>
          <table:table-cell table:style-name="ce4" table:formula="of:=+[.C1288]*[.E1287]/[.C1287]" office:value-type="float" office:value="3.92248062428701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281</text:p>
          </table:table-cell>
          <table:table-cell table:style-name="ce4" table:formula="of:=+[.C1288]-[.E1288]+[.D1288]" office:value-type="float" office:value="78.0573644233117" calcext:value-type="float">
            <text:p>78</text:p>
          </table:table-cell>
          <table:table-cell table:style-name="ce4" table:formula="of:=+[.C1289]*([.$D$5]/100)" office:value-type="float" office:value="3.51258139904903" calcext:value-type="float">
            <text:p>4</text:p>
          </table:table-cell>
          <table:table-cell table:style-name="ce4" table:formula="of:=+[.C1289]*[.E1288]/[.C1288]" office:value-type="float" office:value="3.90286822116557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282</text:p>
          </table:table-cell>
          <table:table-cell table:style-name="ce4" table:formula="of:=+[.C1289]-[.E1289]+[.D1289]" office:value-type="float" office:value="77.6670776011952" calcext:value-type="float">
            <text:p>78</text:p>
          </table:table-cell>
          <table:table-cell table:style-name="ce4" table:formula="of:=+[.C1290]*([.$D$5]/100)" office:value-type="float" office:value="3.49501849205378" calcext:value-type="float">
            <text:p>3</text:p>
          </table:table-cell>
          <table:table-cell table:style-name="ce4" table:formula="of:=+[.C1290]*[.E1289]/[.C1289]" office:value-type="float" office:value="3.88335388005975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283</text:p>
          </table:table-cell>
          <table:table-cell table:style-name="ce4" table:formula="of:=+[.C1290]-[.E1290]+[.D1290]" office:value-type="float" office:value="77.2787422131892" calcext:value-type="float">
            <text:p>77</text:p>
          </table:table-cell>
          <table:table-cell table:style-name="ce4" table:formula="of:=+[.C1291]*([.$D$5]/100)" office:value-type="float" office:value="3.47754339959351" calcext:value-type="float">
            <text:p>3</text:p>
          </table:table-cell>
          <table:table-cell table:style-name="ce4" table:formula="of:=+[.C1291]*[.E1290]/[.C1290]" office:value-type="float" office:value="3.86393711065945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284</text:p>
          </table:table-cell>
          <table:table-cell table:style-name="ce4" table:formula="of:=+[.C1291]-[.E1291]+[.D1291]" office:value-type="float" office:value="76.8923485021233" calcext:value-type="float">
            <text:p>77</text:p>
          </table:table-cell>
          <table:table-cell table:style-name="ce4" table:formula="of:=+[.C1292]*([.$D$5]/100)" office:value-type="float" office:value="3.46015568259555" calcext:value-type="float">
            <text:p>3</text:p>
          </table:table-cell>
          <table:table-cell table:style-name="ce4" table:formula="of:=+[.C1292]*[.E1291]/[.C1291]" office:value-type="float" office:value="3.84461742510615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285</text:p>
          </table:table-cell>
          <table:table-cell table:style-name="ce4" table:formula="of:=+[.C1292]-[.E1292]+[.D1292]" office:value-type="float" office:value="76.5078867596127" calcext:value-type="float">
            <text:p>77</text:p>
          </table:table-cell>
          <table:table-cell table:style-name="ce4" table:formula="of:=+[.C1293]*([.$D$5]/100)" office:value-type="float" office:value="3.44285490418257" calcext:value-type="float">
            <text:p>3</text:p>
          </table:table-cell>
          <table:table-cell table:style-name="ce4" table:formula="of:=+[.C1293]*[.E1292]/[.C1292]" office:value-type="float" office:value="3.82539433798062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286</text:p>
          </table:table-cell>
          <table:table-cell table:style-name="ce4" table:formula="of:=+[.C1293]-[.E1293]+[.D1293]" office:value-type="float" office:value="76.1253473258146" calcext:value-type="float">
            <text:p>76</text:p>
          </table:table-cell>
          <table:table-cell table:style-name="ce4" table:formula="of:=+[.C1294]*([.$D$5]/100)" office:value-type="float" office:value="3.42564062966166" calcext:value-type="float">
            <text:p>3</text:p>
          </table:table-cell>
          <table:table-cell table:style-name="ce4" table:formula="of:=+[.C1294]*[.E1293]/[.C1293]" office:value-type="float" office:value="3.80626736629072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287</text:p>
          </table:table-cell>
          <table:table-cell table:style-name="ce4" table:formula="of:=+[.C1294]-[.E1294]+[.D1294]" office:value-type="float" office:value="75.7447205891855" calcext:value-type="float">
            <text:p>76</text:p>
          </table:table-cell>
          <table:table-cell table:style-name="ce4" table:formula="of:=+[.C1295]*([.$D$5]/100)" office:value-type="float" office:value="3.40851242651335" calcext:value-type="float">
            <text:p>3</text:p>
          </table:table-cell>
          <table:table-cell table:style-name="ce4" table:formula="of:=+[.C1295]*[.E1294]/[.C1294]" office:value-type="float" office:value="3.78723602945927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288</text:p>
          </table:table-cell>
          <table:table-cell table:style-name="ce4" table:formula="of:=+[.C1295]-[.E1295]+[.D1295]" office:value-type="float" office:value="75.3659969862396" calcext:value-type="float">
            <text:p>75</text:p>
          </table:table-cell>
          <table:table-cell table:style-name="ce4" table:formula="of:=+[.C1296]*([.$D$5]/100)" office:value-type="float" office:value="3.39146986438078" calcext:value-type="float">
            <text:p>3</text:p>
          </table:table-cell>
          <table:table-cell table:style-name="ce4" table:formula="of:=+[.C1296]*[.E1295]/[.C1295]" office:value-type="float" office:value="3.76829984931197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289</text:p>
          </table:table-cell>
          <table:table-cell table:style-name="ce4" table:formula="of:=+[.C1296]-[.E1296]+[.D1296]" office:value-type="float" office:value="74.9891670013084" calcext:value-type="float">
            <text:p>75</text:p>
          </table:table-cell>
          <table:table-cell table:style-name="ce4" table:formula="of:=+[.C1297]*([.$D$5]/100)" office:value-type="float" office:value="3.37451251505888" calcext:value-type="float">
            <text:p>3</text:p>
          </table:table-cell>
          <table:table-cell table:style-name="ce4" table:formula="of:=+[.C1297]*[.E1296]/[.C1296]" office:value-type="float" office:value="3.74945835006541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290</text:p>
          </table:table-cell>
          <table:table-cell table:style-name="ce4" table:formula="of:=+[.C1297]-[.E1297]+[.D1297]" office:value-type="float" office:value="74.6142211663019" calcext:value-type="float">
            <text:p>75</text:p>
          </table:table-cell>
          <table:table-cell table:style-name="ce4" table:formula="of:=+[.C1298]*([.$D$5]/100)" office:value-type="float" office:value="3.35763995248359" calcext:value-type="float">
            <text:p>3</text:p>
          </table:table-cell>
          <table:table-cell table:style-name="ce4" table:formula="of:=+[.C1298]*[.E1297]/[.C1297]" office:value-type="float" office:value="3.73071105831508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291</text:p>
          </table:table-cell>
          <table:table-cell table:style-name="ce4" table:formula="of:=+[.C1298]-[.E1298]+[.D1298]" office:value-type="float" office:value="74.2411500604704" calcext:value-type="float">
            <text:p>74</text:p>
          </table:table-cell>
          <table:table-cell table:style-name="ce4" table:formula="of:=+[.C1299]*([.$D$5]/100)" office:value-type="float" office:value="3.34085175272117" calcext:value-type="float">
            <text:p>3</text:p>
          </table:table-cell>
          <table:table-cell table:style-name="ce4" table:formula="of:=+[.C1299]*[.E1298]/[.C1298]" office:value-type="float" office:value="3.71205750302351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292</text:p>
          </table:table-cell>
          <table:table-cell table:style-name="ce4" table:formula="of:=+[.C1299]-[.E1299]+[.D1299]" office:value-type="float" office:value="73.8699443101681" calcext:value-type="float">
            <text:p>74</text:p>
          </table:table-cell>
          <table:table-cell table:style-name="ce4" table:formula="of:=+[.C1300]*([.$D$5]/100)" office:value-type="float" office:value="3.32414749395756" calcext:value-type="float">
            <text:p>3</text:p>
          </table:table-cell>
          <table:table-cell table:style-name="ce4" table:formula="of:=+[.C1300]*[.E1299]/[.C1299]" office:value-type="float" office:value="3.69349721550839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293</text:p>
          </table:table-cell>
          <table:table-cell table:style-name="ce4" table:formula="of:=+[.C1300]-[.E1300]+[.D1300]" office:value-type="float" office:value="73.5005945886173" calcext:value-type="float">
            <text:p>74</text:p>
          </table:table-cell>
          <table:table-cell table:style-name="ce4" table:formula="of:=+[.C1301]*([.$D$5]/100)" office:value-type="float" office:value="3.30752675648778" calcext:value-type="float">
            <text:p>3</text:p>
          </table:table-cell>
          <table:table-cell table:style-name="ce4" table:formula="of:=+[.C1301]*[.E1300]/[.C1300]" office:value-type="float" office:value="3.67502972943085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294</text:p>
          </table:table-cell>
          <table:table-cell table:style-name="ce4" table:formula="of:=+[.C1301]-[.E1301]+[.D1301]" office:value-type="float" office:value="73.1330916156742" calcext:value-type="float">
            <text:p>73</text:p>
          </table:table-cell>
          <table:table-cell table:style-name="ce4" table:formula="of:=+[.C1302]*([.$D$5]/100)" office:value-type="float" office:value="3.29098912270534" calcext:value-type="float">
            <text:p>3</text:p>
          </table:table-cell>
          <table:table-cell table:style-name="ce4" table:formula="of:=+[.C1302]*[.E1301]/[.C1301]" office:value-type="float" office:value="3.6566545807837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295</text:p>
          </table:table-cell>
          <table:table-cell table:style-name="ce4" table:formula="of:=+[.C1302]-[.E1302]+[.D1302]" office:value-type="float" office:value="72.7674261575958" calcext:value-type="float">
            <text:p>73</text:p>
          </table:table-cell>
          <table:table-cell table:style-name="ce4" table:formula="of:=+[.C1303]*([.$D$5]/100)" office:value-type="float" office:value="3.27453417709181" calcext:value-type="float">
            <text:p>3</text:p>
          </table:table-cell>
          <table:table-cell table:style-name="ce4" table:formula="of:=+[.C1303]*[.E1302]/[.C1302]" office:value-type="float" office:value="3.63837130787978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296</text:p>
          </table:table-cell>
          <table:table-cell table:style-name="ce4" table:formula="of:=+[.C1303]-[.E1303]+[.D1303]" office:value-type="float" office:value="72.4035890268079" calcext:value-type="float">
            <text:p>72</text:p>
          </table:table-cell>
          <table:table-cell table:style-name="ce4" table:formula="of:=+[.C1304]*([.$D$5]/100)" office:value-type="float" office:value="3.25816150620635" calcext:value-type="float">
            <text:p>3</text:p>
          </table:table-cell>
          <table:table-cell table:style-name="ce4" table:formula="of:=+[.C1304]*[.E1303]/[.C1303]" office:value-type="float" office:value="3.62017945134038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297</text:p>
          </table:table-cell>
          <table:table-cell table:style-name="ce4" table:formula="of:=+[.C1304]-[.E1304]+[.D1304]" office:value-type="float" office:value="72.0415710816738" calcext:value-type="float">
            <text:p>72</text:p>
          </table:table-cell>
          <table:table-cell table:style-name="ce4" table:formula="of:=+[.C1305]*([.$D$5]/100)" office:value-type="float" office:value="3.24187069867532" calcext:value-type="float">
            <text:p>3</text:p>
          </table:table-cell>
          <table:table-cell table:style-name="ce4" table:formula="of:=+[.C1305]*[.E1304]/[.C1304]" office:value-type="float" office:value="3.60207855408368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298</text:p>
          </table:table-cell>
          <table:table-cell table:style-name="ce4" table:formula="of:=+[.C1305]-[.E1305]+[.D1305]" office:value-type="float" office:value="71.6813632262655" calcext:value-type="float">
            <text:p>72</text:p>
          </table:table-cell>
          <table:table-cell table:style-name="ce4" table:formula="of:=+[.C1306]*([.$D$5]/100)" office:value-type="float" office:value="3.22566134518195" calcext:value-type="float">
            <text:p>3</text:p>
          </table:table-cell>
          <table:table-cell table:style-name="ce4" table:formula="of:=+[.C1306]*[.E1305]/[.C1305]" office:value-type="float" office:value="3.58406816131326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299</text:p>
          </table:table-cell>
          <table:table-cell table:style-name="ce4" table:formula="of:=+[.C1306]-[.E1306]+[.D1306]" office:value-type="float" office:value="71.3229564101342" calcext:value-type="float">
            <text:p>71</text:p>
          </table:table-cell>
          <table:table-cell table:style-name="ce4" table:formula="of:=+[.C1307]*([.$D$5]/100)" office:value-type="float" office:value="3.20953303845604" calcext:value-type="float">
            <text:p>3</text:p>
          </table:table-cell>
          <table:table-cell table:style-name="ce4" table:formula="of:=+[.C1307]*[.E1306]/[.C1306]" office:value-type="float" office:value="3.5661478205067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300</text:p>
          </table:table-cell>
          <table:table-cell table:style-name="ce4" table:formula="of:=+[.C1307]-[.E1307]+[.D1307]" office:value-type="float" office:value="70.9663416280835" calcext:value-type="float">
            <text:p>71</text:p>
          </table:table-cell>
          <table:table-cell table:style-name="ce4" table:formula="of:=+[.C1308]*([.$D$5]/100)" office:value-type="float" office:value="3.19348537326376" calcext:value-type="float">
            <text:p>3</text:p>
          </table:table-cell>
          <table:table-cell table:style-name="ce4" table:formula="of:=+[.C1308]*[.E1307]/[.C1307]" office:value-type="float" office:value="3.54831708140417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301</text:p>
          </table:table-cell>
          <table:table-cell table:style-name="ce4" table:formula="of:=+[.C1308]-[.E1308]+[.D1308]" office:value-type="float" office:value="70.6115099199431" calcext:value-type="float">
            <text:p>71</text:p>
          </table:table-cell>
          <table:table-cell table:style-name="ce4" table:formula="of:=+[.C1309]*([.$D$5]/100)" office:value-type="float" office:value="3.17751794639744" calcext:value-type="float">
            <text:p>3</text:p>
          </table:table-cell>
          <table:table-cell table:style-name="ce4" table:formula="of:=+[.C1309]*[.E1308]/[.C1308]" office:value-type="float" office:value="3.53057549599714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302</text:p>
          </table:table-cell>
          <table:table-cell table:style-name="ce4" table:formula="of:=+[.C1309]-[.E1309]+[.D1309]" office:value-type="float" office:value="70.2584523703434" calcext:value-type="float">
            <text:p>70</text:p>
          </table:table-cell>
          <table:table-cell table:style-name="ce4" table:formula="of:=+[.C1310]*([.$D$5]/100)" office:value-type="float" office:value="3.16163035666545" calcext:value-type="float">
            <text:p>3</text:p>
          </table:table-cell>
          <table:table-cell table:style-name="ce4" table:formula="of:=+[.C1310]*[.E1309]/[.C1309]" office:value-type="float" office:value="3.51292261851716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303</text:p>
          </table:table-cell>
          <table:table-cell table:style-name="ce4" table:formula="of:=+[.C1310]-[.E1310]+[.D1310]" office:value-type="float" office:value="69.9071601084917" calcext:value-type="float">
            <text:p>70</text:p>
          </table:table-cell>
          <table:table-cell table:style-name="ce4" table:formula="of:=+[.C1311]*([.$D$5]/100)" office:value-type="float" office:value="3.14582220488213" calcext:value-type="float">
            <text:p>3</text:p>
          </table:table-cell>
          <table:table-cell table:style-name="ce4" table:formula="of:=+[.C1311]*[.E1310]/[.C1310]" office:value-type="float" office:value="3.49535800542457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304</text:p>
          </table:table-cell>
          <table:table-cell table:style-name="ce4" table:formula="of:=+[.C1311]-[.E1311]+[.D1311]" office:value-type="float" office:value="69.5576243079492" calcext:value-type="float">
            <text:p>70</text:p>
          </table:table-cell>
          <table:table-cell table:style-name="ce4" table:formula="of:=+[.C1312]*([.$D$5]/100)" office:value-type="float" office:value="3.13009309385772" calcext:value-type="float">
            <text:p>3</text:p>
          </table:table-cell>
          <table:table-cell table:style-name="ce4" table:formula="of:=+[.C1312]*[.E1311]/[.C1311]" office:value-type="float" office:value="3.47788121539745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305</text:p>
          </table:table-cell>
          <table:table-cell table:style-name="ce4" table:formula="of:=+[.C1312]-[.E1312]+[.D1312]" office:value-type="float" office:value="69.2098361864095" calcext:value-type="float">
            <text:p>69</text:p>
          </table:table-cell>
          <table:table-cell table:style-name="ce4" table:formula="of:=+[.C1313]*([.$D$5]/100)" office:value-type="float" office:value="3.11444262838843" calcext:value-type="float">
            <text:p>3</text:p>
          </table:table-cell>
          <table:table-cell table:style-name="ce4" table:formula="of:=+[.C1313]*[.E1312]/[.C1312]" office:value-type="float" office:value="3.46049180932046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306</text:p>
          </table:table-cell>
          <table:table-cell table:style-name="ce4" table:formula="of:=+[.C1313]-[.E1313]+[.D1313]" office:value-type="float" office:value="68.8637870054775" calcext:value-type="float">
            <text:p>69</text:p>
          </table:table-cell>
          <table:table-cell table:style-name="ce4" table:formula="of:=+[.C1314]*([.$D$5]/100)" office:value-type="float" office:value="3.09887041524649" calcext:value-type="float">
            <text:p>3</text:p>
          </table:table-cell>
          <table:table-cell table:style-name="ce4" table:formula="of:=+[.C1314]*[.E1313]/[.C1313]" office:value-type="float" office:value="3.44318935027386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307</text:p>
          </table:table-cell>
          <table:table-cell table:style-name="ce4" table:formula="of:=+[.C1314]-[.E1314]+[.D1314]" office:value-type="float" office:value="68.5194680704501" calcext:value-type="float">
            <text:p>69</text:p>
          </table:table-cell>
          <table:table-cell table:style-name="ce4" table:formula="of:=+[.C1315]*([.$D$5]/100)" office:value-type="float" office:value="3.08337606317025" calcext:value-type="float">
            <text:p>3</text:p>
          </table:table-cell>
          <table:table-cell table:style-name="ce4" table:formula="of:=+[.C1315]*[.E1314]/[.C1314]" office:value-type="float" office:value="3.42597340352249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308</text:p>
          </table:table-cell>
          <table:table-cell table:style-name="ce4" table:formula="of:=+[.C1315]-[.E1315]+[.D1315]" office:value-type="float" office:value="68.1768707300978" calcext:value-type="float">
            <text:p>68</text:p>
          </table:table-cell>
          <table:table-cell table:style-name="ce4" table:formula="of:=+[.C1316]*([.$D$5]/100)" office:value-type="float" office:value="3.0679591828544" calcext:value-type="float">
            <text:p>3</text:p>
          </table:table-cell>
          <table:table-cell table:style-name="ce4" table:formula="of:=+[.C1316]*[.E1315]/[.C1315]" office:value-type="float" office:value="3.40884353650488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309</text:p>
          </table:table-cell>
          <table:table-cell table:style-name="ce4" table:formula="of:=+[.C1316]-[.E1316]+[.D1316]" office:value-type="float" office:value="67.8359863764474" calcext:value-type="float">
            <text:p>68</text:p>
          </table:table-cell>
          <table:table-cell table:style-name="ce4" table:formula="of:=+[.C1317]*([.$D$5]/100)" office:value-type="float" office:value="3.05261938694013" calcext:value-type="float">
            <text:p>3</text:p>
          </table:table-cell>
          <table:table-cell table:style-name="ce4" table:formula="of:=+[.C1317]*[.E1316]/[.C1316]" office:value-type="float" office:value="3.39179931882236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310</text:p>
          </table:table-cell>
          <table:table-cell table:style-name="ce4" table:formula="of:=+[.C1317]-[.E1317]+[.D1317]" office:value-type="float" office:value="67.4968064445652" calcext:value-type="float">
            <text:p>67</text:p>
          </table:table-cell>
          <table:table-cell table:style-name="ce4" table:formula="of:=+[.C1318]*([.$D$5]/100)" office:value-type="float" office:value="3.03735629000543" calcext:value-type="float">
            <text:p>3</text:p>
          </table:table-cell>
          <table:table-cell table:style-name="ce4" table:formula="of:=+[.C1318]*[.E1317]/[.C1317]" office:value-type="float" office:value="3.37484032222825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311</text:p>
          </table:table-cell>
          <table:table-cell table:style-name="ce4" table:formula="of:=+[.C1318]-[.E1318]+[.D1318]" office:value-type="float" office:value="67.1593224123423" calcext:value-type="float">
            <text:p>67</text:p>
          </table:table-cell>
          <table:table-cell table:style-name="ce4" table:formula="of:=+[.C1319]*([.$D$5]/100)" office:value-type="float" office:value="3.0221695085554" calcext:value-type="float">
            <text:p>3</text:p>
          </table:table-cell>
          <table:table-cell table:style-name="ce4" table:formula="of:=+[.C1319]*[.E1318]/[.C1318]" office:value-type="float" office:value="3.35796612061711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312</text:p>
          </table:table-cell>
          <table:table-cell table:style-name="ce4" table:formula="of:=+[.C1319]-[.E1319]+[.D1319]" office:value-type="float" office:value="66.8235258002806" calcext:value-type="float">
            <text:p>67</text:p>
          </table:table-cell>
          <table:table-cell table:style-name="ce4" table:formula="of:=+[.C1320]*([.$D$5]/100)" office:value-type="float" office:value="3.00705866101263" calcext:value-type="float">
            <text:p>3</text:p>
          </table:table-cell>
          <table:table-cell table:style-name="ce4" table:formula="of:=+[.C1320]*[.E1319]/[.C1319]" office:value-type="float" office:value="3.34117629001402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313</text:p>
          </table:table-cell>
          <table:table-cell table:style-name="ce4" table:formula="of:=+[.C1320]-[.E1320]+[.D1320]" office:value-type="float" office:value="66.4894081712793" calcext:value-type="float">
            <text:p>66</text:p>
          </table:table-cell>
          <table:table-cell table:style-name="ce4" table:formula="of:=+[.C1321]*([.$D$5]/100)" office:value-type="float" office:value="2.99202336770757" calcext:value-type="float">
            <text:p>3</text:p>
          </table:table-cell>
          <table:table-cell table:style-name="ce4" table:formula="of:=+[.C1321]*[.E1320]/[.C1320]" office:value-type="float" office:value="3.32447040856395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314</text:p>
          </table:table-cell>
          <table:table-cell table:style-name="ce4" table:formula="of:=+[.C1321]-[.E1321]+[.D1321]" office:value-type="float" office:value="66.1569611304229" calcext:value-type="float">
            <text:p>66</text:p>
          </table:table-cell>
          <table:table-cell table:style-name="ce4" table:formula="of:=+[.C1322]*([.$D$5]/100)" office:value-type="float" office:value="2.97706325086903" calcext:value-type="float">
            <text:p>3</text:p>
          </table:table-cell>
          <table:table-cell table:style-name="ce4" table:formula="of:=+[.C1322]*[.E1321]/[.C1321]" office:value-type="float" office:value="3.3078480565211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315</text:p>
          </table:table-cell>
          <table:table-cell table:style-name="ce4" table:formula="of:=+[.C1322]-[.E1322]+[.D1322]" office:value-type="float" office:value="65.8261763247708" calcext:value-type="float">
            <text:p>66</text:p>
          </table:table-cell>
          <table:table-cell table:style-name="ce4" table:formula="of:=+[.C1323]*([.$D$5]/100)" office:value-type="float" office:value="2.96217793461468" calcext:value-type="float">
            <text:p>3</text:p>
          </table:table-cell>
          <table:table-cell table:style-name="ce4" table:formula="of:=+[.C1323]*[.E1322]/[.C1322]" office:value-type="float" office:value="3.2913088162385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316</text:p>
          </table:table-cell>
          <table:table-cell table:style-name="ce4" table:formula="of:=+[.C1323]-[.E1323]+[.D1323]" office:value-type="float" office:value="65.4970454431469" calcext:value-type="float">
            <text:p>65</text:p>
          </table:table-cell>
          <table:table-cell table:style-name="ce4" table:formula="of:=+[.C1324]*([.$D$5]/100)" office:value-type="float" office:value="2.94736704494161" calcext:value-type="float">
            <text:p>3</text:p>
          </table:table-cell>
          <table:table-cell table:style-name="ce4" table:formula="of:=+[.C1324]*[.E1323]/[.C1323]" office:value-type="float" office:value="3.27485227215734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317</text:p>
          </table:table-cell>
          <table:table-cell table:style-name="ce4" table:formula="of:=+[.C1324]-[.E1324]+[.D1324]" office:value-type="float" office:value="65.1695602159312" calcext:value-type="float">
            <text:p>65</text:p>
          </table:table-cell>
          <table:table-cell table:style-name="ce4" table:formula="of:=+[.C1325]*([.$D$5]/100)" office:value-type="float" office:value="2.9326302097169" calcext:value-type="float">
            <text:p>3</text:p>
          </table:table-cell>
          <table:table-cell table:style-name="ce4" table:formula="of:=+[.C1325]*[.E1324]/[.C1324]" office:value-type="float" office:value="3.25847801079655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318</text:p>
          </table:table-cell>
          <table:table-cell table:style-name="ce4" table:formula="of:=+[.C1325]-[.E1325]+[.D1325]" office:value-type="float" office:value="64.8437124148516" calcext:value-type="float">
            <text:p>65</text:p>
          </table:table-cell>
          <table:table-cell table:style-name="ce4" table:formula="of:=+[.C1326]*([.$D$5]/100)" office:value-type="float" office:value="2.91796705866832" calcext:value-type="float">
            <text:p>3</text:p>
          </table:table-cell>
          <table:table-cell table:style-name="ce4" table:formula="of:=+[.C1326]*[.E1325]/[.C1325]" office:value-type="float" office:value="3.24218562074257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319</text:p>
          </table:table-cell>
          <table:table-cell table:style-name="ce4" table:formula="of:=+[.C1326]-[.E1326]+[.D1326]" office:value-type="float" office:value="64.5194938527773" calcext:value-type="float">
            <text:p>65</text:p>
          </table:table-cell>
          <table:table-cell table:style-name="ce4" table:formula="of:=+[.C1327]*([.$D$5]/100)" office:value-type="float" office:value="2.90337722337498" calcext:value-type="float">
            <text:p>3</text:p>
          </table:table-cell>
          <table:table-cell table:style-name="ce4" table:formula="of:=+[.C1327]*[.E1326]/[.C1326]" office:value-type="float" office:value="3.22597469263885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320</text:p>
          </table:table-cell>
          <table:table-cell table:style-name="ce4" table:formula="of:=+[.C1327]-[.E1327]+[.D1327]" office:value-type="float" office:value="64.1968963835134" calcext:value-type="float">
            <text:p>64</text:p>
          </table:table-cell>
          <table:table-cell table:style-name="ce4" table:formula="of:=+[.C1328]*([.$D$5]/100)" office:value-type="float" office:value="2.8888603372581" calcext:value-type="float">
            <text:p>3</text:p>
          </table:table-cell>
          <table:table-cell table:style-name="ce4" table:formula="of:=+[.C1328]*[.E1327]/[.C1327]" office:value-type="float" office:value="3.20984481917566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321</text:p>
          </table:table-cell>
          <table:table-cell table:style-name="ce4" table:formula="of:=+[.C1328]-[.E1328]+[.D1328]" office:value-type="float" office:value="63.8759119015959" calcext:value-type="float">
            <text:p>64</text:p>
          </table:table-cell>
          <table:table-cell table:style-name="ce4" table:formula="of:=+[.C1329]*([.$D$5]/100)" office:value-type="float" office:value="2.87441603557181" calcext:value-type="float">
            <text:p>3</text:p>
          </table:table-cell>
          <table:table-cell table:style-name="ce4" table:formula="of:=+[.C1329]*[.E1328]/[.C1328]" office:value-type="float" office:value="3.19379559507978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322</text:p>
          </table:table-cell>
          <table:table-cell table:style-name="ce4" table:formula="of:=+[.C1329]-[.E1329]+[.D1329]" office:value-type="float" office:value="63.5565323420879" calcext:value-type="float">
            <text:p>64</text:p>
          </table:table-cell>
          <table:table-cell table:style-name="ce4" table:formula="of:=+[.C1330]*([.$D$5]/100)" office:value-type="float" office:value="2.86004395539396" calcext:value-type="float">
            <text:p>3</text:p>
          </table:table-cell>
          <table:table-cell table:style-name="ce4" table:formula="of:=+[.C1330]*[.E1329]/[.C1329]" office:value-type="float" office:value="3.17782661710438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323</text:p>
          </table:table-cell>
          <table:table-cell table:style-name="ce4" table:formula="of:=+[.C1330]-[.E1330]+[.D1330]" office:value-type="float" office:value="63.2387496803775" calcext:value-type="float">
            <text:p>63</text:p>
          </table:table-cell>
          <table:table-cell table:style-name="ce4" table:formula="of:=+[.C1331]*([.$D$5]/100)" office:value-type="float" office:value="2.84574373561699" calcext:value-type="float">
            <text:p>3</text:p>
          </table:table-cell>
          <table:table-cell table:style-name="ce4" table:formula="of:=+[.C1331]*[.E1330]/[.C1330]" office:value-type="float" office:value="3.16193748401886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324</text:p>
          </table:table-cell>
          <table:table-cell table:style-name="ce4" table:formula="of:=+[.C1331]-[.E1331]+[.D1331]" office:value-type="float" office:value="62.9225559319756" calcext:value-type="float">
            <text:p>63</text:p>
          </table:table-cell>
          <table:table-cell table:style-name="ce4" table:formula="of:=+[.C1332]*([.$D$5]/100)" office:value-type="float" office:value="2.8315150169389" calcext:value-type="float">
            <text:p>3</text:p>
          </table:table-cell>
          <table:table-cell table:style-name="ce4" table:formula="of:=+[.C1332]*[.E1331]/[.C1331]" office:value-type="float" office:value="3.14612779659877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325</text:p>
          </table:table-cell>
          <table:table-cell table:style-name="ce4" table:formula="of:=+[.C1332]-[.E1332]+[.D1332]" office:value-type="float" office:value="62.6079431523157" calcext:value-type="float">
            <text:p>63</text:p>
          </table:table-cell>
          <table:table-cell table:style-name="ce4" table:formula="of:=+[.C1333]*([.$D$5]/100)" office:value-type="float" office:value="2.81735744185421" calcext:value-type="float">
            <text:p>3</text:p>
          </table:table-cell>
          <table:table-cell table:style-name="ce4" table:formula="of:=+[.C1333]*[.E1332]/[.C1332]" office:value-type="float" office:value="3.13039715761577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326</text:p>
          </table:table-cell>
          <table:table-cell table:style-name="ce4" table:formula="of:=+[.C1333]-[.E1333]+[.D1333]" office:value-type="float" office:value="62.2949034365541" calcext:value-type="float">
            <text:p>62</text:p>
          </table:table-cell>
          <table:table-cell table:style-name="ce4" table:formula="of:=+[.C1334]*([.$D$5]/100)" office:value-type="float" office:value="2.80327065464494" calcext:value-type="float">
            <text:p>3</text:p>
          </table:table-cell>
          <table:table-cell table:style-name="ce4" table:formula="of:=+[.C1334]*[.E1333]/[.C1333]" office:value-type="float" office:value="3.1147451718277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327</text:p>
          </table:table-cell>
          <table:table-cell table:style-name="ce4" table:formula="of:=+[.C1334]-[.E1334]+[.D1334]" office:value-type="float" office:value="61.9834289193714" calcext:value-type="float">
            <text:p>62</text:p>
          </table:table-cell>
          <table:table-cell table:style-name="ce4" table:formula="of:=+[.C1335]*([.$D$5]/100)" office:value-type="float" office:value="2.78925430137171" calcext:value-type="float">
            <text:p>3</text:p>
          </table:table-cell>
          <table:table-cell table:style-name="ce4" table:formula="of:=+[.C1335]*[.E1334]/[.C1334]" office:value-type="float" office:value="3.09917144596856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328</text:p>
          </table:table-cell>
          <table:table-cell table:style-name="ce4" table:formula="of:=+[.C1335]-[.E1335]+[.D1335]" office:value-type="float" office:value="61.6735117747745" calcext:value-type="float">
            <text:p>62</text:p>
          </table:table-cell>
          <table:table-cell table:style-name="ce4" table:formula="of:=+[.C1336]*([.$D$5]/100)" office:value-type="float" office:value="2.77530802986485" calcext:value-type="float">
            <text:p>3</text:p>
          </table:table-cell>
          <table:table-cell table:style-name="ce4" table:formula="of:=+[.C1336]*[.E1335]/[.C1335]" office:value-type="float" office:value="3.08367558873872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329</text:p>
          </table:table-cell>
          <table:table-cell table:style-name="ce4" table:formula="of:=+[.C1336]-[.E1336]+[.D1336]" office:value-type="float" office:value="61.3651442159007" calcext:value-type="float">
            <text:p>61</text:p>
          </table:table-cell>
          <table:table-cell table:style-name="ce4" table:formula="of:=+[.C1337]*([.$D$5]/100)" office:value-type="float" office:value="2.76143148971553" calcext:value-type="float">
            <text:p>3</text:p>
          </table:table-cell>
          <table:table-cell table:style-name="ce4" table:formula="of:=+[.C1337]*[.E1336]/[.C1336]" office:value-type="float" office:value="3.06825721079502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330</text:p>
          </table:table-cell>
          <table:table-cell table:style-name="ce4" table:formula="of:=+[.C1337]-[.E1337]+[.D1337]" office:value-type="float" office:value="61.0583184948212" calcext:value-type="float">
            <text:p>61</text:p>
          </table:table-cell>
          <table:table-cell table:style-name="ce4" table:formula="of:=+[.C1338]*([.$D$5]/100)" office:value-type="float" office:value="2.74762433226695" calcext:value-type="float">
            <text:p>3</text:p>
          </table:table-cell>
          <table:table-cell table:style-name="ce4" table:formula="of:=+[.C1338]*[.E1337]/[.C1337]" office:value-type="float" office:value="3.05291592474105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331</text:p>
          </table:table-cell>
          <table:table-cell table:style-name="ce4" table:formula="of:=+[.C1338]-[.E1338]+[.D1338]" office:value-type="float" office:value="60.7530269023471" calcext:value-type="float">
            <text:p>61</text:p>
          </table:table-cell>
          <table:table-cell table:style-name="ce4" table:formula="of:=+[.C1339]*([.$D$5]/100)" office:value-type="float" office:value="2.73388621060562" calcext:value-type="float">
            <text:p>3</text:p>
          </table:table-cell>
          <table:table-cell table:style-name="ce4" table:formula="of:=+[.C1339]*[.E1338]/[.C1338]" office:value-type="float" office:value="3.03765134511734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332</text:p>
          </table:table-cell>
          <table:table-cell table:style-name="ce4" table:formula="of:=+[.C1339]-[.E1339]+[.D1339]" office:value-type="float" office:value="60.4492617678354" calcext:value-type="float">
            <text:p>60</text:p>
          </table:table-cell>
          <table:table-cell table:style-name="ce4" table:formula="of:=+[.C1340]*([.$D$5]/100)" office:value-type="float" office:value="2.72021677955259" calcext:value-type="float">
            <text:p>3</text:p>
          </table:table-cell>
          <table:table-cell table:style-name="ce4" table:formula="of:=+[.C1340]*[.E1339]/[.C1339]" office:value-type="float" office:value="3.02246308839176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333</text:p>
          </table:table-cell>
          <table:table-cell table:style-name="ce4" table:formula="of:=+[.C1340]-[.E1340]+[.D1340]" office:value-type="float" office:value="60.1470154589962" calcext:value-type="float">
            <text:p>60</text:p>
          </table:table-cell>
          <table:table-cell table:style-name="ce4" table:formula="of:=+[.C1341]*([.$D$5]/100)" office:value-type="float" office:value="2.70661569565483" calcext:value-type="float">
            <text:p>3</text:p>
          </table:table-cell>
          <table:table-cell table:style-name="ce4" table:formula="of:=+[.C1341]*[.E1340]/[.C1340]" office:value-type="float" office:value="3.0073507729498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334</text:p>
          </table:table-cell>
          <table:table-cell table:style-name="ce4" table:formula="of:=+[.C1341]-[.E1341]+[.D1341]" office:value-type="float" office:value="59.8462803817012" calcext:value-type="float">
            <text:p>60</text:p>
          </table:table-cell>
          <table:table-cell table:style-name="ce4" table:formula="of:=+[.C1342]*([.$D$5]/100)" office:value-type="float" office:value="2.69308261717655" calcext:value-type="float">
            <text:p>3</text:p>
          </table:table-cell>
          <table:table-cell table:style-name="ce4" table:formula="of:=+[.C1342]*[.E1341]/[.C1341]" office:value-type="float" office:value="2.99231401908505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335</text:p>
          </table:table-cell>
          <table:table-cell table:style-name="ce4" table:formula="of:=+[.C1342]-[.E1342]+[.D1342]" office:value-type="float" office:value="59.5470489797927" calcext:value-type="float">
            <text:p>60</text:p>
          </table:table-cell>
          <table:table-cell table:style-name="ce4" table:formula="of:=+[.C1343]*([.$D$5]/100)" office:value-type="float" office:value="2.67961720409067" calcext:value-type="float">
            <text:p>3</text:p>
          </table:table-cell>
          <table:table-cell table:style-name="ce4" table:formula="of:=+[.C1343]*[.E1342]/[.C1342]" office:value-type="float" office:value="2.9773524489896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336</text:p>
          </table:table-cell>
          <table:table-cell table:style-name="ce4" table:formula="of:=+[.C1343]-[.E1343]+[.D1343]" office:value-type="float" office:value="59.2493137348938" calcext:value-type="float">
            <text:p>59</text:p>
          </table:table-cell>
          <table:table-cell table:style-name="ce4" table:formula="of:=+[.C1344]*([.$D$5]/100)" office:value-type="float" office:value="2.66621911807022" calcext:value-type="float">
            <text:p>3</text:p>
          </table:table-cell>
          <table:table-cell table:style-name="ce4" table:formula="of:=+[.C1344]*[.E1343]/[.C1343]" office:value-type="float" office:value="2.96246568674468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337</text:p>
          </table:table-cell>
          <table:table-cell table:style-name="ce4" table:formula="of:=+[.C1344]-[.E1344]+[.D1344]" office:value-type="float" office:value="58.9530671662193" calcext:value-type="float">
            <text:p>59</text:p>
          </table:table-cell>
          <table:table-cell table:style-name="ce4" table:formula="of:=+[.C1345]*([.$D$5]/100)" office:value-type="float" office:value="2.65288802247987" calcext:value-type="float">
            <text:p>3</text:p>
          </table:table-cell>
          <table:table-cell table:style-name="ce4" table:formula="of:=+[.C1345]*[.E1344]/[.C1344]" office:value-type="float" office:value="2.94765335831095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338</text:p>
          </table:table-cell>
          <table:table-cell table:style-name="ce4" table:formula="of:=+[.C1345]-[.E1345]+[.D1345]" office:value-type="float" office:value="58.6583018303882" calcext:value-type="float">
            <text:p>59</text:p>
          </table:table-cell>
          <table:table-cell table:style-name="ce4" table:formula="of:=+[.C1346]*([.$D$5]/100)" office:value-type="float" office:value="2.63962358236747" calcext:value-type="float">
            <text:p>3</text:p>
          </table:table-cell>
          <table:table-cell table:style-name="ce4" table:formula="of:=+[.C1346]*[.E1345]/[.C1345]" office:value-type="float" office:value="2.9329150915194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339</text:p>
          </table:table-cell>
          <table:table-cell table:style-name="ce4" table:formula="of:=+[.C1346]-[.E1346]+[.D1346]" office:value-type="float" office:value="58.3650103212363" calcext:value-type="float">
            <text:p>58</text:p>
          </table:table-cell>
          <table:table-cell table:style-name="ce4" table:formula="of:=+[.C1347]*([.$D$5]/100)" office:value-type="float" office:value="2.62642546445563" calcext:value-type="float">
            <text:p>3</text:p>
          </table:table-cell>
          <table:table-cell table:style-name="ce4" table:formula="of:=+[.C1347]*[.E1346]/[.C1346]" office:value-type="float" office:value="2.9182505160618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340</text:p>
          </table:table-cell>
          <table:table-cell table:style-name="ce4" table:formula="of:=+[.C1347]-[.E1347]+[.D1347]" office:value-type="float" office:value="58.0731852696301" calcext:value-type="float">
            <text:p>58</text:p>
          </table:table-cell>
          <table:table-cell table:style-name="ce4" table:formula="of:=+[.C1348]*([.$D$5]/100)" office:value-type="float" office:value="2.61329333713336" calcext:value-type="float">
            <text:p>3</text:p>
          </table:table-cell>
          <table:table-cell table:style-name="ce4" table:formula="of:=+[.C1348]*[.E1347]/[.C1347]" office:value-type="float" office:value="2.9036592634815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341</text:p>
          </table:table-cell>
          <table:table-cell table:style-name="ce4" table:formula="of:=+[.C1348]-[.E1348]+[.D1348]" office:value-type="float" office:value="57.782819343282" calcext:value-type="float">
            <text:p>58</text:p>
          </table:table-cell>
          <table:table-cell table:style-name="ce4" table:formula="of:=+[.C1349]*([.$D$5]/100)" office:value-type="float" office:value="2.60022687044769" calcext:value-type="float">
            <text:p>3</text:p>
          </table:table-cell>
          <table:table-cell table:style-name="ce4" table:formula="of:=+[.C1349]*[.E1348]/[.C1348]" office:value-type="float" office:value="2.88914096716409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342</text:p>
          </table:table-cell>
          <table:table-cell table:style-name="ce4" table:formula="of:=+[.C1349]-[.E1349]+[.D1349]" office:value-type="float" office:value="57.4939052465656" calcext:value-type="float">
            <text:p>57</text:p>
          </table:table-cell>
          <table:table-cell table:style-name="ce4" table:formula="of:=+[.C1350]*([.$D$5]/100)" office:value-type="float" office:value="2.58722573609545" calcext:value-type="float">
            <text:p>3</text:p>
          </table:table-cell>
          <table:table-cell table:style-name="ce4" table:formula="of:=+[.C1350]*[.E1349]/[.C1349]" office:value-type="float" office:value="2.87469526232827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343</text:p>
          </table:table-cell>
          <table:table-cell table:style-name="ce4" table:formula="of:=+[.C1350]-[.E1350]+[.D1350]" office:value-type="float" office:value="57.2064357203328" calcext:value-type="float">
            <text:p>57</text:p>
          </table:table-cell>
          <table:table-cell table:style-name="ce4" table:formula="of:=+[.C1351]*([.$D$5]/100)" office:value-type="float" office:value="2.57428960741497" calcext:value-type="float">
            <text:p>3</text:p>
          </table:table-cell>
          <table:table-cell table:style-name="ce4" table:formula="of:=+[.C1351]*[.E1350]/[.C1350]" office:value-type="float" office:value="2.8603217860166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344</text:p>
          </table:table-cell>
          <table:table-cell table:style-name="ce4" table:formula="of:=+[.C1351]-[.E1351]+[.D1351]" office:value-type="float" office:value="56.9204035417311" calcext:value-type="float">
            <text:p>57</text:p>
          </table:table-cell>
          <table:table-cell table:style-name="ce4" table:formula="of:=+[.C1352]*([.$D$5]/100)" office:value-type="float" office:value="2.5614181593779" calcext:value-type="float">
            <text:p>3</text:p>
          </table:table-cell>
          <table:table-cell table:style-name="ce4" table:formula="of:=+[.C1352]*[.E1351]/[.C1351]" office:value-type="float" office:value="2.84602017708655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345</text:p>
          </table:table-cell>
          <table:table-cell table:style-name="ce4" table:formula="of:=+[.C1352]-[.E1352]+[.D1352]" office:value-type="float" office:value="56.6358015240225" calcext:value-type="float">
            <text:p>57</text:p>
          </table:table-cell>
          <table:table-cell table:style-name="ce4" table:formula="of:=+[.C1353]*([.$D$5]/100)" office:value-type="float" office:value="2.54861106858101" calcext:value-type="float">
            <text:p>3</text:p>
          </table:table-cell>
          <table:table-cell table:style-name="ce4" table:formula="of:=+[.C1353]*[.E1352]/[.C1352]" office:value-type="float" office:value="2.83179007620111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346</text:p>
          </table:table-cell>
          <table:table-cell table:style-name="ce4" table:formula="of:=+[.C1353]-[.E1353]+[.D1353]" office:value-type="float" office:value="56.3526225164024" calcext:value-type="float">
            <text:p>56</text:p>
          </table:table-cell>
          <table:table-cell table:style-name="ce4" table:formula="of:=+[.C1354]*([.$D$5]/100)" office:value-type="float" office:value="2.53586801323811" calcext:value-type="float">
            <text:p>3</text:p>
          </table:table-cell>
          <table:table-cell table:style-name="ce4" table:formula="of:=+[.C1354]*[.E1353]/[.C1353]" office:value-type="float" office:value="2.81763112582011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347</text:p>
          </table:table-cell>
          <table:table-cell table:style-name="ce4" table:formula="of:=+[.C1354]-[.E1354]+[.D1354]" office:value-type="float" office:value="56.0708594038204" calcext:value-type="float">
            <text:p>56</text:p>
          </table:table-cell>
          <table:table-cell table:style-name="ce4" table:formula="of:=+[.C1355]*([.$D$5]/100)" office:value-type="float" office:value="2.52318867317192" calcext:value-type="float">
            <text:p>3</text:p>
          </table:table-cell>
          <table:table-cell table:style-name="ce4" table:formula="of:=+[.C1355]*[.E1354]/[.C1354]" office:value-type="float" office:value="2.80354297019101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348</text:p>
          </table:table-cell>
          <table:table-cell table:style-name="ce4" table:formula="of:=+[.C1355]-[.E1355]+[.D1355]" office:value-type="float" office:value="55.7905051068013" calcext:value-type="float">
            <text:p>56</text:p>
          </table:table-cell>
          <table:table-cell table:style-name="ce4" table:formula="of:=+[.C1356]*([.$D$5]/100)" office:value-type="float" office:value="2.51057272980606" calcext:value-type="float">
            <text:p>3</text:p>
          </table:table-cell>
          <table:table-cell table:style-name="ce4" table:formula="of:=+[.C1356]*[.E1355]/[.C1355]" office:value-type="float" office:value="2.78952525534005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349</text:p>
          </table:table-cell>
          <table:table-cell table:style-name="ce4" table:formula="of:=+[.C1356]-[.E1356]+[.D1356]" office:value-type="float" office:value="55.5115525812673" calcext:value-type="float">
            <text:p>56</text:p>
          </table:table-cell>
          <table:table-cell table:style-name="ce4" table:formula="of:=+[.C1357]*([.$D$5]/100)" office:value-type="float" office:value="2.49801986615703" calcext:value-type="float">
            <text:p>2</text:p>
          </table:table-cell>
          <table:table-cell table:style-name="ce4" table:formula="of:=+[.C1357]*[.E1356]/[.C1356]" office:value-type="float" office:value="2.77557762906335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350</text:p>
          </table:table-cell>
          <table:table-cell table:style-name="ce4" table:formula="of:=+[.C1357]-[.E1357]+[.D1357]" office:value-type="float" office:value="55.233994818361" calcext:value-type="float">
            <text:p>55</text:p>
          </table:table-cell>
          <table:table-cell table:style-name="ce4" table:formula="of:=+[.C1358]*([.$D$5]/100)" office:value-type="float" office:value="2.48552976682624" calcext:value-type="float">
            <text:p>2</text:p>
          </table:table-cell>
          <table:table-cell table:style-name="ce4" table:formula="of:=+[.C1358]*[.E1357]/[.C1357]" office:value-type="float" office:value="2.76169974091804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351</text:p>
          </table:table-cell>
          <table:table-cell table:style-name="ce4" table:formula="of:=+[.C1358]-[.E1358]+[.D1358]" office:value-type="float" office:value="54.9578248442692" calcext:value-type="float">
            <text:p>55</text:p>
          </table:table-cell>
          <table:table-cell table:style-name="ce4" table:formula="of:=+[.C1359]*([.$D$5]/100)" office:value-type="float" office:value="2.47310211799211" calcext:value-type="float">
            <text:p>2</text:p>
          </table:table-cell>
          <table:table-cell table:style-name="ce4" table:formula="of:=+[.C1359]*[.E1358]/[.C1358]" office:value-type="float" office:value="2.74789124221345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352</text:p>
          </table:table-cell>
          <table:table-cell table:style-name="ce4" table:formula="of:=+[.C1359]-[.E1359]+[.D1359]" office:value-type="float" office:value="54.6830357200478" calcext:value-type="float">
            <text:p>55</text:p>
          </table:table-cell>
          <table:table-cell table:style-name="ce4" table:formula="of:=+[.C1360]*([.$D$5]/100)" office:value-type="float" office:value="2.46073660740215" calcext:value-type="float">
            <text:p>2</text:p>
          </table:table-cell>
          <table:table-cell table:style-name="ce4" table:formula="of:=+[.C1360]*[.E1359]/[.C1359]" office:value-type="float" office:value="2.73415178600238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353</text:p>
          </table:table-cell>
          <table:table-cell table:style-name="ce4" table:formula="of:=+[.C1360]-[.E1360]+[.D1360]" office:value-type="float" office:value="54.4096205414476" calcext:value-type="float">
            <text:p>54</text:p>
          </table:table-cell>
          <table:table-cell table:style-name="ce4" table:formula="of:=+[.C1361]*([.$D$5]/100)" office:value-type="float" office:value="2.44843292436514" calcext:value-type="float">
            <text:p>2</text:p>
          </table:table-cell>
          <table:table-cell table:style-name="ce4" table:formula="of:=+[.C1361]*[.E1360]/[.C1360]" office:value-type="float" office:value="2.72048102707237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354</text:p>
          </table:table-cell>
          <table:table-cell table:style-name="ce4" table:formula="of:=+[.C1361]-[.E1361]+[.D1361]" office:value-type="float" office:value="54.1375724387404" calcext:value-type="float">
            <text:p>54</text:p>
          </table:table-cell>
          <table:table-cell table:style-name="ce4" table:formula="of:=+[.C1362]*([.$D$5]/100)" office:value-type="float" office:value="2.43619075974332" calcext:value-type="float">
            <text:p>2</text:p>
          </table:table-cell>
          <table:table-cell table:style-name="ce4" table:formula="of:=+[.C1362]*[.E1361]/[.C1361]" office:value-type="float" office:value="2.70687862193701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355</text:p>
          </table:table-cell>
          <table:table-cell table:style-name="ce4" table:formula="of:=+[.C1362]-[.E1362]+[.D1362]" office:value-type="float" office:value="53.8668845765467" calcext:value-type="float">
            <text:p>54</text:p>
          </table:table-cell>
          <table:table-cell table:style-name="ce4" table:formula="of:=+[.C1363]*([.$D$5]/100)" office:value-type="float" office:value="2.4240098059446" calcext:value-type="float">
            <text:p>2</text:p>
          </table:table-cell>
          <table:table-cell table:style-name="ce4" table:formula="of:=+[.C1363]*[.E1362]/[.C1362]" office:value-type="float" office:value="2.69334422882732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356</text:p>
          </table:table-cell>
          <table:table-cell table:style-name="ce4" table:formula="of:=+[.C1363]-[.E1363]+[.D1363]" office:value-type="float" office:value="53.597550153664" calcext:value-type="float">
            <text:p>54</text:p>
          </table:table-cell>
          <table:table-cell table:style-name="ce4" table:formula="of:=+[.C1364]*([.$D$5]/100)" office:value-type="float" office:value="2.41188975691488" calcext:value-type="float">
            <text:p>2</text:p>
          </table:table-cell>
          <table:table-cell table:style-name="ce4" table:formula="of:=+[.C1364]*[.E1363]/[.C1363]" office:value-type="float" office:value="2.67987750768319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357</text:p>
          </table:table-cell>
          <table:table-cell table:style-name="ce4" table:formula="of:=+[.C1364]-[.E1364]+[.D1364]" office:value-type="float" office:value="53.3295624028957" calcext:value-type="float">
            <text:p>53</text:p>
          </table:table-cell>
          <table:table-cell table:style-name="ce4" table:formula="of:=+[.C1365]*([.$D$5]/100)" office:value-type="float" office:value="2.3998303081303" calcext:value-type="float">
            <text:p>2</text:p>
          </table:table-cell>
          <table:table-cell table:style-name="ce4" table:formula="of:=+[.C1365]*[.E1364]/[.C1364]" office:value-type="float" office:value="2.66647812014477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358</text:p>
          </table:table-cell>
          <table:table-cell table:style-name="ce4" table:formula="of:=+[.C1365]-[.E1365]+[.D1365]" office:value-type="float" office:value="53.0629145908812" calcext:value-type="float">
            <text:p>53</text:p>
          </table:table-cell>
          <table:table-cell table:style-name="ce4" table:formula="of:=+[.C1366]*([.$D$5]/100)" office:value-type="float" office:value="2.38783115658965" calcext:value-type="float">
            <text:p>2</text:p>
          </table:table-cell>
          <table:table-cell table:style-name="ce4" table:formula="of:=+[.C1366]*[.E1365]/[.C1365]" office:value-type="float" office:value="2.65314572954405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359</text:p>
          </table:table-cell>
          <table:table-cell table:style-name="ce4" table:formula="of:=+[.C1366]-[.E1366]+[.D1366]" office:value-type="float" office:value="52.7976000179268" calcext:value-type="float">
            <text:p>53</text:p>
          </table:table-cell>
          <table:table-cell table:style-name="ce4" table:formula="of:=+[.C1367]*([.$D$5]/100)" office:value-type="float" office:value="2.37589200080671" calcext:value-type="float">
            <text:p>2</text:p>
          </table:table-cell>
          <table:table-cell table:style-name="ce4" table:formula="of:=+[.C1367]*[.E1366]/[.C1366]" office:value-type="float" office:value="2.6398800008963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360</text:p>
          </table:table-cell>
          <table:table-cell table:style-name="ce4" table:formula="of:=+[.C1367]-[.E1367]+[.D1367]" office:value-type="float" office:value="52.5336120178372" calcext:value-type="float">
            <text:p>53</text:p>
          </table:table-cell>
          <table:table-cell table:style-name="ce4" table:formula="of:=+[.C1368]*([.$D$5]/100)" office:value-type="float" office:value="2.36401254080267" calcext:value-type="float">
            <text:p>2</text:p>
          </table:table-cell>
          <table:table-cell table:style-name="ce4" table:formula="of:=+[.C1368]*[.E1367]/[.C1367]" office:value-type="float" office:value="2.62668060089185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361</text:p>
          </table:table-cell>
          <table:table-cell table:style-name="ce4" table:formula="of:=+[.C1368]-[.E1368]+[.D1368]" office:value-type="float" office:value="52.270943957748" calcext:value-type="float">
            <text:p>52</text:p>
          </table:table-cell>
          <table:table-cell table:style-name="ce4" table:formula="of:=+[.C1369]*([.$D$5]/100)" office:value-type="float" office:value="2.35219247809866" calcext:value-type="float">
            <text:p>2</text:p>
          </table:table-cell>
          <table:table-cell table:style-name="ce4" table:formula="of:=+[.C1369]*[.E1368]/[.C1368]" office:value-type="float" office:value="2.61354719788739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362</text:p>
          </table:table-cell>
          <table:table-cell table:style-name="ce4" table:formula="of:=+[.C1369]-[.E1369]+[.D1369]" office:value-type="float" office:value="52.0095892379593" calcext:value-type="float">
            <text:p>52</text:p>
          </table:table-cell>
          <table:table-cell table:style-name="ce4" table:formula="of:=+[.C1370]*([.$D$5]/100)" office:value-type="float" office:value="2.34043151570817" calcext:value-type="float">
            <text:p>2</text:p>
          </table:table-cell>
          <table:table-cell table:style-name="ce4" table:formula="of:=+[.C1370]*[.E1369]/[.C1369]" office:value-type="float" office:value="2.60047946189795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363</text:p>
          </table:table-cell>
          <table:table-cell table:style-name="ce4" table:formula="of:=+[.C1370]-[.E1370]+[.D1370]" office:value-type="float" office:value="51.7495412917695" calcext:value-type="float">
            <text:p>52</text:p>
          </table:table-cell>
          <table:table-cell table:style-name="ce4" table:formula="of:=+[.C1371]*([.$D$5]/100)" office:value-type="float" office:value="2.32872935812963" calcext:value-type="float">
            <text:p>2</text:p>
          </table:table-cell>
          <table:table-cell table:style-name="ce4" table:formula="of:=+[.C1371]*[.E1370]/[.C1370]" office:value-type="float" office:value="2.58747706458846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364</text:p>
          </table:table-cell>
          <table:table-cell table:style-name="ce4" table:formula="of:=+[.C1371]-[.E1371]+[.D1371]" office:value-type="float" office:value="51.4907935853107" calcext:value-type="float">
            <text:p>51</text:p>
          </table:table-cell>
          <table:table-cell table:style-name="ce4" table:formula="of:=+[.C1372]*([.$D$5]/100)" office:value-type="float" office:value="2.31708571133898" calcext:value-type="float">
            <text:p>2</text:p>
          </table:table-cell>
          <table:table-cell table:style-name="ce4" table:formula="of:=+[.C1372]*[.E1371]/[.C1371]" office:value-type="float" office:value="2.57453967926552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365</text:p>
          </table:table-cell>
          <table:table-cell table:style-name="ce4" table:formula="of:=+[.C1372]-[.E1372]+[.D1372]" office:value-type="float" office:value="51.2333396173841" calcext:value-type="float">
            <text:p>51</text:p>
          </table:table-cell>
          <table:table-cell table:style-name="ce4" table:formula="of:=+[.C1373]*([.$D$5]/100)" office:value-type="float" office:value="2.30550028278228" calcext:value-type="float">
            <text:p>2</text:p>
          </table:table-cell>
          <table:table-cell table:style-name="ce4" table:formula="of:=+[.C1373]*[.E1372]/[.C1372]" office:value-type="float" office:value="2.5616669808692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366</text:p>
          </table:table-cell>
          <table:table-cell table:style-name="ce4" table:formula="of:=+[.C1373]-[.E1373]+[.D1373]" office:value-type="float" office:value="50.9771729192972" calcext:value-type="float">
            <text:p>51</text:p>
          </table:table-cell>
          <table:table-cell table:style-name="ce4" table:formula="of:=+[.C1374]*([.$D$5]/100)" office:value-type="float" office:value="2.29397278136837" calcext:value-type="float">
            <text:p>2</text:p>
          </table:table-cell>
          <table:table-cell table:style-name="ce4" table:formula="of:=+[.C1374]*[.E1373]/[.C1373]" office:value-type="float" office:value="2.54885864596485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367</text:p>
          </table:table-cell>
          <table:table-cell table:style-name="ce4" table:formula="of:=+[.C1374]-[.E1374]+[.D1374]" office:value-type="float" office:value="50.7222870547007" calcext:value-type="float">
            <text:p>51</text:p>
          </table:table-cell>
          <table:table-cell table:style-name="ce4" table:formula="of:=+[.C1375]*([.$D$5]/100)" office:value-type="float" office:value="2.28250291746153" calcext:value-type="float">
            <text:p>2</text:p>
          </table:table-cell>
          <table:table-cell table:style-name="ce4" table:formula="of:=+[.C1375]*[.E1374]/[.C1374]" office:value-type="float" office:value="2.5361143527350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368</text:p>
          </table:table-cell>
          <table:table-cell table:style-name="ce4" table:formula="of:=+[.C1375]-[.E1375]+[.D1375]" office:value-type="float" office:value="50.4686756194272" calcext:value-type="float">
            <text:p>50</text:p>
          </table:table-cell>
          <table:table-cell table:style-name="ce4" table:formula="of:=+[.C1376]*([.$D$5]/100)" office:value-type="float" office:value="2.27109040287423" calcext:value-type="float">
            <text:p>2</text:p>
          </table:table-cell>
          <table:table-cell table:style-name="ce4" table:formula="of:=+[.C1376]*[.E1375]/[.C1375]" office:value-type="float" office:value="2.52343378097135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369</text:p>
          </table:table-cell>
          <table:table-cell table:style-name="ce4" table:formula="of:=+[.C1376]-[.E1376]+[.D1376]" office:value-type="float" office:value="50.2163322413301" calcext:value-type="float">
            <text:p>50</text:p>
          </table:table-cell>
          <table:table-cell table:style-name="ce4" table:formula="of:=+[.C1377]*([.$D$5]/100)" office:value-type="float" office:value="2.25973495085985" calcext:value-type="float">
            <text:p>2</text:p>
          </table:table-cell>
          <table:table-cell table:style-name="ce4" table:formula="of:=+[.C1377]*[.E1376]/[.C1376]" office:value-type="float" office:value="2.51081661206649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370</text:p>
          </table:table-cell>
          <table:table-cell table:style-name="ce4" table:formula="of:=+[.C1377]-[.E1377]+[.D1377]" office:value-type="float" office:value="49.9652505801235" calcext:value-type="float">
            <text:p>50</text:p>
          </table:table-cell>
          <table:table-cell table:style-name="ce4" table:formula="of:=+[.C1378]*([.$D$5]/100)" office:value-type="float" office:value="2.24843627610556" calcext:value-type="float">
            <text:p>2</text:p>
          </table:table-cell>
          <table:table-cell table:style-name="ce4" table:formula="of:=+[.C1378]*[.E1377]/[.C1377]" office:value-type="float" office:value="2.49826252900616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371</text:p>
          </table:table-cell>
          <table:table-cell table:style-name="ce4" table:formula="of:=+[.C1378]-[.E1378]+[.D1378]" office:value-type="float" office:value="49.7154243272229" calcext:value-type="float">
            <text:p>50</text:p>
          </table:table-cell>
          <table:table-cell table:style-name="ce4" table:formula="of:=+[.C1379]*([.$D$5]/100)" office:value-type="float" office:value="2.23719409472503" calcext:value-type="float">
            <text:p>2</text:p>
          </table:table-cell>
          <table:table-cell table:style-name="ce4" table:formula="of:=+[.C1379]*[.E1378]/[.C1378]" office:value-type="float" office:value="2.48577121636113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372</text:p>
          </table:table-cell>
          <table:table-cell table:style-name="ce4" table:formula="of:=+[.C1379]-[.E1379]+[.D1379]" office:value-type="float" office:value="49.4668472055867" calcext:value-type="float">
            <text:p>49</text:p>
          </table:table-cell>
          <table:table-cell table:style-name="ce4" table:formula="of:=+[.C1380]*([.$D$5]/100)" office:value-type="float" office:value="2.2260081242514" calcext:value-type="float">
            <text:p>2</text:p>
          </table:table-cell>
          <table:table-cell table:style-name="ce4" table:formula="of:=+[.C1380]*[.E1379]/[.C1379]" office:value-type="float" office:value="2.47334236027933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373</text:p>
          </table:table-cell>
          <table:table-cell table:style-name="ce4" table:formula="of:=+[.C1380]-[.E1380]+[.D1380]" office:value-type="float" office:value="49.2195129695588" calcext:value-type="float">
            <text:p>49</text:p>
          </table:table-cell>
          <table:table-cell table:style-name="ce4" table:formula="of:=+[.C1381]*([.$D$5]/100)" office:value-type="float" office:value="2.21487808363015" calcext:value-type="float">
            <text:p>2</text:p>
          </table:table-cell>
          <table:table-cell table:style-name="ce4" table:formula="of:=+[.C1381]*[.E1380]/[.C1380]" office:value-type="float" office:value="2.46097564847793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374</text:p>
          </table:table-cell>
          <table:table-cell table:style-name="ce4" table:formula="of:=+[.C1381]-[.E1381]+[.D1381]" office:value-type="float" office:value="48.973415404711" calcext:value-type="float">
            <text:p>49</text:p>
          </table:table-cell>
          <table:table-cell table:style-name="ce4" table:formula="of:=+[.C1382]*([.$D$5]/100)" office:value-type="float" office:value="2.203803693212" calcext:value-type="float">
            <text:p>2</text:p>
          </table:table-cell>
          <table:table-cell table:style-name="ce4" table:formula="of:=+[.C1382]*[.E1381]/[.C1381]" office:value-type="float" office:value="2.44867077023554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375</text:p>
          </table:table-cell>
          <table:table-cell table:style-name="ce4" table:formula="of:=+[.C1382]-[.E1382]+[.D1382]" office:value-type="float" office:value="48.7285483276875" calcext:value-type="float">
            <text:p>49</text:p>
          </table:table-cell>
          <table:table-cell table:style-name="ce4" table:formula="of:=+[.C1383]*([.$D$5]/100)" office:value-type="float" office:value="2.19278467474594" calcext:value-type="float">
            <text:p>2</text:p>
          </table:table-cell>
          <table:table-cell table:style-name="ce4" table:formula="of:=+[.C1383]*[.E1382]/[.C1382]" office:value-type="float" office:value="2.43642741638436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376</text:p>
          </table:table-cell>
          <table:table-cell table:style-name="ce4" table:formula="of:=+[.C1383]-[.E1383]+[.D1383]" office:value-type="float" office:value="48.4849055860491" calcext:value-type="float">
            <text:p>48</text:p>
          </table:table-cell>
          <table:table-cell table:style-name="ce4" table:formula="of:=+[.C1384]*([.$D$5]/100)" office:value-type="float" office:value="2.18182075137221" calcext:value-type="float">
            <text:p>2</text:p>
          </table:table-cell>
          <table:table-cell table:style-name="ce4" table:formula="of:=+[.C1384]*[.E1383]/[.C1383]" office:value-type="float" office:value="2.42424527930244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377</text:p>
          </table:table-cell>
          <table:table-cell table:style-name="ce4" table:formula="of:=+[.C1384]-[.E1384]+[.D1384]" office:value-type="float" office:value="48.2424810581188" calcext:value-type="float">
            <text:p>48</text:p>
          </table:table-cell>
          <table:table-cell table:style-name="ce4" table:formula="of:=+[.C1385]*([.$D$5]/100)" office:value-type="float" office:value="2.17091164761535" calcext:value-type="float">
            <text:p>2</text:p>
          </table:table-cell>
          <table:table-cell table:style-name="ce4" table:formula="of:=+[.C1385]*[.E1384]/[.C1384]" office:value-type="float" office:value="2.41212405290593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378</text:p>
          </table:table-cell>
          <table:table-cell table:style-name="ce4" table:formula="of:=+[.C1385]-[.E1385]+[.D1385]" office:value-type="float" office:value="48.0012686528282" calcext:value-type="float">
            <text:p>48</text:p>
          </table:table-cell>
          <table:table-cell table:style-name="ce4" table:formula="of:=+[.C1386]*([.$D$5]/100)" office:value-type="float" office:value="2.16005708937727" calcext:value-type="float">
            <text:p>2</text:p>
          </table:table-cell>
          <table:table-cell table:style-name="ce4" table:formula="of:=+[.C1386]*[.E1385]/[.C1385]" office:value-type="float" office:value="2.4000634326414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379</text:p>
          </table:table-cell>
          <table:table-cell table:style-name="ce4" table:formula="of:=+[.C1386]-[.E1386]+[.D1386]" office:value-type="float" office:value="47.7612623095641" calcext:value-type="float">
            <text:p>48</text:p>
          </table:table-cell>
          <table:table-cell table:style-name="ce4" table:formula="of:=+[.C1387]*([.$D$5]/100)" office:value-type="float" office:value="2.14925680393038" calcext:value-type="float">
            <text:p>2</text:p>
          </table:table-cell>
          <table:table-cell table:style-name="ce4" table:formula="of:=+[.C1387]*[.E1386]/[.C1386]" office:value-type="float" office:value="2.388063115478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380</text:p>
          </table:table-cell>
          <table:table-cell table:style-name="ce4" table:formula="of:=+[.C1387]-[.E1387]+[.D1387]" office:value-type="float" office:value="47.5224559980163" calcext:value-type="float">
            <text:p>48</text:p>
          </table:table-cell>
          <table:table-cell table:style-name="ce4" table:formula="of:=+[.C1388]*([.$D$5]/100)" office:value-type="float" office:value="2.13851051991073" calcext:value-type="float">
            <text:p>2</text:p>
          </table:table-cell>
          <table:table-cell table:style-name="ce4" table:formula="of:=+[.C1388]*[.E1387]/[.C1387]" office:value-type="float" office:value="2.37612279990081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381</text:p>
          </table:table-cell>
          <table:table-cell table:style-name="ce4" table:formula="of:=+[.C1388]-[.E1388]+[.D1388]" office:value-type="float" office:value="47.2848437180262" calcext:value-type="float">
            <text:p>47</text:p>
          </table:table-cell>
          <table:table-cell table:style-name="ce4" table:formula="of:=+[.C1389]*([.$D$5]/100)" office:value-type="float" office:value="2.12781796731118" calcext:value-type="float">
            <text:p>2</text:p>
          </table:table-cell>
          <table:table-cell table:style-name="ce4" table:formula="of:=+[.C1389]*[.E1388]/[.C1388]" office:value-type="float" office:value="2.3642421859013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382</text:p>
          </table:table-cell>
          <table:table-cell table:style-name="ce4" table:formula="of:=+[.C1389]-[.E1389]+[.D1389]" office:value-type="float" office:value="47.0484194994361" calcext:value-type="float">
            <text:p>47</text:p>
          </table:table-cell>
          <table:table-cell table:style-name="ce4" table:formula="of:=+[.C1390]*([.$D$5]/100)" office:value-type="float" office:value="2.11717887747462" calcext:value-type="float">
            <text:p>2</text:p>
          </table:table-cell>
          <table:table-cell table:style-name="ce4" table:formula="of:=+[.C1390]*[.E1389]/[.C1389]" office:value-type="float" office:value="2.3524209749718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383</text:p>
          </table:table-cell>
          <table:table-cell table:style-name="ce4" table:formula="of:=+[.C1390]-[.E1390]+[.D1390]" office:value-type="float" office:value="46.8131774019389" calcext:value-type="float">
            <text:p>47</text:p>
          </table:table-cell>
          <table:table-cell table:style-name="ce4" table:formula="of:=+[.C1391]*([.$D$5]/100)" office:value-type="float" office:value="2.10659298308725" calcext:value-type="float">
            <text:p>2</text:p>
          </table:table-cell>
          <table:table-cell table:style-name="ce4" table:formula="of:=+[.C1391]*[.E1390]/[.C1390]" office:value-type="float" office:value="2.34065887009694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384</text:p>
          </table:table-cell>
          <table:table-cell table:style-name="ce4" table:formula="of:=+[.C1391]-[.E1391]+[.D1391]" office:value-type="float" office:value="46.5791115149292" calcext:value-type="float">
            <text:p>47</text:p>
          </table:table-cell>
          <table:table-cell table:style-name="ce4" table:formula="of:=+[.C1392]*([.$D$5]/100)" office:value-type="float" office:value="2.09606001817182" calcext:value-type="float">
            <text:p>2</text:p>
          </table:table-cell>
          <table:table-cell table:style-name="ce4" table:formula="of:=+[.C1392]*[.E1391]/[.C1391]" office:value-type="float" office:value="2.32895557574645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385</text:p>
          </table:table-cell>
          <table:table-cell table:style-name="ce4" table:formula="of:=+[.C1392]-[.E1392]+[.D1392]" office:value-type="float" office:value="46.3462159573546" calcext:value-type="float">
            <text:p>46</text:p>
          </table:table-cell>
          <table:table-cell table:style-name="ce4" table:formula="of:=+[.C1393]*([.$D$5]/100)" office:value-type="float" office:value="2.08557971808096" calcext:value-type="float">
            <text:p>2</text:p>
          </table:table-cell>
          <table:table-cell table:style-name="ce4" table:formula="of:=+[.C1393]*[.E1392]/[.C1392]" office:value-type="float" office:value="2.3173107978677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386</text:p>
          </table:table-cell>
          <table:table-cell table:style-name="ce4" table:formula="of:=+[.C1393]-[.E1393]+[.D1393]" office:value-type="float" office:value="46.1144848775678" calcext:value-type="float">
            <text:p>46</text:p>
          </table:table-cell>
          <table:table-cell table:style-name="ce4" table:formula="of:=+[.C1394]*([.$D$5]/100)" office:value-type="float" office:value="2.07515181949055" calcext:value-type="float">
            <text:p>2</text:p>
          </table:table-cell>
          <table:table-cell table:style-name="ce4" table:formula="of:=+[.C1394]*[.E1393]/[.C1393]" office:value-type="float" office:value="2.30572424387838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387</text:p>
          </table:table-cell>
          <table:table-cell table:style-name="ce4" table:formula="of:=+[.C1394]-[.E1394]+[.D1394]" office:value-type="float" office:value="45.88391245318" calcext:value-type="float">
            <text:p>46</text:p>
          </table:table-cell>
          <table:table-cell table:style-name="ce4" table:formula="of:=+[.C1395]*([.$D$5]/100)" office:value-type="float" office:value="2.0647760603931" calcext:value-type="float">
            <text:p>2</text:p>
          </table:table-cell>
          <table:table-cell table:style-name="ce4" table:formula="of:=+[.C1395]*[.E1394]/[.C1394]" office:value-type="float" office:value="2.29419562265899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388</text:p>
          </table:table-cell>
          <table:table-cell table:style-name="ce4" table:formula="of:=+[.C1395]-[.E1395]+[.D1395]" office:value-type="float" office:value="45.6544928909141" calcext:value-type="float">
            <text:p>46</text:p>
          </table:table-cell>
          <table:table-cell table:style-name="ce4" table:formula="of:=+[.C1396]*([.$D$5]/100)" office:value-type="float" office:value="2.05445218009114" calcext:value-type="float">
            <text:p>2</text:p>
          </table:table-cell>
          <table:table-cell table:style-name="ce4" table:formula="of:=+[.C1396]*[.E1395]/[.C1395]" office:value-type="float" office:value="2.2827246445457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389</text:p>
          </table:table-cell>
          <table:table-cell table:style-name="ce4" table:formula="of:=+[.C1396]-[.E1396]+[.D1396]" office:value-type="float" office:value="45.4262204264596" calcext:value-type="float">
            <text:p>45</text:p>
          </table:table-cell>
          <table:table-cell table:style-name="ce4" table:formula="of:=+[.C1397]*([.$D$5]/100)" office:value-type="float" office:value="2.04417991919068" calcext:value-type="float">
            <text:p>2</text:p>
          </table:table-cell>
          <table:table-cell table:style-name="ce4" table:formula="of:=+[.C1397]*[.E1396]/[.C1396]" office:value-type="float" office:value="2.27131102132297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390</text:p>
          </table:table-cell>
          <table:table-cell table:style-name="ce4" table:formula="of:=+[.C1397]-[.E1397]+[.D1397]" office:value-type="float" office:value="45.1990893243273" calcext:value-type="float">
            <text:p>45</text:p>
          </table:table-cell>
          <table:table-cell table:style-name="ce4" table:formula="of:=+[.C1398]*([.$D$5]/100)" office:value-type="float" office:value="2.03395901959473" calcext:value-type="float">
            <text:p>2</text:p>
          </table:table-cell>
          <table:table-cell table:style-name="ce4" table:formula="of:=+[.C1398]*[.E1397]/[.C1397]" office:value-type="float" office:value="2.25995446621635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391</text:p>
          </table:table-cell>
          <table:table-cell table:style-name="ce4" table:formula="of:=+[.C1398]-[.E1398]+[.D1398]" office:value-type="float" office:value="44.9730938777056" calcext:value-type="float">
            <text:p>45</text:p>
          </table:table-cell>
          <table:table-cell table:style-name="ce4" table:formula="of:=+[.C1399]*([.$D$5]/100)" office:value-type="float" office:value="2.02378922449675" calcext:value-type="float">
            <text:p>2</text:p>
          </table:table-cell>
          <table:table-cell table:style-name="ce4" table:formula="of:=+[.C1399]*[.E1398]/[.C1398]" office:value-type="float" office:value="2.24865469388527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392</text:p>
          </table:table-cell>
          <table:table-cell table:style-name="ce4" table:formula="of:=+[.C1399]-[.E1399]+[.D1399]" office:value-type="float" office:value="44.7482284083171" calcext:value-type="float">
            <text:p>45</text:p>
          </table:table-cell>
          <table:table-cell table:style-name="ce4" table:formula="of:=+[.C1400]*([.$D$5]/100)" office:value-type="float" office:value="2.01367027837427" calcext:value-type="float">
            <text:p>2</text:p>
          </table:table-cell>
          <table:table-cell table:style-name="ce4" table:formula="of:=+[.C1400]*[.E1399]/[.C1399]" office:value-type="float" office:value="2.23741142041585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393</text:p>
          </table:table-cell>
          <table:table-cell table:style-name="ce4" table:formula="of:=+[.C1400]-[.E1400]+[.D1400]" office:value-type="float" office:value="44.5244872662756" calcext:value-type="float">
            <text:p>45</text:p>
          </table:table-cell>
          <table:table-cell table:style-name="ce4" table:formula="of:=+[.C1401]*([.$D$5]/100)" office:value-type="float" office:value="2.0036019269824" calcext:value-type="float">
            <text:p>2</text:p>
          </table:table-cell>
          <table:table-cell table:style-name="ce4" table:formula="of:=+[.C1401]*[.E1400]/[.C1400]" office:value-type="float" office:value="2.22622436331377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394</text:p>
          </table:table-cell>
          <table:table-cell table:style-name="ce4" table:formula="of:=+[.C1401]-[.E1401]+[.D1401]" office:value-type="float" office:value="44.3018648299442" calcext:value-type="float">
            <text:p>44</text:p>
          </table:table-cell>
          <table:table-cell table:style-name="ce4" table:formula="of:=+[.C1402]*([.$D$5]/100)" office:value-type="float" office:value="1.99358391734749" calcext:value-type="float">
            <text:p>2</text:p>
          </table:table-cell>
          <table:table-cell table:style-name="ce4" table:formula="of:=+[.C1402]*[.E1401]/[.C1401]" office:value-type="float" office:value="2.215093241497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395</text:p>
          </table:table-cell>
          <table:table-cell table:style-name="ce4" table:formula="of:=+[.C1402]-[.E1402]+[.D1402]" office:value-type="float" office:value="44.0803555057945" calcext:value-type="float">
            <text:p>44</text:p>
          </table:table-cell>
          <table:table-cell table:style-name="ce4" table:formula="of:=+[.C1403]*([.$D$5]/100)" office:value-type="float" office:value="1.98361599776075" calcext:value-type="float">
            <text:p>2</text:p>
          </table:table-cell>
          <table:table-cell table:style-name="ce4" table:formula="of:=+[.C1403]*[.E1402]/[.C1402]" office:value-type="float" office:value="2.20401777528971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396</text:p>
          </table:table-cell>
          <table:table-cell table:style-name="ce4" table:formula="of:=+[.C1403]-[.E1403]+[.D1403]" office:value-type="float" office:value="43.8599537282655" calcext:value-type="float">
            <text:p>44</text:p>
          </table:table-cell>
          <table:table-cell table:style-name="ce4" table:formula="of:=+[.C1404]*([.$D$5]/100)" office:value-type="float" office:value="1.97369791777195" calcext:value-type="float">
            <text:p>2</text:p>
          </table:table-cell>
          <table:table-cell table:style-name="ce4" table:formula="of:=+[.C1404]*[.E1403]/[.C1403]" office:value-type="float" office:value="2.19299768641327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397</text:p>
          </table:table-cell>
          <table:table-cell table:style-name="ce4" table:formula="of:=+[.C1404]-[.E1404]+[.D1404]" office:value-type="float" office:value="43.6406539596242" calcext:value-type="float">
            <text:p>44</text:p>
          </table:table-cell>
          <table:table-cell table:style-name="ce4" table:formula="of:=+[.C1405]*([.$D$5]/100)" office:value-type="float" office:value="1.96382942818309" calcext:value-type="float">
            <text:p>2</text:p>
          </table:table-cell>
          <table:table-cell table:style-name="ce4" table:formula="of:=+[.C1405]*[.E1404]/[.C1404]" office:value-type="float" office:value="2.182032697981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398</text:p>
          </table:table-cell>
          <table:table-cell table:style-name="ce4" table:formula="of:=+[.C1405]-[.E1405]+[.D1405]" office:value-type="float" office:value="43.4224506898261" calcext:value-type="float">
            <text:p>43</text:p>
          </table:table-cell>
          <table:table-cell table:style-name="ce4" table:formula="of:=+[.C1406]*([.$D$5]/100)" office:value-type="float" office:value="1.95401028104217" calcext:value-type="float">
            <text:p>2</text:p>
          </table:table-cell>
          <table:table-cell table:style-name="ce4" table:formula="of:=+[.C1406]*[.E1405]/[.C1405]" office:value-type="float" office:value="2.1711225344913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399</text:p>
          </table:table-cell>
          <table:table-cell table:style-name="ce4" table:formula="of:=+[.C1406]-[.E1406]+[.D1406]" office:value-type="float" office:value="43.205338436377" calcext:value-type="float">
            <text:p>43</text:p>
          </table:table-cell>
          <table:table-cell table:style-name="ce4" table:formula="of:=+[.C1407]*([.$D$5]/100)" office:value-type="float" office:value="1.94424022963696" calcext:value-type="float">
            <text:p>2</text:p>
          </table:table-cell>
          <table:table-cell table:style-name="ce4" table:formula="of:=+[.C1407]*[.E1406]/[.C1406]" office:value-type="float" office:value="2.16026692181884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400</text:p>
          </table:table-cell>
          <table:table-cell table:style-name="ce4" table:formula="of:=+[.C1407]-[.E1407]+[.D1407]" office:value-type="float" office:value="42.9893117441951" calcext:value-type="float">
            <text:p>43</text:p>
          </table:table-cell>
          <table:table-cell table:style-name="ce4" table:formula="of:=+[.C1408]*([.$D$5]/100)" office:value-type="float" office:value="1.93451902848878" calcext:value-type="float">
            <text:p>2</text:p>
          </table:table-cell>
          <table:table-cell table:style-name="ce4" table:formula="of:=+[.C1408]*[.E1407]/[.C1407]" office:value-type="float" office:value="2.14946558720974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401</text:p>
          </table:table-cell>
          <table:table-cell table:style-name="ce4" table:formula="of:=+[.C1408]-[.E1408]+[.D1408]" office:value-type="float" office:value="42.7743651854741" calcext:value-type="float">
            <text:p>43</text:p>
          </table:table-cell>
          <table:table-cell table:style-name="ce4" table:formula="of:=+[.C1409]*([.$D$5]/100)" office:value-type="float" office:value="1.92484643334633" calcext:value-type="float">
            <text:p>2</text:p>
          </table:table-cell>
          <table:table-cell table:style-name="ce4" table:formula="of:=+[.C1409]*[.E1408]/[.C1408]" office:value-type="float" office:value="2.1387182592737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402</text:p>
          </table:table-cell>
          <table:table-cell table:style-name="ce4" table:formula="of:=+[.C1409]-[.E1409]+[.D1409]" office:value-type="float" office:value="42.5604933595468" calcext:value-type="float">
            <text:p>43</text:p>
          </table:table-cell>
          <table:table-cell table:style-name="ce4" table:formula="of:=+[.C1410]*([.$D$5]/100)" office:value-type="float" office:value="1.9152222011796" calcext:value-type="float">
            <text:p>2</text:p>
          </table:table-cell>
          <table:table-cell table:style-name="ce4" table:formula="of:=+[.C1410]*[.E1409]/[.C1409]" office:value-type="float" office:value="2.12802466797733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403</text:p>
          </table:table-cell>
          <table:table-cell table:style-name="ce4" table:formula="of:=+[.C1410]-[.E1410]+[.D1410]" office:value-type="float" office:value="42.347690892749" calcext:value-type="float">
            <text:p>42</text:p>
          </table:table-cell>
          <table:table-cell table:style-name="ce4" table:formula="of:=+[.C1411]*([.$D$5]/100)" office:value-type="float" office:value="1.90564609017371" calcext:value-type="float">
            <text:p>2</text:p>
          </table:table-cell>
          <table:table-cell table:style-name="ce4" table:formula="of:=+[.C1411]*[.E1410]/[.C1410]" office:value-type="float" office:value="2.11738454463744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404</text:p>
          </table:table-cell>
          <table:table-cell table:style-name="ce4" table:formula="of:=+[.C1411]-[.E1411]+[.D1411]" office:value-type="float" office:value="42.1359524382853" calcext:value-type="float">
            <text:p>42</text:p>
          </table:table-cell>
          <table:table-cell table:style-name="ce4" table:formula="of:=+[.C1412]*([.$D$5]/100)" office:value-type="float" office:value="1.89611785972284" calcext:value-type="float">
            <text:p>2</text:p>
          </table:table-cell>
          <table:table-cell table:style-name="ce4" table:formula="of:=+[.C1412]*[.E1411]/[.C1411]" office:value-type="float" office:value="2.10679762191426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405</text:p>
          </table:table-cell>
          <table:table-cell table:style-name="ce4" table:formula="of:=+[.C1412]-[.E1412]+[.D1412]" office:value-type="float" office:value="41.9252726760939" calcext:value-type="float">
            <text:p>42</text:p>
          </table:table-cell>
          <table:table-cell table:style-name="ce4" table:formula="of:=+[.C1413]*([.$D$5]/100)" office:value-type="float" office:value="1.88663727042422" calcext:value-type="float">
            <text:p>2</text:p>
          </table:table-cell>
          <table:table-cell table:style-name="ce4" table:formula="of:=+[.C1413]*[.E1412]/[.C1412]" office:value-type="float" office:value="2.09626363380468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406</text:p>
          </table:table-cell>
          <table:table-cell table:style-name="ce4" table:formula="of:=+[.C1413]-[.E1413]+[.D1413]" office:value-type="float" office:value="41.7156463127134" calcext:value-type="float">
            <text:p>42</text:p>
          </table:table-cell>
          <table:table-cell table:style-name="ce4" table:formula="of:=+[.C1414]*([.$D$5]/100)" office:value-type="float" office:value="1.8772040840721" calcext:value-type="float">
            <text:p>2</text:p>
          </table:table-cell>
          <table:table-cell table:style-name="ce4" table:formula="of:=+[.C1414]*[.E1413]/[.C1413]" office:value-type="float" office:value="2.08578231563566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407</text:p>
          </table:table-cell>
          <table:table-cell table:style-name="ce4" table:formula="of:=+[.C1414]-[.E1414]+[.D1414]" office:value-type="float" office:value="41.5070680811499" calcext:value-type="float">
            <text:p>42</text:p>
          </table:table-cell>
          <table:table-cell table:style-name="ce4" table:formula="of:=+[.C1415]*([.$D$5]/100)" office:value-type="float" office:value="1.86781806365174" calcext:value-type="float">
            <text:p>2</text:p>
          </table:table-cell>
          <table:table-cell table:style-name="ce4" table:formula="of:=+[.C1415]*[.E1414]/[.C1414]" office:value-type="float" office:value="2.07535340405748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408</text:p>
          </table:table-cell>
          <table:table-cell table:style-name="ce4" table:formula="of:=+[.C1415]-[.E1415]+[.D1415]" office:value-type="float" office:value="41.2995327407441" calcext:value-type="float">
            <text:p>41</text:p>
          </table:table-cell>
          <table:table-cell table:style-name="ce4" table:formula="of:=+[.C1416]*([.$D$5]/100)" office:value-type="float" office:value="1.85847897333349" calcext:value-type="float">
            <text:p>2</text:p>
          </table:table-cell>
          <table:table-cell table:style-name="ce4" table:formula="of:=+[.C1416]*[.E1415]/[.C1415]" office:value-type="float" office:value="2.064976637037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409</text:p>
          </table:table-cell>
          <table:table-cell table:style-name="ce4" table:formula="of:=+[.C1416]-[.E1416]+[.D1416]" office:value-type="float" office:value="41.0930350770404" calcext:value-type="float">
            <text:p>41</text:p>
          </table:table-cell>
          <table:table-cell table:style-name="ce4" table:formula="of:=+[.C1417]*([.$D$5]/100)" office:value-type="float" office:value="1.84918657846682" calcext:value-type="float">
            <text:p>2</text:p>
          </table:table-cell>
          <table:table-cell table:style-name="ce4" table:formula="of:=+[.C1417]*[.E1416]/[.C1416]" office:value-type="float" office:value="2.05465175385201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410</text:p>
          </table:table-cell>
          <table:table-cell table:style-name="ce4" table:formula="of:=+[.C1417]-[.E1417]+[.D1417]" office:value-type="float" office:value="40.8875699016552" calcext:value-type="float">
            <text:p>41</text:p>
          </table:table-cell>
          <table:table-cell table:style-name="ce4" table:formula="of:=+[.C1418]*([.$D$5]/100)" office:value-type="float" office:value="1.83994064557448" calcext:value-type="float">
            <text:p>2</text:p>
          </table:table-cell>
          <table:table-cell table:style-name="ce4" table:formula="of:=+[.C1418]*[.E1417]/[.C1417]" office:value-type="float" office:value="2.04437849508275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411</text:p>
          </table:table-cell>
          <table:table-cell table:style-name="ce4" table:formula="of:=+[.C1418]-[.E1418]+[.D1418]" office:value-type="float" office:value="40.683132052147" calcext:value-type="float">
            <text:p>41</text:p>
          </table:table-cell>
          <table:table-cell table:style-name="ce4" table:formula="of:=+[.C1419]*([.$D$5]/100)" office:value-type="float" office:value="1.83074094234661" calcext:value-type="float">
            <text:p>2</text:p>
          </table:table-cell>
          <table:table-cell table:style-name="ce4" table:formula="of:=+[.C1419]*[.E1418]/[.C1418]" office:value-type="float" office:value="2.03415660260734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412</text:p>
          </table:table-cell>
          <table:table-cell table:style-name="ce4" table:formula="of:=+[.C1419]-[.E1419]+[.D1419]" office:value-type="float" office:value="40.4797163918862" calcext:value-type="float">
            <text:p>40</text:p>
          </table:table-cell>
          <table:table-cell table:style-name="ce4" table:formula="of:=+[.C1420]*([.$D$5]/100)" office:value-type="float" office:value="1.82158723763488" calcext:value-type="float">
            <text:p>2</text:p>
          </table:table-cell>
          <table:table-cell table:style-name="ce4" table:formula="of:=+[.C1420]*[.E1419]/[.C1419]" office:value-type="float" office:value="2.0239858195943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413</text:p>
          </table:table-cell>
          <table:table-cell table:style-name="ce4" table:formula="of:=+[.C1420]-[.E1420]+[.D1420]" office:value-type="float" office:value="40.2773178099268" calcext:value-type="float">
            <text:p>40</text:p>
          </table:table-cell>
          <table:table-cell table:style-name="ce4" table:formula="of:=+[.C1421]*([.$D$5]/100)" office:value-type="float" office:value="1.81247930144671" calcext:value-type="float">
            <text:p>2</text:p>
          </table:table-cell>
          <table:table-cell table:style-name="ce4" table:formula="of:=+[.C1421]*[.E1420]/[.C1420]" office:value-type="float" office:value="2.01386589049633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414</text:p>
          </table:table-cell>
          <table:table-cell table:style-name="ce4" table:formula="of:=+[.C1421]-[.E1421]+[.D1421]" office:value-type="float" office:value="40.0759312208772" calcext:value-type="float">
            <text:p>40</text:p>
          </table:table-cell>
          <table:table-cell table:style-name="ce4" table:formula="of:=+[.C1422]*([.$D$5]/100)" office:value-type="float" office:value="1.80341690493947" calcext:value-type="float">
            <text:p>2</text:p>
          </table:table-cell>
          <table:table-cell table:style-name="ce4" table:formula="of:=+[.C1422]*[.E1421]/[.C1421]" office:value-type="float" office:value="2.00379656104385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415</text:p>
          </table:table-cell>
          <table:table-cell table:style-name="ce4" table:formula="of:=+[.C1422]-[.E1422]+[.D1422]" office:value-type="float" office:value="39.8755515647728" calcext:value-type="float">
            <text:p>40</text:p>
          </table:table-cell>
          <table:table-cell table:style-name="ce4" table:formula="of:=+[.C1423]*([.$D$5]/100)" office:value-type="float" office:value="1.79439982041478" calcext:value-type="float">
            <text:p>2</text:p>
          </table:table-cell>
          <table:table-cell table:style-name="ce4" table:formula="of:=+[.C1423]*[.E1422]/[.C1422]" office:value-type="float" office:value="1.99377757823863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416</text:p>
          </table:table-cell>
          <table:table-cell table:style-name="ce4" table:formula="of:=+[.C1423]-[.E1423]+[.D1423]" office:value-type="float" office:value="39.6761738069489" calcext:value-type="float">
            <text:p>40</text:p>
          </table:table-cell>
          <table:table-cell table:style-name="ce4" table:formula="of:=+[.C1424]*([.$D$5]/100)" office:value-type="float" office:value="1.7854278213127" calcext:value-type="float">
            <text:p>2</text:p>
          </table:table-cell>
          <table:table-cell table:style-name="ce4" table:formula="of:=+[.C1424]*[.E1423]/[.C1423]" office:value-type="float" office:value="1.98380869034744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417</text:p>
          </table:table-cell>
          <table:table-cell table:style-name="ce4" table:formula="of:=+[.C1424]-[.E1424]+[.D1424]" office:value-type="float" office:value="39.4777929379142" calcext:value-type="float">
            <text:p>39</text:p>
          </table:table-cell>
          <table:table-cell table:style-name="ce4" table:formula="of:=+[.C1425]*([.$D$5]/100)" office:value-type="float" office:value="1.77650068220614" calcext:value-type="float">
            <text:p>2</text:p>
          </table:table-cell>
          <table:table-cell table:style-name="ce4" table:formula="of:=+[.C1425]*[.E1424]/[.C1424]" office:value-type="float" office:value="1.9738896468957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418</text:p>
          </table:table-cell>
          <table:table-cell table:style-name="ce4" table:formula="of:=+[.C1425]-[.E1425]+[.D1425]" office:value-type="float" office:value="39.2804039732246" calcext:value-type="float">
            <text:p>39</text:p>
          </table:table-cell>
          <table:table-cell table:style-name="ce4" table:formula="of:=+[.C1426]*([.$D$5]/100)" office:value-type="float" office:value="1.76761817879511" calcext:value-type="float">
            <text:p>2</text:p>
          </table:table-cell>
          <table:table-cell table:style-name="ce4" table:formula="of:=+[.C1426]*[.E1425]/[.C1425]" office:value-type="float" office:value="1.9640201986612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419</text:p>
          </table:table-cell>
          <table:table-cell table:style-name="ce4" table:formula="of:=+[.C1426]-[.E1426]+[.D1426]" office:value-type="float" office:value="39.0840019533585" calcext:value-type="float">
            <text:p>39</text:p>
          </table:table-cell>
          <table:table-cell table:style-name="ce4" table:formula="of:=+[.C1427]*([.$D$5]/100)" office:value-type="float" office:value="1.75878008790113" calcext:value-type="float">
            <text:p>2</text:p>
          </table:table-cell>
          <table:table-cell table:style-name="ce4" table:formula="of:=+[.C1427]*[.E1426]/[.C1426]" office:value-type="float" office:value="1.9542000976679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420</text:p>
          </table:table-cell>
          <table:table-cell table:style-name="ce4" table:formula="of:=+[.C1427]-[.E1427]+[.D1427]" office:value-type="float" office:value="38.8885819435918" calcext:value-type="float">
            <text:p>39</text:p>
          </table:table-cell>
          <table:table-cell table:style-name="ce4" table:formula="of:=+[.C1428]*([.$D$5]/100)" office:value-type="float" office:value="1.74998618746163" calcext:value-type="float">
            <text:p>2</text:p>
          </table:table-cell>
          <table:table-cell table:style-name="ce4" table:formula="of:=+[.C1428]*[.E1427]/[.C1427]" office:value-type="float" office:value="1.94442909717958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421</text:p>
          </table:table-cell>
          <table:table-cell table:style-name="ce4" table:formula="of:=+[.C1428]-[.E1428]+[.D1428]" office:value-type="float" office:value="38.6941390338738" calcext:value-type="float">
            <text:p>39</text:p>
          </table:table-cell>
          <table:table-cell table:style-name="ce4" table:formula="of:=+[.C1429]*([.$D$5]/100)" office:value-type="float" office:value="1.74123625652432" calcext:value-type="float">
            <text:p>2</text:p>
          </table:table-cell>
          <table:table-cell table:style-name="ce4" table:formula="of:=+[.C1429]*[.E1428]/[.C1428]" office:value-type="float" office:value="1.93470695169368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422</text:p>
          </table:table-cell>
          <table:table-cell table:style-name="ce4" table:formula="of:=+[.C1429]-[.E1429]+[.D1429]" office:value-type="float" office:value="38.5006683387045" calcext:value-type="float">
            <text:p>39</text:p>
          </table:table-cell>
          <table:table-cell table:style-name="ce4" table:formula="of:=+[.C1430]*([.$D$5]/100)" office:value-type="float" office:value="1.7325300752417" calcext:value-type="float">
            <text:p>2</text:p>
          </table:table-cell>
          <table:table-cell table:style-name="ce4" table:formula="of:=+[.C1430]*[.E1429]/[.C1429]" office:value-type="float" office:value="1.92503341693521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423</text:p>
          </table:table-cell>
          <table:table-cell table:style-name="ce4" table:formula="of:=+[.C1430]-[.E1430]+[.D1430]" office:value-type="float" office:value="38.3081649970109" calcext:value-type="float">
            <text:p>38</text:p>
          </table:table-cell>
          <table:table-cell table:style-name="ce4" table:formula="of:=+[.C1431]*([.$D$5]/100)" office:value-type="float" office:value="1.72386742486549" calcext:value-type="float">
            <text:p>2</text:p>
          </table:table-cell>
          <table:table-cell table:style-name="ce4" table:formula="of:=+[.C1431]*[.E1430]/[.C1430]" office:value-type="float" office:value="1.91540824985054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424</text:p>
          </table:table-cell>
          <table:table-cell table:style-name="ce4" table:formula="of:=+[.C1431]-[.E1431]+[.D1431]" office:value-type="float" office:value="38.1166241720259" calcext:value-type="float">
            <text:p>38</text:p>
          </table:table-cell>
          <table:table-cell table:style-name="ce4" table:formula="of:=+[.C1432]*([.$D$5]/100)" office:value-type="float" office:value="1.71524808774116" calcext:value-type="float">
            <text:p>2</text:p>
          </table:table-cell>
          <table:table-cell table:style-name="ce4" table:formula="of:=+[.C1432]*[.E1431]/[.C1431]" office:value-type="float" office:value="1.90583120860129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425</text:p>
          </table:table-cell>
          <table:table-cell table:style-name="ce4" table:formula="of:=+[.C1432]-[.E1432]+[.D1432]" office:value-type="float" office:value="37.9260410511658" calcext:value-type="float">
            <text:p>38</text:p>
          </table:table-cell>
          <table:table-cell table:style-name="ce4" table:formula="of:=+[.C1433]*([.$D$5]/100)" office:value-type="float" office:value="1.70667184730246" calcext:value-type="float">
            <text:p>2</text:p>
          </table:table-cell>
          <table:table-cell table:style-name="ce4" table:formula="of:=+[.C1433]*[.E1432]/[.C1432]" office:value-type="float" office:value="1.89630205255828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426</text:p>
          </table:table-cell>
          <table:table-cell table:style-name="ce4" table:formula="of:=+[.C1433]-[.E1433]+[.D1433]" office:value-type="float" office:value="37.7364108459099" calcext:value-type="float">
            <text:p>38</text:p>
          </table:table-cell>
          <table:table-cell table:style-name="ce4" table:formula="of:=+[.C1434]*([.$D$5]/100)" office:value-type="float" office:value="1.69813848806595" calcext:value-type="float">
            <text:p>2</text:p>
          </table:table-cell>
          <table:table-cell table:style-name="ce4" table:formula="of:=+[.C1434]*[.E1433]/[.C1433]" office:value-type="float" office:value="1.88682054229549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427</text:p>
          </table:table-cell>
          <table:table-cell table:style-name="ce4" table:formula="of:=+[.C1434]-[.E1434]+[.D1434]" office:value-type="float" office:value="37.5477287916804" calcext:value-type="float">
            <text:p>38</text:p>
          </table:table-cell>
          <table:table-cell table:style-name="ce4" table:formula="of:=+[.C1435]*([.$D$5]/100)" office:value-type="float" office:value="1.68964779562562" calcext:value-type="float">
            <text:p>2</text:p>
          </table:table-cell>
          <table:table-cell table:style-name="ce4" table:formula="of:=+[.C1435]*[.E1434]/[.C1434]" office:value-type="float" office:value="1.87738643958401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428</text:p>
          </table:table-cell>
          <table:table-cell table:style-name="ce4" table:formula="of:=+[.C1435]-[.E1435]+[.D1435]" office:value-type="float" office:value="37.359990147722" calcext:value-type="float">
            <text:p>37</text:p>
          </table:table-cell>
          <table:table-cell table:style-name="ce4" table:formula="of:=+[.C1436]*([.$D$5]/100)" office:value-type="float" office:value="1.68119955664749" calcext:value-type="float">
            <text:p>2</text:p>
          </table:table-cell>
          <table:table-cell table:style-name="ce4" table:formula="of:=+[.C1436]*[.E1435]/[.C1435]" office:value-type="float" office:value="1.86799950738609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429</text:p>
          </table:table-cell>
          <table:table-cell table:style-name="ce4" table:formula="of:=+[.C1436]-[.E1436]+[.D1436]" office:value-type="float" office:value="37.1731901969834" calcext:value-type="float">
            <text:p>37</text:p>
          </table:table-cell>
          <table:table-cell table:style-name="ce4" table:formula="of:=+[.C1437]*([.$D$5]/100)" office:value-type="float" office:value="1.67279355886425" calcext:value-type="float">
            <text:p>2</text:p>
          </table:table-cell>
          <table:table-cell table:style-name="ce4" table:formula="of:=+[.C1437]*[.E1436]/[.C1436]" office:value-type="float" office:value="1.85865950984916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430</text:p>
          </table:table-cell>
          <table:table-cell table:style-name="ce4" table:formula="of:=+[.C1437]-[.E1437]+[.D1437]" office:value-type="float" office:value="36.9873242459985" calcext:value-type="float">
            <text:p>37</text:p>
          </table:table-cell>
          <table:table-cell table:style-name="ce4" table:formula="of:=+[.C1438]*([.$D$5]/100)" office:value-type="float" office:value="1.66442959106993" calcext:value-type="float">
            <text:p>2</text:p>
          </table:table-cell>
          <table:table-cell table:style-name="ce4" table:formula="of:=+[.C1438]*[.E1437]/[.C1437]" office:value-type="float" office:value="1.8493662122999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431</text:p>
          </table:table-cell>
          <table:table-cell table:style-name="ce4" table:formula="of:=+[.C1438]-[.E1438]+[.D1438]" office:value-type="float" office:value="36.8023876247685" calcext:value-type="float">
            <text:p>37</text:p>
          </table:table-cell>
          <table:table-cell table:style-name="ce4" table:formula="of:=+[.C1439]*([.$D$5]/100)" office:value-type="float" office:value="1.65610744311458" calcext:value-type="float">
            <text:p>2</text:p>
          </table:table-cell>
          <table:table-cell table:style-name="ce4" table:formula="of:=+[.C1439]*[.E1438]/[.C1438]" office:value-type="float" office:value="1.8401193812384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432</text:p>
          </table:table-cell>
          <table:table-cell table:style-name="ce4" table:formula="of:=+[.C1439]-[.E1439]+[.D1439]" office:value-type="float" office:value="36.6183756866447" calcext:value-type="float">
            <text:p>37</text:p>
          </table:table-cell>
          <table:table-cell table:style-name="ce4" table:formula="of:=+[.C1440]*([.$D$5]/100)" office:value-type="float" office:value="1.64782690589901" calcext:value-type="float">
            <text:p>2</text:p>
          </table:table-cell>
          <table:table-cell table:style-name="ce4" table:formula="of:=+[.C1440]*[.E1439]/[.C1439]" office:value-type="float" office:value="1.83091878433223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433</text:p>
          </table:table-cell>
          <table:table-cell table:style-name="ce4" table:formula="of:=+[.C1440]-[.E1440]+[.D1440]" office:value-type="float" office:value="36.4352838082115" calcext:value-type="float">
            <text:p>36</text:p>
          </table:table-cell>
          <table:table-cell table:style-name="ce4" table:formula="of:=+[.C1441]*([.$D$5]/100)" office:value-type="float" office:value="1.63958777136952" calcext:value-type="float">
            <text:p>2</text:p>
          </table:table-cell>
          <table:table-cell table:style-name="ce4" table:formula="of:=+[.C1441]*[.E1440]/[.C1440]" office:value-type="float" office:value="1.82176419041057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434</text:p>
          </table:table-cell>
          <table:table-cell table:style-name="ce4" table:formula="of:=+[.C1441]-[.E1441]+[.D1441]" office:value-type="float" office:value="36.2531073891704" calcext:value-type="float">
            <text:p>36</text:p>
          </table:table-cell>
          <table:table-cell table:style-name="ce4" table:formula="of:=+[.C1442]*([.$D$5]/100)" office:value-type="float" office:value="1.63138983251267" calcext:value-type="float">
            <text:p>2</text:p>
          </table:table-cell>
          <table:table-cell table:style-name="ce4" table:formula="of:=+[.C1442]*[.E1441]/[.C1441]" office:value-type="float" office:value="1.81265536945851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435</text:p>
          </table:table-cell>
          <table:table-cell table:style-name="ce4" table:formula="of:=+[.C1442]-[.E1442]+[.D1442]" office:value-type="float" office:value="36.0718418522246" calcext:value-type="float">
            <text:p>36</text:p>
          </table:table-cell>
          <table:table-cell table:style-name="ce4" table:formula="of:=+[.C1443]*([.$D$5]/100)" office:value-type="float" office:value="1.62323288335011" calcext:value-type="float">
            <text:p>2</text:p>
          </table:table-cell>
          <table:table-cell table:style-name="ce4" table:formula="of:=+[.C1443]*[.E1442]/[.C1442]" office:value-type="float" office:value="1.8035920926112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436</text:p>
          </table:table-cell>
          <table:table-cell table:style-name="ce4" table:formula="of:=+[.C1443]-[.E1443]+[.D1443]" office:value-type="float" office:value="35.8914826429635" calcext:value-type="float">
            <text:p>36</text:p>
          </table:table-cell>
          <table:table-cell table:style-name="ce4" table:formula="of:=+[.C1444]*([.$D$5]/100)" office:value-type="float" office:value="1.61511671893336" calcext:value-type="float">
            <text:p>2</text:p>
          </table:table-cell>
          <table:table-cell table:style-name="ce4" table:formula="of:=+[.C1444]*[.E1443]/[.C1443]" office:value-type="float" office:value="1.79457413214817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437</text:p>
          </table:table-cell>
          <table:table-cell table:style-name="ce4" table:formula="of:=+[.C1444]-[.E1444]+[.D1444]" office:value-type="float" office:value="35.7120252297487" calcext:value-type="float">
            <text:p>36</text:p>
          </table:table-cell>
          <table:table-cell table:style-name="ce4" table:formula="of:=+[.C1445]*([.$D$5]/100)" office:value-type="float" office:value="1.60704113533869" calcext:value-type="float">
            <text:p>2</text:p>
          </table:table-cell>
          <table:table-cell table:style-name="ce4" table:formula="of:=+[.C1445]*[.E1444]/[.C1444]" office:value-type="float" office:value="1.7856012614874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438</text:p>
          </table:table-cell>
          <table:table-cell table:style-name="ce4" table:formula="of:=+[.C1445]-[.E1445]+[.D1445]" office:value-type="float" office:value="35.5334651035999" calcext:value-type="float">
            <text:p>36</text:p>
          </table:table-cell>
          <table:table-cell table:style-name="ce4" table:formula="of:=+[.C1446]*([.$D$5]/100)" office:value-type="float" office:value="1.599005929662" calcext:value-type="float">
            <text:p>2</text:p>
          </table:table-cell>
          <table:table-cell table:style-name="ce4" table:formula="of:=+[.C1446]*[.E1445]/[.C1445]" office:value-type="float" office:value="1.77667325517999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439</text:p>
          </table:table-cell>
          <table:table-cell table:style-name="ce4" table:formula="of:=+[.C1446]-[.E1446]+[.D1446]" office:value-type="float" office:value="35.3557977780819" calcext:value-type="float">
            <text:p>35</text:p>
          </table:table-cell>
          <table:table-cell table:style-name="ce4" table:formula="of:=+[.C1447]*([.$D$5]/100)" office:value-type="float" office:value="1.59101090001369" calcext:value-type="float">
            <text:p>2</text:p>
          </table:table-cell>
          <table:table-cell table:style-name="ce4" table:formula="of:=+[.C1447]*[.E1446]/[.C1446]" office:value-type="float" office:value="1.76778988890409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440</text:p>
          </table:table-cell>
          <table:table-cell table:style-name="ce4" table:formula="of:=+[.C1447]-[.E1447]+[.D1447]" office:value-type="float" office:value="35.1790187891915" calcext:value-type="float">
            <text:p>35</text:p>
          </table:table-cell>
          <table:table-cell table:style-name="ce4" table:formula="of:=+[.C1448]*([.$D$5]/100)" office:value-type="float" office:value="1.58305584551362" calcext:value-type="float">
            <text:p>2</text:p>
          </table:table-cell>
          <table:table-cell table:style-name="ce4" table:formula="of:=+[.C1448]*[.E1447]/[.C1447]" office:value-type="float" office:value="1.75895093945957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441</text:p>
          </table:table-cell>
          <table:table-cell table:style-name="ce4" table:formula="of:=+[.C1448]-[.E1448]+[.D1448]" office:value-type="float" office:value="35.0031236952456" calcext:value-type="float">
            <text:p>35</text:p>
          </table:table-cell>
          <table:table-cell table:style-name="ce4" table:formula="of:=+[.C1449]*([.$D$5]/100)" office:value-type="float" office:value="1.57514056628605" calcext:value-type="float">
            <text:p>2</text:p>
          </table:table-cell>
          <table:table-cell table:style-name="ce4" table:formula="of:=+[.C1449]*[.E1448]/[.C1448]" office:value-type="float" office:value="1.75015618476227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442</text:p>
          </table:table-cell>
          <table:table-cell table:style-name="ce4" table:formula="of:=+[.C1449]-[.E1449]+[.D1449]" office:value-type="float" office:value="34.8281080767694" calcext:value-type="float">
            <text:p>35</text:p>
          </table:table-cell>
          <table:table-cell table:style-name="ce4" table:formula="of:=+[.C1450]*([.$D$5]/100)" office:value-type="float" office:value="1.56726486345462" calcext:value-type="float">
            <text:p>2</text:p>
          </table:table-cell>
          <table:table-cell table:style-name="ce4" table:formula="of:=+[.C1450]*[.E1449]/[.C1449]" office:value-type="float" office:value="1.74140540383846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443</text:p>
          </table:table-cell>
          <table:table-cell table:style-name="ce4" table:formula="of:=+[.C1450]-[.E1450]+[.D1450]" office:value-type="float" office:value="34.6539675363855" calcext:value-type="float">
            <text:p>35</text:p>
          </table:table-cell>
          <table:table-cell table:style-name="ce4" table:formula="of:=+[.C1451]*([.$D$5]/100)" office:value-type="float" office:value="1.55942853913735" calcext:value-type="float">
            <text:p>2</text:p>
          </table:table-cell>
          <table:table-cell table:style-name="ce4" table:formula="of:=+[.C1451]*[.E1450]/[.C1450]" office:value-type="float" office:value="1.73269837681927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444</text:p>
          </table:table-cell>
          <table:table-cell table:style-name="ce4" table:formula="of:=+[.C1451]-[.E1451]+[.D1451]" office:value-type="float" office:value="34.4806976987036" calcext:value-type="float">
            <text:p>34</text:p>
          </table:table-cell>
          <table:table-cell table:style-name="ce4" table:formula="of:=+[.C1452]*([.$D$5]/100)" office:value-type="float" office:value="1.55163139644166" calcext:value-type="float">
            <text:p>2</text:p>
          </table:table-cell>
          <table:table-cell table:style-name="ce4" table:formula="of:=+[.C1452]*[.E1451]/[.C1451]" office:value-type="float" office:value="1.72403488493517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445</text:p>
          </table:table-cell>
          <table:table-cell table:style-name="ce4" table:formula="of:=+[.C1452]-[.E1452]+[.D1452]" office:value-type="float" office:value="34.3082942102101" calcext:value-type="float">
            <text:p>34</text:p>
          </table:table-cell>
          <table:table-cell table:style-name="ce4" table:formula="of:=+[.C1453]*([.$D$5]/100)" office:value-type="float" office:value="1.54387323945945" calcext:value-type="float">
            <text:p>2</text:p>
          </table:table-cell>
          <table:table-cell table:style-name="ce4" table:formula="of:=+[.C1453]*[.E1452]/[.C1452]" office:value-type="float" office:value="1.7154147105105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446</text:p>
          </table:table-cell>
          <table:table-cell table:style-name="ce4" table:formula="of:=+[.C1453]-[.E1453]+[.D1453]" office:value-type="float" office:value="34.1367527391591" calcext:value-type="float">
            <text:p>34</text:p>
          </table:table-cell>
          <table:table-cell table:style-name="ce4" table:formula="of:=+[.C1454]*([.$D$5]/100)" office:value-type="float" office:value="1.53615387326216" calcext:value-type="float">
            <text:p>2</text:p>
          </table:table-cell>
          <table:table-cell table:style-name="ce4" table:formula="of:=+[.C1454]*[.E1453]/[.C1453]" office:value-type="float" office:value="1.70683763695795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447</text:p>
          </table:table-cell>
          <table:table-cell table:style-name="ce4" table:formula="of:=+[.C1454]-[.E1454]+[.D1454]" office:value-type="float" office:value="33.9660689754633" calcext:value-type="float">
            <text:p>34</text:p>
          </table:table-cell>
          <table:table-cell table:style-name="ce4" table:formula="of:=+[.C1455]*([.$D$5]/100)" office:value-type="float" office:value="1.52847310389585" calcext:value-type="float">
            <text:p>2</text:p>
          </table:table-cell>
          <table:table-cell table:style-name="ce4" table:formula="of:=+[.C1455]*[.E1454]/[.C1454]" office:value-type="float" office:value="1.69830344877316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448</text:p>
          </table:table-cell>
          <table:table-cell table:style-name="ce4" table:formula="of:=+[.C1455]-[.E1455]+[.D1455]" office:value-type="float" office:value="33.796238630586" calcext:value-type="float">
            <text:p>34</text:p>
          </table:table-cell>
          <table:table-cell table:style-name="ce4" table:formula="of:=+[.C1456]*([.$D$5]/100)" office:value-type="float" office:value="1.52083073837637" calcext:value-type="float">
            <text:p>2</text:p>
          </table:table-cell>
          <table:table-cell table:style-name="ce4" table:formula="of:=+[.C1456]*[.E1455]/[.C1455]" office:value-type="float" office:value="1.68981193152929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449</text:p>
          </table:table-cell>
          <table:table-cell table:style-name="ce4" table:formula="of:=+[.C1456]-[.E1456]+[.D1456]" office:value-type="float" office:value="33.627257437433" calcext:value-type="float">
            <text:p>34</text:p>
          </table:table-cell>
          <table:table-cell table:style-name="ce4" table:formula="of:=+[.C1457]*([.$D$5]/100)" office:value-type="float" office:value="1.51322658468449" calcext:value-type="float">
            <text:p>2</text:p>
          </table:table-cell>
          <table:table-cell table:style-name="ce4" table:formula="of:=+[.C1457]*[.E1456]/[.C1456]" office:value-type="float" office:value="1.68136287187165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450</text:p>
          </table:table-cell>
          <table:table-cell table:style-name="ce4" table:formula="of:=+[.C1457]-[.E1457]+[.D1457]" office:value-type="float" office:value="33.4591211502459" calcext:value-type="float">
            <text:p>33</text:p>
          </table:table-cell>
          <table:table-cell table:style-name="ce4" table:formula="of:=+[.C1458]*([.$D$5]/100)" office:value-type="float" office:value="1.50566045176106" calcext:value-type="float">
            <text:p>2</text:p>
          </table:table-cell>
          <table:table-cell table:style-name="ce4" table:formula="of:=+[.C1458]*[.E1457]/[.C1457]" office:value-type="float" office:value="1.67295605751229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451</text:p>
          </table:table-cell>
          <table:table-cell table:style-name="ce4" table:formula="of:=+[.C1458]-[.E1458]+[.D1458]" office:value-type="float" office:value="33.2918255444947" calcext:value-type="float">
            <text:p>33</text:p>
          </table:table-cell>
          <table:table-cell table:style-name="ce4" table:formula="of:=+[.C1459]*([.$D$5]/100)" office:value-type="float" office:value="1.49813214950226" calcext:value-type="float">
            <text:p>1</text:p>
          </table:table-cell>
          <table:table-cell table:style-name="ce4" table:formula="of:=+[.C1459]*[.E1458]/[.C1458]" office:value-type="float" office:value="1.66459127722473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452</text:p>
          </table:table-cell>
          <table:table-cell table:style-name="ce4" table:formula="of:=+[.C1459]-[.E1459]+[.D1459]" office:value-type="float" office:value="33.1253664167722" calcext:value-type="float">
            <text:p>33</text:p>
          </table:table-cell>
          <table:table-cell table:style-name="ce4" table:formula="of:=+[.C1460]*([.$D$5]/100)" office:value-type="float" office:value="1.49064148875475" calcext:value-type="float">
            <text:p>1</text:p>
          </table:table-cell>
          <table:table-cell table:style-name="ce4" table:formula="of:=+[.C1460]*[.E1459]/[.C1459]" office:value-type="float" office:value="1.6562683208386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453</text:p>
          </table:table-cell>
          <table:table-cell table:style-name="ce4" table:formula="of:=+[.C1460]-[.E1460]+[.D1460]" office:value-type="float" office:value="32.9597395846883" calcext:value-type="float">
            <text:p>33</text:p>
          </table:table-cell>
          <table:table-cell table:style-name="ce4" table:formula="of:=+[.C1461]*([.$D$5]/100)" office:value-type="float" office:value="1.48318828131098" calcext:value-type="float">
            <text:p>1</text:p>
          </table:table-cell>
          <table:table-cell table:style-name="ce4" table:formula="of:=+[.C1461]*[.E1460]/[.C1460]" office:value-type="float" office:value="1.64798697923441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454</text:p>
          </table:table-cell>
          <table:table-cell table:style-name="ce4" table:formula="of:=+[.C1461]-[.E1461]+[.D1461]" office:value-type="float" office:value="32.7949408867649" calcext:value-type="float">
            <text:p>33</text:p>
          </table:table-cell>
          <table:table-cell table:style-name="ce4" table:formula="of:=+[.C1462]*([.$D$5]/100)" office:value-type="float" office:value="1.47577233990442" calcext:value-type="float">
            <text:p>1</text:p>
          </table:table-cell>
          <table:table-cell table:style-name="ce4" table:formula="of:=+[.C1462]*[.E1461]/[.C1461]" office:value-type="float" office:value="1.63974704433824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455</text:p>
          </table:table-cell>
          <table:table-cell table:style-name="ce4" table:formula="of:=+[.C1462]-[.E1462]+[.D1462]" office:value-type="float" office:value="32.6309661823311" calcext:value-type="float">
            <text:p>33</text:p>
          </table:table-cell>
          <table:table-cell table:style-name="ce4" table:formula="of:=+[.C1463]*([.$D$5]/100)" office:value-type="float" office:value="1.4683934782049" calcext:value-type="float">
            <text:p>1</text:p>
          </table:table-cell>
          <table:table-cell table:style-name="ce4" table:formula="of:=+[.C1463]*[.E1462]/[.C1462]" office:value-type="float" office:value="1.63154830911655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456</text:p>
          </table:table-cell>
          <table:table-cell table:style-name="ce4" table:formula="of:=+[.C1463]-[.E1463]+[.D1463]" office:value-type="float" office:value="32.4678113514194" calcext:value-type="float">
            <text:p>32</text:p>
          </table:table-cell>
          <table:table-cell table:style-name="ce4" table:formula="of:=+[.C1464]*([.$D$5]/100)" office:value-type="float" office:value="1.46105151081387" calcext:value-type="float">
            <text:p>1</text:p>
          </table:table-cell>
          <table:table-cell table:style-name="ce4" table:formula="of:=+[.C1464]*[.E1463]/[.C1463]" office:value-type="float" office:value="1.62339056757096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457</text:p>
          </table:table-cell>
          <table:table-cell table:style-name="ce4" table:formula="of:=+[.C1464]-[.E1464]+[.D1464]" office:value-type="float" office:value="32.3054722946623" calcext:value-type="float">
            <text:p>32</text:p>
          </table:table-cell>
          <table:table-cell table:style-name="ce4" table:formula="of:=+[.C1465]*([.$D$5]/100)" office:value-type="float" office:value="1.45374625325981" calcext:value-type="float">
            <text:p>1</text:p>
          </table:table-cell>
          <table:table-cell table:style-name="ce4" table:formula="of:=+[.C1465]*[.E1464]/[.C1464]" office:value-type="float" office:value="1.61527361473311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es 1458</text:p>
          </table:table-cell>
          <table:table-cell table:style-name="ce4" table:formula="of:=+[.C1465]-[.E1465]+[.D1465]" office:value-type="float" office:value="32.143944933189" calcext:value-type="float">
            <text:p>32</text:p>
          </table:table-cell>
          <table:table-cell table:style-name="ce4" table:formula="of:=+[.C1466]*([.$D$5]/100)" office:value-type="float" office:value="1.44647752199351" calcext:value-type="float">
            <text:p>1</text:p>
          </table:table-cell>
          <table:table-cell table:style-name="ce4" table:formula="of:=+[.C1466]*[.E1465]/[.C1465]" office:value-type="float" office:value="1.60719724665945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GADO</text:p>
          </table:table-cell>
          <table:table-cell table:style-name="ce4" table:formula="of:=+SUM([.E9:.E1466])" office:value-type="float" office:value="477180.167747914" calcext:value-type="float">
            <text:p>47718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ANCELADO</text:p>
          </table:table-cell>
          <table:table-cell table:style-name="ce4" table:formula="of:=+[.C9]-[.C1466]" office:value-type="float" office:value="49967.8560550668" calcext:value-type="float">
            <text:p>49968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"/>
          <table:table-cell table:number-columns-repeated="1021"/>
        </table:table-row>
        <table:table-row table:style-name="ro1" table:number-rows-repeated="104710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11" loext:min-decimal-places="11" number:min-integer-digits="1"/>
    </number:number-style>
    <number:number-style style:name="N109">
      <number:number number:decimal-places="12" loext:min-decimal-places="12" number:min-integer-digits="1"/>
    </number:number-style>
    <number:number-style style:name="N110">
      <number:number number:decimal-places="13" loext:min-decimal-places="13" number:min-integer-digits="1"/>
    </number:number-style>
    <number:number-style style:name="N111">
      <number:number number:decimal-places="14" loext:min-decimal-places="14" number:min-integer-digits="1"/>
    </number:number-style>
    <number:number-style style:name="N112">
      <number:number number:decimal-places="15" loext:min-decimal-places="15" number:min-integer-digits="1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ext-properties fo:color="#006600" fo:font-size="10pt" fo:font-style="normal" fo:font-weight="normal"/>
    </style:style>
    <style:style style:name="Neutral" style:family="table-cell" style:parent-style-name="Status">
      <style:text-properties fo:color="#996600" fo:font-size="10pt" fo:font-style="normal" fo:font-weight="normal"/>
    </style:style>
    <style:style style:name="Bad" style:family="table-cell" style:parent-style-name="Status"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ext-properties fo:color="#ffffff" fo:font-size="10pt" fo:font-style="normal" fo:font-weight="normal"/>
    </style:style>
    <style:style style:name="Accent_20_3" style:display-name="Accent 3" style:family="table-cell" style:parent-style-name="Accent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9">00/00/0000</text:date>, <text:time style:data-style-name="N2" text:time-value="11:25:00.6597040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13:39:58.132107679</meta:creation-date>
    <dc:date>2018-05-09T11:39:34.858586277</dc:date>
    <meta:editing-duration>PT1H48M45S</meta:editing-duration>
    <meta:editing-cycles>13</meta:editing-cycles>
    <meta:generator>LibreOffice/6.0.3.2$Linux_X86_64 LibreOffice_project/00m0$Build-2</meta:generator>
    <meta:document-statistic meta:table-count="1" meta:cell-count="584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028cm" svg:height="15.389cm" xlink:href=".." xlink:type="simple" chart:class="chart:bar" chart:style-name="ch1">
        <chart:title svg:x="9.721cm" svg:y="0.443cm" chart:style-name="ch2">
          <text:p>Evolución de la Deuda</text:p>
        </chart:title>
        <chart:legend chart:legend-position="bottom" svg:x="9.12cm" svg:y="14.79cm" style:legend-expansion="wide" chart:style-name="ch3"/>
        <chart:plot-area chart:style-name="ch4" table:cell-range-address="Sheet1.B8:Sheet1.E14" chart:data-source-has-labels="both" svg:x="0.48cm" svg:y="1.529cm" svg:width="23.068cm" svg:height="12.77cm">
          <chartooo:coordinate-region svg:x="1.657cm" svg:y="1.729cm" svg:width="21.891cm" svg:height="11.923cm"/>
          <chart:axis chart:dimension="x" chart:name="primary-x" chart:style-name="ch5" chartooo:axis-type="auto">
            <chartooo:date-scale/>
            <chart:categories table:cell-range-address="Sheet1.B9:Sheet1.B1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C9:Sheet1.C14" chart:label-cell-address="Sheet1.C8:Sheet1.C8" chart:class="chart:bar">
            <chart:data-point chart:repeated="6"/>
          </chart:series>
          <chart:series chart:style-name="ch9" chart:values-cell-range-address="Sheet1.D9:Sheet1.D14" chart:label-cell-address="Sheet1.D8:Sheet1.D8" chart:class="chart:bar">
            <chart:data-point chart:repeated="6"/>
          </chart:series>
          <chart:series chart:style-name="ch10" chart:values-cell-range-address="Sheet1.E9:Sheet1.E14" chart:label-cell-address="Sheet1.E8:Sheet1.E8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ital</text:p>
                <draw:g>
                  <svg:desc>Sheet1.C8:Sheet1.C8</svg:desc>
                </draw:g>
              </table:table-cell>
              <table:table-cell office:value-type="string">
                <text:p>Interés</text:p>
                <draw:g>
                  <svg:desc>Sheet1.D8:Sheet1.D8</svg:desc>
                </draw:g>
              </table:table-cell>
              <table:table-cell office:value-type="string">
                <text:p>Pago Mínimo</text:p>
                <draw:g>
                  <svg:desc>Sheet1.E8:Sheet1.E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es 1</text:p>
                <draw:g>
                  <svg:desc>Sheet1.B9:Sheet1.B14</svg:desc>
                </draw:g>
              </table:table-cell>
              <table:table-cell office:value-type="float" office:value="50000">
                <text:p>50000</text:p>
                <draw:g>
                  <svg:desc>Sheet1.C9:Sheet1.C14</svg:desc>
                </draw:g>
              </table:table-cell>
              <table:table-cell office:value-type="float" office:value="NaN">
                <text:p>NaN</text:p>
                <draw:g>
                  <svg:desc>Sheet1.D9:Sheet1.D14</svg:desc>
                </draw:g>
              </table:table-cell>
              <table:table-cell office:value-type="float" office:value="2500">
                <text:p>2500</text:p>
                <draw:g>
                  <svg:desc>Sheet1.E9:Sheet1.E14</svg:desc>
                </draw:g>
              </table:table-cell>
            </table:table-row>
            <table:table-row>
              <table:table-cell office:value-type="string">
                <text:p>Mes 2</text:p>
              </table:table-cell>
              <table:table-cell office:value-type="float" office:value="47500">
                <text:p>47500</text:p>
              </table:table-cell>
              <table:table-cell office:value-type="float" office:value="2137.5">
                <text:p>2137.5</text:p>
              </table:table-cell>
              <table:table-cell office:value-type="float" office:value="2375">
                <text:p>2375</text:p>
              </table:table-cell>
            </table:table-row>
            <table:table-row>
              <table:table-cell office:value-type="string">
                <text:p>Mes 3</text:p>
              </table:table-cell>
              <table:table-cell office:value-type="float" office:value="47262.5">
                <text:p>47262.5</text:p>
              </table:table-cell>
              <table:table-cell office:value-type="float" office:value="2126.8125">
                <text:p>2126.8125</text:p>
              </table:table-cell>
              <table:table-cell office:value-type="float" office:value="2363.125">
                <text:p>2363.125</text:p>
              </table:table-cell>
            </table:table-row>
            <table:table-row>
              <table:table-cell office:value-type="string">
                <text:p>Mes 4</text:p>
              </table:table-cell>
              <table:table-cell office:value-type="float" office:value="47026.1875">
                <text:p>47026.1875</text:p>
              </table:table-cell>
              <table:table-cell office:value-type="float" office:value="2116.1784375">
                <text:p>2116.1784375</text:p>
              </table:table-cell>
              <table:table-cell office:value-type="float" office:value="2351.309375">
                <text:p>2351.309375</text:p>
              </table:table-cell>
            </table:table-row>
            <table:table-row>
              <table:table-cell office:value-type="string">
                <text:p>Mes 5</text:p>
              </table:table-cell>
              <table:table-cell office:value-type="float" office:value="46791.0565625">
                <text:p>46791.0565625</text:p>
              </table:table-cell>
              <table:table-cell office:value-type="float" office:value="2105.5975453125">
                <text:p>2105.5975453125</text:p>
              </table:table-cell>
              <table:table-cell office:value-type="float" office:value="2339.552828125">
                <text:p>2339.552828125</text:p>
              </table:table-cell>
            </table:table-row>
            <table:table-row>
              <table:table-cell office:value-type="string">
                <text:p>Mes 6</text:p>
              </table:table-cell>
              <table:table-cell office:value-type="float" office:value="46557.1012796875">
                <text:p>46557.1012796875</text:p>
              </table:table-cell>
              <table:table-cell office:value-type="float" office:value="2095.06955758594">
                <text:p>2095.06955758594</text:p>
              </table:table-cell>
              <table:table-cell office:value-type="float" office:value="2327.85506398437">
                <text:p>2327.855063984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